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500755212" calcext:value-type="float">
            <text:p>1500755212</text:p>
          </table:table-cell>
          <table:table-cell office:value-type="float" office:value="1500755199" calcext:value-type="float">
            <text:p>1500755199</text:p>
          </table:table-cell>
          <table:table-cell table:formula="of:=[.A1]-[.B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5239" calcext:value-type="float">
            <text:p>1500755239</text:p>
          </table:table-cell>
          <table:table-cell office:value-type="float" office:value="1500755212" calcext:value-type="float">
            <text:p>1500755212</text:p>
          </table:table-cell>
          <table:table-cell table:formula="of:=[.A2]-[.B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55270" calcext:value-type="float">
            <text:p>1500755270</text:p>
          </table:table-cell>
          <table:table-cell office:value-type="float" office:value="1500755239" calcext:value-type="float">
            <text:p>1500755239</text:p>
          </table:table-cell>
          <table:table-cell table:formula="of:=[.A3]-[.B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55280" calcext:value-type="float">
            <text:p>1500755280</text:p>
          </table:table-cell>
          <table:table-cell office:value-type="float" office:value="1500755270" calcext:value-type="float">
            <text:p>1500755270</text:p>
          </table:table-cell>
          <table:table-cell table:formula="of:=[.A4]-[.B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55289" calcext:value-type="float">
            <text:p>1500755289</text:p>
          </table:table-cell>
          <table:table-cell office:value-type="float" office:value="1500755280" calcext:value-type="float">
            <text:p>1500755280</text:p>
          </table:table-cell>
          <table:table-cell table:formula="of:=[.A5]-[.B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5320" calcext:value-type="float">
            <text:p>1500755320</text:p>
          </table:table-cell>
          <table:table-cell office:value-type="float" office:value="1500755289" calcext:value-type="float">
            <text:p>1500755289</text:p>
          </table:table-cell>
          <table:table-cell table:formula="of:=[.A6]-[.B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55324" calcext:value-type="float">
            <text:p>1500755324</text:p>
          </table:table-cell>
          <table:table-cell office:value-type="float" office:value="1500755320" calcext:value-type="float">
            <text:p>1500755320</text:p>
          </table:table-cell>
          <table:table-cell table:formula="of:=[.A7]-[.B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55345" calcext:value-type="float">
            <text:p>1500755345</text:p>
          </table:table-cell>
          <table:table-cell office:value-type="float" office:value="1500755324" calcext:value-type="float">
            <text:p>1500755324</text:p>
          </table:table-cell>
          <table:table-cell table:formula="of:=[.A8]-[.B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55348" calcext:value-type="float">
            <text:p>1500755348</text:p>
          </table:table-cell>
          <table:table-cell office:value-type="float" office:value="1500755345" calcext:value-type="float">
            <text:p>1500755345</text:p>
          </table:table-cell>
          <table:table-cell table:formula="of:=[.A9]-[.B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55365" calcext:value-type="float">
            <text:p>1500755365</text:p>
          </table:table-cell>
          <table:table-cell office:value-type="float" office:value="1500755348" calcext:value-type="float">
            <text:p>1500755348</text:p>
          </table:table-cell>
          <table:table-cell table:formula="of:=[.A10]-[.B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55375" calcext:value-type="float">
            <text:p>1500755375</text:p>
          </table:table-cell>
          <table:table-cell office:value-type="float" office:value="1500755365" calcext:value-type="float">
            <text:p>1500755365</text:p>
          </table:table-cell>
          <table:table-cell table:formula="of:=[.A11]-[.B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58710" calcext:value-type="float">
            <text:p>1500758710</text:p>
          </table:table-cell>
          <table:table-cell office:value-type="float" office:value="1500755375" calcext:value-type="float">
            <text:p>1500755375</text:p>
          </table:table-cell>
          <table:table-cell table:formula="of:=[.A12]-[.B12]"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500758723" calcext:value-type="float">
            <text:p>1500758723</text:p>
          </table:table-cell>
          <table:table-cell office:value-type="float" office:value="1500758710" calcext:value-type="float">
            <text:p>1500758710</text:p>
          </table:table-cell>
          <table:table-cell table:formula="of:=[.A13]-[.B1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8747" calcext:value-type="float">
            <text:p>1500758747</text:p>
          </table:table-cell>
          <table:table-cell office:value-type="float" office:value="1500758723" calcext:value-type="float">
            <text:p>1500758723</text:p>
          </table:table-cell>
          <table:table-cell table:formula="of:=[.A14]-[.B1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58754" calcext:value-type="float">
            <text:p>1500758754</text:p>
          </table:table-cell>
          <table:table-cell office:value-type="float" office:value="1500758747" calcext:value-type="float">
            <text:p>1500758747</text:p>
          </table:table-cell>
          <table:table-cell table:formula="of:=[.A15]-[.B1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8767" calcext:value-type="float">
            <text:p>1500758767</text:p>
          </table:table-cell>
          <table:table-cell office:value-type="float" office:value="1500758754" calcext:value-type="float">
            <text:p>1500758754</text:p>
          </table:table-cell>
          <table:table-cell table:formula="of:=[.A16]-[.B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8789" calcext:value-type="float">
            <text:p>1500758789</text:p>
          </table:table-cell>
          <table:table-cell office:value-type="float" office:value="1500758767" calcext:value-type="float">
            <text:p>1500758767</text:p>
          </table:table-cell>
          <table:table-cell table:formula="of:=[.A17]-[.B1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58791" calcext:value-type="float">
            <text:p>1500758791</text:p>
          </table:table-cell>
          <table:table-cell office:value-type="float" office:value="1500758789" calcext:value-type="float">
            <text:p>1500758789</text:p>
          </table:table-cell>
          <table:table-cell table:formula="of:=[.A18]-[.B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8809" calcext:value-type="float">
            <text:p>1500758809</text:p>
          </table:table-cell>
          <table:table-cell office:value-type="float" office:value="1500758791" calcext:value-type="float">
            <text:p>1500758791</text:p>
          </table:table-cell>
          <table:table-cell table:formula="of:=[.A19]-[.B1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8814" calcext:value-type="float">
            <text:p>1500758814</text:p>
          </table:table-cell>
          <table:table-cell office:value-type="float" office:value="1500758809" calcext:value-type="float">
            <text:p>1500758809</text:p>
          </table:table-cell>
          <table:table-cell table:formula="of:=[.A20]-[.B2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8824" calcext:value-type="float">
            <text:p>1500758824</text:p>
          </table:table-cell>
          <table:table-cell office:value-type="float" office:value="1500758814" calcext:value-type="float">
            <text:p>1500758814</text:p>
          </table:table-cell>
          <table:table-cell table:formula="of:=[.A21]-[.B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58848" calcext:value-type="float">
            <text:p>1500758848</text:p>
          </table:table-cell>
          <table:table-cell office:value-type="float" office:value="1500758824" calcext:value-type="float">
            <text:p>1500758824</text:p>
          </table:table-cell>
          <table:table-cell table:formula="of:=[.A22]-[.B2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58862" calcext:value-type="float">
            <text:p>1500758862</text:p>
          </table:table-cell>
          <table:table-cell office:value-type="float" office:value="1500758848" calcext:value-type="float">
            <text:p>1500758848</text:p>
          </table:table-cell>
          <table:table-cell table:formula="of:=[.A23]-[.B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8881" calcext:value-type="float">
            <text:p>1500758881</text:p>
          </table:table-cell>
          <table:table-cell office:value-type="float" office:value="1500758862" calcext:value-type="float">
            <text:p>1500758862</text:p>
          </table:table-cell>
          <table:table-cell table:formula="of:=[.A24]-[.B2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58895" calcext:value-type="float">
            <text:p>1500758895</text:p>
          </table:table-cell>
          <table:table-cell office:value-type="float" office:value="1500758881" calcext:value-type="float">
            <text:p>1500758881</text:p>
          </table:table-cell>
          <table:table-cell table:formula="of:=[.A25]-[.B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8906" calcext:value-type="float">
            <text:p>1500758906</text:p>
          </table:table-cell>
          <table:table-cell office:value-type="float" office:value="1500758895" calcext:value-type="float">
            <text:p>1500758895</text:p>
          </table:table-cell>
          <table:table-cell table:formula="of:=[.A26]-[.B2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58924" calcext:value-type="float">
            <text:p>1500758924</text:p>
          </table:table-cell>
          <table:table-cell office:value-type="float" office:value="1500758906" calcext:value-type="float">
            <text:p>1500758906</text:p>
          </table:table-cell>
          <table:table-cell table:formula="of:=[.A27]-[.B2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8935" calcext:value-type="float">
            <text:p>1500758935</text:p>
          </table:table-cell>
          <table:table-cell office:value-type="float" office:value="1500758924" calcext:value-type="float">
            <text:p>1500758924</text:p>
          </table:table-cell>
          <table:table-cell table:formula="of:=[.A28]-[.B2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58939" calcext:value-type="float">
            <text:p>1500758939</text:p>
          </table:table-cell>
          <table:table-cell office:value-type="float" office:value="1500758935" calcext:value-type="float">
            <text:p>1500758935</text:p>
          </table:table-cell>
          <table:table-cell table:formula="of:=[.A29]-[.B2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58963" calcext:value-type="float">
            <text:p>1500758963</text:p>
          </table:table-cell>
          <table:table-cell office:value-type="float" office:value="1500758939" calcext:value-type="float">
            <text:p>1500758939</text:p>
          </table:table-cell>
          <table:table-cell table:formula="of:=[.A30]-[.B3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58972" calcext:value-type="float">
            <text:p>1500758972</text:p>
          </table:table-cell>
          <table:table-cell office:value-type="float" office:value="1500758963" calcext:value-type="float">
            <text:p>1500758963</text:p>
          </table:table-cell>
          <table:table-cell table:formula="of:=[.A31]-[.B3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8979" calcext:value-type="float">
            <text:p>1500758979</text:p>
          </table:table-cell>
          <table:table-cell office:value-type="float" office:value="1500758972" calcext:value-type="float">
            <text:p>1500758972</text:p>
          </table:table-cell>
          <table:table-cell table:formula="of:=[.A32]-[.B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9080" calcext:value-type="float">
            <text:p>1500759080</text:p>
          </table:table-cell>
          <table:table-cell office:value-type="float" office:value="1500758979" calcext:value-type="float">
            <text:p>1500758979</text:p>
          </table:table-cell>
          <table:table-cell table:formula="of:=[.A33]-[.B3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00759093" calcext:value-type="float">
            <text:p>1500759093</text:p>
          </table:table-cell>
          <table:table-cell office:value-type="float" office:value="1500759080" calcext:value-type="float">
            <text:p>1500759080</text:p>
          </table:table-cell>
          <table:table-cell table:formula="of:=[.A34]-[.B3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9101" calcext:value-type="float">
            <text:p>1500759101</text:p>
          </table:table-cell>
          <table:table-cell office:value-type="float" office:value="1500759093" calcext:value-type="float">
            <text:p>1500759093</text:p>
          </table:table-cell>
          <table:table-cell table:formula="of:=[.A35]-[.B3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117" calcext:value-type="float">
            <text:p>1500759117</text:p>
          </table:table-cell>
          <table:table-cell office:value-type="float" office:value="1500759101" calcext:value-type="float">
            <text:p>1500759101</text:p>
          </table:table-cell>
          <table:table-cell table:formula="of:=[.A36]-[.B3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59119" calcext:value-type="float">
            <text:p>1500759119</text:p>
          </table:table-cell>
          <table:table-cell office:value-type="float" office:value="1500759117" calcext:value-type="float">
            <text:p>1500759117</text:p>
          </table:table-cell>
          <table:table-cell table:formula="of:=[.A37]-[.B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123" calcext:value-type="float">
            <text:p>1500759123</text:p>
          </table:table-cell>
          <table:table-cell office:value-type="float" office:value="1500759119" calcext:value-type="float">
            <text:p>1500759119</text:p>
          </table:table-cell>
          <table:table-cell table:formula="of:=[.A38]-[.B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59141" calcext:value-type="float">
            <text:p>1500759141</text:p>
          </table:table-cell>
          <table:table-cell office:value-type="float" office:value="1500759123" calcext:value-type="float">
            <text:p>1500759123</text:p>
          </table:table-cell>
          <table:table-cell table:formula="of:=[.A39]-[.B3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9143" calcext:value-type="float">
            <text:p>1500759143</text:p>
          </table:table-cell>
          <table:table-cell office:value-type="float" office:value="1500759141" calcext:value-type="float">
            <text:p>1500759141</text:p>
          </table:table-cell>
          <table:table-cell table:formula="of:=[.A40]-[.B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174" calcext:value-type="float">
            <text:p>1500759174</text:p>
          </table:table-cell>
          <table:table-cell office:value-type="float" office:value="1500759143" calcext:value-type="float">
            <text:p>1500759143</text:p>
          </table:table-cell>
          <table:table-cell table:formula="of:=[.A41]-[.B4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59183" calcext:value-type="float">
            <text:p>1500759183</text:p>
          </table:table-cell>
          <table:table-cell office:value-type="float" office:value="1500759174" calcext:value-type="float">
            <text:p>1500759174</text:p>
          </table:table-cell>
          <table:table-cell table:formula="of:=[.A42]-[.B4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9190" calcext:value-type="float">
            <text:p>1500759190</text:p>
          </table:table-cell>
          <table:table-cell office:value-type="float" office:value="1500759183" calcext:value-type="float">
            <text:p>1500759183</text:p>
          </table:table-cell>
          <table:table-cell table:formula="of:=[.A43]-[.B4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9198" calcext:value-type="float">
            <text:p>1500759198</text:p>
          </table:table-cell>
          <table:table-cell office:value-type="float" office:value="1500759190" calcext:value-type="float">
            <text:p>1500759190</text:p>
          </table:table-cell>
          <table:table-cell table:formula="of:=[.A44]-[.B4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215" calcext:value-type="float">
            <text:p>1500759215</text:p>
          </table:table-cell>
          <table:table-cell office:value-type="float" office:value="1500759198" calcext:value-type="float">
            <text:p>1500759198</text:p>
          </table:table-cell>
          <table:table-cell table:formula="of:=[.A45]-[.B4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59218" calcext:value-type="float">
            <text:p>1500759218</text:p>
          </table:table-cell>
          <table:table-cell office:value-type="float" office:value="1500759215" calcext:value-type="float">
            <text:p>1500759215</text:p>
          </table:table-cell>
          <table:table-cell table:formula="of:=[.A46]-[.B4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59255" calcext:value-type="float">
            <text:p>1500759255</text:p>
          </table:table-cell>
          <table:table-cell office:value-type="float" office:value="1500759218" calcext:value-type="float">
            <text:p>1500759218</text:p>
          </table:table-cell>
          <table:table-cell table:formula="of:=[.A47]-[.B4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59300" calcext:value-type="float">
            <text:p>1500759300</text:p>
          </table:table-cell>
          <table:table-cell office:value-type="float" office:value="1500759255" calcext:value-type="float">
            <text:p>1500759255</text:p>
          </table:table-cell>
          <table:table-cell table:formula="of:=[.A48]-[.B48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59322" calcext:value-type="float">
            <text:p>1500759322</text:p>
          </table:table-cell>
          <table:table-cell office:value-type="float" office:value="1500759300" calcext:value-type="float">
            <text:p>1500759300</text:p>
          </table:table-cell>
          <table:table-cell table:formula="of:=[.A49]-[.B4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59330" calcext:value-type="float">
            <text:p>1500759330</text:p>
          </table:table-cell>
          <table:table-cell office:value-type="float" office:value="1500759322" calcext:value-type="float">
            <text:p>1500759322</text:p>
          </table:table-cell>
          <table:table-cell table:formula="of:=[.A50]-[.B5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335" calcext:value-type="float">
            <text:p>1500759335</text:p>
          </table:table-cell>
          <table:table-cell office:value-type="float" office:value="1500759330" calcext:value-type="float">
            <text:p>1500759330</text:p>
          </table:table-cell>
          <table:table-cell table:formula="of:=[.A51]-[.B5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349" calcext:value-type="float">
            <text:p>1500759349</text:p>
          </table:table-cell>
          <table:table-cell office:value-type="float" office:value="1500759335" calcext:value-type="float">
            <text:p>1500759335</text:p>
          </table:table-cell>
          <table:table-cell table:formula="of:=[.A52]-[.B5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9364" calcext:value-type="float">
            <text:p>1500759364</text:p>
          </table:table-cell>
          <table:table-cell office:value-type="float" office:value="1500759349" calcext:value-type="float">
            <text:p>1500759349</text:p>
          </table:table-cell>
          <table:table-cell table:formula="of:=[.A53]-[.B5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59366" calcext:value-type="float">
            <text:p>1500759366</text:p>
          </table:table-cell>
          <table:table-cell office:value-type="float" office:value="1500759364" calcext:value-type="float">
            <text:p>1500759364</text:p>
          </table:table-cell>
          <table:table-cell table:formula="of:=[.A54]-[.B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375" calcext:value-type="float">
            <text:p>1500759375</text:p>
          </table:table-cell>
          <table:table-cell office:value-type="float" office:value="1500759366" calcext:value-type="float">
            <text:p>1500759366</text:p>
          </table:table-cell>
          <table:table-cell table:formula="of:=[.A55]-[.B5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9463" calcext:value-type="float">
            <text:p>1500759463</text:p>
          </table:table-cell>
          <table:table-cell office:value-type="float" office:value="1500759375" calcext:value-type="float">
            <text:p>1500759375</text:p>
          </table:table-cell>
          <table:table-cell table:formula="of:=[.A56]-[.B56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00759488" calcext:value-type="float">
            <text:p>1500759488</text:p>
          </table:table-cell>
          <table:table-cell office:value-type="float" office:value="1500759463" calcext:value-type="float">
            <text:p>1500759463</text:p>
          </table:table-cell>
          <table:table-cell table:formula="of:=[.A57]-[.B5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59531" calcext:value-type="float">
            <text:p>1500759531</text:p>
          </table:table-cell>
          <table:table-cell office:value-type="float" office:value="1500759488" calcext:value-type="float">
            <text:p>1500759488</text:p>
          </table:table-cell>
          <table:table-cell table:formula="of:=[.A58]-[.B5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59594" calcext:value-type="float">
            <text:p>1500759594</text:p>
          </table:table-cell>
          <table:table-cell office:value-type="float" office:value="1500759531" calcext:value-type="float">
            <text:p>1500759531</text:p>
          </table:table-cell>
          <table:table-cell table:formula="of:=[.A59]-[.B5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759597" calcext:value-type="float">
            <text:p>1500759597</text:p>
          </table:table-cell>
          <table:table-cell office:value-type="float" office:value="1500759594" calcext:value-type="float">
            <text:p>1500759594</text:p>
          </table:table-cell>
          <table:table-cell table:formula="of:=[.A60]-[.B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59602" calcext:value-type="float">
            <text:p>1500759602</text:p>
          </table:table-cell>
          <table:table-cell office:value-type="float" office:value="1500759597" calcext:value-type="float">
            <text:p>1500759597</text:p>
          </table:table-cell>
          <table:table-cell table:formula="of:=[.A61]-[.B6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609" calcext:value-type="float">
            <text:p>1500759609</text:p>
          </table:table-cell>
          <table:table-cell office:value-type="float" office:value="1500759602" calcext:value-type="float">
            <text:p>1500759602</text:p>
          </table:table-cell>
          <table:table-cell table:formula="of:=[.A62]-[.B6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9623" calcext:value-type="float">
            <text:p>1500759623</text:p>
          </table:table-cell>
          <table:table-cell office:value-type="float" office:value="1500759609" calcext:value-type="float">
            <text:p>1500759609</text:p>
          </table:table-cell>
          <table:table-cell table:formula="of:=[.A63]-[.B6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9635" calcext:value-type="float">
            <text:p>1500759635</text:p>
          </table:table-cell>
          <table:table-cell office:value-type="float" office:value="1500759623" calcext:value-type="float">
            <text:p>1500759623</text:p>
          </table:table-cell>
          <table:table-cell table:formula="of:=[.A64]-[.B6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59646" calcext:value-type="float">
            <text:p>1500759646</text:p>
          </table:table-cell>
          <table:table-cell office:value-type="float" office:value="1500759635" calcext:value-type="float">
            <text:p>1500759635</text:p>
          </table:table-cell>
          <table:table-cell table:formula="of:=[.A65]-[.B6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59692" calcext:value-type="float">
            <text:p>1500759692</text:p>
          </table:table-cell>
          <table:table-cell office:value-type="float" office:value="1500759646" calcext:value-type="float">
            <text:p>1500759646</text:p>
          </table:table-cell>
          <table:table-cell table:formula="of:=[.A66]-[.B66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59700" calcext:value-type="float">
            <text:p>1500759700</text:p>
          </table:table-cell>
          <table:table-cell office:value-type="float" office:value="1500759692" calcext:value-type="float">
            <text:p>1500759692</text:p>
          </table:table-cell>
          <table:table-cell table:formula="of:=[.A67]-[.B6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705" calcext:value-type="float">
            <text:p>1500759705</text:p>
          </table:table-cell>
          <table:table-cell office:value-type="float" office:value="1500759700" calcext:value-type="float">
            <text:p>1500759700</text:p>
          </table:table-cell>
          <table:table-cell table:formula="of:=[.A68]-[.B6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742" calcext:value-type="float">
            <text:p>1500759742</text:p>
          </table:table-cell>
          <table:table-cell office:value-type="float" office:value="1500759705" calcext:value-type="float">
            <text:p>1500759705</text:p>
          </table:table-cell>
          <table:table-cell table:formula="of:=[.A69]-[.B6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59774" calcext:value-type="float">
            <text:p>1500759774</text:p>
          </table:table-cell>
          <table:table-cell office:value-type="float" office:value="1500759742" calcext:value-type="float">
            <text:p>1500759742</text:p>
          </table:table-cell>
          <table:table-cell table:formula="of:=[.A70]-[.B7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59776" calcext:value-type="float">
            <text:p>1500759776</text:p>
          </table:table-cell>
          <table:table-cell office:value-type="float" office:value="1500759774" calcext:value-type="float">
            <text:p>1500759774</text:p>
          </table:table-cell>
          <table:table-cell table:formula="of:=[.A71]-[.B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825" calcext:value-type="float">
            <text:p>1500759825</text:p>
          </table:table-cell>
          <table:table-cell office:value-type="float" office:value="1500759776" calcext:value-type="float">
            <text:p>1500759776</text:p>
          </table:table-cell>
          <table:table-cell table:formula="of:=[.A72]-[.B7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59843" calcext:value-type="float">
            <text:p>1500759843</text:p>
          </table:table-cell>
          <table:table-cell office:value-type="float" office:value="1500759825" calcext:value-type="float">
            <text:p>1500759825</text:p>
          </table:table-cell>
          <table:table-cell table:formula="of:=[.A73]-[.B7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9865" calcext:value-type="float">
            <text:p>1500759865</text:p>
          </table:table-cell>
          <table:table-cell office:value-type="float" office:value="1500759843" calcext:value-type="float">
            <text:p>1500759843</text:p>
          </table:table-cell>
          <table:table-cell table:formula="of:=[.A74]-[.B7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59873" calcext:value-type="float">
            <text:p>1500759873</text:p>
          </table:table-cell>
          <table:table-cell office:value-type="float" office:value="1500759865" calcext:value-type="float">
            <text:p>1500759865</text:p>
          </table:table-cell>
          <table:table-cell table:formula="of:=[.A75]-[.B7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874" calcext:value-type="float">
            <text:p>1500759874</text:p>
          </table:table-cell>
          <table:table-cell office:value-type="float" office:value="1500759873" calcext:value-type="float">
            <text:p>1500759873</text:p>
          </table:table-cell>
          <table:table-cell table:formula="of:=[.A76]-[.B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59913" calcext:value-type="float">
            <text:p>1500759913</text:p>
          </table:table-cell>
          <table:table-cell office:value-type="float" office:value="1500759874" calcext:value-type="float">
            <text:p>1500759874</text:p>
          </table:table-cell>
          <table:table-cell table:formula="of:=[.A77]-[.B7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59914" calcext:value-type="float">
            <text:p>1500759914</text:p>
          </table:table-cell>
          <table:table-cell office:value-type="float" office:value="1500759913" calcext:value-type="float">
            <text:p>1500759913</text:p>
          </table:table-cell>
          <table:table-cell table:formula="of:=[.A78]-[.B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59923" calcext:value-type="float">
            <text:p>1500759923</text:p>
          </table:table-cell>
          <table:table-cell office:value-type="float" office:value="1500759914" calcext:value-type="float">
            <text:p>1500759914</text:p>
          </table:table-cell>
          <table:table-cell table:formula="of:=[.A79]-[.B7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9953" calcext:value-type="float">
            <text:p>1500759953</text:p>
          </table:table-cell>
          <table:table-cell office:value-type="float" office:value="1500759923" calcext:value-type="float">
            <text:p>1500759923</text:p>
          </table:table-cell>
          <table:table-cell table:formula="of:=[.A80]-[.B8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59955" calcext:value-type="float">
            <text:p>1500759955</text:p>
          </table:table-cell>
          <table:table-cell office:value-type="float" office:value="1500759953" calcext:value-type="float">
            <text:p>1500759953</text:p>
          </table:table-cell>
          <table:table-cell table:formula="of:=[.A81]-[.B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960" calcext:value-type="float">
            <text:p>1500759960</text:p>
          </table:table-cell>
          <table:table-cell office:value-type="float" office:value="1500759955" calcext:value-type="float">
            <text:p>1500759955</text:p>
          </table:table-cell>
          <table:table-cell table:formula="of:=[.A82]-[.B8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983" calcext:value-type="float">
            <text:p>1500759983</text:p>
          </table:table-cell>
          <table:table-cell office:value-type="float" office:value="1500759960" calcext:value-type="float">
            <text:p>1500759960</text:p>
          </table:table-cell>
          <table:table-cell table:formula="of:=[.A83]-[.B8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59988" calcext:value-type="float">
            <text:p>1500759988</text:p>
          </table:table-cell>
          <table:table-cell office:value-type="float" office:value="1500759983" calcext:value-type="float">
            <text:p>1500759983</text:p>
          </table:table-cell>
          <table:table-cell table:formula="of:=[.A84]-[.B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992" calcext:value-type="float">
            <text:p>1500759992</text:p>
          </table:table-cell>
          <table:table-cell office:value-type="float" office:value="1500759988" calcext:value-type="float">
            <text:p>1500759988</text:p>
          </table:table-cell>
          <table:table-cell table:formula="of:=[.A85]-[.B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004" calcext:value-type="float">
            <text:p>1500760004</text:p>
          </table:table-cell>
          <table:table-cell office:value-type="float" office:value="1500759992" calcext:value-type="float">
            <text:p>1500759992</text:p>
          </table:table-cell>
          <table:table-cell table:formula="of:=[.A86]-[.B8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0006" calcext:value-type="float">
            <text:p>1500760006</text:p>
          </table:table-cell>
          <table:table-cell office:value-type="float" office:value="1500760004" calcext:value-type="float">
            <text:p>1500760004</text:p>
          </table:table-cell>
          <table:table-cell table:formula="of:=[.A87]-[.B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0026" calcext:value-type="float">
            <text:p>1500760026</text:p>
          </table:table-cell>
          <table:table-cell office:value-type="float" office:value="1500760006" calcext:value-type="float">
            <text:p>1500760006</text:p>
          </table:table-cell>
          <table:table-cell table:formula="of:=[.A88]-[.B8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0068" calcext:value-type="float">
            <text:p>1500760068</text:p>
          </table:table-cell>
          <table:table-cell office:value-type="float" office:value="1500760026" calcext:value-type="float">
            <text:p>1500760026</text:p>
          </table:table-cell>
          <table:table-cell table:formula="of:=[.A89]-[.B8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60084" calcext:value-type="float">
            <text:p>1500760084</text:p>
          </table:table-cell>
          <table:table-cell office:value-type="float" office:value="1500760068" calcext:value-type="float">
            <text:p>1500760068</text:p>
          </table:table-cell>
          <table:table-cell table:formula="of:=[.A90]-[.B9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0091" calcext:value-type="float">
            <text:p>1500760091</text:p>
          </table:table-cell>
          <table:table-cell office:value-type="float" office:value="1500760084" calcext:value-type="float">
            <text:p>1500760084</text:p>
          </table:table-cell>
          <table:table-cell table:formula="of:=[.A91]-[.B9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0098" calcext:value-type="float">
            <text:p>1500760098</text:p>
          </table:table-cell>
          <table:table-cell office:value-type="float" office:value="1500760091" calcext:value-type="float">
            <text:p>1500760091</text:p>
          </table:table-cell>
          <table:table-cell table:formula="of:=[.A92]-[.B9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0109" calcext:value-type="float">
            <text:p>1500760109</text:p>
          </table:table-cell>
          <table:table-cell office:value-type="float" office:value="1500760098" calcext:value-type="float">
            <text:p>1500760098</text:p>
          </table:table-cell>
          <table:table-cell table:formula="of:=[.A93]-[.B9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0112" calcext:value-type="float">
            <text:p>1500760112</text:p>
          </table:table-cell>
          <table:table-cell office:value-type="float" office:value="1500760109" calcext:value-type="float">
            <text:p>1500760109</text:p>
          </table:table-cell>
          <table:table-cell table:formula="of:=[.A94]-[.B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129" calcext:value-type="float">
            <text:p>1500760129</text:p>
          </table:table-cell>
          <table:table-cell office:value-type="float" office:value="1500760112" calcext:value-type="float">
            <text:p>1500760112</text:p>
          </table:table-cell>
          <table:table-cell table:formula="of:=[.A95]-[.B9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0137" calcext:value-type="float">
            <text:p>1500760137</text:p>
          </table:table-cell>
          <table:table-cell office:value-type="float" office:value="1500760129" calcext:value-type="float">
            <text:p>1500760129</text:p>
          </table:table-cell>
          <table:table-cell table:formula="of:=[.A96]-[.B9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0146" calcext:value-type="float">
            <text:p>1500760146</text:p>
          </table:table-cell>
          <table:table-cell office:value-type="float" office:value="1500760137" calcext:value-type="float">
            <text:p>1500760137</text:p>
          </table:table-cell>
          <table:table-cell table:formula="of:=[.A97]-[.B9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0170" calcext:value-type="float">
            <text:p>1500760170</text:p>
          </table:table-cell>
          <table:table-cell office:value-type="float" office:value="1500760146" calcext:value-type="float">
            <text:p>1500760146</text:p>
          </table:table-cell>
          <table:table-cell table:formula="of:=[.A98]-[.B9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183" calcext:value-type="float">
            <text:p>1500760183</text:p>
          </table:table-cell>
          <table:table-cell office:value-type="float" office:value="1500760170" calcext:value-type="float">
            <text:p>1500760170</text:p>
          </table:table-cell>
          <table:table-cell table:formula="of:=[.A99]-[.B9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0204" calcext:value-type="float">
            <text:p>1500760204</text:p>
          </table:table-cell>
          <table:table-cell office:value-type="float" office:value="1500760183" calcext:value-type="float">
            <text:p>1500760183</text:p>
          </table:table-cell>
          <table:table-cell table:formula="of:=[.A100]-[.B10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0225" calcext:value-type="float">
            <text:p>1500760225</text:p>
          </table:table-cell>
          <table:table-cell office:value-type="float" office:value="1500760204" calcext:value-type="float">
            <text:p>1500760204</text:p>
          </table:table-cell>
          <table:table-cell table:formula="of:=[.A101]-[.B10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0292" calcext:value-type="float">
            <text:p>1500760292</text:p>
          </table:table-cell>
          <table:table-cell office:value-type="float" office:value="1500760225" calcext:value-type="float">
            <text:p>1500760225</text:p>
          </table:table-cell>
          <table:table-cell table:formula="of:=[.A102]-[.B10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0760296" calcext:value-type="float">
            <text:p>1500760296</text:p>
          </table:table-cell>
          <table:table-cell office:value-type="float" office:value="1500760292" calcext:value-type="float">
            <text:p>1500760292</text:p>
          </table:table-cell>
          <table:table-cell table:formula="of:=[.A103]-[.B10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297" calcext:value-type="float">
            <text:p>1500760297</text:p>
          </table:table-cell>
          <table:table-cell office:value-type="float" office:value="1500760296" calcext:value-type="float">
            <text:p>1500760296</text:p>
          </table:table-cell>
          <table:table-cell table:formula="of:=[.A104]-[.B1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300" calcext:value-type="float">
            <text:p>1500760300</text:p>
          </table:table-cell>
          <table:table-cell office:value-type="float" office:value="1500760297" calcext:value-type="float">
            <text:p>1500760297</text:p>
          </table:table-cell>
          <table:table-cell table:formula="of:=[.A105]-[.B1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340" calcext:value-type="float">
            <text:p>1500760340</text:p>
          </table:table-cell>
          <table:table-cell office:value-type="float" office:value="1500760300" calcext:value-type="float">
            <text:p>1500760300</text:p>
          </table:table-cell>
          <table:table-cell table:formula="of:=[.A106]-[.B10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60341" calcext:value-type="float">
            <text:p>1500760341</text:p>
          </table:table-cell>
          <table:table-cell office:value-type="float" office:value="1500760340" calcext:value-type="float">
            <text:p>1500760340</text:p>
          </table:table-cell>
          <table:table-cell table:formula="of:=[.A107]-[.B1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344" calcext:value-type="float">
            <text:p>1500760344</text:p>
          </table:table-cell>
          <table:table-cell office:value-type="float" office:value="1500760341" calcext:value-type="float">
            <text:p>1500760341</text:p>
          </table:table-cell>
          <table:table-cell table:formula="of:=[.A108]-[.B10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368" calcext:value-type="float">
            <text:p>1500760368</text:p>
          </table:table-cell>
          <table:table-cell office:value-type="float" office:value="1500760344" calcext:value-type="float">
            <text:p>1500760344</text:p>
          </table:table-cell>
          <table:table-cell table:formula="of:=[.A109]-[.B10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397" calcext:value-type="float">
            <text:p>1500760397</text:p>
          </table:table-cell>
          <table:table-cell office:value-type="float" office:value="1500760368" calcext:value-type="float">
            <text:p>1500760368</text:p>
          </table:table-cell>
          <table:table-cell table:formula="of:=[.A110]-[.B11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0400" calcext:value-type="float">
            <text:p>1500760400</text:p>
          </table:table-cell>
          <table:table-cell office:value-type="float" office:value="1500760397" calcext:value-type="float">
            <text:p>1500760397</text:p>
          </table:table-cell>
          <table:table-cell table:formula="of:=[.A111]-[.B11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443" calcext:value-type="float">
            <text:p>1500760443</text:p>
          </table:table-cell>
          <table:table-cell office:value-type="float" office:value="1500760400" calcext:value-type="float">
            <text:p>1500760400</text:p>
          </table:table-cell>
          <table:table-cell table:formula="of:=[.A112]-[.B11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0451" calcext:value-type="float">
            <text:p>1500760451</text:p>
          </table:table-cell>
          <table:table-cell office:value-type="float" office:value="1500760443" calcext:value-type="float">
            <text:p>1500760443</text:p>
          </table:table-cell>
          <table:table-cell table:formula="of:=[.A113]-[.B11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0455" calcext:value-type="float">
            <text:p>1500760455</text:p>
          </table:table-cell>
          <table:table-cell office:value-type="float" office:value="1500760451" calcext:value-type="float">
            <text:p>1500760451</text:p>
          </table:table-cell>
          <table:table-cell table:formula="of:=[.A114]-[.B1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469" calcext:value-type="float">
            <text:p>1500760469</text:p>
          </table:table-cell>
          <table:table-cell office:value-type="float" office:value="1500760455" calcext:value-type="float">
            <text:p>1500760455</text:p>
          </table:table-cell>
          <table:table-cell table:formula="of:=[.A115]-[.B1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0495" calcext:value-type="float">
            <text:p>1500760495</text:p>
          </table:table-cell>
          <table:table-cell office:value-type="float" office:value="1500760469" calcext:value-type="float">
            <text:p>1500760469</text:p>
          </table:table-cell>
          <table:table-cell table:formula="of:=[.A116]-[.B11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0519" calcext:value-type="float">
            <text:p>1500760519</text:p>
          </table:table-cell>
          <table:table-cell office:value-type="float" office:value="1500760495" calcext:value-type="float">
            <text:p>1500760495</text:p>
          </table:table-cell>
          <table:table-cell table:formula="of:=[.A117]-[.B11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562" calcext:value-type="float">
            <text:p>1500760562</text:p>
          </table:table-cell>
          <table:table-cell office:value-type="float" office:value="1500760519" calcext:value-type="float">
            <text:p>1500760519</text:p>
          </table:table-cell>
          <table:table-cell table:formula="of:=[.A118]-[.B11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0587" calcext:value-type="float">
            <text:p>1500760587</text:p>
          </table:table-cell>
          <table:table-cell office:value-type="float" office:value="1500760562" calcext:value-type="float">
            <text:p>1500760562</text:p>
          </table:table-cell>
          <table:table-cell table:formula="of:=[.A119]-[.B11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0593" calcext:value-type="float">
            <text:p>1500760593</text:p>
          </table:table-cell>
          <table:table-cell office:value-type="float" office:value="1500760587" calcext:value-type="float">
            <text:p>1500760587</text:p>
          </table:table-cell>
          <table:table-cell table:formula="of:=[.A120]-[.B1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0594" calcext:value-type="float">
            <text:p>1500760594</text:p>
          </table:table-cell>
          <table:table-cell office:value-type="float" office:value="1500760593" calcext:value-type="float">
            <text:p>1500760593</text:p>
          </table:table-cell>
          <table:table-cell table:formula="of:=[.A121]-[.B1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603" calcext:value-type="float">
            <text:p>1500760603</text:p>
          </table:table-cell>
          <table:table-cell office:value-type="float" office:value="1500760594" calcext:value-type="float">
            <text:p>1500760594</text:p>
          </table:table-cell>
          <table:table-cell table:formula="of:=[.A122]-[.B12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0615" calcext:value-type="float">
            <text:p>1500760615</text:p>
          </table:table-cell>
          <table:table-cell office:value-type="float" office:value="1500760603" calcext:value-type="float">
            <text:p>1500760603</text:p>
          </table:table-cell>
          <table:table-cell table:formula="of:=[.A123]-[.B12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0636" calcext:value-type="float">
            <text:p>1500760636</text:p>
          </table:table-cell>
          <table:table-cell office:value-type="float" office:value="1500760615" calcext:value-type="float">
            <text:p>1500760615</text:p>
          </table:table-cell>
          <table:table-cell table:formula="of:=[.A124]-[.B12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0639" calcext:value-type="float">
            <text:p>1500760639</text:p>
          </table:table-cell>
          <table:table-cell office:value-type="float" office:value="1500760636" calcext:value-type="float">
            <text:p>1500760636</text:p>
          </table:table-cell>
          <table:table-cell table:formula="of:=[.A125]-[.B12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652" calcext:value-type="float">
            <text:p>1500760652</text:p>
          </table:table-cell>
          <table:table-cell office:value-type="float" office:value="1500760639" calcext:value-type="float">
            <text:p>1500760639</text:p>
          </table:table-cell>
          <table:table-cell table:formula="of:=[.A126]-[.B12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0666" calcext:value-type="float">
            <text:p>1500760666</text:p>
          </table:table-cell>
          <table:table-cell office:value-type="float" office:value="1500760652" calcext:value-type="float">
            <text:p>1500760652</text:p>
          </table:table-cell>
          <table:table-cell table:formula="of:=[.A127]-[.B12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0694" calcext:value-type="float">
            <text:p>1500760694</text:p>
          </table:table-cell>
          <table:table-cell office:value-type="float" office:value="1500760666" calcext:value-type="float">
            <text:p>1500760666</text:p>
          </table:table-cell>
          <table:table-cell table:formula="of:=[.A128]-[.B12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0745" calcext:value-type="float">
            <text:p>1500760745</text:p>
          </table:table-cell>
          <table:table-cell office:value-type="float" office:value="1500760694" calcext:value-type="float">
            <text:p>1500760694</text:p>
          </table:table-cell>
          <table:table-cell table:formula="of:=[.A129]-[.B129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60747" calcext:value-type="float">
            <text:p>1500760747</text:p>
          </table:table-cell>
          <table:table-cell office:value-type="float" office:value="1500760745" calcext:value-type="float">
            <text:p>1500760745</text:p>
          </table:table-cell>
          <table:table-cell table:formula="of:=[.A130]-[.B1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0750" calcext:value-type="float">
            <text:p>1500760750</text:p>
          </table:table-cell>
          <table:table-cell office:value-type="float" office:value="1500760747" calcext:value-type="float">
            <text:p>1500760747</text:p>
          </table:table-cell>
          <table:table-cell table:formula="of:=[.A131]-[.B13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754" calcext:value-type="float">
            <text:p>1500760754</text:p>
          </table:table-cell>
          <table:table-cell office:value-type="float" office:value="1500760750" calcext:value-type="float">
            <text:p>1500760750</text:p>
          </table:table-cell>
          <table:table-cell table:formula="of:=[.A132]-[.B1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791" calcext:value-type="float">
            <text:p>1500760791</text:p>
          </table:table-cell>
          <table:table-cell office:value-type="float" office:value="1500760754" calcext:value-type="float">
            <text:p>1500760754</text:p>
          </table:table-cell>
          <table:table-cell table:formula="of:=[.A133]-[.B13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0801" calcext:value-type="float">
            <text:p>1500760801</text:p>
          </table:table-cell>
          <table:table-cell office:value-type="float" office:value="1500760791" calcext:value-type="float">
            <text:p>1500760791</text:p>
          </table:table-cell>
          <table:table-cell table:formula="of:=[.A134]-[.B1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0811" calcext:value-type="float">
            <text:p>1500760811</text:p>
          </table:table-cell>
          <table:table-cell office:value-type="float" office:value="1500760801" calcext:value-type="float">
            <text:p>1500760801</text:p>
          </table:table-cell>
          <table:table-cell table:formula="of:=[.A135]-[.B13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0867" calcext:value-type="float">
            <text:p>1500760867</text:p>
          </table:table-cell>
          <table:table-cell office:value-type="float" office:value="1500760811" calcext:value-type="float">
            <text:p>1500760811</text:p>
          </table:table-cell>
          <table:table-cell table:formula="of:=[.A136]-[.B136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60872" calcext:value-type="float">
            <text:p>1500760872</text:p>
          </table:table-cell>
          <table:table-cell office:value-type="float" office:value="1500760867" calcext:value-type="float">
            <text:p>1500760867</text:p>
          </table:table-cell>
          <table:table-cell table:formula="of:=[.A137]-[.B13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0873" calcext:value-type="float">
            <text:p>1500760873</text:p>
          </table:table-cell>
          <table:table-cell office:value-type="float" office:value="1500760872" calcext:value-type="float">
            <text:p>1500760872</text:p>
          </table:table-cell>
          <table:table-cell table:formula="of:=[.A138]-[.B1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883" calcext:value-type="float">
            <text:p>1500760883</text:p>
          </table:table-cell>
          <table:table-cell office:value-type="float" office:value="1500760873" calcext:value-type="float">
            <text:p>1500760873</text:p>
          </table:table-cell>
          <table:table-cell table:formula="of:=[.A139]-[.B13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0884" calcext:value-type="float">
            <text:p>1500760884</text:p>
          </table:table-cell>
          <table:table-cell office:value-type="float" office:value="1500760883" calcext:value-type="float">
            <text:p>1500760883</text:p>
          </table:table-cell>
          <table:table-cell table:formula="of:=[.A140]-[.B1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908" calcext:value-type="float">
            <text:p>1500760908</text:p>
          </table:table-cell>
          <table:table-cell office:value-type="float" office:value="1500760884" calcext:value-type="float">
            <text:p>1500760884</text:p>
          </table:table-cell>
          <table:table-cell table:formula="of:=[.A141]-[.B14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935" calcext:value-type="float">
            <text:p>1500760935</text:p>
          </table:table-cell>
          <table:table-cell office:value-type="float" office:value="1500760908" calcext:value-type="float">
            <text:p>1500760908</text:p>
          </table:table-cell>
          <table:table-cell table:formula="of:=[.A142]-[.B14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0971" calcext:value-type="float">
            <text:p>1500760971</text:p>
          </table:table-cell>
          <table:table-cell office:value-type="float" office:value="1500760935" calcext:value-type="float">
            <text:p>1500760935</text:p>
          </table:table-cell>
          <table:table-cell table:formula="of:=[.A143]-[.B14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1042" calcext:value-type="float">
            <text:p>1500761042</text:p>
          </table:table-cell>
          <table:table-cell office:value-type="float" office:value="1500760971" calcext:value-type="float">
            <text:p>1500760971</text:p>
          </table:table-cell>
          <table:table-cell table:formula="of:=[.A144]-[.B144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61072" calcext:value-type="float">
            <text:p>1500761072</text:p>
          </table:table-cell>
          <table:table-cell office:value-type="float" office:value="1500761042" calcext:value-type="float">
            <text:p>1500761042</text:p>
          </table:table-cell>
          <table:table-cell table:formula="of:=[.A145]-[.B14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1077" calcext:value-type="float">
            <text:p>1500761077</text:p>
          </table:table-cell>
          <table:table-cell office:value-type="float" office:value="1500761072" calcext:value-type="float">
            <text:p>1500761072</text:p>
          </table:table-cell>
          <table:table-cell table:formula="of:=[.A146]-[.B14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1078" calcext:value-type="float">
            <text:p>1500761078</text:p>
          </table:table-cell>
          <table:table-cell office:value-type="float" office:value="1500761077" calcext:value-type="float">
            <text:p>1500761077</text:p>
          </table:table-cell>
          <table:table-cell table:formula="of:=[.A147]-[.B1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079" calcext:value-type="float">
            <text:p>1500761079</text:p>
          </table:table-cell>
          <table:table-cell office:value-type="float" office:value="1500761078" calcext:value-type="float">
            <text:p>1500761078</text:p>
          </table:table-cell>
          <table:table-cell table:formula="of:=[.A148]-[.B1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082" calcext:value-type="float">
            <text:p>1500761082</text:p>
          </table:table-cell>
          <table:table-cell office:value-type="float" office:value="1500761079" calcext:value-type="float">
            <text:p>1500761079</text:p>
          </table:table-cell>
          <table:table-cell table:formula="of:=[.A149]-[.B14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1091" calcext:value-type="float">
            <text:p>1500761091</text:p>
          </table:table-cell>
          <table:table-cell office:value-type="float" office:value="1500761082" calcext:value-type="float">
            <text:p>1500761082</text:p>
          </table:table-cell>
          <table:table-cell table:formula="of:=[.A150]-[.B1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1098" calcext:value-type="float">
            <text:p>1500761098</text:p>
          </table:table-cell>
          <table:table-cell office:value-type="float" office:value="1500761091" calcext:value-type="float">
            <text:p>1500761091</text:p>
          </table:table-cell>
          <table:table-cell table:formula="of:=[.A151]-[.B15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1119" calcext:value-type="float">
            <text:p>1500761119</text:p>
          </table:table-cell>
          <table:table-cell office:value-type="float" office:value="1500761098" calcext:value-type="float">
            <text:p>1500761098</text:p>
          </table:table-cell>
          <table:table-cell table:formula="of:=[.A152]-[.B15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1129" calcext:value-type="float">
            <text:p>1500761129</text:p>
          </table:table-cell>
          <table:table-cell office:value-type="float" office:value="1500761119" calcext:value-type="float">
            <text:p>1500761119</text:p>
          </table:table-cell>
          <table:table-cell table:formula="of:=[.A153]-[.B15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1146" calcext:value-type="float">
            <text:p>1500761146</text:p>
          </table:table-cell>
          <table:table-cell office:value-type="float" office:value="1500761129" calcext:value-type="float">
            <text:p>1500761129</text:p>
          </table:table-cell>
          <table:table-cell table:formula="of:=[.A154]-[.B15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160" calcext:value-type="float">
            <text:p>1500761160</text:p>
          </table:table-cell>
          <table:table-cell office:value-type="float" office:value="1500761146" calcext:value-type="float">
            <text:p>1500761146</text:p>
          </table:table-cell>
          <table:table-cell table:formula="of:=[.A155]-[.B15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1180" calcext:value-type="float">
            <text:p>1500761180</text:p>
          </table:table-cell>
          <table:table-cell office:value-type="float" office:value="1500761160" calcext:value-type="float">
            <text:p>1500761160</text:p>
          </table:table-cell>
          <table:table-cell table:formula="of:=[.A156]-[.B1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1184" calcext:value-type="float">
            <text:p>1500761184</text:p>
          </table:table-cell>
          <table:table-cell office:value-type="float" office:value="1500761180" calcext:value-type="float">
            <text:p>1500761180</text:p>
          </table:table-cell>
          <table:table-cell table:formula="of:=[.A157]-[.B1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196" calcext:value-type="float">
            <text:p>1500761196</text:p>
          </table:table-cell>
          <table:table-cell office:value-type="float" office:value="1500761184" calcext:value-type="float">
            <text:p>1500761184</text:p>
          </table:table-cell>
          <table:table-cell table:formula="of:=[.A158]-[.B15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1197" calcext:value-type="float">
            <text:p>1500761197</text:p>
          </table:table-cell>
          <table:table-cell office:value-type="float" office:value="1500761196" calcext:value-type="float">
            <text:p>1500761196</text:p>
          </table:table-cell>
          <table:table-cell table:formula="of:=[.A159]-[.B1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199" calcext:value-type="float">
            <text:p>1500761199</text:p>
          </table:table-cell>
          <table:table-cell office:value-type="float" office:value="1500761197" calcext:value-type="float">
            <text:p>1500761197</text:p>
          </table:table-cell>
          <table:table-cell table:formula="of:=[.A160]-[.B1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1222" calcext:value-type="float">
            <text:p>1500761222</text:p>
          </table:table-cell>
          <table:table-cell office:value-type="float" office:value="1500761199" calcext:value-type="float">
            <text:p>1500761199</text:p>
          </table:table-cell>
          <table:table-cell table:formula="of:=[.A161]-[.B161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1246" calcext:value-type="float">
            <text:p>1500761246</text:p>
          </table:table-cell>
          <table:table-cell office:value-type="float" office:value="1500761222" calcext:value-type="float">
            <text:p>1500761222</text:p>
          </table:table-cell>
          <table:table-cell table:formula="of:=[.A162]-[.B16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1247" calcext:value-type="float">
            <text:p>1500761247</text:p>
          </table:table-cell>
          <table:table-cell office:value-type="float" office:value="1500761246" calcext:value-type="float">
            <text:p>1500761246</text:p>
          </table:table-cell>
          <table:table-cell table:formula="of:=[.A163]-[.B1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251" calcext:value-type="float">
            <text:p>1500761251</text:p>
          </table:table-cell>
          <table:table-cell office:value-type="float" office:value="1500761247" calcext:value-type="float">
            <text:p>1500761247</text:p>
          </table:table-cell>
          <table:table-cell table:formula="of:=[.A164]-[.B1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260" calcext:value-type="float">
            <text:p>1500761260</text:p>
          </table:table-cell>
          <table:table-cell office:value-type="float" office:value="1500761251" calcext:value-type="float">
            <text:p>1500761251</text:p>
          </table:table-cell>
          <table:table-cell table:formula="of:=[.A165]-[.B16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1262" calcext:value-type="float">
            <text:p>1500761262</text:p>
          </table:table-cell>
          <table:table-cell office:value-type="float" office:value="1500761260" calcext:value-type="float">
            <text:p>1500761260</text:p>
          </table:table-cell>
          <table:table-cell table:formula="of:=[.A166]-[.B1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1289" calcext:value-type="float">
            <text:p>1500761289</text:p>
          </table:table-cell>
          <table:table-cell office:value-type="float" office:value="1500761262" calcext:value-type="float">
            <text:p>1500761262</text:p>
          </table:table-cell>
          <table:table-cell table:formula="of:=[.A167]-[.B16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1353" calcext:value-type="float">
            <text:p>1500761353</text:p>
          </table:table-cell>
          <table:table-cell office:value-type="float" office:value="1500761289" calcext:value-type="float">
            <text:p>1500761289</text:p>
          </table:table-cell>
          <table:table-cell table:formula="of:=[.A168]-[.B168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61377" calcext:value-type="float">
            <text:p>1500761377</text:p>
          </table:table-cell>
          <table:table-cell office:value-type="float" office:value="1500761353" calcext:value-type="float">
            <text:p>1500761353</text:p>
          </table:table-cell>
          <table:table-cell table:formula="of:=[.A169]-[.B16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1394" calcext:value-type="float">
            <text:p>1500761394</text:p>
          </table:table-cell>
          <table:table-cell office:value-type="float" office:value="1500761377" calcext:value-type="float">
            <text:p>1500761377</text:p>
          </table:table-cell>
          <table:table-cell table:formula="of:=[.A170]-[.B17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402" calcext:value-type="float">
            <text:p>1500761402</text:p>
          </table:table-cell>
          <table:table-cell office:value-type="float" office:value="1500761394" calcext:value-type="float">
            <text:p>1500761394</text:p>
          </table:table-cell>
          <table:table-cell table:formula="of:=[.A171]-[.B1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1419" calcext:value-type="float">
            <text:p>1500761419</text:p>
          </table:table-cell>
          <table:table-cell office:value-type="float" office:value="1500761402" calcext:value-type="float">
            <text:p>1500761402</text:p>
          </table:table-cell>
          <table:table-cell table:formula="of:=[.A172]-[.B17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443" calcext:value-type="float">
            <text:p>1500761443</text:p>
          </table:table-cell>
          <table:table-cell office:value-type="float" office:value="1500761419" calcext:value-type="float">
            <text:p>1500761419</text:p>
          </table:table-cell>
          <table:table-cell table:formula="of:=[.A173]-[.B17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1494" calcext:value-type="float">
            <text:p>1500761494</text:p>
          </table:table-cell>
          <table:table-cell office:value-type="float" office:value="1500761443" calcext:value-type="float">
            <text:p>1500761443</text:p>
          </table:table-cell>
          <table:table-cell table:formula="of:=[.A174]-[.B174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61497" calcext:value-type="float">
            <text:p>1500761497</text:p>
          </table:table-cell>
          <table:table-cell office:value-type="float" office:value="1500761494" calcext:value-type="float">
            <text:p>1500761494</text:p>
          </table:table-cell>
          <table:table-cell table:formula="of:=[.A175]-[.B17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1523" calcext:value-type="float">
            <text:p>1500761523</text:p>
          </table:table-cell>
          <table:table-cell office:value-type="float" office:value="1500761497" calcext:value-type="float">
            <text:p>1500761497</text:p>
          </table:table-cell>
          <table:table-cell table:formula="of:=[.A176]-[.B17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1616" calcext:value-type="float">
            <text:p>1500761616</text:p>
          </table:table-cell>
          <table:table-cell office:value-type="float" office:value="1500761523" calcext:value-type="float">
            <text:p>1500761523</text:p>
          </table:table-cell>
          <table:table-cell table:formula="of:=[.A177]-[.B17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00761617" calcext:value-type="float">
            <text:p>1500761617</text:p>
          </table:table-cell>
          <table:table-cell office:value-type="float" office:value="1500761616" calcext:value-type="float">
            <text:p>1500761616</text:p>
          </table:table-cell>
          <table:table-cell table:formula="of:=[.A178]-[.B1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637" calcext:value-type="float">
            <text:p>1500761637</text:p>
          </table:table-cell>
          <table:table-cell office:value-type="float" office:value="1500761617" calcext:value-type="float">
            <text:p>1500761617</text:p>
          </table:table-cell>
          <table:table-cell table:formula="of:=[.A179]-[.B17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1642" calcext:value-type="float">
            <text:p>1500761642</text:p>
          </table:table-cell>
          <table:table-cell office:value-type="float" office:value="1500761637" calcext:value-type="float">
            <text:p>1500761637</text:p>
          </table:table-cell>
          <table:table-cell table:formula="of:=[.A180]-[.B18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1654" calcext:value-type="float">
            <text:p>1500761654</text:p>
          </table:table-cell>
          <table:table-cell office:value-type="float" office:value="1500761642" calcext:value-type="float">
            <text:p>1500761642</text:p>
          </table:table-cell>
          <table:table-cell table:formula="of:=[.A181]-[.B18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1655" calcext:value-type="float">
            <text:p>1500761655</text:p>
          </table:table-cell>
          <table:table-cell office:value-type="float" office:value="1500761654" calcext:value-type="float">
            <text:p>1500761654</text:p>
          </table:table-cell>
          <table:table-cell table:formula="of:=[.A182]-[.B1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657" calcext:value-type="float">
            <text:p>1500761657</text:p>
          </table:table-cell>
          <table:table-cell office:value-type="float" office:value="1500761655" calcext:value-type="float">
            <text:p>1500761655</text:p>
          </table:table-cell>
          <table:table-cell table:formula="of:=[.A183]-[.B1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1662" calcext:value-type="float">
            <text:p>1500761662</text:p>
          </table:table-cell>
          <table:table-cell office:value-type="float" office:value="1500761657" calcext:value-type="float">
            <text:p>1500761657</text:p>
          </table:table-cell>
          <table:table-cell table:formula="of:=[.A184]-[.B1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1679" calcext:value-type="float">
            <text:p>1500761679</text:p>
          </table:table-cell>
          <table:table-cell office:value-type="float" office:value="1500761662" calcext:value-type="float">
            <text:p>1500761662</text:p>
          </table:table-cell>
          <table:table-cell table:formula="of:=[.A185]-[.B18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683" calcext:value-type="float">
            <text:p>1500761683</text:p>
          </table:table-cell>
          <table:table-cell office:value-type="float" office:value="1500761679" calcext:value-type="float">
            <text:p>1500761679</text:p>
          </table:table-cell>
          <table:table-cell table:formula="of:=[.A186]-[.B1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732" calcext:value-type="float">
            <text:p>1500761732</text:p>
          </table:table-cell>
          <table:table-cell office:value-type="float" office:value="1500761683" calcext:value-type="float">
            <text:p>1500761683</text:p>
          </table:table-cell>
          <table:table-cell table:formula="of:=[.A187]-[.B18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61743" calcext:value-type="float">
            <text:p>1500761743</text:p>
          </table:table-cell>
          <table:table-cell office:value-type="float" office:value="1500761732" calcext:value-type="float">
            <text:p>1500761732</text:p>
          </table:table-cell>
          <table:table-cell table:formula="of:=[.A188]-[.B1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1778" calcext:value-type="float">
            <text:p>1500761778</text:p>
          </table:table-cell>
          <table:table-cell office:value-type="float" office:value="1500761743" calcext:value-type="float">
            <text:p>1500761743</text:p>
          </table:table-cell>
          <table:table-cell table:formula="of:=[.A189]-[.B18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1792" calcext:value-type="float">
            <text:p>1500761792</text:p>
          </table:table-cell>
          <table:table-cell office:value-type="float" office:value="1500761778" calcext:value-type="float">
            <text:p>1500761778</text:p>
          </table:table-cell>
          <table:table-cell table:formula="of:=[.A190]-[.B19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1829" calcext:value-type="float">
            <text:p>1500761829</text:p>
          </table:table-cell>
          <table:table-cell office:value-type="float" office:value="1500761792" calcext:value-type="float">
            <text:p>1500761792</text:p>
          </table:table-cell>
          <table:table-cell table:formula="of:=[.A191]-[.B191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1864" calcext:value-type="float">
            <text:p>1500761864</text:p>
          </table:table-cell>
          <table:table-cell office:value-type="float" office:value="1500761829" calcext:value-type="float">
            <text:p>1500761829</text:p>
          </table:table-cell>
          <table:table-cell table:formula="of:=[.A192]-[.B19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1875" calcext:value-type="float">
            <text:p>1500761875</text:p>
          </table:table-cell>
          <table:table-cell office:value-type="float" office:value="1500761864" calcext:value-type="float">
            <text:p>1500761864</text:p>
          </table:table-cell>
          <table:table-cell table:formula="of:=[.A193]-[.B19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1957" calcext:value-type="float">
            <text:p>1500761957</text:p>
          </table:table-cell>
          <table:table-cell office:value-type="float" office:value="1500761875" calcext:value-type="float">
            <text:p>1500761875</text:p>
          </table:table-cell>
          <table:table-cell table:formula="of:=[.A194]-[.B194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0761961" calcext:value-type="float">
            <text:p>1500761961</text:p>
          </table:table-cell>
          <table:table-cell office:value-type="float" office:value="1500761957" calcext:value-type="float">
            <text:p>1500761957</text:p>
          </table:table-cell>
          <table:table-cell table:formula="of:=[.A195]-[.B19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968" calcext:value-type="float">
            <text:p>1500761968</text:p>
          </table:table-cell>
          <table:table-cell office:value-type="float" office:value="1500761961" calcext:value-type="float">
            <text:p>1500761961</text:p>
          </table:table-cell>
          <table:table-cell table:formula="of:=[.A196]-[.B19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1979" calcext:value-type="float">
            <text:p>1500761979</text:p>
          </table:table-cell>
          <table:table-cell office:value-type="float" office:value="1500761968" calcext:value-type="float">
            <text:p>1500761968</text:p>
          </table:table-cell>
          <table:table-cell table:formula="of:=[.A197]-[.B19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1996" calcext:value-type="float">
            <text:p>1500761996</text:p>
          </table:table-cell>
          <table:table-cell office:value-type="float" office:value="1500761979" calcext:value-type="float">
            <text:p>1500761979</text:p>
          </table:table-cell>
          <table:table-cell table:formula="of:=[.A198]-[.B19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2002" calcext:value-type="float">
            <text:p>1500762002</text:p>
          </table:table-cell>
          <table:table-cell office:value-type="float" office:value="1500761996" calcext:value-type="float">
            <text:p>1500761996</text:p>
          </table:table-cell>
          <table:table-cell table:formula="of:=[.A199]-[.B19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2010" calcext:value-type="float">
            <text:p>1500762010</text:p>
          </table:table-cell>
          <table:table-cell office:value-type="float" office:value="1500762002" calcext:value-type="float">
            <text:p>1500762002</text:p>
          </table:table-cell>
          <table:table-cell table:formula="of:=[.A200]-[.B20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058" calcext:value-type="float">
            <text:p>1500762058</text:p>
          </table:table-cell>
          <table:table-cell office:value-type="float" office:value="1500762010" calcext:value-type="float">
            <text:p>1500762010</text:p>
          </table:table-cell>
          <table:table-cell table:formula="of:=[.A201]-[.B20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62105" calcext:value-type="float">
            <text:p>1500762105</text:p>
          </table:table-cell>
          <table:table-cell office:value-type="float" office:value="1500762058" calcext:value-type="float">
            <text:p>1500762058</text:p>
          </table:table-cell>
          <table:table-cell table:formula="of:=[.A202]-[.B20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2118" calcext:value-type="float">
            <text:p>1500762118</text:p>
          </table:table-cell>
          <table:table-cell office:value-type="float" office:value="1500762105" calcext:value-type="float">
            <text:p>1500762105</text:p>
          </table:table-cell>
          <table:table-cell table:formula="of:=[.A203]-[.B20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2129" calcext:value-type="float">
            <text:p>1500762129</text:p>
          </table:table-cell>
          <table:table-cell office:value-type="float" office:value="1500762118" calcext:value-type="float">
            <text:p>1500762118</text:p>
          </table:table-cell>
          <table:table-cell table:formula="of:=[.A204]-[.B20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2149" calcext:value-type="float">
            <text:p>1500762149</text:p>
          </table:table-cell>
          <table:table-cell office:value-type="float" office:value="1500762129" calcext:value-type="float">
            <text:p>1500762129</text:p>
          </table:table-cell>
          <table:table-cell table:formula="of:=[.A205]-[.B20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2151" calcext:value-type="float">
            <text:p>1500762151</text:p>
          </table:table-cell>
          <table:table-cell office:value-type="float" office:value="1500762149" calcext:value-type="float">
            <text:p>1500762149</text:p>
          </table:table-cell>
          <table:table-cell table:formula="of:=[.A206]-[.B2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172" calcext:value-type="float">
            <text:p>1500762172</text:p>
          </table:table-cell>
          <table:table-cell office:value-type="float" office:value="1500762151" calcext:value-type="float">
            <text:p>1500762151</text:p>
          </table:table-cell>
          <table:table-cell table:formula="of:=[.A207]-[.B20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2181" calcext:value-type="float">
            <text:p>1500762181</text:p>
          </table:table-cell>
          <table:table-cell office:value-type="float" office:value="1500762172" calcext:value-type="float">
            <text:p>1500762172</text:p>
          </table:table-cell>
          <table:table-cell table:formula="of:=[.A208]-[.B2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2191" calcext:value-type="float">
            <text:p>1500762191</text:p>
          </table:table-cell>
          <table:table-cell office:value-type="float" office:value="1500762181" calcext:value-type="float">
            <text:p>1500762181</text:p>
          </table:table-cell>
          <table:table-cell table:formula="of:=[.A209]-[.B20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2203" calcext:value-type="float">
            <text:p>1500762203</text:p>
          </table:table-cell>
          <table:table-cell office:value-type="float" office:value="1500762191" calcext:value-type="float">
            <text:p>1500762191</text:p>
          </table:table-cell>
          <table:table-cell table:formula="of:=[.A210]-[.B2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2231" calcext:value-type="float">
            <text:p>1500762231</text:p>
          </table:table-cell>
          <table:table-cell office:value-type="float" office:value="1500762203" calcext:value-type="float">
            <text:p>1500762203</text:p>
          </table:table-cell>
          <table:table-cell table:formula="of:=[.A211]-[.B21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2250" calcext:value-type="float">
            <text:p>1500762250</text:p>
          </table:table-cell>
          <table:table-cell office:value-type="float" office:value="1500762231" calcext:value-type="float">
            <text:p>1500762231</text:p>
          </table:table-cell>
          <table:table-cell table:formula="of:=[.A212]-[.B21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2287" calcext:value-type="float">
            <text:p>1500762287</text:p>
          </table:table-cell>
          <table:table-cell office:value-type="float" office:value="1500762250" calcext:value-type="float">
            <text:p>1500762250</text:p>
          </table:table-cell>
          <table:table-cell table:formula="of:=[.A213]-[.B21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2291" calcext:value-type="float">
            <text:p>1500762291</text:p>
          </table:table-cell>
          <table:table-cell office:value-type="float" office:value="1500762287" calcext:value-type="float">
            <text:p>1500762287</text:p>
          </table:table-cell>
          <table:table-cell table:formula="of:=[.A214]-[.B2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2307" calcext:value-type="float">
            <text:p>1500762307</text:p>
          </table:table-cell>
          <table:table-cell office:value-type="float" office:value="1500762291" calcext:value-type="float">
            <text:p>1500762291</text:p>
          </table:table-cell>
          <table:table-cell table:formula="of:=[.A215]-[.B21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2310" calcext:value-type="float">
            <text:p>1500762310</text:p>
          </table:table-cell>
          <table:table-cell office:value-type="float" office:value="1500762307" calcext:value-type="float">
            <text:p>1500762307</text:p>
          </table:table-cell>
          <table:table-cell table:formula="of:=[.A216]-[.B2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2348" calcext:value-type="float">
            <text:p>1500762348</text:p>
          </table:table-cell>
          <table:table-cell office:value-type="float" office:value="1500762310" calcext:value-type="float">
            <text:p>1500762310</text:p>
          </table:table-cell>
          <table:table-cell table:formula="of:=[.A217]-[.B21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2370" calcext:value-type="float">
            <text:p>1500762370</text:p>
          </table:table-cell>
          <table:table-cell office:value-type="float" office:value="1500762348" calcext:value-type="float">
            <text:p>1500762348</text:p>
          </table:table-cell>
          <table:table-cell table:formula="of:=[.A218]-[.B21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2373" calcext:value-type="float">
            <text:p>1500762373</text:p>
          </table:table-cell>
          <table:table-cell office:value-type="float" office:value="1500762370" calcext:value-type="float">
            <text:p>1500762370</text:p>
          </table:table-cell>
          <table:table-cell table:formula="of:=[.A219]-[.B2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2379" calcext:value-type="float">
            <text:p>1500762379</text:p>
          </table:table-cell>
          <table:table-cell office:value-type="float" office:value="1500762373" calcext:value-type="float">
            <text:p>1500762373</text:p>
          </table:table-cell>
          <table:table-cell table:formula="of:=[.A220]-[.B2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2380" calcext:value-type="float">
            <text:p>1500762380</text:p>
          </table:table-cell>
          <table:table-cell office:value-type="float" office:value="1500762379" calcext:value-type="float">
            <text:p>1500762379</text:p>
          </table:table-cell>
          <table:table-cell table:formula="of:=[.A221]-[.B2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2388" calcext:value-type="float">
            <text:p>1500762388</text:p>
          </table:table-cell>
          <table:table-cell office:value-type="float" office:value="1500762380" calcext:value-type="float">
            <text:p>1500762380</text:p>
          </table:table-cell>
          <table:table-cell table:formula="of:=[.A222]-[.B22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396" calcext:value-type="float">
            <text:p>1500762396</text:p>
          </table:table-cell>
          <table:table-cell office:value-type="float" office:value="1500762388" calcext:value-type="float">
            <text:p>1500762388</text:p>
          </table:table-cell>
          <table:table-cell table:formula="of:=[.A223]-[.B22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398" calcext:value-type="float">
            <text:p>1500762398</text:p>
          </table:table-cell>
          <table:table-cell office:value-type="float" office:value="1500762396" calcext:value-type="float">
            <text:p>1500762396</text:p>
          </table:table-cell>
          <table:table-cell table:formula="of:=[.A224]-[.B2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464" calcext:value-type="float">
            <text:p>1500762464</text:p>
          </table:table-cell>
          <table:table-cell office:value-type="float" office:value="1500762398" calcext:value-type="float">
            <text:p>1500762398</text:p>
          </table:table-cell>
          <table:table-cell table:formula="of:=[.A225]-[.B225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62471" calcext:value-type="float">
            <text:p>1500762471</text:p>
          </table:table-cell>
          <table:table-cell office:value-type="float" office:value="1500762464" calcext:value-type="float">
            <text:p>1500762464</text:p>
          </table:table-cell>
          <table:table-cell table:formula="of:=[.A226]-[.B22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476" calcext:value-type="float">
            <text:p>1500762476</text:p>
          </table:table-cell>
          <table:table-cell office:value-type="float" office:value="1500762471" calcext:value-type="float">
            <text:p>1500762471</text:p>
          </table:table-cell>
          <table:table-cell table:formula="of:=[.A227]-[.B22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2485" calcext:value-type="float">
            <text:p>1500762485</text:p>
          </table:table-cell>
          <table:table-cell office:value-type="float" office:value="1500762476" calcext:value-type="float">
            <text:p>1500762476</text:p>
          </table:table-cell>
          <table:table-cell table:formula="of:=[.A228]-[.B22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2492" calcext:value-type="float">
            <text:p>1500762492</text:p>
          </table:table-cell>
          <table:table-cell office:value-type="float" office:value="1500762485" calcext:value-type="float">
            <text:p>1500762485</text:p>
          </table:table-cell>
          <table:table-cell table:formula="of:=[.A229]-[.B22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516" calcext:value-type="float">
            <text:p>1500762516</text:p>
          </table:table-cell>
          <table:table-cell office:value-type="float" office:value="1500762492" calcext:value-type="float">
            <text:p>1500762492</text:p>
          </table:table-cell>
          <table:table-cell table:formula="of:=[.A230]-[.B23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2555" calcext:value-type="float">
            <text:p>1500762555</text:p>
          </table:table-cell>
          <table:table-cell office:value-type="float" office:value="1500762516" calcext:value-type="float">
            <text:p>1500762516</text:p>
          </table:table-cell>
          <table:table-cell table:formula="of:=[.A231]-[.B23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62558" calcext:value-type="float">
            <text:p>1500762558</text:p>
          </table:table-cell>
          <table:table-cell office:value-type="float" office:value="1500762555" calcext:value-type="float">
            <text:p>1500762555</text:p>
          </table:table-cell>
          <table:table-cell table:formula="of:=[.A232]-[.B2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2565" calcext:value-type="float">
            <text:p>1500762565</text:p>
          </table:table-cell>
          <table:table-cell office:value-type="float" office:value="1500762558" calcext:value-type="float">
            <text:p>1500762558</text:p>
          </table:table-cell>
          <table:table-cell table:formula="of:=[.A233]-[.B23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579" calcext:value-type="float">
            <text:p>1500762579</text:p>
          </table:table-cell>
          <table:table-cell office:value-type="float" office:value="1500762565" calcext:value-type="float">
            <text:p>1500762565</text:p>
          </table:table-cell>
          <table:table-cell table:formula="of:=[.A234]-[.B2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593" calcext:value-type="float">
            <text:p>1500762593</text:p>
          </table:table-cell>
          <table:table-cell office:value-type="float" office:value="1500762579" calcext:value-type="float">
            <text:p>1500762579</text:p>
          </table:table-cell>
          <table:table-cell table:formula="of:=[.A235]-[.B23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597" calcext:value-type="float">
            <text:p>1500762597</text:p>
          </table:table-cell>
          <table:table-cell office:value-type="float" office:value="1500762593" calcext:value-type="float">
            <text:p>1500762593</text:p>
          </table:table-cell>
          <table:table-cell table:formula="of:=[.A236]-[.B2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2602" calcext:value-type="float">
            <text:p>1500762602</text:p>
          </table:table-cell>
          <table:table-cell office:value-type="float" office:value="1500762597" calcext:value-type="float">
            <text:p>1500762597</text:p>
          </table:table-cell>
          <table:table-cell table:formula="of:=[.A237]-[.B23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2671" calcext:value-type="float">
            <text:p>1500762671</text:p>
          </table:table-cell>
          <table:table-cell office:value-type="float" office:value="1500762602" calcext:value-type="float">
            <text:p>1500762602</text:p>
          </table:table-cell>
          <table:table-cell table:formula="of:=[.A238]-[.B238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62702" calcext:value-type="float">
            <text:p>1500762702</text:p>
          </table:table-cell>
          <table:table-cell office:value-type="float" office:value="1500762671" calcext:value-type="float">
            <text:p>1500762671</text:p>
          </table:table-cell>
          <table:table-cell table:formula="of:=[.A239]-[.B23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2717" calcext:value-type="float">
            <text:p>1500762717</text:p>
          </table:table-cell>
          <table:table-cell office:value-type="float" office:value="1500762702" calcext:value-type="float">
            <text:p>1500762702</text:p>
          </table:table-cell>
          <table:table-cell table:formula="of:=[.A240]-[.B24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2719" calcext:value-type="float">
            <text:p>1500762719</text:p>
          </table:table-cell>
          <table:table-cell office:value-type="float" office:value="1500762717" calcext:value-type="float">
            <text:p>1500762717</text:p>
          </table:table-cell>
          <table:table-cell table:formula="of:=[.A241]-[.B2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725" calcext:value-type="float">
            <text:p>1500762725</text:p>
          </table:table-cell>
          <table:table-cell office:value-type="float" office:value="1500762719" calcext:value-type="float">
            <text:p>1500762719</text:p>
          </table:table-cell>
          <table:table-cell table:formula="of:=[.A242]-[.B2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2739" calcext:value-type="float">
            <text:p>1500762739</text:p>
          </table:table-cell>
          <table:table-cell office:value-type="float" office:value="1500762725" calcext:value-type="float">
            <text:p>1500762725</text:p>
          </table:table-cell>
          <table:table-cell table:formula="of:=[.A243]-[.B24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774" calcext:value-type="float">
            <text:p>1500762774</text:p>
          </table:table-cell>
          <table:table-cell office:value-type="float" office:value="1500762739" calcext:value-type="float">
            <text:p>1500762739</text:p>
          </table:table-cell>
          <table:table-cell table:formula="of:=[.A244]-[.B24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2797" calcext:value-type="float">
            <text:p>1500762797</text:p>
          </table:table-cell>
          <table:table-cell office:value-type="float" office:value="1500762774" calcext:value-type="float">
            <text:p>1500762774</text:p>
          </table:table-cell>
          <table:table-cell table:formula="of:=[.A245]-[.B24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2811" calcext:value-type="float">
            <text:p>1500762811</text:p>
          </table:table-cell>
          <table:table-cell office:value-type="float" office:value="1500762797" calcext:value-type="float">
            <text:p>1500762797</text:p>
          </table:table-cell>
          <table:table-cell table:formula="of:=[.A246]-[.B24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840" calcext:value-type="float">
            <text:p>1500762840</text:p>
          </table:table-cell>
          <table:table-cell office:value-type="float" office:value="1500762811" calcext:value-type="float">
            <text:p>1500762811</text:p>
          </table:table-cell>
          <table:table-cell table:formula="of:=[.A247]-[.B24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2855" calcext:value-type="float">
            <text:p>1500762855</text:p>
          </table:table-cell>
          <table:table-cell office:value-type="float" office:value="1500762840" calcext:value-type="float">
            <text:p>1500762840</text:p>
          </table:table-cell>
          <table:table-cell table:formula="of:=[.A248]-[.B24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2857" calcext:value-type="float">
            <text:p>1500762857</text:p>
          </table:table-cell>
          <table:table-cell office:value-type="float" office:value="1500762855" calcext:value-type="float">
            <text:p>1500762855</text:p>
          </table:table-cell>
          <table:table-cell table:formula="of:=[.A249]-[.B2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868" calcext:value-type="float">
            <text:p>1500762868</text:p>
          </table:table-cell>
          <table:table-cell office:value-type="float" office:value="1500762857" calcext:value-type="float">
            <text:p>1500762857</text:p>
          </table:table-cell>
          <table:table-cell table:formula="of:=[.A250]-[.B25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2870" calcext:value-type="float">
            <text:p>1500762870</text:p>
          </table:table-cell>
          <table:table-cell office:value-type="float" office:value="1500762868" calcext:value-type="float">
            <text:p>1500762868</text:p>
          </table:table-cell>
          <table:table-cell table:formula="of:=[.A251]-[.B2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883" calcext:value-type="float">
            <text:p>1500762883</text:p>
          </table:table-cell>
          <table:table-cell office:value-type="float" office:value="1500762870" calcext:value-type="float">
            <text:p>1500762870</text:p>
          </table:table-cell>
          <table:table-cell table:formula="of:=[.A252]-[.B25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2897" calcext:value-type="float">
            <text:p>1500762897</text:p>
          </table:table-cell>
          <table:table-cell office:value-type="float" office:value="1500762883" calcext:value-type="float">
            <text:p>1500762883</text:p>
          </table:table-cell>
          <table:table-cell table:formula="of:=[.A253]-[.B25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926" calcext:value-type="float">
            <text:p>1500762926</text:p>
          </table:table-cell>
          <table:table-cell office:value-type="float" office:value="1500762897" calcext:value-type="float">
            <text:p>1500762897</text:p>
          </table:table-cell>
          <table:table-cell table:formula="of:=[.A254]-[.B25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2933" calcext:value-type="float">
            <text:p>1500762933</text:p>
          </table:table-cell>
          <table:table-cell office:value-type="float" office:value="1500762926" calcext:value-type="float">
            <text:p>1500762926</text:p>
          </table:table-cell>
          <table:table-cell table:formula="of:=[.A255]-[.B25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959" calcext:value-type="float">
            <text:p>1500762959</text:p>
          </table:table-cell>
          <table:table-cell office:value-type="float" office:value="1500762933" calcext:value-type="float">
            <text:p>1500762933</text:p>
          </table:table-cell>
          <table:table-cell table:formula="of:=[.A256]-[.B25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2963" calcext:value-type="float">
            <text:p>1500762963</text:p>
          </table:table-cell>
          <table:table-cell office:value-type="float" office:value="1500762959" calcext:value-type="float">
            <text:p>1500762959</text:p>
          </table:table-cell>
          <table:table-cell table:formula="of:=[.A257]-[.B2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2972" calcext:value-type="float">
            <text:p>1500762972</text:p>
          </table:table-cell>
          <table:table-cell office:value-type="float" office:value="1500762963" calcext:value-type="float">
            <text:p>1500762963</text:p>
          </table:table-cell>
          <table:table-cell table:formula="of:=[.A258]-[.B2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2989" calcext:value-type="float">
            <text:p>1500762989</text:p>
          </table:table-cell>
          <table:table-cell office:value-type="float" office:value="1500762972" calcext:value-type="float">
            <text:p>1500762972</text:p>
          </table:table-cell>
          <table:table-cell table:formula="of:=[.A259]-[.B25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2997" calcext:value-type="float">
            <text:p>1500762997</text:p>
          </table:table-cell>
          <table:table-cell office:value-type="float" office:value="1500762989" calcext:value-type="float">
            <text:p>1500762989</text:p>
          </table:table-cell>
          <table:table-cell table:formula="of:=[.A260]-[.B26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999" calcext:value-type="float">
            <text:p>1500762999</text:p>
          </table:table-cell>
          <table:table-cell office:value-type="float" office:value="1500762997" calcext:value-type="float">
            <text:p>1500762997</text:p>
          </table:table-cell>
          <table:table-cell table:formula="of:=[.A261]-[.B2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3021" calcext:value-type="float">
            <text:p>1500763021</text:p>
          </table:table-cell>
          <table:table-cell office:value-type="float" office:value="1500762999" calcext:value-type="float">
            <text:p>1500762999</text:p>
          </table:table-cell>
          <table:table-cell table:formula="of:=[.A262]-[.B26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3030" calcext:value-type="float">
            <text:p>1500763030</text:p>
          </table:table-cell>
          <table:table-cell office:value-type="float" office:value="1500763021" calcext:value-type="float">
            <text:p>1500763021</text:p>
          </table:table-cell>
          <table:table-cell table:formula="of:=[.A263]-[.B26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3040" calcext:value-type="float">
            <text:p>1500763040</text:p>
          </table:table-cell>
          <table:table-cell office:value-type="float" office:value="1500763030" calcext:value-type="float">
            <text:p>1500763030</text:p>
          </table:table-cell>
          <table:table-cell table:formula="of:=[.A264]-[.B26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3055" calcext:value-type="float">
            <text:p>1500763055</text:p>
          </table:table-cell>
          <table:table-cell office:value-type="float" office:value="1500763040" calcext:value-type="float">
            <text:p>1500763040</text:p>
          </table:table-cell>
          <table:table-cell table:formula="of:=[.A265]-[.B26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3060" calcext:value-type="float">
            <text:p>1500763060</text:p>
          </table:table-cell>
          <table:table-cell office:value-type="float" office:value="1500763055" calcext:value-type="float">
            <text:p>1500763055</text:p>
          </table:table-cell>
          <table:table-cell table:formula="of:=[.A266]-[.B26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071" calcext:value-type="float">
            <text:p>1500763071</text:p>
          </table:table-cell>
          <table:table-cell office:value-type="float" office:value="1500763060" calcext:value-type="float">
            <text:p>1500763060</text:p>
          </table:table-cell>
          <table:table-cell table:formula="of:=[.A267]-[.B26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3072" calcext:value-type="float">
            <text:p>1500763072</text:p>
          </table:table-cell>
          <table:table-cell office:value-type="float" office:value="1500763071" calcext:value-type="float">
            <text:p>1500763071</text:p>
          </table:table-cell>
          <table:table-cell table:formula="of:=[.A268]-[.B2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3102" calcext:value-type="float">
            <text:p>1500763102</text:p>
          </table:table-cell>
          <table:table-cell office:value-type="float" office:value="1500763072" calcext:value-type="float">
            <text:p>1500763072</text:p>
          </table:table-cell>
          <table:table-cell table:formula="of:=[.A269]-[.B26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3107" calcext:value-type="float">
            <text:p>1500763107</text:p>
          </table:table-cell>
          <table:table-cell office:value-type="float" office:value="1500763102" calcext:value-type="float">
            <text:p>1500763102</text:p>
          </table:table-cell>
          <table:table-cell table:formula="of:=[.A270]-[.B27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115" calcext:value-type="float">
            <text:p>1500763115</text:p>
          </table:table-cell>
          <table:table-cell office:value-type="float" office:value="1500763107" calcext:value-type="float">
            <text:p>1500763107</text:p>
          </table:table-cell>
          <table:table-cell table:formula="of:=[.A271]-[.B2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119" calcext:value-type="float">
            <text:p>1500763119</text:p>
          </table:table-cell>
          <table:table-cell office:value-type="float" office:value="1500763115" calcext:value-type="float">
            <text:p>1500763115</text:p>
          </table:table-cell>
          <table:table-cell table:formula="of:=[.A272]-[.B2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124" calcext:value-type="float">
            <text:p>1500763124</text:p>
          </table:table-cell>
          <table:table-cell office:value-type="float" office:value="1500763119" calcext:value-type="float">
            <text:p>1500763119</text:p>
          </table:table-cell>
          <table:table-cell table:formula="of:=[.A273]-[.B27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186" calcext:value-type="float">
            <text:p>1500763186</text:p>
          </table:table-cell>
          <table:table-cell office:value-type="float" office:value="1500763124" calcext:value-type="float">
            <text:p>1500763124</text:p>
          </table:table-cell>
          <table:table-cell table:formula="of:=[.A274]-[.B274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63205" calcext:value-type="float">
            <text:p>1500763205</text:p>
          </table:table-cell>
          <table:table-cell office:value-type="float" office:value="1500763186" calcext:value-type="float">
            <text:p>1500763186</text:p>
          </table:table-cell>
          <table:table-cell table:formula="of:=[.A275]-[.B27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3214" calcext:value-type="float">
            <text:p>1500763214</text:p>
          </table:table-cell>
          <table:table-cell office:value-type="float" office:value="1500763205" calcext:value-type="float">
            <text:p>1500763205</text:p>
          </table:table-cell>
          <table:table-cell table:formula="of:=[.A276]-[.B27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3223" calcext:value-type="float">
            <text:p>1500763223</text:p>
          </table:table-cell>
          <table:table-cell office:value-type="float" office:value="1500763214" calcext:value-type="float">
            <text:p>1500763214</text:p>
          </table:table-cell>
          <table:table-cell table:formula="of:=[.A277]-[.B27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3235" calcext:value-type="float">
            <text:p>1500763235</text:p>
          </table:table-cell>
          <table:table-cell office:value-type="float" office:value="1500763223" calcext:value-type="float">
            <text:p>1500763223</text:p>
          </table:table-cell>
          <table:table-cell table:formula="of:=[.A278]-[.B27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3316" calcext:value-type="float">
            <text:p>1500763316</text:p>
          </table:table-cell>
          <table:table-cell office:value-type="float" office:value="1500763235" calcext:value-type="float">
            <text:p>1500763235</text:p>
          </table:table-cell>
          <table:table-cell table:formula="of:=[.A279]-[.B279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0763353" calcext:value-type="float">
            <text:p>1500763353</text:p>
          </table:table-cell>
          <table:table-cell office:value-type="float" office:value="1500763316" calcext:value-type="float">
            <text:p>1500763316</text:p>
          </table:table-cell>
          <table:table-cell table:formula="of:=[.A280]-[.B28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3360" calcext:value-type="float">
            <text:p>1500763360</text:p>
          </table:table-cell>
          <table:table-cell office:value-type="float" office:value="1500763353" calcext:value-type="float">
            <text:p>1500763353</text:p>
          </table:table-cell>
          <table:table-cell table:formula="of:=[.A281]-[.B28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403" calcext:value-type="float">
            <text:p>1500763403</text:p>
          </table:table-cell>
          <table:table-cell office:value-type="float" office:value="1500763360" calcext:value-type="float">
            <text:p>1500763360</text:p>
          </table:table-cell>
          <table:table-cell table:formula="of:=[.A282]-[.B28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3405" calcext:value-type="float">
            <text:p>1500763405</text:p>
          </table:table-cell>
          <table:table-cell office:value-type="float" office:value="1500763403" calcext:value-type="float">
            <text:p>1500763403</text:p>
          </table:table-cell>
          <table:table-cell table:formula="of:=[.A283]-[.B2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3420" calcext:value-type="float">
            <text:p>1500763420</text:p>
          </table:table-cell>
          <table:table-cell office:value-type="float" office:value="1500763405" calcext:value-type="float">
            <text:p>1500763405</text:p>
          </table:table-cell>
          <table:table-cell table:formula="of:=[.A284]-[.B28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3428" calcext:value-type="float">
            <text:p>1500763428</text:p>
          </table:table-cell>
          <table:table-cell office:value-type="float" office:value="1500763420" calcext:value-type="float">
            <text:p>1500763420</text:p>
          </table:table-cell>
          <table:table-cell table:formula="of:=[.A285]-[.B28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432" calcext:value-type="float">
            <text:p>1500763432</text:p>
          </table:table-cell>
          <table:table-cell office:value-type="float" office:value="1500763428" calcext:value-type="float">
            <text:p>1500763428</text:p>
          </table:table-cell>
          <table:table-cell table:formula="of:=[.A286]-[.B2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473" calcext:value-type="float">
            <text:p>1500763473</text:p>
          </table:table-cell>
          <table:table-cell office:value-type="float" office:value="1500763432" calcext:value-type="float">
            <text:p>1500763432</text:p>
          </table:table-cell>
          <table:table-cell table:formula="of:=[.A287]-[.B28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3478" calcext:value-type="float">
            <text:p>1500763478</text:p>
          </table:table-cell>
          <table:table-cell office:value-type="float" office:value="1500763473" calcext:value-type="float">
            <text:p>1500763473</text:p>
          </table:table-cell>
          <table:table-cell table:formula="of:=[.A288]-[.B28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491" calcext:value-type="float">
            <text:p>1500763491</text:p>
          </table:table-cell>
          <table:table-cell office:value-type="float" office:value="1500763478" calcext:value-type="float">
            <text:p>1500763478</text:p>
          </table:table-cell>
          <table:table-cell table:formula="of:=[.A289]-[.B28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3529" calcext:value-type="float">
            <text:p>1500763529</text:p>
          </table:table-cell>
          <table:table-cell office:value-type="float" office:value="1500763491" calcext:value-type="float">
            <text:p>1500763491</text:p>
          </table:table-cell>
          <table:table-cell table:formula="of:=[.A290]-[.B29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3532" calcext:value-type="float">
            <text:p>1500763532</text:p>
          </table:table-cell>
          <table:table-cell office:value-type="float" office:value="1500763529" calcext:value-type="float">
            <text:p>1500763529</text:p>
          </table:table-cell>
          <table:table-cell table:formula="of:=[.A291]-[.B2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3535" calcext:value-type="float">
            <text:p>1500763535</text:p>
          </table:table-cell>
          <table:table-cell office:value-type="float" office:value="1500763532" calcext:value-type="float">
            <text:p>1500763532</text:p>
          </table:table-cell>
          <table:table-cell table:formula="of:=[.A292]-[.B29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3551" calcext:value-type="float">
            <text:p>1500763551</text:p>
          </table:table-cell>
          <table:table-cell office:value-type="float" office:value="1500763535" calcext:value-type="float">
            <text:p>1500763535</text:p>
          </table:table-cell>
          <table:table-cell table:formula="of:=[.A293]-[.B29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3588" calcext:value-type="float">
            <text:p>1500763588</text:p>
          </table:table-cell>
          <table:table-cell office:value-type="float" office:value="1500763551" calcext:value-type="float">
            <text:p>1500763551</text:p>
          </table:table-cell>
          <table:table-cell table:formula="of:=[.A294]-[.B29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3594" calcext:value-type="float">
            <text:p>1500763594</text:p>
          </table:table-cell>
          <table:table-cell office:value-type="float" office:value="1500763588" calcext:value-type="float">
            <text:p>1500763588</text:p>
          </table:table-cell>
          <table:table-cell table:formula="of:=[.A295]-[.B29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605" calcext:value-type="float">
            <text:p>1500763605</text:p>
          </table:table-cell>
          <table:table-cell office:value-type="float" office:value="1500763594" calcext:value-type="float">
            <text:p>1500763594</text:p>
          </table:table-cell>
          <table:table-cell table:formula="of:=[.A296]-[.B29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3621" calcext:value-type="float">
            <text:p>1500763621</text:p>
          </table:table-cell>
          <table:table-cell office:value-type="float" office:value="1500763605" calcext:value-type="float">
            <text:p>1500763605</text:p>
          </table:table-cell>
          <table:table-cell table:formula="of:=[.A297]-[.B29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3628" calcext:value-type="float">
            <text:p>1500763628</text:p>
          </table:table-cell>
          <table:table-cell office:value-type="float" office:value="1500763621" calcext:value-type="float">
            <text:p>1500763621</text:p>
          </table:table-cell>
          <table:table-cell table:formula="of:=[.A298]-[.B29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635" calcext:value-type="float">
            <text:p>1500763635</text:p>
          </table:table-cell>
          <table:table-cell office:value-type="float" office:value="1500763628" calcext:value-type="float">
            <text:p>1500763628</text:p>
          </table:table-cell>
          <table:table-cell table:formula="of:=[.A299]-[.B29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648" calcext:value-type="float">
            <text:p>1500763648</text:p>
          </table:table-cell>
          <table:table-cell office:value-type="float" office:value="1500763635" calcext:value-type="float">
            <text:p>1500763635</text:p>
          </table:table-cell>
          <table:table-cell table:formula="of:=[.A300]-[.B30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3654" calcext:value-type="float">
            <text:p>1500763654</text:p>
          </table:table-cell>
          <table:table-cell office:value-type="float" office:value="1500763648" calcext:value-type="float">
            <text:p>1500763648</text:p>
          </table:table-cell>
          <table:table-cell table:formula="of:=[.A301]-[.B30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661" calcext:value-type="float">
            <text:p>1500763661</text:p>
          </table:table-cell>
          <table:table-cell office:value-type="float" office:value="1500763654" calcext:value-type="float">
            <text:p>1500763654</text:p>
          </table:table-cell>
          <table:table-cell table:formula="of:=[.A302]-[.B30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667" calcext:value-type="float">
            <text:p>1500763667</text:p>
          </table:table-cell>
          <table:table-cell office:value-type="float" office:value="1500763661" calcext:value-type="float">
            <text:p>1500763661</text:p>
          </table:table-cell>
          <table:table-cell table:formula="of:=[.A303]-[.B30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675" calcext:value-type="float">
            <text:p>1500763675</text:p>
          </table:table-cell>
          <table:table-cell office:value-type="float" office:value="1500763667" calcext:value-type="float">
            <text:p>1500763667</text:p>
          </table:table-cell>
          <table:table-cell table:formula="of:=[.A304]-[.B30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693" calcext:value-type="float">
            <text:p>1500763693</text:p>
          </table:table-cell>
          <table:table-cell office:value-type="float" office:value="1500763675" calcext:value-type="float">
            <text:p>1500763675</text:p>
          </table:table-cell>
          <table:table-cell table:formula="of:=[.A305]-[.B30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3717" calcext:value-type="float">
            <text:p>1500763717</text:p>
          </table:table-cell>
          <table:table-cell office:value-type="float" office:value="1500763693" calcext:value-type="float">
            <text:p>1500763693</text:p>
          </table:table-cell>
          <table:table-cell table:formula="of:=[.A306]-[.B30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3745" calcext:value-type="float">
            <text:p>1500763745</text:p>
          </table:table-cell>
          <table:table-cell office:value-type="float" office:value="1500763717" calcext:value-type="float">
            <text:p>1500763717</text:p>
          </table:table-cell>
          <table:table-cell table:formula="of:=[.A307]-[.B30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3776" calcext:value-type="float">
            <text:p>1500763776</text:p>
          </table:table-cell>
          <table:table-cell office:value-type="float" office:value="1500763745" calcext:value-type="float">
            <text:p>1500763745</text:p>
          </table:table-cell>
          <table:table-cell table:formula="of:=[.A308]-[.B30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3783" calcext:value-type="float">
            <text:p>1500763783</text:p>
          </table:table-cell>
          <table:table-cell office:value-type="float" office:value="1500763776" calcext:value-type="float">
            <text:p>1500763776</text:p>
          </table:table-cell>
          <table:table-cell table:formula="of:=[.A309]-[.B30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787" calcext:value-type="float">
            <text:p>1500763787</text:p>
          </table:table-cell>
          <table:table-cell office:value-type="float" office:value="1500763783" calcext:value-type="float">
            <text:p>1500763783</text:p>
          </table:table-cell>
          <table:table-cell table:formula="of:=[.A310]-[.B3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791" calcext:value-type="float">
            <text:p>1500763791</text:p>
          </table:table-cell>
          <table:table-cell office:value-type="float" office:value="1500763787" calcext:value-type="float">
            <text:p>1500763787</text:p>
          </table:table-cell>
          <table:table-cell table:formula="of:=[.A311]-[.B3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819" calcext:value-type="float">
            <text:p>1500763819</text:p>
          </table:table-cell>
          <table:table-cell office:value-type="float" office:value="1500763791" calcext:value-type="float">
            <text:p>1500763791</text:p>
          </table:table-cell>
          <table:table-cell table:formula="of:=[.A312]-[.B31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3837" calcext:value-type="float">
            <text:p>1500763837</text:p>
          </table:table-cell>
          <table:table-cell office:value-type="float" office:value="1500763819" calcext:value-type="float">
            <text:p>1500763819</text:p>
          </table:table-cell>
          <table:table-cell table:formula="of:=[.A313]-[.B31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3841" calcext:value-type="float">
            <text:p>1500763841</text:p>
          </table:table-cell>
          <table:table-cell office:value-type="float" office:value="1500763837" calcext:value-type="float">
            <text:p>1500763837</text:p>
          </table:table-cell>
          <table:table-cell table:formula="of:=[.A314]-[.B3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847" calcext:value-type="float">
            <text:p>1500763847</text:p>
          </table:table-cell>
          <table:table-cell office:value-type="float" office:value="1500763841" calcext:value-type="float">
            <text:p>1500763841</text:p>
          </table:table-cell>
          <table:table-cell table:formula="of:=[.A315]-[.B3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860" calcext:value-type="float">
            <text:p>1500763860</text:p>
          </table:table-cell>
          <table:table-cell office:value-type="float" office:value="1500763847" calcext:value-type="float">
            <text:p>1500763847</text:p>
          </table:table-cell>
          <table:table-cell table:formula="of:=[.A316]-[.B3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3872" calcext:value-type="float">
            <text:p>1500763872</text:p>
          </table:table-cell>
          <table:table-cell office:value-type="float" office:value="1500763860" calcext:value-type="float">
            <text:p>1500763860</text:p>
          </table:table-cell>
          <table:table-cell table:formula="of:=[.A317]-[.B31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3902" calcext:value-type="float">
            <text:p>1500763902</text:p>
          </table:table-cell>
          <table:table-cell office:value-type="float" office:value="1500763872" calcext:value-type="float">
            <text:p>1500763872</text:p>
          </table:table-cell>
          <table:table-cell table:formula="of:=[.A318]-[.B31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3927" calcext:value-type="float">
            <text:p>1500763927</text:p>
          </table:table-cell>
          <table:table-cell office:value-type="float" office:value="1500763902" calcext:value-type="float">
            <text:p>1500763902</text:p>
          </table:table-cell>
          <table:table-cell table:formula="of:=[.A319]-[.B31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3935" calcext:value-type="float">
            <text:p>1500763935</text:p>
          </table:table-cell>
          <table:table-cell office:value-type="float" office:value="1500763927" calcext:value-type="float">
            <text:p>1500763927</text:p>
          </table:table-cell>
          <table:table-cell table:formula="of:=[.A320]-[.B32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949" calcext:value-type="float">
            <text:p>1500763949</text:p>
          </table:table-cell>
          <table:table-cell office:value-type="float" office:value="1500763935" calcext:value-type="float">
            <text:p>1500763935</text:p>
          </table:table-cell>
          <table:table-cell table:formula="of:=[.A321]-[.B32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3970" calcext:value-type="float">
            <text:p>1500763970</text:p>
          </table:table-cell>
          <table:table-cell office:value-type="float" office:value="1500763949" calcext:value-type="float">
            <text:p>1500763949</text:p>
          </table:table-cell>
          <table:table-cell table:formula="of:=[.A322]-[.B32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4006" calcext:value-type="float">
            <text:p>1500764006</text:p>
          </table:table-cell>
          <table:table-cell office:value-type="float" office:value="1500763970" calcext:value-type="float">
            <text:p>1500763970</text:p>
          </table:table-cell>
          <table:table-cell table:formula="of:=[.A323]-[.B32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4025" calcext:value-type="float">
            <text:p>1500764025</text:p>
          </table:table-cell>
          <table:table-cell office:value-type="float" office:value="1500764006" calcext:value-type="float">
            <text:p>1500764006</text:p>
          </table:table-cell>
          <table:table-cell table:formula="of:=[.A324]-[.B32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4042" calcext:value-type="float">
            <text:p>1500764042</text:p>
          </table:table-cell>
          <table:table-cell office:value-type="float" office:value="1500764025" calcext:value-type="float">
            <text:p>1500764025</text:p>
          </table:table-cell>
          <table:table-cell table:formula="of:=[.A325]-[.B32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4043" calcext:value-type="float">
            <text:p>1500764043</text:p>
          </table:table-cell>
          <table:table-cell office:value-type="float" office:value="1500764042" calcext:value-type="float">
            <text:p>1500764042</text:p>
          </table:table-cell>
          <table:table-cell table:formula="of:=[.A326]-[.B3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057" calcext:value-type="float">
            <text:p>1500764057</text:p>
          </table:table-cell>
          <table:table-cell office:value-type="float" office:value="1500764043" calcext:value-type="float">
            <text:p>1500764043</text:p>
          </table:table-cell>
          <table:table-cell table:formula="of:=[.A327]-[.B32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4072" calcext:value-type="float">
            <text:p>1500764072</text:p>
          </table:table-cell>
          <table:table-cell office:value-type="float" office:value="1500764057" calcext:value-type="float">
            <text:p>1500764057</text:p>
          </table:table-cell>
          <table:table-cell table:formula="of:=[.A328]-[.B32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4098" calcext:value-type="float">
            <text:p>1500764098</text:p>
          </table:table-cell>
          <table:table-cell office:value-type="float" office:value="1500764072" calcext:value-type="float">
            <text:p>1500764072</text:p>
          </table:table-cell>
          <table:table-cell table:formula="of:=[.A329]-[.B32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4136" calcext:value-type="float">
            <text:p>1500764136</text:p>
          </table:table-cell>
          <table:table-cell office:value-type="float" office:value="1500764098" calcext:value-type="float">
            <text:p>1500764098</text:p>
          </table:table-cell>
          <table:table-cell table:formula="of:=[.A330]-[.B33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4139" calcext:value-type="float">
            <text:p>1500764139</text:p>
          </table:table-cell>
          <table:table-cell office:value-type="float" office:value="1500764136" calcext:value-type="float">
            <text:p>1500764136</text:p>
          </table:table-cell>
          <table:table-cell table:formula="of:=[.A331]-[.B33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4176" calcext:value-type="float">
            <text:p>1500764176</text:p>
          </table:table-cell>
          <table:table-cell office:value-type="float" office:value="1500764139" calcext:value-type="float">
            <text:p>1500764139</text:p>
          </table:table-cell>
          <table:table-cell table:formula="of:=[.A332]-[.B33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4230" calcext:value-type="float">
            <text:p>1500764230</text:p>
          </table:table-cell>
          <table:table-cell office:value-type="float" office:value="1500764176" calcext:value-type="float">
            <text:p>1500764176</text:p>
          </table:table-cell>
          <table:table-cell table:formula="of:=[.A333]-[.B33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64236" calcext:value-type="float">
            <text:p>1500764236</text:p>
          </table:table-cell>
          <table:table-cell office:value-type="float" office:value="1500764230" calcext:value-type="float">
            <text:p>1500764230</text:p>
          </table:table-cell>
          <table:table-cell table:formula="of:=[.A334]-[.B33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243" calcext:value-type="float">
            <text:p>1500764243</text:p>
          </table:table-cell>
          <table:table-cell office:value-type="float" office:value="1500764236" calcext:value-type="float">
            <text:p>1500764236</text:p>
          </table:table-cell>
          <table:table-cell table:formula="of:=[.A335]-[.B33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4270" calcext:value-type="float">
            <text:p>1500764270</text:p>
          </table:table-cell>
          <table:table-cell office:value-type="float" office:value="1500764243" calcext:value-type="float">
            <text:p>1500764243</text:p>
          </table:table-cell>
          <table:table-cell table:formula="of:=[.A336]-[.B33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4296" calcext:value-type="float">
            <text:p>1500764296</text:p>
          </table:table-cell>
          <table:table-cell office:value-type="float" office:value="1500764270" calcext:value-type="float">
            <text:p>1500764270</text:p>
          </table:table-cell>
          <table:table-cell table:formula="of:=[.A337]-[.B33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4323" calcext:value-type="float">
            <text:p>1500764323</text:p>
          </table:table-cell>
          <table:table-cell office:value-type="float" office:value="1500764296" calcext:value-type="float">
            <text:p>1500764296</text:p>
          </table:table-cell>
          <table:table-cell table:formula="of:=[.A338]-[.B33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4334" calcext:value-type="float">
            <text:p>1500764334</text:p>
          </table:table-cell>
          <table:table-cell office:value-type="float" office:value="1500764323" calcext:value-type="float">
            <text:p>1500764323</text:p>
          </table:table-cell>
          <table:table-cell table:formula="of:=[.A339]-[.B33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4336" calcext:value-type="float">
            <text:p>1500764336</text:p>
          </table:table-cell>
          <table:table-cell office:value-type="float" office:value="1500764334" calcext:value-type="float">
            <text:p>1500764334</text:p>
          </table:table-cell>
          <table:table-cell table:formula="of:=[.A340]-[.B3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344" calcext:value-type="float">
            <text:p>1500764344</text:p>
          </table:table-cell>
          <table:table-cell office:value-type="float" office:value="1500764336" calcext:value-type="float">
            <text:p>1500764336</text:p>
          </table:table-cell>
          <table:table-cell table:formula="of:=[.A341]-[.B34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4350" calcext:value-type="float">
            <text:p>1500764350</text:p>
          </table:table-cell>
          <table:table-cell office:value-type="float" office:value="1500764344" calcext:value-type="float">
            <text:p>1500764344</text:p>
          </table:table-cell>
          <table:table-cell table:formula="of:=[.A342]-[.B3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354" calcext:value-type="float">
            <text:p>1500764354</text:p>
          </table:table-cell>
          <table:table-cell office:value-type="float" office:value="1500764350" calcext:value-type="float">
            <text:p>1500764350</text:p>
          </table:table-cell>
          <table:table-cell table:formula="of:=[.A343]-[.B34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4356" calcext:value-type="float">
            <text:p>1500764356</text:p>
          </table:table-cell>
          <table:table-cell office:value-type="float" office:value="1500764354" calcext:value-type="float">
            <text:p>1500764354</text:p>
          </table:table-cell>
          <table:table-cell table:formula="of:=[.A344]-[.B3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359" calcext:value-type="float">
            <text:p>1500764359</text:p>
          </table:table-cell>
          <table:table-cell office:value-type="float" office:value="1500764356" calcext:value-type="float">
            <text:p>1500764356</text:p>
          </table:table-cell>
          <table:table-cell table:formula="of:=[.A345]-[.B3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4365" calcext:value-type="float">
            <text:p>1500764365</text:p>
          </table:table-cell>
          <table:table-cell office:value-type="float" office:value="1500764359" calcext:value-type="float">
            <text:p>1500764359</text:p>
          </table:table-cell>
          <table:table-cell table:formula="of:=[.A346]-[.B34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486" calcext:value-type="float">
            <text:p>1500764486</text:p>
          </table:table-cell>
          <table:table-cell office:value-type="float" office:value="1500764365" calcext:value-type="float">
            <text:p>1500764365</text:p>
          </table:table-cell>
          <table:table-cell table:formula="of:=[.A347]-[.B347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00764525" calcext:value-type="float">
            <text:p>1500764525</text:p>
          </table:table-cell>
          <table:table-cell office:value-type="float" office:value="1500764486" calcext:value-type="float">
            <text:p>1500764486</text:p>
          </table:table-cell>
          <table:table-cell table:formula="of:=[.A348]-[.B34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64568" calcext:value-type="float">
            <text:p>1500764568</text:p>
          </table:table-cell>
          <table:table-cell office:value-type="float" office:value="1500764525" calcext:value-type="float">
            <text:p>1500764525</text:p>
          </table:table-cell>
          <table:table-cell table:formula="of:=[.A349]-[.B34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4578" calcext:value-type="float">
            <text:p>1500764578</text:p>
          </table:table-cell>
          <table:table-cell office:value-type="float" office:value="1500764568" calcext:value-type="float">
            <text:p>1500764568</text:p>
          </table:table-cell>
          <table:table-cell table:formula="of:=[.A350]-[.B35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584" calcext:value-type="float">
            <text:p>1500764584</text:p>
          </table:table-cell>
          <table:table-cell office:value-type="float" office:value="1500764578" calcext:value-type="float">
            <text:p>1500764578</text:p>
          </table:table-cell>
          <table:table-cell table:formula="of:=[.A351]-[.B3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588" calcext:value-type="float">
            <text:p>1500764588</text:p>
          </table:table-cell>
          <table:table-cell office:value-type="float" office:value="1500764584" calcext:value-type="float">
            <text:p>1500764584</text:p>
          </table:table-cell>
          <table:table-cell table:formula="of:=[.A352]-[.B3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4635" calcext:value-type="float">
            <text:p>1500764635</text:p>
          </table:table-cell>
          <table:table-cell office:value-type="float" office:value="1500764588" calcext:value-type="float">
            <text:p>1500764588</text:p>
          </table:table-cell>
          <table:table-cell table:formula="of:=[.A353]-[.B35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4658" calcext:value-type="float">
            <text:p>1500764658</text:p>
          </table:table-cell>
          <table:table-cell office:value-type="float" office:value="1500764635" calcext:value-type="float">
            <text:p>1500764635</text:p>
          </table:table-cell>
          <table:table-cell table:formula="of:=[.A354]-[.B35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4667" calcext:value-type="float">
            <text:p>1500764667</text:p>
          </table:table-cell>
          <table:table-cell office:value-type="float" office:value="1500764658" calcext:value-type="float">
            <text:p>1500764658</text:p>
          </table:table-cell>
          <table:table-cell table:formula="of:=[.A355]-[.B35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4671" calcext:value-type="float">
            <text:p>1500764671</text:p>
          </table:table-cell>
          <table:table-cell office:value-type="float" office:value="1500764667" calcext:value-type="float">
            <text:p>1500764667</text:p>
          </table:table-cell>
          <table:table-cell table:formula="of:=[.A356]-[.B3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4686" calcext:value-type="float">
            <text:p>1500764686</text:p>
          </table:table-cell>
          <table:table-cell office:value-type="float" office:value="1500764671" calcext:value-type="float">
            <text:p>1500764671</text:p>
          </table:table-cell>
          <table:table-cell table:formula="of:=[.A357]-[.B35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4696" calcext:value-type="float">
            <text:p>1500764696</text:p>
          </table:table-cell>
          <table:table-cell office:value-type="float" office:value="1500764686" calcext:value-type="float">
            <text:p>1500764686</text:p>
          </table:table-cell>
          <table:table-cell table:formula="of:=[.A358]-[.B3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715" calcext:value-type="float">
            <text:p>1500764715</text:p>
          </table:table-cell>
          <table:table-cell office:value-type="float" office:value="1500764696" calcext:value-type="float">
            <text:p>1500764696</text:p>
          </table:table-cell>
          <table:table-cell table:formula="of:=[.A359]-[.B35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4717" calcext:value-type="float">
            <text:p>1500764717</text:p>
          </table:table-cell>
          <table:table-cell office:value-type="float" office:value="1500764715" calcext:value-type="float">
            <text:p>1500764715</text:p>
          </table:table-cell>
          <table:table-cell table:formula="of:=[.A360]-[.B3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772" calcext:value-type="float">
            <text:p>1500764772</text:p>
          </table:table-cell>
          <table:table-cell office:value-type="float" office:value="1500764717" calcext:value-type="float">
            <text:p>1500764717</text:p>
          </table:table-cell>
          <table:table-cell table:formula="of:=[.A361]-[.B36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64773" calcext:value-type="float">
            <text:p>1500764773</text:p>
          </table:table-cell>
          <table:table-cell office:value-type="float" office:value="1500764772" calcext:value-type="float">
            <text:p>1500764772</text:p>
          </table:table-cell>
          <table:table-cell table:formula="of:=[.A362]-[.B3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783" calcext:value-type="float">
            <text:p>1500764783</text:p>
          </table:table-cell>
          <table:table-cell office:value-type="float" office:value="1500764773" calcext:value-type="float">
            <text:p>1500764773</text:p>
          </table:table-cell>
          <table:table-cell table:formula="of:=[.A363]-[.B36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784" calcext:value-type="float">
            <text:p>1500764784</text:p>
          </table:table-cell>
          <table:table-cell office:value-type="float" office:value="1500764783" calcext:value-type="float">
            <text:p>1500764783</text:p>
          </table:table-cell>
          <table:table-cell table:formula="of:=[.A364]-[.B3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786" calcext:value-type="float">
            <text:p>1500764786</text:p>
          </table:table-cell>
          <table:table-cell office:value-type="float" office:value="1500764784" calcext:value-type="float">
            <text:p>1500764784</text:p>
          </table:table-cell>
          <table:table-cell table:formula="of:=[.A365]-[.B3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797" calcext:value-type="float">
            <text:p>1500764797</text:p>
          </table:table-cell>
          <table:table-cell office:value-type="float" office:value="1500764786" calcext:value-type="float">
            <text:p>1500764786</text:p>
          </table:table-cell>
          <table:table-cell table:formula="of:=[.A366]-[.B36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4813" calcext:value-type="float">
            <text:p>1500764813</text:p>
          </table:table-cell>
          <table:table-cell office:value-type="float" office:value="1500764797" calcext:value-type="float">
            <text:p>1500764797</text:p>
          </table:table-cell>
          <table:table-cell table:formula="of:=[.A367]-[.B36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4820" calcext:value-type="float">
            <text:p>1500764820</text:p>
          </table:table-cell>
          <table:table-cell office:value-type="float" office:value="1500764813" calcext:value-type="float">
            <text:p>1500764813</text:p>
          </table:table-cell>
          <table:table-cell table:formula="of:=[.A368]-[.B36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4838" calcext:value-type="float">
            <text:p>1500764838</text:p>
          </table:table-cell>
          <table:table-cell office:value-type="float" office:value="1500764820" calcext:value-type="float">
            <text:p>1500764820</text:p>
          </table:table-cell>
          <table:table-cell table:formula="of:=[.A369]-[.B36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4844" calcext:value-type="float">
            <text:p>1500764844</text:p>
          </table:table-cell>
          <table:table-cell office:value-type="float" office:value="1500764838" calcext:value-type="float">
            <text:p>1500764838</text:p>
          </table:table-cell>
          <table:table-cell table:formula="of:=[.A370]-[.B37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852" calcext:value-type="float">
            <text:p>1500764852</text:p>
          </table:table-cell>
          <table:table-cell office:value-type="float" office:value="1500764844" calcext:value-type="float">
            <text:p>1500764844</text:p>
          </table:table-cell>
          <table:table-cell table:formula="of:=[.A371]-[.B3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4854" calcext:value-type="float">
            <text:p>1500764854</text:p>
          </table:table-cell>
          <table:table-cell office:value-type="float" office:value="1500764852" calcext:value-type="float">
            <text:p>1500764852</text:p>
          </table:table-cell>
          <table:table-cell table:formula="of:=[.A372]-[.B37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878" calcext:value-type="float">
            <text:p>1500764878</text:p>
          </table:table-cell>
          <table:table-cell office:value-type="float" office:value="1500764854" calcext:value-type="float">
            <text:p>1500764854</text:p>
          </table:table-cell>
          <table:table-cell table:formula="of:=[.A373]-[.B37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4887" calcext:value-type="float">
            <text:p>1500764887</text:p>
          </table:table-cell>
          <table:table-cell office:value-type="float" office:value="1500764878" calcext:value-type="float">
            <text:p>1500764878</text:p>
          </table:table-cell>
          <table:table-cell table:formula="of:=[.A374]-[.B37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4896" calcext:value-type="float">
            <text:p>1500764896</text:p>
          </table:table-cell>
          <table:table-cell office:value-type="float" office:value="1500764887" calcext:value-type="float">
            <text:p>1500764887</text:p>
          </table:table-cell>
          <table:table-cell table:formula="of:=[.A375]-[.B37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4925" calcext:value-type="float">
            <text:p>1500764925</text:p>
          </table:table-cell>
          <table:table-cell office:value-type="float" office:value="1500764896" calcext:value-type="float">
            <text:p>1500764896</text:p>
          </table:table-cell>
          <table:table-cell table:formula="of:=[.A376]-[.B37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4951" calcext:value-type="float">
            <text:p>1500764951</text:p>
          </table:table-cell>
          <table:table-cell office:value-type="float" office:value="1500764925" calcext:value-type="float">
            <text:p>1500764925</text:p>
          </table:table-cell>
          <table:table-cell table:formula="of:=[.A377]-[.B37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4957" calcext:value-type="float">
            <text:p>1500764957</text:p>
          </table:table-cell>
          <table:table-cell office:value-type="float" office:value="1500764951" calcext:value-type="float">
            <text:p>1500764951</text:p>
          </table:table-cell>
          <table:table-cell table:formula="of:=[.A378]-[.B37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965" calcext:value-type="float">
            <text:p>1500764965</text:p>
          </table:table-cell>
          <table:table-cell office:value-type="float" office:value="1500764957" calcext:value-type="float">
            <text:p>1500764957</text:p>
          </table:table-cell>
          <table:table-cell table:formula="of:=[.A379]-[.B37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4967" calcext:value-type="float">
            <text:p>1500764967</text:p>
          </table:table-cell>
          <table:table-cell office:value-type="float" office:value="1500764965" calcext:value-type="float">
            <text:p>1500764965</text:p>
          </table:table-cell>
          <table:table-cell table:formula="of:=[.A380]-[.B3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968" calcext:value-type="float">
            <text:p>1500764968</text:p>
          </table:table-cell>
          <table:table-cell office:value-type="float" office:value="1500764967" calcext:value-type="float">
            <text:p>1500764967</text:p>
          </table:table-cell>
          <table:table-cell table:formula="of:=[.A381]-[.B3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978" calcext:value-type="float">
            <text:p>1500764978</text:p>
          </table:table-cell>
          <table:table-cell office:value-type="float" office:value="1500764968" calcext:value-type="float">
            <text:p>1500764968</text:p>
          </table:table-cell>
          <table:table-cell table:formula="of:=[.A382]-[.B38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995" calcext:value-type="float">
            <text:p>1500764995</text:p>
          </table:table-cell>
          <table:table-cell office:value-type="float" office:value="1500764978" calcext:value-type="float">
            <text:p>1500764978</text:p>
          </table:table-cell>
          <table:table-cell table:formula="of:=[.A383]-[.B38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5016" calcext:value-type="float">
            <text:p>1500765016</text:p>
          </table:table-cell>
          <table:table-cell office:value-type="float" office:value="1500764995" calcext:value-type="float">
            <text:p>1500764995</text:p>
          </table:table-cell>
          <table:table-cell table:formula="of:=[.A384]-[.B38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5028" calcext:value-type="float">
            <text:p>1500765028</text:p>
          </table:table-cell>
          <table:table-cell office:value-type="float" office:value="1500765016" calcext:value-type="float">
            <text:p>1500765016</text:p>
          </table:table-cell>
          <table:table-cell table:formula="of:=[.A385]-[.B38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5069" calcext:value-type="float">
            <text:p>1500765069</text:p>
          </table:table-cell>
          <table:table-cell office:value-type="float" office:value="1500765028" calcext:value-type="float">
            <text:p>1500765028</text:p>
          </table:table-cell>
          <table:table-cell table:formula="of:=[.A386]-[.B38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5098" calcext:value-type="float">
            <text:p>1500765098</text:p>
          </table:table-cell>
          <table:table-cell office:value-type="float" office:value="1500765069" calcext:value-type="float">
            <text:p>1500765069</text:p>
          </table:table-cell>
          <table:table-cell table:formula="of:=[.A387]-[.B38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5104" calcext:value-type="float">
            <text:p>1500765104</text:p>
          </table:table-cell>
          <table:table-cell office:value-type="float" office:value="1500765098" calcext:value-type="float">
            <text:p>1500765098</text:p>
          </table:table-cell>
          <table:table-cell table:formula="of:=[.A388]-[.B38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5112" calcext:value-type="float">
            <text:p>1500765112</text:p>
          </table:table-cell>
          <table:table-cell office:value-type="float" office:value="1500765104" calcext:value-type="float">
            <text:p>1500765104</text:p>
          </table:table-cell>
          <table:table-cell table:formula="of:=[.A389]-[.B38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5163" calcext:value-type="float">
            <text:p>1500765163</text:p>
          </table:table-cell>
          <table:table-cell office:value-type="float" office:value="1500765112" calcext:value-type="float">
            <text:p>1500765112</text:p>
          </table:table-cell>
          <table:table-cell table:formula="of:=[.A390]-[.B39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65165" calcext:value-type="float">
            <text:p>1500765165</text:p>
          </table:table-cell>
          <table:table-cell office:value-type="float" office:value="1500765163" calcext:value-type="float">
            <text:p>1500765163</text:p>
          </table:table-cell>
          <table:table-cell table:formula="of:=[.A391]-[.B3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166" calcext:value-type="float">
            <text:p>1500765166</text:p>
          </table:table-cell>
          <table:table-cell office:value-type="float" office:value="1500765165" calcext:value-type="float">
            <text:p>1500765165</text:p>
          </table:table-cell>
          <table:table-cell table:formula="of:=[.A392]-[.B3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195" calcext:value-type="float">
            <text:p>1500765195</text:p>
          </table:table-cell>
          <table:table-cell office:value-type="float" office:value="1500765166" calcext:value-type="float">
            <text:p>1500765166</text:p>
          </table:table-cell>
          <table:table-cell table:formula="of:=[.A393]-[.B39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5222" calcext:value-type="float">
            <text:p>1500765222</text:p>
          </table:table-cell>
          <table:table-cell office:value-type="float" office:value="1500765195" calcext:value-type="float">
            <text:p>1500765195</text:p>
          </table:table-cell>
          <table:table-cell table:formula="of:=[.A394]-[.B39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5234" calcext:value-type="float">
            <text:p>1500765234</text:p>
          </table:table-cell>
          <table:table-cell office:value-type="float" office:value="1500765222" calcext:value-type="float">
            <text:p>1500765222</text:p>
          </table:table-cell>
          <table:table-cell table:formula="of:=[.A395]-[.B39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5261" calcext:value-type="float">
            <text:p>1500765261</text:p>
          </table:table-cell>
          <table:table-cell office:value-type="float" office:value="1500765234" calcext:value-type="float">
            <text:p>1500765234</text:p>
          </table:table-cell>
          <table:table-cell table:formula="of:=[.A396]-[.B39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5262" calcext:value-type="float">
            <text:p>1500765262</text:p>
          </table:table-cell>
          <table:table-cell office:value-type="float" office:value="1500765261" calcext:value-type="float">
            <text:p>1500765261</text:p>
          </table:table-cell>
          <table:table-cell table:formula="of:=[.A397]-[.B3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265" calcext:value-type="float">
            <text:p>1500765265</text:p>
          </table:table-cell>
          <table:table-cell office:value-type="float" office:value="1500765262" calcext:value-type="float">
            <text:p>1500765262</text:p>
          </table:table-cell>
          <table:table-cell table:formula="of:=[.A398]-[.B3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5269" calcext:value-type="float">
            <text:p>1500765269</text:p>
          </table:table-cell>
          <table:table-cell office:value-type="float" office:value="1500765265" calcext:value-type="float">
            <text:p>1500765265</text:p>
          </table:table-cell>
          <table:table-cell table:formula="of:=[.A399]-[.B39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5299" calcext:value-type="float">
            <text:p>1500765299</text:p>
          </table:table-cell>
          <table:table-cell office:value-type="float" office:value="1500765269" calcext:value-type="float">
            <text:p>1500765269</text:p>
          </table:table-cell>
          <table:table-cell table:formula="of:=[.A400]-[.B40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5307" calcext:value-type="float">
            <text:p>1500765307</text:p>
          </table:table-cell>
          <table:table-cell office:value-type="float" office:value="1500765299" calcext:value-type="float">
            <text:p>1500765299</text:p>
          </table:table-cell>
          <table:table-cell table:formula="of:=[.A401]-[.B40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5335" calcext:value-type="float">
            <text:p>1500765335</text:p>
          </table:table-cell>
          <table:table-cell office:value-type="float" office:value="1500765307" calcext:value-type="float">
            <text:p>1500765307</text:p>
          </table:table-cell>
          <table:table-cell table:formula="of:=[.A402]-[.B40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5359" calcext:value-type="float">
            <text:p>1500765359</text:p>
          </table:table-cell>
          <table:table-cell office:value-type="float" office:value="1500765335" calcext:value-type="float">
            <text:p>1500765335</text:p>
          </table:table-cell>
          <table:table-cell table:formula="of:=[.A403]-[.B40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5361" calcext:value-type="float">
            <text:p>1500765361</text:p>
          </table:table-cell>
          <table:table-cell office:value-type="float" office:value="1500765359" calcext:value-type="float">
            <text:p>1500765359</text:p>
          </table:table-cell>
          <table:table-cell table:formula="of:=[.A404]-[.B4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367" calcext:value-type="float">
            <text:p>1500765367</text:p>
          </table:table-cell>
          <table:table-cell office:value-type="float" office:value="1500765361" calcext:value-type="float">
            <text:p>1500765361</text:p>
          </table:table-cell>
          <table:table-cell table:formula="of:=[.A405]-[.B40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5409" calcext:value-type="float">
            <text:p>1500765409</text:p>
          </table:table-cell>
          <table:table-cell office:value-type="float" office:value="1500765367" calcext:value-type="float">
            <text:p>1500765367</text:p>
          </table:table-cell>
          <table:table-cell table:formula="of:=[.A406]-[.B40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65411" calcext:value-type="float">
            <text:p>1500765411</text:p>
          </table:table-cell>
          <table:table-cell office:value-type="float" office:value="1500765409" calcext:value-type="float">
            <text:p>1500765409</text:p>
          </table:table-cell>
          <table:table-cell table:formula="of:=[.A407]-[.B40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414" calcext:value-type="float">
            <text:p>1500765414</text:p>
          </table:table-cell>
          <table:table-cell office:value-type="float" office:value="1500765411" calcext:value-type="float">
            <text:p>1500765411</text:p>
          </table:table-cell>
          <table:table-cell table:formula="of:=[.A408]-[.B40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5417" calcext:value-type="float">
            <text:p>1500765417</text:p>
          </table:table-cell>
          <table:table-cell office:value-type="float" office:value="1500765414" calcext:value-type="float">
            <text:p>1500765414</text:p>
          </table:table-cell>
          <table:table-cell table:formula="of:=[.A409]-[.B40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5450" calcext:value-type="float">
            <text:p>1500765450</text:p>
          </table:table-cell>
          <table:table-cell office:value-type="float" office:value="1500765417" calcext:value-type="float">
            <text:p>1500765417</text:p>
          </table:table-cell>
          <table:table-cell table:formula="of:=[.A410]-[.B41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65461" calcext:value-type="float">
            <text:p>1500765461</text:p>
          </table:table-cell>
          <table:table-cell office:value-type="float" office:value="1500765450" calcext:value-type="float">
            <text:p>1500765450</text:p>
          </table:table-cell>
          <table:table-cell table:formula="of:=[.A411]-[.B41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5469" calcext:value-type="float">
            <text:p>1500765469</text:p>
          </table:table-cell>
          <table:table-cell office:value-type="float" office:value="1500765461" calcext:value-type="float">
            <text:p>1500765461</text:p>
          </table:table-cell>
          <table:table-cell table:formula="of:=[.A412]-[.B4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5516" calcext:value-type="float">
            <text:p>1500765516</text:p>
          </table:table-cell>
          <table:table-cell office:value-type="float" office:value="1500765469" calcext:value-type="float">
            <text:p>1500765469</text:p>
          </table:table-cell>
          <table:table-cell table:formula="of:=[.A413]-[.B41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5530" calcext:value-type="float">
            <text:p>1500765530</text:p>
          </table:table-cell>
          <table:table-cell office:value-type="float" office:value="1500765516" calcext:value-type="float">
            <text:p>1500765516</text:p>
          </table:table-cell>
          <table:table-cell table:formula="of:=[.A414]-[.B4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5532" calcext:value-type="float">
            <text:p>1500765532</text:p>
          </table:table-cell>
          <table:table-cell office:value-type="float" office:value="1500765530" calcext:value-type="float">
            <text:p>1500765530</text:p>
          </table:table-cell>
          <table:table-cell table:formula="of:=[.A415]-[.B4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543" calcext:value-type="float">
            <text:p>1500765543</text:p>
          </table:table-cell>
          <table:table-cell office:value-type="float" office:value="1500765532" calcext:value-type="float">
            <text:p>1500765532</text:p>
          </table:table-cell>
          <table:table-cell table:formula="of:=[.A416]-[.B4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5553" calcext:value-type="float">
            <text:p>1500765553</text:p>
          </table:table-cell>
          <table:table-cell office:value-type="float" office:value="1500765543" calcext:value-type="float">
            <text:p>1500765543</text:p>
          </table:table-cell>
          <table:table-cell table:formula="of:=[.A417]-[.B4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5569" calcext:value-type="float">
            <text:p>1500765569</text:p>
          </table:table-cell>
          <table:table-cell office:value-type="float" office:value="1500765553" calcext:value-type="float">
            <text:p>1500765553</text:p>
          </table:table-cell>
          <table:table-cell table:formula="of:=[.A418]-[.B4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5570" calcext:value-type="float">
            <text:p>1500765570</text:p>
          </table:table-cell>
          <table:table-cell office:value-type="float" office:value="1500765569" calcext:value-type="float">
            <text:p>1500765569</text:p>
          </table:table-cell>
          <table:table-cell table:formula="of:=[.A419]-[.B4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580" calcext:value-type="float">
            <text:p>1500765580</text:p>
          </table:table-cell>
          <table:table-cell office:value-type="float" office:value="1500765570" calcext:value-type="float">
            <text:p>1500765570</text:p>
          </table:table-cell>
          <table:table-cell table:formula="of:=[.A420]-[.B4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5590" calcext:value-type="float">
            <text:p>1500765590</text:p>
          </table:table-cell>
          <table:table-cell office:value-type="float" office:value="1500765580" calcext:value-type="float">
            <text:p>1500765580</text:p>
          </table:table-cell>
          <table:table-cell table:formula="of:=[.A421]-[.B4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5603" calcext:value-type="float">
            <text:p>1500765603</text:p>
          </table:table-cell>
          <table:table-cell office:value-type="float" office:value="1500765590" calcext:value-type="float">
            <text:p>1500765590</text:p>
          </table:table-cell>
          <table:table-cell table:formula="of:=[.A422]-[.B42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5620" calcext:value-type="float">
            <text:p>1500765620</text:p>
          </table:table-cell>
          <table:table-cell office:value-type="float" office:value="1500765603" calcext:value-type="float">
            <text:p>1500765603</text:p>
          </table:table-cell>
          <table:table-cell table:formula="of:=[.A423]-[.B42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5621" calcext:value-type="float">
            <text:p>1500765621</text:p>
          </table:table-cell>
          <table:table-cell office:value-type="float" office:value="1500765620" calcext:value-type="float">
            <text:p>1500765620</text:p>
          </table:table-cell>
          <table:table-cell table:formula="of:=[.A424]-[.B4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634" calcext:value-type="float">
            <text:p>1500765634</text:p>
          </table:table-cell>
          <table:table-cell office:value-type="float" office:value="1500765621" calcext:value-type="float">
            <text:p>1500765621</text:p>
          </table:table-cell>
          <table:table-cell table:formula="of:=[.A425]-[.B42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5639" calcext:value-type="float">
            <text:p>1500765639</text:p>
          </table:table-cell>
          <table:table-cell office:value-type="float" office:value="1500765634" calcext:value-type="float">
            <text:p>1500765634</text:p>
          </table:table-cell>
          <table:table-cell table:formula="of:=[.A426]-[.B42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5671" calcext:value-type="float">
            <text:p>1500765671</text:p>
          </table:table-cell>
          <table:table-cell office:value-type="float" office:value="1500765639" calcext:value-type="float">
            <text:p>1500765639</text:p>
          </table:table-cell>
          <table:table-cell table:formula="of:=[.A427]-[.B42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65691" calcext:value-type="float">
            <text:p>1500765691</text:p>
          </table:table-cell>
          <table:table-cell office:value-type="float" office:value="1500765671" calcext:value-type="float">
            <text:p>1500765671</text:p>
          </table:table-cell>
          <table:table-cell table:formula="of:=[.A428]-[.B42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5738" calcext:value-type="float">
            <text:p>1500765738</text:p>
          </table:table-cell>
          <table:table-cell office:value-type="float" office:value="1500765691" calcext:value-type="float">
            <text:p>1500765691</text:p>
          </table:table-cell>
          <table:table-cell table:formula="of:=[.A429]-[.B42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5751" calcext:value-type="float">
            <text:p>1500765751</text:p>
          </table:table-cell>
          <table:table-cell office:value-type="float" office:value="1500765738" calcext:value-type="float">
            <text:p>1500765738</text:p>
          </table:table-cell>
          <table:table-cell table:formula="of:=[.A430]-[.B43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5792" calcext:value-type="float">
            <text:p>1500765792</text:p>
          </table:table-cell>
          <table:table-cell office:value-type="float" office:value="1500765751" calcext:value-type="float">
            <text:p>1500765751</text:p>
          </table:table-cell>
          <table:table-cell table:formula="of:=[.A431]-[.B431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5812" calcext:value-type="float">
            <text:p>1500765812</text:p>
          </table:table-cell>
          <table:table-cell office:value-type="float" office:value="1500765792" calcext:value-type="float">
            <text:p>1500765792</text:p>
          </table:table-cell>
          <table:table-cell table:formula="of:=[.A432]-[.B43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5823" calcext:value-type="float">
            <text:p>1500765823</text:p>
          </table:table-cell>
          <table:table-cell office:value-type="float" office:value="1500765812" calcext:value-type="float">
            <text:p>1500765812</text:p>
          </table:table-cell>
          <table:table-cell table:formula="of:=[.A433]-[.B43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5842" calcext:value-type="float">
            <text:p>1500765842</text:p>
          </table:table-cell>
          <table:table-cell office:value-type="float" office:value="1500765823" calcext:value-type="float">
            <text:p>1500765823</text:p>
          </table:table-cell>
          <table:table-cell table:formula="of:=[.A434]-[.B43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5866" calcext:value-type="float">
            <text:p>1500765866</text:p>
          </table:table-cell>
          <table:table-cell office:value-type="float" office:value="1500765842" calcext:value-type="float">
            <text:p>1500765842</text:p>
          </table:table-cell>
          <table:table-cell table:formula="of:=[.A435]-[.B43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5867" calcext:value-type="float">
            <text:p>1500765867</text:p>
          </table:table-cell>
          <table:table-cell office:value-type="float" office:value="1500765866" calcext:value-type="float">
            <text:p>1500765866</text:p>
          </table:table-cell>
          <table:table-cell table:formula="of:=[.A436]-[.B4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881" calcext:value-type="float">
            <text:p>1500765881</text:p>
          </table:table-cell>
          <table:table-cell office:value-type="float" office:value="1500765867" calcext:value-type="float">
            <text:p>1500765867</text:p>
          </table:table-cell>
          <table:table-cell table:formula="of:=[.A437]-[.B43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5888" calcext:value-type="float">
            <text:p>1500765888</text:p>
          </table:table-cell>
          <table:table-cell office:value-type="float" office:value="1500765881" calcext:value-type="float">
            <text:p>1500765881</text:p>
          </table:table-cell>
          <table:table-cell table:formula="of:=[.A438]-[.B43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5890" calcext:value-type="float">
            <text:p>1500765890</text:p>
          </table:table-cell>
          <table:table-cell office:value-type="float" office:value="1500765888" calcext:value-type="float">
            <text:p>1500765888</text:p>
          </table:table-cell>
          <table:table-cell table:formula="of:=[.A439]-[.B4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892" calcext:value-type="float">
            <text:p>1500765892</text:p>
          </table:table-cell>
          <table:table-cell office:value-type="float" office:value="1500765890" calcext:value-type="float">
            <text:p>1500765890</text:p>
          </table:table-cell>
          <table:table-cell table:formula="of:=[.A440]-[.B4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917" calcext:value-type="float">
            <text:p>1500765917</text:p>
          </table:table-cell>
          <table:table-cell office:value-type="float" office:value="1500765892" calcext:value-type="float">
            <text:p>1500765892</text:p>
          </table:table-cell>
          <table:table-cell table:formula="of:=[.A441]-[.B44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5919" calcext:value-type="float">
            <text:p>1500765919</text:p>
          </table:table-cell>
          <table:table-cell office:value-type="float" office:value="1500765917" calcext:value-type="float">
            <text:p>1500765917</text:p>
          </table:table-cell>
          <table:table-cell table:formula="of:=[.A442]-[.B4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921" calcext:value-type="float">
            <text:p>1500765921</text:p>
          </table:table-cell>
          <table:table-cell office:value-type="float" office:value="1500765919" calcext:value-type="float">
            <text:p>1500765919</text:p>
          </table:table-cell>
          <table:table-cell table:formula="of:=[.A443]-[.B4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952" calcext:value-type="float">
            <text:p>1500765952</text:p>
          </table:table-cell>
          <table:table-cell office:value-type="float" office:value="1500765921" calcext:value-type="float">
            <text:p>1500765921</text:p>
          </table:table-cell>
          <table:table-cell table:formula="of:=[.A444]-[.B444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5957" calcext:value-type="float">
            <text:p>1500765957</text:p>
          </table:table-cell>
          <table:table-cell office:value-type="float" office:value="1500765952" calcext:value-type="float">
            <text:p>1500765952</text:p>
          </table:table-cell>
          <table:table-cell table:formula="of:=[.A445]-[.B44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5972" calcext:value-type="float">
            <text:p>1500765972</text:p>
          </table:table-cell>
          <table:table-cell office:value-type="float" office:value="1500765957" calcext:value-type="float">
            <text:p>1500765957</text:p>
          </table:table-cell>
          <table:table-cell table:formula="of:=[.A446]-[.B44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5974" calcext:value-type="float">
            <text:p>1500765974</text:p>
          </table:table-cell>
          <table:table-cell office:value-type="float" office:value="1500765972" calcext:value-type="float">
            <text:p>1500765972</text:p>
          </table:table-cell>
          <table:table-cell table:formula="of:=[.A447]-[.B4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6010" calcext:value-type="float">
            <text:p>1500766010</text:p>
          </table:table-cell>
          <table:table-cell office:value-type="float" office:value="1500765974" calcext:value-type="float">
            <text:p>1500765974</text:p>
          </table:table-cell>
          <table:table-cell table:formula="of:=[.A448]-[.B44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6047" calcext:value-type="float">
            <text:p>1500766047</text:p>
          </table:table-cell>
          <table:table-cell office:value-type="float" office:value="1500766010" calcext:value-type="float">
            <text:p>1500766010</text:p>
          </table:table-cell>
          <table:table-cell table:formula="of:=[.A449]-[.B44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6085" calcext:value-type="float">
            <text:p>1500766085</text:p>
          </table:table-cell>
          <table:table-cell office:value-type="float" office:value="1500766047" calcext:value-type="float">
            <text:p>1500766047</text:p>
          </table:table-cell>
          <table:table-cell table:formula="of:=[.A450]-[.B45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6091" calcext:value-type="float">
            <text:p>1500766091</text:p>
          </table:table-cell>
          <table:table-cell office:value-type="float" office:value="1500766085" calcext:value-type="float">
            <text:p>1500766085</text:p>
          </table:table-cell>
          <table:table-cell table:formula="of:=[.A451]-[.B4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6096" calcext:value-type="float">
            <text:p>1500766096</text:p>
          </table:table-cell>
          <table:table-cell office:value-type="float" office:value="1500766091" calcext:value-type="float">
            <text:p>1500766091</text:p>
          </table:table-cell>
          <table:table-cell table:formula="of:=[.A452]-[.B4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6124" calcext:value-type="float">
            <text:p>1500766124</text:p>
          </table:table-cell>
          <table:table-cell office:value-type="float" office:value="1500766096" calcext:value-type="float">
            <text:p>1500766096</text:p>
          </table:table-cell>
          <table:table-cell table:formula="of:=[.A453]-[.B45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6132" calcext:value-type="float">
            <text:p>1500766132</text:p>
          </table:table-cell>
          <table:table-cell office:value-type="float" office:value="1500766124" calcext:value-type="float">
            <text:p>1500766124</text:p>
          </table:table-cell>
          <table:table-cell table:formula="of:=[.A454]-[.B45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6135" calcext:value-type="float">
            <text:p>1500766135</text:p>
          </table:table-cell>
          <table:table-cell office:value-type="float" office:value="1500766132" calcext:value-type="float">
            <text:p>1500766132</text:p>
          </table:table-cell>
          <table:table-cell table:formula="of:=[.A455]-[.B45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144" calcext:value-type="float">
            <text:p>1500766144</text:p>
          </table:table-cell>
          <table:table-cell office:value-type="float" office:value="1500766135" calcext:value-type="float">
            <text:p>1500766135</text:p>
          </table:table-cell>
          <table:table-cell table:formula="of:=[.A456]-[.B45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159" calcext:value-type="float">
            <text:p>1500766159</text:p>
          </table:table-cell>
          <table:table-cell office:value-type="float" office:value="1500766144" calcext:value-type="float">
            <text:p>1500766144</text:p>
          </table:table-cell>
          <table:table-cell table:formula="of:=[.A457]-[.B45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6172" calcext:value-type="float">
            <text:p>1500766172</text:p>
          </table:table-cell>
          <table:table-cell office:value-type="float" office:value="1500766159" calcext:value-type="float">
            <text:p>1500766159</text:p>
          </table:table-cell>
          <table:table-cell table:formula="of:=[.A458]-[.B45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6227" calcext:value-type="float">
            <text:p>1500766227</text:p>
          </table:table-cell>
          <table:table-cell office:value-type="float" office:value="1500766172" calcext:value-type="float">
            <text:p>1500766172</text:p>
          </table:table-cell>
          <table:table-cell table:formula="of:=[.A459]-[.B45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66230" calcext:value-type="float">
            <text:p>1500766230</text:p>
          </table:table-cell>
          <table:table-cell office:value-type="float" office:value="1500766227" calcext:value-type="float">
            <text:p>1500766227</text:p>
          </table:table-cell>
          <table:table-cell table:formula="of:=[.A460]-[.B4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249" calcext:value-type="float">
            <text:p>1500766249</text:p>
          </table:table-cell>
          <table:table-cell office:value-type="float" office:value="1500766230" calcext:value-type="float">
            <text:p>1500766230</text:p>
          </table:table-cell>
          <table:table-cell table:formula="of:=[.A461]-[.B46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6284" calcext:value-type="float">
            <text:p>1500766284</text:p>
          </table:table-cell>
          <table:table-cell office:value-type="float" office:value="1500766249" calcext:value-type="float">
            <text:p>1500766249</text:p>
          </table:table-cell>
          <table:table-cell table:formula="of:=[.A462]-[.B46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6287" calcext:value-type="float">
            <text:p>1500766287</text:p>
          </table:table-cell>
          <table:table-cell office:value-type="float" office:value="1500766284" calcext:value-type="float">
            <text:p>1500766284</text:p>
          </table:table-cell>
          <table:table-cell table:formula="of:=[.A463]-[.B46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293" calcext:value-type="float">
            <text:p>1500766293</text:p>
          </table:table-cell>
          <table:table-cell office:value-type="float" office:value="1500766287" calcext:value-type="float">
            <text:p>1500766287</text:p>
          </table:table-cell>
          <table:table-cell table:formula="of:=[.A464]-[.B4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6300" calcext:value-type="float">
            <text:p>1500766300</text:p>
          </table:table-cell>
          <table:table-cell office:value-type="float" office:value="1500766293" calcext:value-type="float">
            <text:p>1500766293</text:p>
          </table:table-cell>
          <table:table-cell table:formula="of:=[.A465]-[.B46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309" calcext:value-type="float">
            <text:p>1500766309</text:p>
          </table:table-cell>
          <table:table-cell office:value-type="float" office:value="1500766300" calcext:value-type="float">
            <text:p>1500766300</text:p>
          </table:table-cell>
          <table:table-cell table:formula="of:=[.A466]-[.B46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326" calcext:value-type="float">
            <text:p>1500766326</text:p>
          </table:table-cell>
          <table:table-cell office:value-type="float" office:value="1500766309" calcext:value-type="float">
            <text:p>1500766309</text:p>
          </table:table-cell>
          <table:table-cell table:formula="of:=[.A467]-[.B46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6334" calcext:value-type="float">
            <text:p>1500766334</text:p>
          </table:table-cell>
          <table:table-cell office:value-type="float" office:value="1500766326" calcext:value-type="float">
            <text:p>1500766326</text:p>
          </table:table-cell>
          <table:table-cell table:formula="of:=[.A468]-[.B46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6369" calcext:value-type="float">
            <text:p>1500766369</text:p>
          </table:table-cell>
          <table:table-cell office:value-type="float" office:value="1500766334" calcext:value-type="float">
            <text:p>1500766334</text:p>
          </table:table-cell>
          <table:table-cell table:formula="of:=[.A469]-[.B46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6376" calcext:value-type="float">
            <text:p>1500766376</text:p>
          </table:table-cell>
          <table:table-cell office:value-type="float" office:value="1500766369" calcext:value-type="float">
            <text:p>1500766369</text:p>
          </table:table-cell>
          <table:table-cell table:formula="of:=[.A470]-[.B47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407" calcext:value-type="float">
            <text:p>1500766407</text:p>
          </table:table-cell>
          <table:table-cell office:value-type="float" office:value="1500766376" calcext:value-type="float">
            <text:p>1500766376</text:p>
          </table:table-cell>
          <table:table-cell table:formula="of:=[.A471]-[.B47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6426" calcext:value-type="float">
            <text:p>1500766426</text:p>
          </table:table-cell>
          <table:table-cell office:value-type="float" office:value="1500766407" calcext:value-type="float">
            <text:p>1500766407</text:p>
          </table:table-cell>
          <table:table-cell table:formula="of:=[.A472]-[.B47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6442" calcext:value-type="float">
            <text:p>1500766442</text:p>
          </table:table-cell>
          <table:table-cell office:value-type="float" office:value="1500766426" calcext:value-type="float">
            <text:p>1500766426</text:p>
          </table:table-cell>
          <table:table-cell table:formula="of:=[.A473]-[.B47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6451" calcext:value-type="float">
            <text:p>1500766451</text:p>
          </table:table-cell>
          <table:table-cell office:value-type="float" office:value="1500766442" calcext:value-type="float">
            <text:p>1500766442</text:p>
          </table:table-cell>
          <table:table-cell table:formula="of:=[.A474]-[.B47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452" calcext:value-type="float">
            <text:p>1500766452</text:p>
          </table:table-cell>
          <table:table-cell office:value-type="float" office:value="1500766451" calcext:value-type="float">
            <text:p>1500766451</text:p>
          </table:table-cell>
          <table:table-cell table:formula="of:=[.A475]-[.B4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453" calcext:value-type="float">
            <text:p>1500766453</text:p>
          </table:table-cell>
          <table:table-cell office:value-type="float" office:value="1500766452" calcext:value-type="float">
            <text:p>1500766452</text:p>
          </table:table-cell>
          <table:table-cell table:formula="of:=[.A476]-[.B4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460" calcext:value-type="float">
            <text:p>1500766460</text:p>
          </table:table-cell>
          <table:table-cell office:value-type="float" office:value="1500766453" calcext:value-type="float">
            <text:p>1500766453</text:p>
          </table:table-cell>
          <table:table-cell table:formula="of:=[.A477]-[.B47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468" calcext:value-type="float">
            <text:p>1500766468</text:p>
          </table:table-cell>
          <table:table-cell office:value-type="float" office:value="1500766460" calcext:value-type="float">
            <text:p>1500766460</text:p>
          </table:table-cell>
          <table:table-cell table:formula="of:=[.A478]-[.B47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6472" calcext:value-type="float">
            <text:p>1500766472</text:p>
          </table:table-cell>
          <table:table-cell office:value-type="float" office:value="1500766468" calcext:value-type="float">
            <text:p>1500766468</text:p>
          </table:table-cell>
          <table:table-cell table:formula="of:=[.A479]-[.B47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6504" calcext:value-type="float">
            <text:p>1500766504</text:p>
          </table:table-cell>
          <table:table-cell office:value-type="float" office:value="1500766472" calcext:value-type="float">
            <text:p>1500766472</text:p>
          </table:table-cell>
          <table:table-cell table:formula="of:=[.A480]-[.B48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66505" calcext:value-type="float">
            <text:p>1500766505</text:p>
          </table:table-cell>
          <table:table-cell office:value-type="float" office:value="1500766504" calcext:value-type="float">
            <text:p>1500766504</text:p>
          </table:table-cell>
          <table:table-cell table:formula="of:=[.A481]-[.B4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508" calcext:value-type="float">
            <text:p>1500766508</text:p>
          </table:table-cell>
          <table:table-cell office:value-type="float" office:value="1500766505" calcext:value-type="float">
            <text:p>1500766505</text:p>
          </table:table-cell>
          <table:table-cell table:formula="of:=[.A482]-[.B4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548" calcext:value-type="float">
            <text:p>1500766548</text:p>
          </table:table-cell>
          <table:table-cell office:value-type="float" office:value="1500766508" calcext:value-type="float">
            <text:p>1500766508</text:p>
          </table:table-cell>
          <table:table-cell table:formula="of:=[.A483]-[.B48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66549" calcext:value-type="float">
            <text:p>1500766549</text:p>
          </table:table-cell>
          <table:table-cell office:value-type="float" office:value="1500766548" calcext:value-type="float">
            <text:p>1500766548</text:p>
          </table:table-cell>
          <table:table-cell table:formula="of:=[.A484]-[.B4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590" calcext:value-type="float">
            <text:p>1500766590</text:p>
          </table:table-cell>
          <table:table-cell office:value-type="float" office:value="1500766549" calcext:value-type="float">
            <text:p>1500766549</text:p>
          </table:table-cell>
          <table:table-cell table:formula="of:=[.A485]-[.B48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6593" calcext:value-type="float">
            <text:p>1500766593</text:p>
          </table:table-cell>
          <table:table-cell office:value-type="float" office:value="1500766590" calcext:value-type="float">
            <text:p>1500766590</text:p>
          </table:table-cell>
          <table:table-cell table:formula="of:=[.A486]-[.B4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603" calcext:value-type="float">
            <text:p>1500766603</text:p>
          </table:table-cell>
          <table:table-cell office:value-type="float" office:value="1500766593" calcext:value-type="float">
            <text:p>1500766593</text:p>
          </table:table-cell>
          <table:table-cell table:formula="of:=[.A487]-[.B4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6630" calcext:value-type="float">
            <text:p>1500766630</text:p>
          </table:table-cell>
          <table:table-cell office:value-type="float" office:value="1500766603" calcext:value-type="float">
            <text:p>1500766603</text:p>
          </table:table-cell>
          <table:table-cell table:formula="of:=[.A488]-[.B48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6637" calcext:value-type="float">
            <text:p>1500766637</text:p>
          </table:table-cell>
          <table:table-cell office:value-type="float" office:value="1500766630" calcext:value-type="float">
            <text:p>1500766630</text:p>
          </table:table-cell>
          <table:table-cell table:formula="of:=[.A489]-[.B48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639" calcext:value-type="float">
            <text:p>1500766639</text:p>
          </table:table-cell>
          <table:table-cell office:value-type="float" office:value="1500766637" calcext:value-type="float">
            <text:p>1500766637</text:p>
          </table:table-cell>
          <table:table-cell table:formula="of:=[.A490]-[.B49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6661" calcext:value-type="float">
            <text:p>1500766661</text:p>
          </table:table-cell>
          <table:table-cell office:value-type="float" office:value="1500766639" calcext:value-type="float">
            <text:p>1500766639</text:p>
          </table:table-cell>
          <table:table-cell table:formula="of:=[.A491]-[.B49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6708" calcext:value-type="float">
            <text:p>1500766708</text:p>
          </table:table-cell>
          <table:table-cell office:value-type="float" office:value="1500766661" calcext:value-type="float">
            <text:p>1500766661</text:p>
          </table:table-cell>
          <table:table-cell table:formula="of:=[.A492]-[.B49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6722" calcext:value-type="float">
            <text:p>1500766722</text:p>
          </table:table-cell>
          <table:table-cell office:value-type="float" office:value="1500766708" calcext:value-type="float">
            <text:p>1500766708</text:p>
          </table:table-cell>
          <table:table-cell table:formula="of:=[.A493]-[.B49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6733" calcext:value-type="float">
            <text:p>1500766733</text:p>
          </table:table-cell>
          <table:table-cell office:value-type="float" office:value="1500766722" calcext:value-type="float">
            <text:p>1500766722</text:p>
          </table:table-cell>
          <table:table-cell table:formula="of:=[.A494]-[.B49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6737" calcext:value-type="float">
            <text:p>1500766737</text:p>
          </table:table-cell>
          <table:table-cell office:value-type="float" office:value="1500766733" calcext:value-type="float">
            <text:p>1500766733</text:p>
          </table:table-cell>
          <table:table-cell table:formula="of:=[.A495]-[.B49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6747" calcext:value-type="float">
            <text:p>1500766747</text:p>
          </table:table-cell>
          <table:table-cell office:value-type="float" office:value="1500766737" calcext:value-type="float">
            <text:p>1500766737</text:p>
          </table:table-cell>
          <table:table-cell table:formula="of:=[.A496]-[.B49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6763" calcext:value-type="float">
            <text:p>1500766763</text:p>
          </table:table-cell>
          <table:table-cell office:value-type="float" office:value="1500766747" calcext:value-type="float">
            <text:p>1500766747</text:p>
          </table:table-cell>
          <table:table-cell table:formula="of:=[.A497]-[.B49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6792" calcext:value-type="float">
            <text:p>1500766792</text:p>
          </table:table-cell>
          <table:table-cell office:value-type="float" office:value="1500766763" calcext:value-type="float">
            <text:p>1500766763</text:p>
          </table:table-cell>
          <table:table-cell table:formula="of:=[.A498]-[.B49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6797" calcext:value-type="float">
            <text:p>1500766797</text:p>
          </table:table-cell>
          <table:table-cell office:value-type="float" office:value="1500766792" calcext:value-type="float">
            <text:p>1500766792</text:p>
          </table:table-cell>
          <table:table-cell table:formula="of:=[.A499]-[.B49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6806" calcext:value-type="float">
            <text:p>1500766806</text:p>
          </table:table-cell>
          <table:table-cell office:value-type="float" office:value="1500766797" calcext:value-type="float">
            <text:p>1500766797</text:p>
          </table:table-cell>
          <table:table-cell table:formula="of:=[.A500]-[.B5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817" calcext:value-type="float">
            <text:p>1500766817</text:p>
          </table:table-cell>
          <table:table-cell office:value-type="float" office:value="1500766806" calcext:value-type="float">
            <text:p>1500766806</text:p>
          </table:table-cell>
          <table:table-cell table:formula="of:=[.A501]-[.B50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6835" calcext:value-type="float">
            <text:p>1500766835</text:p>
          </table:table-cell>
          <table:table-cell office:value-type="float" office:value="1500766817" calcext:value-type="float">
            <text:p>1500766817</text:p>
          </table:table-cell>
          <table:table-cell table:formula="of:=[.A502]-[.B50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6878" calcext:value-type="float">
            <text:p>1500766878</text:p>
          </table:table-cell>
          <table:table-cell office:value-type="float" office:value="1500766835" calcext:value-type="float">
            <text:p>1500766835</text:p>
          </table:table-cell>
          <table:table-cell table:formula="of:=[.A503]-[.B50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6890" calcext:value-type="float">
            <text:p>1500766890</text:p>
          </table:table-cell>
          <table:table-cell office:value-type="float" office:value="1500766878" calcext:value-type="float">
            <text:p>1500766878</text:p>
          </table:table-cell>
          <table:table-cell table:formula="of:=[.A504]-[.B50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6893" calcext:value-type="float">
            <text:p>1500766893</text:p>
          </table:table-cell>
          <table:table-cell office:value-type="float" office:value="1500766890" calcext:value-type="float">
            <text:p>1500766890</text:p>
          </table:table-cell>
          <table:table-cell table:formula="of:=[.A505]-[.B5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912" calcext:value-type="float">
            <text:p>1500766912</text:p>
          </table:table-cell>
          <table:table-cell office:value-type="float" office:value="1500766893" calcext:value-type="float">
            <text:p>1500766893</text:p>
          </table:table-cell>
          <table:table-cell table:formula="of:=[.A506]-[.B50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6922" calcext:value-type="float">
            <text:p>1500766922</text:p>
          </table:table-cell>
          <table:table-cell office:value-type="float" office:value="1500766912" calcext:value-type="float">
            <text:p>1500766912</text:p>
          </table:table-cell>
          <table:table-cell table:formula="of:=[.A507]-[.B50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6931" calcext:value-type="float">
            <text:p>1500766931</text:p>
          </table:table-cell>
          <table:table-cell office:value-type="float" office:value="1500766922" calcext:value-type="float">
            <text:p>1500766922</text:p>
          </table:table-cell>
          <table:table-cell table:formula="of:=[.A508]-[.B5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952" calcext:value-type="float">
            <text:p>1500766952</text:p>
          </table:table-cell>
          <table:table-cell office:value-type="float" office:value="1500766931" calcext:value-type="float">
            <text:p>1500766931</text:p>
          </table:table-cell>
          <table:table-cell table:formula="of:=[.A509]-[.B50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6972" calcext:value-type="float">
            <text:p>1500766972</text:p>
          </table:table-cell>
          <table:table-cell office:value-type="float" office:value="1500766952" calcext:value-type="float">
            <text:p>1500766952</text:p>
          </table:table-cell>
          <table:table-cell table:formula="of:=[.A510]-[.B51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7044" calcext:value-type="float">
            <text:p>1500767044</text:p>
          </table:table-cell>
          <table:table-cell office:value-type="float" office:value="1500766972" calcext:value-type="float">
            <text:p>1500766972</text:p>
          </table:table-cell>
          <table:table-cell table:formula="of:=[.A511]-[.B511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0767060" calcext:value-type="float">
            <text:p>1500767060</text:p>
          </table:table-cell>
          <table:table-cell office:value-type="float" office:value="1500767044" calcext:value-type="float">
            <text:p>1500767044</text:p>
          </table:table-cell>
          <table:table-cell table:formula="of:=[.A512]-[.B51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7069" calcext:value-type="float">
            <text:p>1500767069</text:p>
          </table:table-cell>
          <table:table-cell office:value-type="float" office:value="1500767060" calcext:value-type="float">
            <text:p>1500767060</text:p>
          </table:table-cell>
          <table:table-cell table:formula="of:=[.A513]-[.B51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7083" calcext:value-type="float">
            <text:p>1500767083</text:p>
          </table:table-cell>
          <table:table-cell office:value-type="float" office:value="1500767069" calcext:value-type="float">
            <text:p>1500767069</text:p>
          </table:table-cell>
          <table:table-cell table:formula="of:=[.A514]-[.B5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7110" calcext:value-type="float">
            <text:p>1500767110</text:p>
          </table:table-cell>
          <table:table-cell office:value-type="float" office:value="1500767083" calcext:value-type="float">
            <text:p>1500767083</text:p>
          </table:table-cell>
          <table:table-cell table:formula="of:=[.A515]-[.B51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7135" calcext:value-type="float">
            <text:p>1500767135</text:p>
          </table:table-cell>
          <table:table-cell office:value-type="float" office:value="1500767110" calcext:value-type="float">
            <text:p>1500767110</text:p>
          </table:table-cell>
          <table:table-cell table:formula="of:=[.A516]-[.B5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7158" calcext:value-type="float">
            <text:p>1500767158</text:p>
          </table:table-cell>
          <table:table-cell office:value-type="float" office:value="1500767135" calcext:value-type="float">
            <text:p>1500767135</text:p>
          </table:table-cell>
          <table:table-cell table:formula="of:=[.A517]-[.B51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7173" calcext:value-type="float">
            <text:p>1500767173</text:p>
          </table:table-cell>
          <table:table-cell office:value-type="float" office:value="1500767158" calcext:value-type="float">
            <text:p>1500767158</text:p>
          </table:table-cell>
          <table:table-cell table:formula="of:=[.A518]-[.B51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7201" calcext:value-type="float">
            <text:p>1500767201</text:p>
          </table:table-cell>
          <table:table-cell office:value-type="float" office:value="1500767173" calcext:value-type="float">
            <text:p>1500767173</text:p>
          </table:table-cell>
          <table:table-cell table:formula="of:=[.A519]-[.B51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7212" calcext:value-type="float">
            <text:p>1500767212</text:p>
          </table:table-cell>
          <table:table-cell office:value-type="float" office:value="1500767201" calcext:value-type="float">
            <text:p>1500767201</text:p>
          </table:table-cell>
          <table:table-cell table:formula="of:=[.A520]-[.B5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214" calcext:value-type="float">
            <text:p>1500767214</text:p>
          </table:table-cell>
          <table:table-cell office:value-type="float" office:value="1500767212" calcext:value-type="float">
            <text:p>1500767212</text:p>
          </table:table-cell>
          <table:table-cell table:formula="of:=[.A521]-[.B5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7226" calcext:value-type="float">
            <text:p>1500767226</text:p>
          </table:table-cell>
          <table:table-cell office:value-type="float" office:value="1500767214" calcext:value-type="float">
            <text:p>1500767214</text:p>
          </table:table-cell>
          <table:table-cell table:formula="of:=[.A522]-[.B5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7256" calcext:value-type="float">
            <text:p>1500767256</text:p>
          </table:table-cell>
          <table:table-cell office:value-type="float" office:value="1500767226" calcext:value-type="float">
            <text:p>1500767226</text:p>
          </table:table-cell>
          <table:table-cell table:formula="of:=[.A523]-[.B52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7263" calcext:value-type="float">
            <text:p>1500767263</text:p>
          </table:table-cell>
          <table:table-cell office:value-type="float" office:value="1500767256" calcext:value-type="float">
            <text:p>1500767256</text:p>
          </table:table-cell>
          <table:table-cell table:formula="of:=[.A524]-[.B52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7281" calcext:value-type="float">
            <text:p>1500767281</text:p>
          </table:table-cell>
          <table:table-cell office:value-type="float" office:value="1500767263" calcext:value-type="float">
            <text:p>1500767263</text:p>
          </table:table-cell>
          <table:table-cell table:formula="of:=[.A525]-[.B52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7294" calcext:value-type="float">
            <text:p>1500767294</text:p>
          </table:table-cell>
          <table:table-cell office:value-type="float" office:value="1500767281" calcext:value-type="float">
            <text:p>1500767281</text:p>
          </table:table-cell>
          <table:table-cell table:formula="of:=[.A526]-[.B52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297" calcext:value-type="float">
            <text:p>1500767297</text:p>
          </table:table-cell>
          <table:table-cell office:value-type="float" office:value="1500767294" calcext:value-type="float">
            <text:p>1500767294</text:p>
          </table:table-cell>
          <table:table-cell table:formula="of:=[.A527]-[.B5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7310" calcext:value-type="float">
            <text:p>1500767310</text:p>
          </table:table-cell>
          <table:table-cell office:value-type="float" office:value="1500767297" calcext:value-type="float">
            <text:p>1500767297</text:p>
          </table:table-cell>
          <table:table-cell table:formula="of:=[.A528]-[.B5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324" calcext:value-type="float">
            <text:p>1500767324</text:p>
          </table:table-cell>
          <table:table-cell office:value-type="float" office:value="1500767310" calcext:value-type="float">
            <text:p>1500767310</text:p>
          </table:table-cell>
          <table:table-cell table:formula="of:=[.A529]-[.B52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7335" calcext:value-type="float">
            <text:p>1500767335</text:p>
          </table:table-cell>
          <table:table-cell office:value-type="float" office:value="1500767324" calcext:value-type="float">
            <text:p>1500767324</text:p>
          </table:table-cell>
          <table:table-cell table:formula="of:=[.A530]-[.B5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347" calcext:value-type="float">
            <text:p>1500767347</text:p>
          </table:table-cell>
          <table:table-cell office:value-type="float" office:value="1500767335" calcext:value-type="float">
            <text:p>1500767335</text:p>
          </table:table-cell>
          <table:table-cell table:formula="of:=[.A531]-[.B53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7348" calcext:value-type="float">
            <text:p>1500767348</text:p>
          </table:table-cell>
          <table:table-cell office:value-type="float" office:value="1500767347" calcext:value-type="float">
            <text:p>1500767347</text:p>
          </table:table-cell>
          <table:table-cell table:formula="of:=[.A532]-[.B5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7389" calcext:value-type="float">
            <text:p>1500767389</text:p>
          </table:table-cell>
          <table:table-cell office:value-type="float" office:value="1500767348" calcext:value-type="float">
            <text:p>1500767348</text:p>
          </table:table-cell>
          <table:table-cell table:formula="of:=[.A533]-[.B53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7398" calcext:value-type="float">
            <text:p>1500767398</text:p>
          </table:table-cell>
          <table:table-cell office:value-type="float" office:value="1500767389" calcext:value-type="float">
            <text:p>1500767389</text:p>
          </table:table-cell>
          <table:table-cell table:formula="of:=[.A534]-[.B53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7402" calcext:value-type="float">
            <text:p>1500767402</text:p>
          </table:table-cell>
          <table:table-cell office:value-type="float" office:value="1500767398" calcext:value-type="float">
            <text:p>1500767398</text:p>
          </table:table-cell>
          <table:table-cell table:formula="of:=[.A535]-[.B53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7423" calcext:value-type="float">
            <text:p>1500767423</text:p>
          </table:table-cell>
          <table:table-cell office:value-type="float" office:value="1500767402" calcext:value-type="float">
            <text:p>1500767402</text:p>
          </table:table-cell>
          <table:table-cell table:formula="of:=[.A536]-[.B53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7426" calcext:value-type="float">
            <text:p>1500767426</text:p>
          </table:table-cell>
          <table:table-cell office:value-type="float" office:value="1500767423" calcext:value-type="float">
            <text:p>1500767423</text:p>
          </table:table-cell>
          <table:table-cell table:formula="of:=[.A537]-[.B5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7441" calcext:value-type="float">
            <text:p>1500767441</text:p>
          </table:table-cell>
          <table:table-cell office:value-type="float" office:value="1500767426" calcext:value-type="float">
            <text:p>1500767426</text:p>
          </table:table-cell>
          <table:table-cell table:formula="of:=[.A538]-[.B53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7479" calcext:value-type="float">
            <text:p>1500767479</text:p>
          </table:table-cell>
          <table:table-cell office:value-type="float" office:value="1500767441" calcext:value-type="float">
            <text:p>1500767441</text:p>
          </table:table-cell>
          <table:table-cell table:formula="of:=[.A539]-[.B53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7507" calcext:value-type="float">
            <text:p>1500767507</text:p>
          </table:table-cell>
          <table:table-cell office:value-type="float" office:value="1500767479" calcext:value-type="float">
            <text:p>1500767479</text:p>
          </table:table-cell>
          <table:table-cell table:formula="of:=[.A540]-[.B54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7508" calcext:value-type="float">
            <text:p>1500767508</text:p>
          </table:table-cell>
          <table:table-cell office:value-type="float" office:value="1500767507" calcext:value-type="float">
            <text:p>1500767507</text:p>
          </table:table-cell>
          <table:table-cell table:formula="of:=[.A541]-[.B5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7518" calcext:value-type="float">
            <text:p>1500767518</text:p>
          </table:table-cell>
          <table:table-cell office:value-type="float" office:value="1500767508" calcext:value-type="float">
            <text:p>1500767508</text:p>
          </table:table-cell>
          <table:table-cell table:formula="of:=[.A542]-[.B5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7519" calcext:value-type="float">
            <text:p>1500767519</text:p>
          </table:table-cell>
          <table:table-cell office:value-type="float" office:value="1500767518" calcext:value-type="float">
            <text:p>1500767518</text:p>
          </table:table-cell>
          <table:table-cell table:formula="of:=[.A543]-[.B5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7521" calcext:value-type="float">
            <text:p>1500767521</text:p>
          </table:table-cell>
          <table:table-cell office:value-type="float" office:value="1500767519" calcext:value-type="float">
            <text:p>1500767519</text:p>
          </table:table-cell>
          <table:table-cell table:formula="of:=[.A544]-[.B5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7549" calcext:value-type="float">
            <text:p>1500767549</text:p>
          </table:table-cell>
          <table:table-cell office:value-type="float" office:value="1500767521" calcext:value-type="float">
            <text:p>1500767521</text:p>
          </table:table-cell>
          <table:table-cell table:formula="of:=[.A545]-[.B54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7578" calcext:value-type="float">
            <text:p>1500767578</text:p>
          </table:table-cell>
          <table:table-cell office:value-type="float" office:value="1500767549" calcext:value-type="float">
            <text:p>1500767549</text:p>
          </table:table-cell>
          <table:table-cell table:formula="of:=[.A546]-[.B54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7583" calcext:value-type="float">
            <text:p>1500767583</text:p>
          </table:table-cell>
          <table:table-cell office:value-type="float" office:value="1500767578" calcext:value-type="float">
            <text:p>1500767578</text:p>
          </table:table-cell>
          <table:table-cell table:formula="of:=[.A547]-[.B54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7592" calcext:value-type="float">
            <text:p>1500767592</text:p>
          </table:table-cell>
          <table:table-cell office:value-type="float" office:value="1500767583" calcext:value-type="float">
            <text:p>1500767583</text:p>
          </table:table-cell>
          <table:table-cell table:formula="of:=[.A548]-[.B54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7603" calcext:value-type="float">
            <text:p>1500767603</text:p>
          </table:table-cell>
          <table:table-cell office:value-type="float" office:value="1500767592" calcext:value-type="float">
            <text:p>1500767592</text:p>
          </table:table-cell>
          <table:table-cell table:formula="of:=[.A549]-[.B54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611" calcext:value-type="float">
            <text:p>1500767611</text:p>
          </table:table-cell>
          <table:table-cell office:value-type="float" office:value="1500767603" calcext:value-type="float">
            <text:p>1500767603</text:p>
          </table:table-cell>
          <table:table-cell table:formula="of:=[.A550]-[.B55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7643" calcext:value-type="float">
            <text:p>1500767643</text:p>
          </table:table-cell>
          <table:table-cell office:value-type="float" office:value="1500767611" calcext:value-type="float">
            <text:p>1500767611</text:p>
          </table:table-cell>
          <table:table-cell table:formula="of:=[.A551]-[.B55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67656" calcext:value-type="float">
            <text:p>1500767656</text:p>
          </table:table-cell>
          <table:table-cell office:value-type="float" office:value="1500767643" calcext:value-type="float">
            <text:p>1500767643</text:p>
          </table:table-cell>
          <table:table-cell table:formula="of:=[.A552]-[.B55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663" calcext:value-type="float">
            <text:p>1500767663</text:p>
          </table:table-cell>
          <table:table-cell office:value-type="float" office:value="1500767656" calcext:value-type="float">
            <text:p>1500767656</text:p>
          </table:table-cell>
          <table:table-cell table:formula="of:=[.A553]-[.B55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7679" calcext:value-type="float">
            <text:p>1500767679</text:p>
          </table:table-cell>
          <table:table-cell office:value-type="float" office:value="1500767663" calcext:value-type="float">
            <text:p>1500767663</text:p>
          </table:table-cell>
          <table:table-cell table:formula="of:=[.A554]-[.B5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7693" calcext:value-type="float">
            <text:p>1500767693</text:p>
          </table:table-cell>
          <table:table-cell office:value-type="float" office:value="1500767679" calcext:value-type="float">
            <text:p>1500767679</text:p>
          </table:table-cell>
          <table:table-cell table:formula="of:=[.A555]-[.B55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7697" calcext:value-type="float">
            <text:p>1500767697</text:p>
          </table:table-cell>
          <table:table-cell office:value-type="float" office:value="1500767693" calcext:value-type="float">
            <text:p>1500767693</text:p>
          </table:table-cell>
          <table:table-cell table:formula="of:=[.A556]-[.B5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7704" calcext:value-type="float">
            <text:p>1500767704</text:p>
          </table:table-cell>
          <table:table-cell office:value-type="float" office:value="1500767697" calcext:value-type="float">
            <text:p>1500767697</text:p>
          </table:table-cell>
          <table:table-cell table:formula="of:=[.A557]-[.B55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7763" calcext:value-type="float">
            <text:p>1500767763</text:p>
          </table:table-cell>
          <table:table-cell office:value-type="float" office:value="1500767704" calcext:value-type="float">
            <text:p>1500767704</text:p>
          </table:table-cell>
          <table:table-cell table:formula="of:=[.A558]-[.B55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767789" calcext:value-type="float">
            <text:p>1500767789</text:p>
          </table:table-cell>
          <table:table-cell office:value-type="float" office:value="1500767763" calcext:value-type="float">
            <text:p>1500767763</text:p>
          </table:table-cell>
          <table:table-cell table:formula="of:=[.A559]-[.B55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7800" calcext:value-type="float">
            <text:p>1500767800</text:p>
          </table:table-cell>
          <table:table-cell office:value-type="float" office:value="1500767789" calcext:value-type="float">
            <text:p>1500767789</text:p>
          </table:table-cell>
          <table:table-cell table:formula="of:=[.A560]-[.B56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816" calcext:value-type="float">
            <text:p>1500767816</text:p>
          </table:table-cell>
          <table:table-cell office:value-type="float" office:value="1500767800" calcext:value-type="float">
            <text:p>1500767800</text:p>
          </table:table-cell>
          <table:table-cell table:formula="of:=[.A561]-[.B56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7829" calcext:value-type="float">
            <text:p>1500767829</text:p>
          </table:table-cell>
          <table:table-cell office:value-type="float" office:value="1500767816" calcext:value-type="float">
            <text:p>1500767816</text:p>
          </table:table-cell>
          <table:table-cell table:formula="of:=[.A562]-[.B56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869" calcext:value-type="float">
            <text:p>1500767869</text:p>
          </table:table-cell>
          <table:table-cell office:value-type="float" office:value="1500767829" calcext:value-type="float">
            <text:p>1500767829</text:p>
          </table:table-cell>
          <table:table-cell table:formula="of:=[.A563]-[.B56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67889" calcext:value-type="float">
            <text:p>1500767889</text:p>
          </table:table-cell>
          <table:table-cell office:value-type="float" office:value="1500767869" calcext:value-type="float">
            <text:p>1500767869</text:p>
          </table:table-cell>
          <table:table-cell table:formula="of:=[.A564]-[.B56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7913" calcext:value-type="float">
            <text:p>1500767913</text:p>
          </table:table-cell>
          <table:table-cell office:value-type="float" office:value="1500767889" calcext:value-type="float">
            <text:p>1500767889</text:p>
          </table:table-cell>
          <table:table-cell table:formula="of:=[.A565]-[.B56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7923" calcext:value-type="float">
            <text:p>1500767923</text:p>
          </table:table-cell>
          <table:table-cell office:value-type="float" office:value="1500767913" calcext:value-type="float">
            <text:p>1500767913</text:p>
          </table:table-cell>
          <table:table-cell table:formula="of:=[.A566]-[.B56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7957" calcext:value-type="float">
            <text:p>1500767957</text:p>
          </table:table-cell>
          <table:table-cell office:value-type="float" office:value="1500767923" calcext:value-type="float">
            <text:p>1500767923</text:p>
          </table:table-cell>
          <table:table-cell table:formula="of:=[.A567]-[.B567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67967" calcext:value-type="float">
            <text:p>1500767967</text:p>
          </table:table-cell>
          <table:table-cell office:value-type="float" office:value="1500767957" calcext:value-type="float">
            <text:p>1500767957</text:p>
          </table:table-cell>
          <table:table-cell table:formula="of:=[.A568]-[.B56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8044" calcext:value-type="float">
            <text:p>1500768044</text:p>
          </table:table-cell>
          <table:table-cell office:value-type="float" office:value="1500767967" calcext:value-type="float">
            <text:p>1500767967</text:p>
          </table:table-cell>
          <table:table-cell table:formula="of:=[.A569]-[.B569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68068" calcext:value-type="float">
            <text:p>1500768068</text:p>
          </table:table-cell>
          <table:table-cell office:value-type="float" office:value="1500768044" calcext:value-type="float">
            <text:p>1500768044</text:p>
          </table:table-cell>
          <table:table-cell table:formula="of:=[.A570]-[.B57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8074" calcext:value-type="float">
            <text:p>1500768074</text:p>
          </table:table-cell>
          <table:table-cell office:value-type="float" office:value="1500768068" calcext:value-type="float">
            <text:p>1500768068</text:p>
          </table:table-cell>
          <table:table-cell table:formula="of:=[.A571]-[.B57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8121" calcext:value-type="float">
            <text:p>1500768121</text:p>
          </table:table-cell>
          <table:table-cell office:value-type="float" office:value="1500768074" calcext:value-type="float">
            <text:p>1500768074</text:p>
          </table:table-cell>
          <table:table-cell table:formula="of:=[.A572]-[.B57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8125" calcext:value-type="float">
            <text:p>1500768125</text:p>
          </table:table-cell>
          <table:table-cell office:value-type="float" office:value="1500768121" calcext:value-type="float">
            <text:p>1500768121</text:p>
          </table:table-cell>
          <table:table-cell table:formula="of:=[.A573]-[.B5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126" calcext:value-type="float">
            <text:p>1500768126</text:p>
          </table:table-cell>
          <table:table-cell office:value-type="float" office:value="1500768125" calcext:value-type="float">
            <text:p>1500768125</text:p>
          </table:table-cell>
          <table:table-cell table:formula="of:=[.A574]-[.B5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8140" calcext:value-type="float">
            <text:p>1500768140</text:p>
          </table:table-cell>
          <table:table-cell office:value-type="float" office:value="1500768126" calcext:value-type="float">
            <text:p>1500768126</text:p>
          </table:table-cell>
          <table:table-cell table:formula="of:=[.A575]-[.B57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8171" calcext:value-type="float">
            <text:p>1500768171</text:p>
          </table:table-cell>
          <table:table-cell office:value-type="float" office:value="1500768140" calcext:value-type="float">
            <text:p>1500768140</text:p>
          </table:table-cell>
          <table:table-cell table:formula="of:=[.A576]-[.B57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8175" calcext:value-type="float">
            <text:p>1500768175</text:p>
          </table:table-cell>
          <table:table-cell office:value-type="float" office:value="1500768171" calcext:value-type="float">
            <text:p>1500768171</text:p>
          </table:table-cell>
          <table:table-cell table:formula="of:=[.A577]-[.B57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197" calcext:value-type="float">
            <text:p>1500768197</text:p>
          </table:table-cell>
          <table:table-cell office:value-type="float" office:value="1500768175" calcext:value-type="float">
            <text:p>1500768175</text:p>
          </table:table-cell>
          <table:table-cell table:formula="of:=[.A578]-[.B57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199" calcext:value-type="float">
            <text:p>1500768199</text:p>
          </table:table-cell>
          <table:table-cell office:value-type="float" office:value="1500768197" calcext:value-type="float">
            <text:p>1500768197</text:p>
          </table:table-cell>
          <table:table-cell table:formula="of:=[.A579]-[.B5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225" calcext:value-type="float">
            <text:p>1500768225</text:p>
          </table:table-cell>
          <table:table-cell office:value-type="float" office:value="1500768199" calcext:value-type="float">
            <text:p>1500768199</text:p>
          </table:table-cell>
          <table:table-cell table:formula="of:=[.A580]-[.B58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8227" calcext:value-type="float">
            <text:p>1500768227</text:p>
          </table:table-cell>
          <table:table-cell office:value-type="float" office:value="1500768225" calcext:value-type="float">
            <text:p>1500768225</text:p>
          </table:table-cell>
          <table:table-cell table:formula="of:=[.A581]-[.B5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250" calcext:value-type="float">
            <text:p>1500768250</text:p>
          </table:table-cell>
          <table:table-cell office:value-type="float" office:value="1500768227" calcext:value-type="float">
            <text:p>1500768227</text:p>
          </table:table-cell>
          <table:table-cell table:formula="of:=[.A582]-[.B58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8262" calcext:value-type="float">
            <text:p>1500768262</text:p>
          </table:table-cell>
          <table:table-cell office:value-type="float" office:value="1500768250" calcext:value-type="float">
            <text:p>1500768250</text:p>
          </table:table-cell>
          <table:table-cell table:formula="of:=[.A583]-[.B58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278" calcext:value-type="float">
            <text:p>1500768278</text:p>
          </table:table-cell>
          <table:table-cell office:value-type="float" office:value="1500768262" calcext:value-type="float">
            <text:p>1500768262</text:p>
          </table:table-cell>
          <table:table-cell table:formula="of:=[.A584]-[.B58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8293" calcext:value-type="float">
            <text:p>1500768293</text:p>
          </table:table-cell>
          <table:table-cell office:value-type="float" office:value="1500768278" calcext:value-type="float">
            <text:p>1500768278</text:p>
          </table:table-cell>
          <table:table-cell table:formula="of:=[.A585]-[.B58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8302" calcext:value-type="float">
            <text:p>1500768302</text:p>
          </table:table-cell>
          <table:table-cell office:value-type="float" office:value="1500768293" calcext:value-type="float">
            <text:p>1500768293</text:p>
          </table:table-cell>
          <table:table-cell table:formula="of:=[.A586]-[.B58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8321" calcext:value-type="float">
            <text:p>1500768321</text:p>
          </table:table-cell>
          <table:table-cell office:value-type="float" office:value="1500768302" calcext:value-type="float">
            <text:p>1500768302</text:p>
          </table:table-cell>
          <table:table-cell table:formula="of:=[.A587]-[.B58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8357" calcext:value-type="float">
            <text:p>1500768357</text:p>
          </table:table-cell>
          <table:table-cell office:value-type="float" office:value="1500768321" calcext:value-type="float">
            <text:p>1500768321</text:p>
          </table:table-cell>
          <table:table-cell table:formula="of:=[.A588]-[.B58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8388" calcext:value-type="float">
            <text:p>1500768388</text:p>
          </table:table-cell>
          <table:table-cell office:value-type="float" office:value="1500768357" calcext:value-type="float">
            <text:p>1500768357</text:p>
          </table:table-cell>
          <table:table-cell table:formula="of:=[.A589]-[.B58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8405" calcext:value-type="float">
            <text:p>1500768405</text:p>
          </table:table-cell>
          <table:table-cell office:value-type="float" office:value="1500768388" calcext:value-type="float">
            <text:p>1500768388</text:p>
          </table:table-cell>
          <table:table-cell table:formula="of:=[.A590]-[.B59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8424" calcext:value-type="float">
            <text:p>1500768424</text:p>
          </table:table-cell>
          <table:table-cell office:value-type="float" office:value="1500768405" calcext:value-type="float">
            <text:p>1500768405</text:p>
          </table:table-cell>
          <table:table-cell table:formula="of:=[.A591]-[.B59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8443" calcext:value-type="float">
            <text:p>1500768443</text:p>
          </table:table-cell>
          <table:table-cell office:value-type="float" office:value="1500768424" calcext:value-type="float">
            <text:p>1500768424</text:p>
          </table:table-cell>
          <table:table-cell table:formula="of:=[.A592]-[.B59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8449" calcext:value-type="float">
            <text:p>1500768449</text:p>
          </table:table-cell>
          <table:table-cell office:value-type="float" office:value="1500768443" calcext:value-type="float">
            <text:p>1500768443</text:p>
          </table:table-cell>
          <table:table-cell table:formula="of:=[.A593]-[.B59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8482" calcext:value-type="float">
            <text:p>1500768482</text:p>
          </table:table-cell>
          <table:table-cell office:value-type="float" office:value="1500768449" calcext:value-type="float">
            <text:p>1500768449</text:p>
          </table:table-cell>
          <table:table-cell table:formula="of:=[.A594]-[.B59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68504" calcext:value-type="float">
            <text:p>1500768504</text:p>
          </table:table-cell>
          <table:table-cell office:value-type="float" office:value="1500768482" calcext:value-type="float">
            <text:p>1500768482</text:p>
          </table:table-cell>
          <table:table-cell table:formula="of:=[.A595]-[.B59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550" calcext:value-type="float">
            <text:p>1500768550</text:p>
          </table:table-cell>
          <table:table-cell office:value-type="float" office:value="1500768504" calcext:value-type="float">
            <text:p>1500768504</text:p>
          </table:table-cell>
          <table:table-cell table:formula="of:=[.A596]-[.B596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68572" calcext:value-type="float">
            <text:p>1500768572</text:p>
          </table:table-cell>
          <table:table-cell office:value-type="float" office:value="1500768550" calcext:value-type="float">
            <text:p>1500768550</text:p>
          </table:table-cell>
          <table:table-cell table:formula="of:=[.A597]-[.B59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587" calcext:value-type="float">
            <text:p>1500768587</text:p>
          </table:table-cell>
          <table:table-cell office:value-type="float" office:value="1500768572" calcext:value-type="float">
            <text:p>1500768572</text:p>
          </table:table-cell>
          <table:table-cell table:formula="of:=[.A598]-[.B59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8609" calcext:value-type="float">
            <text:p>1500768609</text:p>
          </table:table-cell>
          <table:table-cell office:value-type="float" office:value="1500768587" calcext:value-type="float">
            <text:p>1500768587</text:p>
          </table:table-cell>
          <table:table-cell table:formula="of:=[.A599]-[.B59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618" calcext:value-type="float">
            <text:p>1500768618</text:p>
          </table:table-cell>
          <table:table-cell office:value-type="float" office:value="1500768609" calcext:value-type="float">
            <text:p>1500768609</text:p>
          </table:table-cell>
          <table:table-cell table:formula="of:=[.A600]-[.B6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8620" calcext:value-type="float">
            <text:p>1500768620</text:p>
          </table:table-cell>
          <table:table-cell office:value-type="float" office:value="1500768618" calcext:value-type="float">
            <text:p>1500768618</text:p>
          </table:table-cell>
          <table:table-cell table:formula="of:=[.A601]-[.B6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625" calcext:value-type="float">
            <text:p>1500768625</text:p>
          </table:table-cell>
          <table:table-cell office:value-type="float" office:value="1500768620" calcext:value-type="float">
            <text:p>1500768620</text:p>
          </table:table-cell>
          <table:table-cell table:formula="of:=[.A602]-[.B60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678" calcext:value-type="float">
            <text:p>1500768678</text:p>
          </table:table-cell>
          <table:table-cell office:value-type="float" office:value="1500768625" calcext:value-type="float">
            <text:p>1500768625</text:p>
          </table:table-cell>
          <table:table-cell table:formula="of:=[.A603]-[.B60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68683" calcext:value-type="float">
            <text:p>1500768683</text:p>
          </table:table-cell>
          <table:table-cell office:value-type="float" office:value="1500768678" calcext:value-type="float">
            <text:p>1500768678</text:p>
          </table:table-cell>
          <table:table-cell table:formula="of:=[.A604]-[.B60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687" calcext:value-type="float">
            <text:p>1500768687</text:p>
          </table:table-cell>
          <table:table-cell office:value-type="float" office:value="1500768683" calcext:value-type="float">
            <text:p>1500768683</text:p>
          </table:table-cell>
          <table:table-cell table:formula="of:=[.A605]-[.B60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692" calcext:value-type="float">
            <text:p>1500768692</text:p>
          </table:table-cell>
          <table:table-cell office:value-type="float" office:value="1500768687" calcext:value-type="float">
            <text:p>1500768687</text:p>
          </table:table-cell>
          <table:table-cell table:formula="of:=[.A606]-[.B60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721" calcext:value-type="float">
            <text:p>1500768721</text:p>
          </table:table-cell>
          <table:table-cell office:value-type="float" office:value="1500768692" calcext:value-type="float">
            <text:p>1500768692</text:p>
          </table:table-cell>
          <table:table-cell table:formula="of:=[.A607]-[.B60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8733" calcext:value-type="float">
            <text:p>1500768733</text:p>
          </table:table-cell>
          <table:table-cell office:value-type="float" office:value="1500768721" calcext:value-type="float">
            <text:p>1500768721</text:p>
          </table:table-cell>
          <table:table-cell table:formula="of:=[.A608]-[.B60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747" calcext:value-type="float">
            <text:p>1500768747</text:p>
          </table:table-cell>
          <table:table-cell office:value-type="float" office:value="1500768733" calcext:value-type="float">
            <text:p>1500768733</text:p>
          </table:table-cell>
          <table:table-cell table:formula="of:=[.A609]-[.B60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8759" calcext:value-type="float">
            <text:p>1500768759</text:p>
          </table:table-cell>
          <table:table-cell office:value-type="float" office:value="1500768747" calcext:value-type="float">
            <text:p>1500768747</text:p>
          </table:table-cell>
          <table:table-cell table:formula="of:=[.A610]-[.B6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763" calcext:value-type="float">
            <text:p>1500768763</text:p>
          </table:table-cell>
          <table:table-cell office:value-type="float" office:value="1500768759" calcext:value-type="float">
            <text:p>1500768759</text:p>
          </table:table-cell>
          <table:table-cell table:formula="of:=[.A611]-[.B6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784" calcext:value-type="float">
            <text:p>1500768784</text:p>
          </table:table-cell>
          <table:table-cell office:value-type="float" office:value="1500768763" calcext:value-type="float">
            <text:p>1500768763</text:p>
          </table:table-cell>
          <table:table-cell table:formula="of:=[.A612]-[.B61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8796" calcext:value-type="float">
            <text:p>1500768796</text:p>
          </table:table-cell>
          <table:table-cell office:value-type="float" office:value="1500768784" calcext:value-type="float">
            <text:p>1500768784</text:p>
          </table:table-cell>
          <table:table-cell table:formula="of:=[.A613]-[.B6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807" calcext:value-type="float">
            <text:p>1500768807</text:p>
          </table:table-cell>
          <table:table-cell office:value-type="float" office:value="1500768796" calcext:value-type="float">
            <text:p>1500768796</text:p>
          </table:table-cell>
          <table:table-cell table:formula="of:=[.A614]-[.B61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8815" calcext:value-type="float">
            <text:p>1500768815</text:p>
          </table:table-cell>
          <table:table-cell office:value-type="float" office:value="1500768807" calcext:value-type="float">
            <text:p>1500768807</text:p>
          </table:table-cell>
          <table:table-cell table:formula="of:=[.A615]-[.B61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8828" calcext:value-type="float">
            <text:p>1500768828</text:p>
          </table:table-cell>
          <table:table-cell office:value-type="float" office:value="1500768815" calcext:value-type="float">
            <text:p>1500768815</text:p>
          </table:table-cell>
          <table:table-cell table:formula="of:=[.A616]-[.B6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8863" calcext:value-type="float">
            <text:p>1500768863</text:p>
          </table:table-cell>
          <table:table-cell office:value-type="float" office:value="1500768828" calcext:value-type="float">
            <text:p>1500768828</text:p>
          </table:table-cell>
          <table:table-cell table:formula="of:=[.A617]-[.B61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8892" calcext:value-type="float">
            <text:p>1500768892</text:p>
          </table:table-cell>
          <table:table-cell office:value-type="float" office:value="1500768863" calcext:value-type="float">
            <text:p>1500768863</text:p>
          </table:table-cell>
          <table:table-cell table:formula="of:=[.A618]-[.B61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8895" calcext:value-type="float">
            <text:p>1500768895</text:p>
          </table:table-cell>
          <table:table-cell office:value-type="float" office:value="1500768892" calcext:value-type="float">
            <text:p>1500768892</text:p>
          </table:table-cell>
          <table:table-cell table:formula="of:=[.A619]-[.B6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8902" calcext:value-type="float">
            <text:p>1500768902</text:p>
          </table:table-cell>
          <table:table-cell office:value-type="float" office:value="1500768895" calcext:value-type="float">
            <text:p>1500768895</text:p>
          </table:table-cell>
          <table:table-cell table:formula="of:=[.A620]-[.B62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8905" calcext:value-type="float">
            <text:p>1500768905</text:p>
          </table:table-cell>
          <table:table-cell office:value-type="float" office:value="1500768902" calcext:value-type="float">
            <text:p>1500768902</text:p>
          </table:table-cell>
          <table:table-cell table:formula="of:=[.A621]-[.B62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8935" calcext:value-type="float">
            <text:p>1500768935</text:p>
          </table:table-cell>
          <table:table-cell office:value-type="float" office:value="1500768905" calcext:value-type="float">
            <text:p>1500768905</text:p>
          </table:table-cell>
          <table:table-cell table:formula="of:=[.A622]-[.B62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8940" calcext:value-type="float">
            <text:p>1500768940</text:p>
          </table:table-cell>
          <table:table-cell office:value-type="float" office:value="1500768935" calcext:value-type="float">
            <text:p>1500768935</text:p>
          </table:table-cell>
          <table:table-cell table:formula="of:=[.A623]-[.B62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958" calcext:value-type="float">
            <text:p>1500768958</text:p>
          </table:table-cell>
          <table:table-cell office:value-type="float" office:value="1500768940" calcext:value-type="float">
            <text:p>1500768940</text:p>
          </table:table-cell>
          <table:table-cell table:formula="of:=[.A624]-[.B62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8969" calcext:value-type="float">
            <text:p>1500768969</text:p>
          </table:table-cell>
          <table:table-cell office:value-type="float" office:value="1500768958" calcext:value-type="float">
            <text:p>1500768958</text:p>
          </table:table-cell>
          <table:table-cell table:formula="of:=[.A625]-[.B62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8976" calcext:value-type="float">
            <text:p>1500768976</text:p>
          </table:table-cell>
          <table:table-cell office:value-type="float" office:value="1500768969" calcext:value-type="float">
            <text:p>1500768969</text:p>
          </table:table-cell>
          <table:table-cell table:formula="of:=[.A626]-[.B62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8978" calcext:value-type="float">
            <text:p>1500768978</text:p>
          </table:table-cell>
          <table:table-cell office:value-type="float" office:value="1500768976" calcext:value-type="float">
            <text:p>1500768976</text:p>
          </table:table-cell>
          <table:table-cell table:formula="of:=[.A627]-[.B6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989" calcext:value-type="float">
            <text:p>1500768989</text:p>
          </table:table-cell>
          <table:table-cell office:value-type="float" office:value="1500768978" calcext:value-type="float">
            <text:p>1500768978</text:p>
          </table:table-cell>
          <table:table-cell table:formula="of:=[.A628]-[.B62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011" calcext:value-type="float">
            <text:p>1500769011</text:p>
          </table:table-cell>
          <table:table-cell office:value-type="float" office:value="1500768989" calcext:value-type="float">
            <text:p>1500768989</text:p>
          </table:table-cell>
          <table:table-cell table:formula="of:=[.A629]-[.B62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9019" calcext:value-type="float">
            <text:p>1500769019</text:p>
          </table:table-cell>
          <table:table-cell office:value-type="float" office:value="1500769011" calcext:value-type="float">
            <text:p>1500769011</text:p>
          </table:table-cell>
          <table:table-cell table:formula="of:=[.A630]-[.B63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9030" calcext:value-type="float">
            <text:p>1500769030</text:p>
          </table:table-cell>
          <table:table-cell office:value-type="float" office:value="1500769019" calcext:value-type="float">
            <text:p>1500769019</text:p>
          </table:table-cell>
          <table:table-cell table:formula="of:=[.A631]-[.B63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040" calcext:value-type="float">
            <text:p>1500769040</text:p>
          </table:table-cell>
          <table:table-cell office:value-type="float" office:value="1500769030" calcext:value-type="float">
            <text:p>1500769030</text:p>
          </table:table-cell>
          <table:table-cell table:formula="of:=[.A632]-[.B6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055" calcext:value-type="float">
            <text:p>1500769055</text:p>
          </table:table-cell>
          <table:table-cell office:value-type="float" office:value="1500769040" calcext:value-type="float">
            <text:p>1500769040</text:p>
          </table:table-cell>
          <table:table-cell table:formula="of:=[.A633]-[.B63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9079" calcext:value-type="float">
            <text:p>1500769079</text:p>
          </table:table-cell>
          <table:table-cell office:value-type="float" office:value="1500769055" calcext:value-type="float">
            <text:p>1500769055</text:p>
          </table:table-cell>
          <table:table-cell table:formula="of:=[.A634]-[.B63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9110" calcext:value-type="float">
            <text:p>1500769110</text:p>
          </table:table-cell>
          <table:table-cell office:value-type="float" office:value="1500769079" calcext:value-type="float">
            <text:p>1500769079</text:p>
          </table:table-cell>
          <table:table-cell table:formula="of:=[.A635]-[.B635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9144" calcext:value-type="float">
            <text:p>1500769144</text:p>
          </table:table-cell>
          <table:table-cell office:value-type="float" office:value="1500769110" calcext:value-type="float">
            <text:p>1500769110</text:p>
          </table:table-cell>
          <table:table-cell table:formula="of:=[.A636]-[.B636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69145" calcext:value-type="float">
            <text:p>1500769145</text:p>
          </table:table-cell>
          <table:table-cell office:value-type="float" office:value="1500769144" calcext:value-type="float">
            <text:p>1500769144</text:p>
          </table:table-cell>
          <table:table-cell table:formula="of:=[.A637]-[.B6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159" calcext:value-type="float">
            <text:p>1500769159</text:p>
          </table:table-cell>
          <table:table-cell office:value-type="float" office:value="1500769145" calcext:value-type="float">
            <text:p>1500769145</text:p>
          </table:table-cell>
          <table:table-cell table:formula="of:=[.A638]-[.B63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9206" calcext:value-type="float">
            <text:p>1500769206</text:p>
          </table:table-cell>
          <table:table-cell office:value-type="float" office:value="1500769159" calcext:value-type="float">
            <text:p>1500769159</text:p>
          </table:table-cell>
          <table:table-cell table:formula="of:=[.A639]-[.B63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9236" calcext:value-type="float">
            <text:p>1500769236</text:p>
          </table:table-cell>
          <table:table-cell office:value-type="float" office:value="1500769206" calcext:value-type="float">
            <text:p>1500769206</text:p>
          </table:table-cell>
          <table:table-cell table:formula="of:=[.A640]-[.B64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9239" calcext:value-type="float">
            <text:p>1500769239</text:p>
          </table:table-cell>
          <table:table-cell office:value-type="float" office:value="1500769236" calcext:value-type="float">
            <text:p>1500769236</text:p>
          </table:table-cell>
          <table:table-cell table:formula="of:=[.A641]-[.B64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245" calcext:value-type="float">
            <text:p>1500769245</text:p>
          </table:table-cell>
          <table:table-cell office:value-type="float" office:value="1500769239" calcext:value-type="float">
            <text:p>1500769239</text:p>
          </table:table-cell>
          <table:table-cell table:formula="of:=[.A642]-[.B6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255" calcext:value-type="float">
            <text:p>1500769255</text:p>
          </table:table-cell>
          <table:table-cell office:value-type="float" office:value="1500769245" calcext:value-type="float">
            <text:p>1500769245</text:p>
          </table:table-cell>
          <table:table-cell table:formula="of:=[.A643]-[.B64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264" calcext:value-type="float">
            <text:p>1500769264</text:p>
          </table:table-cell>
          <table:table-cell office:value-type="float" office:value="1500769255" calcext:value-type="float">
            <text:p>1500769255</text:p>
          </table:table-cell>
          <table:table-cell table:formula="of:=[.A644]-[.B64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317" calcext:value-type="float">
            <text:p>1500769317</text:p>
          </table:table-cell>
          <table:table-cell office:value-type="float" office:value="1500769264" calcext:value-type="float">
            <text:p>1500769264</text:p>
          </table:table-cell>
          <table:table-cell table:formula="of:=[.A645]-[.B645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69326" calcext:value-type="float">
            <text:p>1500769326</text:p>
          </table:table-cell>
          <table:table-cell office:value-type="float" office:value="1500769317" calcext:value-type="float">
            <text:p>1500769317</text:p>
          </table:table-cell>
          <table:table-cell table:formula="of:=[.A646]-[.B64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335" calcext:value-type="float">
            <text:p>1500769335</text:p>
          </table:table-cell>
          <table:table-cell office:value-type="float" office:value="1500769326" calcext:value-type="float">
            <text:p>1500769326</text:p>
          </table:table-cell>
          <table:table-cell table:formula="of:=[.A647]-[.B64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338" calcext:value-type="float">
            <text:p>1500769338</text:p>
          </table:table-cell>
          <table:table-cell office:value-type="float" office:value="1500769335" calcext:value-type="float">
            <text:p>1500769335</text:p>
          </table:table-cell>
          <table:table-cell table:formula="of:=[.A648]-[.B6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354" calcext:value-type="float">
            <text:p>1500769354</text:p>
          </table:table-cell>
          <table:table-cell office:value-type="float" office:value="1500769338" calcext:value-type="float">
            <text:p>1500769338</text:p>
          </table:table-cell>
          <table:table-cell table:formula="of:=[.A649]-[.B64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9360" calcext:value-type="float">
            <text:p>1500769360</text:p>
          </table:table-cell>
          <table:table-cell office:value-type="float" office:value="1500769354" calcext:value-type="float">
            <text:p>1500769354</text:p>
          </table:table-cell>
          <table:table-cell table:formula="of:=[.A650]-[.B6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363" calcext:value-type="float">
            <text:p>1500769363</text:p>
          </table:table-cell>
          <table:table-cell office:value-type="float" office:value="1500769360" calcext:value-type="float">
            <text:p>1500769360</text:p>
          </table:table-cell>
          <table:table-cell table:formula="of:=[.A651]-[.B65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376" calcext:value-type="float">
            <text:p>1500769376</text:p>
          </table:table-cell>
          <table:table-cell office:value-type="float" office:value="1500769363" calcext:value-type="float">
            <text:p>1500769363</text:p>
          </table:table-cell>
          <table:table-cell table:formula="of:=[.A652]-[.B65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9415" calcext:value-type="float">
            <text:p>1500769415</text:p>
          </table:table-cell>
          <table:table-cell office:value-type="float" office:value="1500769376" calcext:value-type="float">
            <text:p>1500769376</text:p>
          </table:table-cell>
          <table:table-cell table:formula="of:=[.A653]-[.B65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69427" calcext:value-type="float">
            <text:p>1500769427</text:p>
          </table:table-cell>
          <table:table-cell office:value-type="float" office:value="1500769415" calcext:value-type="float">
            <text:p>1500769415</text:p>
          </table:table-cell>
          <table:table-cell table:formula="of:=[.A654]-[.B65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9440" calcext:value-type="float">
            <text:p>1500769440</text:p>
          </table:table-cell>
          <table:table-cell office:value-type="float" office:value="1500769427" calcext:value-type="float">
            <text:p>1500769427</text:p>
          </table:table-cell>
          <table:table-cell table:formula="of:=[.A655]-[.B65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9441" calcext:value-type="float">
            <text:p>1500769441</text:p>
          </table:table-cell>
          <table:table-cell office:value-type="float" office:value="1500769440" calcext:value-type="float">
            <text:p>1500769440</text:p>
          </table:table-cell>
          <table:table-cell table:formula="of:=[.A656]-[.B6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462" calcext:value-type="float">
            <text:p>1500769462</text:p>
          </table:table-cell>
          <table:table-cell office:value-type="float" office:value="1500769441" calcext:value-type="float">
            <text:p>1500769441</text:p>
          </table:table-cell>
          <table:table-cell table:formula="of:=[.A657]-[.B65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9472" calcext:value-type="float">
            <text:p>1500769472</text:p>
          </table:table-cell>
          <table:table-cell office:value-type="float" office:value="1500769462" calcext:value-type="float">
            <text:p>1500769462</text:p>
          </table:table-cell>
          <table:table-cell table:formula="of:=[.A658]-[.B6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473" calcext:value-type="float">
            <text:p>1500769473</text:p>
          </table:table-cell>
          <table:table-cell office:value-type="float" office:value="1500769472" calcext:value-type="float">
            <text:p>1500769472</text:p>
          </table:table-cell>
          <table:table-cell table:formula="of:=[.A659]-[.B6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476" calcext:value-type="float">
            <text:p>1500769476</text:p>
          </table:table-cell>
          <table:table-cell office:value-type="float" office:value="1500769473" calcext:value-type="float">
            <text:p>1500769473</text:p>
          </table:table-cell>
          <table:table-cell table:formula="of:=[.A660]-[.B6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485" calcext:value-type="float">
            <text:p>1500769485</text:p>
          </table:table-cell>
          <table:table-cell office:value-type="float" office:value="1500769476" calcext:value-type="float">
            <text:p>1500769476</text:p>
          </table:table-cell>
          <table:table-cell table:formula="of:=[.A661]-[.B66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502" calcext:value-type="float">
            <text:p>1500769502</text:p>
          </table:table-cell>
          <table:table-cell office:value-type="float" office:value="1500769485" calcext:value-type="float">
            <text:p>1500769485</text:p>
          </table:table-cell>
          <table:table-cell table:formula="of:=[.A662]-[.B6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9522" calcext:value-type="float">
            <text:p>1500769522</text:p>
          </table:table-cell>
          <table:table-cell office:value-type="float" office:value="1500769502" calcext:value-type="float">
            <text:p>1500769502</text:p>
          </table:table-cell>
          <table:table-cell table:formula="of:=[.A663]-[.B66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9572" calcext:value-type="float">
            <text:p>1500769572</text:p>
          </table:table-cell>
          <table:table-cell office:value-type="float" office:value="1500769522" calcext:value-type="float">
            <text:p>1500769522</text:p>
          </table:table-cell>
          <table:table-cell table:formula="of:=[.A664]-[.B66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69581" calcext:value-type="float">
            <text:p>1500769581</text:p>
          </table:table-cell>
          <table:table-cell office:value-type="float" office:value="1500769572" calcext:value-type="float">
            <text:p>1500769572</text:p>
          </table:table-cell>
          <table:table-cell table:formula="of:=[.A665]-[.B66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598" calcext:value-type="float">
            <text:p>1500769598</text:p>
          </table:table-cell>
          <table:table-cell office:value-type="float" office:value="1500769581" calcext:value-type="float">
            <text:p>1500769581</text:p>
          </table:table-cell>
          <table:table-cell table:formula="of:=[.A666]-[.B66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9608" calcext:value-type="float">
            <text:p>1500769608</text:p>
          </table:table-cell>
          <table:table-cell office:value-type="float" office:value="1500769598" calcext:value-type="float">
            <text:p>1500769598</text:p>
          </table:table-cell>
          <table:table-cell table:formula="of:=[.A667]-[.B66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633" calcext:value-type="float">
            <text:p>1500769633</text:p>
          </table:table-cell>
          <table:table-cell office:value-type="float" office:value="1500769608" calcext:value-type="float">
            <text:p>1500769608</text:p>
          </table:table-cell>
          <table:table-cell table:formula="of:=[.A668]-[.B66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9637" calcext:value-type="float">
            <text:p>1500769637</text:p>
          </table:table-cell>
          <table:table-cell office:value-type="float" office:value="1500769633" calcext:value-type="float">
            <text:p>1500769633</text:p>
          </table:table-cell>
          <table:table-cell table:formula="of:=[.A669]-[.B6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9641" calcext:value-type="float">
            <text:p>1500769641</text:p>
          </table:table-cell>
          <table:table-cell office:value-type="float" office:value="1500769637" calcext:value-type="float">
            <text:p>1500769637</text:p>
          </table:table-cell>
          <table:table-cell table:formula="of:=[.A670]-[.B6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9643" calcext:value-type="float">
            <text:p>1500769643</text:p>
          </table:table-cell>
          <table:table-cell office:value-type="float" office:value="1500769641" calcext:value-type="float">
            <text:p>1500769641</text:p>
          </table:table-cell>
          <table:table-cell table:formula="of:=[.A671]-[.B6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9709" calcext:value-type="float">
            <text:p>1500769709</text:p>
          </table:table-cell>
          <table:table-cell office:value-type="float" office:value="1500769643" calcext:value-type="float">
            <text:p>1500769643</text:p>
          </table:table-cell>
          <table:table-cell table:formula="of:=[.A672]-[.B672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69739" calcext:value-type="float">
            <text:p>1500769739</text:p>
          </table:table-cell>
          <table:table-cell office:value-type="float" office:value="1500769709" calcext:value-type="float">
            <text:p>1500769709</text:p>
          </table:table-cell>
          <table:table-cell table:formula="of:=[.A673]-[.B67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9761" calcext:value-type="float">
            <text:p>1500769761</text:p>
          </table:table-cell>
          <table:table-cell office:value-type="float" office:value="1500769739" calcext:value-type="float">
            <text:p>1500769739</text:p>
          </table:table-cell>
          <table:table-cell table:formula="of:=[.A674]-[.B67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9795" calcext:value-type="float">
            <text:p>1500769795</text:p>
          </table:table-cell>
          <table:table-cell office:value-type="float" office:value="1500769761" calcext:value-type="float">
            <text:p>1500769761</text:p>
          </table:table-cell>
          <table:table-cell table:formula="of:=[.A675]-[.B67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69803" calcext:value-type="float">
            <text:p>1500769803</text:p>
          </table:table-cell>
          <table:table-cell office:value-type="float" office:value="1500769795" calcext:value-type="float">
            <text:p>1500769795</text:p>
          </table:table-cell>
          <table:table-cell table:formula="of:=[.A676]-[.B67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9804" calcext:value-type="float">
            <text:p>1500769804</text:p>
          </table:table-cell>
          <table:table-cell office:value-type="float" office:value="1500769803" calcext:value-type="float">
            <text:p>1500769803</text:p>
          </table:table-cell>
          <table:table-cell table:formula="of:=[.A677]-[.B6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814" calcext:value-type="float">
            <text:p>1500769814</text:p>
          </table:table-cell>
          <table:table-cell office:value-type="float" office:value="1500769804" calcext:value-type="float">
            <text:p>1500769804</text:p>
          </table:table-cell>
          <table:table-cell table:formula="of:=[.A678]-[.B6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825" calcext:value-type="float">
            <text:p>1500769825</text:p>
          </table:table-cell>
          <table:table-cell office:value-type="float" office:value="1500769814" calcext:value-type="float">
            <text:p>1500769814</text:p>
          </table:table-cell>
          <table:table-cell table:formula="of:=[.A679]-[.B67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841" calcext:value-type="float">
            <text:p>1500769841</text:p>
          </table:table-cell>
          <table:table-cell office:value-type="float" office:value="1500769825" calcext:value-type="float">
            <text:p>1500769825</text:p>
          </table:table-cell>
          <table:table-cell table:formula="of:=[.A680]-[.B68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9846" calcext:value-type="float">
            <text:p>1500769846</text:p>
          </table:table-cell>
          <table:table-cell office:value-type="float" office:value="1500769841" calcext:value-type="float">
            <text:p>1500769841</text:p>
          </table:table-cell>
          <table:table-cell table:formula="of:=[.A681]-[.B68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9852" calcext:value-type="float">
            <text:p>1500769852</text:p>
          </table:table-cell>
          <table:table-cell office:value-type="float" office:value="1500769846" calcext:value-type="float">
            <text:p>1500769846</text:p>
          </table:table-cell>
          <table:table-cell table:formula="of:=[.A682]-[.B68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855" calcext:value-type="float">
            <text:p>1500769855</text:p>
          </table:table-cell>
          <table:table-cell office:value-type="float" office:value="1500769852" calcext:value-type="float">
            <text:p>1500769852</text:p>
          </table:table-cell>
          <table:table-cell table:formula="of:=[.A683]-[.B68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862" calcext:value-type="float">
            <text:p>1500769862</text:p>
          </table:table-cell>
          <table:table-cell office:value-type="float" office:value="1500769855" calcext:value-type="float">
            <text:p>1500769855</text:p>
          </table:table-cell>
          <table:table-cell table:formula="of:=[.A684]-[.B68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9873" calcext:value-type="float">
            <text:p>1500769873</text:p>
          </table:table-cell>
          <table:table-cell office:value-type="float" office:value="1500769862" calcext:value-type="float">
            <text:p>1500769862</text:p>
          </table:table-cell>
          <table:table-cell table:formula="of:=[.A685]-[.B68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893" calcext:value-type="float">
            <text:p>1500769893</text:p>
          </table:table-cell>
          <table:table-cell office:value-type="float" office:value="1500769873" calcext:value-type="float">
            <text:p>1500769873</text:p>
          </table:table-cell>
          <table:table-cell table:formula="of:=[.A686]-[.B68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9897" calcext:value-type="float">
            <text:p>1500769897</text:p>
          </table:table-cell>
          <table:table-cell office:value-type="float" office:value="1500769893" calcext:value-type="float">
            <text:p>1500769893</text:p>
          </table:table-cell>
          <table:table-cell table:formula="of:=[.A687]-[.B6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9906" calcext:value-type="float">
            <text:p>1500769906</text:p>
          </table:table-cell>
          <table:table-cell office:value-type="float" office:value="1500769897" calcext:value-type="float">
            <text:p>1500769897</text:p>
          </table:table-cell>
          <table:table-cell table:formula="of:=[.A688]-[.B68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926" calcext:value-type="float">
            <text:p>1500769926</text:p>
          </table:table-cell>
          <table:table-cell office:value-type="float" office:value="1500769906" calcext:value-type="float">
            <text:p>1500769906</text:p>
          </table:table-cell>
          <table:table-cell table:formula="of:=[.A689]-[.B68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9932" calcext:value-type="float">
            <text:p>1500769932</text:p>
          </table:table-cell>
          <table:table-cell office:value-type="float" office:value="1500769926" calcext:value-type="float">
            <text:p>1500769926</text:p>
          </table:table-cell>
          <table:table-cell table:formula="of:=[.A690]-[.B6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949" calcext:value-type="float">
            <text:p>1500769949</text:p>
          </table:table-cell>
          <table:table-cell office:value-type="float" office:value="1500769932" calcext:value-type="float">
            <text:p>1500769932</text:p>
          </table:table-cell>
          <table:table-cell table:formula="of:=[.A691]-[.B69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9964" calcext:value-type="float">
            <text:p>1500769964</text:p>
          </table:table-cell>
          <table:table-cell office:value-type="float" office:value="1500769949" calcext:value-type="float">
            <text:p>1500769949</text:p>
          </table:table-cell>
          <table:table-cell table:formula="of:=[.A692]-[.B69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9973" calcext:value-type="float">
            <text:p>1500769973</text:p>
          </table:table-cell>
          <table:table-cell office:value-type="float" office:value="1500769964" calcext:value-type="float">
            <text:p>1500769964</text:p>
          </table:table-cell>
          <table:table-cell table:formula="of:=[.A693]-[.B69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982" calcext:value-type="float">
            <text:p>1500769982</text:p>
          </table:table-cell>
          <table:table-cell office:value-type="float" office:value="1500769973" calcext:value-type="float">
            <text:p>1500769973</text:p>
          </table:table-cell>
          <table:table-cell table:formula="of:=[.A694]-[.B6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0006" calcext:value-type="float">
            <text:p>1500770006</text:p>
          </table:table-cell>
          <table:table-cell office:value-type="float" office:value="1500769982" calcext:value-type="float">
            <text:p>1500769982</text:p>
          </table:table-cell>
          <table:table-cell table:formula="of:=[.A695]-[.B69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0058" calcext:value-type="float">
            <text:p>1500770058</text:p>
          </table:table-cell>
          <table:table-cell office:value-type="float" office:value="1500770006" calcext:value-type="float">
            <text:p>1500770006</text:p>
          </table:table-cell>
          <table:table-cell table:formula="of:=[.A696]-[.B696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70065" calcext:value-type="float">
            <text:p>1500770065</text:p>
          </table:table-cell>
          <table:table-cell office:value-type="float" office:value="1500770058" calcext:value-type="float">
            <text:p>1500770058</text:p>
          </table:table-cell>
          <table:table-cell table:formula="of:=[.A697]-[.B69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088" calcext:value-type="float">
            <text:p>1500770088</text:p>
          </table:table-cell>
          <table:table-cell office:value-type="float" office:value="1500770065" calcext:value-type="float">
            <text:p>1500770065</text:p>
          </table:table-cell>
          <table:table-cell table:formula="of:=[.A698]-[.B69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0095" calcext:value-type="float">
            <text:p>1500770095</text:p>
          </table:table-cell>
          <table:table-cell office:value-type="float" office:value="1500770088" calcext:value-type="float">
            <text:p>1500770088</text:p>
          </table:table-cell>
          <table:table-cell table:formula="of:=[.A699]-[.B69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104" calcext:value-type="float">
            <text:p>1500770104</text:p>
          </table:table-cell>
          <table:table-cell office:value-type="float" office:value="1500770095" calcext:value-type="float">
            <text:p>1500770095</text:p>
          </table:table-cell>
          <table:table-cell table:formula="of:=[.A700]-[.B7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0119" calcext:value-type="float">
            <text:p>1500770119</text:p>
          </table:table-cell>
          <table:table-cell office:value-type="float" office:value="1500770104" calcext:value-type="float">
            <text:p>1500770104</text:p>
          </table:table-cell>
          <table:table-cell table:formula="of:=[.A701]-[.B70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0125" calcext:value-type="float">
            <text:p>1500770125</text:p>
          </table:table-cell>
          <table:table-cell office:value-type="float" office:value="1500770119" calcext:value-type="float">
            <text:p>1500770119</text:p>
          </table:table-cell>
          <table:table-cell table:formula="of:=[.A702]-[.B7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0128" calcext:value-type="float">
            <text:p>1500770128</text:p>
          </table:table-cell>
          <table:table-cell office:value-type="float" office:value="1500770125" calcext:value-type="float">
            <text:p>1500770125</text:p>
          </table:table-cell>
          <table:table-cell table:formula="of:=[.A703]-[.B70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0148" calcext:value-type="float">
            <text:p>1500770148</text:p>
          </table:table-cell>
          <table:table-cell office:value-type="float" office:value="1500770128" calcext:value-type="float">
            <text:p>1500770128</text:p>
          </table:table-cell>
          <table:table-cell table:formula="of:=[.A704]-[.B70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0160" calcext:value-type="float">
            <text:p>1500770160</text:p>
          </table:table-cell>
          <table:table-cell office:value-type="float" office:value="1500770148" calcext:value-type="float">
            <text:p>1500770148</text:p>
          </table:table-cell>
          <table:table-cell table:formula="of:=[.A705]-[.B70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0168" calcext:value-type="float">
            <text:p>1500770168</text:p>
          </table:table-cell>
          <table:table-cell office:value-type="float" office:value="1500770160" calcext:value-type="float">
            <text:p>1500770160</text:p>
          </table:table-cell>
          <table:table-cell table:formula="of:=[.A706]-[.B70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0173" calcext:value-type="float">
            <text:p>1500770173</text:p>
          </table:table-cell>
          <table:table-cell office:value-type="float" office:value="1500770168" calcext:value-type="float">
            <text:p>1500770168</text:p>
          </table:table-cell>
          <table:table-cell table:formula="of:=[.A707]-[.B70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0176" calcext:value-type="float">
            <text:p>1500770176</text:p>
          </table:table-cell>
          <table:table-cell office:value-type="float" office:value="1500770173" calcext:value-type="float">
            <text:p>1500770173</text:p>
          </table:table-cell>
          <table:table-cell table:formula="of:=[.A708]-[.B70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0184" calcext:value-type="float">
            <text:p>1500770184</text:p>
          </table:table-cell>
          <table:table-cell office:value-type="float" office:value="1500770176" calcext:value-type="float">
            <text:p>1500770176</text:p>
          </table:table-cell>
          <table:table-cell table:formula="of:=[.A709]-[.B7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0188" calcext:value-type="float">
            <text:p>1500770188</text:p>
          </table:table-cell>
          <table:table-cell office:value-type="float" office:value="1500770184" calcext:value-type="float">
            <text:p>1500770184</text:p>
          </table:table-cell>
          <table:table-cell table:formula="of:=[.A710]-[.B7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0195" calcext:value-type="float">
            <text:p>1500770195</text:p>
          </table:table-cell>
          <table:table-cell office:value-type="float" office:value="1500770188" calcext:value-type="float">
            <text:p>1500770188</text:p>
          </table:table-cell>
          <table:table-cell table:formula="of:=[.A711]-[.B71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210" calcext:value-type="float">
            <text:p>1500770210</text:p>
          </table:table-cell>
          <table:table-cell office:value-type="float" office:value="1500770195" calcext:value-type="float">
            <text:p>1500770195</text:p>
          </table:table-cell>
          <table:table-cell table:formula="of:=[.A712]-[.B7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0222" calcext:value-type="float">
            <text:p>1500770222</text:p>
          </table:table-cell>
          <table:table-cell office:value-type="float" office:value="1500770210" calcext:value-type="float">
            <text:p>1500770210</text:p>
          </table:table-cell>
          <table:table-cell table:formula="of:=[.A713]-[.B7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0236" calcext:value-type="float">
            <text:p>1500770236</text:p>
          </table:table-cell>
          <table:table-cell office:value-type="float" office:value="1500770222" calcext:value-type="float">
            <text:p>1500770222</text:p>
          </table:table-cell>
          <table:table-cell table:formula="of:=[.A714]-[.B7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0261" calcext:value-type="float">
            <text:p>1500770261</text:p>
          </table:table-cell>
          <table:table-cell office:value-type="float" office:value="1500770236" calcext:value-type="float">
            <text:p>1500770236</text:p>
          </table:table-cell>
          <table:table-cell table:formula="of:=[.A715]-[.B71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0286" calcext:value-type="float">
            <text:p>1500770286</text:p>
          </table:table-cell>
          <table:table-cell office:value-type="float" office:value="1500770261" calcext:value-type="float">
            <text:p>1500770261</text:p>
          </table:table-cell>
          <table:table-cell table:formula="of:=[.A716]-[.B7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0291" calcext:value-type="float">
            <text:p>1500770291</text:p>
          </table:table-cell>
          <table:table-cell office:value-type="float" office:value="1500770286" calcext:value-type="float">
            <text:p>1500770286</text:p>
          </table:table-cell>
          <table:table-cell table:formula="of:=[.A717]-[.B7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0292" calcext:value-type="float">
            <text:p>1500770292</text:p>
          </table:table-cell>
          <table:table-cell office:value-type="float" office:value="1500770291" calcext:value-type="float">
            <text:p>1500770291</text:p>
          </table:table-cell>
          <table:table-cell table:formula="of:=[.A718]-[.B7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315" calcext:value-type="float">
            <text:p>1500770315</text:p>
          </table:table-cell>
          <table:table-cell office:value-type="float" office:value="1500770292" calcext:value-type="float">
            <text:p>1500770292</text:p>
          </table:table-cell>
          <table:table-cell table:formula="of:=[.A719]-[.B71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0333" calcext:value-type="float">
            <text:p>1500770333</text:p>
          </table:table-cell>
          <table:table-cell office:value-type="float" office:value="1500770315" calcext:value-type="float">
            <text:p>1500770315</text:p>
          </table:table-cell>
          <table:table-cell table:formula="of:=[.A720]-[.B72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0369" calcext:value-type="float">
            <text:p>1500770369</text:p>
          </table:table-cell>
          <table:table-cell office:value-type="float" office:value="1500770333" calcext:value-type="float">
            <text:p>1500770333</text:p>
          </table:table-cell>
          <table:table-cell table:formula="of:=[.A721]-[.B72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70370" calcext:value-type="float">
            <text:p>1500770370</text:p>
          </table:table-cell>
          <table:table-cell office:value-type="float" office:value="1500770369" calcext:value-type="float">
            <text:p>1500770369</text:p>
          </table:table-cell>
          <table:table-cell table:formula="of:=[.A722]-[.B7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403" calcext:value-type="float">
            <text:p>1500770403</text:p>
          </table:table-cell>
          <table:table-cell office:value-type="float" office:value="1500770370" calcext:value-type="float">
            <text:p>1500770370</text:p>
          </table:table-cell>
          <table:table-cell table:formula="of:=[.A723]-[.B723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0416" calcext:value-type="float">
            <text:p>1500770416</text:p>
          </table:table-cell>
          <table:table-cell office:value-type="float" office:value="1500770403" calcext:value-type="float">
            <text:p>1500770403</text:p>
          </table:table-cell>
          <table:table-cell table:formula="of:=[.A724]-[.B7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0427" calcext:value-type="float">
            <text:p>1500770427</text:p>
          </table:table-cell>
          <table:table-cell office:value-type="float" office:value="1500770416" calcext:value-type="float">
            <text:p>1500770416</text:p>
          </table:table-cell>
          <table:table-cell table:formula="of:=[.A725]-[.B72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0469" calcext:value-type="float">
            <text:p>1500770469</text:p>
          </table:table-cell>
          <table:table-cell office:value-type="float" office:value="1500770427" calcext:value-type="float">
            <text:p>1500770427</text:p>
          </table:table-cell>
          <table:table-cell table:formula="of:=[.A726]-[.B72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0485" calcext:value-type="float">
            <text:p>1500770485</text:p>
          </table:table-cell>
          <table:table-cell office:value-type="float" office:value="1500770469" calcext:value-type="float">
            <text:p>1500770469</text:p>
          </table:table-cell>
          <table:table-cell table:formula="of:=[.A727]-[.B72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0540" calcext:value-type="float">
            <text:p>1500770540</text:p>
          </table:table-cell>
          <table:table-cell office:value-type="float" office:value="1500770485" calcext:value-type="float">
            <text:p>1500770485</text:p>
          </table:table-cell>
          <table:table-cell table:formula="of:=[.A728]-[.B728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70553" calcext:value-type="float">
            <text:p>1500770553</text:p>
          </table:table-cell>
          <table:table-cell office:value-type="float" office:value="1500770540" calcext:value-type="float">
            <text:p>1500770540</text:p>
          </table:table-cell>
          <table:table-cell table:formula="of:=[.A729]-[.B72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0566" calcext:value-type="float">
            <text:p>1500770566</text:p>
          </table:table-cell>
          <table:table-cell office:value-type="float" office:value="1500770553" calcext:value-type="float">
            <text:p>1500770553</text:p>
          </table:table-cell>
          <table:table-cell table:formula="of:=[.A730]-[.B73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0567" calcext:value-type="float">
            <text:p>1500770567</text:p>
          </table:table-cell>
          <table:table-cell office:value-type="float" office:value="1500770566" calcext:value-type="float">
            <text:p>1500770566</text:p>
          </table:table-cell>
          <table:table-cell table:formula="of:=[.A731]-[.B7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593" calcext:value-type="float">
            <text:p>1500770593</text:p>
          </table:table-cell>
          <table:table-cell office:value-type="float" office:value="1500770567" calcext:value-type="float">
            <text:p>1500770567</text:p>
          </table:table-cell>
          <table:table-cell table:formula="of:=[.A732]-[.B73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0600" calcext:value-type="float">
            <text:p>1500770600</text:p>
          </table:table-cell>
          <table:table-cell office:value-type="float" office:value="1500770593" calcext:value-type="float">
            <text:p>1500770593</text:p>
          </table:table-cell>
          <table:table-cell table:formula="of:=[.A733]-[.B73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619" calcext:value-type="float">
            <text:p>1500770619</text:p>
          </table:table-cell>
          <table:table-cell office:value-type="float" office:value="1500770600" calcext:value-type="float">
            <text:p>1500770600</text:p>
          </table:table-cell>
          <table:table-cell table:formula="of:=[.A734]-[.B73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0630" calcext:value-type="float">
            <text:p>1500770630</text:p>
          </table:table-cell>
          <table:table-cell office:value-type="float" office:value="1500770619" calcext:value-type="float">
            <text:p>1500770619</text:p>
          </table:table-cell>
          <table:table-cell table:formula="of:=[.A735]-[.B73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0653" calcext:value-type="float">
            <text:p>1500770653</text:p>
          </table:table-cell>
          <table:table-cell office:value-type="float" office:value="1500770630" calcext:value-type="float">
            <text:p>1500770630</text:p>
          </table:table-cell>
          <table:table-cell table:formula="of:=[.A736]-[.B73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0687" calcext:value-type="float">
            <text:p>1500770687</text:p>
          </table:table-cell>
          <table:table-cell office:value-type="float" office:value="1500770653" calcext:value-type="float">
            <text:p>1500770653</text:p>
          </table:table-cell>
          <table:table-cell table:formula="of:=[.A737]-[.B737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0717" calcext:value-type="float">
            <text:p>1500770717</text:p>
          </table:table-cell>
          <table:table-cell office:value-type="float" office:value="1500770687" calcext:value-type="float">
            <text:p>1500770687</text:p>
          </table:table-cell>
          <table:table-cell table:formula="of:=[.A738]-[.B73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0744" calcext:value-type="float">
            <text:p>1500770744</text:p>
          </table:table-cell>
          <table:table-cell office:value-type="float" office:value="1500770717" calcext:value-type="float">
            <text:p>1500770717</text:p>
          </table:table-cell>
          <table:table-cell table:formula="of:=[.A739]-[.B73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0762" calcext:value-type="float">
            <text:p>1500770762</text:p>
          </table:table-cell>
          <table:table-cell office:value-type="float" office:value="1500770744" calcext:value-type="float">
            <text:p>1500770744</text:p>
          </table:table-cell>
          <table:table-cell table:formula="of:=[.A740]-[.B74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0763" calcext:value-type="float">
            <text:p>1500770763</text:p>
          </table:table-cell>
          <table:table-cell office:value-type="float" office:value="1500770762" calcext:value-type="float">
            <text:p>1500770762</text:p>
          </table:table-cell>
          <table:table-cell table:formula="of:=[.A741]-[.B7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780" calcext:value-type="float">
            <text:p>1500770780</text:p>
          </table:table-cell>
          <table:table-cell office:value-type="float" office:value="1500770763" calcext:value-type="float">
            <text:p>1500770763</text:p>
          </table:table-cell>
          <table:table-cell table:formula="of:=[.A742]-[.B74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0787" calcext:value-type="float">
            <text:p>1500770787</text:p>
          </table:table-cell>
          <table:table-cell office:value-type="float" office:value="1500770780" calcext:value-type="float">
            <text:p>1500770780</text:p>
          </table:table-cell>
          <table:table-cell table:formula="of:=[.A743]-[.B74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835" calcext:value-type="float">
            <text:p>1500770835</text:p>
          </table:table-cell>
          <table:table-cell office:value-type="float" office:value="1500770787" calcext:value-type="float">
            <text:p>1500770787</text:p>
          </table:table-cell>
          <table:table-cell table:formula="of:=[.A744]-[.B74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70838" calcext:value-type="float">
            <text:p>1500770838</text:p>
          </table:table-cell>
          <table:table-cell office:value-type="float" office:value="1500770835" calcext:value-type="float">
            <text:p>1500770835</text:p>
          </table:table-cell>
          <table:table-cell table:formula="of:=[.A745]-[.B7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0846" calcext:value-type="float">
            <text:p>1500770846</text:p>
          </table:table-cell>
          <table:table-cell office:value-type="float" office:value="1500770838" calcext:value-type="float">
            <text:p>1500770838</text:p>
          </table:table-cell>
          <table:table-cell table:formula="of:=[.A746]-[.B7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0860" calcext:value-type="float">
            <text:p>1500770860</text:p>
          </table:table-cell>
          <table:table-cell office:value-type="float" office:value="1500770846" calcext:value-type="float">
            <text:p>1500770846</text:p>
          </table:table-cell>
          <table:table-cell table:formula="of:=[.A747]-[.B74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0877" calcext:value-type="float">
            <text:p>1500770877</text:p>
          </table:table-cell>
          <table:table-cell office:value-type="float" office:value="1500770860" calcext:value-type="float">
            <text:p>1500770860</text:p>
          </table:table-cell>
          <table:table-cell table:formula="of:=[.A748]-[.B74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0919" calcext:value-type="float">
            <text:p>1500770919</text:p>
          </table:table-cell>
          <table:table-cell office:value-type="float" office:value="1500770877" calcext:value-type="float">
            <text:p>1500770877</text:p>
          </table:table-cell>
          <table:table-cell table:formula="of:=[.A749]-[.B74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0933" calcext:value-type="float">
            <text:p>1500770933</text:p>
          </table:table-cell>
          <table:table-cell office:value-type="float" office:value="1500770919" calcext:value-type="float">
            <text:p>1500770919</text:p>
          </table:table-cell>
          <table:table-cell table:formula="of:=[.A750]-[.B7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0978" calcext:value-type="float">
            <text:p>1500770978</text:p>
          </table:table-cell>
          <table:table-cell office:value-type="float" office:value="1500770933" calcext:value-type="float">
            <text:p>1500770933</text:p>
          </table:table-cell>
          <table:table-cell table:formula="of:=[.A751]-[.B75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70982" calcext:value-type="float">
            <text:p>1500770982</text:p>
          </table:table-cell>
          <table:table-cell office:value-type="float" office:value="1500770978" calcext:value-type="float">
            <text:p>1500770978</text:p>
          </table:table-cell>
          <table:table-cell table:formula="of:=[.A752]-[.B7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0983" calcext:value-type="float">
            <text:p>1500770983</text:p>
          </table:table-cell>
          <table:table-cell office:value-type="float" office:value="1500770982" calcext:value-type="float">
            <text:p>1500770982</text:p>
          </table:table-cell>
          <table:table-cell table:formula="of:=[.A753]-[.B7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984" calcext:value-type="float">
            <text:p>1500770984</text:p>
          </table:table-cell>
          <table:table-cell office:value-type="float" office:value="1500770983" calcext:value-type="float">
            <text:p>1500770983</text:p>
          </table:table-cell>
          <table:table-cell table:formula="of:=[.A754]-[.B7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991" calcext:value-type="float">
            <text:p>1500770991</text:p>
          </table:table-cell>
          <table:table-cell office:value-type="float" office:value="1500770984" calcext:value-type="float">
            <text:p>1500770984</text:p>
          </table:table-cell>
          <table:table-cell table:formula="of:=[.A755]-[.B75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018" calcext:value-type="float">
            <text:p>1500771018</text:p>
          </table:table-cell>
          <table:table-cell office:value-type="float" office:value="1500770991" calcext:value-type="float">
            <text:p>1500770991</text:p>
          </table:table-cell>
          <table:table-cell table:formula="of:=[.A756]-[.B75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1045" calcext:value-type="float">
            <text:p>1500771045</text:p>
          </table:table-cell>
          <table:table-cell office:value-type="float" office:value="1500771018" calcext:value-type="float">
            <text:p>1500771018</text:p>
          </table:table-cell>
          <table:table-cell table:formula="of:=[.A757]-[.B75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1059" calcext:value-type="float">
            <text:p>1500771059</text:p>
          </table:table-cell>
          <table:table-cell office:value-type="float" office:value="1500771045" calcext:value-type="float">
            <text:p>1500771045</text:p>
          </table:table-cell>
          <table:table-cell table:formula="of:=[.A758]-[.B75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060" calcext:value-type="float">
            <text:p>1500771060</text:p>
          </table:table-cell>
          <table:table-cell office:value-type="float" office:value="1500771059" calcext:value-type="float">
            <text:p>1500771059</text:p>
          </table:table-cell>
          <table:table-cell table:formula="of:=[.A759]-[.B7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1" calcext:value-type="float">
            <text:p>1500771061</text:p>
          </table:table-cell>
          <table:table-cell office:value-type="float" office:value="1500771060" calcext:value-type="float">
            <text:p>1500771060</text:p>
          </table:table-cell>
          <table:table-cell table:formula="of:=[.A760]-[.B7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4" calcext:value-type="float">
            <text:p>1500771064</text:p>
          </table:table-cell>
          <table:table-cell office:value-type="float" office:value="1500771061" calcext:value-type="float">
            <text:p>1500771061</text:p>
          </table:table-cell>
          <table:table-cell table:formula="of:=[.A761]-[.B76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065" calcext:value-type="float">
            <text:p>1500771065</text:p>
          </table:table-cell>
          <table:table-cell office:value-type="float" office:value="1500771064" calcext:value-type="float">
            <text:p>1500771064</text:p>
          </table:table-cell>
          <table:table-cell table:formula="of:=[.A762]-[.B7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6" calcext:value-type="float">
            <text:p>1500771066</text:p>
          </table:table-cell>
          <table:table-cell office:value-type="float" office:value="1500771065" calcext:value-type="float">
            <text:p>1500771065</text:p>
          </table:table-cell>
          <table:table-cell table:formula="of:=[.A763]-[.B7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9" calcext:value-type="float">
            <text:p>1500771069</text:p>
          </table:table-cell>
          <table:table-cell office:value-type="float" office:value="1500771066" calcext:value-type="float">
            <text:p>1500771066</text:p>
          </table:table-cell>
          <table:table-cell table:formula="of:=[.A764]-[.B7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083" calcext:value-type="float">
            <text:p>1500771083</text:p>
          </table:table-cell>
          <table:table-cell office:value-type="float" office:value="1500771069" calcext:value-type="float">
            <text:p>1500771069</text:p>
          </table:table-cell>
          <table:table-cell table:formula="of:=[.A765]-[.B76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096" calcext:value-type="float">
            <text:p>1500771096</text:p>
          </table:table-cell>
          <table:table-cell office:value-type="float" office:value="1500771083" calcext:value-type="float">
            <text:p>1500771083</text:p>
          </table:table-cell>
          <table:table-cell table:formula="of:=[.A766]-[.B76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1097" calcext:value-type="float">
            <text:p>1500771097</text:p>
          </table:table-cell>
          <table:table-cell office:value-type="float" office:value="1500771096" calcext:value-type="float">
            <text:p>1500771096</text:p>
          </table:table-cell>
          <table:table-cell table:formula="of:=[.A767]-[.B7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137" calcext:value-type="float">
            <text:p>1500771137</text:p>
          </table:table-cell>
          <table:table-cell office:value-type="float" office:value="1500771097" calcext:value-type="float">
            <text:p>1500771097</text:p>
          </table:table-cell>
          <table:table-cell table:formula="of:=[.A768]-[.B76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1140" calcext:value-type="float">
            <text:p>1500771140</text:p>
          </table:table-cell>
          <table:table-cell office:value-type="float" office:value="1500771137" calcext:value-type="float">
            <text:p>1500771137</text:p>
          </table:table-cell>
          <table:table-cell table:formula="of:=[.A769]-[.B76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165" calcext:value-type="float">
            <text:p>1500771165</text:p>
          </table:table-cell>
          <table:table-cell office:value-type="float" office:value="1500771140" calcext:value-type="float">
            <text:p>1500771140</text:p>
          </table:table-cell>
          <table:table-cell table:formula="of:=[.A770]-[.B77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1166" calcext:value-type="float">
            <text:p>1500771166</text:p>
          </table:table-cell>
          <table:table-cell office:value-type="float" office:value="1500771165" calcext:value-type="float">
            <text:p>1500771165</text:p>
          </table:table-cell>
          <table:table-cell table:formula="of:=[.A771]-[.B7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204" calcext:value-type="float">
            <text:p>1500771204</text:p>
          </table:table-cell>
          <table:table-cell office:value-type="float" office:value="1500771166" calcext:value-type="float">
            <text:p>1500771166</text:p>
          </table:table-cell>
          <table:table-cell table:formula="of:=[.A772]-[.B77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1221" calcext:value-type="float">
            <text:p>1500771221</text:p>
          </table:table-cell>
          <table:table-cell office:value-type="float" office:value="1500771204" calcext:value-type="float">
            <text:p>1500771204</text:p>
          </table:table-cell>
          <table:table-cell table:formula="of:=[.A773]-[.B77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1235" calcext:value-type="float">
            <text:p>1500771235</text:p>
          </table:table-cell>
          <table:table-cell office:value-type="float" office:value="1500771221" calcext:value-type="float">
            <text:p>1500771221</text:p>
          </table:table-cell>
          <table:table-cell table:formula="of:=[.A774]-[.B77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242" calcext:value-type="float">
            <text:p>1500771242</text:p>
          </table:table-cell>
          <table:table-cell office:value-type="float" office:value="1500771235" calcext:value-type="float">
            <text:p>1500771235</text:p>
          </table:table-cell>
          <table:table-cell table:formula="of:=[.A775]-[.B77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261" calcext:value-type="float">
            <text:p>1500771261</text:p>
          </table:table-cell>
          <table:table-cell office:value-type="float" office:value="1500771242" calcext:value-type="float">
            <text:p>1500771242</text:p>
          </table:table-cell>
          <table:table-cell table:formula="of:=[.A776]-[.B77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1272" calcext:value-type="float">
            <text:p>1500771272</text:p>
          </table:table-cell>
          <table:table-cell office:value-type="float" office:value="1500771261" calcext:value-type="float">
            <text:p>1500771261</text:p>
          </table:table-cell>
          <table:table-cell table:formula="of:=[.A777]-[.B77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1314" calcext:value-type="float">
            <text:p>1500771314</text:p>
          </table:table-cell>
          <table:table-cell office:value-type="float" office:value="1500771272" calcext:value-type="float">
            <text:p>1500771272</text:p>
          </table:table-cell>
          <table:table-cell table:formula="of:=[.A778]-[.B77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1347" calcext:value-type="float">
            <text:p>1500771347</text:p>
          </table:table-cell>
          <table:table-cell office:value-type="float" office:value="1500771314" calcext:value-type="float">
            <text:p>1500771314</text:p>
          </table:table-cell>
          <table:table-cell table:formula="of:=[.A779]-[.B77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1354" calcext:value-type="float">
            <text:p>1500771354</text:p>
          </table:table-cell>
          <table:table-cell office:value-type="float" office:value="1500771347" calcext:value-type="float">
            <text:p>1500771347</text:p>
          </table:table-cell>
          <table:table-cell table:formula="of:=[.A780]-[.B78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366" calcext:value-type="float">
            <text:p>1500771366</text:p>
          </table:table-cell>
          <table:table-cell office:value-type="float" office:value="1500771354" calcext:value-type="float">
            <text:p>1500771354</text:p>
          </table:table-cell>
          <table:table-cell table:formula="of:=[.A781]-[.B78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1385" calcext:value-type="float">
            <text:p>1500771385</text:p>
          </table:table-cell>
          <table:table-cell office:value-type="float" office:value="1500771366" calcext:value-type="float">
            <text:p>1500771366</text:p>
          </table:table-cell>
          <table:table-cell table:formula="of:=[.A782]-[.B78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1406" calcext:value-type="float">
            <text:p>1500771406</text:p>
          </table:table-cell>
          <table:table-cell office:value-type="float" office:value="1500771385" calcext:value-type="float">
            <text:p>1500771385</text:p>
          </table:table-cell>
          <table:table-cell table:formula="of:=[.A783]-[.B78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1412" calcext:value-type="float">
            <text:p>1500771412</text:p>
          </table:table-cell>
          <table:table-cell office:value-type="float" office:value="1500771406" calcext:value-type="float">
            <text:p>1500771406</text:p>
          </table:table-cell>
          <table:table-cell table:formula="of:=[.A784]-[.B7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1441" calcext:value-type="float">
            <text:p>1500771441</text:p>
          </table:table-cell>
          <table:table-cell office:value-type="float" office:value="1500771412" calcext:value-type="float">
            <text:p>1500771412</text:p>
          </table:table-cell>
          <table:table-cell table:formula="of:=[.A785]-[.B78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1442" calcext:value-type="float">
            <text:p>1500771442</text:p>
          </table:table-cell>
          <table:table-cell office:value-type="float" office:value="1500771441" calcext:value-type="float">
            <text:p>1500771441</text:p>
          </table:table-cell>
          <table:table-cell table:formula="of:=[.A786]-[.B7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460" calcext:value-type="float">
            <text:p>1500771460</text:p>
          </table:table-cell>
          <table:table-cell office:value-type="float" office:value="1500771442" calcext:value-type="float">
            <text:p>1500771442</text:p>
          </table:table-cell>
          <table:table-cell table:formula="of:=[.A787]-[.B78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1471" calcext:value-type="float">
            <text:p>1500771471</text:p>
          </table:table-cell>
          <table:table-cell office:value-type="float" office:value="1500771460" calcext:value-type="float">
            <text:p>1500771460</text:p>
          </table:table-cell>
          <table:table-cell table:formula="of:=[.A788]-[.B7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1480" calcext:value-type="float">
            <text:p>1500771480</text:p>
          </table:table-cell>
          <table:table-cell office:value-type="float" office:value="1500771471" calcext:value-type="float">
            <text:p>1500771471</text:p>
          </table:table-cell>
          <table:table-cell table:formula="of:=[.A789]-[.B78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1491" calcext:value-type="float">
            <text:p>1500771491</text:p>
          </table:table-cell>
          <table:table-cell office:value-type="float" office:value="1500771480" calcext:value-type="float">
            <text:p>1500771480</text:p>
          </table:table-cell>
          <table:table-cell table:formula="of:=[.A790]-[.B79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1498" calcext:value-type="float">
            <text:p>1500771498</text:p>
          </table:table-cell>
          <table:table-cell office:value-type="float" office:value="1500771491" calcext:value-type="float">
            <text:p>1500771491</text:p>
          </table:table-cell>
          <table:table-cell table:formula="of:=[.A791]-[.B79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535" calcext:value-type="float">
            <text:p>1500771535</text:p>
          </table:table-cell>
          <table:table-cell office:value-type="float" office:value="1500771498" calcext:value-type="float">
            <text:p>1500771498</text:p>
          </table:table-cell>
          <table:table-cell table:formula="of:=[.A792]-[.B79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1551" calcext:value-type="float">
            <text:p>1500771551</text:p>
          </table:table-cell>
          <table:table-cell office:value-type="float" office:value="1500771535" calcext:value-type="float">
            <text:p>1500771535</text:p>
          </table:table-cell>
          <table:table-cell table:formula="of:=[.A793]-[.B79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1590" calcext:value-type="float">
            <text:p>1500771590</text:p>
          </table:table-cell>
          <table:table-cell office:value-type="float" office:value="1500771551" calcext:value-type="float">
            <text:p>1500771551</text:p>
          </table:table-cell>
          <table:table-cell table:formula="of:=[.A794]-[.B79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1616" calcext:value-type="float">
            <text:p>1500771616</text:p>
          </table:table-cell>
          <table:table-cell office:value-type="float" office:value="1500771590" calcext:value-type="float">
            <text:p>1500771590</text:p>
          </table:table-cell>
          <table:table-cell table:formula="of:=[.A795]-[.B79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1625" calcext:value-type="float">
            <text:p>1500771625</text:p>
          </table:table-cell>
          <table:table-cell office:value-type="float" office:value="1500771616" calcext:value-type="float">
            <text:p>1500771616</text:p>
          </table:table-cell>
          <table:table-cell table:formula="of:=[.A796]-[.B7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1638" calcext:value-type="float">
            <text:p>1500771638</text:p>
          </table:table-cell>
          <table:table-cell office:value-type="float" office:value="1500771625" calcext:value-type="float">
            <text:p>1500771625</text:p>
          </table:table-cell>
          <table:table-cell table:formula="of:=[.A797]-[.B79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1703" calcext:value-type="float">
            <text:p>1500771703</text:p>
          </table:table-cell>
          <table:table-cell office:value-type="float" office:value="1500771638" calcext:value-type="float">
            <text:p>1500771638</text:p>
          </table:table-cell>
          <table:table-cell table:formula="of:=[.A798]-[.B798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71707" calcext:value-type="float">
            <text:p>1500771707</text:p>
          </table:table-cell>
          <table:table-cell office:value-type="float" office:value="1500771703" calcext:value-type="float">
            <text:p>1500771703</text:p>
          </table:table-cell>
          <table:table-cell table:formula="of:=[.A799]-[.B79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1728" calcext:value-type="float">
            <text:p>1500771728</text:p>
          </table:table-cell>
          <table:table-cell office:value-type="float" office:value="1500771707" calcext:value-type="float">
            <text:p>1500771707</text:p>
          </table:table-cell>
          <table:table-cell table:formula="of:=[.A800]-[.B80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1729" calcext:value-type="float">
            <text:p>1500771729</text:p>
          </table:table-cell>
          <table:table-cell office:value-type="float" office:value="1500771728" calcext:value-type="float">
            <text:p>1500771728</text:p>
          </table:table-cell>
          <table:table-cell table:formula="of:=[.A801]-[.B8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743" calcext:value-type="float">
            <text:p>1500771743</text:p>
          </table:table-cell>
          <table:table-cell office:value-type="float" office:value="1500771729" calcext:value-type="float">
            <text:p>1500771729</text:p>
          </table:table-cell>
          <table:table-cell table:formula="of:=[.A802]-[.B80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753" calcext:value-type="float">
            <text:p>1500771753</text:p>
          </table:table-cell>
          <table:table-cell office:value-type="float" office:value="1500771743" calcext:value-type="float">
            <text:p>1500771743</text:p>
          </table:table-cell>
          <table:table-cell table:formula="of:=[.A803]-[.B80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1758" calcext:value-type="float">
            <text:p>1500771758</text:p>
          </table:table-cell>
          <table:table-cell office:value-type="float" office:value="1500771753" calcext:value-type="float">
            <text:p>1500771753</text:p>
          </table:table-cell>
          <table:table-cell table:formula="of:=[.A804]-[.B80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1759" calcext:value-type="float">
            <text:p>1500771759</text:p>
          </table:table-cell>
          <table:table-cell office:value-type="float" office:value="1500771758" calcext:value-type="float">
            <text:p>1500771758</text:p>
          </table:table-cell>
          <table:table-cell table:formula="of:=[.A805]-[.B8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783" calcext:value-type="float">
            <text:p>1500771783</text:p>
          </table:table-cell>
          <table:table-cell office:value-type="float" office:value="1500771759" calcext:value-type="float">
            <text:p>1500771759</text:p>
          </table:table-cell>
          <table:table-cell table:formula="of:=[.A806]-[.B80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1789" calcext:value-type="float">
            <text:p>1500771789</text:p>
          </table:table-cell>
          <table:table-cell office:value-type="float" office:value="1500771783" calcext:value-type="float">
            <text:p>1500771783</text:p>
          </table:table-cell>
          <table:table-cell table:formula="of:=[.A807]-[.B80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1814" calcext:value-type="float">
            <text:p>1500771814</text:p>
          </table:table-cell>
          <table:table-cell office:value-type="float" office:value="1500771789" calcext:value-type="float">
            <text:p>1500771789</text:p>
          </table:table-cell>
          <table:table-cell table:formula="of:=[.A808]-[.B80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1836" calcext:value-type="float">
            <text:p>1500771836</text:p>
          </table:table-cell>
          <table:table-cell office:value-type="float" office:value="1500771814" calcext:value-type="float">
            <text:p>1500771814</text:p>
          </table:table-cell>
          <table:table-cell table:formula="of:=[.A809]-[.B80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1874" calcext:value-type="float">
            <text:p>1500771874</text:p>
          </table:table-cell>
          <table:table-cell office:value-type="float" office:value="1500771836" calcext:value-type="float">
            <text:p>1500771836</text:p>
          </table:table-cell>
          <table:table-cell table:formula="of:=[.A810]-[.B81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1892" calcext:value-type="float">
            <text:p>1500771892</text:p>
          </table:table-cell>
          <table:table-cell office:value-type="float" office:value="1500771874" calcext:value-type="float">
            <text:p>1500771874</text:p>
          </table:table-cell>
          <table:table-cell table:formula="of:=[.A811]-[.B8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1910" calcext:value-type="float">
            <text:p>1500771910</text:p>
          </table:table-cell>
          <table:table-cell office:value-type="float" office:value="1500771892" calcext:value-type="float">
            <text:p>1500771892</text:p>
          </table:table-cell>
          <table:table-cell table:formula="of:=[.A812]-[.B81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1946" calcext:value-type="float">
            <text:p>1500771946</text:p>
          </table:table-cell>
          <table:table-cell office:value-type="float" office:value="1500771910" calcext:value-type="float">
            <text:p>1500771910</text:p>
          </table:table-cell>
          <table:table-cell table:formula="of:=[.A813]-[.B81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71949" calcext:value-type="float">
            <text:p>1500771949</text:p>
          </table:table-cell>
          <table:table-cell office:value-type="float" office:value="1500771946" calcext:value-type="float">
            <text:p>1500771946</text:p>
          </table:table-cell>
          <table:table-cell table:formula="of:=[.A814]-[.B8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957" calcext:value-type="float">
            <text:p>1500771957</text:p>
          </table:table-cell>
          <table:table-cell office:value-type="float" office:value="1500771949" calcext:value-type="float">
            <text:p>1500771949</text:p>
          </table:table-cell>
          <table:table-cell table:formula="of:=[.A815]-[.B81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1997" calcext:value-type="float">
            <text:p>1500771997</text:p>
          </table:table-cell>
          <table:table-cell office:value-type="float" office:value="1500771957" calcext:value-type="float">
            <text:p>1500771957</text:p>
          </table:table-cell>
          <table:table-cell table:formula="of:=[.A816]-[.B81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1998" calcext:value-type="float">
            <text:p>1500771998</text:p>
          </table:table-cell>
          <table:table-cell office:value-type="float" office:value="1500771997" calcext:value-type="float">
            <text:p>1500771997</text:p>
          </table:table-cell>
          <table:table-cell table:formula="of:=[.A817]-[.B8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008" calcext:value-type="float">
            <text:p>1500772008</text:p>
          </table:table-cell>
          <table:table-cell office:value-type="float" office:value="1500771998" calcext:value-type="float">
            <text:p>1500771998</text:p>
          </table:table-cell>
          <table:table-cell table:formula="of:=[.A818]-[.B8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2014" calcext:value-type="float">
            <text:p>1500772014</text:p>
          </table:table-cell>
          <table:table-cell office:value-type="float" office:value="1500772008" calcext:value-type="float">
            <text:p>1500772008</text:p>
          </table:table-cell>
          <table:table-cell table:formula="of:=[.A819]-[.B81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2019" calcext:value-type="float">
            <text:p>1500772019</text:p>
          </table:table-cell>
          <table:table-cell office:value-type="float" office:value="1500772014" calcext:value-type="float">
            <text:p>1500772014</text:p>
          </table:table-cell>
          <table:table-cell table:formula="of:=[.A820]-[.B82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029" calcext:value-type="float">
            <text:p>1500772029</text:p>
          </table:table-cell>
          <table:table-cell office:value-type="float" office:value="1500772019" calcext:value-type="float">
            <text:p>1500772019</text:p>
          </table:table-cell>
          <table:table-cell table:formula="of:=[.A821]-[.B8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2038" calcext:value-type="float">
            <text:p>1500772038</text:p>
          </table:table-cell>
          <table:table-cell office:value-type="float" office:value="1500772029" calcext:value-type="float">
            <text:p>1500772029</text:p>
          </table:table-cell>
          <table:table-cell table:formula="of:=[.A822]-[.B82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2046" calcext:value-type="float">
            <text:p>1500772046</text:p>
          </table:table-cell>
          <table:table-cell office:value-type="float" office:value="1500772038" calcext:value-type="float">
            <text:p>1500772038</text:p>
          </table:table-cell>
          <table:table-cell table:formula="of:=[.A823]-[.B82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061" calcext:value-type="float">
            <text:p>1500772061</text:p>
          </table:table-cell>
          <table:table-cell office:value-type="float" office:value="1500772046" calcext:value-type="float">
            <text:p>1500772046</text:p>
          </table:table-cell>
          <table:table-cell table:formula="of:=[.A824]-[.B8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2075" calcext:value-type="float">
            <text:p>1500772075</text:p>
          </table:table-cell>
          <table:table-cell office:value-type="float" office:value="1500772061" calcext:value-type="float">
            <text:p>1500772061</text:p>
          </table:table-cell>
          <table:table-cell table:formula="of:=[.A825]-[.B8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086" calcext:value-type="float">
            <text:p>1500772086</text:p>
          </table:table-cell>
          <table:table-cell office:value-type="float" office:value="1500772075" calcext:value-type="float">
            <text:p>1500772075</text:p>
          </table:table-cell>
          <table:table-cell table:formula="of:=[.A826]-[.B82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2102" calcext:value-type="float">
            <text:p>1500772102</text:p>
          </table:table-cell>
          <table:table-cell office:value-type="float" office:value="1500772086" calcext:value-type="float">
            <text:p>1500772086</text:p>
          </table:table-cell>
          <table:table-cell table:formula="of:=[.A827]-[.B82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2103" calcext:value-type="float">
            <text:p>1500772103</text:p>
          </table:table-cell>
          <table:table-cell office:value-type="float" office:value="1500772102" calcext:value-type="float">
            <text:p>1500772102</text:p>
          </table:table-cell>
          <table:table-cell table:formula="of:=[.A828]-[.B8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112" calcext:value-type="float">
            <text:p>1500772112</text:p>
          </table:table-cell>
          <table:table-cell office:value-type="float" office:value="1500772103" calcext:value-type="float">
            <text:p>1500772103</text:p>
          </table:table-cell>
          <table:table-cell table:formula="of:=[.A829]-[.B82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2113" calcext:value-type="float">
            <text:p>1500772113</text:p>
          </table:table-cell>
          <table:table-cell office:value-type="float" office:value="1500772112" calcext:value-type="float">
            <text:p>1500772112</text:p>
          </table:table-cell>
          <table:table-cell table:formula="of:=[.A830]-[.B8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129" calcext:value-type="float">
            <text:p>1500772129</text:p>
          </table:table-cell>
          <table:table-cell office:value-type="float" office:value="1500772113" calcext:value-type="float">
            <text:p>1500772113</text:p>
          </table:table-cell>
          <table:table-cell table:formula="of:=[.A831]-[.B83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2173" calcext:value-type="float">
            <text:p>1500772173</text:p>
          </table:table-cell>
          <table:table-cell office:value-type="float" office:value="1500772129" calcext:value-type="float">
            <text:p>1500772129</text:p>
          </table:table-cell>
          <table:table-cell table:formula="of:=[.A832]-[.B83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2179" calcext:value-type="float">
            <text:p>1500772179</text:p>
          </table:table-cell>
          <table:table-cell office:value-type="float" office:value="1500772173" calcext:value-type="float">
            <text:p>1500772173</text:p>
          </table:table-cell>
          <table:table-cell table:formula="of:=[.A833]-[.B8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2192" calcext:value-type="float">
            <text:p>1500772192</text:p>
          </table:table-cell>
          <table:table-cell office:value-type="float" office:value="1500772179" calcext:value-type="float">
            <text:p>1500772179</text:p>
          </table:table-cell>
          <table:table-cell table:formula="of:=[.A834]-[.B83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2221" calcext:value-type="float">
            <text:p>1500772221</text:p>
          </table:table-cell>
          <table:table-cell office:value-type="float" office:value="1500772192" calcext:value-type="float">
            <text:p>1500772192</text:p>
          </table:table-cell>
          <table:table-cell table:formula="of:=[.A835]-[.B83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2224" calcext:value-type="float">
            <text:p>1500772224</text:p>
          </table:table-cell>
          <table:table-cell office:value-type="float" office:value="1500772221" calcext:value-type="float">
            <text:p>1500772221</text:p>
          </table:table-cell>
          <table:table-cell table:formula="of:=[.A836]-[.B8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231" calcext:value-type="float">
            <text:p>1500772231</text:p>
          </table:table-cell>
          <table:table-cell office:value-type="float" office:value="1500772224" calcext:value-type="float">
            <text:p>1500772224</text:p>
          </table:table-cell>
          <table:table-cell table:formula="of:=[.A837]-[.B83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2241" calcext:value-type="float">
            <text:p>1500772241</text:p>
          </table:table-cell>
          <table:table-cell office:value-type="float" office:value="1500772231" calcext:value-type="float">
            <text:p>1500772231</text:p>
          </table:table-cell>
          <table:table-cell table:formula="of:=[.A838]-[.B83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2252" calcext:value-type="float">
            <text:p>1500772252</text:p>
          </table:table-cell>
          <table:table-cell office:value-type="float" office:value="1500772241" calcext:value-type="float">
            <text:p>1500772241</text:p>
          </table:table-cell>
          <table:table-cell table:formula="of:=[.A839]-[.B83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2255" calcext:value-type="float">
            <text:p>1500772255</text:p>
          </table:table-cell>
          <table:table-cell office:value-type="float" office:value="1500772252" calcext:value-type="float">
            <text:p>1500772252</text:p>
          </table:table-cell>
          <table:table-cell table:formula="of:=[.A840]-[.B8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304" calcext:value-type="float">
            <text:p>1500772304</text:p>
          </table:table-cell>
          <table:table-cell office:value-type="float" office:value="1500772255" calcext:value-type="float">
            <text:p>1500772255</text:p>
          </table:table-cell>
          <table:table-cell table:formula="of:=[.A841]-[.B84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2309" calcext:value-type="float">
            <text:p>1500772309</text:p>
          </table:table-cell>
          <table:table-cell office:value-type="float" office:value="1500772304" calcext:value-type="float">
            <text:p>1500772304</text:p>
          </table:table-cell>
          <table:table-cell table:formula="of:=[.A842]-[.B84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317" calcext:value-type="float">
            <text:p>1500772317</text:p>
          </table:table-cell>
          <table:table-cell office:value-type="float" office:value="1500772309" calcext:value-type="float">
            <text:p>1500772309</text:p>
          </table:table-cell>
          <table:table-cell table:formula="of:=[.A843]-[.B84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330" calcext:value-type="float">
            <text:p>1500772330</text:p>
          </table:table-cell>
          <table:table-cell office:value-type="float" office:value="1500772317" calcext:value-type="float">
            <text:p>1500772317</text:p>
          </table:table-cell>
          <table:table-cell table:formula="of:=[.A844]-[.B8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2337" calcext:value-type="float">
            <text:p>1500772337</text:p>
          </table:table-cell>
          <table:table-cell office:value-type="float" office:value="1500772330" calcext:value-type="float">
            <text:p>1500772330</text:p>
          </table:table-cell>
          <table:table-cell table:formula="of:=[.A845]-[.B84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2338" calcext:value-type="float">
            <text:p>1500772338</text:p>
          </table:table-cell>
          <table:table-cell office:value-type="float" office:value="1500772337" calcext:value-type="float">
            <text:p>1500772337</text:p>
          </table:table-cell>
          <table:table-cell table:formula="of:=[.A846]-[.B8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347" calcext:value-type="float">
            <text:p>1500772347</text:p>
          </table:table-cell>
          <table:table-cell office:value-type="float" office:value="1500772338" calcext:value-type="float">
            <text:p>1500772338</text:p>
          </table:table-cell>
          <table:table-cell table:formula="of:=[.A847]-[.B84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2397" calcext:value-type="float">
            <text:p>1500772397</text:p>
          </table:table-cell>
          <table:table-cell office:value-type="float" office:value="1500772347" calcext:value-type="float">
            <text:p>1500772347</text:p>
          </table:table-cell>
          <table:table-cell table:formula="of:=[.A848]-[.B84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72409" calcext:value-type="float">
            <text:p>1500772409</text:p>
          </table:table-cell>
          <table:table-cell office:value-type="float" office:value="1500772397" calcext:value-type="float">
            <text:p>1500772397</text:p>
          </table:table-cell>
          <table:table-cell table:formula="of:=[.A849]-[.B84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2411" calcext:value-type="float">
            <text:p>1500772411</text:p>
          </table:table-cell>
          <table:table-cell office:value-type="float" office:value="1500772409" calcext:value-type="float">
            <text:p>1500772409</text:p>
          </table:table-cell>
          <table:table-cell table:formula="of:=[.A850]-[.B8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2439" calcext:value-type="float">
            <text:p>1500772439</text:p>
          </table:table-cell>
          <table:table-cell office:value-type="float" office:value="1500772411" calcext:value-type="float">
            <text:p>1500772411</text:p>
          </table:table-cell>
          <table:table-cell table:formula="of:=[.A851]-[.B85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72459" calcext:value-type="float">
            <text:p>1500772459</text:p>
          </table:table-cell>
          <table:table-cell office:value-type="float" office:value="1500772439" calcext:value-type="float">
            <text:p>1500772439</text:p>
          </table:table-cell>
          <table:table-cell table:formula="of:=[.A852]-[.B85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2475" calcext:value-type="float">
            <text:p>1500772475</text:p>
          </table:table-cell>
          <table:table-cell office:value-type="float" office:value="1500772459" calcext:value-type="float">
            <text:p>1500772459</text:p>
          </table:table-cell>
          <table:table-cell table:formula="of:=[.A853]-[.B85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2508" calcext:value-type="float">
            <text:p>1500772508</text:p>
          </table:table-cell>
          <table:table-cell office:value-type="float" office:value="1500772475" calcext:value-type="float">
            <text:p>1500772475</text:p>
          </table:table-cell>
          <table:table-cell table:formula="of:=[.A854]-[.B85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2525" calcext:value-type="float">
            <text:p>1500772525</text:p>
          </table:table-cell>
          <table:table-cell office:value-type="float" office:value="1500772508" calcext:value-type="float">
            <text:p>1500772508</text:p>
          </table:table-cell>
          <table:table-cell table:formula="of:=[.A855]-[.B85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2529" calcext:value-type="float">
            <text:p>1500772529</text:p>
          </table:table-cell>
          <table:table-cell office:value-type="float" office:value="1500772525" calcext:value-type="float">
            <text:p>1500772525</text:p>
          </table:table-cell>
          <table:table-cell table:formula="of:=[.A856]-[.B8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2569" calcext:value-type="float">
            <text:p>1500772569</text:p>
          </table:table-cell>
          <table:table-cell office:value-type="float" office:value="1500772529" calcext:value-type="float">
            <text:p>1500772529</text:p>
          </table:table-cell>
          <table:table-cell table:formula="of:=[.A857]-[.B85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2574" calcext:value-type="float">
            <text:p>1500772574</text:p>
          </table:table-cell>
          <table:table-cell office:value-type="float" office:value="1500772569" calcext:value-type="float">
            <text:p>1500772569</text:p>
          </table:table-cell>
          <table:table-cell table:formula="of:=[.A858]-[.B85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600" calcext:value-type="float">
            <text:p>1500772600</text:p>
          </table:table-cell>
          <table:table-cell office:value-type="float" office:value="1500772574" calcext:value-type="float">
            <text:p>1500772574</text:p>
          </table:table-cell>
          <table:table-cell table:formula="of:=[.A859]-[.B85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2604" calcext:value-type="float">
            <text:p>1500772604</text:p>
          </table:table-cell>
          <table:table-cell office:value-type="float" office:value="1500772600" calcext:value-type="float">
            <text:p>1500772600</text:p>
          </table:table-cell>
          <table:table-cell table:formula="of:=[.A860]-[.B8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2607" calcext:value-type="float">
            <text:p>1500772607</text:p>
          </table:table-cell>
          <table:table-cell office:value-type="float" office:value="1500772604" calcext:value-type="float">
            <text:p>1500772604</text:p>
          </table:table-cell>
          <table:table-cell table:formula="of:=[.A861]-[.B86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621" calcext:value-type="float">
            <text:p>1500772621</text:p>
          </table:table-cell>
          <table:table-cell office:value-type="float" office:value="1500772607" calcext:value-type="float">
            <text:p>1500772607</text:p>
          </table:table-cell>
          <table:table-cell table:formula="of:=[.A862]-[.B86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629" calcext:value-type="float">
            <text:p>1500772629</text:p>
          </table:table-cell>
          <table:table-cell office:value-type="float" office:value="1500772621" calcext:value-type="float">
            <text:p>1500772621</text:p>
          </table:table-cell>
          <table:table-cell table:formula="of:=[.A863]-[.B86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635" calcext:value-type="float">
            <text:p>1500772635</text:p>
          </table:table-cell>
          <table:table-cell office:value-type="float" office:value="1500772629" calcext:value-type="float">
            <text:p>1500772629</text:p>
          </table:table-cell>
          <table:table-cell table:formula="of:=[.A864]-[.B8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2684" calcext:value-type="float">
            <text:p>1500772684</text:p>
          </table:table-cell>
          <table:table-cell office:value-type="float" office:value="1500772635" calcext:value-type="float">
            <text:p>1500772635</text:p>
          </table:table-cell>
          <table:table-cell table:formula="of:=[.A865]-[.B865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2691" calcext:value-type="float">
            <text:p>1500772691</text:p>
          </table:table-cell>
          <table:table-cell office:value-type="float" office:value="1500772684" calcext:value-type="float">
            <text:p>1500772684</text:p>
          </table:table-cell>
          <table:table-cell table:formula="of:=[.A866]-[.B86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2705" calcext:value-type="float">
            <text:p>1500772705</text:p>
          </table:table-cell>
          <table:table-cell office:value-type="float" office:value="1500772691" calcext:value-type="float">
            <text:p>1500772691</text:p>
          </table:table-cell>
          <table:table-cell table:formula="of:=[.A867]-[.B86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720" calcext:value-type="float">
            <text:p>1500772720</text:p>
          </table:table-cell>
          <table:table-cell office:value-type="float" office:value="1500772705" calcext:value-type="float">
            <text:p>1500772705</text:p>
          </table:table-cell>
          <table:table-cell table:formula="of:=[.A868]-[.B86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2734" calcext:value-type="float">
            <text:p>1500772734</text:p>
          </table:table-cell>
          <table:table-cell office:value-type="float" office:value="1500772720" calcext:value-type="float">
            <text:p>1500772720</text:p>
          </table:table-cell>
          <table:table-cell table:formula="of:=[.A869]-[.B86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738" calcext:value-type="float">
            <text:p>1500772738</text:p>
          </table:table-cell>
          <table:table-cell office:value-type="float" office:value="1500772734" calcext:value-type="float">
            <text:p>1500772734</text:p>
          </table:table-cell>
          <table:table-cell table:formula="of:=[.A870]-[.B8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2776" calcext:value-type="float">
            <text:p>1500772776</text:p>
          </table:table-cell>
          <table:table-cell office:value-type="float" office:value="1500772738" calcext:value-type="float">
            <text:p>1500772738</text:p>
          </table:table-cell>
          <table:table-cell table:formula="of:=[.A871]-[.B87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2799" calcext:value-type="float">
            <text:p>1500772799</text:p>
          </table:table-cell>
          <table:table-cell office:value-type="float" office:value="1500772776" calcext:value-type="float">
            <text:p>1500772776</text:p>
          </table:table-cell>
          <table:table-cell table:formula="of:=[.A872]-[.B87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2802" calcext:value-type="float">
            <text:p>1500772802</text:p>
          </table:table-cell>
          <table:table-cell office:value-type="float" office:value="1500772799" calcext:value-type="float">
            <text:p>1500772799</text:p>
          </table:table-cell>
          <table:table-cell table:formula="of:=[.A873]-[.B87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822" calcext:value-type="float">
            <text:p>1500772822</text:p>
          </table:table-cell>
          <table:table-cell office:value-type="float" office:value="1500772802" calcext:value-type="float">
            <text:p>1500772802</text:p>
          </table:table-cell>
          <table:table-cell table:formula="of:=[.A874]-[.B87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2840" calcext:value-type="float">
            <text:p>1500772840</text:p>
          </table:table-cell>
          <table:table-cell office:value-type="float" office:value="1500772822" calcext:value-type="float">
            <text:p>1500772822</text:p>
          </table:table-cell>
          <table:table-cell table:formula="of:=[.A875]-[.B87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2863" calcext:value-type="float">
            <text:p>1500772863</text:p>
          </table:table-cell>
          <table:table-cell office:value-type="float" office:value="1500772840" calcext:value-type="float">
            <text:p>1500772840</text:p>
          </table:table-cell>
          <table:table-cell table:formula="of:=[.A876]-[.B87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2868" calcext:value-type="float">
            <text:p>1500772868</text:p>
          </table:table-cell>
          <table:table-cell office:value-type="float" office:value="1500772863" calcext:value-type="float">
            <text:p>1500772863</text:p>
          </table:table-cell>
          <table:table-cell table:formula="of:=[.A877]-[.B87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869" calcext:value-type="float">
            <text:p>1500772869</text:p>
          </table:table-cell>
          <table:table-cell office:value-type="float" office:value="1500772868" calcext:value-type="float">
            <text:p>1500772868</text:p>
          </table:table-cell>
          <table:table-cell table:formula="of:=[.A878]-[.B8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890" calcext:value-type="float">
            <text:p>1500772890</text:p>
          </table:table-cell>
          <table:table-cell office:value-type="float" office:value="1500772869" calcext:value-type="float">
            <text:p>1500772869</text:p>
          </table:table-cell>
          <table:table-cell table:formula="of:=[.A879]-[.B87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2898" calcext:value-type="float">
            <text:p>1500772898</text:p>
          </table:table-cell>
          <table:table-cell office:value-type="float" office:value="1500772890" calcext:value-type="float">
            <text:p>1500772890</text:p>
          </table:table-cell>
          <table:table-cell table:formula="of:=[.A880]-[.B88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901" calcext:value-type="float">
            <text:p>1500772901</text:p>
          </table:table-cell>
          <table:table-cell office:value-type="float" office:value="1500772898" calcext:value-type="float">
            <text:p>1500772898</text:p>
          </table:table-cell>
          <table:table-cell table:formula="of:=[.A881]-[.B88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906" calcext:value-type="float">
            <text:p>1500772906</text:p>
          </table:table-cell>
          <table:table-cell office:value-type="float" office:value="1500772901" calcext:value-type="float">
            <text:p>1500772901</text:p>
          </table:table-cell>
          <table:table-cell table:formula="of:=[.A882]-[.B88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968" calcext:value-type="float">
            <text:p>1500772968</text:p>
          </table:table-cell>
          <table:table-cell office:value-type="float" office:value="1500772906" calcext:value-type="float">
            <text:p>1500772906</text:p>
          </table:table-cell>
          <table:table-cell table:formula="of:=[.A883]-[.B883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73042" calcext:value-type="float">
            <text:p>1500773042</text:p>
          </table:table-cell>
          <table:table-cell office:value-type="float" office:value="1500772968" calcext:value-type="float">
            <text:p>1500772968</text:p>
          </table:table-cell>
          <table:table-cell table:formula="of:=[.A884]-[.B884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0773093" calcext:value-type="float">
            <text:p>1500773093</text:p>
          </table:table-cell>
          <table:table-cell office:value-type="float" office:value="1500773042" calcext:value-type="float">
            <text:p>1500773042</text:p>
          </table:table-cell>
          <table:table-cell table:formula="of:=[.A885]-[.B885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73111" calcext:value-type="float">
            <text:p>1500773111</text:p>
          </table:table-cell>
          <table:table-cell office:value-type="float" office:value="1500773093" calcext:value-type="float">
            <text:p>1500773093</text:p>
          </table:table-cell>
          <table:table-cell table:formula="of:=[.A886]-[.B88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3115" calcext:value-type="float">
            <text:p>1500773115</text:p>
          </table:table-cell>
          <table:table-cell office:value-type="float" office:value="1500773111" calcext:value-type="float">
            <text:p>1500773111</text:p>
          </table:table-cell>
          <table:table-cell table:formula="of:=[.A887]-[.B8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134" calcext:value-type="float">
            <text:p>1500773134</text:p>
          </table:table-cell>
          <table:table-cell office:value-type="float" office:value="1500773115" calcext:value-type="float">
            <text:p>1500773115</text:p>
          </table:table-cell>
          <table:table-cell table:formula="of:=[.A888]-[.B88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3136" calcext:value-type="float">
            <text:p>1500773136</text:p>
          </table:table-cell>
          <table:table-cell office:value-type="float" office:value="1500773134" calcext:value-type="float">
            <text:p>1500773134</text:p>
          </table:table-cell>
          <table:table-cell table:formula="of:=[.A889]-[.B8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3145" calcext:value-type="float">
            <text:p>1500773145</text:p>
          </table:table-cell>
          <table:table-cell office:value-type="float" office:value="1500773136" calcext:value-type="float">
            <text:p>1500773136</text:p>
          </table:table-cell>
          <table:table-cell table:formula="of:=[.A890]-[.B89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3148" calcext:value-type="float">
            <text:p>1500773148</text:p>
          </table:table-cell>
          <table:table-cell office:value-type="float" office:value="1500773145" calcext:value-type="float">
            <text:p>1500773145</text:p>
          </table:table-cell>
          <table:table-cell table:formula="of:=[.A891]-[.B8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3154" calcext:value-type="float">
            <text:p>1500773154</text:p>
          </table:table-cell>
          <table:table-cell office:value-type="float" office:value="1500773148" calcext:value-type="float">
            <text:p>1500773148</text:p>
          </table:table-cell>
          <table:table-cell table:formula="of:=[.A892]-[.B8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163" calcext:value-type="float">
            <text:p>1500773163</text:p>
          </table:table-cell>
          <table:table-cell office:value-type="float" office:value="1500773154" calcext:value-type="float">
            <text:p>1500773154</text:p>
          </table:table-cell>
          <table:table-cell table:formula="of:=[.A893]-[.B89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3166" calcext:value-type="float">
            <text:p>1500773166</text:p>
          </table:table-cell>
          <table:table-cell office:value-type="float" office:value="1500773163" calcext:value-type="float">
            <text:p>1500773163</text:p>
          </table:table-cell>
          <table:table-cell table:formula="of:=[.A894]-[.B8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3170" calcext:value-type="float">
            <text:p>1500773170</text:p>
          </table:table-cell>
          <table:table-cell office:value-type="float" office:value="1500773166" calcext:value-type="float">
            <text:p>1500773166</text:p>
          </table:table-cell>
          <table:table-cell table:formula="of:=[.A895]-[.B89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182" calcext:value-type="float">
            <text:p>1500773182</text:p>
          </table:table-cell>
          <table:table-cell office:value-type="float" office:value="1500773170" calcext:value-type="float">
            <text:p>1500773170</text:p>
          </table:table-cell>
          <table:table-cell table:formula="of:=[.A896]-[.B89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190" calcext:value-type="float">
            <text:p>1500773190</text:p>
          </table:table-cell>
          <table:table-cell office:value-type="float" office:value="1500773182" calcext:value-type="float">
            <text:p>1500773182</text:p>
          </table:table-cell>
          <table:table-cell table:formula="of:=[.A897]-[.B89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3223" calcext:value-type="float">
            <text:p>1500773223</text:p>
          </table:table-cell>
          <table:table-cell office:value-type="float" office:value="1500773190" calcext:value-type="float">
            <text:p>1500773190</text:p>
          </table:table-cell>
          <table:table-cell table:formula="of:=[.A898]-[.B89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3227" calcext:value-type="float">
            <text:p>1500773227</text:p>
          </table:table-cell>
          <table:table-cell office:value-type="float" office:value="1500773223" calcext:value-type="float">
            <text:p>1500773223</text:p>
          </table:table-cell>
          <table:table-cell table:formula="of:=[.A899]-[.B89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251" calcext:value-type="float">
            <text:p>1500773251</text:p>
          </table:table-cell>
          <table:table-cell office:value-type="float" office:value="1500773227" calcext:value-type="float">
            <text:p>1500773227</text:p>
          </table:table-cell>
          <table:table-cell table:formula="of:=[.A900]-[.B90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3263" calcext:value-type="float">
            <text:p>1500773263</text:p>
          </table:table-cell>
          <table:table-cell office:value-type="float" office:value="1500773251" calcext:value-type="float">
            <text:p>1500773251</text:p>
          </table:table-cell>
          <table:table-cell table:formula="of:=[.A901]-[.B90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268" calcext:value-type="float">
            <text:p>1500773268</text:p>
          </table:table-cell>
          <table:table-cell office:value-type="float" office:value="1500773263" calcext:value-type="float">
            <text:p>1500773263</text:p>
          </table:table-cell>
          <table:table-cell table:formula="of:=[.A902]-[.B90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3272" calcext:value-type="float">
            <text:p>1500773272</text:p>
          </table:table-cell>
          <table:table-cell office:value-type="float" office:value="1500773268" calcext:value-type="float">
            <text:p>1500773268</text:p>
          </table:table-cell>
          <table:table-cell table:formula="of:=[.A903]-[.B90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273" calcext:value-type="float">
            <text:p>1500773273</text:p>
          </table:table-cell>
          <table:table-cell office:value-type="float" office:value="1500773272" calcext:value-type="float">
            <text:p>1500773272</text:p>
          </table:table-cell>
          <table:table-cell table:formula="of:=[.A904]-[.B9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290" calcext:value-type="float">
            <text:p>1500773290</text:p>
          </table:table-cell>
          <table:table-cell office:value-type="float" office:value="1500773273" calcext:value-type="float">
            <text:p>1500773273</text:p>
          </table:table-cell>
          <table:table-cell table:formula="of:=[.A905]-[.B90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3291" calcext:value-type="float">
            <text:p>1500773291</text:p>
          </table:table-cell>
          <table:table-cell office:value-type="float" office:value="1500773290" calcext:value-type="float">
            <text:p>1500773290</text:p>
          </table:table-cell>
          <table:table-cell table:formula="of:=[.A906]-[.B9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303" calcext:value-type="float">
            <text:p>1500773303</text:p>
          </table:table-cell>
          <table:table-cell office:value-type="float" office:value="1500773291" calcext:value-type="float">
            <text:p>1500773291</text:p>
          </table:table-cell>
          <table:table-cell table:formula="of:=[.A907]-[.B90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330" calcext:value-type="float">
            <text:p>1500773330</text:p>
          </table:table-cell>
          <table:table-cell office:value-type="float" office:value="1500773303" calcext:value-type="float">
            <text:p>1500773303</text:p>
          </table:table-cell>
          <table:table-cell table:formula="of:=[.A908]-[.B90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3374" calcext:value-type="float">
            <text:p>1500773374</text:p>
          </table:table-cell>
          <table:table-cell office:value-type="float" office:value="1500773330" calcext:value-type="float">
            <text:p>1500773330</text:p>
          </table:table-cell>
          <table:table-cell table:formula="of:=[.A909]-[.B909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3391" calcext:value-type="float">
            <text:p>1500773391</text:p>
          </table:table-cell>
          <table:table-cell office:value-type="float" office:value="1500773374" calcext:value-type="float">
            <text:p>1500773374</text:p>
          </table:table-cell>
          <table:table-cell table:formula="of:=[.A910]-[.B9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3399" calcext:value-type="float">
            <text:p>1500773399</text:p>
          </table:table-cell>
          <table:table-cell office:value-type="float" office:value="1500773391" calcext:value-type="float">
            <text:p>1500773391</text:p>
          </table:table-cell>
          <table:table-cell table:formula="of:=[.A911]-[.B91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3401" calcext:value-type="float">
            <text:p>1500773401</text:p>
          </table:table-cell>
          <table:table-cell office:value-type="float" office:value="1500773399" calcext:value-type="float">
            <text:p>1500773399</text:p>
          </table:table-cell>
          <table:table-cell table:formula="of:=[.A912]-[.B9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3405" calcext:value-type="float">
            <text:p>1500773405</text:p>
          </table:table-cell>
          <table:table-cell office:value-type="float" office:value="1500773401" calcext:value-type="float">
            <text:p>1500773401</text:p>
          </table:table-cell>
          <table:table-cell table:formula="of:=[.A913]-[.B91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411" calcext:value-type="float">
            <text:p>1500773411</text:p>
          </table:table-cell>
          <table:table-cell office:value-type="float" office:value="1500773405" calcext:value-type="float">
            <text:p>1500773405</text:p>
          </table:table-cell>
          <table:table-cell table:formula="of:=[.A914]-[.B9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412" calcext:value-type="float">
            <text:p>1500773412</text:p>
          </table:table-cell>
          <table:table-cell office:value-type="float" office:value="1500773411" calcext:value-type="float">
            <text:p>1500773411</text:p>
          </table:table-cell>
          <table:table-cell table:formula="of:=[.A915]-[.B9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424" calcext:value-type="float">
            <text:p>1500773424</text:p>
          </table:table-cell>
          <table:table-cell office:value-type="float" office:value="1500773412" calcext:value-type="float">
            <text:p>1500773412</text:p>
          </table:table-cell>
          <table:table-cell table:formula="of:=[.A916]-[.B91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438" calcext:value-type="float">
            <text:p>1500773438</text:p>
          </table:table-cell>
          <table:table-cell office:value-type="float" office:value="1500773424" calcext:value-type="float">
            <text:p>1500773424</text:p>
          </table:table-cell>
          <table:table-cell table:formula="of:=[.A917]-[.B91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3447" calcext:value-type="float">
            <text:p>1500773447</text:p>
          </table:table-cell>
          <table:table-cell office:value-type="float" office:value="1500773438" calcext:value-type="float">
            <text:p>1500773438</text:p>
          </table:table-cell>
          <table:table-cell table:formula="of:=[.A918]-[.B91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3464" calcext:value-type="float">
            <text:p>1500773464</text:p>
          </table:table-cell>
          <table:table-cell office:value-type="float" office:value="1500773447" calcext:value-type="float">
            <text:p>1500773447</text:p>
          </table:table-cell>
          <table:table-cell table:formula="of:=[.A919]-[.B91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3468" calcext:value-type="float">
            <text:p>1500773468</text:p>
          </table:table-cell>
          <table:table-cell office:value-type="float" office:value="1500773464" calcext:value-type="float">
            <text:p>1500773464</text:p>
          </table:table-cell>
          <table:table-cell table:formula="of:=[.A920]-[.B9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474" calcext:value-type="float">
            <text:p>1500773474</text:p>
          </table:table-cell>
          <table:table-cell office:value-type="float" office:value="1500773468" calcext:value-type="float">
            <text:p>1500773468</text:p>
          </table:table-cell>
          <table:table-cell table:formula="of:=[.A921]-[.B92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480" calcext:value-type="float">
            <text:p>1500773480</text:p>
          </table:table-cell>
          <table:table-cell office:value-type="float" office:value="1500773474" calcext:value-type="float">
            <text:p>1500773474</text:p>
          </table:table-cell>
          <table:table-cell table:formula="of:=[.A922]-[.B9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481" calcext:value-type="float">
            <text:p>1500773481</text:p>
          </table:table-cell>
          <table:table-cell office:value-type="float" office:value="1500773480" calcext:value-type="float">
            <text:p>1500773480</text:p>
          </table:table-cell>
          <table:table-cell table:formula="of:=[.A923]-[.B9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488" calcext:value-type="float">
            <text:p>1500773488</text:p>
          </table:table-cell>
          <table:table-cell office:value-type="float" office:value="1500773481" calcext:value-type="float">
            <text:p>1500773481</text:p>
          </table:table-cell>
          <table:table-cell table:formula="of:=[.A924]-[.B92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3500" calcext:value-type="float">
            <text:p>1500773500</text:p>
          </table:table-cell>
          <table:table-cell office:value-type="float" office:value="1500773488" calcext:value-type="float">
            <text:p>1500773488</text:p>
          </table:table-cell>
          <table:table-cell table:formula="of:=[.A925]-[.B9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524" calcext:value-type="float">
            <text:p>1500773524</text:p>
          </table:table-cell>
          <table:table-cell office:value-type="float" office:value="1500773500" calcext:value-type="float">
            <text:p>1500773500</text:p>
          </table:table-cell>
          <table:table-cell table:formula="of:=[.A926]-[.B92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3537" calcext:value-type="float">
            <text:p>1500773537</text:p>
          </table:table-cell>
          <table:table-cell office:value-type="float" office:value="1500773524" calcext:value-type="float">
            <text:p>1500773524</text:p>
          </table:table-cell>
          <table:table-cell table:formula="of:=[.A927]-[.B92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3548" calcext:value-type="float">
            <text:p>1500773548</text:p>
          </table:table-cell>
          <table:table-cell office:value-type="float" office:value="1500773537" calcext:value-type="float">
            <text:p>1500773537</text:p>
          </table:table-cell>
          <table:table-cell table:formula="of:=[.A928]-[.B92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3567" calcext:value-type="float">
            <text:p>1500773567</text:p>
          </table:table-cell>
          <table:table-cell office:value-type="float" office:value="1500773548" calcext:value-type="float">
            <text:p>1500773548</text:p>
          </table:table-cell>
          <table:table-cell table:formula="of:=[.A929]-[.B92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3601" calcext:value-type="float">
            <text:p>1500773601</text:p>
          </table:table-cell>
          <table:table-cell office:value-type="float" office:value="1500773567" calcext:value-type="float">
            <text:p>1500773567</text:p>
          </table:table-cell>
          <table:table-cell table:formula="of:=[.A930]-[.B93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3647" calcext:value-type="float">
            <text:p>1500773647</text:p>
          </table:table-cell>
          <table:table-cell office:value-type="float" office:value="1500773601" calcext:value-type="float">
            <text:p>1500773601</text:p>
          </table:table-cell>
          <table:table-cell table:formula="of:=[.A931]-[.B931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73654" calcext:value-type="float">
            <text:p>1500773654</text:p>
          </table:table-cell>
          <table:table-cell office:value-type="float" office:value="1500773647" calcext:value-type="float">
            <text:p>1500773647</text:p>
          </table:table-cell>
          <table:table-cell table:formula="of:=[.A932]-[.B9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3721" calcext:value-type="float">
            <text:p>1500773721</text:p>
          </table:table-cell>
          <table:table-cell office:value-type="float" office:value="1500773654" calcext:value-type="float">
            <text:p>1500773654</text:p>
          </table:table-cell>
          <table:table-cell table:formula="of:=[.A933]-[.B933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0773724" calcext:value-type="float">
            <text:p>1500773724</text:p>
          </table:table-cell>
          <table:table-cell office:value-type="float" office:value="1500773721" calcext:value-type="float">
            <text:p>1500773721</text:p>
          </table:table-cell>
          <table:table-cell table:formula="of:=[.A934]-[.B9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3765" calcext:value-type="float">
            <text:p>1500773765</text:p>
          </table:table-cell>
          <table:table-cell office:value-type="float" office:value="1500773724" calcext:value-type="float">
            <text:p>1500773724</text:p>
          </table:table-cell>
          <table:table-cell table:formula="of:=[.A935]-[.B93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73780" calcext:value-type="float">
            <text:p>1500773780</text:p>
          </table:table-cell>
          <table:table-cell office:value-type="float" office:value="1500773765" calcext:value-type="float">
            <text:p>1500773765</text:p>
          </table:table-cell>
          <table:table-cell table:formula="of:=[.A936]-[.B93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3782" calcext:value-type="float">
            <text:p>1500773782</text:p>
          </table:table-cell>
          <table:table-cell office:value-type="float" office:value="1500773780" calcext:value-type="float">
            <text:p>1500773780</text:p>
          </table:table-cell>
          <table:table-cell table:formula="of:=[.A937]-[.B9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3835" calcext:value-type="float">
            <text:p>1500773835</text:p>
          </table:table-cell>
          <table:table-cell office:value-type="float" office:value="1500773782" calcext:value-type="float">
            <text:p>1500773782</text:p>
          </table:table-cell>
          <table:table-cell table:formula="of:=[.A938]-[.B938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73864" calcext:value-type="float">
            <text:p>1500773864</text:p>
          </table:table-cell>
          <table:table-cell office:value-type="float" office:value="1500773835" calcext:value-type="float">
            <text:p>1500773835</text:p>
          </table:table-cell>
          <table:table-cell table:formula="of:=[.A939]-[.B939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3925" calcext:value-type="float">
            <text:p>1500773925</text:p>
          </table:table-cell>
          <table:table-cell office:value-type="float" office:value="1500773864" calcext:value-type="float">
            <text:p>1500773864</text:p>
          </table:table-cell>
          <table:table-cell table:formula="of:=[.A940]-[.B940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773943" calcext:value-type="float">
            <text:p>1500773943</text:p>
          </table:table-cell>
          <table:table-cell office:value-type="float" office:value="1500773925" calcext:value-type="float">
            <text:p>1500773925</text:p>
          </table:table-cell>
          <table:table-cell table:formula="of:=[.A941]-[.B94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3950" calcext:value-type="float">
            <text:p>1500773950</text:p>
          </table:table-cell>
          <table:table-cell office:value-type="float" office:value="1500773943" calcext:value-type="float">
            <text:p>1500773943</text:p>
          </table:table-cell>
          <table:table-cell table:formula="of:=[.A942]-[.B94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3951" calcext:value-type="float">
            <text:p>1500773951</text:p>
          </table:table-cell>
          <table:table-cell office:value-type="float" office:value="1500773950" calcext:value-type="float">
            <text:p>1500773950</text:p>
          </table:table-cell>
          <table:table-cell table:formula="of:=[.A943]-[.B9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976" calcext:value-type="float">
            <text:p>1500773976</text:p>
          </table:table-cell>
          <table:table-cell office:value-type="float" office:value="1500773951" calcext:value-type="float">
            <text:p>1500773951</text:p>
          </table:table-cell>
          <table:table-cell table:formula="of:=[.A944]-[.B94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3990" calcext:value-type="float">
            <text:p>1500773990</text:p>
          </table:table-cell>
          <table:table-cell office:value-type="float" office:value="1500773976" calcext:value-type="float">
            <text:p>1500773976</text:p>
          </table:table-cell>
          <table:table-cell table:formula="of:=[.A945]-[.B94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3998" calcext:value-type="float">
            <text:p>1500773998</text:p>
          </table:table-cell>
          <table:table-cell office:value-type="float" office:value="1500773990" calcext:value-type="float">
            <text:p>1500773990</text:p>
          </table:table-cell>
          <table:table-cell table:formula="of:=[.A946]-[.B9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4002" calcext:value-type="float">
            <text:p>1500774002</text:p>
          </table:table-cell>
          <table:table-cell office:value-type="float" office:value="1500773998" calcext:value-type="float">
            <text:p>1500773998</text:p>
          </table:table-cell>
          <table:table-cell table:formula="of:=[.A947]-[.B94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005" calcext:value-type="float">
            <text:p>1500774005</text:p>
          </table:table-cell>
          <table:table-cell office:value-type="float" office:value="1500774002" calcext:value-type="float">
            <text:p>1500774002</text:p>
          </table:table-cell>
          <table:table-cell table:formula="of:=[.A948]-[.B9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4022" calcext:value-type="float">
            <text:p>1500774022</text:p>
          </table:table-cell>
          <table:table-cell office:value-type="float" office:value="1500774005" calcext:value-type="float">
            <text:p>1500774005</text:p>
          </table:table-cell>
          <table:table-cell table:formula="of:=[.A949]-[.B94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4082" calcext:value-type="float">
            <text:p>1500774082</text:p>
          </table:table-cell>
          <table:table-cell office:value-type="float" office:value="1500774022" calcext:value-type="float">
            <text:p>1500774022</text:p>
          </table:table-cell>
          <table:table-cell table:formula="of:=[.A950]-[.B95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774101" calcext:value-type="float">
            <text:p>1500774101</text:p>
          </table:table-cell>
          <table:table-cell office:value-type="float" office:value="1500774082" calcext:value-type="float">
            <text:p>1500774082</text:p>
          </table:table-cell>
          <table:table-cell table:formula="of:=[.A951]-[.B95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4113" calcext:value-type="float">
            <text:p>1500774113</text:p>
          </table:table-cell>
          <table:table-cell office:value-type="float" office:value="1500774101" calcext:value-type="float">
            <text:p>1500774101</text:p>
          </table:table-cell>
          <table:table-cell table:formula="of:=[.A952]-[.B95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4119" calcext:value-type="float">
            <text:p>1500774119</text:p>
          </table:table-cell>
          <table:table-cell office:value-type="float" office:value="1500774113" calcext:value-type="float">
            <text:p>1500774113</text:p>
          </table:table-cell>
          <table:table-cell table:formula="of:=[.A953]-[.B95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175" calcext:value-type="float">
            <text:p>1500774175</text:p>
          </table:table-cell>
          <table:table-cell office:value-type="float" office:value="1500774119" calcext:value-type="float">
            <text:p>1500774119</text:p>
          </table:table-cell>
          <table:table-cell table:formula="of:=[.A954]-[.B954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74177" calcext:value-type="float">
            <text:p>1500774177</text:p>
          </table:table-cell>
          <table:table-cell office:value-type="float" office:value="1500774175" calcext:value-type="float">
            <text:p>1500774175</text:p>
          </table:table-cell>
          <table:table-cell table:formula="of:=[.A955]-[.B9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4203" calcext:value-type="float">
            <text:p>1500774203</text:p>
          </table:table-cell>
          <table:table-cell office:value-type="float" office:value="1500774177" calcext:value-type="float">
            <text:p>1500774177</text:p>
          </table:table-cell>
          <table:table-cell table:formula="of:=[.A956]-[.B95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4236" calcext:value-type="float">
            <text:p>1500774236</text:p>
          </table:table-cell>
          <table:table-cell office:value-type="float" office:value="1500774203" calcext:value-type="float">
            <text:p>1500774203</text:p>
          </table:table-cell>
          <table:table-cell table:formula="of:=[.A957]-[.B95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4242" calcext:value-type="float">
            <text:p>1500774242</text:p>
          </table:table-cell>
          <table:table-cell office:value-type="float" office:value="1500774236" calcext:value-type="float">
            <text:p>1500774236</text:p>
          </table:table-cell>
          <table:table-cell table:formula="of:=[.A958]-[.B9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267" calcext:value-type="float">
            <text:p>1500774267</text:p>
          </table:table-cell>
          <table:table-cell office:value-type="float" office:value="1500774242" calcext:value-type="float">
            <text:p>1500774242</text:p>
          </table:table-cell>
          <table:table-cell table:formula="of:=[.A959]-[.B95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4294" calcext:value-type="float">
            <text:p>1500774294</text:p>
          </table:table-cell>
          <table:table-cell office:value-type="float" office:value="1500774267" calcext:value-type="float">
            <text:p>1500774267</text:p>
          </table:table-cell>
          <table:table-cell table:formula="of:=[.A960]-[.B96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4310" calcext:value-type="float">
            <text:p>1500774310</text:p>
          </table:table-cell>
          <table:table-cell office:value-type="float" office:value="1500774294" calcext:value-type="float">
            <text:p>1500774294</text:p>
          </table:table-cell>
          <table:table-cell table:formula="of:=[.A961]-[.B96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4316" calcext:value-type="float">
            <text:p>1500774316</text:p>
          </table:table-cell>
          <table:table-cell office:value-type="float" office:value="1500774310" calcext:value-type="float">
            <text:p>1500774310</text:p>
          </table:table-cell>
          <table:table-cell table:formula="of:=[.A962]-[.B9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322" calcext:value-type="float">
            <text:p>1500774322</text:p>
          </table:table-cell>
          <table:table-cell office:value-type="float" office:value="1500774316" calcext:value-type="float">
            <text:p>1500774316</text:p>
          </table:table-cell>
          <table:table-cell table:formula="of:=[.A963]-[.B96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359" calcext:value-type="float">
            <text:p>1500774359</text:p>
          </table:table-cell>
          <table:table-cell office:value-type="float" office:value="1500774322" calcext:value-type="float">
            <text:p>1500774322</text:p>
          </table:table-cell>
          <table:table-cell table:formula="of:=[.A964]-[.B96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4396" calcext:value-type="float">
            <text:p>1500774396</text:p>
          </table:table-cell>
          <table:table-cell office:value-type="float" office:value="1500774359" calcext:value-type="float">
            <text:p>1500774359</text:p>
          </table:table-cell>
          <table:table-cell table:formula="of:=[.A965]-[.B96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4411" calcext:value-type="float">
            <text:p>1500774411</text:p>
          </table:table-cell>
          <table:table-cell office:value-type="float" office:value="1500774396" calcext:value-type="float">
            <text:p>1500774396</text:p>
          </table:table-cell>
          <table:table-cell table:formula="of:=[.A966]-[.B96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4414" calcext:value-type="float">
            <text:p>1500774414</text:p>
          </table:table-cell>
          <table:table-cell office:value-type="float" office:value="1500774411" calcext:value-type="float">
            <text:p>1500774411</text:p>
          </table:table-cell>
          <table:table-cell table:formula="of:=[.A967]-[.B96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4430" calcext:value-type="float">
            <text:p>1500774430</text:p>
          </table:table-cell>
          <table:table-cell office:value-type="float" office:value="1500774414" calcext:value-type="float">
            <text:p>1500774414</text:p>
          </table:table-cell>
          <table:table-cell table:formula="of:=[.A968]-[.B96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4434" calcext:value-type="float">
            <text:p>1500774434</text:p>
          </table:table-cell>
          <table:table-cell office:value-type="float" office:value="1500774430" calcext:value-type="float">
            <text:p>1500774430</text:p>
          </table:table-cell>
          <table:table-cell table:formula="of:=[.A969]-[.B9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439" calcext:value-type="float">
            <text:p>1500774439</text:p>
          </table:table-cell>
          <table:table-cell office:value-type="float" office:value="1500774434" calcext:value-type="float">
            <text:p>1500774434</text:p>
          </table:table-cell>
          <table:table-cell table:formula="of:=[.A970]-[.B97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4458" calcext:value-type="float">
            <text:p>1500774458</text:p>
          </table:table-cell>
          <table:table-cell office:value-type="float" office:value="1500774439" calcext:value-type="float">
            <text:p>1500774439</text:p>
          </table:table-cell>
          <table:table-cell table:formula="of:=[.A971]-[.B97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4504" calcext:value-type="float">
            <text:p>1500774504</text:p>
          </table:table-cell>
          <table:table-cell office:value-type="float" office:value="1500774458" calcext:value-type="float">
            <text:p>1500774458</text:p>
          </table:table-cell>
          <table:table-cell table:formula="of:=[.A972]-[.B97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74531" calcext:value-type="float">
            <text:p>1500774531</text:p>
          </table:table-cell>
          <table:table-cell office:value-type="float" office:value="1500774504" calcext:value-type="float">
            <text:p>1500774504</text:p>
          </table:table-cell>
          <table:table-cell table:formula="of:=[.A973]-[.B97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4534" calcext:value-type="float">
            <text:p>1500774534</text:p>
          </table:table-cell>
          <table:table-cell office:value-type="float" office:value="1500774531" calcext:value-type="float">
            <text:p>1500774531</text:p>
          </table:table-cell>
          <table:table-cell table:formula="of:=[.A974]-[.B9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4546" calcext:value-type="float">
            <text:p>1500774546</text:p>
          </table:table-cell>
          <table:table-cell office:value-type="float" office:value="1500774534" calcext:value-type="float">
            <text:p>1500774534</text:p>
          </table:table-cell>
          <table:table-cell table:formula="of:=[.A975]-[.B97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4575" calcext:value-type="float">
            <text:p>1500774575</text:p>
          </table:table-cell>
          <table:table-cell office:value-type="float" office:value="1500774546" calcext:value-type="float">
            <text:p>1500774546</text:p>
          </table:table-cell>
          <table:table-cell table:formula="of:=[.A976]-[.B97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4584" calcext:value-type="float">
            <text:p>1500774584</text:p>
          </table:table-cell>
          <table:table-cell office:value-type="float" office:value="1500774575" calcext:value-type="float">
            <text:p>1500774575</text:p>
          </table:table-cell>
          <table:table-cell table:formula="of:=[.A977]-[.B97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4619" calcext:value-type="float">
            <text:p>1500774619</text:p>
          </table:table-cell>
          <table:table-cell office:value-type="float" office:value="1500774584" calcext:value-type="float">
            <text:p>1500774584</text:p>
          </table:table-cell>
          <table:table-cell table:formula="of:=[.A978]-[.B97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74658" calcext:value-type="float">
            <text:p>1500774658</text:p>
          </table:table-cell>
          <table:table-cell office:value-type="float" office:value="1500774619" calcext:value-type="float">
            <text:p>1500774619</text:p>
          </table:table-cell>
          <table:table-cell table:formula="of:=[.A979]-[.B979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4663" calcext:value-type="float">
            <text:p>1500774663</text:p>
          </table:table-cell>
          <table:table-cell office:value-type="float" office:value="1500774658" calcext:value-type="float">
            <text:p>1500774658</text:p>
          </table:table-cell>
          <table:table-cell table:formula="of:=[.A980]-[.B98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4687" calcext:value-type="float">
            <text:p>1500774687</text:p>
          </table:table-cell>
          <table:table-cell office:value-type="float" office:value="1500774663" calcext:value-type="float">
            <text:p>1500774663</text:p>
          </table:table-cell>
          <table:table-cell table:formula="of:=[.A981]-[.B98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4707" calcext:value-type="float">
            <text:p>1500774707</text:p>
          </table:table-cell>
          <table:table-cell office:value-type="float" office:value="1500774687" calcext:value-type="float">
            <text:p>1500774687</text:p>
          </table:table-cell>
          <table:table-cell table:formula="of:=[.A982]-[.B98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4713" calcext:value-type="float">
            <text:p>1500774713</text:p>
          </table:table-cell>
          <table:table-cell office:value-type="float" office:value="1500774707" calcext:value-type="float">
            <text:p>1500774707</text:p>
          </table:table-cell>
          <table:table-cell table:formula="of:=[.A983]-[.B98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742" calcext:value-type="float">
            <text:p>1500774742</text:p>
          </table:table-cell>
          <table:table-cell office:value-type="float" office:value="1500774713" calcext:value-type="float">
            <text:p>1500774713</text:p>
          </table:table-cell>
          <table:table-cell table:formula="of:=[.A984]-[.B98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4749" calcext:value-type="float">
            <text:p>1500774749</text:p>
          </table:table-cell>
          <table:table-cell office:value-type="float" office:value="1500774742" calcext:value-type="float">
            <text:p>1500774742</text:p>
          </table:table-cell>
          <table:table-cell table:formula="of:=[.A985]-[.B98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4758" calcext:value-type="float">
            <text:p>1500774758</text:p>
          </table:table-cell>
          <table:table-cell office:value-type="float" office:value="1500774749" calcext:value-type="float">
            <text:p>1500774749</text:p>
          </table:table-cell>
          <table:table-cell table:formula="of:=[.A986]-[.B98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4788" calcext:value-type="float">
            <text:p>1500774788</text:p>
          </table:table-cell>
          <table:table-cell office:value-type="float" office:value="1500774758" calcext:value-type="float">
            <text:p>1500774758</text:p>
          </table:table-cell>
          <table:table-cell table:formula="of:=[.A987]-[.B98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4792" calcext:value-type="float">
            <text:p>1500774792</text:p>
          </table:table-cell>
          <table:table-cell office:value-type="float" office:value="1500774788" calcext:value-type="float">
            <text:p>1500774788</text:p>
          </table:table-cell>
          <table:table-cell table:formula="of:=[.A988]-[.B9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801" calcext:value-type="float">
            <text:p>1500774801</text:p>
          </table:table-cell>
          <table:table-cell office:value-type="float" office:value="1500774792" calcext:value-type="float">
            <text:p>1500774792</text:p>
          </table:table-cell>
          <table:table-cell table:formula="of:=[.A989]-[.B98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4823" calcext:value-type="float">
            <text:p>1500774823</text:p>
          </table:table-cell>
          <table:table-cell office:value-type="float" office:value="1500774801" calcext:value-type="float">
            <text:p>1500774801</text:p>
          </table:table-cell>
          <table:table-cell table:formula="of:=[.A990]-[.B99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4827" calcext:value-type="float">
            <text:p>1500774827</text:p>
          </table:table-cell>
          <table:table-cell office:value-type="float" office:value="1500774823" calcext:value-type="float">
            <text:p>1500774823</text:p>
          </table:table-cell>
          <table:table-cell table:formula="of:=[.A991]-[.B99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832" calcext:value-type="float">
            <text:p>1500774832</text:p>
          </table:table-cell>
          <table:table-cell office:value-type="float" office:value="1500774827" calcext:value-type="float">
            <text:p>1500774827</text:p>
          </table:table-cell>
          <table:table-cell table:formula="of:=[.A992]-[.B9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4843" calcext:value-type="float">
            <text:p>1500774843</text:p>
          </table:table-cell>
          <table:table-cell office:value-type="float" office:value="1500774832" calcext:value-type="float">
            <text:p>1500774832</text:p>
          </table:table-cell>
          <table:table-cell table:formula="of:=[.A993]-[.B99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4854" calcext:value-type="float">
            <text:p>1500774854</text:p>
          </table:table-cell>
          <table:table-cell office:value-type="float" office:value="1500774843" calcext:value-type="float">
            <text:p>1500774843</text:p>
          </table:table-cell>
          <table:table-cell table:formula="of:=[.A994]-[.B99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4898" calcext:value-type="float">
            <text:p>1500774898</text:p>
          </table:table-cell>
          <table:table-cell office:value-type="float" office:value="1500774854" calcext:value-type="float">
            <text:p>1500774854</text:p>
          </table:table-cell>
          <table:table-cell table:formula="of:=[.A995]-[.B995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4966" calcext:value-type="float">
            <text:p>1500774966</text:p>
          </table:table-cell>
          <table:table-cell office:value-type="float" office:value="1500774898" calcext:value-type="float">
            <text:p>1500774898</text:p>
          </table:table-cell>
          <table:table-cell table:formula="of:=[.A996]-[.B996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774972" calcext:value-type="float">
            <text:p>1500774972</text:p>
          </table:table-cell>
          <table:table-cell office:value-type="float" office:value="1500774966" calcext:value-type="float">
            <text:p>1500774966</text:p>
          </table:table-cell>
          <table:table-cell table:formula="of:=[.A997]-[.B99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980" calcext:value-type="float">
            <text:p>1500774980</text:p>
          </table:table-cell>
          <table:table-cell office:value-type="float" office:value="1500774972" calcext:value-type="float">
            <text:p>1500774972</text:p>
          </table:table-cell>
          <table:table-cell table:formula="of:=[.A998]-[.B99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4981" calcext:value-type="float">
            <text:p>1500774981</text:p>
          </table:table-cell>
          <table:table-cell office:value-type="float" office:value="1500774980" calcext:value-type="float">
            <text:p>1500774980</text:p>
          </table:table-cell>
          <table:table-cell table:formula="of:=[.A999]-[.B9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4992" calcext:value-type="float">
            <text:p>1500774992</text:p>
          </table:table-cell>
          <table:table-cell office:value-type="float" office:value="1500774981" calcext:value-type="float">
            <text:p>1500774981</text:p>
          </table:table-cell>
          <table:table-cell table:formula="of:=[.A1000]-[.B100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009" calcext:value-type="float">
            <text:p>1500775009</text:p>
          </table:table-cell>
          <table:table-cell office:value-type="float" office:value="1500774992" calcext:value-type="float">
            <text:p>1500774992</text:p>
          </table:table-cell>
          <table:table-cell table:formula="of:=[.A1001]-[.B100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028" calcext:value-type="float">
            <text:p>1500775028</text:p>
          </table:table-cell>
          <table:table-cell office:value-type="float" office:value="1500775009" calcext:value-type="float">
            <text:p>1500775009</text:p>
          </table:table-cell>
          <table:table-cell table:formula="of:=[.A1002]-[.B100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5039" calcext:value-type="float">
            <text:p>1500775039</text:p>
          </table:table-cell>
          <table:table-cell office:value-type="float" office:value="1500775028" calcext:value-type="float">
            <text:p>1500775028</text:p>
          </table:table-cell>
          <table:table-cell table:formula="of:=[.A1003]-[.B100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056" calcext:value-type="float">
            <text:p>1500775056</text:p>
          </table:table-cell>
          <table:table-cell office:value-type="float" office:value="1500775039" calcext:value-type="float">
            <text:p>1500775039</text:p>
          </table:table-cell>
          <table:table-cell table:formula="of:=[.A1004]-[.B100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063" calcext:value-type="float">
            <text:p>1500775063</text:p>
          </table:table-cell>
          <table:table-cell office:value-type="float" office:value="1500775056" calcext:value-type="float">
            <text:p>1500775056</text:p>
          </table:table-cell>
          <table:table-cell table:formula="of:=[.A1005]-[.B100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5080" calcext:value-type="float">
            <text:p>1500775080</text:p>
          </table:table-cell>
          <table:table-cell office:value-type="float" office:value="1500775063" calcext:value-type="float">
            <text:p>1500775063</text:p>
          </table:table-cell>
          <table:table-cell table:formula="of:=[.A1006]-[.B100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088" calcext:value-type="float">
            <text:p>1500775088</text:p>
          </table:table-cell>
          <table:table-cell office:value-type="float" office:value="1500775080" calcext:value-type="float">
            <text:p>1500775080</text:p>
          </table:table-cell>
          <table:table-cell table:formula="of:=[.A1007]-[.B100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142" calcext:value-type="float">
            <text:p>1500775142</text:p>
          </table:table-cell>
          <table:table-cell office:value-type="float" office:value="1500775088" calcext:value-type="float">
            <text:p>1500775088</text:p>
          </table:table-cell>
          <table:table-cell table:formula="of:=[.A1008]-[.B100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75153" calcext:value-type="float">
            <text:p>1500775153</text:p>
          </table:table-cell>
          <table:table-cell office:value-type="float" office:value="1500775142" calcext:value-type="float">
            <text:p>1500775142</text:p>
          </table:table-cell>
          <table:table-cell table:formula="of:=[.A1009]-[.B100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193" calcext:value-type="float">
            <text:p>1500775193</text:p>
          </table:table-cell>
          <table:table-cell office:value-type="float" office:value="1500775153" calcext:value-type="float">
            <text:p>1500775153</text:p>
          </table:table-cell>
          <table:table-cell table:formula="of:=[.A1010]-[.B101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5196" calcext:value-type="float">
            <text:p>1500775196</text:p>
          </table:table-cell>
          <table:table-cell office:value-type="float" office:value="1500775193" calcext:value-type="float">
            <text:p>1500775193</text:p>
          </table:table-cell>
          <table:table-cell table:formula="of:=[.A1011]-[.B101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5249" calcext:value-type="float">
            <text:p>1500775249</text:p>
          </table:table-cell>
          <table:table-cell office:value-type="float" office:value="1500775196" calcext:value-type="float">
            <text:p>1500775196</text:p>
          </table:table-cell>
          <table:table-cell table:formula="of:=[.A1012]-[.B1012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75279" calcext:value-type="float">
            <text:p>1500775279</text:p>
          </table:table-cell>
          <table:table-cell office:value-type="float" office:value="1500775249" calcext:value-type="float">
            <text:p>1500775249</text:p>
          </table:table-cell>
          <table:table-cell table:formula="of:=[.A1013]-[.B101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5283" calcext:value-type="float">
            <text:p>1500775283</text:p>
          </table:table-cell>
          <table:table-cell office:value-type="float" office:value="1500775279" calcext:value-type="float">
            <text:p>1500775279</text:p>
          </table:table-cell>
          <table:table-cell table:formula="of:=[.A1014]-[.B10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349" calcext:value-type="float">
            <text:p>1500775349</text:p>
          </table:table-cell>
          <table:table-cell office:value-type="float" office:value="1500775283" calcext:value-type="float">
            <text:p>1500775283</text:p>
          </table:table-cell>
          <table:table-cell table:formula="of:=[.A1015]-[.B1015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75354" calcext:value-type="float">
            <text:p>1500775354</text:p>
          </table:table-cell>
          <table:table-cell office:value-type="float" office:value="1500775349" calcext:value-type="float">
            <text:p>1500775349</text:p>
          </table:table-cell>
          <table:table-cell table:formula="of:=[.A1016]-[.B101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5368" calcext:value-type="float">
            <text:p>1500775368</text:p>
          </table:table-cell>
          <table:table-cell office:value-type="float" office:value="1500775354" calcext:value-type="float">
            <text:p>1500775354</text:p>
          </table:table-cell>
          <table:table-cell table:formula="of:=[.A1017]-[.B101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5370" calcext:value-type="float">
            <text:p>1500775370</text:p>
          </table:table-cell>
          <table:table-cell office:value-type="float" office:value="1500775368" calcext:value-type="float">
            <text:p>1500775368</text:p>
          </table:table-cell>
          <table:table-cell table:formula="of:=[.A1018]-[.B10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5377" calcext:value-type="float">
            <text:p>1500775377</text:p>
          </table:table-cell>
          <table:table-cell office:value-type="float" office:value="1500775370" calcext:value-type="float">
            <text:p>1500775370</text:p>
          </table:table-cell>
          <table:table-cell table:formula="of:=[.A1019]-[.B101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5404" calcext:value-type="float">
            <text:p>1500775404</text:p>
          </table:table-cell>
          <table:table-cell office:value-type="float" office:value="1500775377" calcext:value-type="float">
            <text:p>1500775377</text:p>
          </table:table-cell>
          <table:table-cell table:formula="of:=[.A1020]-[.B102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5406" calcext:value-type="float">
            <text:p>1500775406</text:p>
          </table:table-cell>
          <table:table-cell office:value-type="float" office:value="1500775404" calcext:value-type="float">
            <text:p>1500775404</text:p>
          </table:table-cell>
          <table:table-cell table:formula="of:=[.A1021]-[.B10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5409" calcext:value-type="float">
            <text:p>1500775409</text:p>
          </table:table-cell>
          <table:table-cell office:value-type="float" office:value="1500775406" calcext:value-type="float">
            <text:p>1500775406</text:p>
          </table:table-cell>
          <table:table-cell table:formula="of:=[.A1022]-[.B10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5436" calcext:value-type="float">
            <text:p>1500775436</text:p>
          </table:table-cell>
          <table:table-cell office:value-type="float" office:value="1500775409" calcext:value-type="float">
            <text:p>1500775409</text:p>
          </table:table-cell>
          <table:table-cell table:formula="of:=[.A1023]-[.B102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5438" calcext:value-type="float">
            <text:p>1500775438</text:p>
          </table:table-cell>
          <table:table-cell office:value-type="float" office:value="1500775436" calcext:value-type="float">
            <text:p>1500775436</text:p>
          </table:table-cell>
          <table:table-cell table:formula="of:=[.A1024]-[.B10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5493" calcext:value-type="float">
            <text:p>1500775493</text:p>
          </table:table-cell>
          <table:table-cell office:value-type="float" office:value="1500775438" calcext:value-type="float">
            <text:p>1500775438</text:p>
          </table:table-cell>
          <table:table-cell table:formula="of:=[.A1025]-[.B1025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75512" calcext:value-type="float">
            <text:p>1500775512</text:p>
          </table:table-cell>
          <table:table-cell office:value-type="float" office:value="1500775493" calcext:value-type="float">
            <text:p>1500775493</text:p>
          </table:table-cell>
          <table:table-cell table:formula="of:=[.A1026]-[.B102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5513" calcext:value-type="float">
            <text:p>1500775513</text:p>
          </table:table-cell>
          <table:table-cell office:value-type="float" office:value="1500775512" calcext:value-type="float">
            <text:p>1500775512</text:p>
          </table:table-cell>
          <table:table-cell table:formula="of:=[.A1027]-[.B10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5517" calcext:value-type="float">
            <text:p>1500775517</text:p>
          </table:table-cell>
          <table:table-cell office:value-type="float" office:value="1500775513" calcext:value-type="float">
            <text:p>1500775513</text:p>
          </table:table-cell>
          <table:table-cell table:formula="of:=[.A1028]-[.B10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587" calcext:value-type="float">
            <text:p>1500775587</text:p>
          </table:table-cell>
          <table:table-cell office:value-type="float" office:value="1500775517" calcext:value-type="float">
            <text:p>1500775517</text:p>
          </table:table-cell>
          <table:table-cell table:formula="of:=[.A1029]-[.B102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775604" calcext:value-type="float">
            <text:p>1500775604</text:p>
          </table:table-cell>
          <table:table-cell office:value-type="float" office:value="1500775587" calcext:value-type="float">
            <text:p>1500775587</text:p>
          </table:table-cell>
          <table:table-cell table:formula="of:=[.A1030]-[.B103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615" calcext:value-type="float">
            <text:p>1500775615</text:p>
          </table:table-cell>
          <table:table-cell office:value-type="float" office:value="1500775604" calcext:value-type="float">
            <text:p>1500775604</text:p>
          </table:table-cell>
          <table:table-cell table:formula="of:=[.A1031]-[.B103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640" calcext:value-type="float">
            <text:p>1500775640</text:p>
          </table:table-cell>
          <table:table-cell office:value-type="float" office:value="1500775615" calcext:value-type="float">
            <text:p>1500775615</text:p>
          </table:table-cell>
          <table:table-cell table:formula="of:=[.A1032]-[.B103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5645" calcext:value-type="float">
            <text:p>1500775645</text:p>
          </table:table-cell>
          <table:table-cell office:value-type="float" office:value="1500775640" calcext:value-type="float">
            <text:p>1500775640</text:p>
          </table:table-cell>
          <table:table-cell table:formula="of:=[.A1033]-[.B103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5664" calcext:value-type="float">
            <text:p>1500775664</text:p>
          </table:table-cell>
          <table:table-cell office:value-type="float" office:value="1500775645" calcext:value-type="float">
            <text:p>1500775645</text:p>
          </table:table-cell>
          <table:table-cell table:formula="of:=[.A1034]-[.B103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5685" calcext:value-type="float">
            <text:p>1500775685</text:p>
          </table:table-cell>
          <table:table-cell office:value-type="float" office:value="1500775664" calcext:value-type="float">
            <text:p>1500775664</text:p>
          </table:table-cell>
          <table:table-cell table:formula="of:=[.A1035]-[.B103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5694" calcext:value-type="float">
            <text:p>1500775694</text:p>
          </table:table-cell>
          <table:table-cell office:value-type="float" office:value="1500775685" calcext:value-type="float">
            <text:p>1500775685</text:p>
          </table:table-cell>
          <table:table-cell table:formula="of:=[.A1036]-[.B103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5705" calcext:value-type="float">
            <text:p>1500775705</text:p>
          </table:table-cell>
          <table:table-cell office:value-type="float" office:value="1500775694" calcext:value-type="float">
            <text:p>1500775694</text:p>
          </table:table-cell>
          <table:table-cell table:formula="of:=[.A1037]-[.B103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709" calcext:value-type="float">
            <text:p>1500775709</text:p>
          </table:table-cell>
          <table:table-cell office:value-type="float" office:value="1500775705" calcext:value-type="float">
            <text:p>1500775705</text:p>
          </table:table-cell>
          <table:table-cell table:formula="of:=[.A1038]-[.B10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718" calcext:value-type="float">
            <text:p>1500775718</text:p>
          </table:table-cell>
          <table:table-cell office:value-type="float" office:value="1500775709" calcext:value-type="float">
            <text:p>1500775709</text:p>
          </table:table-cell>
          <table:table-cell table:formula="of:=[.A1039]-[.B103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5743" calcext:value-type="float">
            <text:p>1500775743</text:p>
          </table:table-cell>
          <table:table-cell office:value-type="float" office:value="1500775718" calcext:value-type="float">
            <text:p>1500775718</text:p>
          </table:table-cell>
          <table:table-cell table:formula="of:=[.A1040]-[.B104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5764" calcext:value-type="float">
            <text:p>1500775764</text:p>
          </table:table-cell>
          <table:table-cell office:value-type="float" office:value="1500775743" calcext:value-type="float">
            <text:p>1500775743</text:p>
          </table:table-cell>
          <table:table-cell table:formula="of:=[.A1041]-[.B104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5772" calcext:value-type="float">
            <text:p>1500775772</text:p>
          </table:table-cell>
          <table:table-cell office:value-type="float" office:value="1500775764" calcext:value-type="float">
            <text:p>1500775764</text:p>
          </table:table-cell>
          <table:table-cell table:formula="of:=[.A1042]-[.B10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779" calcext:value-type="float">
            <text:p>1500775779</text:p>
          </table:table-cell>
          <table:table-cell office:value-type="float" office:value="1500775772" calcext:value-type="float">
            <text:p>1500775772</text:p>
          </table:table-cell>
          <table:table-cell table:formula="of:=[.A1043]-[.B104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5815" calcext:value-type="float">
            <text:p>1500775815</text:p>
          </table:table-cell>
          <table:table-cell office:value-type="float" office:value="1500775779" calcext:value-type="float">
            <text:p>1500775779</text:p>
          </table:table-cell>
          <table:table-cell table:formula="of:=[.A1044]-[.B104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75828" calcext:value-type="float">
            <text:p>1500775828</text:p>
          </table:table-cell>
          <table:table-cell office:value-type="float" office:value="1500775815" calcext:value-type="float">
            <text:p>1500775815</text:p>
          </table:table-cell>
          <table:table-cell table:formula="of:=[.A1045]-[.B104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5836" calcext:value-type="float">
            <text:p>1500775836</text:p>
          </table:table-cell>
          <table:table-cell office:value-type="float" office:value="1500775828" calcext:value-type="float">
            <text:p>1500775828</text:p>
          </table:table-cell>
          <table:table-cell table:formula="of:=[.A1046]-[.B10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868" calcext:value-type="float">
            <text:p>1500775868</text:p>
          </table:table-cell>
          <table:table-cell office:value-type="float" office:value="1500775836" calcext:value-type="float">
            <text:p>1500775836</text:p>
          </table:table-cell>
          <table:table-cell table:formula="of:=[.A1047]-[.B104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75917" calcext:value-type="float">
            <text:p>1500775917</text:p>
          </table:table-cell>
          <table:table-cell office:value-type="float" office:value="1500775868" calcext:value-type="float">
            <text:p>1500775868</text:p>
          </table:table-cell>
          <table:table-cell table:formula="of:=[.A1048]-[.B104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5920" calcext:value-type="float">
            <text:p>1500775920</text:p>
          </table:table-cell>
          <table:table-cell office:value-type="float" office:value="1500775917" calcext:value-type="float">
            <text:p>1500775917</text:p>
          </table:table-cell>
          <table:table-cell table:formula="of:=[.A1049]-[.B104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5934" calcext:value-type="float">
            <text:p>1500775934</text:p>
          </table:table-cell>
          <table:table-cell office:value-type="float" office:value="1500775920" calcext:value-type="float">
            <text:p>1500775920</text:p>
          </table:table-cell>
          <table:table-cell table:formula="of:=[.A1050]-[.B10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5942" calcext:value-type="float">
            <text:p>1500775942</text:p>
          </table:table-cell>
          <table:table-cell office:value-type="float" office:value="1500775934" calcext:value-type="float">
            <text:p>1500775934</text:p>
          </table:table-cell>
          <table:table-cell table:formula="of:=[.A1051]-[.B105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951" calcext:value-type="float">
            <text:p>1500775951</text:p>
          </table:table-cell>
          <table:table-cell office:value-type="float" office:value="1500775942" calcext:value-type="float">
            <text:p>1500775942</text:p>
          </table:table-cell>
          <table:table-cell table:formula="of:=[.A1052]-[.B105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5955" calcext:value-type="float">
            <text:p>1500775955</text:p>
          </table:table-cell>
          <table:table-cell office:value-type="float" office:value="1500775951" calcext:value-type="float">
            <text:p>1500775951</text:p>
          </table:table-cell>
          <table:table-cell table:formula="of:=[.A1053]-[.B10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971" calcext:value-type="float">
            <text:p>1500775971</text:p>
          </table:table-cell>
          <table:table-cell office:value-type="float" office:value="1500775955" calcext:value-type="float">
            <text:p>1500775955</text:p>
          </table:table-cell>
          <table:table-cell table:formula="of:=[.A1054]-[.B10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5986" calcext:value-type="float">
            <text:p>1500775986</text:p>
          </table:table-cell>
          <table:table-cell office:value-type="float" office:value="1500775971" calcext:value-type="float">
            <text:p>1500775971</text:p>
          </table:table-cell>
          <table:table-cell table:formula="of:=[.A1055]-[.B105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007" calcext:value-type="float">
            <text:p>1500776007</text:p>
          </table:table-cell>
          <table:table-cell office:value-type="float" office:value="1500775986" calcext:value-type="float">
            <text:p>1500775986</text:p>
          </table:table-cell>
          <table:table-cell table:formula="of:=[.A1056]-[.B105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6013" calcext:value-type="float">
            <text:p>1500776013</text:p>
          </table:table-cell>
          <table:table-cell office:value-type="float" office:value="1500776007" calcext:value-type="float">
            <text:p>1500776007</text:p>
          </table:table-cell>
          <table:table-cell table:formula="of:=[.A1057]-[.B105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015" calcext:value-type="float">
            <text:p>1500776015</text:p>
          </table:table-cell>
          <table:table-cell office:value-type="float" office:value="1500776013" calcext:value-type="float">
            <text:p>1500776013</text:p>
          </table:table-cell>
          <table:table-cell table:formula="of:=[.A1058]-[.B10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031" calcext:value-type="float">
            <text:p>1500776031</text:p>
          </table:table-cell>
          <table:table-cell office:value-type="float" office:value="1500776015" calcext:value-type="float">
            <text:p>1500776015</text:p>
          </table:table-cell>
          <table:table-cell table:formula="of:=[.A1059]-[.B105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6083" calcext:value-type="float">
            <text:p>1500776083</text:p>
          </table:table-cell>
          <table:table-cell office:value-type="float" office:value="1500776031" calcext:value-type="float">
            <text:p>1500776031</text:p>
          </table:table-cell>
          <table:table-cell table:formula="of:=[.A1060]-[.B106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76154" calcext:value-type="float">
            <text:p>1500776154</text:p>
          </table:table-cell>
          <table:table-cell office:value-type="float" office:value="1500776083" calcext:value-type="float">
            <text:p>1500776083</text:p>
          </table:table-cell>
          <table:table-cell table:formula="of:=[.A1061]-[.B1061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76156" calcext:value-type="float">
            <text:p>1500776156</text:p>
          </table:table-cell>
          <table:table-cell office:value-type="float" office:value="1500776154" calcext:value-type="float">
            <text:p>1500776154</text:p>
          </table:table-cell>
          <table:table-cell table:formula="of:=[.A1062]-[.B10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182" calcext:value-type="float">
            <text:p>1500776182</text:p>
          </table:table-cell>
          <table:table-cell office:value-type="float" office:value="1500776156" calcext:value-type="float">
            <text:p>1500776156</text:p>
          </table:table-cell>
          <table:table-cell table:formula="of:=[.A1063]-[.B106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6189" calcext:value-type="float">
            <text:p>1500776189</text:p>
          </table:table-cell>
          <table:table-cell office:value-type="float" office:value="1500776182" calcext:value-type="float">
            <text:p>1500776182</text:p>
          </table:table-cell>
          <table:table-cell table:formula="of:=[.A1064]-[.B10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196" calcext:value-type="float">
            <text:p>1500776196</text:p>
          </table:table-cell>
          <table:table-cell office:value-type="float" office:value="1500776189" calcext:value-type="float">
            <text:p>1500776189</text:p>
          </table:table-cell>
          <table:table-cell table:formula="of:=[.A1065]-[.B106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203" calcext:value-type="float">
            <text:p>1500776203</text:p>
          </table:table-cell>
          <table:table-cell office:value-type="float" office:value="1500776196" calcext:value-type="float">
            <text:p>1500776196</text:p>
          </table:table-cell>
          <table:table-cell table:formula="of:=[.A1066]-[.B106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245" calcext:value-type="float">
            <text:p>1500776245</text:p>
          </table:table-cell>
          <table:table-cell office:value-type="float" office:value="1500776203" calcext:value-type="float">
            <text:p>1500776203</text:p>
          </table:table-cell>
          <table:table-cell table:formula="of:=[.A1067]-[.B1067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6267" calcext:value-type="float">
            <text:p>1500776267</text:p>
          </table:table-cell>
          <table:table-cell office:value-type="float" office:value="1500776245" calcext:value-type="float">
            <text:p>1500776245</text:p>
          </table:table-cell>
          <table:table-cell table:formula="of:=[.A1068]-[.B106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6293" calcext:value-type="float">
            <text:p>1500776293</text:p>
          </table:table-cell>
          <table:table-cell office:value-type="float" office:value="1500776267" calcext:value-type="float">
            <text:p>1500776267</text:p>
          </table:table-cell>
          <table:table-cell table:formula="of:=[.A1069]-[.B106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6294" calcext:value-type="float">
            <text:p>1500776294</text:p>
          </table:table-cell>
          <table:table-cell office:value-type="float" office:value="1500776293" calcext:value-type="float">
            <text:p>1500776293</text:p>
          </table:table-cell>
          <table:table-cell table:formula="of:=[.A1070]-[.B10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300" calcext:value-type="float">
            <text:p>1500776300</text:p>
          </table:table-cell>
          <table:table-cell office:value-type="float" office:value="1500776294" calcext:value-type="float">
            <text:p>1500776294</text:p>
          </table:table-cell>
          <table:table-cell table:formula="of:=[.A1071]-[.B107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302" calcext:value-type="float">
            <text:p>1500776302</text:p>
          </table:table-cell>
          <table:table-cell office:value-type="float" office:value="1500776300" calcext:value-type="float">
            <text:p>1500776300</text:p>
          </table:table-cell>
          <table:table-cell table:formula="of:=[.A1072]-[.B107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341" calcext:value-type="float">
            <text:p>1500776341</text:p>
          </table:table-cell>
          <table:table-cell office:value-type="float" office:value="1500776302" calcext:value-type="float">
            <text:p>1500776302</text:p>
          </table:table-cell>
          <table:table-cell table:formula="of:=[.A1073]-[.B107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6375" calcext:value-type="float">
            <text:p>1500776375</text:p>
          </table:table-cell>
          <table:table-cell office:value-type="float" office:value="1500776341" calcext:value-type="float">
            <text:p>1500776341</text:p>
          </table:table-cell>
          <table:table-cell table:formula="of:=[.A1074]-[.B107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6388" calcext:value-type="float">
            <text:p>1500776388</text:p>
          </table:table-cell>
          <table:table-cell office:value-type="float" office:value="1500776375" calcext:value-type="float">
            <text:p>1500776375</text:p>
          </table:table-cell>
          <table:table-cell table:formula="of:=[.A1075]-[.B107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437" calcext:value-type="float">
            <text:p>1500776437</text:p>
          </table:table-cell>
          <table:table-cell office:value-type="float" office:value="1500776388" calcext:value-type="float">
            <text:p>1500776388</text:p>
          </table:table-cell>
          <table:table-cell table:formula="of:=[.A1076]-[.B107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6438" calcext:value-type="float">
            <text:p>1500776438</text:p>
          </table:table-cell>
          <table:table-cell office:value-type="float" office:value="1500776437" calcext:value-type="float">
            <text:p>1500776437</text:p>
          </table:table-cell>
          <table:table-cell table:formula="of:=[.A1077]-[.B10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454" calcext:value-type="float">
            <text:p>1500776454</text:p>
          </table:table-cell>
          <table:table-cell office:value-type="float" office:value="1500776438" calcext:value-type="float">
            <text:p>1500776438</text:p>
          </table:table-cell>
          <table:table-cell table:formula="of:=[.A1078]-[.B107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6461" calcext:value-type="float">
            <text:p>1500776461</text:p>
          </table:table-cell>
          <table:table-cell office:value-type="float" office:value="1500776454" calcext:value-type="float">
            <text:p>1500776454</text:p>
          </table:table-cell>
          <table:table-cell table:formula="of:=[.A1079]-[.B107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464" calcext:value-type="float">
            <text:p>1500776464</text:p>
          </table:table-cell>
          <table:table-cell office:value-type="float" office:value="1500776461" calcext:value-type="float">
            <text:p>1500776461</text:p>
          </table:table-cell>
          <table:table-cell table:formula="of:=[.A1080]-[.B10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6465" calcext:value-type="float">
            <text:p>1500776465</text:p>
          </table:table-cell>
          <table:table-cell office:value-type="float" office:value="1500776464" calcext:value-type="float">
            <text:p>1500776464</text:p>
          </table:table-cell>
          <table:table-cell table:formula="of:=[.A1081]-[.B10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466" calcext:value-type="float">
            <text:p>1500776466</text:p>
          </table:table-cell>
          <table:table-cell office:value-type="float" office:value="1500776465" calcext:value-type="float">
            <text:p>1500776465</text:p>
          </table:table-cell>
          <table:table-cell table:formula="of:=[.A1082]-[.B10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486" calcext:value-type="float">
            <text:p>1500776486</text:p>
          </table:table-cell>
          <table:table-cell office:value-type="float" office:value="1500776466" calcext:value-type="float">
            <text:p>1500776466</text:p>
          </table:table-cell>
          <table:table-cell table:formula="of:=[.A1083]-[.B108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6488" calcext:value-type="float">
            <text:p>1500776488</text:p>
          </table:table-cell>
          <table:table-cell office:value-type="float" office:value="1500776486" calcext:value-type="float">
            <text:p>1500776486</text:p>
          </table:table-cell>
          <table:table-cell table:formula="of:=[.A1084]-[.B10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492" calcext:value-type="float">
            <text:p>1500776492</text:p>
          </table:table-cell>
          <table:table-cell office:value-type="float" office:value="1500776488" calcext:value-type="float">
            <text:p>1500776488</text:p>
          </table:table-cell>
          <table:table-cell table:formula="of:=[.A1085]-[.B10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6506" calcext:value-type="float">
            <text:p>1500776506</text:p>
          </table:table-cell>
          <table:table-cell office:value-type="float" office:value="1500776492" calcext:value-type="float">
            <text:p>1500776492</text:p>
          </table:table-cell>
          <table:table-cell table:formula="of:=[.A1086]-[.B10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6521" calcext:value-type="float">
            <text:p>1500776521</text:p>
          </table:table-cell>
          <table:table-cell office:value-type="float" office:value="1500776506" calcext:value-type="float">
            <text:p>1500776506</text:p>
          </table:table-cell>
          <table:table-cell table:formula="of:=[.A1087]-[.B108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538" calcext:value-type="float">
            <text:p>1500776538</text:p>
          </table:table-cell>
          <table:table-cell office:value-type="float" office:value="1500776521" calcext:value-type="float">
            <text:p>1500776521</text:p>
          </table:table-cell>
          <table:table-cell table:formula="of:=[.A1088]-[.B108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6546" calcext:value-type="float">
            <text:p>1500776546</text:p>
          </table:table-cell>
          <table:table-cell office:value-type="float" office:value="1500776538" calcext:value-type="float">
            <text:p>1500776538</text:p>
          </table:table-cell>
          <table:table-cell table:formula="of:=[.A1089]-[.B108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6584" calcext:value-type="float">
            <text:p>1500776584</text:p>
          </table:table-cell>
          <table:table-cell office:value-type="float" office:value="1500776546" calcext:value-type="float">
            <text:p>1500776546</text:p>
          </table:table-cell>
          <table:table-cell table:formula="of:=[.A1090]-[.B109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6599" calcext:value-type="float">
            <text:p>1500776599</text:p>
          </table:table-cell>
          <table:table-cell office:value-type="float" office:value="1500776584" calcext:value-type="float">
            <text:p>1500776584</text:p>
          </table:table-cell>
          <table:table-cell table:formula="of:=[.A1091]-[.B109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604" calcext:value-type="float">
            <text:p>1500776604</text:p>
          </table:table-cell>
          <table:table-cell office:value-type="float" office:value="1500776599" calcext:value-type="float">
            <text:p>1500776599</text:p>
          </table:table-cell>
          <table:table-cell table:formula="of:=[.A1092]-[.B10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6619" calcext:value-type="float">
            <text:p>1500776619</text:p>
          </table:table-cell>
          <table:table-cell office:value-type="float" office:value="1500776604" calcext:value-type="float">
            <text:p>1500776604</text:p>
          </table:table-cell>
          <table:table-cell table:formula="of:=[.A1093]-[.B109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637" calcext:value-type="float">
            <text:p>1500776637</text:p>
          </table:table-cell>
          <table:table-cell office:value-type="float" office:value="1500776619" calcext:value-type="float">
            <text:p>1500776619</text:p>
          </table:table-cell>
          <table:table-cell table:formula="of:=[.A1094]-[.B109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6676" calcext:value-type="float">
            <text:p>1500776676</text:p>
          </table:table-cell>
          <table:table-cell office:value-type="float" office:value="1500776637" calcext:value-type="float">
            <text:p>1500776637</text:p>
          </table:table-cell>
          <table:table-cell table:formula="of:=[.A1095]-[.B109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6693" calcext:value-type="float">
            <text:p>1500776693</text:p>
          </table:table-cell>
          <table:table-cell office:value-type="float" office:value="1500776676" calcext:value-type="float">
            <text:p>1500776676</text:p>
          </table:table-cell>
          <table:table-cell table:formula="of:=[.A1096]-[.B109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6705" calcext:value-type="float">
            <text:p>1500776705</text:p>
          </table:table-cell>
          <table:table-cell office:value-type="float" office:value="1500776693" calcext:value-type="float">
            <text:p>1500776693</text:p>
          </table:table-cell>
          <table:table-cell table:formula="of:=[.A1097]-[.B109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6711" calcext:value-type="float">
            <text:p>1500776711</text:p>
          </table:table-cell>
          <table:table-cell office:value-type="float" office:value="1500776705" calcext:value-type="float">
            <text:p>1500776705</text:p>
          </table:table-cell>
          <table:table-cell table:formula="of:=[.A1098]-[.B10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727" calcext:value-type="float">
            <text:p>1500776727</text:p>
          </table:table-cell>
          <table:table-cell office:value-type="float" office:value="1500776711" calcext:value-type="float">
            <text:p>1500776711</text:p>
          </table:table-cell>
          <table:table-cell table:formula="of:=[.A1099]-[.B109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6746" calcext:value-type="float">
            <text:p>1500776746</text:p>
          </table:table-cell>
          <table:table-cell office:value-type="float" office:value="1500776727" calcext:value-type="float">
            <text:p>1500776727</text:p>
          </table:table-cell>
          <table:table-cell table:formula="of:=[.A1100]-[.B110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6784" calcext:value-type="float">
            <text:p>1500776784</text:p>
          </table:table-cell>
          <table:table-cell office:value-type="float" office:value="1500776746" calcext:value-type="float">
            <text:p>1500776746</text:p>
          </table:table-cell>
          <table:table-cell table:formula="of:=[.A1101]-[.B110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6790" calcext:value-type="float">
            <text:p>1500776790</text:p>
          </table:table-cell>
          <table:table-cell office:value-type="float" office:value="1500776784" calcext:value-type="float">
            <text:p>1500776784</text:p>
          </table:table-cell>
          <table:table-cell table:formula="of:=[.A1102]-[.B11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803" calcext:value-type="float">
            <text:p>1500776803</text:p>
          </table:table-cell>
          <table:table-cell office:value-type="float" office:value="1500776790" calcext:value-type="float">
            <text:p>1500776790</text:p>
          </table:table-cell>
          <table:table-cell table:formula="of:=[.A1103]-[.B110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815" calcext:value-type="float">
            <text:p>1500776815</text:p>
          </table:table-cell>
          <table:table-cell office:value-type="float" office:value="1500776803" calcext:value-type="float">
            <text:p>1500776803</text:p>
          </table:table-cell>
          <table:table-cell table:formula="of:=[.A1104]-[.B110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6824" calcext:value-type="float">
            <text:p>1500776824</text:p>
          </table:table-cell>
          <table:table-cell office:value-type="float" office:value="1500776815" calcext:value-type="float">
            <text:p>1500776815</text:p>
          </table:table-cell>
          <table:table-cell table:formula="of:=[.A1105]-[.B110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6826" calcext:value-type="float">
            <text:p>1500776826</text:p>
          </table:table-cell>
          <table:table-cell office:value-type="float" office:value="1500776824" calcext:value-type="float">
            <text:p>1500776824</text:p>
          </table:table-cell>
          <table:table-cell table:formula="of:=[.A1106]-[.B11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863" calcext:value-type="float">
            <text:p>1500776863</text:p>
          </table:table-cell>
          <table:table-cell office:value-type="float" office:value="1500776826" calcext:value-type="float">
            <text:p>1500776826</text:p>
          </table:table-cell>
          <table:table-cell table:formula="of:=[.A1107]-[.B110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6872" calcext:value-type="float">
            <text:p>1500776872</text:p>
          </table:table-cell>
          <table:table-cell office:value-type="float" office:value="1500776863" calcext:value-type="float">
            <text:p>1500776863</text:p>
          </table:table-cell>
          <table:table-cell table:formula="of:=[.A1108]-[.B11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6885" calcext:value-type="float">
            <text:p>1500776885</text:p>
          </table:table-cell>
          <table:table-cell office:value-type="float" office:value="1500776872" calcext:value-type="float">
            <text:p>1500776872</text:p>
          </table:table-cell>
          <table:table-cell table:formula="of:=[.A1109]-[.B110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899" calcext:value-type="float">
            <text:p>1500776899</text:p>
          </table:table-cell>
          <table:table-cell office:value-type="float" office:value="1500776885" calcext:value-type="float">
            <text:p>1500776885</text:p>
          </table:table-cell>
          <table:table-cell table:formula="of:=[.A1110]-[.B11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6900" calcext:value-type="float">
            <text:p>1500776900</text:p>
          </table:table-cell>
          <table:table-cell office:value-type="float" office:value="1500776899" calcext:value-type="float">
            <text:p>1500776899</text:p>
          </table:table-cell>
          <table:table-cell table:formula="of:=[.A1111]-[.B11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906" calcext:value-type="float">
            <text:p>1500776906</text:p>
          </table:table-cell>
          <table:table-cell office:value-type="float" office:value="1500776900" calcext:value-type="float">
            <text:p>1500776900</text:p>
          </table:table-cell>
          <table:table-cell table:formula="of:=[.A1112]-[.B11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959" calcext:value-type="float">
            <text:p>1500776959</text:p>
          </table:table-cell>
          <table:table-cell office:value-type="float" office:value="1500776906" calcext:value-type="float">
            <text:p>1500776906</text:p>
          </table:table-cell>
          <table:table-cell table:formula="of:=[.A1113]-[.B111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76961" calcext:value-type="float">
            <text:p>1500776961</text:p>
          </table:table-cell>
          <table:table-cell office:value-type="float" office:value="1500776959" calcext:value-type="float">
            <text:p>1500776959</text:p>
          </table:table-cell>
          <table:table-cell table:formula="of:=[.A1114]-[.B11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974" calcext:value-type="float">
            <text:p>1500776974</text:p>
          </table:table-cell>
          <table:table-cell office:value-type="float" office:value="1500776961" calcext:value-type="float">
            <text:p>1500776961</text:p>
          </table:table-cell>
          <table:table-cell table:formula="of:=[.A1115]-[.B111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975" calcext:value-type="float">
            <text:p>1500776975</text:p>
          </table:table-cell>
          <table:table-cell office:value-type="float" office:value="1500776974" calcext:value-type="float">
            <text:p>1500776974</text:p>
          </table:table-cell>
          <table:table-cell table:formula="of:=[.A1116]-[.B11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999" calcext:value-type="float">
            <text:p>1500776999</text:p>
          </table:table-cell>
          <table:table-cell office:value-type="float" office:value="1500776975" calcext:value-type="float">
            <text:p>1500776975</text:p>
          </table:table-cell>
          <table:table-cell table:formula="of:=[.A1117]-[.B111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7018" calcext:value-type="float">
            <text:p>1500777018</text:p>
          </table:table-cell>
          <table:table-cell office:value-type="float" office:value="1500776999" calcext:value-type="float">
            <text:p>1500776999</text:p>
          </table:table-cell>
          <table:table-cell table:formula="of:=[.A1118]-[.B111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7022" calcext:value-type="float">
            <text:p>1500777022</text:p>
          </table:table-cell>
          <table:table-cell office:value-type="float" office:value="1500777018" calcext:value-type="float">
            <text:p>1500777018</text:p>
          </table:table-cell>
          <table:table-cell table:formula="of:=[.A1119]-[.B11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024" calcext:value-type="float">
            <text:p>1500777024</text:p>
          </table:table-cell>
          <table:table-cell office:value-type="float" office:value="1500777022" calcext:value-type="float">
            <text:p>1500777022</text:p>
          </table:table-cell>
          <table:table-cell table:formula="of:=[.A1120]-[.B11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025" calcext:value-type="float">
            <text:p>1500777025</text:p>
          </table:table-cell>
          <table:table-cell office:value-type="float" office:value="1500777024" calcext:value-type="float">
            <text:p>1500777024</text:p>
          </table:table-cell>
          <table:table-cell table:formula="of:=[.A1121]-[.B11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028" calcext:value-type="float">
            <text:p>1500777028</text:p>
          </table:table-cell>
          <table:table-cell office:value-type="float" office:value="1500777025" calcext:value-type="float">
            <text:p>1500777025</text:p>
          </table:table-cell>
          <table:table-cell table:formula="of:=[.A1122]-[.B11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039" calcext:value-type="float">
            <text:p>1500777039</text:p>
          </table:table-cell>
          <table:table-cell office:value-type="float" office:value="1500777028" calcext:value-type="float">
            <text:p>1500777028</text:p>
          </table:table-cell>
          <table:table-cell table:formula="of:=[.A1123]-[.B112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7051" calcext:value-type="float">
            <text:p>1500777051</text:p>
          </table:table-cell>
          <table:table-cell office:value-type="float" office:value="1500777039" calcext:value-type="float">
            <text:p>1500777039</text:p>
          </table:table-cell>
          <table:table-cell table:formula="of:=[.A1124]-[.B11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7063" calcext:value-type="float">
            <text:p>1500777063</text:p>
          </table:table-cell>
          <table:table-cell office:value-type="float" office:value="1500777051" calcext:value-type="float">
            <text:p>1500777051</text:p>
          </table:table-cell>
          <table:table-cell table:formula="of:=[.A1125]-[.B11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7065" calcext:value-type="float">
            <text:p>1500777065</text:p>
          </table:table-cell>
          <table:table-cell office:value-type="float" office:value="1500777063" calcext:value-type="float">
            <text:p>1500777063</text:p>
          </table:table-cell>
          <table:table-cell table:formula="of:=[.A1126]-[.B11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066" calcext:value-type="float">
            <text:p>1500777066</text:p>
          </table:table-cell>
          <table:table-cell office:value-type="float" office:value="1500777065" calcext:value-type="float">
            <text:p>1500777065</text:p>
          </table:table-cell>
          <table:table-cell table:formula="of:=[.A1127]-[.B11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098" calcext:value-type="float">
            <text:p>1500777098</text:p>
          </table:table-cell>
          <table:table-cell office:value-type="float" office:value="1500777066" calcext:value-type="float">
            <text:p>1500777066</text:p>
          </table:table-cell>
          <table:table-cell table:formula="of:=[.A1128]-[.B112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77100" calcext:value-type="float">
            <text:p>1500777100</text:p>
          </table:table-cell>
          <table:table-cell office:value-type="float" office:value="1500777098" calcext:value-type="float">
            <text:p>1500777098</text:p>
          </table:table-cell>
          <table:table-cell table:formula="of:=[.A1129]-[.B11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109" calcext:value-type="float">
            <text:p>1500777109</text:p>
          </table:table-cell>
          <table:table-cell office:value-type="float" office:value="1500777100" calcext:value-type="float">
            <text:p>1500777100</text:p>
          </table:table-cell>
          <table:table-cell table:formula="of:=[.A1130]-[.B113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120" calcext:value-type="float">
            <text:p>1500777120</text:p>
          </table:table-cell>
          <table:table-cell office:value-type="float" office:value="1500777109" calcext:value-type="float">
            <text:p>1500777109</text:p>
          </table:table-cell>
          <table:table-cell table:formula="of:=[.A1131]-[.B113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7137" calcext:value-type="float">
            <text:p>1500777137</text:p>
          </table:table-cell>
          <table:table-cell office:value-type="float" office:value="1500777120" calcext:value-type="float">
            <text:p>1500777120</text:p>
          </table:table-cell>
          <table:table-cell table:formula="of:=[.A1132]-[.B11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7140" calcext:value-type="float">
            <text:p>1500777140</text:p>
          </table:table-cell>
          <table:table-cell office:value-type="float" office:value="1500777137" calcext:value-type="float">
            <text:p>1500777137</text:p>
          </table:table-cell>
          <table:table-cell table:formula="of:=[.A1133]-[.B113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143" calcext:value-type="float">
            <text:p>1500777143</text:p>
          </table:table-cell>
          <table:table-cell office:value-type="float" office:value="1500777140" calcext:value-type="float">
            <text:p>1500777140</text:p>
          </table:table-cell>
          <table:table-cell table:formula="of:=[.A1134]-[.B11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161" calcext:value-type="float">
            <text:p>1500777161</text:p>
          </table:table-cell>
          <table:table-cell office:value-type="float" office:value="1500777143" calcext:value-type="float">
            <text:p>1500777143</text:p>
          </table:table-cell>
          <table:table-cell table:formula="of:=[.A1135]-[.B113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7164" calcext:value-type="float">
            <text:p>1500777164</text:p>
          </table:table-cell>
          <table:table-cell office:value-type="float" office:value="1500777161" calcext:value-type="float">
            <text:p>1500777161</text:p>
          </table:table-cell>
          <table:table-cell table:formula="of:=[.A1136]-[.B11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173" calcext:value-type="float">
            <text:p>1500777173</text:p>
          </table:table-cell>
          <table:table-cell office:value-type="float" office:value="1500777164" calcext:value-type="float">
            <text:p>1500777164</text:p>
          </table:table-cell>
          <table:table-cell table:formula="of:=[.A1137]-[.B113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188" calcext:value-type="float">
            <text:p>1500777188</text:p>
          </table:table-cell>
          <table:table-cell office:value-type="float" office:value="1500777173" calcext:value-type="float">
            <text:p>1500777173</text:p>
          </table:table-cell>
          <table:table-cell table:formula="of:=[.A1138]-[.B113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7240" calcext:value-type="float">
            <text:p>1500777240</text:p>
          </table:table-cell>
          <table:table-cell office:value-type="float" office:value="1500777188" calcext:value-type="float">
            <text:p>1500777188</text:p>
          </table:table-cell>
          <table:table-cell table:formula="of:=[.A1139]-[.B1139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77262" calcext:value-type="float">
            <text:p>1500777262</text:p>
          </table:table-cell>
          <table:table-cell office:value-type="float" office:value="1500777240" calcext:value-type="float">
            <text:p>1500777240</text:p>
          </table:table-cell>
          <table:table-cell table:formula="of:=[.A1140]-[.B114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7271" calcext:value-type="float">
            <text:p>1500777271</text:p>
          </table:table-cell>
          <table:table-cell office:value-type="float" office:value="1500777262" calcext:value-type="float">
            <text:p>1500777262</text:p>
          </table:table-cell>
          <table:table-cell table:formula="of:=[.A1141]-[.B114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286" calcext:value-type="float">
            <text:p>1500777286</text:p>
          </table:table-cell>
          <table:table-cell office:value-type="float" office:value="1500777271" calcext:value-type="float">
            <text:p>1500777271</text:p>
          </table:table-cell>
          <table:table-cell table:formula="of:=[.A1142]-[.B114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7303" calcext:value-type="float">
            <text:p>1500777303</text:p>
          </table:table-cell>
          <table:table-cell office:value-type="float" office:value="1500777286" calcext:value-type="float">
            <text:p>1500777286</text:p>
          </table:table-cell>
          <table:table-cell table:formula="of:=[.A1143]-[.B114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7319" calcext:value-type="float">
            <text:p>1500777319</text:p>
          </table:table-cell>
          <table:table-cell office:value-type="float" office:value="1500777303" calcext:value-type="float">
            <text:p>1500777303</text:p>
          </table:table-cell>
          <table:table-cell table:formula="of:=[.A1144]-[.B114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7328" calcext:value-type="float">
            <text:p>1500777328</text:p>
          </table:table-cell>
          <table:table-cell office:value-type="float" office:value="1500777319" calcext:value-type="float">
            <text:p>1500777319</text:p>
          </table:table-cell>
          <table:table-cell table:formula="of:=[.A1145]-[.B114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329" calcext:value-type="float">
            <text:p>1500777329</text:p>
          </table:table-cell>
          <table:table-cell office:value-type="float" office:value="1500777328" calcext:value-type="float">
            <text:p>1500777328</text:p>
          </table:table-cell>
          <table:table-cell table:formula="of:=[.A1146]-[.B11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331" calcext:value-type="float">
            <text:p>1500777331</text:p>
          </table:table-cell>
          <table:table-cell office:value-type="float" office:value="1500777329" calcext:value-type="float">
            <text:p>1500777329</text:p>
          </table:table-cell>
          <table:table-cell table:formula="of:=[.A1147]-[.B11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341" calcext:value-type="float">
            <text:p>1500777341</text:p>
          </table:table-cell>
          <table:table-cell office:value-type="float" office:value="1500777331" calcext:value-type="float">
            <text:p>1500777331</text:p>
          </table:table-cell>
          <table:table-cell table:formula="of:=[.A1148]-[.B114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7347" calcext:value-type="float">
            <text:p>1500777347</text:p>
          </table:table-cell>
          <table:table-cell office:value-type="float" office:value="1500777341" calcext:value-type="float">
            <text:p>1500777341</text:p>
          </table:table-cell>
          <table:table-cell table:formula="of:=[.A1149]-[.B114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7354" calcext:value-type="float">
            <text:p>1500777354</text:p>
          </table:table-cell>
          <table:table-cell office:value-type="float" office:value="1500777347" calcext:value-type="float">
            <text:p>1500777347</text:p>
          </table:table-cell>
          <table:table-cell table:formula="of:=[.A1150]-[.B115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368" calcext:value-type="float">
            <text:p>1500777368</text:p>
          </table:table-cell>
          <table:table-cell office:value-type="float" office:value="1500777354" calcext:value-type="float">
            <text:p>1500777354</text:p>
          </table:table-cell>
          <table:table-cell table:formula="of:=[.A1151]-[.B115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370" calcext:value-type="float">
            <text:p>1500777370</text:p>
          </table:table-cell>
          <table:table-cell office:value-type="float" office:value="1500777368" calcext:value-type="float">
            <text:p>1500777368</text:p>
          </table:table-cell>
          <table:table-cell table:formula="of:=[.A1152]-[.B115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387" calcext:value-type="float">
            <text:p>1500777387</text:p>
          </table:table-cell>
          <table:table-cell office:value-type="float" office:value="1500777370" calcext:value-type="float">
            <text:p>1500777370</text:p>
          </table:table-cell>
          <table:table-cell table:formula="of:=[.A1153]-[.B115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7447" calcext:value-type="float">
            <text:p>1500777447</text:p>
          </table:table-cell>
          <table:table-cell office:value-type="float" office:value="1500777387" calcext:value-type="float">
            <text:p>1500777387</text:p>
          </table:table-cell>
          <table:table-cell table:formula="of:=[.A1154]-[.B115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777448" calcext:value-type="float">
            <text:p>1500777448</text:p>
          </table:table-cell>
          <table:table-cell office:value-type="float" office:value="1500777447" calcext:value-type="float">
            <text:p>1500777447</text:p>
          </table:table-cell>
          <table:table-cell table:formula="of:=[.A1155]-[.B11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452" calcext:value-type="float">
            <text:p>1500777452</text:p>
          </table:table-cell>
          <table:table-cell office:value-type="float" office:value="1500777448" calcext:value-type="float">
            <text:p>1500777448</text:p>
          </table:table-cell>
          <table:table-cell table:formula="of:=[.A1156]-[.B11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453" calcext:value-type="float">
            <text:p>1500777453</text:p>
          </table:table-cell>
          <table:table-cell office:value-type="float" office:value="1500777452" calcext:value-type="float">
            <text:p>1500777452</text:p>
          </table:table-cell>
          <table:table-cell table:formula="of:=[.A1157]-[.B11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467" calcext:value-type="float">
            <text:p>1500777467</text:p>
          </table:table-cell>
          <table:table-cell office:value-type="float" office:value="1500777453" calcext:value-type="float">
            <text:p>1500777453</text:p>
          </table:table-cell>
          <table:table-cell table:formula="of:=[.A1158]-[.B115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477" calcext:value-type="float">
            <text:p>1500777477</text:p>
          </table:table-cell>
          <table:table-cell office:value-type="float" office:value="1500777467" calcext:value-type="float">
            <text:p>1500777467</text:p>
          </table:table-cell>
          <table:table-cell table:formula="of:=[.A1159]-[.B115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7484" calcext:value-type="float">
            <text:p>1500777484</text:p>
          </table:table-cell>
          <table:table-cell office:value-type="float" office:value="1500777477" calcext:value-type="float">
            <text:p>1500777477</text:p>
          </table:table-cell>
          <table:table-cell table:formula="of:=[.A1160]-[.B116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486" calcext:value-type="float">
            <text:p>1500777486</text:p>
          </table:table-cell>
          <table:table-cell office:value-type="float" office:value="1500777484" calcext:value-type="float">
            <text:p>1500777484</text:p>
          </table:table-cell>
          <table:table-cell table:formula="of:=[.A1161]-[.B11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494" calcext:value-type="float">
            <text:p>1500777494</text:p>
          </table:table-cell>
          <table:table-cell office:value-type="float" office:value="1500777486" calcext:value-type="float">
            <text:p>1500777486</text:p>
          </table:table-cell>
          <table:table-cell table:formula="of:=[.A1162]-[.B116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7529" calcext:value-type="float">
            <text:p>1500777529</text:p>
          </table:table-cell>
          <table:table-cell office:value-type="float" office:value="1500777494" calcext:value-type="float">
            <text:p>1500777494</text:p>
          </table:table-cell>
          <table:table-cell table:formula="of:=[.A1163]-[.B116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77543" calcext:value-type="float">
            <text:p>1500777543</text:p>
          </table:table-cell>
          <table:table-cell office:value-type="float" office:value="1500777529" calcext:value-type="float">
            <text:p>1500777529</text:p>
          </table:table-cell>
          <table:table-cell table:formula="of:=[.A1164]-[.B116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545" calcext:value-type="float">
            <text:p>1500777545</text:p>
          </table:table-cell>
          <table:table-cell office:value-type="float" office:value="1500777543" calcext:value-type="float">
            <text:p>1500777543</text:p>
          </table:table-cell>
          <table:table-cell table:formula="of:=[.A1165]-[.B11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561" calcext:value-type="float">
            <text:p>1500777561</text:p>
          </table:table-cell>
          <table:table-cell office:value-type="float" office:value="1500777545" calcext:value-type="float">
            <text:p>1500777545</text:p>
          </table:table-cell>
          <table:table-cell table:formula="of:=[.A1166]-[.B116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7575" calcext:value-type="float">
            <text:p>1500777575</text:p>
          </table:table-cell>
          <table:table-cell office:value-type="float" office:value="1500777561" calcext:value-type="float">
            <text:p>1500777561</text:p>
          </table:table-cell>
          <table:table-cell table:formula="of:=[.A1167]-[.B116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603" calcext:value-type="float">
            <text:p>1500777603</text:p>
          </table:table-cell>
          <table:table-cell office:value-type="float" office:value="1500777575" calcext:value-type="float">
            <text:p>1500777575</text:p>
          </table:table-cell>
          <table:table-cell table:formula="of:=[.A1168]-[.B116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77621" calcext:value-type="float">
            <text:p>1500777621</text:p>
          </table:table-cell>
          <table:table-cell office:value-type="float" office:value="1500777603" calcext:value-type="float">
            <text:p>1500777603</text:p>
          </table:table-cell>
          <table:table-cell table:formula="of:=[.A1169]-[.B116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7644" calcext:value-type="float">
            <text:p>1500777644</text:p>
          </table:table-cell>
          <table:table-cell office:value-type="float" office:value="1500777621" calcext:value-type="float">
            <text:p>1500777621</text:p>
          </table:table-cell>
          <table:table-cell table:formula="of:=[.A1170]-[.B117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7648" calcext:value-type="float">
            <text:p>1500777648</text:p>
          </table:table-cell>
          <table:table-cell office:value-type="float" office:value="1500777644" calcext:value-type="float">
            <text:p>1500777644</text:p>
          </table:table-cell>
          <table:table-cell table:formula="of:=[.A1171]-[.B117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652" calcext:value-type="float">
            <text:p>1500777652</text:p>
          </table:table-cell>
          <table:table-cell office:value-type="float" office:value="1500777648" calcext:value-type="float">
            <text:p>1500777648</text:p>
          </table:table-cell>
          <table:table-cell table:formula="of:=[.A1172]-[.B11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693" calcext:value-type="float">
            <text:p>1500777693</text:p>
          </table:table-cell>
          <table:table-cell office:value-type="float" office:value="1500777652" calcext:value-type="float">
            <text:p>1500777652</text:p>
          </table:table-cell>
          <table:table-cell table:formula="of:=[.A1173]-[.B117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77723" calcext:value-type="float">
            <text:p>1500777723</text:p>
          </table:table-cell>
          <table:table-cell office:value-type="float" office:value="1500777693" calcext:value-type="float">
            <text:p>1500777693</text:p>
          </table:table-cell>
          <table:table-cell table:formula="of:=[.A1174]-[.B117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7743" calcext:value-type="float">
            <text:p>1500777743</text:p>
          </table:table-cell>
          <table:table-cell office:value-type="float" office:value="1500777723" calcext:value-type="float">
            <text:p>1500777723</text:p>
          </table:table-cell>
          <table:table-cell table:formula="of:=[.A1175]-[.B117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7748" calcext:value-type="float">
            <text:p>1500777748</text:p>
          </table:table-cell>
          <table:table-cell office:value-type="float" office:value="1500777743" calcext:value-type="float">
            <text:p>1500777743</text:p>
          </table:table-cell>
          <table:table-cell table:formula="of:=[.A1176]-[.B117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7764" calcext:value-type="float">
            <text:p>1500777764</text:p>
          </table:table-cell>
          <table:table-cell office:value-type="float" office:value="1500777748" calcext:value-type="float">
            <text:p>1500777748</text:p>
          </table:table-cell>
          <table:table-cell table:formula="of:=[.A1177]-[.B117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7772" calcext:value-type="float">
            <text:p>1500777772</text:p>
          </table:table-cell>
          <table:table-cell office:value-type="float" office:value="1500777764" calcext:value-type="float">
            <text:p>1500777764</text:p>
          </table:table-cell>
          <table:table-cell table:formula="of:=[.A1178]-[.B117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7774" calcext:value-type="float">
            <text:p>1500777774</text:p>
          </table:table-cell>
          <table:table-cell office:value-type="float" office:value="1500777772" calcext:value-type="float">
            <text:p>1500777772</text:p>
          </table:table-cell>
          <table:table-cell table:formula="of:=[.A1179]-[.B11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777" calcext:value-type="float">
            <text:p>1500777777</text:p>
          </table:table-cell>
          <table:table-cell office:value-type="float" office:value="1500777774" calcext:value-type="float">
            <text:p>1500777774</text:p>
          </table:table-cell>
          <table:table-cell table:formula="of:=[.A1180]-[.B11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819" calcext:value-type="float">
            <text:p>1500777819</text:p>
          </table:table-cell>
          <table:table-cell office:value-type="float" office:value="1500777777" calcext:value-type="float">
            <text:p>1500777777</text:p>
          </table:table-cell>
          <table:table-cell table:formula="of:=[.A1181]-[.B1181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7826" calcext:value-type="float">
            <text:p>1500777826</text:p>
          </table:table-cell>
          <table:table-cell office:value-type="float" office:value="1500777819" calcext:value-type="float">
            <text:p>1500777819</text:p>
          </table:table-cell>
          <table:table-cell table:formula="of:=[.A1182]-[.B118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830" calcext:value-type="float">
            <text:p>1500777830</text:p>
          </table:table-cell>
          <table:table-cell office:value-type="float" office:value="1500777826" calcext:value-type="float">
            <text:p>1500777826</text:p>
          </table:table-cell>
          <table:table-cell table:formula="of:=[.A1183]-[.B118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840" calcext:value-type="float">
            <text:p>1500777840</text:p>
          </table:table-cell>
          <table:table-cell office:value-type="float" office:value="1500777830" calcext:value-type="float">
            <text:p>1500777830</text:p>
          </table:table-cell>
          <table:table-cell table:formula="of:=[.A1184]-[.B118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7852" calcext:value-type="float">
            <text:p>1500777852</text:p>
          </table:table-cell>
          <table:table-cell office:value-type="float" office:value="1500777840" calcext:value-type="float">
            <text:p>1500777840</text:p>
          </table:table-cell>
          <table:table-cell table:formula="of:=[.A1185]-[.B118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7853" calcext:value-type="float">
            <text:p>1500777853</text:p>
          </table:table-cell>
          <table:table-cell office:value-type="float" office:value="1500777852" calcext:value-type="float">
            <text:p>1500777852</text:p>
          </table:table-cell>
          <table:table-cell table:formula="of:=[.A1186]-[.B11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864" calcext:value-type="float">
            <text:p>1500777864</text:p>
          </table:table-cell>
          <table:table-cell office:value-type="float" office:value="1500777853" calcext:value-type="float">
            <text:p>1500777853</text:p>
          </table:table-cell>
          <table:table-cell table:formula="of:=[.A1187]-[.B118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7895" calcext:value-type="float">
            <text:p>1500777895</text:p>
          </table:table-cell>
          <table:table-cell office:value-type="float" office:value="1500777864" calcext:value-type="float">
            <text:p>1500777864</text:p>
          </table:table-cell>
          <table:table-cell table:formula="of:=[.A1188]-[.B118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77898" calcext:value-type="float">
            <text:p>1500777898</text:p>
          </table:table-cell>
          <table:table-cell office:value-type="float" office:value="1500777895" calcext:value-type="float">
            <text:p>1500777895</text:p>
          </table:table-cell>
          <table:table-cell table:formula="of:=[.A1189]-[.B118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960" calcext:value-type="float">
            <text:p>1500777960</text:p>
          </table:table-cell>
          <table:table-cell office:value-type="float" office:value="1500777898" calcext:value-type="float">
            <text:p>1500777898</text:p>
          </table:table-cell>
          <table:table-cell table:formula="of:=[.A1190]-[.B119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77967" calcext:value-type="float">
            <text:p>1500777967</text:p>
          </table:table-cell>
          <table:table-cell office:value-type="float" office:value="1500777960" calcext:value-type="float">
            <text:p>1500777960</text:p>
          </table:table-cell>
          <table:table-cell table:formula="of:=[.A1191]-[.B119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968" calcext:value-type="float">
            <text:p>1500777968</text:p>
          </table:table-cell>
          <table:table-cell office:value-type="float" office:value="1500777967" calcext:value-type="float">
            <text:p>1500777967</text:p>
          </table:table-cell>
          <table:table-cell table:formula="of:=[.A1192]-[.B11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971" calcext:value-type="float">
            <text:p>1500777971</text:p>
          </table:table-cell>
          <table:table-cell office:value-type="float" office:value="1500777968" calcext:value-type="float">
            <text:p>1500777968</text:p>
          </table:table-cell>
          <table:table-cell table:formula="of:=[.A1193]-[.B119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973" calcext:value-type="float">
            <text:p>1500777973</text:p>
          </table:table-cell>
          <table:table-cell office:value-type="float" office:value="1500777971" calcext:value-type="float">
            <text:p>1500777971</text:p>
          </table:table-cell>
          <table:table-cell table:formula="of:=[.A1194]-[.B11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980" calcext:value-type="float">
            <text:p>1500777980</text:p>
          </table:table-cell>
          <table:table-cell office:value-type="float" office:value="1500777973" calcext:value-type="float">
            <text:p>1500777973</text:p>
          </table:table-cell>
          <table:table-cell table:formula="of:=[.A1195]-[.B119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981" calcext:value-type="float">
            <text:p>1500777981</text:p>
          </table:table-cell>
          <table:table-cell office:value-type="float" office:value="1500777980" calcext:value-type="float">
            <text:p>1500777980</text:p>
          </table:table-cell>
          <table:table-cell table:formula="of:=[.A1196]-[.B11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009" calcext:value-type="float">
            <text:p>1500778009</text:p>
          </table:table-cell>
          <table:table-cell office:value-type="float" office:value="1500777981" calcext:value-type="float">
            <text:p>1500777981</text:p>
          </table:table-cell>
          <table:table-cell table:formula="of:=[.A1197]-[.B119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78038" calcext:value-type="float">
            <text:p>1500778038</text:p>
          </table:table-cell>
          <table:table-cell office:value-type="float" office:value="1500778009" calcext:value-type="float">
            <text:p>1500778009</text:p>
          </table:table-cell>
          <table:table-cell table:formula="of:=[.A1198]-[.B119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8044" calcext:value-type="float">
            <text:p>1500778044</text:p>
          </table:table-cell>
          <table:table-cell office:value-type="float" office:value="1500778038" calcext:value-type="float">
            <text:p>1500778038</text:p>
          </table:table-cell>
          <table:table-cell table:formula="of:=[.A1199]-[.B119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8045" calcext:value-type="float">
            <text:p>1500778045</text:p>
          </table:table-cell>
          <table:table-cell office:value-type="float" office:value="1500778044" calcext:value-type="float">
            <text:p>1500778044</text:p>
          </table:table-cell>
          <table:table-cell table:formula="of:=[.A1200]-[.B12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067" calcext:value-type="float">
            <text:p>1500778067</text:p>
          </table:table-cell>
          <table:table-cell office:value-type="float" office:value="1500778045" calcext:value-type="float">
            <text:p>1500778045</text:p>
          </table:table-cell>
          <table:table-cell table:formula="of:=[.A1201]-[.B120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8070" calcext:value-type="float">
            <text:p>1500778070</text:p>
          </table:table-cell>
          <table:table-cell office:value-type="float" office:value="1500778067" calcext:value-type="float">
            <text:p>1500778067</text:p>
          </table:table-cell>
          <table:table-cell table:formula="of:=[.A1202]-[.B12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8083" calcext:value-type="float">
            <text:p>1500778083</text:p>
          </table:table-cell>
          <table:table-cell office:value-type="float" office:value="1500778070" calcext:value-type="float">
            <text:p>1500778070</text:p>
          </table:table-cell>
          <table:table-cell table:formula="of:=[.A1203]-[.B120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095" calcext:value-type="float">
            <text:p>1500778095</text:p>
          </table:table-cell>
          <table:table-cell office:value-type="float" office:value="1500778083" calcext:value-type="float">
            <text:p>1500778083</text:p>
          </table:table-cell>
          <table:table-cell table:formula="of:=[.A1204]-[.B120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8097" calcext:value-type="float">
            <text:p>1500778097</text:p>
          </table:table-cell>
          <table:table-cell office:value-type="float" office:value="1500778095" calcext:value-type="float">
            <text:p>1500778095</text:p>
          </table:table-cell>
          <table:table-cell table:formula="of:=[.A1205]-[.B120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8104" calcext:value-type="float">
            <text:p>1500778104</text:p>
          </table:table-cell>
          <table:table-cell office:value-type="float" office:value="1500778097" calcext:value-type="float">
            <text:p>1500778097</text:p>
          </table:table-cell>
          <table:table-cell table:formula="of:=[.A1206]-[.B120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8134" calcext:value-type="float">
            <text:p>1500778134</text:p>
          </table:table-cell>
          <table:table-cell office:value-type="float" office:value="1500778104" calcext:value-type="float">
            <text:p>1500778104</text:p>
          </table:table-cell>
          <table:table-cell table:formula="of:=[.A1207]-[.B120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8149" calcext:value-type="float">
            <text:p>1500778149</text:p>
          </table:table-cell>
          <table:table-cell office:value-type="float" office:value="1500778134" calcext:value-type="float">
            <text:p>1500778134</text:p>
          </table:table-cell>
          <table:table-cell table:formula="of:=[.A1208]-[.B120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8157" calcext:value-type="float">
            <text:p>1500778157</text:p>
          </table:table-cell>
          <table:table-cell office:value-type="float" office:value="1500778149" calcext:value-type="float">
            <text:p>1500778149</text:p>
          </table:table-cell>
          <table:table-cell table:formula="of:=[.A1209]-[.B12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8223" calcext:value-type="float">
            <text:p>1500778223</text:p>
          </table:table-cell>
          <table:table-cell office:value-type="float" office:value="1500778157" calcext:value-type="float">
            <text:p>1500778157</text:p>
          </table:table-cell>
          <table:table-cell table:formula="of:=[.A1210]-[.B1210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78266" calcext:value-type="float">
            <text:p>1500778266</text:p>
          </table:table-cell>
          <table:table-cell office:value-type="float" office:value="1500778223" calcext:value-type="float">
            <text:p>1500778223</text:p>
          </table:table-cell>
          <table:table-cell table:formula="of:=[.A1211]-[.B121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78275" calcext:value-type="float">
            <text:p>1500778275</text:p>
          </table:table-cell>
          <table:table-cell office:value-type="float" office:value="1500778266" calcext:value-type="float">
            <text:p>1500778266</text:p>
          </table:table-cell>
          <table:table-cell table:formula="of:=[.A1212]-[.B121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8301" calcext:value-type="float">
            <text:p>1500778301</text:p>
          </table:table-cell>
          <table:table-cell office:value-type="float" office:value="1500778275" calcext:value-type="float">
            <text:p>1500778275</text:p>
          </table:table-cell>
          <table:table-cell table:formula="of:=[.A1213]-[.B121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8318" calcext:value-type="float">
            <text:p>1500778318</text:p>
          </table:table-cell>
          <table:table-cell office:value-type="float" office:value="1500778301" calcext:value-type="float">
            <text:p>1500778301</text:p>
          </table:table-cell>
          <table:table-cell table:formula="of:=[.A1214]-[.B121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8332" calcext:value-type="float">
            <text:p>1500778332</text:p>
          </table:table-cell>
          <table:table-cell office:value-type="float" office:value="1500778318" calcext:value-type="float">
            <text:p>1500778318</text:p>
          </table:table-cell>
          <table:table-cell table:formula="of:=[.A1215]-[.B12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8357" calcext:value-type="float">
            <text:p>1500778357</text:p>
          </table:table-cell>
          <table:table-cell office:value-type="float" office:value="1500778332" calcext:value-type="float">
            <text:p>1500778332</text:p>
          </table:table-cell>
          <table:table-cell table:formula="of:=[.A1216]-[.B12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8367" calcext:value-type="float">
            <text:p>1500778367</text:p>
          </table:table-cell>
          <table:table-cell office:value-type="float" office:value="1500778357" calcext:value-type="float">
            <text:p>1500778357</text:p>
          </table:table-cell>
          <table:table-cell table:formula="of:=[.A1217]-[.B12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8391" calcext:value-type="float">
            <text:p>1500778391</text:p>
          </table:table-cell>
          <table:table-cell office:value-type="float" office:value="1500778367" calcext:value-type="float">
            <text:p>1500778367</text:p>
          </table:table-cell>
          <table:table-cell table:formula="of:=[.A1218]-[.B121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8404" calcext:value-type="float">
            <text:p>1500778404</text:p>
          </table:table-cell>
          <table:table-cell office:value-type="float" office:value="1500778391" calcext:value-type="float">
            <text:p>1500778391</text:p>
          </table:table-cell>
          <table:table-cell table:formula="of:=[.A1219]-[.B12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448" calcext:value-type="float">
            <text:p>1500778448</text:p>
          </table:table-cell>
          <table:table-cell office:value-type="float" office:value="1500778404" calcext:value-type="float">
            <text:p>1500778404</text:p>
          </table:table-cell>
          <table:table-cell table:formula="of:=[.A1220]-[.B1220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8453" calcext:value-type="float">
            <text:p>1500778453</text:p>
          </table:table-cell>
          <table:table-cell office:value-type="float" office:value="1500778448" calcext:value-type="float">
            <text:p>1500778448</text:p>
          </table:table-cell>
          <table:table-cell table:formula="of:=[.A1221]-[.B12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455" calcext:value-type="float">
            <text:p>1500778455</text:p>
          </table:table-cell>
          <table:table-cell office:value-type="float" office:value="1500778453" calcext:value-type="float">
            <text:p>1500778453</text:p>
          </table:table-cell>
          <table:table-cell table:formula="of:=[.A1222]-[.B12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8478" calcext:value-type="float">
            <text:p>1500778478</text:p>
          </table:table-cell>
          <table:table-cell office:value-type="float" office:value="1500778455" calcext:value-type="float">
            <text:p>1500778455</text:p>
          </table:table-cell>
          <table:table-cell table:formula="of:=[.A1223]-[.B122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8494" calcext:value-type="float">
            <text:p>1500778494</text:p>
          </table:table-cell>
          <table:table-cell office:value-type="float" office:value="1500778478" calcext:value-type="float">
            <text:p>1500778478</text:p>
          </table:table-cell>
          <table:table-cell table:formula="of:=[.A1224]-[.B122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8495" calcext:value-type="float">
            <text:p>1500778495</text:p>
          </table:table-cell>
          <table:table-cell office:value-type="float" office:value="1500778494" calcext:value-type="float">
            <text:p>1500778494</text:p>
          </table:table-cell>
          <table:table-cell table:formula="of:=[.A1225]-[.B12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499" calcext:value-type="float">
            <text:p>1500778499</text:p>
          </table:table-cell>
          <table:table-cell office:value-type="float" office:value="1500778495" calcext:value-type="float">
            <text:p>1500778495</text:p>
          </table:table-cell>
          <table:table-cell table:formula="of:=[.A1226]-[.B12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503" calcext:value-type="float">
            <text:p>1500778503</text:p>
          </table:table-cell>
          <table:table-cell office:value-type="float" office:value="1500778499" calcext:value-type="float">
            <text:p>1500778499</text:p>
          </table:table-cell>
          <table:table-cell table:formula="of:=[.A1227]-[.B12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513" calcext:value-type="float">
            <text:p>1500778513</text:p>
          </table:table-cell>
          <table:table-cell office:value-type="float" office:value="1500778503" calcext:value-type="float">
            <text:p>1500778503</text:p>
          </table:table-cell>
          <table:table-cell table:formula="of:=[.A1228]-[.B12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8516" calcext:value-type="float">
            <text:p>1500778516</text:p>
          </table:table-cell>
          <table:table-cell office:value-type="float" office:value="1500778513" calcext:value-type="float">
            <text:p>1500778513</text:p>
          </table:table-cell>
          <table:table-cell table:formula="of:=[.A1229]-[.B12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8525" calcext:value-type="float">
            <text:p>1500778525</text:p>
          </table:table-cell>
          <table:table-cell office:value-type="float" office:value="1500778516" calcext:value-type="float">
            <text:p>1500778516</text:p>
          </table:table-cell>
          <table:table-cell table:formula="of:=[.A1230]-[.B123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8542" calcext:value-type="float">
            <text:p>1500778542</text:p>
          </table:table-cell>
          <table:table-cell office:value-type="float" office:value="1500778525" calcext:value-type="float">
            <text:p>1500778525</text:p>
          </table:table-cell>
          <table:table-cell table:formula="of:=[.A1231]-[.B123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8613" calcext:value-type="float">
            <text:p>1500778613</text:p>
          </table:table-cell>
          <table:table-cell office:value-type="float" office:value="1500778542" calcext:value-type="float">
            <text:p>1500778542</text:p>
          </table:table-cell>
          <table:table-cell table:formula="of:=[.A1232]-[.B123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78628" calcext:value-type="float">
            <text:p>1500778628</text:p>
          </table:table-cell>
          <table:table-cell office:value-type="float" office:value="1500778613" calcext:value-type="float">
            <text:p>1500778613</text:p>
          </table:table-cell>
          <table:table-cell table:formula="of:=[.A1233]-[.B123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8632" calcext:value-type="float">
            <text:p>1500778632</text:p>
          </table:table-cell>
          <table:table-cell office:value-type="float" office:value="1500778628" calcext:value-type="float">
            <text:p>1500778628</text:p>
          </table:table-cell>
          <table:table-cell table:formula="of:=[.A1234]-[.B12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642" calcext:value-type="float">
            <text:p>1500778642</text:p>
          </table:table-cell>
          <table:table-cell office:value-type="float" office:value="1500778632" calcext:value-type="float">
            <text:p>1500778632</text:p>
          </table:table-cell>
          <table:table-cell table:formula="of:=[.A1235]-[.B123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8643" calcext:value-type="float">
            <text:p>1500778643</text:p>
          </table:table-cell>
          <table:table-cell office:value-type="float" office:value="1500778642" calcext:value-type="float">
            <text:p>1500778642</text:p>
          </table:table-cell>
          <table:table-cell table:formula="of:=[.A1236]-[.B12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650" calcext:value-type="float">
            <text:p>1500778650</text:p>
          </table:table-cell>
          <table:table-cell office:value-type="float" office:value="1500778643" calcext:value-type="float">
            <text:p>1500778643</text:p>
          </table:table-cell>
          <table:table-cell table:formula="of:=[.A1237]-[.B123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8654" calcext:value-type="float">
            <text:p>1500778654</text:p>
          </table:table-cell>
          <table:table-cell office:value-type="float" office:value="1500778650" calcext:value-type="float">
            <text:p>1500778650</text:p>
          </table:table-cell>
          <table:table-cell table:formula="of:=[.A1238]-[.B12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667" calcext:value-type="float">
            <text:p>1500778667</text:p>
          </table:table-cell>
          <table:table-cell office:value-type="float" office:value="1500778654" calcext:value-type="float">
            <text:p>1500778654</text:p>
          </table:table-cell>
          <table:table-cell table:formula="of:=[.A1239]-[.B123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682" calcext:value-type="float">
            <text:p>1500778682</text:p>
          </table:table-cell>
          <table:table-cell office:value-type="float" office:value="1500778667" calcext:value-type="float">
            <text:p>1500778667</text:p>
          </table:table-cell>
          <table:table-cell table:formula="of:=[.A1240]-[.B124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8690" calcext:value-type="float">
            <text:p>1500778690</text:p>
          </table:table-cell>
          <table:table-cell office:value-type="float" office:value="1500778682" calcext:value-type="float">
            <text:p>1500778682</text:p>
          </table:table-cell>
          <table:table-cell table:formula="of:=[.A1241]-[.B124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8695" calcext:value-type="float">
            <text:p>1500778695</text:p>
          </table:table-cell>
          <table:table-cell office:value-type="float" office:value="1500778690" calcext:value-type="float">
            <text:p>1500778690</text:p>
          </table:table-cell>
          <table:table-cell table:formula="of:=[.A1242]-[.B124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720" calcext:value-type="float">
            <text:p>1500778720</text:p>
          </table:table-cell>
          <table:table-cell office:value-type="float" office:value="1500778695" calcext:value-type="float">
            <text:p>1500778695</text:p>
          </table:table-cell>
          <table:table-cell table:formula="of:=[.A1243]-[.B124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8725" calcext:value-type="float">
            <text:p>1500778725</text:p>
          </table:table-cell>
          <table:table-cell office:value-type="float" office:value="1500778720" calcext:value-type="float">
            <text:p>1500778720</text:p>
          </table:table-cell>
          <table:table-cell table:formula="of:=[.A1244]-[.B124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726" calcext:value-type="float">
            <text:p>1500778726</text:p>
          </table:table-cell>
          <table:table-cell office:value-type="float" office:value="1500778725" calcext:value-type="float">
            <text:p>1500778725</text:p>
          </table:table-cell>
          <table:table-cell table:formula="of:=[.A1245]-[.B12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771" calcext:value-type="float">
            <text:p>1500778771</text:p>
          </table:table-cell>
          <table:table-cell office:value-type="float" office:value="1500778726" calcext:value-type="float">
            <text:p>1500778726</text:p>
          </table:table-cell>
          <table:table-cell table:formula="of:=[.A1246]-[.B1246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78773" calcext:value-type="float">
            <text:p>1500778773</text:p>
          </table:table-cell>
          <table:table-cell office:value-type="float" office:value="1500778771" calcext:value-type="float">
            <text:p>1500778771</text:p>
          </table:table-cell>
          <table:table-cell table:formula="of:=[.A1247]-[.B12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8789" calcext:value-type="float">
            <text:p>1500778789</text:p>
          </table:table-cell>
          <table:table-cell office:value-type="float" office:value="1500778773" calcext:value-type="float">
            <text:p>1500778773</text:p>
          </table:table-cell>
          <table:table-cell table:formula="of:=[.A1248]-[.B124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8802" calcext:value-type="float">
            <text:p>1500778802</text:p>
          </table:table-cell>
          <table:table-cell office:value-type="float" office:value="1500778789" calcext:value-type="float">
            <text:p>1500778789</text:p>
          </table:table-cell>
          <table:table-cell table:formula="of:=[.A1249]-[.B124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806" calcext:value-type="float">
            <text:p>1500778806</text:p>
          </table:table-cell>
          <table:table-cell office:value-type="float" office:value="1500778802" calcext:value-type="float">
            <text:p>1500778802</text:p>
          </table:table-cell>
          <table:table-cell table:formula="of:=[.A1250]-[.B12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831" calcext:value-type="float">
            <text:p>1500778831</text:p>
          </table:table-cell>
          <table:table-cell office:value-type="float" office:value="1500778806" calcext:value-type="float">
            <text:p>1500778806</text:p>
          </table:table-cell>
          <table:table-cell table:formula="of:=[.A1251]-[.B125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8832" calcext:value-type="float">
            <text:p>1500778832</text:p>
          </table:table-cell>
          <table:table-cell office:value-type="float" office:value="1500778831" calcext:value-type="float">
            <text:p>1500778831</text:p>
          </table:table-cell>
          <table:table-cell table:formula="of:=[.A1252]-[.B12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838" calcext:value-type="float">
            <text:p>1500778838</text:p>
          </table:table-cell>
          <table:table-cell office:value-type="float" office:value="1500778832" calcext:value-type="float">
            <text:p>1500778832</text:p>
          </table:table-cell>
          <table:table-cell table:formula="of:=[.A1253]-[.B125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8907" calcext:value-type="float">
            <text:p>1500778907</text:p>
          </table:table-cell>
          <table:table-cell office:value-type="float" office:value="1500778838" calcext:value-type="float">
            <text:p>1500778838</text:p>
          </table:table-cell>
          <table:table-cell table:formula="of:=[.A1254]-[.B125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78950" calcext:value-type="float">
            <text:p>1500778950</text:p>
          </table:table-cell>
          <table:table-cell office:value-type="float" office:value="1500778907" calcext:value-type="float">
            <text:p>1500778907</text:p>
          </table:table-cell>
          <table:table-cell table:formula="of:=[.A1255]-[.B125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78955" calcext:value-type="float">
            <text:p>1500778955</text:p>
          </table:table-cell>
          <table:table-cell office:value-type="float" office:value="1500778950" calcext:value-type="float">
            <text:p>1500778950</text:p>
          </table:table-cell>
          <table:table-cell table:formula="of:=[.A1256]-[.B125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968" calcext:value-type="float">
            <text:p>1500778968</text:p>
          </table:table-cell>
          <table:table-cell office:value-type="float" office:value="1500778955" calcext:value-type="float">
            <text:p>1500778955</text:p>
          </table:table-cell>
          <table:table-cell table:formula="of:=[.A1257]-[.B125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980" calcext:value-type="float">
            <text:p>1500778980</text:p>
          </table:table-cell>
          <table:table-cell office:value-type="float" office:value="1500778968" calcext:value-type="float">
            <text:p>1500778968</text:p>
          </table:table-cell>
          <table:table-cell table:formula="of:=[.A1258]-[.B125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8981" calcext:value-type="float">
            <text:p>1500778981</text:p>
          </table:table-cell>
          <table:table-cell office:value-type="float" office:value="1500778980" calcext:value-type="float">
            <text:p>1500778980</text:p>
          </table:table-cell>
          <table:table-cell table:formula="of:=[.A1259]-[.B12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001" calcext:value-type="float">
            <text:p>1500779001</text:p>
          </table:table-cell>
          <table:table-cell office:value-type="float" office:value="1500778981" calcext:value-type="float">
            <text:p>1500778981</text:p>
          </table:table-cell>
          <table:table-cell table:formula="of:=[.A1260]-[.B126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015" calcext:value-type="float">
            <text:p>1500779015</text:p>
          </table:table-cell>
          <table:table-cell office:value-type="float" office:value="1500779001" calcext:value-type="float">
            <text:p>1500779001</text:p>
          </table:table-cell>
          <table:table-cell table:formula="of:=[.A1261]-[.B126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9018" calcext:value-type="float">
            <text:p>1500779018</text:p>
          </table:table-cell>
          <table:table-cell office:value-type="float" office:value="1500779015" calcext:value-type="float">
            <text:p>1500779015</text:p>
          </table:table-cell>
          <table:table-cell table:formula="of:=[.A1262]-[.B12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057" calcext:value-type="float">
            <text:p>1500779057</text:p>
          </table:table-cell>
          <table:table-cell office:value-type="float" office:value="1500779018" calcext:value-type="float">
            <text:p>1500779018</text:p>
          </table:table-cell>
          <table:table-cell table:formula="of:=[.A1263]-[.B126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9058" calcext:value-type="float">
            <text:p>1500779058</text:p>
          </table:table-cell>
          <table:table-cell office:value-type="float" office:value="1500779057" calcext:value-type="float">
            <text:p>1500779057</text:p>
          </table:table-cell>
          <table:table-cell table:formula="of:=[.A1264]-[.B12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078" calcext:value-type="float">
            <text:p>1500779078</text:p>
          </table:table-cell>
          <table:table-cell office:value-type="float" office:value="1500779058" calcext:value-type="float">
            <text:p>1500779058</text:p>
          </table:table-cell>
          <table:table-cell table:formula="of:=[.A1265]-[.B126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097" calcext:value-type="float">
            <text:p>1500779097</text:p>
          </table:table-cell>
          <table:table-cell office:value-type="float" office:value="1500779078" calcext:value-type="float">
            <text:p>1500779078</text:p>
          </table:table-cell>
          <table:table-cell table:formula="of:=[.A1266]-[.B126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9105" calcext:value-type="float">
            <text:p>1500779105</text:p>
          </table:table-cell>
          <table:table-cell office:value-type="float" office:value="1500779097" calcext:value-type="float">
            <text:p>1500779097</text:p>
          </table:table-cell>
          <table:table-cell table:formula="of:=[.A1267]-[.B126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140" calcext:value-type="float">
            <text:p>1500779140</text:p>
          </table:table-cell>
          <table:table-cell office:value-type="float" office:value="1500779105" calcext:value-type="float">
            <text:p>1500779105</text:p>
          </table:table-cell>
          <table:table-cell table:formula="of:=[.A1268]-[.B126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79165" calcext:value-type="float">
            <text:p>1500779165</text:p>
          </table:table-cell>
          <table:table-cell office:value-type="float" office:value="1500779140" calcext:value-type="float">
            <text:p>1500779140</text:p>
          </table:table-cell>
          <table:table-cell table:formula="of:=[.A1269]-[.B126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9171" calcext:value-type="float">
            <text:p>1500779171</text:p>
          </table:table-cell>
          <table:table-cell office:value-type="float" office:value="1500779165" calcext:value-type="float">
            <text:p>1500779165</text:p>
          </table:table-cell>
          <table:table-cell table:formula="of:=[.A1270]-[.B127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9185" calcext:value-type="float">
            <text:p>1500779185</text:p>
          </table:table-cell>
          <table:table-cell office:value-type="float" office:value="1500779171" calcext:value-type="float">
            <text:p>1500779171</text:p>
          </table:table-cell>
          <table:table-cell table:formula="of:=[.A1271]-[.B127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9188" calcext:value-type="float">
            <text:p>1500779188</text:p>
          </table:table-cell>
          <table:table-cell office:value-type="float" office:value="1500779185" calcext:value-type="float">
            <text:p>1500779185</text:p>
          </table:table-cell>
          <table:table-cell table:formula="of:=[.A1272]-[.B12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200" calcext:value-type="float">
            <text:p>1500779200</text:p>
          </table:table-cell>
          <table:table-cell office:value-type="float" office:value="1500779188" calcext:value-type="float">
            <text:p>1500779188</text:p>
          </table:table-cell>
          <table:table-cell table:formula="of:=[.A1273]-[.B127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9209" calcext:value-type="float">
            <text:p>1500779209</text:p>
          </table:table-cell>
          <table:table-cell office:value-type="float" office:value="1500779200" calcext:value-type="float">
            <text:p>1500779200</text:p>
          </table:table-cell>
          <table:table-cell table:formula="of:=[.A1274]-[.B127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9230" calcext:value-type="float">
            <text:p>1500779230</text:p>
          </table:table-cell>
          <table:table-cell office:value-type="float" office:value="1500779209" calcext:value-type="float">
            <text:p>1500779209</text:p>
          </table:table-cell>
          <table:table-cell table:formula="of:=[.A1275]-[.B127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9231" calcext:value-type="float">
            <text:p>1500779231</text:p>
          </table:table-cell>
          <table:table-cell office:value-type="float" office:value="1500779230" calcext:value-type="float">
            <text:p>1500779230</text:p>
          </table:table-cell>
          <table:table-cell table:formula="of:=[.A1276]-[.B12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234" calcext:value-type="float">
            <text:p>1500779234</text:p>
          </table:table-cell>
          <table:table-cell office:value-type="float" office:value="1500779231" calcext:value-type="float">
            <text:p>1500779231</text:p>
          </table:table-cell>
          <table:table-cell table:formula="of:=[.A1277]-[.B127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251" calcext:value-type="float">
            <text:p>1500779251</text:p>
          </table:table-cell>
          <table:table-cell office:value-type="float" office:value="1500779234" calcext:value-type="float">
            <text:p>1500779234</text:p>
          </table:table-cell>
          <table:table-cell table:formula="of:=[.A1278]-[.B127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9274" calcext:value-type="float">
            <text:p>1500779274</text:p>
          </table:table-cell>
          <table:table-cell office:value-type="float" office:value="1500779251" calcext:value-type="float">
            <text:p>1500779251</text:p>
          </table:table-cell>
          <table:table-cell table:formula="of:=[.A1279]-[.B127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9287" calcext:value-type="float">
            <text:p>1500779287</text:p>
          </table:table-cell>
          <table:table-cell office:value-type="float" office:value="1500779274" calcext:value-type="float">
            <text:p>1500779274</text:p>
          </table:table-cell>
          <table:table-cell table:formula="of:=[.A1280]-[.B128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9314" calcext:value-type="float">
            <text:p>1500779314</text:p>
          </table:table-cell>
          <table:table-cell office:value-type="float" office:value="1500779287" calcext:value-type="float">
            <text:p>1500779287</text:p>
          </table:table-cell>
          <table:table-cell table:formula="of:=[.A1281]-[.B128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9334" calcext:value-type="float">
            <text:p>1500779334</text:p>
          </table:table-cell>
          <table:table-cell office:value-type="float" office:value="1500779314" calcext:value-type="float">
            <text:p>1500779314</text:p>
          </table:table-cell>
          <table:table-cell table:formula="of:=[.A1282]-[.B128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360" calcext:value-type="float">
            <text:p>1500779360</text:p>
          </table:table-cell>
          <table:table-cell office:value-type="float" office:value="1500779334" calcext:value-type="float">
            <text:p>1500779334</text:p>
          </table:table-cell>
          <table:table-cell table:formula="of:=[.A1283]-[.B128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9371" calcext:value-type="float">
            <text:p>1500779371</text:p>
          </table:table-cell>
          <table:table-cell office:value-type="float" office:value="1500779360" calcext:value-type="float">
            <text:p>1500779360</text:p>
          </table:table-cell>
          <table:table-cell table:formula="of:=[.A1284]-[.B128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9374" calcext:value-type="float">
            <text:p>1500779374</text:p>
          </table:table-cell>
          <table:table-cell office:value-type="float" office:value="1500779371" calcext:value-type="float">
            <text:p>1500779371</text:p>
          </table:table-cell>
          <table:table-cell table:formula="of:=[.A1285]-[.B128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377" calcext:value-type="float">
            <text:p>1500779377</text:p>
          </table:table-cell>
          <table:table-cell office:value-type="float" office:value="1500779374" calcext:value-type="float">
            <text:p>1500779374</text:p>
          </table:table-cell>
          <table:table-cell table:formula="of:=[.A1286]-[.B12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382" calcext:value-type="float">
            <text:p>1500779382</text:p>
          </table:table-cell>
          <table:table-cell office:value-type="float" office:value="1500779377" calcext:value-type="float">
            <text:p>1500779377</text:p>
          </table:table-cell>
          <table:table-cell table:formula="of:=[.A1287]-[.B128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395" calcext:value-type="float">
            <text:p>1500779395</text:p>
          </table:table-cell>
          <table:table-cell office:value-type="float" office:value="1500779382" calcext:value-type="float">
            <text:p>1500779382</text:p>
          </table:table-cell>
          <table:table-cell table:formula="of:=[.A1288]-[.B128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9402" calcext:value-type="float">
            <text:p>1500779402</text:p>
          </table:table-cell>
          <table:table-cell office:value-type="float" office:value="1500779395" calcext:value-type="float">
            <text:p>1500779395</text:p>
          </table:table-cell>
          <table:table-cell table:formula="of:=[.A1289]-[.B128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9410" calcext:value-type="float">
            <text:p>1500779410</text:p>
          </table:table-cell>
          <table:table-cell office:value-type="float" office:value="1500779402" calcext:value-type="float">
            <text:p>1500779402</text:p>
          </table:table-cell>
          <table:table-cell table:formula="of:=[.A1290]-[.B129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411" calcext:value-type="float">
            <text:p>1500779411</text:p>
          </table:table-cell>
          <table:table-cell office:value-type="float" office:value="1500779410" calcext:value-type="float">
            <text:p>1500779410</text:p>
          </table:table-cell>
          <table:table-cell table:formula="of:=[.A1291]-[.B12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419" calcext:value-type="float">
            <text:p>1500779419</text:p>
          </table:table-cell>
          <table:table-cell office:value-type="float" office:value="1500779411" calcext:value-type="float">
            <text:p>1500779411</text:p>
          </table:table-cell>
          <table:table-cell table:formula="of:=[.A1292]-[.B129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484" calcext:value-type="float">
            <text:p>1500779484</text:p>
          </table:table-cell>
          <table:table-cell office:value-type="float" office:value="1500779419" calcext:value-type="float">
            <text:p>1500779419</text:p>
          </table:table-cell>
          <table:table-cell table:formula="of:=[.A1293]-[.B1293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79510" calcext:value-type="float">
            <text:p>1500779510</text:p>
          </table:table-cell>
          <table:table-cell office:value-type="float" office:value="1500779484" calcext:value-type="float">
            <text:p>1500779484</text:p>
          </table:table-cell>
          <table:table-cell table:formula="of:=[.A1294]-[.B129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9513" calcext:value-type="float">
            <text:p>1500779513</text:p>
          </table:table-cell>
          <table:table-cell office:value-type="float" office:value="1500779510" calcext:value-type="float">
            <text:p>1500779510</text:p>
          </table:table-cell>
          <table:table-cell table:formula="of:=[.A1295]-[.B129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521" calcext:value-type="float">
            <text:p>1500779521</text:p>
          </table:table-cell>
          <table:table-cell office:value-type="float" office:value="1500779513" calcext:value-type="float">
            <text:p>1500779513</text:p>
          </table:table-cell>
          <table:table-cell table:formula="of:=[.A1296]-[.B129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526" calcext:value-type="float">
            <text:p>1500779526</text:p>
          </table:table-cell>
          <table:table-cell office:value-type="float" office:value="1500779521" calcext:value-type="float">
            <text:p>1500779521</text:p>
          </table:table-cell>
          <table:table-cell table:formula="of:=[.A1297]-[.B129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527" calcext:value-type="float">
            <text:p>1500779527</text:p>
          </table:table-cell>
          <table:table-cell office:value-type="float" office:value="1500779526" calcext:value-type="float">
            <text:p>1500779526</text:p>
          </table:table-cell>
          <table:table-cell table:formula="of:=[.A1298]-[.B12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545" calcext:value-type="float">
            <text:p>1500779545</text:p>
          </table:table-cell>
          <table:table-cell office:value-type="float" office:value="1500779527" calcext:value-type="float">
            <text:p>1500779527</text:p>
          </table:table-cell>
          <table:table-cell table:formula="of:=[.A1299]-[.B129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9551" calcext:value-type="float">
            <text:p>1500779551</text:p>
          </table:table-cell>
          <table:table-cell office:value-type="float" office:value="1500779545" calcext:value-type="float">
            <text:p>1500779545</text:p>
          </table:table-cell>
          <table:table-cell table:formula="of:=[.A1300]-[.B130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9556" calcext:value-type="float">
            <text:p>1500779556</text:p>
          </table:table-cell>
          <table:table-cell office:value-type="float" office:value="1500779551" calcext:value-type="float">
            <text:p>1500779551</text:p>
          </table:table-cell>
          <table:table-cell table:formula="of:=[.A1301]-[.B130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568" calcext:value-type="float">
            <text:p>1500779568</text:p>
          </table:table-cell>
          <table:table-cell office:value-type="float" office:value="1500779556" calcext:value-type="float">
            <text:p>1500779556</text:p>
          </table:table-cell>
          <table:table-cell table:formula="of:=[.A1302]-[.B130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9570" calcext:value-type="float">
            <text:p>1500779570</text:p>
          </table:table-cell>
          <table:table-cell office:value-type="float" office:value="1500779568" calcext:value-type="float">
            <text:p>1500779568</text:p>
          </table:table-cell>
          <table:table-cell table:formula="of:=[.A1303]-[.B130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9580" calcext:value-type="float">
            <text:p>1500779580</text:p>
          </table:table-cell>
          <table:table-cell office:value-type="float" office:value="1500779570" calcext:value-type="float">
            <text:p>1500779570</text:p>
          </table:table-cell>
          <table:table-cell table:formula="of:=[.A1304]-[.B130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9623" calcext:value-type="float">
            <text:p>1500779623</text:p>
          </table:table-cell>
          <table:table-cell office:value-type="float" office:value="1500779580" calcext:value-type="float">
            <text:p>1500779580</text:p>
          </table:table-cell>
          <table:table-cell table:formula="of:=[.A1305]-[.B130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79632" calcext:value-type="float">
            <text:p>1500779632</text:p>
          </table:table-cell>
          <table:table-cell office:value-type="float" office:value="1500779623" calcext:value-type="float">
            <text:p>1500779623</text:p>
          </table:table-cell>
          <table:table-cell table:formula="of:=[.A1306]-[.B130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9652" calcext:value-type="float">
            <text:p>1500779652</text:p>
          </table:table-cell>
          <table:table-cell office:value-type="float" office:value="1500779632" calcext:value-type="float">
            <text:p>1500779632</text:p>
          </table:table-cell>
          <table:table-cell table:formula="of:=[.A1307]-[.B130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666" calcext:value-type="float">
            <text:p>1500779666</text:p>
          </table:table-cell>
          <table:table-cell office:value-type="float" office:value="1500779652" calcext:value-type="float">
            <text:p>1500779652</text:p>
          </table:table-cell>
          <table:table-cell table:formula="of:=[.A1308]-[.B130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9671" calcext:value-type="float">
            <text:p>1500779671</text:p>
          </table:table-cell>
          <table:table-cell office:value-type="float" office:value="1500779666" calcext:value-type="float">
            <text:p>1500779666</text:p>
          </table:table-cell>
          <table:table-cell table:formula="of:=[.A1309]-[.B13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736" calcext:value-type="float">
            <text:p>1500779736</text:p>
          </table:table-cell>
          <table:table-cell office:value-type="float" office:value="1500779671" calcext:value-type="float">
            <text:p>1500779671</text:p>
          </table:table-cell>
          <table:table-cell table:formula="of:=[.A1310]-[.B1310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79746" calcext:value-type="float">
            <text:p>1500779746</text:p>
          </table:table-cell>
          <table:table-cell office:value-type="float" office:value="1500779736" calcext:value-type="float">
            <text:p>1500779736</text:p>
          </table:table-cell>
          <table:table-cell table:formula="of:=[.A1311]-[.B13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9787" calcext:value-type="float">
            <text:p>1500779787</text:p>
          </table:table-cell>
          <table:table-cell office:value-type="float" office:value="1500779746" calcext:value-type="float">
            <text:p>1500779746</text:p>
          </table:table-cell>
          <table:table-cell table:formula="of:=[.A1312]-[.B131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79802" calcext:value-type="float">
            <text:p>1500779802</text:p>
          </table:table-cell>
          <table:table-cell office:value-type="float" office:value="1500779787" calcext:value-type="float">
            <text:p>1500779787</text:p>
          </table:table-cell>
          <table:table-cell table:formula="of:=[.A1313]-[.B131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9818" calcext:value-type="float">
            <text:p>1500779818</text:p>
          </table:table-cell>
          <table:table-cell office:value-type="float" office:value="1500779802" calcext:value-type="float">
            <text:p>1500779802</text:p>
          </table:table-cell>
          <table:table-cell table:formula="of:=[.A1314]-[.B131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9824" calcext:value-type="float">
            <text:p>1500779824</text:p>
          </table:table-cell>
          <table:table-cell office:value-type="float" office:value="1500779818" calcext:value-type="float">
            <text:p>1500779818</text:p>
          </table:table-cell>
          <table:table-cell table:formula="of:=[.A1315]-[.B13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9839" calcext:value-type="float">
            <text:p>1500779839</text:p>
          </table:table-cell>
          <table:table-cell office:value-type="float" office:value="1500779824" calcext:value-type="float">
            <text:p>1500779824</text:p>
          </table:table-cell>
          <table:table-cell table:formula="of:=[.A1316]-[.B13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9842" calcext:value-type="float">
            <text:p>1500779842</text:p>
          </table:table-cell>
          <table:table-cell office:value-type="float" office:value="1500779839" calcext:value-type="float">
            <text:p>1500779839</text:p>
          </table:table-cell>
          <table:table-cell table:formula="of:=[.A1317]-[.B13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876" calcext:value-type="float">
            <text:p>1500779876</text:p>
          </table:table-cell>
          <table:table-cell office:value-type="float" office:value="1500779842" calcext:value-type="float">
            <text:p>1500779842</text:p>
          </table:table-cell>
          <table:table-cell table:formula="of:=[.A1318]-[.B131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9889" calcext:value-type="float">
            <text:p>1500779889</text:p>
          </table:table-cell>
          <table:table-cell office:value-type="float" office:value="1500779876" calcext:value-type="float">
            <text:p>1500779876</text:p>
          </table:table-cell>
          <table:table-cell table:formula="of:=[.A1319]-[.B13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9901" calcext:value-type="float">
            <text:p>1500779901</text:p>
          </table:table-cell>
          <table:table-cell office:value-type="float" office:value="1500779889" calcext:value-type="float">
            <text:p>1500779889</text:p>
          </table:table-cell>
          <table:table-cell table:formula="of:=[.A1320]-[.B13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9931" calcext:value-type="float">
            <text:p>1500779931</text:p>
          </table:table-cell>
          <table:table-cell office:value-type="float" office:value="1500779901" calcext:value-type="float">
            <text:p>1500779901</text:p>
          </table:table-cell>
          <table:table-cell table:formula="of:=[.A1321]-[.B132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9935" calcext:value-type="float">
            <text:p>1500779935</text:p>
          </table:table-cell>
          <table:table-cell office:value-type="float" office:value="1500779931" calcext:value-type="float">
            <text:p>1500779931</text:p>
          </table:table-cell>
          <table:table-cell table:formula="of:=[.A1322]-[.B13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9942" calcext:value-type="float">
            <text:p>1500779942</text:p>
          </table:table-cell>
          <table:table-cell office:value-type="float" office:value="1500779935" calcext:value-type="float">
            <text:p>1500779935</text:p>
          </table:table-cell>
          <table:table-cell table:formula="of:=[.A1323]-[.B132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9961" calcext:value-type="float">
            <text:p>1500779961</text:p>
          </table:table-cell>
          <table:table-cell office:value-type="float" office:value="1500779942" calcext:value-type="float">
            <text:p>1500779942</text:p>
          </table:table-cell>
          <table:table-cell table:formula="of:=[.A1324]-[.B132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9997" calcext:value-type="float">
            <text:p>1500779997</text:p>
          </table:table-cell>
          <table:table-cell office:value-type="float" office:value="1500779961" calcext:value-type="float">
            <text:p>1500779961</text:p>
          </table:table-cell>
          <table:table-cell table:formula="of:=[.A1325]-[.B1325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0013" calcext:value-type="float">
            <text:p>1500780013</text:p>
          </table:table-cell>
          <table:table-cell office:value-type="float" office:value="1500779997" calcext:value-type="float">
            <text:p>1500779997</text:p>
          </table:table-cell>
          <table:table-cell table:formula="of:=[.A1326]-[.B13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0016" calcext:value-type="float">
            <text:p>1500780016</text:p>
          </table:table-cell>
          <table:table-cell office:value-type="float" office:value="1500780013" calcext:value-type="float">
            <text:p>1500780013</text:p>
          </table:table-cell>
          <table:table-cell table:formula="of:=[.A1327]-[.B13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0028" calcext:value-type="float">
            <text:p>1500780028</text:p>
          </table:table-cell>
          <table:table-cell office:value-type="float" office:value="1500780016" calcext:value-type="float">
            <text:p>1500780016</text:p>
          </table:table-cell>
          <table:table-cell table:formula="of:=[.A1328]-[.B132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0037" calcext:value-type="float">
            <text:p>1500780037</text:p>
          </table:table-cell>
          <table:table-cell office:value-type="float" office:value="1500780028" calcext:value-type="float">
            <text:p>1500780028</text:p>
          </table:table-cell>
          <table:table-cell table:formula="of:=[.A1329]-[.B132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061" calcext:value-type="float">
            <text:p>1500780061</text:p>
          </table:table-cell>
          <table:table-cell office:value-type="float" office:value="1500780037" calcext:value-type="float">
            <text:p>1500780037</text:p>
          </table:table-cell>
          <table:table-cell table:formula="of:=[.A1330]-[.B133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0067" calcext:value-type="float">
            <text:p>1500780067</text:p>
          </table:table-cell>
          <table:table-cell office:value-type="float" office:value="1500780061" calcext:value-type="float">
            <text:p>1500780061</text:p>
          </table:table-cell>
          <table:table-cell table:formula="of:=[.A1331]-[.B133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0094" calcext:value-type="float">
            <text:p>1500780094</text:p>
          </table:table-cell>
          <table:table-cell office:value-type="float" office:value="1500780067" calcext:value-type="float">
            <text:p>1500780067</text:p>
          </table:table-cell>
          <table:table-cell table:formula="of:=[.A1332]-[.B133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0095" calcext:value-type="float">
            <text:p>1500780095</text:p>
          </table:table-cell>
          <table:table-cell office:value-type="float" office:value="1500780094" calcext:value-type="float">
            <text:p>1500780094</text:p>
          </table:table-cell>
          <table:table-cell table:formula="of:=[.A1333]-[.B13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102" calcext:value-type="float">
            <text:p>1500780102</text:p>
          </table:table-cell>
          <table:table-cell office:value-type="float" office:value="1500780095" calcext:value-type="float">
            <text:p>1500780095</text:p>
          </table:table-cell>
          <table:table-cell table:formula="of:=[.A1334]-[.B133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104" calcext:value-type="float">
            <text:p>1500780104</text:p>
          </table:table-cell>
          <table:table-cell office:value-type="float" office:value="1500780102" calcext:value-type="float">
            <text:p>1500780102</text:p>
          </table:table-cell>
          <table:table-cell table:formula="of:=[.A1335]-[.B13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119" calcext:value-type="float">
            <text:p>1500780119</text:p>
          </table:table-cell>
          <table:table-cell office:value-type="float" office:value="1500780104" calcext:value-type="float">
            <text:p>1500780104</text:p>
          </table:table-cell>
          <table:table-cell table:formula="of:=[.A1336]-[.B133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0147" calcext:value-type="float">
            <text:p>1500780147</text:p>
          </table:table-cell>
          <table:table-cell office:value-type="float" office:value="1500780119" calcext:value-type="float">
            <text:p>1500780119</text:p>
          </table:table-cell>
          <table:table-cell table:formula="of:=[.A1337]-[.B133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0167" calcext:value-type="float">
            <text:p>1500780167</text:p>
          </table:table-cell>
          <table:table-cell office:value-type="float" office:value="1500780147" calcext:value-type="float">
            <text:p>1500780147</text:p>
          </table:table-cell>
          <table:table-cell table:formula="of:=[.A1338]-[.B133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0182" calcext:value-type="float">
            <text:p>1500780182</text:p>
          </table:table-cell>
          <table:table-cell office:value-type="float" office:value="1500780167" calcext:value-type="float">
            <text:p>1500780167</text:p>
          </table:table-cell>
          <table:table-cell table:formula="of:=[.A1339]-[.B133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0209" calcext:value-type="float">
            <text:p>1500780209</text:p>
          </table:table-cell>
          <table:table-cell office:value-type="float" office:value="1500780182" calcext:value-type="float">
            <text:p>1500780182</text:p>
          </table:table-cell>
          <table:table-cell table:formula="of:=[.A1340]-[.B134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0211" calcext:value-type="float">
            <text:p>1500780211</text:p>
          </table:table-cell>
          <table:table-cell office:value-type="float" office:value="1500780209" calcext:value-type="float">
            <text:p>1500780209</text:p>
          </table:table-cell>
          <table:table-cell table:formula="of:=[.A1341]-[.B13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269" calcext:value-type="float">
            <text:p>1500780269</text:p>
          </table:table-cell>
          <table:table-cell office:value-type="float" office:value="1500780211" calcext:value-type="float">
            <text:p>1500780211</text:p>
          </table:table-cell>
          <table:table-cell table:formula="of:=[.A1342]-[.B134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780277" calcext:value-type="float">
            <text:p>1500780277</text:p>
          </table:table-cell>
          <table:table-cell office:value-type="float" office:value="1500780269" calcext:value-type="float">
            <text:p>1500780269</text:p>
          </table:table-cell>
          <table:table-cell table:formula="of:=[.A1343]-[.B134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0289" calcext:value-type="float">
            <text:p>1500780289</text:p>
          </table:table-cell>
          <table:table-cell office:value-type="float" office:value="1500780277" calcext:value-type="float">
            <text:p>1500780277</text:p>
          </table:table-cell>
          <table:table-cell table:formula="of:=[.A1344]-[.B134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0302" calcext:value-type="float">
            <text:p>1500780302</text:p>
          </table:table-cell>
          <table:table-cell office:value-type="float" office:value="1500780289" calcext:value-type="float">
            <text:p>1500780289</text:p>
          </table:table-cell>
          <table:table-cell table:formula="of:=[.A1345]-[.B134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313" calcext:value-type="float">
            <text:p>1500780313</text:p>
          </table:table-cell>
          <table:table-cell office:value-type="float" office:value="1500780302" calcext:value-type="float">
            <text:p>1500780302</text:p>
          </table:table-cell>
          <table:table-cell table:formula="of:=[.A1346]-[.B134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0323" calcext:value-type="float">
            <text:p>1500780323</text:p>
          </table:table-cell>
          <table:table-cell office:value-type="float" office:value="1500780313" calcext:value-type="float">
            <text:p>1500780313</text:p>
          </table:table-cell>
          <table:table-cell table:formula="of:=[.A1347]-[.B134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336" calcext:value-type="float">
            <text:p>1500780336</text:p>
          </table:table-cell>
          <table:table-cell office:value-type="float" office:value="1500780323" calcext:value-type="float">
            <text:p>1500780323</text:p>
          </table:table-cell>
          <table:table-cell table:formula="of:=[.A1348]-[.B134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356" calcext:value-type="float">
            <text:p>1500780356</text:p>
          </table:table-cell>
          <table:table-cell office:value-type="float" office:value="1500780336" calcext:value-type="float">
            <text:p>1500780336</text:p>
          </table:table-cell>
          <table:table-cell table:formula="of:=[.A1349]-[.B134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0429" calcext:value-type="float">
            <text:p>1500780429</text:p>
          </table:table-cell>
          <table:table-cell office:value-type="float" office:value="1500780356" calcext:value-type="float">
            <text:p>1500780356</text:p>
          </table:table-cell>
          <table:table-cell table:formula="of:=[.A1350]-[.B1350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0780465" calcext:value-type="float">
            <text:p>1500780465</text:p>
          </table:table-cell>
          <table:table-cell office:value-type="float" office:value="1500780429" calcext:value-type="float">
            <text:p>1500780429</text:p>
          </table:table-cell>
          <table:table-cell table:formula="of:=[.A1351]-[.B135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0498" calcext:value-type="float">
            <text:p>1500780498</text:p>
          </table:table-cell>
          <table:table-cell office:value-type="float" office:value="1500780465" calcext:value-type="float">
            <text:p>1500780465</text:p>
          </table:table-cell>
          <table:table-cell table:formula="of:=[.A1352]-[.B135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0499" calcext:value-type="float">
            <text:p>1500780499</text:p>
          </table:table-cell>
          <table:table-cell office:value-type="float" office:value="1500780498" calcext:value-type="float">
            <text:p>1500780498</text:p>
          </table:table-cell>
          <table:table-cell table:formula="of:=[.A1353]-[.B13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508" calcext:value-type="float">
            <text:p>1500780508</text:p>
          </table:table-cell>
          <table:table-cell office:value-type="float" office:value="1500780499" calcext:value-type="float">
            <text:p>1500780499</text:p>
          </table:table-cell>
          <table:table-cell table:formula="of:=[.A1354]-[.B13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525" calcext:value-type="float">
            <text:p>1500780525</text:p>
          </table:table-cell>
          <table:table-cell office:value-type="float" office:value="1500780508" calcext:value-type="float">
            <text:p>1500780508</text:p>
          </table:table-cell>
          <table:table-cell table:formula="of:=[.A1355]-[.B135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0574" calcext:value-type="float">
            <text:p>1500780574</text:p>
          </table:table-cell>
          <table:table-cell office:value-type="float" office:value="1500780525" calcext:value-type="float">
            <text:p>1500780525</text:p>
          </table:table-cell>
          <table:table-cell table:formula="of:=[.A1356]-[.B135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0584" calcext:value-type="float">
            <text:p>1500780584</text:p>
          </table:table-cell>
          <table:table-cell office:value-type="float" office:value="1500780574" calcext:value-type="float">
            <text:p>1500780574</text:p>
          </table:table-cell>
          <table:table-cell table:formula="of:=[.A1357]-[.B135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588" calcext:value-type="float">
            <text:p>1500780588</text:p>
          </table:table-cell>
          <table:table-cell office:value-type="float" office:value="1500780584" calcext:value-type="float">
            <text:p>1500780584</text:p>
          </table:table-cell>
          <table:table-cell table:formula="of:=[.A1358]-[.B13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0595" calcext:value-type="float">
            <text:p>1500780595</text:p>
          </table:table-cell>
          <table:table-cell office:value-type="float" office:value="1500780588" calcext:value-type="float">
            <text:p>1500780588</text:p>
          </table:table-cell>
          <table:table-cell table:formula="of:=[.A1359]-[.B135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605" calcext:value-type="float">
            <text:p>1500780605</text:p>
          </table:table-cell>
          <table:table-cell office:value-type="float" office:value="1500780595" calcext:value-type="float">
            <text:p>1500780595</text:p>
          </table:table-cell>
          <table:table-cell table:formula="of:=[.A1360]-[.B13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606" calcext:value-type="float">
            <text:p>1500780606</text:p>
          </table:table-cell>
          <table:table-cell office:value-type="float" office:value="1500780605" calcext:value-type="float">
            <text:p>1500780605</text:p>
          </table:table-cell>
          <table:table-cell table:formula="of:=[.A1361]-[.B13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607" calcext:value-type="float">
            <text:p>1500780607</text:p>
          </table:table-cell>
          <table:table-cell office:value-type="float" office:value="1500780606" calcext:value-type="float">
            <text:p>1500780606</text:p>
          </table:table-cell>
          <table:table-cell table:formula="of:=[.A1362]-[.B13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625" calcext:value-type="float">
            <text:p>1500780625</text:p>
          </table:table-cell>
          <table:table-cell office:value-type="float" office:value="1500780607" calcext:value-type="float">
            <text:p>1500780607</text:p>
          </table:table-cell>
          <table:table-cell table:formula="of:=[.A1363]-[.B136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0664" calcext:value-type="float">
            <text:p>1500780664</text:p>
          </table:table-cell>
          <table:table-cell office:value-type="float" office:value="1500780625" calcext:value-type="float">
            <text:p>1500780625</text:p>
          </table:table-cell>
          <table:table-cell table:formula="of:=[.A1364]-[.B136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80668" calcext:value-type="float">
            <text:p>1500780668</text:p>
          </table:table-cell>
          <table:table-cell office:value-type="float" office:value="1500780664" calcext:value-type="float">
            <text:p>1500780664</text:p>
          </table:table-cell>
          <table:table-cell table:formula="of:=[.A1365]-[.B13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0669" calcext:value-type="float">
            <text:p>1500780669</text:p>
          </table:table-cell>
          <table:table-cell office:value-type="float" office:value="1500780668" calcext:value-type="float">
            <text:p>1500780668</text:p>
          </table:table-cell>
          <table:table-cell table:formula="of:=[.A1366]-[.B13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676" calcext:value-type="float">
            <text:p>1500780676</text:p>
          </table:table-cell>
          <table:table-cell office:value-type="float" office:value="1500780669" calcext:value-type="float">
            <text:p>1500780669</text:p>
          </table:table-cell>
          <table:table-cell table:formula="of:=[.A1367]-[.B136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681" calcext:value-type="float">
            <text:p>1500780681</text:p>
          </table:table-cell>
          <table:table-cell office:value-type="float" office:value="1500780676" calcext:value-type="float">
            <text:p>1500780676</text:p>
          </table:table-cell>
          <table:table-cell table:formula="of:=[.A1368]-[.B136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719" calcext:value-type="float">
            <text:p>1500780719</text:p>
          </table:table-cell>
          <table:table-cell office:value-type="float" office:value="1500780681" calcext:value-type="float">
            <text:p>1500780681</text:p>
          </table:table-cell>
          <table:table-cell table:formula="of:=[.A1369]-[.B136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80734" calcext:value-type="float">
            <text:p>1500780734</text:p>
          </table:table-cell>
          <table:table-cell office:value-type="float" office:value="1500780719" calcext:value-type="float">
            <text:p>1500780719</text:p>
          </table:table-cell>
          <table:table-cell table:formula="of:=[.A1370]-[.B137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0736" calcext:value-type="float">
            <text:p>1500780736</text:p>
          </table:table-cell>
          <table:table-cell office:value-type="float" office:value="1500780734" calcext:value-type="float">
            <text:p>1500780734</text:p>
          </table:table-cell>
          <table:table-cell table:formula="of:=[.A1371]-[.B13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743" calcext:value-type="float">
            <text:p>1500780743</text:p>
          </table:table-cell>
          <table:table-cell office:value-type="float" office:value="1500780736" calcext:value-type="float">
            <text:p>1500780736</text:p>
          </table:table-cell>
          <table:table-cell table:formula="of:=[.A1372]-[.B137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754" calcext:value-type="float">
            <text:p>1500780754</text:p>
          </table:table-cell>
          <table:table-cell office:value-type="float" office:value="1500780743" calcext:value-type="float">
            <text:p>1500780743</text:p>
          </table:table-cell>
          <table:table-cell table:formula="of:=[.A1373]-[.B137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0767" calcext:value-type="float">
            <text:p>1500780767</text:p>
          </table:table-cell>
          <table:table-cell office:value-type="float" office:value="1500780754" calcext:value-type="float">
            <text:p>1500780754</text:p>
          </table:table-cell>
          <table:table-cell table:formula="of:=[.A1374]-[.B137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772" calcext:value-type="float">
            <text:p>1500780772</text:p>
          </table:table-cell>
          <table:table-cell office:value-type="float" office:value="1500780767" calcext:value-type="float">
            <text:p>1500780767</text:p>
          </table:table-cell>
          <table:table-cell table:formula="of:=[.A1375]-[.B137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777" calcext:value-type="float">
            <text:p>1500780777</text:p>
          </table:table-cell>
          <table:table-cell office:value-type="float" office:value="1500780772" calcext:value-type="float">
            <text:p>1500780772</text:p>
          </table:table-cell>
          <table:table-cell table:formula="of:=[.A1376]-[.B137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791" calcext:value-type="float">
            <text:p>1500780791</text:p>
          </table:table-cell>
          <table:table-cell office:value-type="float" office:value="1500780777" calcext:value-type="float">
            <text:p>1500780777</text:p>
          </table:table-cell>
          <table:table-cell table:formula="of:=[.A1377]-[.B137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0793" calcext:value-type="float">
            <text:p>1500780793</text:p>
          </table:table-cell>
          <table:table-cell office:value-type="float" office:value="1500780791" calcext:value-type="float">
            <text:p>1500780791</text:p>
          </table:table-cell>
          <table:table-cell table:formula="of:=[.A1378]-[.B13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802" calcext:value-type="float">
            <text:p>1500780802</text:p>
          </table:table-cell>
          <table:table-cell office:value-type="float" office:value="1500780793" calcext:value-type="float">
            <text:p>1500780793</text:p>
          </table:table-cell>
          <table:table-cell table:formula="of:=[.A1379]-[.B137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803" calcext:value-type="float">
            <text:p>1500780803</text:p>
          </table:table-cell>
          <table:table-cell office:value-type="float" office:value="1500780802" calcext:value-type="float">
            <text:p>1500780802</text:p>
          </table:table-cell>
          <table:table-cell table:formula="of:=[.A1380]-[.B13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812" calcext:value-type="float">
            <text:p>1500780812</text:p>
          </table:table-cell>
          <table:table-cell office:value-type="float" office:value="1500780803" calcext:value-type="float">
            <text:p>1500780803</text:p>
          </table:table-cell>
          <table:table-cell table:formula="of:=[.A1381]-[.B138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843" calcext:value-type="float">
            <text:p>1500780843</text:p>
          </table:table-cell>
          <table:table-cell office:value-type="float" office:value="1500780812" calcext:value-type="float">
            <text:p>1500780812</text:p>
          </table:table-cell>
          <table:table-cell table:formula="of:=[.A1382]-[.B138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80866" calcext:value-type="float">
            <text:p>1500780866</text:p>
          </table:table-cell>
          <table:table-cell office:value-type="float" office:value="1500780843" calcext:value-type="float">
            <text:p>1500780843</text:p>
          </table:table-cell>
          <table:table-cell table:formula="of:=[.A1383]-[.B138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0868" calcext:value-type="float">
            <text:p>1500780868</text:p>
          </table:table-cell>
          <table:table-cell office:value-type="float" office:value="1500780866" calcext:value-type="float">
            <text:p>1500780866</text:p>
          </table:table-cell>
          <table:table-cell table:formula="of:=[.A1384]-[.B13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872" calcext:value-type="float">
            <text:p>1500780872</text:p>
          </table:table-cell>
          <table:table-cell office:value-type="float" office:value="1500780868" calcext:value-type="float">
            <text:p>1500780868</text:p>
          </table:table-cell>
          <table:table-cell table:formula="of:=[.A1385]-[.B13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0886" calcext:value-type="float">
            <text:p>1500780886</text:p>
          </table:table-cell>
          <table:table-cell office:value-type="float" office:value="1500780872" calcext:value-type="float">
            <text:p>1500780872</text:p>
          </table:table-cell>
          <table:table-cell table:formula="of:=[.A1386]-[.B13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0896" calcext:value-type="float">
            <text:p>1500780896</text:p>
          </table:table-cell>
          <table:table-cell office:value-type="float" office:value="1500780886" calcext:value-type="float">
            <text:p>1500780886</text:p>
          </table:table-cell>
          <table:table-cell table:formula="of:=[.A1387]-[.B13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897" calcext:value-type="float">
            <text:p>1500780897</text:p>
          </table:table-cell>
          <table:table-cell office:value-type="float" office:value="1500780896" calcext:value-type="float">
            <text:p>1500780896</text:p>
          </table:table-cell>
          <table:table-cell table:formula="of:=[.A1388]-[.B13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910" calcext:value-type="float">
            <text:p>1500780910</text:p>
          </table:table-cell>
          <table:table-cell office:value-type="float" office:value="1500780897" calcext:value-type="float">
            <text:p>1500780897</text:p>
          </table:table-cell>
          <table:table-cell table:formula="of:=[.A1389]-[.B138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915" calcext:value-type="float">
            <text:p>1500780915</text:p>
          </table:table-cell>
          <table:table-cell office:value-type="float" office:value="1500780910" calcext:value-type="float">
            <text:p>1500780910</text:p>
          </table:table-cell>
          <table:table-cell table:formula="of:=[.A1390]-[.B139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925" calcext:value-type="float">
            <text:p>1500780925</text:p>
          </table:table-cell>
          <table:table-cell office:value-type="float" office:value="1500780915" calcext:value-type="float">
            <text:p>1500780915</text:p>
          </table:table-cell>
          <table:table-cell table:formula="of:=[.A1391]-[.B139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953" calcext:value-type="float">
            <text:p>1500780953</text:p>
          </table:table-cell>
          <table:table-cell office:value-type="float" office:value="1500780925" calcext:value-type="float">
            <text:p>1500780925</text:p>
          </table:table-cell>
          <table:table-cell table:formula="of:=[.A1392]-[.B139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1000" calcext:value-type="float">
            <text:p>1500781000</text:p>
          </table:table-cell>
          <table:table-cell office:value-type="float" office:value="1500780953" calcext:value-type="float">
            <text:p>1500780953</text:p>
          </table:table-cell>
          <table:table-cell table:formula="of:=[.A1393]-[.B139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81030" calcext:value-type="float">
            <text:p>1500781030</text:p>
          </table:table-cell>
          <table:table-cell office:value-type="float" office:value="1500781000" calcext:value-type="float">
            <text:p>1500781000</text:p>
          </table:table-cell>
          <table:table-cell table:formula="of:=[.A1394]-[.B139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1044" calcext:value-type="float">
            <text:p>1500781044</text:p>
          </table:table-cell>
          <table:table-cell office:value-type="float" office:value="1500781030" calcext:value-type="float">
            <text:p>1500781030</text:p>
          </table:table-cell>
          <table:table-cell table:formula="of:=[.A1395]-[.B139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093" calcext:value-type="float">
            <text:p>1500781093</text:p>
          </table:table-cell>
          <table:table-cell office:value-type="float" office:value="1500781044" calcext:value-type="float">
            <text:p>1500781044</text:p>
          </table:table-cell>
          <table:table-cell table:formula="of:=[.A1396]-[.B139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1126" calcext:value-type="float">
            <text:p>1500781126</text:p>
          </table:table-cell>
          <table:table-cell office:value-type="float" office:value="1500781093" calcext:value-type="float">
            <text:p>1500781093</text:p>
          </table:table-cell>
          <table:table-cell table:formula="of:=[.A1397]-[.B139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1139" calcext:value-type="float">
            <text:p>1500781139</text:p>
          </table:table-cell>
          <table:table-cell office:value-type="float" office:value="1500781126" calcext:value-type="float">
            <text:p>1500781126</text:p>
          </table:table-cell>
          <table:table-cell table:formula="of:=[.A1398]-[.B139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1149" calcext:value-type="float">
            <text:p>1500781149</text:p>
          </table:table-cell>
          <table:table-cell office:value-type="float" office:value="1500781139" calcext:value-type="float">
            <text:p>1500781139</text:p>
          </table:table-cell>
          <table:table-cell table:formula="of:=[.A1399]-[.B139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151" calcext:value-type="float">
            <text:p>1500781151</text:p>
          </table:table-cell>
          <table:table-cell office:value-type="float" office:value="1500781149" calcext:value-type="float">
            <text:p>1500781149</text:p>
          </table:table-cell>
          <table:table-cell table:formula="of:=[.A1400]-[.B14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152" calcext:value-type="float">
            <text:p>1500781152</text:p>
          </table:table-cell>
          <table:table-cell office:value-type="float" office:value="1500781151" calcext:value-type="float">
            <text:p>1500781151</text:p>
          </table:table-cell>
          <table:table-cell table:formula="of:=[.A1401]-[.B14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173" calcext:value-type="float">
            <text:p>1500781173</text:p>
          </table:table-cell>
          <table:table-cell office:value-type="float" office:value="1500781152" calcext:value-type="float">
            <text:p>1500781152</text:p>
          </table:table-cell>
          <table:table-cell table:formula="of:=[.A1402]-[.B140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1175" calcext:value-type="float">
            <text:p>1500781175</text:p>
          </table:table-cell>
          <table:table-cell office:value-type="float" office:value="1500781173" calcext:value-type="float">
            <text:p>1500781173</text:p>
          </table:table-cell>
          <table:table-cell table:formula="of:=[.A1403]-[.B140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183" calcext:value-type="float">
            <text:p>1500781183</text:p>
          </table:table-cell>
          <table:table-cell office:value-type="float" office:value="1500781175" calcext:value-type="float">
            <text:p>1500781175</text:p>
          </table:table-cell>
          <table:table-cell table:formula="of:=[.A1404]-[.B140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192" calcext:value-type="float">
            <text:p>1500781192</text:p>
          </table:table-cell>
          <table:table-cell office:value-type="float" office:value="1500781183" calcext:value-type="float">
            <text:p>1500781183</text:p>
          </table:table-cell>
          <table:table-cell table:formula="of:=[.A1405]-[.B140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206" calcext:value-type="float">
            <text:p>1500781206</text:p>
          </table:table-cell>
          <table:table-cell office:value-type="float" office:value="1500781192" calcext:value-type="float">
            <text:p>1500781192</text:p>
          </table:table-cell>
          <table:table-cell table:formula="of:=[.A1406]-[.B140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208" calcext:value-type="float">
            <text:p>1500781208</text:p>
          </table:table-cell>
          <table:table-cell office:value-type="float" office:value="1500781206" calcext:value-type="float">
            <text:p>1500781206</text:p>
          </table:table-cell>
          <table:table-cell table:formula="of:=[.A1407]-[.B140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227" calcext:value-type="float">
            <text:p>1500781227</text:p>
          </table:table-cell>
          <table:table-cell office:value-type="float" office:value="1500781208" calcext:value-type="float">
            <text:p>1500781208</text:p>
          </table:table-cell>
          <table:table-cell table:formula="of:=[.A1408]-[.B140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1234" calcext:value-type="float">
            <text:p>1500781234</text:p>
          </table:table-cell>
          <table:table-cell office:value-type="float" office:value="1500781227" calcext:value-type="float">
            <text:p>1500781227</text:p>
          </table:table-cell>
          <table:table-cell table:formula="of:=[.A1409]-[.B140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1244" calcext:value-type="float">
            <text:p>1500781244</text:p>
          </table:table-cell>
          <table:table-cell office:value-type="float" office:value="1500781234" calcext:value-type="float">
            <text:p>1500781234</text:p>
          </table:table-cell>
          <table:table-cell table:formula="of:=[.A1410]-[.B14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252" calcext:value-type="float">
            <text:p>1500781252</text:p>
          </table:table-cell>
          <table:table-cell office:value-type="float" office:value="1500781244" calcext:value-type="float">
            <text:p>1500781244</text:p>
          </table:table-cell>
          <table:table-cell table:formula="of:=[.A1411]-[.B141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263" calcext:value-type="float">
            <text:p>1500781263</text:p>
          </table:table-cell>
          <table:table-cell office:value-type="float" office:value="1500781252" calcext:value-type="float">
            <text:p>1500781252</text:p>
          </table:table-cell>
          <table:table-cell table:formula="of:=[.A1412]-[.B141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1264" calcext:value-type="float">
            <text:p>1500781264</text:p>
          </table:table-cell>
          <table:table-cell office:value-type="float" office:value="1500781263" calcext:value-type="float">
            <text:p>1500781263</text:p>
          </table:table-cell>
          <table:table-cell table:formula="of:=[.A1413]-[.B14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320" calcext:value-type="float">
            <text:p>1500781320</text:p>
          </table:table-cell>
          <table:table-cell office:value-type="float" office:value="1500781264" calcext:value-type="float">
            <text:p>1500781264</text:p>
          </table:table-cell>
          <table:table-cell table:formula="of:=[.A1414]-[.B1414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81330" calcext:value-type="float">
            <text:p>1500781330</text:p>
          </table:table-cell>
          <table:table-cell office:value-type="float" office:value="1500781320" calcext:value-type="float">
            <text:p>1500781320</text:p>
          </table:table-cell>
          <table:table-cell table:formula="of:=[.A1415]-[.B141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379" calcext:value-type="float">
            <text:p>1500781379</text:p>
          </table:table-cell>
          <table:table-cell office:value-type="float" office:value="1500781330" calcext:value-type="float">
            <text:p>1500781330</text:p>
          </table:table-cell>
          <table:table-cell table:formula="of:=[.A1416]-[.B141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1393" calcext:value-type="float">
            <text:p>1500781393</text:p>
          </table:table-cell>
          <table:table-cell office:value-type="float" office:value="1500781379" calcext:value-type="float">
            <text:p>1500781379</text:p>
          </table:table-cell>
          <table:table-cell table:formula="of:=[.A1417]-[.B141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401" calcext:value-type="float">
            <text:p>1500781401</text:p>
          </table:table-cell>
          <table:table-cell office:value-type="float" office:value="1500781393" calcext:value-type="float">
            <text:p>1500781393</text:p>
          </table:table-cell>
          <table:table-cell table:formula="of:=[.A1418]-[.B14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404" calcext:value-type="float">
            <text:p>1500781404</text:p>
          </table:table-cell>
          <table:table-cell office:value-type="float" office:value="1500781401" calcext:value-type="float">
            <text:p>1500781401</text:p>
          </table:table-cell>
          <table:table-cell table:formula="of:=[.A1419]-[.B14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421" calcext:value-type="float">
            <text:p>1500781421</text:p>
          </table:table-cell>
          <table:table-cell office:value-type="float" office:value="1500781404" calcext:value-type="float">
            <text:p>1500781404</text:p>
          </table:table-cell>
          <table:table-cell table:formula="of:=[.A1420]-[.B142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1450" calcext:value-type="float">
            <text:p>1500781450</text:p>
          </table:table-cell>
          <table:table-cell office:value-type="float" office:value="1500781421" calcext:value-type="float">
            <text:p>1500781421</text:p>
          </table:table-cell>
          <table:table-cell table:formula="of:=[.A1421]-[.B1421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1453" calcext:value-type="float">
            <text:p>1500781453</text:p>
          </table:table-cell>
          <table:table-cell office:value-type="float" office:value="1500781450" calcext:value-type="float">
            <text:p>1500781450</text:p>
          </table:table-cell>
          <table:table-cell table:formula="of:=[.A1422]-[.B14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457" calcext:value-type="float">
            <text:p>1500781457</text:p>
          </table:table-cell>
          <table:table-cell office:value-type="float" office:value="1500781453" calcext:value-type="float">
            <text:p>1500781453</text:p>
          </table:table-cell>
          <table:table-cell table:formula="of:=[.A1423]-[.B142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1468" calcext:value-type="float">
            <text:p>1500781468</text:p>
          </table:table-cell>
          <table:table-cell office:value-type="float" office:value="1500781457" calcext:value-type="float">
            <text:p>1500781457</text:p>
          </table:table-cell>
          <table:table-cell table:formula="of:=[.A1424]-[.B14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1480" calcext:value-type="float">
            <text:p>1500781480</text:p>
          </table:table-cell>
          <table:table-cell office:value-type="float" office:value="1500781468" calcext:value-type="float">
            <text:p>1500781468</text:p>
          </table:table-cell>
          <table:table-cell table:formula="of:=[.A1425]-[.B14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1482" calcext:value-type="float">
            <text:p>1500781482</text:p>
          </table:table-cell>
          <table:table-cell office:value-type="float" office:value="1500781480" calcext:value-type="float">
            <text:p>1500781480</text:p>
          </table:table-cell>
          <table:table-cell table:formula="of:=[.A1426]-[.B14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483" calcext:value-type="float">
            <text:p>1500781483</text:p>
          </table:table-cell>
          <table:table-cell office:value-type="float" office:value="1500781482" calcext:value-type="float">
            <text:p>1500781482</text:p>
          </table:table-cell>
          <table:table-cell table:formula="of:=[.A1427]-[.B14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485" calcext:value-type="float">
            <text:p>1500781485</text:p>
          </table:table-cell>
          <table:table-cell office:value-type="float" office:value="1500781483" calcext:value-type="float">
            <text:p>1500781483</text:p>
          </table:table-cell>
          <table:table-cell table:formula="of:=[.A1428]-[.B142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488" calcext:value-type="float">
            <text:p>1500781488</text:p>
          </table:table-cell>
          <table:table-cell office:value-type="float" office:value="1500781485" calcext:value-type="float">
            <text:p>1500781485</text:p>
          </table:table-cell>
          <table:table-cell table:formula="of:=[.A1429]-[.B14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505" calcext:value-type="float">
            <text:p>1500781505</text:p>
          </table:table-cell>
          <table:table-cell office:value-type="float" office:value="1500781488" calcext:value-type="float">
            <text:p>1500781488</text:p>
          </table:table-cell>
          <table:table-cell table:formula="of:=[.A1430]-[.B143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1506" calcext:value-type="float">
            <text:p>1500781506</text:p>
          </table:table-cell>
          <table:table-cell office:value-type="float" office:value="1500781505" calcext:value-type="float">
            <text:p>1500781505</text:p>
          </table:table-cell>
          <table:table-cell table:formula="of:=[.A1431]-[.B14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519" calcext:value-type="float">
            <text:p>1500781519</text:p>
          </table:table-cell>
          <table:table-cell office:value-type="float" office:value="1500781506" calcext:value-type="float">
            <text:p>1500781506</text:p>
          </table:table-cell>
          <table:table-cell table:formula="of:=[.A1432]-[.B143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1522" calcext:value-type="float">
            <text:p>1500781522</text:p>
          </table:table-cell>
          <table:table-cell office:value-type="float" office:value="1500781519" calcext:value-type="float">
            <text:p>1500781519</text:p>
          </table:table-cell>
          <table:table-cell table:formula="of:=[.A1433]-[.B143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523" calcext:value-type="float">
            <text:p>1500781523</text:p>
          </table:table-cell>
          <table:table-cell office:value-type="float" office:value="1500781522" calcext:value-type="float">
            <text:p>1500781522</text:p>
          </table:table-cell>
          <table:table-cell table:formula="of:=[.A1434]-[.B14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533" calcext:value-type="float">
            <text:p>1500781533</text:p>
          </table:table-cell>
          <table:table-cell office:value-type="float" office:value="1500781523" calcext:value-type="float">
            <text:p>1500781523</text:p>
          </table:table-cell>
          <table:table-cell table:formula="of:=[.A1435]-[.B143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534" calcext:value-type="float">
            <text:p>1500781534</text:p>
          </table:table-cell>
          <table:table-cell office:value-type="float" office:value="1500781533" calcext:value-type="float">
            <text:p>1500781533</text:p>
          </table:table-cell>
          <table:table-cell table:formula="of:=[.A1436]-[.B14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538" calcext:value-type="float">
            <text:p>1500781538</text:p>
          </table:table-cell>
          <table:table-cell office:value-type="float" office:value="1500781534" calcext:value-type="float">
            <text:p>1500781534</text:p>
          </table:table-cell>
          <table:table-cell table:formula="of:=[.A1437]-[.B143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1551" calcext:value-type="float">
            <text:p>1500781551</text:p>
          </table:table-cell>
          <table:table-cell office:value-type="float" office:value="1500781538" calcext:value-type="float">
            <text:p>1500781538</text:p>
          </table:table-cell>
          <table:table-cell table:formula="of:=[.A1438]-[.B143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1591" calcext:value-type="float">
            <text:p>1500781591</text:p>
          </table:table-cell>
          <table:table-cell office:value-type="float" office:value="1500781551" calcext:value-type="float">
            <text:p>1500781551</text:p>
          </table:table-cell>
          <table:table-cell table:formula="of:=[.A1439]-[.B143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1596" calcext:value-type="float">
            <text:p>1500781596</text:p>
          </table:table-cell>
          <table:table-cell office:value-type="float" office:value="1500781591" calcext:value-type="float">
            <text:p>1500781591</text:p>
          </table:table-cell>
          <table:table-cell table:formula="of:=[.A1440]-[.B14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1601" calcext:value-type="float">
            <text:p>1500781601</text:p>
          </table:table-cell>
          <table:table-cell office:value-type="float" office:value="1500781596" calcext:value-type="float">
            <text:p>1500781596</text:p>
          </table:table-cell>
          <table:table-cell table:formula="of:=[.A1441]-[.B144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1610" calcext:value-type="float">
            <text:p>1500781610</text:p>
          </table:table-cell>
          <table:table-cell office:value-type="float" office:value="1500781601" calcext:value-type="float">
            <text:p>1500781601</text:p>
          </table:table-cell>
          <table:table-cell table:formula="of:=[.A1442]-[.B144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681" calcext:value-type="float">
            <text:p>1500781681</text:p>
          </table:table-cell>
          <table:table-cell office:value-type="float" office:value="1500781610" calcext:value-type="float">
            <text:p>1500781610</text:p>
          </table:table-cell>
          <table:table-cell table:formula="of:=[.A1443]-[.B1443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81691" calcext:value-type="float">
            <text:p>1500781691</text:p>
          </table:table-cell>
          <table:table-cell office:value-type="float" office:value="1500781681" calcext:value-type="float">
            <text:p>1500781681</text:p>
          </table:table-cell>
          <table:table-cell table:formula="of:=[.A1444]-[.B144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701" calcext:value-type="float">
            <text:p>1500781701</text:p>
          </table:table-cell>
          <table:table-cell office:value-type="float" office:value="1500781691" calcext:value-type="float">
            <text:p>1500781691</text:p>
          </table:table-cell>
          <table:table-cell table:formula="of:=[.A1445]-[.B144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705" calcext:value-type="float">
            <text:p>1500781705</text:p>
          </table:table-cell>
          <table:table-cell office:value-type="float" office:value="1500781701" calcext:value-type="float">
            <text:p>1500781701</text:p>
          </table:table-cell>
          <table:table-cell table:formula="of:=[.A1446]-[.B14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1717" calcext:value-type="float">
            <text:p>1500781717</text:p>
          </table:table-cell>
          <table:table-cell office:value-type="float" office:value="1500781705" calcext:value-type="float">
            <text:p>1500781705</text:p>
          </table:table-cell>
          <table:table-cell table:formula="of:=[.A1447]-[.B144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1743" calcext:value-type="float">
            <text:p>1500781743</text:p>
          </table:table-cell>
          <table:table-cell office:value-type="float" office:value="1500781717" calcext:value-type="float">
            <text:p>1500781717</text:p>
          </table:table-cell>
          <table:table-cell table:formula="of:=[.A1448]-[.B144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1762" calcext:value-type="float">
            <text:p>1500781762</text:p>
          </table:table-cell>
          <table:table-cell office:value-type="float" office:value="1500781743" calcext:value-type="float">
            <text:p>1500781743</text:p>
          </table:table-cell>
          <table:table-cell table:formula="of:=[.A1449]-[.B144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1772" calcext:value-type="float">
            <text:p>1500781772</text:p>
          </table:table-cell>
          <table:table-cell office:value-type="float" office:value="1500781762" calcext:value-type="float">
            <text:p>1500781762</text:p>
          </table:table-cell>
          <table:table-cell table:formula="of:=[.A1450]-[.B145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786" calcext:value-type="float">
            <text:p>1500781786</text:p>
          </table:table-cell>
          <table:table-cell office:value-type="float" office:value="1500781772" calcext:value-type="float">
            <text:p>1500781772</text:p>
          </table:table-cell>
          <table:table-cell table:formula="of:=[.A1451]-[.B145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812" calcext:value-type="float">
            <text:p>1500781812</text:p>
          </table:table-cell>
          <table:table-cell office:value-type="float" office:value="1500781786" calcext:value-type="float">
            <text:p>1500781786</text:p>
          </table:table-cell>
          <table:table-cell table:formula="of:=[.A1452]-[.B145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1822" calcext:value-type="float">
            <text:p>1500781822</text:p>
          </table:table-cell>
          <table:table-cell office:value-type="float" office:value="1500781812" calcext:value-type="float">
            <text:p>1500781812</text:p>
          </table:table-cell>
          <table:table-cell table:formula="of:=[.A1453]-[.B145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831" calcext:value-type="float">
            <text:p>1500781831</text:p>
          </table:table-cell>
          <table:table-cell office:value-type="float" office:value="1500781822" calcext:value-type="float">
            <text:p>1500781822</text:p>
          </table:table-cell>
          <table:table-cell table:formula="of:=[.A1454]-[.B14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832" calcext:value-type="float">
            <text:p>1500781832</text:p>
          </table:table-cell>
          <table:table-cell office:value-type="float" office:value="1500781831" calcext:value-type="float">
            <text:p>1500781831</text:p>
          </table:table-cell>
          <table:table-cell table:formula="of:=[.A1455]-[.B14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840" calcext:value-type="float">
            <text:p>1500781840</text:p>
          </table:table-cell>
          <table:table-cell office:value-type="float" office:value="1500781832" calcext:value-type="float">
            <text:p>1500781832</text:p>
          </table:table-cell>
          <table:table-cell table:formula="of:=[.A1456]-[.B145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848" calcext:value-type="float">
            <text:p>1500781848</text:p>
          </table:table-cell>
          <table:table-cell office:value-type="float" office:value="1500781840" calcext:value-type="float">
            <text:p>1500781840</text:p>
          </table:table-cell>
          <table:table-cell table:formula="of:=[.A1457]-[.B145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857" calcext:value-type="float">
            <text:p>1500781857</text:p>
          </table:table-cell>
          <table:table-cell office:value-type="float" office:value="1500781848" calcext:value-type="float">
            <text:p>1500781848</text:p>
          </table:table-cell>
          <table:table-cell table:formula="of:=[.A1458]-[.B14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901" calcext:value-type="float">
            <text:p>1500781901</text:p>
          </table:table-cell>
          <table:table-cell office:value-type="float" office:value="1500781857" calcext:value-type="float">
            <text:p>1500781857</text:p>
          </table:table-cell>
          <table:table-cell table:formula="of:=[.A1459]-[.B1459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81915" calcext:value-type="float">
            <text:p>1500781915</text:p>
          </table:table-cell>
          <table:table-cell office:value-type="float" office:value="1500781901" calcext:value-type="float">
            <text:p>1500781901</text:p>
          </table:table-cell>
          <table:table-cell table:formula="of:=[.A1460]-[.B146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937" calcext:value-type="float">
            <text:p>1500781937</text:p>
          </table:table-cell>
          <table:table-cell office:value-type="float" office:value="1500781915" calcext:value-type="float">
            <text:p>1500781915</text:p>
          </table:table-cell>
          <table:table-cell table:formula="of:=[.A1461]-[.B146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1964" calcext:value-type="float">
            <text:p>1500781964</text:p>
          </table:table-cell>
          <table:table-cell office:value-type="float" office:value="1500781937" calcext:value-type="float">
            <text:p>1500781937</text:p>
          </table:table-cell>
          <table:table-cell table:formula="of:=[.A1462]-[.B146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2004" calcext:value-type="float">
            <text:p>1500782004</text:p>
          </table:table-cell>
          <table:table-cell office:value-type="float" office:value="1500781964" calcext:value-type="float">
            <text:p>1500781964</text:p>
          </table:table-cell>
          <table:table-cell table:formula="of:=[.A1463]-[.B146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2039" calcext:value-type="float">
            <text:p>1500782039</text:p>
          </table:table-cell>
          <table:table-cell office:value-type="float" office:value="1500782004" calcext:value-type="float">
            <text:p>1500782004</text:p>
          </table:table-cell>
          <table:table-cell table:formula="of:=[.A1464]-[.B146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82095" calcext:value-type="float">
            <text:p>1500782095</text:p>
          </table:table-cell>
          <table:table-cell office:value-type="float" office:value="1500782039" calcext:value-type="float">
            <text:p>1500782039</text:p>
          </table:table-cell>
          <table:table-cell table:formula="of:=[.A1465]-[.B1465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82096" calcext:value-type="float">
            <text:p>1500782096</text:p>
          </table:table-cell>
          <table:table-cell office:value-type="float" office:value="1500782095" calcext:value-type="float">
            <text:p>1500782095</text:p>
          </table:table-cell>
          <table:table-cell table:formula="of:=[.A1466]-[.B14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106" calcext:value-type="float">
            <text:p>1500782106</text:p>
          </table:table-cell>
          <table:table-cell office:value-type="float" office:value="1500782096" calcext:value-type="float">
            <text:p>1500782096</text:p>
          </table:table-cell>
          <table:table-cell table:formula="of:=[.A1467]-[.B146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2127" calcext:value-type="float">
            <text:p>1500782127</text:p>
          </table:table-cell>
          <table:table-cell office:value-type="float" office:value="1500782106" calcext:value-type="float">
            <text:p>1500782106</text:p>
          </table:table-cell>
          <table:table-cell table:formula="of:=[.A1468]-[.B146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2151" calcext:value-type="float">
            <text:p>1500782151</text:p>
          </table:table-cell>
          <table:table-cell office:value-type="float" office:value="1500782127" calcext:value-type="float">
            <text:p>1500782127</text:p>
          </table:table-cell>
          <table:table-cell table:formula="of:=[.A1469]-[.B146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2154" calcext:value-type="float">
            <text:p>1500782154</text:p>
          </table:table-cell>
          <table:table-cell office:value-type="float" office:value="1500782151" calcext:value-type="float">
            <text:p>1500782151</text:p>
          </table:table-cell>
          <table:table-cell table:formula="of:=[.A1470]-[.B14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2162" calcext:value-type="float">
            <text:p>1500782162</text:p>
          </table:table-cell>
          <table:table-cell office:value-type="float" office:value="1500782154" calcext:value-type="float">
            <text:p>1500782154</text:p>
          </table:table-cell>
          <table:table-cell table:formula="of:=[.A1471]-[.B14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184" calcext:value-type="float">
            <text:p>1500782184</text:p>
          </table:table-cell>
          <table:table-cell office:value-type="float" office:value="1500782162" calcext:value-type="float">
            <text:p>1500782162</text:p>
          </table:table-cell>
          <table:table-cell table:formula="of:=[.A1472]-[.B147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2194" calcext:value-type="float">
            <text:p>1500782194</text:p>
          </table:table-cell>
          <table:table-cell office:value-type="float" office:value="1500782184" calcext:value-type="float">
            <text:p>1500782184</text:p>
          </table:table-cell>
          <table:table-cell table:formula="of:=[.A1473]-[.B147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2201" calcext:value-type="float">
            <text:p>1500782201</text:p>
          </table:table-cell>
          <table:table-cell office:value-type="float" office:value="1500782194" calcext:value-type="float">
            <text:p>1500782194</text:p>
          </table:table-cell>
          <table:table-cell table:formula="of:=[.A1474]-[.B147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224" calcext:value-type="float">
            <text:p>1500782224</text:p>
          </table:table-cell>
          <table:table-cell office:value-type="float" office:value="1500782201" calcext:value-type="float">
            <text:p>1500782201</text:p>
          </table:table-cell>
          <table:table-cell table:formula="of:=[.A1475]-[.B147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2226" calcext:value-type="float">
            <text:p>1500782226</text:p>
          </table:table-cell>
          <table:table-cell office:value-type="float" office:value="1500782224" calcext:value-type="float">
            <text:p>1500782224</text:p>
          </table:table-cell>
          <table:table-cell table:formula="of:=[.A1476]-[.B147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242" calcext:value-type="float">
            <text:p>1500782242</text:p>
          </table:table-cell>
          <table:table-cell office:value-type="float" office:value="1500782226" calcext:value-type="float">
            <text:p>1500782226</text:p>
          </table:table-cell>
          <table:table-cell table:formula="of:=[.A1477]-[.B147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2249" calcext:value-type="float">
            <text:p>1500782249</text:p>
          </table:table-cell>
          <table:table-cell office:value-type="float" office:value="1500782242" calcext:value-type="float">
            <text:p>1500782242</text:p>
          </table:table-cell>
          <table:table-cell table:formula="of:=[.A1478]-[.B14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251" calcext:value-type="float">
            <text:p>1500782251</text:p>
          </table:table-cell>
          <table:table-cell office:value-type="float" office:value="1500782249" calcext:value-type="float">
            <text:p>1500782249</text:p>
          </table:table-cell>
          <table:table-cell table:formula="of:=[.A1479]-[.B14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252" calcext:value-type="float">
            <text:p>1500782252</text:p>
          </table:table-cell>
          <table:table-cell office:value-type="float" office:value="1500782251" calcext:value-type="float">
            <text:p>1500782251</text:p>
          </table:table-cell>
          <table:table-cell table:formula="of:=[.A1480]-[.B14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294" calcext:value-type="float">
            <text:p>1500782294</text:p>
          </table:table-cell>
          <table:table-cell office:value-type="float" office:value="1500782252" calcext:value-type="float">
            <text:p>1500782252</text:p>
          </table:table-cell>
          <table:table-cell table:formula="of:=[.A1481]-[.B1481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2295" calcext:value-type="float">
            <text:p>1500782295</text:p>
          </table:table-cell>
          <table:table-cell office:value-type="float" office:value="1500782294" calcext:value-type="float">
            <text:p>1500782294</text:p>
          </table:table-cell>
          <table:table-cell table:formula="of:=[.A1482]-[.B14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296" calcext:value-type="float">
            <text:p>1500782296</text:p>
          </table:table-cell>
          <table:table-cell office:value-type="float" office:value="1500782295" calcext:value-type="float">
            <text:p>1500782295</text:p>
          </table:table-cell>
          <table:table-cell table:formula="of:=[.A1483]-[.B14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314" calcext:value-type="float">
            <text:p>1500782314</text:p>
          </table:table-cell>
          <table:table-cell office:value-type="float" office:value="1500782296" calcext:value-type="float">
            <text:p>1500782296</text:p>
          </table:table-cell>
          <table:table-cell table:formula="of:=[.A1484]-[.B148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2347" calcext:value-type="float">
            <text:p>1500782347</text:p>
          </table:table-cell>
          <table:table-cell office:value-type="float" office:value="1500782314" calcext:value-type="float">
            <text:p>1500782314</text:p>
          </table:table-cell>
          <table:table-cell table:formula="of:=[.A1485]-[.B148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2366" calcext:value-type="float">
            <text:p>1500782366</text:p>
          </table:table-cell>
          <table:table-cell office:value-type="float" office:value="1500782347" calcext:value-type="float">
            <text:p>1500782347</text:p>
          </table:table-cell>
          <table:table-cell table:formula="of:=[.A1486]-[.B148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2371" calcext:value-type="float">
            <text:p>1500782371</text:p>
          </table:table-cell>
          <table:table-cell office:value-type="float" office:value="1500782366" calcext:value-type="float">
            <text:p>1500782366</text:p>
          </table:table-cell>
          <table:table-cell table:formula="of:=[.A1487]-[.B148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376" calcext:value-type="float">
            <text:p>1500782376</text:p>
          </table:table-cell>
          <table:table-cell office:value-type="float" office:value="1500782371" calcext:value-type="float">
            <text:p>1500782371</text:p>
          </table:table-cell>
          <table:table-cell table:formula="of:=[.A1488]-[.B148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378" calcext:value-type="float">
            <text:p>1500782378</text:p>
          </table:table-cell>
          <table:table-cell office:value-type="float" office:value="1500782376" calcext:value-type="float">
            <text:p>1500782376</text:p>
          </table:table-cell>
          <table:table-cell table:formula="of:=[.A1489]-[.B14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390" calcext:value-type="float">
            <text:p>1500782390</text:p>
          </table:table-cell>
          <table:table-cell office:value-type="float" office:value="1500782378" calcext:value-type="float">
            <text:p>1500782378</text:p>
          </table:table-cell>
          <table:table-cell table:formula="of:=[.A1490]-[.B149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2392" calcext:value-type="float">
            <text:p>1500782392</text:p>
          </table:table-cell>
          <table:table-cell office:value-type="float" office:value="1500782390" calcext:value-type="float">
            <text:p>1500782390</text:p>
          </table:table-cell>
          <table:table-cell table:formula="of:=[.A1491]-[.B14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461" calcext:value-type="float">
            <text:p>1500782461</text:p>
          </table:table-cell>
          <table:table-cell office:value-type="float" office:value="1500782392" calcext:value-type="float">
            <text:p>1500782392</text:p>
          </table:table-cell>
          <table:table-cell table:formula="of:=[.A1492]-[.B1492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82465" calcext:value-type="float">
            <text:p>1500782465</text:p>
          </table:table-cell>
          <table:table-cell office:value-type="float" office:value="1500782461" calcext:value-type="float">
            <text:p>1500782461</text:p>
          </table:table-cell>
          <table:table-cell table:formula="of:=[.A1493]-[.B149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2472" calcext:value-type="float">
            <text:p>1500782472</text:p>
          </table:table-cell>
          <table:table-cell office:value-type="float" office:value="1500782465" calcext:value-type="float">
            <text:p>1500782465</text:p>
          </table:table-cell>
          <table:table-cell table:formula="of:=[.A1494]-[.B149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485" calcext:value-type="float">
            <text:p>1500782485</text:p>
          </table:table-cell>
          <table:table-cell office:value-type="float" office:value="1500782472" calcext:value-type="float">
            <text:p>1500782472</text:p>
          </table:table-cell>
          <table:table-cell table:formula="of:=[.A1495]-[.B149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2529" calcext:value-type="float">
            <text:p>1500782529</text:p>
          </table:table-cell>
          <table:table-cell office:value-type="float" office:value="1500782485" calcext:value-type="float">
            <text:p>1500782485</text:p>
          </table:table-cell>
          <table:table-cell table:formula="of:=[.A1496]-[.B149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82546" calcext:value-type="float">
            <text:p>1500782546</text:p>
          </table:table-cell>
          <table:table-cell office:value-type="float" office:value="1500782529" calcext:value-type="float">
            <text:p>1500782529</text:p>
          </table:table-cell>
          <table:table-cell table:formula="of:=[.A1497]-[.B149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2555" calcext:value-type="float">
            <text:p>1500782555</text:p>
          </table:table-cell>
          <table:table-cell office:value-type="float" office:value="1500782546" calcext:value-type="float">
            <text:p>1500782546</text:p>
          </table:table-cell>
          <table:table-cell table:formula="of:=[.A1498]-[.B149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2604" calcext:value-type="float">
            <text:p>1500782604</text:p>
          </table:table-cell>
          <table:table-cell office:value-type="float" office:value="1500782555" calcext:value-type="float">
            <text:p>1500782555</text:p>
          </table:table-cell>
          <table:table-cell table:formula="of:=[.A1499]-[.B149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2616" calcext:value-type="float">
            <text:p>1500782616</text:p>
          </table:table-cell>
          <table:table-cell office:value-type="float" office:value="1500782604" calcext:value-type="float">
            <text:p>1500782604</text:p>
          </table:table-cell>
          <table:table-cell table:formula="of:=[.A1500]-[.B150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2642" calcext:value-type="float">
            <text:p>1500782642</text:p>
          </table:table-cell>
          <table:table-cell office:value-type="float" office:value="1500782616" calcext:value-type="float">
            <text:p>1500782616</text:p>
          </table:table-cell>
          <table:table-cell table:formula="of:=[.A1501]-[.B150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2669" calcext:value-type="float">
            <text:p>1500782669</text:p>
          </table:table-cell>
          <table:table-cell office:value-type="float" office:value="1500782642" calcext:value-type="float">
            <text:p>1500782642</text:p>
          </table:table-cell>
          <table:table-cell table:formula="of:=[.A1502]-[.B150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2674" calcext:value-type="float">
            <text:p>1500782674</text:p>
          </table:table-cell>
          <table:table-cell office:value-type="float" office:value="1500782669" calcext:value-type="float">
            <text:p>1500782669</text:p>
          </table:table-cell>
          <table:table-cell table:formula="of:=[.A1503]-[.B150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680" calcext:value-type="float">
            <text:p>1500782680</text:p>
          </table:table-cell>
          <table:table-cell office:value-type="float" office:value="1500782674" calcext:value-type="float">
            <text:p>1500782674</text:p>
          </table:table-cell>
          <table:table-cell table:formula="of:=[.A1504]-[.B15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2709" calcext:value-type="float">
            <text:p>1500782709</text:p>
          </table:table-cell>
          <table:table-cell office:value-type="float" office:value="1500782680" calcext:value-type="float">
            <text:p>1500782680</text:p>
          </table:table-cell>
          <table:table-cell table:formula="of:=[.A1505]-[.B150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2717" calcext:value-type="float">
            <text:p>1500782717</text:p>
          </table:table-cell>
          <table:table-cell office:value-type="float" office:value="1500782709" calcext:value-type="float">
            <text:p>1500782709</text:p>
          </table:table-cell>
          <table:table-cell table:formula="of:=[.A1506]-[.B150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735" calcext:value-type="float">
            <text:p>1500782735</text:p>
          </table:table-cell>
          <table:table-cell office:value-type="float" office:value="1500782717" calcext:value-type="float">
            <text:p>1500782717</text:p>
          </table:table-cell>
          <table:table-cell table:formula="of:=[.A1507]-[.B150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2744" calcext:value-type="float">
            <text:p>1500782744</text:p>
          </table:table-cell>
          <table:table-cell office:value-type="float" office:value="1500782735" calcext:value-type="float">
            <text:p>1500782735</text:p>
          </table:table-cell>
          <table:table-cell table:formula="of:=[.A1508]-[.B15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2752" calcext:value-type="float">
            <text:p>1500782752</text:p>
          </table:table-cell>
          <table:table-cell office:value-type="float" office:value="1500782744" calcext:value-type="float">
            <text:p>1500782744</text:p>
          </table:table-cell>
          <table:table-cell table:formula="of:=[.A1509]-[.B15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755" calcext:value-type="float">
            <text:p>1500782755</text:p>
          </table:table-cell>
          <table:table-cell office:value-type="float" office:value="1500782752" calcext:value-type="float">
            <text:p>1500782752</text:p>
          </table:table-cell>
          <table:table-cell table:formula="of:=[.A1510]-[.B15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2798" calcext:value-type="float">
            <text:p>1500782798</text:p>
          </table:table-cell>
          <table:table-cell office:value-type="float" office:value="1500782755" calcext:value-type="float">
            <text:p>1500782755</text:p>
          </table:table-cell>
          <table:table-cell table:formula="of:=[.A1511]-[.B151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2859" calcext:value-type="float">
            <text:p>1500782859</text:p>
          </table:table-cell>
          <table:table-cell office:value-type="float" office:value="1500782798" calcext:value-type="float">
            <text:p>1500782798</text:p>
          </table:table-cell>
          <table:table-cell table:formula="of:=[.A1512]-[.B151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782862" calcext:value-type="float">
            <text:p>1500782862</text:p>
          </table:table-cell>
          <table:table-cell office:value-type="float" office:value="1500782859" calcext:value-type="float">
            <text:p>1500782859</text:p>
          </table:table-cell>
          <table:table-cell table:formula="of:=[.A1513]-[.B151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2867" calcext:value-type="float">
            <text:p>1500782867</text:p>
          </table:table-cell>
          <table:table-cell office:value-type="float" office:value="1500782862" calcext:value-type="float">
            <text:p>1500782862</text:p>
          </table:table-cell>
          <table:table-cell table:formula="of:=[.A1514]-[.B151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876" calcext:value-type="float">
            <text:p>1500782876</text:p>
          </table:table-cell>
          <table:table-cell office:value-type="float" office:value="1500782867" calcext:value-type="float">
            <text:p>1500782867</text:p>
          </table:table-cell>
          <table:table-cell table:formula="of:=[.A1515]-[.B151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2884" calcext:value-type="float">
            <text:p>1500782884</text:p>
          </table:table-cell>
          <table:table-cell office:value-type="float" office:value="1500782876" calcext:value-type="float">
            <text:p>1500782876</text:p>
          </table:table-cell>
          <table:table-cell table:formula="of:=[.A1516]-[.B151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902" calcext:value-type="float">
            <text:p>1500782902</text:p>
          </table:table-cell>
          <table:table-cell office:value-type="float" office:value="1500782884" calcext:value-type="float">
            <text:p>1500782884</text:p>
          </table:table-cell>
          <table:table-cell table:formula="of:=[.A1517]-[.B151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2909" calcext:value-type="float">
            <text:p>1500782909</text:p>
          </table:table-cell>
          <table:table-cell office:value-type="float" office:value="1500782902" calcext:value-type="float">
            <text:p>1500782902</text:p>
          </table:table-cell>
          <table:table-cell table:formula="of:=[.A1518]-[.B151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915" calcext:value-type="float">
            <text:p>1500782915</text:p>
          </table:table-cell>
          <table:table-cell office:value-type="float" office:value="1500782909" calcext:value-type="float">
            <text:p>1500782909</text:p>
          </table:table-cell>
          <table:table-cell table:formula="of:=[.A1519]-[.B151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2949" calcext:value-type="float">
            <text:p>1500782949</text:p>
          </table:table-cell>
          <table:table-cell office:value-type="float" office:value="1500782915" calcext:value-type="float">
            <text:p>1500782915</text:p>
          </table:table-cell>
          <table:table-cell table:formula="of:=[.A1520]-[.B152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82975" calcext:value-type="float">
            <text:p>1500782975</text:p>
          </table:table-cell>
          <table:table-cell office:value-type="float" office:value="1500782949" calcext:value-type="float">
            <text:p>1500782949</text:p>
          </table:table-cell>
          <table:table-cell table:formula="of:=[.A1521]-[.B152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2992" calcext:value-type="float">
            <text:p>1500782992</text:p>
          </table:table-cell>
          <table:table-cell office:value-type="float" office:value="1500782975" calcext:value-type="float">
            <text:p>1500782975</text:p>
          </table:table-cell>
          <table:table-cell table:formula="of:=[.A1522]-[.B15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3014" calcext:value-type="float">
            <text:p>1500783014</text:p>
          </table:table-cell>
          <table:table-cell office:value-type="float" office:value="1500782992" calcext:value-type="float">
            <text:p>1500782992</text:p>
          </table:table-cell>
          <table:table-cell table:formula="of:=[.A1523]-[.B152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3050" calcext:value-type="float">
            <text:p>1500783050</text:p>
          </table:table-cell>
          <table:table-cell office:value-type="float" office:value="1500783014" calcext:value-type="float">
            <text:p>1500783014</text:p>
          </table:table-cell>
          <table:table-cell table:formula="of:=[.A1524]-[.B152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3061" calcext:value-type="float">
            <text:p>1500783061</text:p>
          </table:table-cell>
          <table:table-cell office:value-type="float" office:value="1500783050" calcext:value-type="float">
            <text:p>1500783050</text:p>
          </table:table-cell>
          <table:table-cell table:formula="of:=[.A1525]-[.B152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3091" calcext:value-type="float">
            <text:p>1500783091</text:p>
          </table:table-cell>
          <table:table-cell office:value-type="float" office:value="1500783061" calcext:value-type="float">
            <text:p>1500783061</text:p>
          </table:table-cell>
          <table:table-cell table:formula="of:=[.A1526]-[.B152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3095" calcext:value-type="float">
            <text:p>1500783095</text:p>
          </table:table-cell>
          <table:table-cell office:value-type="float" office:value="1500783091" calcext:value-type="float">
            <text:p>1500783091</text:p>
          </table:table-cell>
          <table:table-cell table:formula="of:=[.A1527]-[.B15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125" calcext:value-type="float">
            <text:p>1500783125</text:p>
          </table:table-cell>
          <table:table-cell office:value-type="float" office:value="1500783095" calcext:value-type="float">
            <text:p>1500783095</text:p>
          </table:table-cell>
          <table:table-cell table:formula="of:=[.A1528]-[.B152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3152" calcext:value-type="float">
            <text:p>1500783152</text:p>
          </table:table-cell>
          <table:table-cell office:value-type="float" office:value="1500783125" calcext:value-type="float">
            <text:p>1500783125</text:p>
          </table:table-cell>
          <table:table-cell table:formula="of:=[.A1529]-[.B152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162" calcext:value-type="float">
            <text:p>1500783162</text:p>
          </table:table-cell>
          <table:table-cell office:value-type="float" office:value="1500783152" calcext:value-type="float">
            <text:p>1500783152</text:p>
          </table:table-cell>
          <table:table-cell table:formula="of:=[.A1530]-[.B153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3175" calcext:value-type="float">
            <text:p>1500783175</text:p>
          </table:table-cell>
          <table:table-cell office:value-type="float" office:value="1500783162" calcext:value-type="float">
            <text:p>1500783162</text:p>
          </table:table-cell>
          <table:table-cell table:formula="of:=[.A1531]-[.B153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180" calcext:value-type="float">
            <text:p>1500783180</text:p>
          </table:table-cell>
          <table:table-cell office:value-type="float" office:value="1500783175" calcext:value-type="float">
            <text:p>1500783175</text:p>
          </table:table-cell>
          <table:table-cell table:formula="of:=[.A1532]-[.B153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197" calcext:value-type="float">
            <text:p>1500783197</text:p>
          </table:table-cell>
          <table:table-cell office:value-type="float" office:value="1500783180" calcext:value-type="float">
            <text:p>1500783180</text:p>
          </table:table-cell>
          <table:table-cell table:formula="of:=[.A1533]-[.B153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3215" calcext:value-type="float">
            <text:p>1500783215</text:p>
          </table:table-cell>
          <table:table-cell office:value-type="float" office:value="1500783197" calcext:value-type="float">
            <text:p>1500783197</text:p>
          </table:table-cell>
          <table:table-cell table:formula="of:=[.A1534]-[.B153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3219" calcext:value-type="float">
            <text:p>1500783219</text:p>
          </table:table-cell>
          <table:table-cell office:value-type="float" office:value="1500783215" calcext:value-type="float">
            <text:p>1500783215</text:p>
          </table:table-cell>
          <table:table-cell table:formula="of:=[.A1535]-[.B153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246" calcext:value-type="float">
            <text:p>1500783246</text:p>
          </table:table-cell>
          <table:table-cell office:value-type="float" office:value="1500783219" calcext:value-type="float">
            <text:p>1500783219</text:p>
          </table:table-cell>
          <table:table-cell table:formula="of:=[.A1536]-[.B153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249" calcext:value-type="float">
            <text:p>1500783249</text:p>
          </table:table-cell>
          <table:table-cell office:value-type="float" office:value="1500783246" calcext:value-type="float">
            <text:p>1500783246</text:p>
          </table:table-cell>
          <table:table-cell table:formula="of:=[.A1537]-[.B15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262" calcext:value-type="float">
            <text:p>1500783262</text:p>
          </table:table-cell>
          <table:table-cell office:value-type="float" office:value="1500783249" calcext:value-type="float">
            <text:p>1500783249</text:p>
          </table:table-cell>
          <table:table-cell table:formula="of:=[.A1538]-[.B153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283" calcext:value-type="float">
            <text:p>1500783283</text:p>
          </table:table-cell>
          <table:table-cell office:value-type="float" office:value="1500783262" calcext:value-type="float">
            <text:p>1500783262</text:p>
          </table:table-cell>
          <table:table-cell table:formula="of:=[.A1539]-[.B153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3285" calcext:value-type="float">
            <text:p>1500783285</text:p>
          </table:table-cell>
          <table:table-cell office:value-type="float" office:value="1500783283" calcext:value-type="float">
            <text:p>1500783283</text:p>
          </table:table-cell>
          <table:table-cell table:formula="of:=[.A1540]-[.B15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3311" calcext:value-type="float">
            <text:p>1500783311</text:p>
          </table:table-cell>
          <table:table-cell office:value-type="float" office:value="1500783285" calcext:value-type="float">
            <text:p>1500783285</text:p>
          </table:table-cell>
          <table:table-cell table:formula="of:=[.A1541]-[.B154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3335" calcext:value-type="float">
            <text:p>1500783335</text:p>
          </table:table-cell>
          <table:table-cell office:value-type="float" office:value="1500783311" calcext:value-type="float">
            <text:p>1500783311</text:p>
          </table:table-cell>
          <table:table-cell table:formula="of:=[.A1542]-[.B154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3354" calcext:value-type="float">
            <text:p>1500783354</text:p>
          </table:table-cell>
          <table:table-cell office:value-type="float" office:value="1500783335" calcext:value-type="float">
            <text:p>1500783335</text:p>
          </table:table-cell>
          <table:table-cell table:formula="of:=[.A1543]-[.B154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3367" calcext:value-type="float">
            <text:p>1500783367</text:p>
          </table:table-cell>
          <table:table-cell office:value-type="float" office:value="1500783354" calcext:value-type="float">
            <text:p>1500783354</text:p>
          </table:table-cell>
          <table:table-cell table:formula="of:=[.A1544]-[.B15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380" calcext:value-type="float">
            <text:p>1500783380</text:p>
          </table:table-cell>
          <table:table-cell office:value-type="float" office:value="1500783367" calcext:value-type="float">
            <text:p>1500783367</text:p>
          </table:table-cell>
          <table:table-cell table:formula="of:=[.A1545]-[.B154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411" calcext:value-type="float">
            <text:p>1500783411</text:p>
          </table:table-cell>
          <table:table-cell office:value-type="float" office:value="1500783380" calcext:value-type="float">
            <text:p>1500783380</text:p>
          </table:table-cell>
          <table:table-cell table:formula="of:=[.A1546]-[.B154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83420" calcext:value-type="float">
            <text:p>1500783420</text:p>
          </table:table-cell>
          <table:table-cell office:value-type="float" office:value="1500783411" calcext:value-type="float">
            <text:p>1500783411</text:p>
          </table:table-cell>
          <table:table-cell table:formula="of:=[.A1547]-[.B154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3431" calcext:value-type="float">
            <text:p>1500783431</text:p>
          </table:table-cell>
          <table:table-cell office:value-type="float" office:value="1500783420" calcext:value-type="float">
            <text:p>1500783420</text:p>
          </table:table-cell>
          <table:table-cell table:formula="of:=[.A1548]-[.B154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3436" calcext:value-type="float">
            <text:p>1500783436</text:p>
          </table:table-cell>
          <table:table-cell office:value-type="float" office:value="1500783431" calcext:value-type="float">
            <text:p>1500783431</text:p>
          </table:table-cell>
          <table:table-cell table:formula="of:=[.A1549]-[.B154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448" calcext:value-type="float">
            <text:p>1500783448</text:p>
          </table:table-cell>
          <table:table-cell office:value-type="float" office:value="1500783436" calcext:value-type="float">
            <text:p>1500783436</text:p>
          </table:table-cell>
          <table:table-cell table:formula="of:=[.A1550]-[.B155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451" calcext:value-type="float">
            <text:p>1500783451</text:p>
          </table:table-cell>
          <table:table-cell office:value-type="float" office:value="1500783448" calcext:value-type="float">
            <text:p>1500783448</text:p>
          </table:table-cell>
          <table:table-cell table:formula="of:=[.A1551]-[.B155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456" calcext:value-type="float">
            <text:p>1500783456</text:p>
          </table:table-cell>
          <table:table-cell office:value-type="float" office:value="1500783451" calcext:value-type="float">
            <text:p>1500783451</text:p>
          </table:table-cell>
          <table:table-cell table:formula="of:=[.A1552]-[.B15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483" calcext:value-type="float">
            <text:p>1500783483</text:p>
          </table:table-cell>
          <table:table-cell office:value-type="float" office:value="1500783456" calcext:value-type="float">
            <text:p>1500783456</text:p>
          </table:table-cell>
          <table:table-cell table:formula="of:=[.A1553]-[.B155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489" calcext:value-type="float">
            <text:p>1500783489</text:p>
          </table:table-cell>
          <table:table-cell office:value-type="float" office:value="1500783483" calcext:value-type="float">
            <text:p>1500783483</text:p>
          </table:table-cell>
          <table:table-cell table:formula="of:=[.A1554]-[.B155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3498" calcext:value-type="float">
            <text:p>1500783498</text:p>
          </table:table-cell>
          <table:table-cell office:value-type="float" office:value="1500783489" calcext:value-type="float">
            <text:p>1500783489</text:p>
          </table:table-cell>
          <table:table-cell table:formula="of:=[.A1555]-[.B155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3502" calcext:value-type="float">
            <text:p>1500783502</text:p>
          </table:table-cell>
          <table:table-cell office:value-type="float" office:value="1500783498" calcext:value-type="float">
            <text:p>1500783498</text:p>
          </table:table-cell>
          <table:table-cell table:formula="of:=[.A1556]-[.B15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513" calcext:value-type="float">
            <text:p>1500783513</text:p>
          </table:table-cell>
          <table:table-cell office:value-type="float" office:value="1500783502" calcext:value-type="float">
            <text:p>1500783502</text:p>
          </table:table-cell>
          <table:table-cell table:formula="of:=[.A1557]-[.B155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3528" calcext:value-type="float">
            <text:p>1500783528</text:p>
          </table:table-cell>
          <table:table-cell office:value-type="float" office:value="1500783513" calcext:value-type="float">
            <text:p>1500783513</text:p>
          </table:table-cell>
          <table:table-cell table:formula="of:=[.A1558]-[.B155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3546" calcext:value-type="float">
            <text:p>1500783546</text:p>
          </table:table-cell>
          <table:table-cell office:value-type="float" office:value="1500783528" calcext:value-type="float">
            <text:p>1500783528</text:p>
          </table:table-cell>
          <table:table-cell table:formula="of:=[.A1559]-[.B155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3560" calcext:value-type="float">
            <text:p>1500783560</text:p>
          </table:table-cell>
          <table:table-cell office:value-type="float" office:value="1500783546" calcext:value-type="float">
            <text:p>1500783546</text:p>
          </table:table-cell>
          <table:table-cell table:formula="of:=[.A1560]-[.B156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3563" calcext:value-type="float">
            <text:p>1500783563</text:p>
          </table:table-cell>
          <table:table-cell office:value-type="float" office:value="1500783560" calcext:value-type="float">
            <text:p>1500783560</text:p>
          </table:table-cell>
          <table:table-cell table:formula="of:=[.A1561]-[.B156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590" calcext:value-type="float">
            <text:p>1500783590</text:p>
          </table:table-cell>
          <table:table-cell office:value-type="float" office:value="1500783563" calcext:value-type="float">
            <text:p>1500783563</text:p>
          </table:table-cell>
          <table:table-cell table:formula="of:=[.A1562]-[.B156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602" calcext:value-type="float">
            <text:p>1500783602</text:p>
          </table:table-cell>
          <table:table-cell office:value-type="float" office:value="1500783590" calcext:value-type="float">
            <text:p>1500783590</text:p>
          </table:table-cell>
          <table:table-cell table:formula="of:=[.A1563]-[.B156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614" calcext:value-type="float">
            <text:p>1500783614</text:p>
          </table:table-cell>
          <table:table-cell office:value-type="float" office:value="1500783602" calcext:value-type="float">
            <text:p>1500783602</text:p>
          </table:table-cell>
          <table:table-cell table:formula="of:=[.A1564]-[.B156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642" calcext:value-type="float">
            <text:p>1500783642</text:p>
          </table:table-cell>
          <table:table-cell office:value-type="float" office:value="1500783614" calcext:value-type="float">
            <text:p>1500783614</text:p>
          </table:table-cell>
          <table:table-cell table:formula="of:=[.A1565]-[.B156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3657" calcext:value-type="float">
            <text:p>1500783657</text:p>
          </table:table-cell>
          <table:table-cell office:value-type="float" office:value="1500783642" calcext:value-type="float">
            <text:p>1500783642</text:p>
          </table:table-cell>
          <table:table-cell table:formula="of:=[.A1566]-[.B156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3658" calcext:value-type="float">
            <text:p>1500783658</text:p>
          </table:table-cell>
          <table:table-cell office:value-type="float" office:value="1500783657" calcext:value-type="float">
            <text:p>1500783657</text:p>
          </table:table-cell>
          <table:table-cell table:formula="of:=[.A1567]-[.B15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3667" calcext:value-type="float">
            <text:p>1500783667</text:p>
          </table:table-cell>
          <table:table-cell office:value-type="float" office:value="1500783658" calcext:value-type="float">
            <text:p>1500783658</text:p>
          </table:table-cell>
          <table:table-cell table:formula="of:=[.A1568]-[.B156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3677" calcext:value-type="float">
            <text:p>1500783677</text:p>
          </table:table-cell>
          <table:table-cell office:value-type="float" office:value="1500783667" calcext:value-type="float">
            <text:p>1500783667</text:p>
          </table:table-cell>
          <table:table-cell table:formula="of:=[.A1569]-[.B156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3682" calcext:value-type="float">
            <text:p>1500783682</text:p>
          </table:table-cell>
          <table:table-cell office:value-type="float" office:value="1500783677" calcext:value-type="float">
            <text:p>1500783677</text:p>
          </table:table-cell>
          <table:table-cell table:formula="of:=[.A1570]-[.B157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702" calcext:value-type="float">
            <text:p>1500783702</text:p>
          </table:table-cell>
          <table:table-cell office:value-type="float" office:value="1500783682" calcext:value-type="float">
            <text:p>1500783682</text:p>
          </table:table-cell>
          <table:table-cell table:formula="of:=[.A1571]-[.B157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3728" calcext:value-type="float">
            <text:p>1500783728</text:p>
          </table:table-cell>
          <table:table-cell office:value-type="float" office:value="1500783702" calcext:value-type="float">
            <text:p>1500783702</text:p>
          </table:table-cell>
          <table:table-cell table:formula="of:=[.A1572]-[.B157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3736" calcext:value-type="float">
            <text:p>1500783736</text:p>
          </table:table-cell>
          <table:table-cell office:value-type="float" office:value="1500783728" calcext:value-type="float">
            <text:p>1500783728</text:p>
          </table:table-cell>
          <table:table-cell table:formula="of:=[.A1573]-[.B157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3748" calcext:value-type="float">
            <text:p>1500783748</text:p>
          </table:table-cell>
          <table:table-cell office:value-type="float" office:value="1500783736" calcext:value-type="float">
            <text:p>1500783736</text:p>
          </table:table-cell>
          <table:table-cell table:formula="of:=[.A1574]-[.B157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753" calcext:value-type="float">
            <text:p>1500783753</text:p>
          </table:table-cell>
          <table:table-cell office:value-type="float" office:value="1500783748" calcext:value-type="float">
            <text:p>1500783748</text:p>
          </table:table-cell>
          <table:table-cell table:formula="of:=[.A1575]-[.B157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765" calcext:value-type="float">
            <text:p>1500783765</text:p>
          </table:table-cell>
          <table:table-cell office:value-type="float" office:value="1500783753" calcext:value-type="float">
            <text:p>1500783753</text:p>
          </table:table-cell>
          <table:table-cell table:formula="of:=[.A1576]-[.B157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767" calcext:value-type="float">
            <text:p>1500783767</text:p>
          </table:table-cell>
          <table:table-cell office:value-type="float" office:value="1500783765" calcext:value-type="float">
            <text:p>1500783765</text:p>
          </table:table-cell>
          <table:table-cell table:formula="of:=[.A1577]-[.B15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3788" calcext:value-type="float">
            <text:p>1500783788</text:p>
          </table:table-cell>
          <table:table-cell office:value-type="float" office:value="1500783767" calcext:value-type="float">
            <text:p>1500783767</text:p>
          </table:table-cell>
          <table:table-cell table:formula="of:=[.A1578]-[.B157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3801" calcext:value-type="float">
            <text:p>1500783801</text:p>
          </table:table-cell>
          <table:table-cell office:value-type="float" office:value="1500783788" calcext:value-type="float">
            <text:p>1500783788</text:p>
          </table:table-cell>
          <table:table-cell table:formula="of:=[.A1579]-[.B157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863" calcext:value-type="float">
            <text:p>1500783863</text:p>
          </table:table-cell>
          <table:table-cell office:value-type="float" office:value="1500783801" calcext:value-type="float">
            <text:p>1500783801</text:p>
          </table:table-cell>
          <table:table-cell table:formula="of:=[.A1580]-[.B158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83867" calcext:value-type="float">
            <text:p>1500783867</text:p>
          </table:table-cell>
          <table:table-cell office:value-type="float" office:value="1500783863" calcext:value-type="float">
            <text:p>1500783863</text:p>
          </table:table-cell>
          <table:table-cell table:formula="of:=[.A1581]-[.B158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871" calcext:value-type="float">
            <text:p>1500783871</text:p>
          </table:table-cell>
          <table:table-cell office:value-type="float" office:value="1500783867" calcext:value-type="float">
            <text:p>1500783867</text:p>
          </table:table-cell>
          <table:table-cell table:formula="of:=[.A1582]-[.B15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876" calcext:value-type="float">
            <text:p>1500783876</text:p>
          </table:table-cell>
          <table:table-cell office:value-type="float" office:value="1500783871" calcext:value-type="float">
            <text:p>1500783871</text:p>
          </table:table-cell>
          <table:table-cell table:formula="of:=[.A1583]-[.B158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883" calcext:value-type="float">
            <text:p>1500783883</text:p>
          </table:table-cell>
          <table:table-cell office:value-type="float" office:value="1500783876" calcext:value-type="float">
            <text:p>1500783876</text:p>
          </table:table-cell>
          <table:table-cell table:formula="of:=[.A1584]-[.B158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3886" calcext:value-type="float">
            <text:p>1500783886</text:p>
          </table:table-cell>
          <table:table-cell office:value-type="float" office:value="1500783883" calcext:value-type="float">
            <text:p>1500783883</text:p>
          </table:table-cell>
          <table:table-cell table:formula="of:=[.A1585]-[.B158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929" calcext:value-type="float">
            <text:p>1500783929</text:p>
          </table:table-cell>
          <table:table-cell office:value-type="float" office:value="1500783886" calcext:value-type="float">
            <text:p>1500783886</text:p>
          </table:table-cell>
          <table:table-cell table:formula="of:=[.A1586]-[.B158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3935" calcext:value-type="float">
            <text:p>1500783935</text:p>
          </table:table-cell>
          <table:table-cell office:value-type="float" office:value="1500783929" calcext:value-type="float">
            <text:p>1500783929</text:p>
          </table:table-cell>
          <table:table-cell table:formula="of:=[.A1587]-[.B158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3982" calcext:value-type="float">
            <text:p>1500783982</text:p>
          </table:table-cell>
          <table:table-cell office:value-type="float" office:value="1500783935" calcext:value-type="float">
            <text:p>1500783935</text:p>
          </table:table-cell>
          <table:table-cell table:formula="of:=[.A1588]-[.B158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83987" calcext:value-type="float">
            <text:p>1500783987</text:p>
          </table:table-cell>
          <table:table-cell office:value-type="float" office:value="1500783982" calcext:value-type="float">
            <text:p>1500783982</text:p>
          </table:table-cell>
          <table:table-cell table:formula="of:=[.A1589]-[.B158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994" calcext:value-type="float">
            <text:p>1500783994</text:p>
          </table:table-cell>
          <table:table-cell office:value-type="float" office:value="1500783987" calcext:value-type="float">
            <text:p>1500783987</text:p>
          </table:table-cell>
          <table:table-cell table:formula="of:=[.A1590]-[.B159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3997" calcext:value-type="float">
            <text:p>1500783997</text:p>
          </table:table-cell>
          <table:table-cell office:value-type="float" office:value="1500783994" calcext:value-type="float">
            <text:p>1500783994</text:p>
          </table:table-cell>
          <table:table-cell table:formula="of:=[.A1591]-[.B15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998" calcext:value-type="float">
            <text:p>1500783998</text:p>
          </table:table-cell>
          <table:table-cell office:value-type="float" office:value="1500783997" calcext:value-type="float">
            <text:p>1500783997</text:p>
          </table:table-cell>
          <table:table-cell table:formula="of:=[.A1592]-[.B15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014" calcext:value-type="float">
            <text:p>1500784014</text:p>
          </table:table-cell>
          <table:table-cell office:value-type="float" office:value="1500783998" calcext:value-type="float">
            <text:p>1500783998</text:p>
          </table:table-cell>
          <table:table-cell table:formula="of:=[.A1593]-[.B159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4022" calcext:value-type="float">
            <text:p>1500784022</text:p>
          </table:table-cell>
          <table:table-cell office:value-type="float" office:value="1500784014" calcext:value-type="float">
            <text:p>1500784014</text:p>
          </table:table-cell>
          <table:table-cell table:formula="of:=[.A1594]-[.B15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029" calcext:value-type="float">
            <text:p>1500784029</text:p>
          </table:table-cell>
          <table:table-cell office:value-type="float" office:value="1500784022" calcext:value-type="float">
            <text:p>1500784022</text:p>
          </table:table-cell>
          <table:table-cell table:formula="of:=[.A1595]-[.B159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4035" calcext:value-type="float">
            <text:p>1500784035</text:p>
          </table:table-cell>
          <table:table-cell office:value-type="float" office:value="1500784029" calcext:value-type="float">
            <text:p>1500784029</text:p>
          </table:table-cell>
          <table:table-cell table:formula="of:=[.A1596]-[.B15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4076" calcext:value-type="float">
            <text:p>1500784076</text:p>
          </table:table-cell>
          <table:table-cell office:value-type="float" office:value="1500784035" calcext:value-type="float">
            <text:p>1500784035</text:p>
          </table:table-cell>
          <table:table-cell table:formula="of:=[.A1597]-[.B159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4100" calcext:value-type="float">
            <text:p>1500784100</text:p>
          </table:table-cell>
          <table:table-cell office:value-type="float" office:value="1500784076" calcext:value-type="float">
            <text:p>1500784076</text:p>
          </table:table-cell>
          <table:table-cell table:formula="of:=[.A1598]-[.B159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4109" calcext:value-type="float">
            <text:p>1500784109</text:p>
          </table:table-cell>
          <table:table-cell office:value-type="float" office:value="1500784100" calcext:value-type="float">
            <text:p>1500784100</text:p>
          </table:table-cell>
          <table:table-cell table:formula="of:=[.A1599]-[.B159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4183" calcext:value-type="float">
            <text:p>1500784183</text:p>
          </table:table-cell>
          <table:table-cell office:value-type="float" office:value="1500784109" calcext:value-type="float">
            <text:p>1500784109</text:p>
          </table:table-cell>
          <table:table-cell table:formula="of:=[.A1600]-[.B1600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0784207" calcext:value-type="float">
            <text:p>1500784207</text:p>
          </table:table-cell>
          <table:table-cell office:value-type="float" office:value="1500784183" calcext:value-type="float">
            <text:p>1500784183</text:p>
          </table:table-cell>
          <table:table-cell table:formula="of:=[.A1601]-[.B160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4228" calcext:value-type="float">
            <text:p>1500784228</text:p>
          </table:table-cell>
          <table:table-cell office:value-type="float" office:value="1500784207" calcext:value-type="float">
            <text:p>1500784207</text:p>
          </table:table-cell>
          <table:table-cell table:formula="of:=[.A1602]-[.B160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4242" calcext:value-type="float">
            <text:p>1500784242</text:p>
          </table:table-cell>
          <table:table-cell office:value-type="float" office:value="1500784228" calcext:value-type="float">
            <text:p>1500784228</text:p>
          </table:table-cell>
          <table:table-cell table:formula="of:=[.A1603]-[.B160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4243" calcext:value-type="float">
            <text:p>1500784243</text:p>
          </table:table-cell>
          <table:table-cell office:value-type="float" office:value="1500784242" calcext:value-type="float">
            <text:p>1500784242</text:p>
          </table:table-cell>
          <table:table-cell table:formula="of:=[.A1604]-[.B16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263" calcext:value-type="float">
            <text:p>1500784263</text:p>
          </table:table-cell>
          <table:table-cell office:value-type="float" office:value="1500784243" calcext:value-type="float">
            <text:p>1500784243</text:p>
          </table:table-cell>
          <table:table-cell table:formula="of:=[.A1605]-[.B160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4291" calcext:value-type="float">
            <text:p>1500784291</text:p>
          </table:table-cell>
          <table:table-cell office:value-type="float" office:value="1500784263" calcext:value-type="float">
            <text:p>1500784263</text:p>
          </table:table-cell>
          <table:table-cell table:formula="of:=[.A1606]-[.B160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4331" calcext:value-type="float">
            <text:p>1500784331</text:p>
          </table:table-cell>
          <table:table-cell office:value-type="float" office:value="1500784291" calcext:value-type="float">
            <text:p>1500784291</text:p>
          </table:table-cell>
          <table:table-cell table:formula="of:=[.A1607]-[.B160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4344" calcext:value-type="float">
            <text:p>1500784344</text:p>
          </table:table-cell>
          <table:table-cell office:value-type="float" office:value="1500784331" calcext:value-type="float">
            <text:p>1500784331</text:p>
          </table:table-cell>
          <table:table-cell table:formula="of:=[.A1608]-[.B16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349" calcext:value-type="float">
            <text:p>1500784349</text:p>
          </table:table-cell>
          <table:table-cell office:value-type="float" office:value="1500784344" calcext:value-type="float">
            <text:p>1500784344</text:p>
          </table:table-cell>
          <table:table-cell table:formula="of:=[.A1609]-[.B16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4387" calcext:value-type="float">
            <text:p>1500784387</text:p>
          </table:table-cell>
          <table:table-cell office:value-type="float" office:value="1500784349" calcext:value-type="float">
            <text:p>1500784349</text:p>
          </table:table-cell>
          <table:table-cell table:formula="of:=[.A1610]-[.B161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84406" calcext:value-type="float">
            <text:p>1500784406</text:p>
          </table:table-cell>
          <table:table-cell office:value-type="float" office:value="1500784387" calcext:value-type="float">
            <text:p>1500784387</text:p>
          </table:table-cell>
          <table:table-cell table:formula="of:=[.A1611]-[.B161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425" calcext:value-type="float">
            <text:p>1500784425</text:p>
          </table:table-cell>
          <table:table-cell office:value-type="float" office:value="1500784406" calcext:value-type="float">
            <text:p>1500784406</text:p>
          </table:table-cell>
          <table:table-cell table:formula="of:=[.A1612]-[.B161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450" calcext:value-type="float">
            <text:p>1500784450</text:p>
          </table:table-cell>
          <table:table-cell office:value-type="float" office:value="1500784425" calcext:value-type="float">
            <text:p>1500784425</text:p>
          </table:table-cell>
          <table:table-cell table:formula="of:=[.A1613]-[.B161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84460" calcext:value-type="float">
            <text:p>1500784460</text:p>
          </table:table-cell>
          <table:table-cell office:value-type="float" office:value="1500784450" calcext:value-type="float">
            <text:p>1500784450</text:p>
          </table:table-cell>
          <table:table-cell table:formula="of:=[.A1614]-[.B16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4479" calcext:value-type="float">
            <text:p>1500784479</text:p>
          </table:table-cell>
          <table:table-cell office:value-type="float" office:value="1500784460" calcext:value-type="float">
            <text:p>1500784460</text:p>
          </table:table-cell>
          <table:table-cell table:formula="of:=[.A1615]-[.B161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484" calcext:value-type="float">
            <text:p>1500784484</text:p>
          </table:table-cell>
          <table:table-cell office:value-type="float" office:value="1500784479" calcext:value-type="float">
            <text:p>1500784479</text:p>
          </table:table-cell>
          <table:table-cell table:formula="of:=[.A1616]-[.B161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4500" calcext:value-type="float">
            <text:p>1500784500</text:p>
          </table:table-cell>
          <table:table-cell office:value-type="float" office:value="1500784484" calcext:value-type="float">
            <text:p>1500784484</text:p>
          </table:table-cell>
          <table:table-cell table:formula="of:=[.A1617]-[.B161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4527" calcext:value-type="float">
            <text:p>1500784527</text:p>
          </table:table-cell>
          <table:table-cell office:value-type="float" office:value="1500784500" calcext:value-type="float">
            <text:p>1500784500</text:p>
          </table:table-cell>
          <table:table-cell table:formula="of:=[.A1618]-[.B161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4540" calcext:value-type="float">
            <text:p>1500784540</text:p>
          </table:table-cell>
          <table:table-cell office:value-type="float" office:value="1500784527" calcext:value-type="float">
            <text:p>1500784527</text:p>
          </table:table-cell>
          <table:table-cell table:formula="of:=[.A1619]-[.B16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543" calcext:value-type="float">
            <text:p>1500784543</text:p>
          </table:table-cell>
          <table:table-cell office:value-type="float" office:value="1500784540" calcext:value-type="float">
            <text:p>1500784540</text:p>
          </table:table-cell>
          <table:table-cell table:formula="of:=[.A1620]-[.B16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548" calcext:value-type="float">
            <text:p>1500784548</text:p>
          </table:table-cell>
          <table:table-cell office:value-type="float" office:value="1500784543" calcext:value-type="float">
            <text:p>1500784543</text:p>
          </table:table-cell>
          <table:table-cell table:formula="of:=[.A1621]-[.B16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4566" calcext:value-type="float">
            <text:p>1500784566</text:p>
          </table:table-cell>
          <table:table-cell office:value-type="float" office:value="1500784548" calcext:value-type="float">
            <text:p>1500784548</text:p>
          </table:table-cell>
          <table:table-cell table:formula="of:=[.A1622]-[.B162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4570" calcext:value-type="float">
            <text:p>1500784570</text:p>
          </table:table-cell>
          <table:table-cell office:value-type="float" office:value="1500784566" calcext:value-type="float">
            <text:p>1500784566</text:p>
          </table:table-cell>
          <table:table-cell table:formula="of:=[.A1623]-[.B162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4573" calcext:value-type="float">
            <text:p>1500784573</text:p>
          </table:table-cell>
          <table:table-cell office:value-type="float" office:value="1500784570" calcext:value-type="float">
            <text:p>1500784570</text:p>
          </table:table-cell>
          <table:table-cell table:formula="of:=[.A1624]-[.B16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577" calcext:value-type="float">
            <text:p>1500784577</text:p>
          </table:table-cell>
          <table:table-cell office:value-type="float" office:value="1500784573" calcext:value-type="float">
            <text:p>1500784573</text:p>
          </table:table-cell>
          <table:table-cell table:formula="of:=[.A1625]-[.B16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4595" calcext:value-type="float">
            <text:p>1500784595</text:p>
          </table:table-cell>
          <table:table-cell office:value-type="float" office:value="1500784577" calcext:value-type="float">
            <text:p>1500784577</text:p>
          </table:table-cell>
          <table:table-cell table:formula="of:=[.A1626]-[.B162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4598" calcext:value-type="float">
            <text:p>1500784598</text:p>
          </table:table-cell>
          <table:table-cell office:value-type="float" office:value="1500784595" calcext:value-type="float">
            <text:p>1500784595</text:p>
          </table:table-cell>
          <table:table-cell table:formula="of:=[.A1627]-[.B16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606" calcext:value-type="float">
            <text:p>1500784606</text:p>
          </table:table-cell>
          <table:table-cell office:value-type="float" office:value="1500784598" calcext:value-type="float">
            <text:p>1500784598</text:p>
          </table:table-cell>
          <table:table-cell table:formula="of:=[.A1628]-[.B16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664" calcext:value-type="float">
            <text:p>1500784664</text:p>
          </table:table-cell>
          <table:table-cell office:value-type="float" office:value="1500784606" calcext:value-type="float">
            <text:p>1500784606</text:p>
          </table:table-cell>
          <table:table-cell table:formula="of:=[.A1629]-[.B1629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784686" calcext:value-type="float">
            <text:p>1500784686</text:p>
          </table:table-cell>
          <table:table-cell office:value-type="float" office:value="1500784664" calcext:value-type="float">
            <text:p>1500784664</text:p>
          </table:table-cell>
          <table:table-cell table:formula="of:=[.A1630]-[.B163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4698" calcext:value-type="float">
            <text:p>1500784698</text:p>
          </table:table-cell>
          <table:table-cell office:value-type="float" office:value="1500784686" calcext:value-type="float">
            <text:p>1500784686</text:p>
          </table:table-cell>
          <table:table-cell table:formula="of:=[.A1631]-[.B163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4699" calcext:value-type="float">
            <text:p>1500784699</text:p>
          </table:table-cell>
          <table:table-cell office:value-type="float" office:value="1500784698" calcext:value-type="float">
            <text:p>1500784698</text:p>
          </table:table-cell>
          <table:table-cell table:formula="of:=[.A1632]-[.B16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707" calcext:value-type="float">
            <text:p>1500784707</text:p>
          </table:table-cell>
          <table:table-cell office:value-type="float" office:value="1500784699" calcext:value-type="float">
            <text:p>1500784699</text:p>
          </table:table-cell>
          <table:table-cell table:formula="of:=[.A1633]-[.B163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710" calcext:value-type="float">
            <text:p>1500784710</text:p>
          </table:table-cell>
          <table:table-cell office:value-type="float" office:value="1500784707" calcext:value-type="float">
            <text:p>1500784707</text:p>
          </table:table-cell>
          <table:table-cell table:formula="of:=[.A1634]-[.B16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741" calcext:value-type="float">
            <text:p>1500784741</text:p>
          </table:table-cell>
          <table:table-cell office:value-type="float" office:value="1500784710" calcext:value-type="float">
            <text:p>1500784710</text:p>
          </table:table-cell>
          <table:table-cell table:formula="of:=[.A1635]-[.B1635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84754" calcext:value-type="float">
            <text:p>1500784754</text:p>
          </table:table-cell>
          <table:table-cell office:value-type="float" office:value="1500784741" calcext:value-type="float">
            <text:p>1500784741</text:p>
          </table:table-cell>
          <table:table-cell table:formula="of:=[.A1636]-[.B16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774" calcext:value-type="float">
            <text:p>1500784774</text:p>
          </table:table-cell>
          <table:table-cell office:value-type="float" office:value="1500784754" calcext:value-type="float">
            <text:p>1500784754</text:p>
          </table:table-cell>
          <table:table-cell table:formula="of:=[.A1637]-[.B163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4780" calcext:value-type="float">
            <text:p>1500784780</text:p>
          </table:table-cell>
          <table:table-cell office:value-type="float" office:value="1500784774" calcext:value-type="float">
            <text:p>1500784774</text:p>
          </table:table-cell>
          <table:table-cell table:formula="of:=[.A1638]-[.B163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4796" calcext:value-type="float">
            <text:p>1500784796</text:p>
          </table:table-cell>
          <table:table-cell office:value-type="float" office:value="1500784780" calcext:value-type="float">
            <text:p>1500784780</text:p>
          </table:table-cell>
          <table:table-cell table:formula="of:=[.A1639]-[.B163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4806" calcext:value-type="float">
            <text:p>1500784806</text:p>
          </table:table-cell>
          <table:table-cell office:value-type="float" office:value="1500784796" calcext:value-type="float">
            <text:p>1500784796</text:p>
          </table:table-cell>
          <table:table-cell table:formula="of:=[.A1640]-[.B164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4808" calcext:value-type="float">
            <text:p>1500784808</text:p>
          </table:table-cell>
          <table:table-cell office:value-type="float" office:value="1500784806" calcext:value-type="float">
            <text:p>1500784806</text:p>
          </table:table-cell>
          <table:table-cell table:formula="of:=[.A1641]-[.B16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4823" calcext:value-type="float">
            <text:p>1500784823</text:p>
          </table:table-cell>
          <table:table-cell office:value-type="float" office:value="1500784808" calcext:value-type="float">
            <text:p>1500784808</text:p>
          </table:table-cell>
          <table:table-cell table:formula="of:=[.A1642]-[.B164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4842" calcext:value-type="float">
            <text:p>1500784842</text:p>
          </table:table-cell>
          <table:table-cell office:value-type="float" office:value="1500784823" calcext:value-type="float">
            <text:p>1500784823</text:p>
          </table:table-cell>
          <table:table-cell table:formula="of:=[.A1643]-[.B164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866" calcext:value-type="float">
            <text:p>1500784866</text:p>
          </table:table-cell>
          <table:table-cell office:value-type="float" office:value="1500784842" calcext:value-type="float">
            <text:p>1500784842</text:p>
          </table:table-cell>
          <table:table-cell table:formula="of:=[.A1644]-[.B164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4893" calcext:value-type="float">
            <text:p>1500784893</text:p>
          </table:table-cell>
          <table:table-cell office:value-type="float" office:value="1500784866" calcext:value-type="float">
            <text:p>1500784866</text:p>
          </table:table-cell>
          <table:table-cell table:formula="of:=[.A1645]-[.B164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4894" calcext:value-type="float">
            <text:p>1500784894</text:p>
          </table:table-cell>
          <table:table-cell office:value-type="float" office:value="1500784893" calcext:value-type="float">
            <text:p>1500784893</text:p>
          </table:table-cell>
          <table:table-cell table:formula="of:=[.A1646]-[.B16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902" calcext:value-type="float">
            <text:p>1500784902</text:p>
          </table:table-cell>
          <table:table-cell office:value-type="float" office:value="1500784894" calcext:value-type="float">
            <text:p>1500784894</text:p>
          </table:table-cell>
          <table:table-cell table:formula="of:=[.A1647]-[.B164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915" calcext:value-type="float">
            <text:p>1500784915</text:p>
          </table:table-cell>
          <table:table-cell office:value-type="float" office:value="1500784902" calcext:value-type="float">
            <text:p>1500784902</text:p>
          </table:table-cell>
          <table:table-cell table:formula="of:=[.A1648]-[.B164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916" calcext:value-type="float">
            <text:p>1500784916</text:p>
          </table:table-cell>
          <table:table-cell office:value-type="float" office:value="1500784915" calcext:value-type="float">
            <text:p>1500784915</text:p>
          </table:table-cell>
          <table:table-cell table:formula="of:=[.A1649]-[.B16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946" calcext:value-type="float">
            <text:p>1500784946</text:p>
          </table:table-cell>
          <table:table-cell office:value-type="float" office:value="1500784916" calcext:value-type="float">
            <text:p>1500784916</text:p>
          </table:table-cell>
          <table:table-cell table:formula="of:=[.A1650]-[.B165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4947" calcext:value-type="float">
            <text:p>1500784947</text:p>
          </table:table-cell>
          <table:table-cell office:value-type="float" office:value="1500784946" calcext:value-type="float">
            <text:p>1500784946</text:p>
          </table:table-cell>
          <table:table-cell table:formula="of:=[.A1651]-[.B16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987" calcext:value-type="float">
            <text:p>1500784987</text:p>
          </table:table-cell>
          <table:table-cell office:value-type="float" office:value="1500784947" calcext:value-type="float">
            <text:p>1500784947</text:p>
          </table:table-cell>
          <table:table-cell table:formula="of:=[.A1652]-[.B165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5002" calcext:value-type="float">
            <text:p>1500785002</text:p>
          </table:table-cell>
          <table:table-cell office:value-type="float" office:value="1500784987" calcext:value-type="float">
            <text:p>1500784987</text:p>
          </table:table-cell>
          <table:table-cell table:formula="of:=[.A1653]-[.B165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5008" calcext:value-type="float">
            <text:p>1500785008</text:p>
          </table:table-cell>
          <table:table-cell office:value-type="float" office:value="1500785002" calcext:value-type="float">
            <text:p>1500785002</text:p>
          </table:table-cell>
          <table:table-cell table:formula="of:=[.A1654]-[.B165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023" calcext:value-type="float">
            <text:p>1500785023</text:p>
          </table:table-cell>
          <table:table-cell office:value-type="float" office:value="1500785008" calcext:value-type="float">
            <text:p>1500785008</text:p>
          </table:table-cell>
          <table:table-cell table:formula="of:=[.A1655]-[.B165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5030" calcext:value-type="float">
            <text:p>1500785030</text:p>
          </table:table-cell>
          <table:table-cell office:value-type="float" office:value="1500785023" calcext:value-type="float">
            <text:p>1500785023</text:p>
          </table:table-cell>
          <table:table-cell table:formula="of:=[.A1656]-[.B165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034" calcext:value-type="float">
            <text:p>1500785034</text:p>
          </table:table-cell>
          <table:table-cell office:value-type="float" office:value="1500785030" calcext:value-type="float">
            <text:p>1500785030</text:p>
          </table:table-cell>
          <table:table-cell table:formula="of:=[.A1657]-[.B16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047" calcext:value-type="float">
            <text:p>1500785047</text:p>
          </table:table-cell>
          <table:table-cell office:value-type="float" office:value="1500785034" calcext:value-type="float">
            <text:p>1500785034</text:p>
          </table:table-cell>
          <table:table-cell table:formula="of:=[.A1658]-[.B165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063" calcext:value-type="float">
            <text:p>1500785063</text:p>
          </table:table-cell>
          <table:table-cell office:value-type="float" office:value="1500785047" calcext:value-type="float">
            <text:p>1500785047</text:p>
          </table:table-cell>
          <table:table-cell table:formula="of:=[.A1659]-[.B165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5104" calcext:value-type="float">
            <text:p>1500785104</text:p>
          </table:table-cell>
          <table:table-cell office:value-type="float" office:value="1500785063" calcext:value-type="float">
            <text:p>1500785063</text:p>
          </table:table-cell>
          <table:table-cell table:formula="of:=[.A1660]-[.B1660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5108" calcext:value-type="float">
            <text:p>1500785108</text:p>
          </table:table-cell>
          <table:table-cell office:value-type="float" office:value="1500785104" calcext:value-type="float">
            <text:p>1500785104</text:p>
          </table:table-cell>
          <table:table-cell table:formula="of:=[.A1661]-[.B16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115" calcext:value-type="float">
            <text:p>1500785115</text:p>
          </table:table-cell>
          <table:table-cell office:value-type="float" office:value="1500785108" calcext:value-type="float">
            <text:p>1500785108</text:p>
          </table:table-cell>
          <table:table-cell table:formula="of:=[.A1662]-[.B166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125" calcext:value-type="float">
            <text:p>1500785125</text:p>
          </table:table-cell>
          <table:table-cell office:value-type="float" office:value="1500785115" calcext:value-type="float">
            <text:p>1500785115</text:p>
          </table:table-cell>
          <table:table-cell table:formula="of:=[.A1663]-[.B166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5167" calcext:value-type="float">
            <text:p>1500785167</text:p>
          </table:table-cell>
          <table:table-cell office:value-type="float" office:value="1500785125" calcext:value-type="float">
            <text:p>1500785125</text:p>
          </table:table-cell>
          <table:table-cell table:formula="of:=[.A1664]-[.B166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5218" calcext:value-type="float">
            <text:p>1500785218</text:p>
          </table:table-cell>
          <table:table-cell office:value-type="float" office:value="1500785167" calcext:value-type="float">
            <text:p>1500785167</text:p>
          </table:table-cell>
          <table:table-cell table:formula="of:=[.A1665]-[.B1665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85232" calcext:value-type="float">
            <text:p>1500785232</text:p>
          </table:table-cell>
          <table:table-cell office:value-type="float" office:value="1500785218" calcext:value-type="float">
            <text:p>1500785218</text:p>
          </table:table-cell>
          <table:table-cell table:formula="of:=[.A1666]-[.B166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5265" calcext:value-type="float">
            <text:p>1500785265</text:p>
          </table:table-cell>
          <table:table-cell office:value-type="float" office:value="1500785232" calcext:value-type="float">
            <text:p>1500785232</text:p>
          </table:table-cell>
          <table:table-cell table:formula="of:=[.A1667]-[.B166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5266" calcext:value-type="float">
            <text:p>1500785266</text:p>
          </table:table-cell>
          <table:table-cell office:value-type="float" office:value="1500785265" calcext:value-type="float">
            <text:p>1500785265</text:p>
          </table:table-cell>
          <table:table-cell table:formula="of:=[.A1668]-[.B16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280" calcext:value-type="float">
            <text:p>1500785280</text:p>
          </table:table-cell>
          <table:table-cell office:value-type="float" office:value="1500785266" calcext:value-type="float">
            <text:p>1500785266</text:p>
          </table:table-cell>
          <table:table-cell table:formula="of:=[.A1669]-[.B166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5281" calcext:value-type="float">
            <text:p>1500785281</text:p>
          </table:table-cell>
          <table:table-cell office:value-type="float" office:value="1500785280" calcext:value-type="float">
            <text:p>1500785280</text:p>
          </table:table-cell>
          <table:table-cell table:formula="of:=[.A1670]-[.B16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291" calcext:value-type="float">
            <text:p>1500785291</text:p>
          </table:table-cell>
          <table:table-cell office:value-type="float" office:value="1500785281" calcext:value-type="float">
            <text:p>1500785281</text:p>
          </table:table-cell>
          <table:table-cell table:formula="of:=[.A1671]-[.B167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5331" calcext:value-type="float">
            <text:p>1500785331</text:p>
          </table:table-cell>
          <table:table-cell office:value-type="float" office:value="1500785291" calcext:value-type="float">
            <text:p>1500785291</text:p>
          </table:table-cell>
          <table:table-cell table:formula="of:=[.A1672]-[.B167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5344" calcext:value-type="float">
            <text:p>1500785344</text:p>
          </table:table-cell>
          <table:table-cell office:value-type="float" office:value="1500785331" calcext:value-type="float">
            <text:p>1500785331</text:p>
          </table:table-cell>
          <table:table-cell table:formula="of:=[.A1673]-[.B167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349" calcext:value-type="float">
            <text:p>1500785349</text:p>
          </table:table-cell>
          <table:table-cell office:value-type="float" office:value="1500785344" calcext:value-type="float">
            <text:p>1500785344</text:p>
          </table:table-cell>
          <table:table-cell table:formula="of:=[.A1674]-[.B167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5355" calcext:value-type="float">
            <text:p>1500785355</text:p>
          </table:table-cell>
          <table:table-cell office:value-type="float" office:value="1500785349" calcext:value-type="float">
            <text:p>1500785349</text:p>
          </table:table-cell>
          <table:table-cell table:formula="of:=[.A1675]-[.B167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371" calcext:value-type="float">
            <text:p>1500785371</text:p>
          </table:table-cell>
          <table:table-cell office:value-type="float" office:value="1500785355" calcext:value-type="float">
            <text:p>1500785355</text:p>
          </table:table-cell>
          <table:table-cell table:formula="of:=[.A1676]-[.B167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5375" calcext:value-type="float">
            <text:p>1500785375</text:p>
          </table:table-cell>
          <table:table-cell office:value-type="float" office:value="1500785371" calcext:value-type="float">
            <text:p>1500785371</text:p>
          </table:table-cell>
          <table:table-cell table:formula="of:=[.A1677]-[.B167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418" calcext:value-type="float">
            <text:p>1500785418</text:p>
          </table:table-cell>
          <table:table-cell office:value-type="float" office:value="1500785375" calcext:value-type="float">
            <text:p>1500785375</text:p>
          </table:table-cell>
          <table:table-cell table:formula="of:=[.A1678]-[.B167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5450" calcext:value-type="float">
            <text:p>1500785450</text:p>
          </table:table-cell>
          <table:table-cell office:value-type="float" office:value="1500785418" calcext:value-type="float">
            <text:p>1500785418</text:p>
          </table:table-cell>
          <table:table-cell table:formula="of:=[.A1679]-[.B167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456" calcext:value-type="float">
            <text:p>1500785456</text:p>
          </table:table-cell>
          <table:table-cell office:value-type="float" office:value="1500785450" calcext:value-type="float">
            <text:p>1500785450</text:p>
          </table:table-cell>
          <table:table-cell table:formula="of:=[.A1680]-[.B168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463" calcext:value-type="float">
            <text:p>1500785463</text:p>
          </table:table-cell>
          <table:table-cell office:value-type="float" office:value="1500785456" calcext:value-type="float">
            <text:p>1500785456</text:p>
          </table:table-cell>
          <table:table-cell table:formula="of:=[.A1681]-[.B168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486" calcext:value-type="float">
            <text:p>1500785486</text:p>
          </table:table-cell>
          <table:table-cell office:value-type="float" office:value="1500785463" calcext:value-type="float">
            <text:p>1500785463</text:p>
          </table:table-cell>
          <table:table-cell table:formula="of:=[.A1682]-[.B168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5487" calcext:value-type="float">
            <text:p>1500785487</text:p>
          </table:table-cell>
          <table:table-cell office:value-type="float" office:value="1500785486" calcext:value-type="float">
            <text:p>1500785486</text:p>
          </table:table-cell>
          <table:table-cell table:formula="of:=[.A1683]-[.B16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488" calcext:value-type="float">
            <text:p>1500785488</text:p>
          </table:table-cell>
          <table:table-cell office:value-type="float" office:value="1500785487" calcext:value-type="float">
            <text:p>1500785487</text:p>
          </table:table-cell>
          <table:table-cell table:formula="of:=[.A1684]-[.B16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492" calcext:value-type="float">
            <text:p>1500785492</text:p>
          </table:table-cell>
          <table:table-cell office:value-type="float" office:value="1500785488" calcext:value-type="float">
            <text:p>1500785488</text:p>
          </table:table-cell>
          <table:table-cell table:formula="of:=[.A1685]-[.B16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503" calcext:value-type="float">
            <text:p>1500785503</text:p>
          </table:table-cell>
          <table:table-cell office:value-type="float" office:value="1500785492" calcext:value-type="float">
            <text:p>1500785492</text:p>
          </table:table-cell>
          <table:table-cell table:formula="of:=[.A1686]-[.B168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5505" calcext:value-type="float">
            <text:p>1500785505</text:p>
          </table:table-cell>
          <table:table-cell office:value-type="float" office:value="1500785503" calcext:value-type="float">
            <text:p>1500785503</text:p>
          </table:table-cell>
          <table:table-cell table:formula="of:=[.A1687]-[.B16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5537" calcext:value-type="float">
            <text:p>1500785537</text:p>
          </table:table-cell>
          <table:table-cell office:value-type="float" office:value="1500785505" calcext:value-type="float">
            <text:p>1500785505</text:p>
          </table:table-cell>
          <table:table-cell table:formula="of:=[.A1688]-[.B168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550" calcext:value-type="float">
            <text:p>1500785550</text:p>
          </table:table-cell>
          <table:table-cell office:value-type="float" office:value="1500785537" calcext:value-type="float">
            <text:p>1500785537</text:p>
          </table:table-cell>
          <table:table-cell table:formula="of:=[.A1689]-[.B168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604" calcext:value-type="float">
            <text:p>1500785604</text:p>
          </table:table-cell>
          <table:table-cell office:value-type="float" office:value="1500785550" calcext:value-type="float">
            <text:p>1500785550</text:p>
          </table:table-cell>
          <table:table-cell table:formula="of:=[.A1690]-[.B1690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85617" calcext:value-type="float">
            <text:p>1500785617</text:p>
          </table:table-cell>
          <table:table-cell office:value-type="float" office:value="1500785604" calcext:value-type="float">
            <text:p>1500785604</text:p>
          </table:table-cell>
          <table:table-cell table:formula="of:=[.A1691]-[.B169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621" calcext:value-type="float">
            <text:p>1500785621</text:p>
          </table:table-cell>
          <table:table-cell office:value-type="float" office:value="1500785617" calcext:value-type="float">
            <text:p>1500785617</text:p>
          </table:table-cell>
          <table:table-cell table:formula="of:=[.A1692]-[.B16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653" calcext:value-type="float">
            <text:p>1500785653</text:p>
          </table:table-cell>
          <table:table-cell office:value-type="float" office:value="1500785621" calcext:value-type="float">
            <text:p>1500785621</text:p>
          </table:table-cell>
          <table:table-cell table:formula="of:=[.A1693]-[.B169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688" calcext:value-type="float">
            <text:p>1500785688</text:p>
          </table:table-cell>
          <table:table-cell office:value-type="float" office:value="1500785653" calcext:value-type="float">
            <text:p>1500785653</text:p>
          </table:table-cell>
          <table:table-cell table:formula="of:=[.A1694]-[.B169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85720" calcext:value-type="float">
            <text:p>1500785720</text:p>
          </table:table-cell>
          <table:table-cell office:value-type="float" office:value="1500785688" calcext:value-type="float">
            <text:p>1500785688</text:p>
          </table:table-cell>
          <table:table-cell table:formula="of:=[.A1695]-[.B169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721" calcext:value-type="float">
            <text:p>1500785721</text:p>
          </table:table-cell>
          <table:table-cell office:value-type="float" office:value="1500785720" calcext:value-type="float">
            <text:p>1500785720</text:p>
          </table:table-cell>
          <table:table-cell table:formula="of:=[.A1696]-[.B16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728" calcext:value-type="float">
            <text:p>1500785728</text:p>
          </table:table-cell>
          <table:table-cell office:value-type="float" office:value="1500785721" calcext:value-type="float">
            <text:p>1500785721</text:p>
          </table:table-cell>
          <table:table-cell table:formula="of:=[.A1697]-[.B169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763" calcext:value-type="float">
            <text:p>1500785763</text:p>
          </table:table-cell>
          <table:table-cell office:value-type="float" office:value="1500785728" calcext:value-type="float">
            <text:p>1500785728</text:p>
          </table:table-cell>
          <table:table-cell table:formula="of:=[.A1698]-[.B169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85774" calcext:value-type="float">
            <text:p>1500785774</text:p>
          </table:table-cell>
          <table:table-cell office:value-type="float" office:value="1500785763" calcext:value-type="float">
            <text:p>1500785763</text:p>
          </table:table-cell>
          <table:table-cell table:formula="of:=[.A1699]-[.B169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5811" calcext:value-type="float">
            <text:p>1500785811</text:p>
          </table:table-cell>
          <table:table-cell office:value-type="float" office:value="1500785774" calcext:value-type="float">
            <text:p>1500785774</text:p>
          </table:table-cell>
          <table:table-cell table:formula="of:=[.A1700]-[.B170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85865" calcext:value-type="float">
            <text:p>1500785865</text:p>
          </table:table-cell>
          <table:table-cell office:value-type="float" office:value="1500785811" calcext:value-type="float">
            <text:p>1500785811</text:p>
          </table:table-cell>
          <table:table-cell table:formula="of:=[.A1701]-[.B1701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85907" calcext:value-type="float">
            <text:p>1500785907</text:p>
          </table:table-cell>
          <table:table-cell office:value-type="float" office:value="1500785865" calcext:value-type="float">
            <text:p>1500785865</text:p>
          </table:table-cell>
          <table:table-cell table:formula="of:=[.A1702]-[.B170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5913" calcext:value-type="float">
            <text:p>1500785913</text:p>
          </table:table-cell>
          <table:table-cell office:value-type="float" office:value="1500785907" calcext:value-type="float">
            <text:p>1500785907</text:p>
          </table:table-cell>
          <table:table-cell table:formula="of:=[.A1703]-[.B170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915" calcext:value-type="float">
            <text:p>1500785915</text:p>
          </table:table-cell>
          <table:table-cell office:value-type="float" office:value="1500785913" calcext:value-type="float">
            <text:p>1500785913</text:p>
          </table:table-cell>
          <table:table-cell table:formula="of:=[.A1704]-[.B17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5985" calcext:value-type="float">
            <text:p>1500785985</text:p>
          </table:table-cell>
          <table:table-cell office:value-type="float" office:value="1500785915" calcext:value-type="float">
            <text:p>1500785915</text:p>
          </table:table-cell>
          <table:table-cell table:formula="of:=[.A1705]-[.B1705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785988" calcext:value-type="float">
            <text:p>1500785988</text:p>
          </table:table-cell>
          <table:table-cell office:value-type="float" office:value="1500785985" calcext:value-type="float">
            <text:p>1500785985</text:p>
          </table:table-cell>
          <table:table-cell table:formula="of:=[.A1706]-[.B170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6016" calcext:value-type="float">
            <text:p>1500786016</text:p>
          </table:table-cell>
          <table:table-cell office:value-type="float" office:value="1500785988" calcext:value-type="float">
            <text:p>1500785988</text:p>
          </table:table-cell>
          <table:table-cell table:formula="of:=[.A1707]-[.B170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6045" calcext:value-type="float">
            <text:p>1500786045</text:p>
          </table:table-cell>
          <table:table-cell office:value-type="float" office:value="1500786016" calcext:value-type="float">
            <text:p>1500786016</text:p>
          </table:table-cell>
          <table:table-cell table:formula="of:=[.A1708]-[.B170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6053" calcext:value-type="float">
            <text:p>1500786053</text:p>
          </table:table-cell>
          <table:table-cell office:value-type="float" office:value="1500786045" calcext:value-type="float">
            <text:p>1500786045</text:p>
          </table:table-cell>
          <table:table-cell table:formula="of:=[.A1709]-[.B17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6075" calcext:value-type="float">
            <text:p>1500786075</text:p>
          </table:table-cell>
          <table:table-cell office:value-type="float" office:value="1500786053" calcext:value-type="float">
            <text:p>1500786053</text:p>
          </table:table-cell>
          <table:table-cell table:formula="of:=[.A1710]-[.B171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6076" calcext:value-type="float">
            <text:p>1500786076</text:p>
          </table:table-cell>
          <table:table-cell office:value-type="float" office:value="1500786075" calcext:value-type="float">
            <text:p>1500786075</text:p>
          </table:table-cell>
          <table:table-cell table:formula="of:=[.A1711]-[.B17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090" calcext:value-type="float">
            <text:p>1500786090</text:p>
          </table:table-cell>
          <table:table-cell office:value-type="float" office:value="1500786076" calcext:value-type="float">
            <text:p>1500786076</text:p>
          </table:table-cell>
          <table:table-cell table:formula="of:=[.A1712]-[.B171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6112" calcext:value-type="float">
            <text:p>1500786112</text:p>
          </table:table-cell>
          <table:table-cell office:value-type="float" office:value="1500786090" calcext:value-type="float">
            <text:p>1500786090</text:p>
          </table:table-cell>
          <table:table-cell table:formula="of:=[.A1713]-[.B171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6118" calcext:value-type="float">
            <text:p>1500786118</text:p>
          </table:table-cell>
          <table:table-cell office:value-type="float" office:value="1500786112" calcext:value-type="float">
            <text:p>1500786112</text:p>
          </table:table-cell>
          <table:table-cell table:formula="of:=[.A1714]-[.B17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6119" calcext:value-type="float">
            <text:p>1500786119</text:p>
          </table:table-cell>
          <table:table-cell office:value-type="float" office:value="1500786118" calcext:value-type="float">
            <text:p>1500786118</text:p>
          </table:table-cell>
          <table:table-cell table:formula="of:=[.A1715]-[.B17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138" calcext:value-type="float">
            <text:p>1500786138</text:p>
          </table:table-cell>
          <table:table-cell office:value-type="float" office:value="1500786119" calcext:value-type="float">
            <text:p>1500786119</text:p>
          </table:table-cell>
          <table:table-cell table:formula="of:=[.A1716]-[.B171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6147" calcext:value-type="float">
            <text:p>1500786147</text:p>
          </table:table-cell>
          <table:table-cell office:value-type="float" office:value="1500786138" calcext:value-type="float">
            <text:p>1500786138</text:p>
          </table:table-cell>
          <table:table-cell table:formula="of:=[.A1717]-[.B171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212" calcext:value-type="float">
            <text:p>1500786212</text:p>
          </table:table-cell>
          <table:table-cell office:value-type="float" office:value="1500786147" calcext:value-type="float">
            <text:p>1500786147</text:p>
          </table:table-cell>
          <table:table-cell table:formula="of:=[.A1718]-[.B1718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86222" calcext:value-type="float">
            <text:p>1500786222</text:p>
          </table:table-cell>
          <table:table-cell office:value-type="float" office:value="1500786212" calcext:value-type="float">
            <text:p>1500786212</text:p>
          </table:table-cell>
          <table:table-cell table:formula="of:=[.A1719]-[.B171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6224" calcext:value-type="float">
            <text:p>1500786224</text:p>
          </table:table-cell>
          <table:table-cell office:value-type="float" office:value="1500786222" calcext:value-type="float">
            <text:p>1500786222</text:p>
          </table:table-cell>
          <table:table-cell table:formula="of:=[.A1720]-[.B17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231" calcext:value-type="float">
            <text:p>1500786231</text:p>
          </table:table-cell>
          <table:table-cell office:value-type="float" office:value="1500786224" calcext:value-type="float">
            <text:p>1500786224</text:p>
          </table:table-cell>
          <table:table-cell table:formula="of:=[.A1721]-[.B172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6238" calcext:value-type="float">
            <text:p>1500786238</text:p>
          </table:table-cell>
          <table:table-cell office:value-type="float" office:value="1500786231" calcext:value-type="float">
            <text:p>1500786231</text:p>
          </table:table-cell>
          <table:table-cell table:formula="of:=[.A1722]-[.B172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6252" calcext:value-type="float">
            <text:p>1500786252</text:p>
          </table:table-cell>
          <table:table-cell office:value-type="float" office:value="1500786238" calcext:value-type="float">
            <text:p>1500786238</text:p>
          </table:table-cell>
          <table:table-cell table:formula="of:=[.A1723]-[.B17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6262" calcext:value-type="float">
            <text:p>1500786262</text:p>
          </table:table-cell>
          <table:table-cell office:value-type="float" office:value="1500786252" calcext:value-type="float">
            <text:p>1500786252</text:p>
          </table:table-cell>
          <table:table-cell table:formula="of:=[.A1724]-[.B172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6274" calcext:value-type="float">
            <text:p>1500786274</text:p>
          </table:table-cell>
          <table:table-cell office:value-type="float" office:value="1500786262" calcext:value-type="float">
            <text:p>1500786262</text:p>
          </table:table-cell>
          <table:table-cell table:formula="of:=[.A1725]-[.B17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6279" calcext:value-type="float">
            <text:p>1500786279</text:p>
          </table:table-cell>
          <table:table-cell office:value-type="float" office:value="1500786274" calcext:value-type="float">
            <text:p>1500786274</text:p>
          </table:table-cell>
          <table:table-cell table:formula="of:=[.A1726]-[.B172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6282" calcext:value-type="float">
            <text:p>1500786282</text:p>
          </table:table-cell>
          <table:table-cell office:value-type="float" office:value="1500786279" calcext:value-type="float">
            <text:p>1500786279</text:p>
          </table:table-cell>
          <table:table-cell table:formula="of:=[.A1727]-[.B17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6283" calcext:value-type="float">
            <text:p>1500786283</text:p>
          </table:table-cell>
          <table:table-cell office:value-type="float" office:value="1500786282" calcext:value-type="float">
            <text:p>1500786282</text:p>
          </table:table-cell>
          <table:table-cell table:formula="of:=[.A1728]-[.B17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292" calcext:value-type="float">
            <text:p>1500786292</text:p>
          </table:table-cell>
          <table:table-cell office:value-type="float" office:value="1500786283" calcext:value-type="float">
            <text:p>1500786283</text:p>
          </table:table-cell>
          <table:table-cell table:formula="of:=[.A1729]-[.B172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299" calcext:value-type="float">
            <text:p>1500786299</text:p>
          </table:table-cell>
          <table:table-cell office:value-type="float" office:value="1500786292" calcext:value-type="float">
            <text:p>1500786292</text:p>
          </table:table-cell>
          <table:table-cell table:formula="of:=[.A1730]-[.B173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6316" calcext:value-type="float">
            <text:p>1500786316</text:p>
          </table:table-cell>
          <table:table-cell office:value-type="float" office:value="1500786299" calcext:value-type="float">
            <text:p>1500786299</text:p>
          </table:table-cell>
          <table:table-cell table:formula="of:=[.A1731]-[.B173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333" calcext:value-type="float">
            <text:p>1500786333</text:p>
          </table:table-cell>
          <table:table-cell office:value-type="float" office:value="1500786316" calcext:value-type="float">
            <text:p>1500786316</text:p>
          </table:table-cell>
          <table:table-cell table:formula="of:=[.A1732]-[.B17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350" calcext:value-type="float">
            <text:p>1500786350</text:p>
          </table:table-cell>
          <table:table-cell office:value-type="float" office:value="1500786333" calcext:value-type="float">
            <text:p>1500786333</text:p>
          </table:table-cell>
          <table:table-cell table:formula="of:=[.A1733]-[.B173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352" calcext:value-type="float">
            <text:p>1500786352</text:p>
          </table:table-cell>
          <table:table-cell office:value-type="float" office:value="1500786350" calcext:value-type="float">
            <text:p>1500786350</text:p>
          </table:table-cell>
          <table:table-cell table:formula="of:=[.A1734]-[.B173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380" calcext:value-type="float">
            <text:p>1500786380</text:p>
          </table:table-cell>
          <table:table-cell office:value-type="float" office:value="1500786352" calcext:value-type="float">
            <text:p>1500786352</text:p>
          </table:table-cell>
          <table:table-cell table:formula="of:=[.A1735]-[.B173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6432" calcext:value-type="float">
            <text:p>1500786432</text:p>
          </table:table-cell>
          <table:table-cell office:value-type="float" office:value="1500786380" calcext:value-type="float">
            <text:p>1500786380</text:p>
          </table:table-cell>
          <table:table-cell table:formula="of:=[.A1736]-[.B1736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86448" calcext:value-type="float">
            <text:p>1500786448</text:p>
          </table:table-cell>
          <table:table-cell office:value-type="float" office:value="1500786432" calcext:value-type="float">
            <text:p>1500786432</text:p>
          </table:table-cell>
          <table:table-cell table:formula="of:=[.A1737]-[.B173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6457" calcext:value-type="float">
            <text:p>1500786457</text:p>
          </table:table-cell>
          <table:table-cell office:value-type="float" office:value="1500786448" calcext:value-type="float">
            <text:p>1500786448</text:p>
          </table:table-cell>
          <table:table-cell table:formula="of:=[.A1738]-[.B173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468" calcext:value-type="float">
            <text:p>1500786468</text:p>
          </table:table-cell>
          <table:table-cell office:value-type="float" office:value="1500786457" calcext:value-type="float">
            <text:p>1500786457</text:p>
          </table:table-cell>
          <table:table-cell table:formula="of:=[.A1739]-[.B173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6470" calcext:value-type="float">
            <text:p>1500786470</text:p>
          </table:table-cell>
          <table:table-cell office:value-type="float" office:value="1500786468" calcext:value-type="float">
            <text:p>1500786468</text:p>
          </table:table-cell>
          <table:table-cell table:formula="of:=[.A1740]-[.B17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485" calcext:value-type="float">
            <text:p>1500786485</text:p>
          </table:table-cell>
          <table:table-cell office:value-type="float" office:value="1500786470" calcext:value-type="float">
            <text:p>1500786470</text:p>
          </table:table-cell>
          <table:table-cell table:formula="of:=[.A1741]-[.B174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6487" calcext:value-type="float">
            <text:p>1500786487</text:p>
          </table:table-cell>
          <table:table-cell office:value-type="float" office:value="1500786485" calcext:value-type="float">
            <text:p>1500786485</text:p>
          </table:table-cell>
          <table:table-cell table:formula="of:=[.A1742]-[.B17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514" calcext:value-type="float">
            <text:p>1500786514</text:p>
          </table:table-cell>
          <table:table-cell office:value-type="float" office:value="1500786487" calcext:value-type="float">
            <text:p>1500786487</text:p>
          </table:table-cell>
          <table:table-cell table:formula="of:=[.A1743]-[.B174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6527" calcext:value-type="float">
            <text:p>1500786527</text:p>
          </table:table-cell>
          <table:table-cell office:value-type="float" office:value="1500786514" calcext:value-type="float">
            <text:p>1500786514</text:p>
          </table:table-cell>
          <table:table-cell table:formula="of:=[.A1744]-[.B17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6550" calcext:value-type="float">
            <text:p>1500786550</text:p>
          </table:table-cell>
          <table:table-cell office:value-type="float" office:value="1500786527" calcext:value-type="float">
            <text:p>1500786527</text:p>
          </table:table-cell>
          <table:table-cell table:formula="of:=[.A1745]-[.B174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6552" calcext:value-type="float">
            <text:p>1500786552</text:p>
          </table:table-cell>
          <table:table-cell office:value-type="float" office:value="1500786550" calcext:value-type="float">
            <text:p>1500786550</text:p>
          </table:table-cell>
          <table:table-cell table:formula="of:=[.A1746]-[.B174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579" calcext:value-type="float">
            <text:p>1500786579</text:p>
          </table:table-cell>
          <table:table-cell office:value-type="float" office:value="1500786552" calcext:value-type="float">
            <text:p>1500786552</text:p>
          </table:table-cell>
          <table:table-cell table:formula="of:=[.A1747]-[.B174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6587" calcext:value-type="float">
            <text:p>1500786587</text:p>
          </table:table-cell>
          <table:table-cell office:value-type="float" office:value="1500786579" calcext:value-type="float">
            <text:p>1500786579</text:p>
          </table:table-cell>
          <table:table-cell table:formula="of:=[.A1748]-[.B174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6596" calcext:value-type="float">
            <text:p>1500786596</text:p>
          </table:table-cell>
          <table:table-cell office:value-type="float" office:value="1500786587" calcext:value-type="float">
            <text:p>1500786587</text:p>
          </table:table-cell>
          <table:table-cell table:formula="of:=[.A1749]-[.B174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625" calcext:value-type="float">
            <text:p>1500786625</text:p>
          </table:table-cell>
          <table:table-cell office:value-type="float" office:value="1500786596" calcext:value-type="float">
            <text:p>1500786596</text:p>
          </table:table-cell>
          <table:table-cell table:formula="of:=[.A1750]-[.B175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6629" calcext:value-type="float">
            <text:p>1500786629</text:p>
          </table:table-cell>
          <table:table-cell office:value-type="float" office:value="1500786625" calcext:value-type="float">
            <text:p>1500786625</text:p>
          </table:table-cell>
          <table:table-cell table:formula="of:=[.A1751]-[.B17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6637" calcext:value-type="float">
            <text:p>1500786637</text:p>
          </table:table-cell>
          <table:table-cell office:value-type="float" office:value="1500786629" calcext:value-type="float">
            <text:p>1500786629</text:p>
          </table:table-cell>
          <table:table-cell table:formula="of:=[.A1752]-[.B175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6643" calcext:value-type="float">
            <text:p>1500786643</text:p>
          </table:table-cell>
          <table:table-cell office:value-type="float" office:value="1500786637" calcext:value-type="float">
            <text:p>1500786637</text:p>
          </table:table-cell>
          <table:table-cell table:formula="of:=[.A1753]-[.B175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6723" calcext:value-type="float">
            <text:p>1500786723</text:p>
          </table:table-cell>
          <table:table-cell office:value-type="float" office:value="1500786643" calcext:value-type="float">
            <text:p>1500786643</text:p>
          </table:table-cell>
          <table:table-cell table:formula="of:=[.A1754]-[.B1754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0786744" calcext:value-type="float">
            <text:p>1500786744</text:p>
          </table:table-cell>
          <table:table-cell office:value-type="float" office:value="1500786723" calcext:value-type="float">
            <text:p>1500786723</text:p>
          </table:table-cell>
          <table:table-cell table:formula="of:=[.A1755]-[.B175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6764" calcext:value-type="float">
            <text:p>1500786764</text:p>
          </table:table-cell>
          <table:table-cell office:value-type="float" office:value="1500786744" calcext:value-type="float">
            <text:p>1500786744</text:p>
          </table:table-cell>
          <table:table-cell table:formula="of:=[.A1756]-[.B17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6770" calcext:value-type="float">
            <text:p>1500786770</text:p>
          </table:table-cell>
          <table:table-cell office:value-type="float" office:value="1500786764" calcext:value-type="float">
            <text:p>1500786764</text:p>
          </table:table-cell>
          <table:table-cell table:formula="of:=[.A1757]-[.B175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6779" calcext:value-type="float">
            <text:p>1500786779</text:p>
          </table:table-cell>
          <table:table-cell office:value-type="float" office:value="1500786770" calcext:value-type="float">
            <text:p>1500786770</text:p>
          </table:table-cell>
          <table:table-cell table:formula="of:=[.A1758]-[.B17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822" calcext:value-type="float">
            <text:p>1500786822</text:p>
          </table:table-cell>
          <table:table-cell office:value-type="float" office:value="1500786779" calcext:value-type="float">
            <text:p>1500786779</text:p>
          </table:table-cell>
          <table:table-cell table:formula="of:=[.A1759]-[.B175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6839" calcext:value-type="float">
            <text:p>1500786839</text:p>
          </table:table-cell>
          <table:table-cell office:value-type="float" office:value="1500786822" calcext:value-type="float">
            <text:p>1500786822</text:p>
          </table:table-cell>
          <table:table-cell table:formula="of:=[.A1760]-[.B176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869" calcext:value-type="float">
            <text:p>1500786869</text:p>
          </table:table-cell>
          <table:table-cell office:value-type="float" office:value="1500786839" calcext:value-type="float">
            <text:p>1500786839</text:p>
          </table:table-cell>
          <table:table-cell table:formula="of:=[.A1761]-[.B176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6898" calcext:value-type="float">
            <text:p>1500786898</text:p>
          </table:table-cell>
          <table:table-cell office:value-type="float" office:value="1500786869" calcext:value-type="float">
            <text:p>1500786869</text:p>
          </table:table-cell>
          <table:table-cell table:formula="of:=[.A1762]-[.B176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6925" calcext:value-type="float">
            <text:p>1500786925</text:p>
          </table:table-cell>
          <table:table-cell office:value-type="float" office:value="1500786898" calcext:value-type="float">
            <text:p>1500786898</text:p>
          </table:table-cell>
          <table:table-cell table:formula="of:=[.A1763]-[.B176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6941" calcext:value-type="float">
            <text:p>1500786941</text:p>
          </table:table-cell>
          <table:table-cell office:value-type="float" office:value="1500786925" calcext:value-type="float">
            <text:p>1500786925</text:p>
          </table:table-cell>
          <table:table-cell table:formula="of:=[.A1764]-[.B176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6954" calcext:value-type="float">
            <text:p>1500786954</text:p>
          </table:table-cell>
          <table:table-cell office:value-type="float" office:value="1500786941" calcext:value-type="float">
            <text:p>1500786941</text:p>
          </table:table-cell>
          <table:table-cell table:formula="of:=[.A1765]-[.B176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6965" calcext:value-type="float">
            <text:p>1500786965</text:p>
          </table:table-cell>
          <table:table-cell office:value-type="float" office:value="1500786954" calcext:value-type="float">
            <text:p>1500786954</text:p>
          </table:table-cell>
          <table:table-cell table:formula="of:=[.A1766]-[.B176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6966" calcext:value-type="float">
            <text:p>1500786966</text:p>
          </table:table-cell>
          <table:table-cell office:value-type="float" office:value="1500786965" calcext:value-type="float">
            <text:p>1500786965</text:p>
          </table:table-cell>
          <table:table-cell table:formula="of:=[.A1767]-[.B17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978" calcext:value-type="float">
            <text:p>1500786978</text:p>
          </table:table-cell>
          <table:table-cell office:value-type="float" office:value="1500786966" calcext:value-type="float">
            <text:p>1500786966</text:p>
          </table:table-cell>
          <table:table-cell table:formula="of:=[.A1768]-[.B176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6980" calcext:value-type="float">
            <text:p>1500786980</text:p>
          </table:table-cell>
          <table:table-cell office:value-type="float" office:value="1500786978" calcext:value-type="float">
            <text:p>1500786978</text:p>
          </table:table-cell>
          <table:table-cell table:formula="of:=[.A1769]-[.B17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983" calcext:value-type="float">
            <text:p>1500786983</text:p>
          </table:table-cell>
          <table:table-cell office:value-type="float" office:value="1500786980" calcext:value-type="float">
            <text:p>1500786980</text:p>
          </table:table-cell>
          <table:table-cell table:formula="of:=[.A1770]-[.B17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023" calcext:value-type="float">
            <text:p>1500787023</text:p>
          </table:table-cell>
          <table:table-cell office:value-type="float" office:value="1500786983" calcext:value-type="float">
            <text:p>1500786983</text:p>
          </table:table-cell>
          <table:table-cell table:formula="of:=[.A1771]-[.B177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7046" calcext:value-type="float">
            <text:p>1500787046</text:p>
          </table:table-cell>
          <table:table-cell office:value-type="float" office:value="1500787023" calcext:value-type="float">
            <text:p>1500787023</text:p>
          </table:table-cell>
          <table:table-cell table:formula="of:=[.A1772]-[.B177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7073" calcext:value-type="float">
            <text:p>1500787073</text:p>
          </table:table-cell>
          <table:table-cell office:value-type="float" office:value="1500787046" calcext:value-type="float">
            <text:p>1500787046</text:p>
          </table:table-cell>
          <table:table-cell table:formula="of:=[.A1773]-[.B177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7075" calcext:value-type="float">
            <text:p>1500787075</text:p>
          </table:table-cell>
          <table:table-cell office:value-type="float" office:value="1500787073" calcext:value-type="float">
            <text:p>1500787073</text:p>
          </table:table-cell>
          <table:table-cell table:formula="of:=[.A1774]-[.B17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7078" calcext:value-type="float">
            <text:p>1500787078</text:p>
          </table:table-cell>
          <table:table-cell office:value-type="float" office:value="1500787075" calcext:value-type="float">
            <text:p>1500787075</text:p>
          </table:table-cell>
          <table:table-cell table:formula="of:=[.A1775]-[.B177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083" calcext:value-type="float">
            <text:p>1500787083</text:p>
          </table:table-cell>
          <table:table-cell office:value-type="float" office:value="1500787078" calcext:value-type="float">
            <text:p>1500787078</text:p>
          </table:table-cell>
          <table:table-cell table:formula="of:=[.A1776]-[.B177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7110" calcext:value-type="float">
            <text:p>1500787110</text:p>
          </table:table-cell>
          <table:table-cell office:value-type="float" office:value="1500787083" calcext:value-type="float">
            <text:p>1500787083</text:p>
          </table:table-cell>
          <table:table-cell table:formula="of:=[.A1777]-[.B177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7117" calcext:value-type="float">
            <text:p>1500787117</text:p>
          </table:table-cell>
          <table:table-cell office:value-type="float" office:value="1500787110" calcext:value-type="float">
            <text:p>1500787110</text:p>
          </table:table-cell>
          <table:table-cell table:formula="of:=[.A1778]-[.B17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7127" calcext:value-type="float">
            <text:p>1500787127</text:p>
          </table:table-cell>
          <table:table-cell office:value-type="float" office:value="1500787117" calcext:value-type="float">
            <text:p>1500787117</text:p>
          </table:table-cell>
          <table:table-cell table:formula="of:=[.A1779]-[.B177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7150" calcext:value-type="float">
            <text:p>1500787150</text:p>
          </table:table-cell>
          <table:table-cell office:value-type="float" office:value="1500787127" calcext:value-type="float">
            <text:p>1500787127</text:p>
          </table:table-cell>
          <table:table-cell table:formula="of:=[.A1780]-[.B178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7193" calcext:value-type="float">
            <text:p>1500787193</text:p>
          </table:table-cell>
          <table:table-cell office:value-type="float" office:value="1500787150" calcext:value-type="float">
            <text:p>1500787150</text:p>
          </table:table-cell>
          <table:table-cell table:formula="of:=[.A1781]-[.B178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7208" calcext:value-type="float">
            <text:p>1500787208</text:p>
          </table:table-cell>
          <table:table-cell office:value-type="float" office:value="1500787193" calcext:value-type="float">
            <text:p>1500787193</text:p>
          </table:table-cell>
          <table:table-cell table:formula="of:=[.A1782]-[.B17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7211" calcext:value-type="float">
            <text:p>1500787211</text:p>
          </table:table-cell>
          <table:table-cell office:value-type="float" office:value="1500787208" calcext:value-type="float">
            <text:p>1500787208</text:p>
          </table:table-cell>
          <table:table-cell table:formula="of:=[.A1783]-[.B178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214" calcext:value-type="float">
            <text:p>1500787214</text:p>
          </table:table-cell>
          <table:table-cell office:value-type="float" office:value="1500787211" calcext:value-type="float">
            <text:p>1500787211</text:p>
          </table:table-cell>
          <table:table-cell table:formula="of:=[.A1784]-[.B17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217" calcext:value-type="float">
            <text:p>1500787217</text:p>
          </table:table-cell>
          <table:table-cell office:value-type="float" office:value="1500787214" calcext:value-type="float">
            <text:p>1500787214</text:p>
          </table:table-cell>
          <table:table-cell table:formula="of:=[.A1785]-[.B178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267" calcext:value-type="float">
            <text:p>1500787267</text:p>
          </table:table-cell>
          <table:table-cell office:value-type="float" office:value="1500787217" calcext:value-type="float">
            <text:p>1500787217</text:p>
          </table:table-cell>
          <table:table-cell table:formula="of:=[.A1786]-[.B178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87306" calcext:value-type="float">
            <text:p>1500787306</text:p>
          </table:table-cell>
          <table:table-cell office:value-type="float" office:value="1500787267" calcext:value-type="float">
            <text:p>1500787267</text:p>
          </table:table-cell>
          <table:table-cell table:formula="of:=[.A1787]-[.B178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87317" calcext:value-type="float">
            <text:p>1500787317</text:p>
          </table:table-cell>
          <table:table-cell office:value-type="float" office:value="1500787306" calcext:value-type="float">
            <text:p>1500787306</text:p>
          </table:table-cell>
          <table:table-cell table:formula="of:=[.A1788]-[.B17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7324" calcext:value-type="float">
            <text:p>1500787324</text:p>
          </table:table-cell>
          <table:table-cell office:value-type="float" office:value="1500787317" calcext:value-type="float">
            <text:p>1500787317</text:p>
          </table:table-cell>
          <table:table-cell table:formula="of:=[.A1789]-[.B178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7405" calcext:value-type="float">
            <text:p>1500787405</text:p>
          </table:table-cell>
          <table:table-cell office:value-type="float" office:value="1500787324" calcext:value-type="float">
            <text:p>1500787324</text:p>
          </table:table-cell>
          <table:table-cell table:formula="of:=[.A1790]-[.B1790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0787408" calcext:value-type="float">
            <text:p>1500787408</text:p>
          </table:table-cell>
          <table:table-cell office:value-type="float" office:value="1500787405" calcext:value-type="float">
            <text:p>1500787405</text:p>
          </table:table-cell>
          <table:table-cell table:formula="of:=[.A1791]-[.B17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413" calcext:value-type="float">
            <text:p>1500787413</text:p>
          </table:table-cell>
          <table:table-cell office:value-type="float" office:value="1500787408" calcext:value-type="float">
            <text:p>1500787408</text:p>
          </table:table-cell>
          <table:table-cell table:formula="of:=[.A1792]-[.B17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7466" calcext:value-type="float">
            <text:p>1500787466</text:p>
          </table:table-cell>
          <table:table-cell office:value-type="float" office:value="1500787413" calcext:value-type="float">
            <text:p>1500787413</text:p>
          </table:table-cell>
          <table:table-cell table:formula="of:=[.A1793]-[.B179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87473" calcext:value-type="float">
            <text:p>1500787473</text:p>
          </table:table-cell>
          <table:table-cell office:value-type="float" office:value="1500787466" calcext:value-type="float">
            <text:p>1500787466</text:p>
          </table:table-cell>
          <table:table-cell table:formula="of:=[.A1794]-[.B179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7486" calcext:value-type="float">
            <text:p>1500787486</text:p>
          </table:table-cell>
          <table:table-cell office:value-type="float" office:value="1500787473" calcext:value-type="float">
            <text:p>1500787473</text:p>
          </table:table-cell>
          <table:table-cell table:formula="of:=[.A1795]-[.B179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7498" calcext:value-type="float">
            <text:p>1500787498</text:p>
          </table:table-cell>
          <table:table-cell office:value-type="float" office:value="1500787486" calcext:value-type="float">
            <text:p>1500787486</text:p>
          </table:table-cell>
          <table:table-cell table:formula="of:=[.A1796]-[.B179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7530" calcext:value-type="float">
            <text:p>1500787530</text:p>
          </table:table-cell>
          <table:table-cell office:value-type="float" office:value="1500787498" calcext:value-type="float">
            <text:p>1500787498</text:p>
          </table:table-cell>
          <table:table-cell table:formula="of:=[.A1797]-[.B179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7559" calcext:value-type="float">
            <text:p>1500787559</text:p>
          </table:table-cell>
          <table:table-cell office:value-type="float" office:value="1500787530" calcext:value-type="float">
            <text:p>1500787530</text:p>
          </table:table-cell>
          <table:table-cell table:formula="of:=[.A1798]-[.B179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7568" calcext:value-type="float">
            <text:p>1500787568</text:p>
          </table:table-cell>
          <table:table-cell office:value-type="float" office:value="1500787559" calcext:value-type="float">
            <text:p>1500787559</text:p>
          </table:table-cell>
          <table:table-cell table:formula="of:=[.A1799]-[.B179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7608" calcext:value-type="float">
            <text:p>1500787608</text:p>
          </table:table-cell>
          <table:table-cell office:value-type="float" office:value="1500787568" calcext:value-type="float">
            <text:p>1500787568</text:p>
          </table:table-cell>
          <table:table-cell table:formula="of:=[.A1800]-[.B180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7636" calcext:value-type="float">
            <text:p>1500787636</text:p>
          </table:table-cell>
          <table:table-cell office:value-type="float" office:value="1500787608" calcext:value-type="float">
            <text:p>1500787608</text:p>
          </table:table-cell>
          <table:table-cell table:formula="of:=[.A1801]-[.B180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7665" calcext:value-type="float">
            <text:p>1500787665</text:p>
          </table:table-cell>
          <table:table-cell office:value-type="float" office:value="1500787636" calcext:value-type="float">
            <text:p>1500787636</text:p>
          </table:table-cell>
          <table:table-cell table:formula="of:=[.A1802]-[.B180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7682" calcext:value-type="float">
            <text:p>1500787682</text:p>
          </table:table-cell>
          <table:table-cell office:value-type="float" office:value="1500787665" calcext:value-type="float">
            <text:p>1500787665</text:p>
          </table:table-cell>
          <table:table-cell table:formula="of:=[.A1803]-[.B180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7690" calcext:value-type="float">
            <text:p>1500787690</text:p>
          </table:table-cell>
          <table:table-cell office:value-type="float" office:value="1500787682" calcext:value-type="float">
            <text:p>1500787682</text:p>
          </table:table-cell>
          <table:table-cell table:formula="of:=[.A1804]-[.B180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7709" calcext:value-type="float">
            <text:p>1500787709</text:p>
          </table:table-cell>
          <table:table-cell office:value-type="float" office:value="1500787690" calcext:value-type="float">
            <text:p>1500787690</text:p>
          </table:table-cell>
          <table:table-cell table:formula="of:=[.A1805]-[.B180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7711" calcext:value-type="float">
            <text:p>1500787711</text:p>
          </table:table-cell>
          <table:table-cell office:value-type="float" office:value="1500787709" calcext:value-type="float">
            <text:p>1500787709</text:p>
          </table:table-cell>
          <table:table-cell table:formula="of:=[.A1806]-[.B18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7724" calcext:value-type="float">
            <text:p>1500787724</text:p>
          </table:table-cell>
          <table:table-cell office:value-type="float" office:value="1500787711" calcext:value-type="float">
            <text:p>1500787711</text:p>
          </table:table-cell>
          <table:table-cell table:formula="of:=[.A1807]-[.B180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7752" calcext:value-type="float">
            <text:p>1500787752</text:p>
          </table:table-cell>
          <table:table-cell office:value-type="float" office:value="1500787724" calcext:value-type="float">
            <text:p>1500787724</text:p>
          </table:table-cell>
          <table:table-cell table:formula="of:=[.A1808]-[.B180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7757" calcext:value-type="float">
            <text:p>1500787757</text:p>
          </table:table-cell>
          <table:table-cell office:value-type="float" office:value="1500787752" calcext:value-type="float">
            <text:p>1500787752</text:p>
          </table:table-cell>
          <table:table-cell table:formula="of:=[.A1809]-[.B18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7758" calcext:value-type="float">
            <text:p>1500787758</text:p>
          </table:table-cell>
          <table:table-cell office:value-type="float" office:value="1500787757" calcext:value-type="float">
            <text:p>1500787757</text:p>
          </table:table-cell>
          <table:table-cell table:formula="of:=[.A1810]-[.B18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7777" calcext:value-type="float">
            <text:p>1500787777</text:p>
          </table:table-cell>
          <table:table-cell office:value-type="float" office:value="1500787758" calcext:value-type="float">
            <text:p>1500787758</text:p>
          </table:table-cell>
          <table:table-cell table:formula="of:=[.A1811]-[.B181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7802" calcext:value-type="float">
            <text:p>1500787802</text:p>
          </table:table-cell>
          <table:table-cell office:value-type="float" office:value="1500787777" calcext:value-type="float">
            <text:p>1500787777</text:p>
          </table:table-cell>
          <table:table-cell table:formula="of:=[.A1812]-[.B181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87815" calcext:value-type="float">
            <text:p>1500787815</text:p>
          </table:table-cell>
          <table:table-cell office:value-type="float" office:value="1500787802" calcext:value-type="float">
            <text:p>1500787802</text:p>
          </table:table-cell>
          <table:table-cell table:formula="of:=[.A1813]-[.B181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7841" calcext:value-type="float">
            <text:p>1500787841</text:p>
          </table:table-cell>
          <table:table-cell office:value-type="float" office:value="1500787815" calcext:value-type="float">
            <text:p>1500787815</text:p>
          </table:table-cell>
          <table:table-cell table:formula="of:=[.A1814]-[.B181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7889" calcext:value-type="float">
            <text:p>1500787889</text:p>
          </table:table-cell>
          <table:table-cell office:value-type="float" office:value="1500787841" calcext:value-type="float">
            <text:p>1500787841</text:p>
          </table:table-cell>
          <table:table-cell table:formula="of:=[.A1815]-[.B181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87915" calcext:value-type="float">
            <text:p>1500787915</text:p>
          </table:table-cell>
          <table:table-cell office:value-type="float" office:value="1500787889" calcext:value-type="float">
            <text:p>1500787889</text:p>
          </table:table-cell>
          <table:table-cell table:formula="of:=[.A1816]-[.B181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7941" calcext:value-type="float">
            <text:p>1500787941</text:p>
          </table:table-cell>
          <table:table-cell office:value-type="float" office:value="1500787915" calcext:value-type="float">
            <text:p>1500787915</text:p>
          </table:table-cell>
          <table:table-cell table:formula="of:=[.A1817]-[.B181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7949" calcext:value-type="float">
            <text:p>1500787949</text:p>
          </table:table-cell>
          <table:table-cell office:value-type="float" office:value="1500787941" calcext:value-type="float">
            <text:p>1500787941</text:p>
          </table:table-cell>
          <table:table-cell table:formula="of:=[.A1818]-[.B18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7965" calcext:value-type="float">
            <text:p>1500787965</text:p>
          </table:table-cell>
          <table:table-cell office:value-type="float" office:value="1500787949" calcext:value-type="float">
            <text:p>1500787949</text:p>
          </table:table-cell>
          <table:table-cell table:formula="of:=[.A1819]-[.B181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7974" calcext:value-type="float">
            <text:p>1500787974</text:p>
          </table:table-cell>
          <table:table-cell office:value-type="float" office:value="1500787965" calcext:value-type="float">
            <text:p>1500787965</text:p>
          </table:table-cell>
          <table:table-cell table:formula="of:=[.A1820]-[.B182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008" calcext:value-type="float">
            <text:p>1500788008</text:p>
          </table:table-cell>
          <table:table-cell office:value-type="float" office:value="1500787974" calcext:value-type="float">
            <text:p>1500787974</text:p>
          </table:table-cell>
          <table:table-cell table:formula="of:=[.A1821]-[.B182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88034" calcext:value-type="float">
            <text:p>1500788034</text:p>
          </table:table-cell>
          <table:table-cell office:value-type="float" office:value="1500788008" calcext:value-type="float">
            <text:p>1500788008</text:p>
          </table:table-cell>
          <table:table-cell table:formula="of:=[.A1822]-[.B182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8056" calcext:value-type="float">
            <text:p>1500788056</text:p>
          </table:table-cell>
          <table:table-cell office:value-type="float" office:value="1500788034" calcext:value-type="float">
            <text:p>1500788034</text:p>
          </table:table-cell>
          <table:table-cell table:formula="of:=[.A1823]-[.B182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8072" calcext:value-type="float">
            <text:p>1500788072</text:p>
          </table:table-cell>
          <table:table-cell office:value-type="float" office:value="1500788056" calcext:value-type="float">
            <text:p>1500788056</text:p>
          </table:table-cell>
          <table:table-cell table:formula="of:=[.A1824]-[.B182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8073" calcext:value-type="float">
            <text:p>1500788073</text:p>
          </table:table-cell>
          <table:table-cell office:value-type="float" office:value="1500788072" calcext:value-type="float">
            <text:p>1500788072</text:p>
          </table:table-cell>
          <table:table-cell table:formula="of:=[.A1825]-[.B18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8115" calcext:value-type="float">
            <text:p>1500788115</text:p>
          </table:table-cell>
          <table:table-cell office:value-type="float" office:value="1500788073" calcext:value-type="float">
            <text:p>1500788073</text:p>
          </table:table-cell>
          <table:table-cell table:formula="of:=[.A1826]-[.B182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8132" calcext:value-type="float">
            <text:p>1500788132</text:p>
          </table:table-cell>
          <table:table-cell office:value-type="float" office:value="1500788115" calcext:value-type="float">
            <text:p>1500788115</text:p>
          </table:table-cell>
          <table:table-cell table:formula="of:=[.A1827]-[.B182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8234" calcext:value-type="float">
            <text:p>1500788234</text:p>
          </table:table-cell>
          <table:table-cell office:value-type="float" office:value="1500788132" calcext:value-type="float">
            <text:p>1500788132</text:p>
          </table:table-cell>
          <table:table-cell table:formula="of:=[.A1828]-[.B182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00788290" calcext:value-type="float">
            <text:p>1500788290</text:p>
          </table:table-cell>
          <table:table-cell office:value-type="float" office:value="1500788234" calcext:value-type="float">
            <text:p>1500788234</text:p>
          </table:table-cell>
          <table:table-cell table:formula="of:=[.A1829]-[.B1829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88300" calcext:value-type="float">
            <text:p>1500788300</text:p>
          </table:table-cell>
          <table:table-cell office:value-type="float" office:value="1500788290" calcext:value-type="float">
            <text:p>1500788290</text:p>
          </table:table-cell>
          <table:table-cell table:formula="of:=[.A1830]-[.B183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308" calcext:value-type="float">
            <text:p>1500788308</text:p>
          </table:table-cell>
          <table:table-cell office:value-type="float" office:value="1500788300" calcext:value-type="float">
            <text:p>1500788300</text:p>
          </table:table-cell>
          <table:table-cell table:formula="of:=[.A1831]-[.B183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8311" calcext:value-type="float">
            <text:p>1500788311</text:p>
          </table:table-cell>
          <table:table-cell office:value-type="float" office:value="1500788308" calcext:value-type="float">
            <text:p>1500788308</text:p>
          </table:table-cell>
          <table:table-cell table:formula="of:=[.A1832]-[.B18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8327" calcext:value-type="float">
            <text:p>1500788327</text:p>
          </table:table-cell>
          <table:table-cell office:value-type="float" office:value="1500788311" calcext:value-type="float">
            <text:p>1500788311</text:p>
          </table:table-cell>
          <table:table-cell table:formula="of:=[.A1833]-[.B183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8364" calcext:value-type="float">
            <text:p>1500788364</text:p>
          </table:table-cell>
          <table:table-cell office:value-type="float" office:value="1500788327" calcext:value-type="float">
            <text:p>1500788327</text:p>
          </table:table-cell>
          <table:table-cell table:formula="of:=[.A1834]-[.B183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88373" calcext:value-type="float">
            <text:p>1500788373</text:p>
          </table:table-cell>
          <table:table-cell office:value-type="float" office:value="1500788364" calcext:value-type="float">
            <text:p>1500788364</text:p>
          </table:table-cell>
          <table:table-cell table:formula="of:=[.A1835]-[.B183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386" calcext:value-type="float">
            <text:p>1500788386</text:p>
          </table:table-cell>
          <table:table-cell office:value-type="float" office:value="1500788373" calcext:value-type="float">
            <text:p>1500788373</text:p>
          </table:table-cell>
          <table:table-cell table:formula="of:=[.A1836]-[.B18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8388" calcext:value-type="float">
            <text:p>1500788388</text:p>
          </table:table-cell>
          <table:table-cell office:value-type="float" office:value="1500788386" calcext:value-type="float">
            <text:p>1500788386</text:p>
          </table:table-cell>
          <table:table-cell table:formula="of:=[.A1837]-[.B18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8416" calcext:value-type="float">
            <text:p>1500788416</text:p>
          </table:table-cell>
          <table:table-cell office:value-type="float" office:value="1500788388" calcext:value-type="float">
            <text:p>1500788388</text:p>
          </table:table-cell>
          <table:table-cell table:formula="of:=[.A1838]-[.B183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8436" calcext:value-type="float">
            <text:p>1500788436</text:p>
          </table:table-cell>
          <table:table-cell office:value-type="float" office:value="1500788416" calcext:value-type="float">
            <text:p>1500788416</text:p>
          </table:table-cell>
          <table:table-cell table:formula="of:=[.A1839]-[.B183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8446" calcext:value-type="float">
            <text:p>1500788446</text:p>
          </table:table-cell>
          <table:table-cell office:value-type="float" office:value="1500788436" calcext:value-type="float">
            <text:p>1500788436</text:p>
          </table:table-cell>
          <table:table-cell table:formula="of:=[.A1840]-[.B184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457" calcext:value-type="float">
            <text:p>1500788457</text:p>
          </table:table-cell>
          <table:table-cell office:value-type="float" office:value="1500788446" calcext:value-type="float">
            <text:p>1500788446</text:p>
          </table:table-cell>
          <table:table-cell table:formula="of:=[.A1841]-[.B184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8470" calcext:value-type="float">
            <text:p>1500788470</text:p>
          </table:table-cell>
          <table:table-cell office:value-type="float" office:value="1500788457" calcext:value-type="float">
            <text:p>1500788457</text:p>
          </table:table-cell>
          <table:table-cell table:formula="of:=[.A1842]-[.B18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8471" calcext:value-type="float">
            <text:p>1500788471</text:p>
          </table:table-cell>
          <table:table-cell office:value-type="float" office:value="1500788470" calcext:value-type="float">
            <text:p>1500788470</text:p>
          </table:table-cell>
          <table:table-cell table:formula="of:=[.A1843]-[.B18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8480" calcext:value-type="float">
            <text:p>1500788480</text:p>
          </table:table-cell>
          <table:table-cell office:value-type="float" office:value="1500788471" calcext:value-type="float">
            <text:p>1500788471</text:p>
          </table:table-cell>
          <table:table-cell table:formula="of:=[.A1844]-[.B184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486" calcext:value-type="float">
            <text:p>1500788486</text:p>
          </table:table-cell>
          <table:table-cell office:value-type="float" office:value="1500788480" calcext:value-type="float">
            <text:p>1500788480</text:p>
          </table:table-cell>
          <table:table-cell table:formula="of:=[.A1845]-[.B184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8506" calcext:value-type="float">
            <text:p>1500788506</text:p>
          </table:table-cell>
          <table:table-cell office:value-type="float" office:value="1500788486" calcext:value-type="float">
            <text:p>1500788486</text:p>
          </table:table-cell>
          <table:table-cell table:formula="of:=[.A1846]-[.B184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8521" calcext:value-type="float">
            <text:p>1500788521</text:p>
          </table:table-cell>
          <table:table-cell office:value-type="float" office:value="1500788506" calcext:value-type="float">
            <text:p>1500788506</text:p>
          </table:table-cell>
          <table:table-cell table:formula="of:=[.A1847]-[.B184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8574" calcext:value-type="float">
            <text:p>1500788574</text:p>
          </table:table-cell>
          <table:table-cell office:value-type="float" office:value="1500788521" calcext:value-type="float">
            <text:p>1500788521</text:p>
          </table:table-cell>
          <table:table-cell table:formula="of:=[.A1848]-[.B1848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88578" calcext:value-type="float">
            <text:p>1500788578</text:p>
          </table:table-cell>
          <table:table-cell office:value-type="float" office:value="1500788574" calcext:value-type="float">
            <text:p>1500788574</text:p>
          </table:table-cell>
          <table:table-cell table:formula="of:=[.A1849]-[.B18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8581" calcext:value-type="float">
            <text:p>1500788581</text:p>
          </table:table-cell>
          <table:table-cell office:value-type="float" office:value="1500788578" calcext:value-type="float">
            <text:p>1500788578</text:p>
          </table:table-cell>
          <table:table-cell table:formula="of:=[.A1850]-[.B18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8587" calcext:value-type="float">
            <text:p>1500788587</text:p>
          </table:table-cell>
          <table:table-cell office:value-type="float" office:value="1500788581" calcext:value-type="float">
            <text:p>1500788581</text:p>
          </table:table-cell>
          <table:table-cell table:formula="of:=[.A1851]-[.B18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8612" calcext:value-type="float">
            <text:p>1500788612</text:p>
          </table:table-cell>
          <table:table-cell office:value-type="float" office:value="1500788587" calcext:value-type="float">
            <text:p>1500788587</text:p>
          </table:table-cell>
          <table:table-cell table:formula="of:=[.A1852]-[.B185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88627" calcext:value-type="float">
            <text:p>1500788627</text:p>
          </table:table-cell>
          <table:table-cell office:value-type="float" office:value="1500788612" calcext:value-type="float">
            <text:p>1500788612</text:p>
          </table:table-cell>
          <table:table-cell table:formula="of:=[.A1853]-[.B185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8637" calcext:value-type="float">
            <text:p>1500788637</text:p>
          </table:table-cell>
          <table:table-cell office:value-type="float" office:value="1500788627" calcext:value-type="float">
            <text:p>1500788627</text:p>
          </table:table-cell>
          <table:table-cell table:formula="of:=[.A1854]-[.B185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646" calcext:value-type="float">
            <text:p>1500788646</text:p>
          </table:table-cell>
          <table:table-cell office:value-type="float" office:value="1500788637" calcext:value-type="float">
            <text:p>1500788637</text:p>
          </table:table-cell>
          <table:table-cell table:formula="of:=[.A1855]-[.B185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705" calcext:value-type="float">
            <text:p>1500788705</text:p>
          </table:table-cell>
          <table:table-cell office:value-type="float" office:value="1500788646" calcext:value-type="float">
            <text:p>1500788646</text:p>
          </table:table-cell>
          <table:table-cell table:formula="of:=[.A1856]-[.B1856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788707" calcext:value-type="float">
            <text:p>1500788707</text:p>
          </table:table-cell>
          <table:table-cell office:value-type="float" office:value="1500788705" calcext:value-type="float">
            <text:p>1500788705</text:p>
          </table:table-cell>
          <table:table-cell table:formula="of:=[.A1857]-[.B18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8740" calcext:value-type="float">
            <text:p>1500788740</text:p>
          </table:table-cell>
          <table:table-cell office:value-type="float" office:value="1500788707" calcext:value-type="float">
            <text:p>1500788707</text:p>
          </table:table-cell>
          <table:table-cell table:formula="of:=[.A1858]-[.B185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8746" calcext:value-type="float">
            <text:p>1500788746</text:p>
          </table:table-cell>
          <table:table-cell office:value-type="float" office:value="1500788740" calcext:value-type="float">
            <text:p>1500788740</text:p>
          </table:table-cell>
          <table:table-cell table:formula="of:=[.A1859]-[.B185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8756" calcext:value-type="float">
            <text:p>1500788756</text:p>
          </table:table-cell>
          <table:table-cell office:value-type="float" office:value="1500788746" calcext:value-type="float">
            <text:p>1500788746</text:p>
          </table:table-cell>
          <table:table-cell table:formula="of:=[.A1860]-[.B18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769" calcext:value-type="float">
            <text:p>1500788769</text:p>
          </table:table-cell>
          <table:table-cell office:value-type="float" office:value="1500788756" calcext:value-type="float">
            <text:p>1500788756</text:p>
          </table:table-cell>
          <table:table-cell table:formula="of:=[.A1861]-[.B186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8810" calcext:value-type="float">
            <text:p>1500788810</text:p>
          </table:table-cell>
          <table:table-cell office:value-type="float" office:value="1500788769" calcext:value-type="float">
            <text:p>1500788769</text:p>
          </table:table-cell>
          <table:table-cell table:formula="of:=[.A1862]-[.B186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8812" calcext:value-type="float">
            <text:p>1500788812</text:p>
          </table:table-cell>
          <table:table-cell office:value-type="float" office:value="1500788810" calcext:value-type="float">
            <text:p>1500788810</text:p>
          </table:table-cell>
          <table:table-cell table:formula="of:=[.A1863]-[.B18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8816" calcext:value-type="float">
            <text:p>1500788816</text:p>
          </table:table-cell>
          <table:table-cell office:value-type="float" office:value="1500788812" calcext:value-type="float">
            <text:p>1500788812</text:p>
          </table:table-cell>
          <table:table-cell table:formula="of:=[.A1864]-[.B18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8823" calcext:value-type="float">
            <text:p>1500788823</text:p>
          </table:table-cell>
          <table:table-cell office:value-type="float" office:value="1500788816" calcext:value-type="float">
            <text:p>1500788816</text:p>
          </table:table-cell>
          <table:table-cell table:formula="of:=[.A1865]-[.B186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8887" calcext:value-type="float">
            <text:p>1500788887</text:p>
          </table:table-cell>
          <table:table-cell office:value-type="float" office:value="1500788823" calcext:value-type="float">
            <text:p>1500788823</text:p>
          </table:table-cell>
          <table:table-cell table:formula="of:=[.A1866]-[.B186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88890" calcext:value-type="float">
            <text:p>1500788890</text:p>
          </table:table-cell>
          <table:table-cell office:value-type="float" office:value="1500788887" calcext:value-type="float">
            <text:p>1500788887</text:p>
          </table:table-cell>
          <table:table-cell table:formula="of:=[.A1867]-[.B186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8911" calcext:value-type="float">
            <text:p>1500788911</text:p>
          </table:table-cell>
          <table:table-cell office:value-type="float" office:value="1500788890" calcext:value-type="float">
            <text:p>1500788890</text:p>
          </table:table-cell>
          <table:table-cell table:formula="of:=[.A1868]-[.B186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8964" calcext:value-type="float">
            <text:p>1500788964</text:p>
          </table:table-cell>
          <table:table-cell office:value-type="float" office:value="1500788911" calcext:value-type="float">
            <text:p>1500788911</text:p>
          </table:table-cell>
          <table:table-cell table:formula="of:=[.A1869]-[.B186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88972" calcext:value-type="float">
            <text:p>1500788972</text:p>
          </table:table-cell>
          <table:table-cell office:value-type="float" office:value="1500788964" calcext:value-type="float">
            <text:p>1500788964</text:p>
          </table:table-cell>
          <table:table-cell table:formula="of:=[.A1870]-[.B187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8986" calcext:value-type="float">
            <text:p>1500788986</text:p>
          </table:table-cell>
          <table:table-cell office:value-type="float" office:value="1500788972" calcext:value-type="float">
            <text:p>1500788972</text:p>
          </table:table-cell>
          <table:table-cell table:formula="of:=[.A1871]-[.B187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9035" calcext:value-type="float">
            <text:p>1500789035</text:p>
          </table:table-cell>
          <table:table-cell office:value-type="float" office:value="1500788986" calcext:value-type="float">
            <text:p>1500788986</text:p>
          </table:table-cell>
          <table:table-cell table:formula="of:=[.A1872]-[.B187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9037" calcext:value-type="float">
            <text:p>1500789037</text:p>
          </table:table-cell>
          <table:table-cell office:value-type="float" office:value="1500789035" calcext:value-type="float">
            <text:p>1500789035</text:p>
          </table:table-cell>
          <table:table-cell table:formula="of:=[.A1873]-[.B18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069" calcext:value-type="float">
            <text:p>1500789069</text:p>
          </table:table-cell>
          <table:table-cell office:value-type="float" office:value="1500789037" calcext:value-type="float">
            <text:p>1500789037</text:p>
          </table:table-cell>
          <table:table-cell table:formula="of:=[.A1874]-[.B187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9075" calcext:value-type="float">
            <text:p>1500789075</text:p>
          </table:table-cell>
          <table:table-cell office:value-type="float" office:value="1500789069" calcext:value-type="float">
            <text:p>1500789069</text:p>
          </table:table-cell>
          <table:table-cell table:formula="of:=[.A1875]-[.B187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9085" calcext:value-type="float">
            <text:p>1500789085</text:p>
          </table:table-cell>
          <table:table-cell office:value-type="float" office:value="1500789075" calcext:value-type="float">
            <text:p>1500789075</text:p>
          </table:table-cell>
          <table:table-cell table:formula="of:=[.A1876]-[.B187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9089" calcext:value-type="float">
            <text:p>1500789089</text:p>
          </table:table-cell>
          <table:table-cell office:value-type="float" office:value="1500789085" calcext:value-type="float">
            <text:p>1500789085</text:p>
          </table:table-cell>
          <table:table-cell table:formula="of:=[.A1877]-[.B187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106" calcext:value-type="float">
            <text:p>1500789106</text:p>
          </table:table-cell>
          <table:table-cell office:value-type="float" office:value="1500789089" calcext:value-type="float">
            <text:p>1500789089</text:p>
          </table:table-cell>
          <table:table-cell table:formula="of:=[.A1878]-[.B187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9122" calcext:value-type="float">
            <text:p>1500789122</text:p>
          </table:table-cell>
          <table:table-cell office:value-type="float" office:value="1500789106" calcext:value-type="float">
            <text:p>1500789106</text:p>
          </table:table-cell>
          <table:table-cell table:formula="of:=[.A1879]-[.B187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9125" calcext:value-type="float">
            <text:p>1500789125</text:p>
          </table:table-cell>
          <table:table-cell office:value-type="float" office:value="1500789122" calcext:value-type="float">
            <text:p>1500789122</text:p>
          </table:table-cell>
          <table:table-cell table:formula="of:=[.A1880]-[.B18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9146" calcext:value-type="float">
            <text:p>1500789146</text:p>
          </table:table-cell>
          <table:table-cell office:value-type="float" office:value="1500789125" calcext:value-type="float">
            <text:p>1500789125</text:p>
          </table:table-cell>
          <table:table-cell table:formula="of:=[.A1881]-[.B188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9187" calcext:value-type="float">
            <text:p>1500789187</text:p>
          </table:table-cell>
          <table:table-cell office:value-type="float" office:value="1500789146" calcext:value-type="float">
            <text:p>1500789146</text:p>
          </table:table-cell>
          <table:table-cell table:formula="of:=[.A1882]-[.B188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9195" calcext:value-type="float">
            <text:p>1500789195</text:p>
          </table:table-cell>
          <table:table-cell office:value-type="float" office:value="1500789187" calcext:value-type="float">
            <text:p>1500789187</text:p>
          </table:table-cell>
          <table:table-cell table:formula="of:=[.A1883]-[.B188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9197" calcext:value-type="float">
            <text:p>1500789197</text:p>
          </table:table-cell>
          <table:table-cell office:value-type="float" office:value="1500789195" calcext:value-type="float">
            <text:p>1500789195</text:p>
          </table:table-cell>
          <table:table-cell table:formula="of:=[.A1884]-[.B18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235" calcext:value-type="float">
            <text:p>1500789235</text:p>
          </table:table-cell>
          <table:table-cell office:value-type="float" office:value="1500789197" calcext:value-type="float">
            <text:p>1500789197</text:p>
          </table:table-cell>
          <table:table-cell table:formula="of:=[.A1885]-[.B188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89257" calcext:value-type="float">
            <text:p>1500789257</text:p>
          </table:table-cell>
          <table:table-cell office:value-type="float" office:value="1500789235" calcext:value-type="float">
            <text:p>1500789235</text:p>
          </table:table-cell>
          <table:table-cell table:formula="of:=[.A1886]-[.B188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9258" calcext:value-type="float">
            <text:p>1500789258</text:p>
          </table:table-cell>
          <table:table-cell office:value-type="float" office:value="1500789257" calcext:value-type="float">
            <text:p>1500789257</text:p>
          </table:table-cell>
          <table:table-cell table:formula="of:=[.A1887]-[.B18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308" calcext:value-type="float">
            <text:p>1500789308</text:p>
          </table:table-cell>
          <table:table-cell office:value-type="float" office:value="1500789258" calcext:value-type="float">
            <text:p>1500789258</text:p>
          </table:table-cell>
          <table:table-cell table:formula="of:=[.A1888]-[.B188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89313" calcext:value-type="float">
            <text:p>1500789313</text:p>
          </table:table-cell>
          <table:table-cell office:value-type="float" office:value="1500789308" calcext:value-type="float">
            <text:p>1500789308</text:p>
          </table:table-cell>
          <table:table-cell table:formula="of:=[.A1889]-[.B188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9321" calcext:value-type="float">
            <text:p>1500789321</text:p>
          </table:table-cell>
          <table:table-cell office:value-type="float" office:value="1500789313" calcext:value-type="float">
            <text:p>1500789313</text:p>
          </table:table-cell>
          <table:table-cell table:formula="of:=[.A1890]-[.B189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9341" calcext:value-type="float">
            <text:p>1500789341</text:p>
          </table:table-cell>
          <table:table-cell office:value-type="float" office:value="1500789321" calcext:value-type="float">
            <text:p>1500789321</text:p>
          </table:table-cell>
          <table:table-cell table:formula="of:=[.A1891]-[.B189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9353" calcext:value-type="float">
            <text:p>1500789353</text:p>
          </table:table-cell>
          <table:table-cell office:value-type="float" office:value="1500789341" calcext:value-type="float">
            <text:p>1500789341</text:p>
          </table:table-cell>
          <table:table-cell table:formula="of:=[.A1892]-[.B189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9393" calcext:value-type="float">
            <text:p>1500789393</text:p>
          </table:table-cell>
          <table:table-cell office:value-type="float" office:value="1500789353" calcext:value-type="float">
            <text:p>1500789353</text:p>
          </table:table-cell>
          <table:table-cell table:formula="of:=[.A1893]-[.B189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9410" calcext:value-type="float">
            <text:p>1500789410</text:p>
          </table:table-cell>
          <table:table-cell office:value-type="float" office:value="1500789393" calcext:value-type="float">
            <text:p>1500789393</text:p>
          </table:table-cell>
          <table:table-cell table:formula="of:=[.A1894]-[.B189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9444" calcext:value-type="float">
            <text:p>1500789444</text:p>
          </table:table-cell>
          <table:table-cell office:value-type="float" office:value="1500789410" calcext:value-type="float">
            <text:p>1500789410</text:p>
          </table:table-cell>
          <table:table-cell table:formula="of:=[.A1895]-[.B189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89450" calcext:value-type="float">
            <text:p>1500789450</text:p>
          </table:table-cell>
          <table:table-cell office:value-type="float" office:value="1500789444" calcext:value-type="float">
            <text:p>1500789444</text:p>
          </table:table-cell>
          <table:table-cell table:formula="of:=[.A1896]-[.B18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9474" calcext:value-type="float">
            <text:p>1500789474</text:p>
          </table:table-cell>
          <table:table-cell office:value-type="float" office:value="1500789450" calcext:value-type="float">
            <text:p>1500789450</text:p>
          </table:table-cell>
          <table:table-cell table:formula="of:=[.A1897]-[.B189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9519" calcext:value-type="float">
            <text:p>1500789519</text:p>
          </table:table-cell>
          <table:table-cell office:value-type="float" office:value="1500789474" calcext:value-type="float">
            <text:p>1500789474</text:p>
          </table:table-cell>
          <table:table-cell table:formula="of:=[.A1898]-[.B1898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89561" calcext:value-type="float">
            <text:p>1500789561</text:p>
          </table:table-cell>
          <table:table-cell office:value-type="float" office:value="1500789519" calcext:value-type="float">
            <text:p>1500789519</text:p>
          </table:table-cell>
          <table:table-cell table:formula="of:=[.A1899]-[.B189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9597" calcext:value-type="float">
            <text:p>1500789597</text:p>
          </table:table-cell>
          <table:table-cell office:value-type="float" office:value="1500789561" calcext:value-type="float">
            <text:p>1500789561</text:p>
          </table:table-cell>
          <table:table-cell table:formula="of:=[.A1900]-[.B190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9607" calcext:value-type="float">
            <text:p>1500789607</text:p>
          </table:table-cell>
          <table:table-cell office:value-type="float" office:value="1500789597" calcext:value-type="float">
            <text:p>1500789597</text:p>
          </table:table-cell>
          <table:table-cell table:formula="of:=[.A1901]-[.B190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9611" calcext:value-type="float">
            <text:p>1500789611</text:p>
          </table:table-cell>
          <table:table-cell office:value-type="float" office:value="1500789607" calcext:value-type="float">
            <text:p>1500789607</text:p>
          </table:table-cell>
          <table:table-cell table:formula="of:=[.A1902]-[.B190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612" calcext:value-type="float">
            <text:p>1500789612</text:p>
          </table:table-cell>
          <table:table-cell office:value-type="float" office:value="1500789611" calcext:value-type="float">
            <text:p>1500789611</text:p>
          </table:table-cell>
          <table:table-cell table:formula="of:=[.A1903]-[.B19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649" calcext:value-type="float">
            <text:p>1500789649</text:p>
          </table:table-cell>
          <table:table-cell office:value-type="float" office:value="1500789612" calcext:value-type="float">
            <text:p>1500789612</text:p>
          </table:table-cell>
          <table:table-cell table:formula="of:=[.A1904]-[.B190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89651" calcext:value-type="float">
            <text:p>1500789651</text:p>
          </table:table-cell>
          <table:table-cell office:value-type="float" office:value="1500789649" calcext:value-type="float">
            <text:p>1500789649</text:p>
          </table:table-cell>
          <table:table-cell table:formula="of:=[.A1905]-[.B190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653" calcext:value-type="float">
            <text:p>1500789653</text:p>
          </table:table-cell>
          <table:table-cell office:value-type="float" office:value="1500789651" calcext:value-type="float">
            <text:p>1500789651</text:p>
          </table:table-cell>
          <table:table-cell table:formula="of:=[.A1906]-[.B19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679" calcext:value-type="float">
            <text:p>1500789679</text:p>
          </table:table-cell>
          <table:table-cell office:value-type="float" office:value="1500789653" calcext:value-type="float">
            <text:p>1500789653</text:p>
          </table:table-cell>
          <table:table-cell table:formula="of:=[.A1907]-[.B190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9692" calcext:value-type="float">
            <text:p>1500789692</text:p>
          </table:table-cell>
          <table:table-cell office:value-type="float" office:value="1500789679" calcext:value-type="float">
            <text:p>1500789679</text:p>
          </table:table-cell>
          <table:table-cell table:formula="of:=[.A1908]-[.B19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9720" calcext:value-type="float">
            <text:p>1500789720</text:p>
          </table:table-cell>
          <table:table-cell office:value-type="float" office:value="1500789692" calcext:value-type="float">
            <text:p>1500789692</text:p>
          </table:table-cell>
          <table:table-cell table:formula="of:=[.A1909]-[.B190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9753" calcext:value-type="float">
            <text:p>1500789753</text:p>
          </table:table-cell>
          <table:table-cell office:value-type="float" office:value="1500789720" calcext:value-type="float">
            <text:p>1500789720</text:p>
          </table:table-cell>
          <table:table-cell table:formula="of:=[.A1910]-[.B191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9762" calcext:value-type="float">
            <text:p>1500789762</text:p>
          </table:table-cell>
          <table:table-cell office:value-type="float" office:value="1500789753" calcext:value-type="float">
            <text:p>1500789753</text:p>
          </table:table-cell>
          <table:table-cell table:formula="of:=[.A1911]-[.B191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9770" calcext:value-type="float">
            <text:p>1500789770</text:p>
          </table:table-cell>
          <table:table-cell office:value-type="float" office:value="1500789762" calcext:value-type="float">
            <text:p>1500789762</text:p>
          </table:table-cell>
          <table:table-cell table:formula="of:=[.A1912]-[.B19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9773" calcext:value-type="float">
            <text:p>1500789773</text:p>
          </table:table-cell>
          <table:table-cell office:value-type="float" office:value="1500789770" calcext:value-type="float">
            <text:p>1500789770</text:p>
          </table:table-cell>
          <table:table-cell table:formula="of:=[.A1913]-[.B191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9774" calcext:value-type="float">
            <text:p>1500789774</text:p>
          </table:table-cell>
          <table:table-cell office:value-type="float" office:value="1500789773" calcext:value-type="float">
            <text:p>1500789773</text:p>
          </table:table-cell>
          <table:table-cell table:formula="of:=[.A1914]-[.B19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824" calcext:value-type="float">
            <text:p>1500789824</text:p>
          </table:table-cell>
          <table:table-cell office:value-type="float" office:value="1500789774" calcext:value-type="float">
            <text:p>1500789774</text:p>
          </table:table-cell>
          <table:table-cell table:formula="of:=[.A1915]-[.B191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89828" calcext:value-type="float">
            <text:p>1500789828</text:p>
          </table:table-cell>
          <table:table-cell office:value-type="float" office:value="1500789824" calcext:value-type="float">
            <text:p>1500789824</text:p>
          </table:table-cell>
          <table:table-cell table:formula="of:=[.A1916]-[.B19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832" calcext:value-type="float">
            <text:p>1500789832</text:p>
          </table:table-cell>
          <table:table-cell office:value-type="float" office:value="1500789828" calcext:value-type="float">
            <text:p>1500789828</text:p>
          </table:table-cell>
          <table:table-cell table:formula="of:=[.A1917]-[.B191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848" calcext:value-type="float">
            <text:p>1500789848</text:p>
          </table:table-cell>
          <table:table-cell office:value-type="float" office:value="1500789832" calcext:value-type="float">
            <text:p>1500789832</text:p>
          </table:table-cell>
          <table:table-cell table:formula="of:=[.A1918]-[.B19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9884" calcext:value-type="float">
            <text:p>1500789884</text:p>
          </table:table-cell>
          <table:table-cell office:value-type="float" office:value="1500789848" calcext:value-type="float">
            <text:p>1500789848</text:p>
          </table:table-cell>
          <table:table-cell table:formula="of:=[.A1919]-[.B191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9888" calcext:value-type="float">
            <text:p>1500789888</text:p>
          </table:table-cell>
          <table:table-cell office:value-type="float" office:value="1500789884" calcext:value-type="float">
            <text:p>1500789884</text:p>
          </table:table-cell>
          <table:table-cell table:formula="of:=[.A1920]-[.B19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889" calcext:value-type="float">
            <text:p>1500789889</text:p>
          </table:table-cell>
          <table:table-cell office:value-type="float" office:value="1500789888" calcext:value-type="float">
            <text:p>1500789888</text:p>
          </table:table-cell>
          <table:table-cell table:formula="of:=[.A1921]-[.B19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900" calcext:value-type="float">
            <text:p>1500789900</text:p>
          </table:table-cell>
          <table:table-cell office:value-type="float" office:value="1500789889" calcext:value-type="float">
            <text:p>1500789889</text:p>
          </table:table-cell>
          <table:table-cell table:formula="of:=[.A1922]-[.B192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9910" calcext:value-type="float">
            <text:p>1500789910</text:p>
          </table:table-cell>
          <table:table-cell office:value-type="float" office:value="1500789900" calcext:value-type="float">
            <text:p>1500789900</text:p>
          </table:table-cell>
          <table:table-cell table:formula="of:=[.A1923]-[.B192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9913" calcext:value-type="float">
            <text:p>1500789913</text:p>
          </table:table-cell>
          <table:table-cell office:value-type="float" office:value="1500789910" calcext:value-type="float">
            <text:p>1500789910</text:p>
          </table:table-cell>
          <table:table-cell table:formula="of:=[.A1924]-[.B19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9915" calcext:value-type="float">
            <text:p>1500789915</text:p>
          </table:table-cell>
          <table:table-cell office:value-type="float" office:value="1500789913" calcext:value-type="float">
            <text:p>1500789913</text:p>
          </table:table-cell>
          <table:table-cell table:formula="of:=[.A1925]-[.B19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926" calcext:value-type="float">
            <text:p>1500789926</text:p>
          </table:table-cell>
          <table:table-cell office:value-type="float" office:value="1500789915" calcext:value-type="float">
            <text:p>1500789915</text:p>
          </table:table-cell>
          <table:table-cell table:formula="of:=[.A1926]-[.B192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9938" calcext:value-type="float">
            <text:p>1500789938</text:p>
          </table:table-cell>
          <table:table-cell office:value-type="float" office:value="1500789926" calcext:value-type="float">
            <text:p>1500789926</text:p>
          </table:table-cell>
          <table:table-cell table:formula="of:=[.A1927]-[.B192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9985" calcext:value-type="float">
            <text:p>1500789985</text:p>
          </table:table-cell>
          <table:table-cell office:value-type="float" office:value="1500789938" calcext:value-type="float">
            <text:p>1500789938</text:p>
          </table:table-cell>
          <table:table-cell table:formula="of:=[.A1928]-[.B192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0000" calcext:value-type="float">
            <text:p>1500790000</text:p>
          </table:table-cell>
          <table:table-cell office:value-type="float" office:value="1500789985" calcext:value-type="float">
            <text:p>1500789985</text:p>
          </table:table-cell>
          <table:table-cell table:formula="of:=[.A1929]-[.B192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0002" calcext:value-type="float">
            <text:p>1500790002</text:p>
          </table:table-cell>
          <table:table-cell office:value-type="float" office:value="1500790000" calcext:value-type="float">
            <text:p>1500790000</text:p>
          </table:table-cell>
          <table:table-cell table:formula="of:=[.A1930]-[.B19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0024" calcext:value-type="float">
            <text:p>1500790024</text:p>
          </table:table-cell>
          <table:table-cell office:value-type="float" office:value="1500790002" calcext:value-type="float">
            <text:p>1500790002</text:p>
          </table:table-cell>
          <table:table-cell table:formula="of:=[.A1931]-[.B193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0043" calcext:value-type="float">
            <text:p>1500790043</text:p>
          </table:table-cell>
          <table:table-cell office:value-type="float" office:value="1500790024" calcext:value-type="float">
            <text:p>1500790024</text:p>
          </table:table-cell>
          <table:table-cell table:formula="of:=[.A1932]-[.B193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0073" calcext:value-type="float">
            <text:p>1500790073</text:p>
          </table:table-cell>
          <table:table-cell office:value-type="float" office:value="1500790043" calcext:value-type="float">
            <text:p>1500790043</text:p>
          </table:table-cell>
          <table:table-cell table:formula="of:=[.A1933]-[.B193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0096" calcext:value-type="float">
            <text:p>1500790096</text:p>
          </table:table-cell>
          <table:table-cell office:value-type="float" office:value="1500790073" calcext:value-type="float">
            <text:p>1500790073</text:p>
          </table:table-cell>
          <table:table-cell table:formula="of:=[.A1934]-[.B193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0130" calcext:value-type="float">
            <text:p>1500790130</text:p>
          </table:table-cell>
          <table:table-cell office:value-type="float" office:value="1500790096" calcext:value-type="float">
            <text:p>1500790096</text:p>
          </table:table-cell>
          <table:table-cell table:formula="of:=[.A1935]-[.B193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90133" calcext:value-type="float">
            <text:p>1500790133</text:p>
          </table:table-cell>
          <table:table-cell office:value-type="float" office:value="1500790130" calcext:value-type="float">
            <text:p>1500790130</text:p>
          </table:table-cell>
          <table:table-cell table:formula="of:=[.A1936]-[.B19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202" calcext:value-type="float">
            <text:p>1500790202</text:p>
          </table:table-cell>
          <table:table-cell office:value-type="float" office:value="1500790133" calcext:value-type="float">
            <text:p>1500790133</text:p>
          </table:table-cell>
          <table:table-cell table:formula="of:=[.A1937]-[.B1937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90205" calcext:value-type="float">
            <text:p>1500790205</text:p>
          </table:table-cell>
          <table:table-cell office:value-type="float" office:value="1500790202" calcext:value-type="float">
            <text:p>1500790202</text:p>
          </table:table-cell>
          <table:table-cell table:formula="of:=[.A1938]-[.B19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225" calcext:value-type="float">
            <text:p>1500790225</text:p>
          </table:table-cell>
          <table:table-cell office:value-type="float" office:value="1500790205" calcext:value-type="float">
            <text:p>1500790205</text:p>
          </table:table-cell>
          <table:table-cell table:formula="of:=[.A1939]-[.B193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0233" calcext:value-type="float">
            <text:p>1500790233</text:p>
          </table:table-cell>
          <table:table-cell office:value-type="float" office:value="1500790225" calcext:value-type="float">
            <text:p>1500790225</text:p>
          </table:table-cell>
          <table:table-cell table:formula="of:=[.A1940]-[.B19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0259" calcext:value-type="float">
            <text:p>1500790259</text:p>
          </table:table-cell>
          <table:table-cell office:value-type="float" office:value="1500790233" calcext:value-type="float">
            <text:p>1500790233</text:p>
          </table:table-cell>
          <table:table-cell table:formula="of:=[.A1941]-[.B194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0261" calcext:value-type="float">
            <text:p>1500790261</text:p>
          </table:table-cell>
          <table:table-cell office:value-type="float" office:value="1500790259" calcext:value-type="float">
            <text:p>1500790259</text:p>
          </table:table-cell>
          <table:table-cell table:formula="of:=[.A1942]-[.B19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0282" calcext:value-type="float">
            <text:p>1500790282</text:p>
          </table:table-cell>
          <table:table-cell office:value-type="float" office:value="1500790261" calcext:value-type="float">
            <text:p>1500790261</text:p>
          </table:table-cell>
          <table:table-cell table:formula="of:=[.A1943]-[.B194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0298" calcext:value-type="float">
            <text:p>1500790298</text:p>
          </table:table-cell>
          <table:table-cell office:value-type="float" office:value="1500790282" calcext:value-type="float">
            <text:p>1500790282</text:p>
          </table:table-cell>
          <table:table-cell table:formula="of:=[.A1944]-[.B194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0312" calcext:value-type="float">
            <text:p>1500790312</text:p>
          </table:table-cell>
          <table:table-cell office:value-type="float" office:value="1500790298" calcext:value-type="float">
            <text:p>1500790298</text:p>
          </table:table-cell>
          <table:table-cell table:formula="of:=[.A1945]-[.B194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0316" calcext:value-type="float">
            <text:p>1500790316</text:p>
          </table:table-cell>
          <table:table-cell office:value-type="float" office:value="1500790312" calcext:value-type="float">
            <text:p>1500790312</text:p>
          </table:table-cell>
          <table:table-cell table:formula="of:=[.A1946]-[.B19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0348" calcext:value-type="float">
            <text:p>1500790348</text:p>
          </table:table-cell>
          <table:table-cell office:value-type="float" office:value="1500790316" calcext:value-type="float">
            <text:p>1500790316</text:p>
          </table:table-cell>
          <table:table-cell table:formula="of:=[.A1947]-[.B194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0368" calcext:value-type="float">
            <text:p>1500790368</text:p>
          </table:table-cell>
          <table:table-cell office:value-type="float" office:value="1500790348" calcext:value-type="float">
            <text:p>1500790348</text:p>
          </table:table-cell>
          <table:table-cell table:formula="of:=[.A1948]-[.B194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0404" calcext:value-type="float">
            <text:p>1500790404</text:p>
          </table:table-cell>
          <table:table-cell office:value-type="float" office:value="1500790368" calcext:value-type="float">
            <text:p>1500790368</text:p>
          </table:table-cell>
          <table:table-cell table:formula="of:=[.A1949]-[.B194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90425" calcext:value-type="float">
            <text:p>1500790425</text:p>
          </table:table-cell>
          <table:table-cell office:value-type="float" office:value="1500790404" calcext:value-type="float">
            <text:p>1500790404</text:p>
          </table:table-cell>
          <table:table-cell table:formula="of:=[.A1950]-[.B195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0429" calcext:value-type="float">
            <text:p>1500790429</text:p>
          </table:table-cell>
          <table:table-cell office:value-type="float" office:value="1500790425" calcext:value-type="float">
            <text:p>1500790425</text:p>
          </table:table-cell>
          <table:table-cell table:formula="of:=[.A1951]-[.B19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0435" calcext:value-type="float">
            <text:p>1500790435</text:p>
          </table:table-cell>
          <table:table-cell office:value-type="float" office:value="1500790429" calcext:value-type="float">
            <text:p>1500790429</text:p>
          </table:table-cell>
          <table:table-cell table:formula="of:=[.A1952]-[.B195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0479" calcext:value-type="float">
            <text:p>1500790479</text:p>
          </table:table-cell>
          <table:table-cell office:value-type="float" office:value="1500790435" calcext:value-type="float">
            <text:p>1500790435</text:p>
          </table:table-cell>
          <table:table-cell table:formula="of:=[.A1953]-[.B1953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0589" calcext:value-type="float">
            <text:p>1500790589</text:p>
          </table:table-cell>
          <table:table-cell office:value-type="float" office:value="1500790479" calcext:value-type="float">
            <text:p>1500790479</text:p>
          </table:table-cell>
          <table:table-cell table:formula="of:=[.A1954]-[.B1954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00790634" calcext:value-type="float">
            <text:p>1500790634</text:p>
          </table:table-cell>
          <table:table-cell office:value-type="float" office:value="1500790589" calcext:value-type="float">
            <text:p>1500790589</text:p>
          </table:table-cell>
          <table:table-cell table:formula="of:=[.A1955]-[.B1955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90641" calcext:value-type="float">
            <text:p>1500790641</text:p>
          </table:table-cell>
          <table:table-cell office:value-type="float" office:value="1500790634" calcext:value-type="float">
            <text:p>1500790634</text:p>
          </table:table-cell>
          <table:table-cell table:formula="of:=[.A1956]-[.B195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0698" calcext:value-type="float">
            <text:p>1500790698</text:p>
          </table:table-cell>
          <table:table-cell office:value-type="float" office:value="1500790641" calcext:value-type="float">
            <text:p>1500790641</text:p>
          </table:table-cell>
          <table:table-cell table:formula="of:=[.A1957]-[.B1957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790731" calcext:value-type="float">
            <text:p>1500790731</text:p>
          </table:table-cell>
          <table:table-cell office:value-type="float" office:value="1500790698" calcext:value-type="float">
            <text:p>1500790698</text:p>
          </table:table-cell>
          <table:table-cell table:formula="of:=[.A1958]-[.B195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0742" calcext:value-type="float">
            <text:p>1500790742</text:p>
          </table:table-cell>
          <table:table-cell office:value-type="float" office:value="1500790731" calcext:value-type="float">
            <text:p>1500790731</text:p>
          </table:table-cell>
          <table:table-cell table:formula="of:=[.A1959]-[.B195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0745" calcext:value-type="float">
            <text:p>1500790745</text:p>
          </table:table-cell>
          <table:table-cell office:value-type="float" office:value="1500790742" calcext:value-type="float">
            <text:p>1500790742</text:p>
          </table:table-cell>
          <table:table-cell table:formula="of:=[.A1960]-[.B19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821" calcext:value-type="float">
            <text:p>1500790821</text:p>
          </table:table-cell>
          <table:table-cell office:value-type="float" office:value="1500790745" calcext:value-type="float">
            <text:p>1500790745</text:p>
          </table:table-cell>
          <table:table-cell table:formula="of:=[.A1961]-[.B1961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0790824" calcext:value-type="float">
            <text:p>1500790824</text:p>
          </table:table-cell>
          <table:table-cell office:value-type="float" office:value="1500790821" calcext:value-type="float">
            <text:p>1500790821</text:p>
          </table:table-cell>
          <table:table-cell table:formula="of:=[.A1962]-[.B19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846" calcext:value-type="float">
            <text:p>1500790846</text:p>
          </table:table-cell>
          <table:table-cell office:value-type="float" office:value="1500790824" calcext:value-type="float">
            <text:p>1500790824</text:p>
          </table:table-cell>
          <table:table-cell table:formula="of:=[.A1963]-[.B196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0873" calcext:value-type="float">
            <text:p>1500790873</text:p>
          </table:table-cell>
          <table:table-cell office:value-type="float" office:value="1500790846" calcext:value-type="float">
            <text:p>1500790846</text:p>
          </table:table-cell>
          <table:table-cell table:formula="of:=[.A1964]-[.B196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0890" calcext:value-type="float">
            <text:p>1500790890</text:p>
          </table:table-cell>
          <table:table-cell office:value-type="float" office:value="1500790873" calcext:value-type="float">
            <text:p>1500790873</text:p>
          </table:table-cell>
          <table:table-cell table:formula="of:=[.A1965]-[.B196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0954" calcext:value-type="float">
            <text:p>1500790954</text:p>
          </table:table-cell>
          <table:table-cell office:value-type="float" office:value="1500790890" calcext:value-type="float">
            <text:p>1500790890</text:p>
          </table:table-cell>
          <table:table-cell table:formula="of:=[.A1966]-[.B196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90975" calcext:value-type="float">
            <text:p>1500790975</text:p>
          </table:table-cell>
          <table:table-cell office:value-type="float" office:value="1500790954" calcext:value-type="float">
            <text:p>1500790954</text:p>
          </table:table-cell>
          <table:table-cell table:formula="of:=[.A1967]-[.B196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0978" calcext:value-type="float">
            <text:p>1500790978</text:p>
          </table:table-cell>
          <table:table-cell office:value-type="float" office:value="1500790975" calcext:value-type="float">
            <text:p>1500790975</text:p>
          </table:table-cell>
          <table:table-cell table:formula="of:=[.A1968]-[.B19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988" calcext:value-type="float">
            <text:p>1500790988</text:p>
          </table:table-cell>
          <table:table-cell office:value-type="float" office:value="1500790978" calcext:value-type="float">
            <text:p>1500790978</text:p>
          </table:table-cell>
          <table:table-cell table:formula="of:=[.A1969]-[.B196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0993" calcext:value-type="float">
            <text:p>1500790993</text:p>
          </table:table-cell>
          <table:table-cell office:value-type="float" office:value="1500790988" calcext:value-type="float">
            <text:p>1500790988</text:p>
          </table:table-cell>
          <table:table-cell table:formula="of:=[.A1970]-[.B197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0997" calcext:value-type="float">
            <text:p>1500790997</text:p>
          </table:table-cell>
          <table:table-cell office:value-type="float" office:value="1500790993" calcext:value-type="float">
            <text:p>1500790993</text:p>
          </table:table-cell>
          <table:table-cell table:formula="of:=[.A1971]-[.B197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1032" calcext:value-type="float">
            <text:p>1500791032</text:p>
          </table:table-cell>
          <table:table-cell office:value-type="float" office:value="1500790997" calcext:value-type="float">
            <text:p>1500790997</text:p>
          </table:table-cell>
          <table:table-cell table:formula="of:=[.A1972]-[.B197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1055" calcext:value-type="float">
            <text:p>1500791055</text:p>
          </table:table-cell>
          <table:table-cell office:value-type="float" office:value="1500791032" calcext:value-type="float">
            <text:p>1500791032</text:p>
          </table:table-cell>
          <table:table-cell table:formula="of:=[.A1973]-[.B197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1060" calcext:value-type="float">
            <text:p>1500791060</text:p>
          </table:table-cell>
          <table:table-cell office:value-type="float" office:value="1500791055" calcext:value-type="float">
            <text:p>1500791055</text:p>
          </table:table-cell>
          <table:table-cell table:formula="of:=[.A1974]-[.B197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065" calcext:value-type="float">
            <text:p>1500791065</text:p>
          </table:table-cell>
          <table:table-cell office:value-type="float" office:value="1500791060" calcext:value-type="float">
            <text:p>1500791060</text:p>
          </table:table-cell>
          <table:table-cell table:formula="of:=[.A1975]-[.B197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106" calcext:value-type="float">
            <text:p>1500791106</text:p>
          </table:table-cell>
          <table:table-cell office:value-type="float" office:value="1500791065" calcext:value-type="float">
            <text:p>1500791065</text:p>
          </table:table-cell>
          <table:table-cell table:formula="of:=[.A1976]-[.B197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1114" calcext:value-type="float">
            <text:p>1500791114</text:p>
          </table:table-cell>
          <table:table-cell office:value-type="float" office:value="1500791106" calcext:value-type="float">
            <text:p>1500791106</text:p>
          </table:table-cell>
          <table:table-cell table:formula="of:=[.A1977]-[.B197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1117" calcext:value-type="float">
            <text:p>1500791117</text:p>
          </table:table-cell>
          <table:table-cell office:value-type="float" office:value="1500791114" calcext:value-type="float">
            <text:p>1500791114</text:p>
          </table:table-cell>
          <table:table-cell table:formula="of:=[.A1978]-[.B197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1121" calcext:value-type="float">
            <text:p>1500791121</text:p>
          </table:table-cell>
          <table:table-cell office:value-type="float" office:value="1500791117" calcext:value-type="float">
            <text:p>1500791117</text:p>
          </table:table-cell>
          <table:table-cell table:formula="of:=[.A1979]-[.B197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1141" calcext:value-type="float">
            <text:p>1500791141</text:p>
          </table:table-cell>
          <table:table-cell office:value-type="float" office:value="1500791121" calcext:value-type="float">
            <text:p>1500791121</text:p>
          </table:table-cell>
          <table:table-cell table:formula="of:=[.A1980]-[.B198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1168" calcext:value-type="float">
            <text:p>1500791168</text:p>
          </table:table-cell>
          <table:table-cell office:value-type="float" office:value="1500791141" calcext:value-type="float">
            <text:p>1500791141</text:p>
          </table:table-cell>
          <table:table-cell table:formula="of:=[.A1981]-[.B198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1169" calcext:value-type="float">
            <text:p>1500791169</text:p>
          </table:table-cell>
          <table:table-cell office:value-type="float" office:value="1500791168" calcext:value-type="float">
            <text:p>1500791168</text:p>
          </table:table-cell>
          <table:table-cell table:formula="of:=[.A1982]-[.B19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175" calcext:value-type="float">
            <text:p>1500791175</text:p>
          </table:table-cell>
          <table:table-cell office:value-type="float" office:value="1500791169" calcext:value-type="float">
            <text:p>1500791169</text:p>
          </table:table-cell>
          <table:table-cell table:formula="of:=[.A1983]-[.B198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1221" calcext:value-type="float">
            <text:p>1500791221</text:p>
          </table:table-cell>
          <table:table-cell office:value-type="float" office:value="1500791175" calcext:value-type="float">
            <text:p>1500791175</text:p>
          </table:table-cell>
          <table:table-cell table:formula="of:=[.A1984]-[.B198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91234" calcext:value-type="float">
            <text:p>1500791234</text:p>
          </table:table-cell>
          <table:table-cell office:value-type="float" office:value="1500791221" calcext:value-type="float">
            <text:p>1500791221</text:p>
          </table:table-cell>
          <table:table-cell table:formula="of:=[.A1985]-[.B198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236" calcext:value-type="float">
            <text:p>1500791236</text:p>
          </table:table-cell>
          <table:table-cell office:value-type="float" office:value="1500791234" calcext:value-type="float">
            <text:p>1500791234</text:p>
          </table:table-cell>
          <table:table-cell table:formula="of:=[.A1986]-[.B19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1249" calcext:value-type="float">
            <text:p>1500791249</text:p>
          </table:table-cell>
          <table:table-cell office:value-type="float" office:value="1500791236" calcext:value-type="float">
            <text:p>1500791236</text:p>
          </table:table-cell>
          <table:table-cell table:formula="of:=[.A1987]-[.B198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266" calcext:value-type="float">
            <text:p>1500791266</text:p>
          </table:table-cell>
          <table:table-cell office:value-type="float" office:value="1500791249" calcext:value-type="float">
            <text:p>1500791249</text:p>
          </table:table-cell>
          <table:table-cell table:formula="of:=[.A1988]-[.B198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267" calcext:value-type="float">
            <text:p>1500791267</text:p>
          </table:table-cell>
          <table:table-cell office:value-type="float" office:value="1500791266" calcext:value-type="float">
            <text:p>1500791266</text:p>
          </table:table-cell>
          <table:table-cell table:formula="of:=[.A1989]-[.B19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284" calcext:value-type="float">
            <text:p>1500791284</text:p>
          </table:table-cell>
          <table:table-cell office:value-type="float" office:value="1500791267" calcext:value-type="float">
            <text:p>1500791267</text:p>
          </table:table-cell>
          <table:table-cell table:formula="of:=[.A1990]-[.B199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301" calcext:value-type="float">
            <text:p>1500791301</text:p>
          </table:table-cell>
          <table:table-cell office:value-type="float" office:value="1500791284" calcext:value-type="float">
            <text:p>1500791284</text:p>
          </table:table-cell>
          <table:table-cell table:formula="of:=[.A1991]-[.B199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302" calcext:value-type="float">
            <text:p>1500791302</text:p>
          </table:table-cell>
          <table:table-cell office:value-type="float" office:value="1500791301" calcext:value-type="float">
            <text:p>1500791301</text:p>
          </table:table-cell>
          <table:table-cell table:formula="of:=[.A1992]-[.B19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319" calcext:value-type="float">
            <text:p>1500791319</text:p>
          </table:table-cell>
          <table:table-cell office:value-type="float" office:value="1500791302" calcext:value-type="float">
            <text:p>1500791302</text:p>
          </table:table-cell>
          <table:table-cell table:formula="of:=[.A1993]-[.B199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320" calcext:value-type="float">
            <text:p>1500791320</text:p>
          </table:table-cell>
          <table:table-cell office:value-type="float" office:value="1500791319" calcext:value-type="float">
            <text:p>1500791319</text:p>
          </table:table-cell>
          <table:table-cell table:formula="of:=[.A1994]-[.B19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350" calcext:value-type="float">
            <text:p>1500791350</text:p>
          </table:table-cell>
          <table:table-cell office:value-type="float" office:value="1500791320" calcext:value-type="float">
            <text:p>1500791320</text:p>
          </table:table-cell>
          <table:table-cell table:formula="of:=[.A1995]-[.B199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1355" calcext:value-type="float">
            <text:p>1500791355</text:p>
          </table:table-cell>
          <table:table-cell office:value-type="float" office:value="1500791350" calcext:value-type="float">
            <text:p>1500791350</text:p>
          </table:table-cell>
          <table:table-cell table:formula="of:=[.A1996]-[.B199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363" calcext:value-type="float">
            <text:p>1500791363</text:p>
          </table:table-cell>
          <table:table-cell office:value-type="float" office:value="1500791355" calcext:value-type="float">
            <text:p>1500791355</text:p>
          </table:table-cell>
          <table:table-cell table:formula="of:=[.A1997]-[.B199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1373" calcext:value-type="float">
            <text:p>1500791373</text:p>
          </table:table-cell>
          <table:table-cell office:value-type="float" office:value="1500791363" calcext:value-type="float">
            <text:p>1500791363</text:p>
          </table:table-cell>
          <table:table-cell table:formula="of:=[.A1998]-[.B199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1386" calcext:value-type="float">
            <text:p>1500791386</text:p>
          </table:table-cell>
          <table:table-cell office:value-type="float" office:value="1500791373" calcext:value-type="float">
            <text:p>1500791373</text:p>
          </table:table-cell>
          <table:table-cell table:formula="of:=[.A1999]-[.B199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425" calcext:value-type="float">
            <text:p>1500791425</text:p>
          </table:table-cell>
          <table:table-cell office:value-type="float" office:value="1500791386" calcext:value-type="float">
            <text:p>1500791386</text:p>
          </table:table-cell>
          <table:table-cell table:formula="of:=[.A2000]-[.B200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1443" calcext:value-type="float">
            <text:p>1500791443</text:p>
          </table:table-cell>
          <table:table-cell office:value-type="float" office:value="1500791425" calcext:value-type="float">
            <text:p>1500791425</text:p>
          </table:table-cell>
          <table:table-cell table:formula="of:=[.A2001]-[.B200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1444" calcext:value-type="float">
            <text:p>1500791444</text:p>
          </table:table-cell>
          <table:table-cell office:value-type="float" office:value="1500791443" calcext:value-type="float">
            <text:p>1500791443</text:p>
          </table:table-cell>
          <table:table-cell table:formula="of:=[.A2002]-[.B20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460" calcext:value-type="float">
            <text:p>1500791460</text:p>
          </table:table-cell>
          <table:table-cell office:value-type="float" office:value="1500791444" calcext:value-type="float">
            <text:p>1500791444</text:p>
          </table:table-cell>
          <table:table-cell table:formula="of:=[.A2003]-[.B200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1467" calcext:value-type="float">
            <text:p>1500791467</text:p>
          </table:table-cell>
          <table:table-cell office:value-type="float" office:value="1500791460" calcext:value-type="float">
            <text:p>1500791460</text:p>
          </table:table-cell>
          <table:table-cell table:formula="of:=[.A2004]-[.B20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1468" calcext:value-type="float">
            <text:p>1500791468</text:p>
          </table:table-cell>
          <table:table-cell office:value-type="float" office:value="1500791467" calcext:value-type="float">
            <text:p>1500791467</text:p>
          </table:table-cell>
          <table:table-cell table:formula="of:=[.A2005]-[.B20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474" calcext:value-type="float">
            <text:p>1500791474</text:p>
          </table:table-cell>
          <table:table-cell office:value-type="float" office:value="1500791468" calcext:value-type="float">
            <text:p>1500791468</text:p>
          </table:table-cell>
          <table:table-cell table:formula="of:=[.A2006]-[.B20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1491" calcext:value-type="float">
            <text:p>1500791491</text:p>
          </table:table-cell>
          <table:table-cell office:value-type="float" office:value="1500791474" calcext:value-type="float">
            <text:p>1500791474</text:p>
          </table:table-cell>
          <table:table-cell table:formula="of:=[.A2007]-[.B200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500" calcext:value-type="float">
            <text:p>1500791500</text:p>
          </table:table-cell>
          <table:table-cell office:value-type="float" office:value="1500791491" calcext:value-type="float">
            <text:p>1500791491</text:p>
          </table:table-cell>
          <table:table-cell table:formula="of:=[.A2008]-[.B20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1521" calcext:value-type="float">
            <text:p>1500791521</text:p>
          </table:table-cell>
          <table:table-cell office:value-type="float" office:value="1500791500" calcext:value-type="float">
            <text:p>1500791500</text:p>
          </table:table-cell>
          <table:table-cell table:formula="of:=[.A2009]-[.B200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1553" calcext:value-type="float">
            <text:p>1500791553</text:p>
          </table:table-cell>
          <table:table-cell office:value-type="float" office:value="1500791521" calcext:value-type="float">
            <text:p>1500791521</text:p>
          </table:table-cell>
          <table:table-cell table:formula="of:=[.A2010]-[.B201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1565" calcext:value-type="float">
            <text:p>1500791565</text:p>
          </table:table-cell>
          <table:table-cell office:value-type="float" office:value="1500791553" calcext:value-type="float">
            <text:p>1500791553</text:p>
          </table:table-cell>
          <table:table-cell table:formula="of:=[.A2011]-[.B201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1570" calcext:value-type="float">
            <text:p>1500791570</text:p>
          </table:table-cell>
          <table:table-cell office:value-type="float" office:value="1500791565" calcext:value-type="float">
            <text:p>1500791565</text:p>
          </table:table-cell>
          <table:table-cell table:formula="of:=[.A2012]-[.B20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609" calcext:value-type="float">
            <text:p>1500791609</text:p>
          </table:table-cell>
          <table:table-cell office:value-type="float" office:value="1500791570" calcext:value-type="float">
            <text:p>1500791570</text:p>
          </table:table-cell>
          <table:table-cell table:formula="of:=[.A2013]-[.B201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1624" calcext:value-type="float">
            <text:p>1500791624</text:p>
          </table:table-cell>
          <table:table-cell office:value-type="float" office:value="1500791609" calcext:value-type="float">
            <text:p>1500791609</text:p>
          </table:table-cell>
          <table:table-cell table:formula="of:=[.A2014]-[.B201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1659" calcext:value-type="float">
            <text:p>1500791659</text:p>
          </table:table-cell>
          <table:table-cell office:value-type="float" office:value="1500791624" calcext:value-type="float">
            <text:p>1500791624</text:p>
          </table:table-cell>
          <table:table-cell table:formula="of:=[.A2015]-[.B2015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1674" calcext:value-type="float">
            <text:p>1500791674</text:p>
          </table:table-cell>
          <table:table-cell office:value-type="float" office:value="1500791659" calcext:value-type="float">
            <text:p>1500791659</text:p>
          </table:table-cell>
          <table:table-cell table:formula="of:=[.A2016]-[.B20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1679" calcext:value-type="float">
            <text:p>1500791679</text:p>
          </table:table-cell>
          <table:table-cell office:value-type="float" office:value="1500791674" calcext:value-type="float">
            <text:p>1500791674</text:p>
          </table:table-cell>
          <table:table-cell table:formula="of:=[.A2017]-[.B20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692" calcext:value-type="float">
            <text:p>1500791692</text:p>
          </table:table-cell>
          <table:table-cell office:value-type="float" office:value="1500791679" calcext:value-type="float">
            <text:p>1500791679</text:p>
          </table:table-cell>
          <table:table-cell table:formula="of:=[.A2018]-[.B201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705" calcext:value-type="float">
            <text:p>1500791705</text:p>
          </table:table-cell>
          <table:table-cell office:value-type="float" office:value="1500791692" calcext:value-type="float">
            <text:p>1500791692</text:p>
          </table:table-cell>
          <table:table-cell table:formula="of:=[.A2019]-[.B20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717" calcext:value-type="float">
            <text:p>1500791717</text:p>
          </table:table-cell>
          <table:table-cell office:value-type="float" office:value="1500791705" calcext:value-type="float">
            <text:p>1500791705</text:p>
          </table:table-cell>
          <table:table-cell table:formula="of:=[.A2020]-[.B20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1728" calcext:value-type="float">
            <text:p>1500791728</text:p>
          </table:table-cell>
          <table:table-cell office:value-type="float" office:value="1500791717" calcext:value-type="float">
            <text:p>1500791717</text:p>
          </table:table-cell>
          <table:table-cell table:formula="of:=[.A2021]-[.B202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1775" calcext:value-type="float">
            <text:p>1500791775</text:p>
          </table:table-cell>
          <table:table-cell office:value-type="float" office:value="1500791728" calcext:value-type="float">
            <text:p>1500791728</text:p>
          </table:table-cell>
          <table:table-cell table:formula="of:=[.A2022]-[.B202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1829" calcext:value-type="float">
            <text:p>1500791829</text:p>
          </table:table-cell>
          <table:table-cell office:value-type="float" office:value="1500791775" calcext:value-type="float">
            <text:p>1500791775</text:p>
          </table:table-cell>
          <table:table-cell table:formula="of:=[.A2023]-[.B202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91830" calcext:value-type="float">
            <text:p>1500791830</text:p>
          </table:table-cell>
          <table:table-cell office:value-type="float" office:value="1500791829" calcext:value-type="float">
            <text:p>1500791829</text:p>
          </table:table-cell>
          <table:table-cell table:formula="of:=[.A2024]-[.B20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844" calcext:value-type="float">
            <text:p>1500791844</text:p>
          </table:table-cell>
          <table:table-cell office:value-type="float" office:value="1500791830" calcext:value-type="float">
            <text:p>1500791830</text:p>
          </table:table-cell>
          <table:table-cell table:formula="of:=[.A2025]-[.B20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1853" calcext:value-type="float">
            <text:p>1500791853</text:p>
          </table:table-cell>
          <table:table-cell office:value-type="float" office:value="1500791844" calcext:value-type="float">
            <text:p>1500791844</text:p>
          </table:table-cell>
          <table:table-cell table:formula="of:=[.A2026]-[.B202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1873" calcext:value-type="float">
            <text:p>1500791873</text:p>
          </table:table-cell>
          <table:table-cell office:value-type="float" office:value="1500791853" calcext:value-type="float">
            <text:p>1500791853</text:p>
          </table:table-cell>
          <table:table-cell table:formula="of:=[.A2027]-[.B202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1883" calcext:value-type="float">
            <text:p>1500791883</text:p>
          </table:table-cell>
          <table:table-cell office:value-type="float" office:value="1500791873" calcext:value-type="float">
            <text:p>1500791873</text:p>
          </table:table-cell>
          <table:table-cell table:formula="of:=[.A2028]-[.B20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1923" calcext:value-type="float">
            <text:p>1500791923</text:p>
          </table:table-cell>
          <table:table-cell office:value-type="float" office:value="1500791883" calcext:value-type="float">
            <text:p>1500791883</text:p>
          </table:table-cell>
          <table:table-cell table:formula="of:=[.A2029]-[.B202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1941" calcext:value-type="float">
            <text:p>1500791941</text:p>
          </table:table-cell>
          <table:table-cell office:value-type="float" office:value="1500791923" calcext:value-type="float">
            <text:p>1500791923</text:p>
          </table:table-cell>
          <table:table-cell table:formula="of:=[.A2030]-[.B203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1946" calcext:value-type="float">
            <text:p>1500791946</text:p>
          </table:table-cell>
          <table:table-cell office:value-type="float" office:value="1500791941" calcext:value-type="float">
            <text:p>1500791941</text:p>
          </table:table-cell>
          <table:table-cell table:formula="of:=[.A2031]-[.B203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952" calcext:value-type="float">
            <text:p>1500791952</text:p>
          </table:table-cell>
          <table:table-cell office:value-type="float" office:value="1500791946" calcext:value-type="float">
            <text:p>1500791946</text:p>
          </table:table-cell>
          <table:table-cell table:formula="of:=[.A2032]-[.B203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1961" calcext:value-type="float">
            <text:p>1500791961</text:p>
          </table:table-cell>
          <table:table-cell office:value-type="float" office:value="1500791952" calcext:value-type="float">
            <text:p>1500791952</text:p>
          </table:table-cell>
          <table:table-cell table:formula="of:=[.A2033]-[.B203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1968" calcext:value-type="float">
            <text:p>1500791968</text:p>
          </table:table-cell>
          <table:table-cell office:value-type="float" office:value="1500791961" calcext:value-type="float">
            <text:p>1500791961</text:p>
          </table:table-cell>
          <table:table-cell table:formula="of:=[.A2034]-[.B203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1980" calcext:value-type="float">
            <text:p>1500791980</text:p>
          </table:table-cell>
          <table:table-cell office:value-type="float" office:value="1500791968" calcext:value-type="float">
            <text:p>1500791968</text:p>
          </table:table-cell>
          <table:table-cell table:formula="of:=[.A2035]-[.B203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1990" calcext:value-type="float">
            <text:p>1500791990</text:p>
          </table:table-cell>
          <table:table-cell office:value-type="float" office:value="1500791980" calcext:value-type="float">
            <text:p>1500791980</text:p>
          </table:table-cell>
          <table:table-cell table:formula="of:=[.A2036]-[.B20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2003" calcext:value-type="float">
            <text:p>1500792003</text:p>
          </table:table-cell>
          <table:table-cell office:value-type="float" office:value="1500791990" calcext:value-type="float">
            <text:p>1500791990</text:p>
          </table:table-cell>
          <table:table-cell table:formula="of:=[.A2037]-[.B203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2006" calcext:value-type="float">
            <text:p>1500792006</text:p>
          </table:table-cell>
          <table:table-cell office:value-type="float" office:value="1500792003" calcext:value-type="float">
            <text:p>1500792003</text:p>
          </table:table-cell>
          <table:table-cell table:formula="of:=[.A2038]-[.B20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2032" calcext:value-type="float">
            <text:p>1500792032</text:p>
          </table:table-cell>
          <table:table-cell office:value-type="float" office:value="1500792006" calcext:value-type="float">
            <text:p>1500792006</text:p>
          </table:table-cell>
          <table:table-cell table:formula="of:=[.A2039]-[.B203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2054" calcext:value-type="float">
            <text:p>1500792054</text:p>
          </table:table-cell>
          <table:table-cell office:value-type="float" office:value="1500792032" calcext:value-type="float">
            <text:p>1500792032</text:p>
          </table:table-cell>
          <table:table-cell table:formula="of:=[.A2040]-[.B204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2098" calcext:value-type="float">
            <text:p>1500792098</text:p>
          </table:table-cell>
          <table:table-cell office:value-type="float" office:value="1500792054" calcext:value-type="float">
            <text:p>1500792054</text:p>
          </table:table-cell>
          <table:table-cell table:formula="of:=[.A2041]-[.B2041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2106" calcext:value-type="float">
            <text:p>1500792106</text:p>
          </table:table-cell>
          <table:table-cell office:value-type="float" office:value="1500792098" calcext:value-type="float">
            <text:p>1500792098</text:p>
          </table:table-cell>
          <table:table-cell table:formula="of:=[.A2042]-[.B20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2115" calcext:value-type="float">
            <text:p>1500792115</text:p>
          </table:table-cell>
          <table:table-cell office:value-type="float" office:value="1500792106" calcext:value-type="float">
            <text:p>1500792106</text:p>
          </table:table-cell>
          <table:table-cell table:formula="of:=[.A2043]-[.B204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2128" calcext:value-type="float">
            <text:p>1500792128</text:p>
          </table:table-cell>
          <table:table-cell office:value-type="float" office:value="1500792115" calcext:value-type="float">
            <text:p>1500792115</text:p>
          </table:table-cell>
          <table:table-cell table:formula="of:=[.A2044]-[.B20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2203" calcext:value-type="float">
            <text:p>1500792203</text:p>
          </table:table-cell>
          <table:table-cell office:value-type="float" office:value="1500792128" calcext:value-type="float">
            <text:p>1500792128</text:p>
          </table:table-cell>
          <table:table-cell table:formula="of:=[.A2045]-[.B2045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00792224" calcext:value-type="float">
            <text:p>1500792224</text:p>
          </table:table-cell>
          <table:table-cell office:value-type="float" office:value="1500792203" calcext:value-type="float">
            <text:p>1500792203</text:p>
          </table:table-cell>
          <table:table-cell table:formula="of:=[.A2046]-[.B204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2226" calcext:value-type="float">
            <text:p>1500792226</text:p>
          </table:table-cell>
          <table:table-cell office:value-type="float" office:value="1500792224" calcext:value-type="float">
            <text:p>1500792224</text:p>
          </table:table-cell>
          <table:table-cell table:formula="of:=[.A2047]-[.B20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2251" calcext:value-type="float">
            <text:p>1500792251</text:p>
          </table:table-cell>
          <table:table-cell office:value-type="float" office:value="1500792226" calcext:value-type="float">
            <text:p>1500792226</text:p>
          </table:table-cell>
          <table:table-cell table:formula="of:=[.A2048]-[.B204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2252" calcext:value-type="float">
            <text:p>1500792252</text:p>
          </table:table-cell>
          <table:table-cell office:value-type="float" office:value="1500792251" calcext:value-type="float">
            <text:p>1500792251</text:p>
          </table:table-cell>
          <table:table-cell table:formula="of:=[.A2049]-[.B20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314" calcext:value-type="float">
            <text:p>1500792314</text:p>
          </table:table-cell>
          <table:table-cell office:value-type="float" office:value="1500792252" calcext:value-type="float">
            <text:p>1500792252</text:p>
          </table:table-cell>
          <table:table-cell table:formula="of:=[.A2050]-[.B205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92348" calcext:value-type="float">
            <text:p>1500792348</text:p>
          </table:table-cell>
          <table:table-cell office:value-type="float" office:value="1500792314" calcext:value-type="float">
            <text:p>1500792314</text:p>
          </table:table-cell>
          <table:table-cell table:formula="of:=[.A2051]-[.B205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92351" calcext:value-type="float">
            <text:p>1500792351</text:p>
          </table:table-cell>
          <table:table-cell office:value-type="float" office:value="1500792348" calcext:value-type="float">
            <text:p>1500792348</text:p>
          </table:table-cell>
          <table:table-cell table:formula="of:=[.A2052]-[.B205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2369" calcext:value-type="float">
            <text:p>1500792369</text:p>
          </table:table-cell>
          <table:table-cell office:value-type="float" office:value="1500792351" calcext:value-type="float">
            <text:p>1500792351</text:p>
          </table:table-cell>
          <table:table-cell table:formula="of:=[.A2053]-[.B205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2371" calcext:value-type="float">
            <text:p>1500792371</text:p>
          </table:table-cell>
          <table:table-cell office:value-type="float" office:value="1500792369" calcext:value-type="float">
            <text:p>1500792369</text:p>
          </table:table-cell>
          <table:table-cell table:formula="of:=[.A2054]-[.B20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2408" calcext:value-type="float">
            <text:p>1500792408</text:p>
          </table:table-cell>
          <table:table-cell office:value-type="float" office:value="1500792371" calcext:value-type="float">
            <text:p>1500792371</text:p>
          </table:table-cell>
          <table:table-cell table:formula="of:=[.A2055]-[.B205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2416" calcext:value-type="float">
            <text:p>1500792416</text:p>
          </table:table-cell>
          <table:table-cell office:value-type="float" office:value="1500792408" calcext:value-type="float">
            <text:p>1500792408</text:p>
          </table:table-cell>
          <table:table-cell table:formula="of:=[.A2056]-[.B205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2456" calcext:value-type="float">
            <text:p>1500792456</text:p>
          </table:table-cell>
          <table:table-cell office:value-type="float" office:value="1500792416" calcext:value-type="float">
            <text:p>1500792416</text:p>
          </table:table-cell>
          <table:table-cell table:formula="of:=[.A2057]-[.B205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2465" calcext:value-type="float">
            <text:p>1500792465</text:p>
          </table:table-cell>
          <table:table-cell office:value-type="float" office:value="1500792456" calcext:value-type="float">
            <text:p>1500792456</text:p>
          </table:table-cell>
          <table:table-cell table:formula="of:=[.A2058]-[.B20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2466" calcext:value-type="float">
            <text:p>1500792466</text:p>
          </table:table-cell>
          <table:table-cell office:value-type="float" office:value="1500792465" calcext:value-type="float">
            <text:p>1500792465</text:p>
          </table:table-cell>
          <table:table-cell table:formula="of:=[.A2059]-[.B20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503" calcext:value-type="float">
            <text:p>1500792503</text:p>
          </table:table-cell>
          <table:table-cell office:value-type="float" office:value="1500792466" calcext:value-type="float">
            <text:p>1500792466</text:p>
          </table:table-cell>
          <table:table-cell table:formula="of:=[.A2060]-[.B206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2525" calcext:value-type="float">
            <text:p>1500792525</text:p>
          </table:table-cell>
          <table:table-cell office:value-type="float" office:value="1500792503" calcext:value-type="float">
            <text:p>1500792503</text:p>
          </table:table-cell>
          <table:table-cell table:formula="of:=[.A2061]-[.B206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2543" calcext:value-type="float">
            <text:p>1500792543</text:p>
          </table:table-cell>
          <table:table-cell office:value-type="float" office:value="1500792525" calcext:value-type="float">
            <text:p>1500792525</text:p>
          </table:table-cell>
          <table:table-cell table:formula="of:=[.A2062]-[.B206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2553" calcext:value-type="float">
            <text:p>1500792553</text:p>
          </table:table-cell>
          <table:table-cell office:value-type="float" office:value="1500792543" calcext:value-type="float">
            <text:p>1500792543</text:p>
          </table:table-cell>
          <table:table-cell table:formula="of:=[.A2063]-[.B206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2567" calcext:value-type="float">
            <text:p>1500792567</text:p>
          </table:table-cell>
          <table:table-cell office:value-type="float" office:value="1500792553" calcext:value-type="float">
            <text:p>1500792553</text:p>
          </table:table-cell>
          <table:table-cell table:formula="of:=[.A2064]-[.B206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2630" calcext:value-type="float">
            <text:p>1500792630</text:p>
          </table:table-cell>
          <table:table-cell office:value-type="float" office:value="1500792567" calcext:value-type="float">
            <text:p>1500792567</text:p>
          </table:table-cell>
          <table:table-cell table:formula="of:=[.A2065]-[.B2065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792640" calcext:value-type="float">
            <text:p>1500792640</text:p>
          </table:table-cell>
          <table:table-cell office:value-type="float" office:value="1500792630" calcext:value-type="float">
            <text:p>1500792630</text:p>
          </table:table-cell>
          <table:table-cell table:formula="of:=[.A2066]-[.B206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2680" calcext:value-type="float">
            <text:p>1500792680</text:p>
          </table:table-cell>
          <table:table-cell office:value-type="float" office:value="1500792640" calcext:value-type="float">
            <text:p>1500792640</text:p>
          </table:table-cell>
          <table:table-cell table:formula="of:=[.A2067]-[.B206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2687" calcext:value-type="float">
            <text:p>1500792687</text:p>
          </table:table-cell>
          <table:table-cell office:value-type="float" office:value="1500792680" calcext:value-type="float">
            <text:p>1500792680</text:p>
          </table:table-cell>
          <table:table-cell table:formula="of:=[.A2068]-[.B206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2693" calcext:value-type="float">
            <text:p>1500792693</text:p>
          </table:table-cell>
          <table:table-cell office:value-type="float" office:value="1500792687" calcext:value-type="float">
            <text:p>1500792687</text:p>
          </table:table-cell>
          <table:table-cell table:formula="of:=[.A2069]-[.B206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2715" calcext:value-type="float">
            <text:p>1500792715</text:p>
          </table:table-cell>
          <table:table-cell office:value-type="float" office:value="1500792693" calcext:value-type="float">
            <text:p>1500792693</text:p>
          </table:table-cell>
          <table:table-cell table:formula="of:=[.A2070]-[.B207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2718" calcext:value-type="float">
            <text:p>1500792718</text:p>
          </table:table-cell>
          <table:table-cell office:value-type="float" office:value="1500792715" calcext:value-type="float">
            <text:p>1500792715</text:p>
          </table:table-cell>
          <table:table-cell table:formula="of:=[.A2071]-[.B207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2760" calcext:value-type="float">
            <text:p>1500792760</text:p>
          </table:table-cell>
          <table:table-cell office:value-type="float" office:value="1500792718" calcext:value-type="float">
            <text:p>1500792718</text:p>
          </table:table-cell>
          <table:table-cell table:formula="of:=[.A2072]-[.B207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92761" calcext:value-type="float">
            <text:p>1500792761</text:p>
          </table:table-cell>
          <table:table-cell office:value-type="float" office:value="1500792760" calcext:value-type="float">
            <text:p>1500792760</text:p>
          </table:table-cell>
          <table:table-cell table:formula="of:=[.A2073]-[.B20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777" calcext:value-type="float">
            <text:p>1500792777</text:p>
          </table:table-cell>
          <table:table-cell office:value-type="float" office:value="1500792761" calcext:value-type="float">
            <text:p>1500792761</text:p>
          </table:table-cell>
          <table:table-cell table:formula="of:=[.A2074]-[.B207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2781" calcext:value-type="float">
            <text:p>1500792781</text:p>
          </table:table-cell>
          <table:table-cell office:value-type="float" office:value="1500792777" calcext:value-type="float">
            <text:p>1500792777</text:p>
          </table:table-cell>
          <table:table-cell table:formula="of:=[.A2075]-[.B207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2831" calcext:value-type="float">
            <text:p>1500792831</text:p>
          </table:table-cell>
          <table:table-cell office:value-type="float" office:value="1500792781" calcext:value-type="float">
            <text:p>1500792781</text:p>
          </table:table-cell>
          <table:table-cell table:formula="of:=[.A2076]-[.B207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2851" calcext:value-type="float">
            <text:p>1500792851</text:p>
          </table:table-cell>
          <table:table-cell office:value-type="float" office:value="1500792831" calcext:value-type="float">
            <text:p>1500792831</text:p>
          </table:table-cell>
          <table:table-cell table:formula="of:=[.A2077]-[.B207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2852" calcext:value-type="float">
            <text:p>1500792852</text:p>
          </table:table-cell>
          <table:table-cell office:value-type="float" office:value="1500792851" calcext:value-type="float">
            <text:p>1500792851</text:p>
          </table:table-cell>
          <table:table-cell table:formula="of:=[.A2078]-[.B20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875" calcext:value-type="float">
            <text:p>1500792875</text:p>
          </table:table-cell>
          <table:table-cell office:value-type="float" office:value="1500792852" calcext:value-type="float">
            <text:p>1500792852</text:p>
          </table:table-cell>
          <table:table-cell table:formula="of:=[.A2079]-[.B207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2903" calcext:value-type="float">
            <text:p>1500792903</text:p>
          </table:table-cell>
          <table:table-cell office:value-type="float" office:value="1500792875" calcext:value-type="float">
            <text:p>1500792875</text:p>
          </table:table-cell>
          <table:table-cell table:formula="of:=[.A2080]-[.B208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2919" calcext:value-type="float">
            <text:p>1500792919</text:p>
          </table:table-cell>
          <table:table-cell office:value-type="float" office:value="1500792903" calcext:value-type="float">
            <text:p>1500792903</text:p>
          </table:table-cell>
          <table:table-cell table:formula="of:=[.A2081]-[.B208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2925" calcext:value-type="float">
            <text:p>1500792925</text:p>
          </table:table-cell>
          <table:table-cell office:value-type="float" office:value="1500792919" calcext:value-type="float">
            <text:p>1500792919</text:p>
          </table:table-cell>
          <table:table-cell table:formula="of:=[.A2082]-[.B208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2968" calcext:value-type="float">
            <text:p>1500792968</text:p>
          </table:table-cell>
          <table:table-cell office:value-type="float" office:value="1500792925" calcext:value-type="float">
            <text:p>1500792925</text:p>
          </table:table-cell>
          <table:table-cell table:formula="of:=[.A2083]-[.B208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92982" calcext:value-type="float">
            <text:p>1500792982</text:p>
          </table:table-cell>
          <table:table-cell office:value-type="float" office:value="1500792968" calcext:value-type="float">
            <text:p>1500792968</text:p>
          </table:table-cell>
          <table:table-cell table:formula="of:=[.A2084]-[.B208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2991" calcext:value-type="float">
            <text:p>1500792991</text:p>
          </table:table-cell>
          <table:table-cell office:value-type="float" office:value="1500792982" calcext:value-type="float">
            <text:p>1500792982</text:p>
          </table:table-cell>
          <table:table-cell table:formula="of:=[.A2085]-[.B208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022" calcext:value-type="float">
            <text:p>1500793022</text:p>
          </table:table-cell>
          <table:table-cell office:value-type="float" office:value="1500792991" calcext:value-type="float">
            <text:p>1500792991</text:p>
          </table:table-cell>
          <table:table-cell table:formula="of:=[.A2086]-[.B208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3035" calcext:value-type="float">
            <text:p>1500793035</text:p>
          </table:table-cell>
          <table:table-cell office:value-type="float" office:value="1500793022" calcext:value-type="float">
            <text:p>1500793022</text:p>
          </table:table-cell>
          <table:table-cell table:formula="of:=[.A2087]-[.B208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065" calcext:value-type="float">
            <text:p>1500793065</text:p>
          </table:table-cell>
          <table:table-cell office:value-type="float" office:value="1500793035" calcext:value-type="float">
            <text:p>1500793035</text:p>
          </table:table-cell>
          <table:table-cell table:formula="of:=[.A2088]-[.B208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3072" calcext:value-type="float">
            <text:p>1500793072</text:p>
          </table:table-cell>
          <table:table-cell office:value-type="float" office:value="1500793065" calcext:value-type="float">
            <text:p>1500793065</text:p>
          </table:table-cell>
          <table:table-cell table:formula="of:=[.A2089]-[.B208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3074" calcext:value-type="float">
            <text:p>1500793074</text:p>
          </table:table-cell>
          <table:table-cell office:value-type="float" office:value="1500793072" calcext:value-type="float">
            <text:p>1500793072</text:p>
          </table:table-cell>
          <table:table-cell table:formula="of:=[.A2090]-[.B209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077" calcext:value-type="float">
            <text:p>1500793077</text:p>
          </table:table-cell>
          <table:table-cell office:value-type="float" office:value="1500793074" calcext:value-type="float">
            <text:p>1500793074</text:p>
          </table:table-cell>
          <table:table-cell table:formula="of:=[.A2091]-[.B20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3112" calcext:value-type="float">
            <text:p>1500793112</text:p>
          </table:table-cell>
          <table:table-cell office:value-type="float" office:value="1500793077" calcext:value-type="float">
            <text:p>1500793077</text:p>
          </table:table-cell>
          <table:table-cell table:formula="of:=[.A2092]-[.B209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3126" calcext:value-type="float">
            <text:p>1500793126</text:p>
          </table:table-cell>
          <table:table-cell office:value-type="float" office:value="1500793112" calcext:value-type="float">
            <text:p>1500793112</text:p>
          </table:table-cell>
          <table:table-cell table:formula="of:=[.A2093]-[.B209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3152" calcext:value-type="float">
            <text:p>1500793152</text:p>
          </table:table-cell>
          <table:table-cell office:value-type="float" office:value="1500793126" calcext:value-type="float">
            <text:p>1500793126</text:p>
          </table:table-cell>
          <table:table-cell table:formula="of:=[.A2094]-[.B209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3157" calcext:value-type="float">
            <text:p>1500793157</text:p>
          </table:table-cell>
          <table:table-cell office:value-type="float" office:value="1500793152" calcext:value-type="float">
            <text:p>1500793152</text:p>
          </table:table-cell>
          <table:table-cell table:formula="of:=[.A2095]-[.B209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3166" calcext:value-type="float">
            <text:p>1500793166</text:p>
          </table:table-cell>
          <table:table-cell office:value-type="float" office:value="1500793157" calcext:value-type="float">
            <text:p>1500793157</text:p>
          </table:table-cell>
          <table:table-cell table:formula="of:=[.A2096]-[.B20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169" calcext:value-type="float">
            <text:p>1500793169</text:p>
          </table:table-cell>
          <table:table-cell office:value-type="float" office:value="1500793166" calcext:value-type="float">
            <text:p>1500793166</text:p>
          </table:table-cell>
          <table:table-cell table:formula="of:=[.A2097]-[.B209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3175" calcext:value-type="float">
            <text:p>1500793175</text:p>
          </table:table-cell>
          <table:table-cell office:value-type="float" office:value="1500793169" calcext:value-type="float">
            <text:p>1500793169</text:p>
          </table:table-cell>
          <table:table-cell table:formula="of:=[.A2098]-[.B20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179" calcext:value-type="float">
            <text:p>1500793179</text:p>
          </table:table-cell>
          <table:table-cell office:value-type="float" office:value="1500793175" calcext:value-type="float">
            <text:p>1500793175</text:p>
          </table:table-cell>
          <table:table-cell table:formula="of:=[.A2099]-[.B209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214" calcext:value-type="float">
            <text:p>1500793214</text:p>
          </table:table-cell>
          <table:table-cell office:value-type="float" office:value="1500793179" calcext:value-type="float">
            <text:p>1500793179</text:p>
          </table:table-cell>
          <table:table-cell table:formula="of:=[.A2100]-[.B210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3255" calcext:value-type="float">
            <text:p>1500793255</text:p>
          </table:table-cell>
          <table:table-cell office:value-type="float" office:value="1500793214" calcext:value-type="float">
            <text:p>1500793214</text:p>
          </table:table-cell>
          <table:table-cell table:formula="of:=[.A2101]-[.B2101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3275" calcext:value-type="float">
            <text:p>1500793275</text:p>
          </table:table-cell>
          <table:table-cell office:value-type="float" office:value="1500793255" calcext:value-type="float">
            <text:p>1500793255</text:p>
          </table:table-cell>
          <table:table-cell table:formula="of:=[.A2102]-[.B210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3292" calcext:value-type="float">
            <text:p>1500793292</text:p>
          </table:table-cell>
          <table:table-cell office:value-type="float" office:value="1500793275" calcext:value-type="float">
            <text:p>1500793275</text:p>
          </table:table-cell>
          <table:table-cell table:formula="of:=[.A2103]-[.B210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3313" calcext:value-type="float">
            <text:p>1500793313</text:p>
          </table:table-cell>
          <table:table-cell office:value-type="float" office:value="1500793292" calcext:value-type="float">
            <text:p>1500793292</text:p>
          </table:table-cell>
          <table:table-cell table:formula="of:=[.A2104]-[.B210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3316" calcext:value-type="float">
            <text:p>1500793316</text:p>
          </table:table-cell>
          <table:table-cell office:value-type="float" office:value="1500793313" calcext:value-type="float">
            <text:p>1500793313</text:p>
          </table:table-cell>
          <table:table-cell table:formula="of:=[.A2105]-[.B21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3345" calcext:value-type="float">
            <text:p>1500793345</text:p>
          </table:table-cell>
          <table:table-cell office:value-type="float" office:value="1500793316" calcext:value-type="float">
            <text:p>1500793316</text:p>
          </table:table-cell>
          <table:table-cell table:formula="of:=[.A2106]-[.B210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3352" calcext:value-type="float">
            <text:p>1500793352</text:p>
          </table:table-cell>
          <table:table-cell office:value-type="float" office:value="1500793345" calcext:value-type="float">
            <text:p>1500793345</text:p>
          </table:table-cell>
          <table:table-cell table:formula="of:=[.A2107]-[.B210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3356" calcext:value-type="float">
            <text:p>1500793356</text:p>
          </table:table-cell>
          <table:table-cell office:value-type="float" office:value="1500793352" calcext:value-type="float">
            <text:p>1500793352</text:p>
          </table:table-cell>
          <table:table-cell table:formula="of:=[.A2108]-[.B210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364" calcext:value-type="float">
            <text:p>1500793364</text:p>
          </table:table-cell>
          <table:table-cell office:value-type="float" office:value="1500793356" calcext:value-type="float">
            <text:p>1500793356</text:p>
          </table:table-cell>
          <table:table-cell table:formula="of:=[.A2109]-[.B21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419" calcext:value-type="float">
            <text:p>1500793419</text:p>
          </table:table-cell>
          <table:table-cell office:value-type="float" office:value="1500793364" calcext:value-type="float">
            <text:p>1500793364</text:p>
          </table:table-cell>
          <table:table-cell table:formula="of:=[.A2110]-[.B211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93437" calcext:value-type="float">
            <text:p>1500793437</text:p>
          </table:table-cell>
          <table:table-cell office:value-type="float" office:value="1500793419" calcext:value-type="float">
            <text:p>1500793419</text:p>
          </table:table-cell>
          <table:table-cell table:formula="of:=[.A2111]-[.B21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3443" calcext:value-type="float">
            <text:p>1500793443</text:p>
          </table:table-cell>
          <table:table-cell office:value-type="float" office:value="1500793437" calcext:value-type="float">
            <text:p>1500793437</text:p>
          </table:table-cell>
          <table:table-cell table:formula="of:=[.A2112]-[.B21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456" calcext:value-type="float">
            <text:p>1500793456</text:p>
          </table:table-cell>
          <table:table-cell office:value-type="float" office:value="1500793443" calcext:value-type="float">
            <text:p>1500793443</text:p>
          </table:table-cell>
          <table:table-cell table:formula="of:=[.A2113]-[.B211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475" calcext:value-type="float">
            <text:p>1500793475</text:p>
          </table:table-cell>
          <table:table-cell office:value-type="float" office:value="1500793456" calcext:value-type="float">
            <text:p>1500793456</text:p>
          </table:table-cell>
          <table:table-cell table:formula="of:=[.A2114]-[.B211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3481" calcext:value-type="float">
            <text:p>1500793481</text:p>
          </table:table-cell>
          <table:table-cell office:value-type="float" office:value="1500793475" calcext:value-type="float">
            <text:p>1500793475</text:p>
          </table:table-cell>
          <table:table-cell table:formula="of:=[.A2115]-[.B21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498" calcext:value-type="float">
            <text:p>1500793498</text:p>
          </table:table-cell>
          <table:table-cell office:value-type="float" office:value="1500793481" calcext:value-type="float">
            <text:p>1500793481</text:p>
          </table:table-cell>
          <table:table-cell table:formula="of:=[.A2116]-[.B211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3506" calcext:value-type="float">
            <text:p>1500793506</text:p>
          </table:table-cell>
          <table:table-cell office:value-type="float" office:value="1500793498" calcext:value-type="float">
            <text:p>1500793498</text:p>
          </table:table-cell>
          <table:table-cell table:formula="of:=[.A2117]-[.B21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512" calcext:value-type="float">
            <text:p>1500793512</text:p>
          </table:table-cell>
          <table:table-cell office:value-type="float" office:value="1500793506" calcext:value-type="float">
            <text:p>1500793506</text:p>
          </table:table-cell>
          <table:table-cell table:formula="of:=[.A2118]-[.B211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540" calcext:value-type="float">
            <text:p>1500793540</text:p>
          </table:table-cell>
          <table:table-cell office:value-type="float" office:value="1500793512" calcext:value-type="float">
            <text:p>1500793512</text:p>
          </table:table-cell>
          <table:table-cell table:formula="of:=[.A2119]-[.B211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3545" calcext:value-type="float">
            <text:p>1500793545</text:p>
          </table:table-cell>
          <table:table-cell office:value-type="float" office:value="1500793540" calcext:value-type="float">
            <text:p>1500793540</text:p>
          </table:table-cell>
          <table:table-cell table:formula="of:=[.A2120]-[.B212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3547" calcext:value-type="float">
            <text:p>1500793547</text:p>
          </table:table-cell>
          <table:table-cell office:value-type="float" office:value="1500793545" calcext:value-type="float">
            <text:p>1500793545</text:p>
          </table:table-cell>
          <table:table-cell table:formula="of:=[.A2121]-[.B21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555" calcext:value-type="float">
            <text:p>1500793555</text:p>
          </table:table-cell>
          <table:table-cell office:value-type="float" office:value="1500793547" calcext:value-type="float">
            <text:p>1500793547</text:p>
          </table:table-cell>
          <table:table-cell table:formula="of:=[.A2122]-[.B212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568" calcext:value-type="float">
            <text:p>1500793568</text:p>
          </table:table-cell>
          <table:table-cell office:value-type="float" office:value="1500793555" calcext:value-type="float">
            <text:p>1500793555</text:p>
          </table:table-cell>
          <table:table-cell table:formula="of:=[.A2123]-[.B212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592" calcext:value-type="float">
            <text:p>1500793592</text:p>
          </table:table-cell>
          <table:table-cell office:value-type="float" office:value="1500793568" calcext:value-type="float">
            <text:p>1500793568</text:p>
          </table:table-cell>
          <table:table-cell table:formula="of:=[.A2124]-[.B212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3604" calcext:value-type="float">
            <text:p>1500793604</text:p>
          </table:table-cell>
          <table:table-cell office:value-type="float" office:value="1500793592" calcext:value-type="float">
            <text:p>1500793592</text:p>
          </table:table-cell>
          <table:table-cell table:formula="of:=[.A2125]-[.B21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612" calcext:value-type="float">
            <text:p>1500793612</text:p>
          </table:table-cell>
          <table:table-cell office:value-type="float" office:value="1500793604" calcext:value-type="float">
            <text:p>1500793604</text:p>
          </table:table-cell>
          <table:table-cell table:formula="of:=[.A2126]-[.B212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614" calcext:value-type="float">
            <text:p>1500793614</text:p>
          </table:table-cell>
          <table:table-cell office:value-type="float" office:value="1500793612" calcext:value-type="float">
            <text:p>1500793612</text:p>
          </table:table-cell>
          <table:table-cell table:formula="of:=[.A2127]-[.B21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618" calcext:value-type="float">
            <text:p>1500793618</text:p>
          </table:table-cell>
          <table:table-cell office:value-type="float" office:value="1500793614" calcext:value-type="float">
            <text:p>1500793614</text:p>
          </table:table-cell>
          <table:table-cell table:formula="of:=[.A2128]-[.B21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631" calcext:value-type="float">
            <text:p>1500793631</text:p>
          </table:table-cell>
          <table:table-cell office:value-type="float" office:value="1500793618" calcext:value-type="float">
            <text:p>1500793618</text:p>
          </table:table-cell>
          <table:table-cell table:formula="of:=[.A2129]-[.B212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632" calcext:value-type="float">
            <text:p>1500793632</text:p>
          </table:table-cell>
          <table:table-cell office:value-type="float" office:value="1500793631" calcext:value-type="float">
            <text:p>1500793631</text:p>
          </table:table-cell>
          <table:table-cell table:formula="of:=[.A2130]-[.B21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3644" calcext:value-type="float">
            <text:p>1500793644</text:p>
          </table:table-cell>
          <table:table-cell office:value-type="float" office:value="1500793632" calcext:value-type="float">
            <text:p>1500793632</text:p>
          </table:table-cell>
          <table:table-cell table:formula="of:=[.A2131]-[.B213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653" calcext:value-type="float">
            <text:p>1500793653</text:p>
          </table:table-cell>
          <table:table-cell office:value-type="float" office:value="1500793644" calcext:value-type="float">
            <text:p>1500793644</text:p>
          </table:table-cell>
          <table:table-cell table:formula="of:=[.A2132]-[.B213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657" calcext:value-type="float">
            <text:p>1500793657</text:p>
          </table:table-cell>
          <table:table-cell office:value-type="float" office:value="1500793653" calcext:value-type="float">
            <text:p>1500793653</text:p>
          </table:table-cell>
          <table:table-cell table:formula="of:=[.A2133]-[.B213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669" calcext:value-type="float">
            <text:p>1500793669</text:p>
          </table:table-cell>
          <table:table-cell office:value-type="float" office:value="1500793657" calcext:value-type="float">
            <text:p>1500793657</text:p>
          </table:table-cell>
          <table:table-cell table:formula="of:=[.A2134]-[.B213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697" calcext:value-type="float">
            <text:p>1500793697</text:p>
          </table:table-cell>
          <table:table-cell office:value-type="float" office:value="1500793669" calcext:value-type="float">
            <text:p>1500793669</text:p>
          </table:table-cell>
          <table:table-cell table:formula="of:=[.A2135]-[.B213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3730" calcext:value-type="float">
            <text:p>1500793730</text:p>
          </table:table-cell>
          <table:table-cell office:value-type="float" office:value="1500793697" calcext:value-type="float">
            <text:p>1500793697</text:p>
          </table:table-cell>
          <table:table-cell table:formula="of:=[.A2136]-[.B213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3744" calcext:value-type="float">
            <text:p>1500793744</text:p>
          </table:table-cell>
          <table:table-cell office:value-type="float" office:value="1500793730" calcext:value-type="float">
            <text:p>1500793730</text:p>
          </table:table-cell>
          <table:table-cell table:formula="of:=[.A2137]-[.B213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3745" calcext:value-type="float">
            <text:p>1500793745</text:p>
          </table:table-cell>
          <table:table-cell office:value-type="float" office:value="1500793744" calcext:value-type="float">
            <text:p>1500793744</text:p>
          </table:table-cell>
          <table:table-cell table:formula="of:=[.A2138]-[.B21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3753" calcext:value-type="float">
            <text:p>1500793753</text:p>
          </table:table-cell>
          <table:table-cell office:value-type="float" office:value="1500793745" calcext:value-type="float">
            <text:p>1500793745</text:p>
          </table:table-cell>
          <table:table-cell table:formula="of:=[.A2139]-[.B213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778" calcext:value-type="float">
            <text:p>1500793778</text:p>
          </table:table-cell>
          <table:table-cell office:value-type="float" office:value="1500793753" calcext:value-type="float">
            <text:p>1500793753</text:p>
          </table:table-cell>
          <table:table-cell table:formula="of:=[.A2140]-[.B214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3840" calcext:value-type="float">
            <text:p>1500793840</text:p>
          </table:table-cell>
          <table:table-cell office:value-type="float" office:value="1500793778" calcext:value-type="float">
            <text:p>1500793778</text:p>
          </table:table-cell>
          <table:table-cell table:formula="of:=[.A2141]-[.B2141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93855" calcext:value-type="float">
            <text:p>1500793855</text:p>
          </table:table-cell>
          <table:table-cell office:value-type="float" office:value="1500793840" calcext:value-type="float">
            <text:p>1500793840</text:p>
          </table:table-cell>
          <table:table-cell table:formula="of:=[.A2142]-[.B214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3866" calcext:value-type="float">
            <text:p>1500793866</text:p>
          </table:table-cell>
          <table:table-cell office:value-type="float" office:value="1500793855" calcext:value-type="float">
            <text:p>1500793855</text:p>
          </table:table-cell>
          <table:table-cell table:formula="of:=[.A2143]-[.B214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3873" calcext:value-type="float">
            <text:p>1500793873</text:p>
          </table:table-cell>
          <table:table-cell office:value-type="float" office:value="1500793866" calcext:value-type="float">
            <text:p>1500793866</text:p>
          </table:table-cell>
          <table:table-cell table:formula="of:=[.A2144]-[.B214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3883" calcext:value-type="float">
            <text:p>1500793883</text:p>
          </table:table-cell>
          <table:table-cell office:value-type="float" office:value="1500793873" calcext:value-type="float">
            <text:p>1500793873</text:p>
          </table:table-cell>
          <table:table-cell table:formula="of:=[.A2145]-[.B214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3895" calcext:value-type="float">
            <text:p>1500793895</text:p>
          </table:table-cell>
          <table:table-cell office:value-type="float" office:value="1500793883" calcext:value-type="float">
            <text:p>1500793883</text:p>
          </table:table-cell>
          <table:table-cell table:formula="of:=[.A2146]-[.B214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903" calcext:value-type="float">
            <text:p>1500793903</text:p>
          </table:table-cell>
          <table:table-cell office:value-type="float" office:value="1500793895" calcext:value-type="float">
            <text:p>1500793895</text:p>
          </table:table-cell>
          <table:table-cell table:formula="of:=[.A2147]-[.B214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926" calcext:value-type="float">
            <text:p>1500793926</text:p>
          </table:table-cell>
          <table:table-cell office:value-type="float" office:value="1500793903" calcext:value-type="float">
            <text:p>1500793903</text:p>
          </table:table-cell>
          <table:table-cell table:formula="of:=[.A2148]-[.B214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3928" calcext:value-type="float">
            <text:p>1500793928</text:p>
          </table:table-cell>
          <table:table-cell office:value-type="float" office:value="1500793926" calcext:value-type="float">
            <text:p>1500793926</text:p>
          </table:table-cell>
          <table:table-cell table:formula="of:=[.A2149]-[.B21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937" calcext:value-type="float">
            <text:p>1500793937</text:p>
          </table:table-cell>
          <table:table-cell office:value-type="float" office:value="1500793928" calcext:value-type="float">
            <text:p>1500793928</text:p>
          </table:table-cell>
          <table:table-cell table:formula="of:=[.A2150]-[.B21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943" calcext:value-type="float">
            <text:p>1500793943</text:p>
          </table:table-cell>
          <table:table-cell office:value-type="float" office:value="1500793937" calcext:value-type="float">
            <text:p>1500793937</text:p>
          </table:table-cell>
          <table:table-cell table:formula="of:=[.A2151]-[.B21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949" calcext:value-type="float">
            <text:p>1500793949</text:p>
          </table:table-cell>
          <table:table-cell office:value-type="float" office:value="1500793943" calcext:value-type="float">
            <text:p>1500793943</text:p>
          </table:table-cell>
          <table:table-cell table:formula="of:=[.A2152]-[.B215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964" calcext:value-type="float">
            <text:p>1500793964</text:p>
          </table:table-cell>
          <table:table-cell office:value-type="float" office:value="1500793949" calcext:value-type="float">
            <text:p>1500793949</text:p>
          </table:table-cell>
          <table:table-cell table:formula="of:=[.A2153]-[.B215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3998" calcext:value-type="float">
            <text:p>1500793998</text:p>
          </table:table-cell>
          <table:table-cell office:value-type="float" office:value="1500793964" calcext:value-type="float">
            <text:p>1500793964</text:p>
          </table:table-cell>
          <table:table-cell table:formula="of:=[.A2154]-[.B215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94001" calcext:value-type="float">
            <text:p>1500794001</text:p>
          </table:table-cell>
          <table:table-cell office:value-type="float" office:value="1500793998" calcext:value-type="float">
            <text:p>1500793998</text:p>
          </table:table-cell>
          <table:table-cell table:formula="of:=[.A2155]-[.B215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4011" calcext:value-type="float">
            <text:p>1500794011</text:p>
          </table:table-cell>
          <table:table-cell office:value-type="float" office:value="1500794001" calcext:value-type="float">
            <text:p>1500794001</text:p>
          </table:table-cell>
          <table:table-cell table:formula="of:=[.A2156]-[.B21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4029" calcext:value-type="float">
            <text:p>1500794029</text:p>
          </table:table-cell>
          <table:table-cell office:value-type="float" office:value="1500794011" calcext:value-type="float">
            <text:p>1500794011</text:p>
          </table:table-cell>
          <table:table-cell table:formula="of:=[.A2157]-[.B215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4035" calcext:value-type="float">
            <text:p>1500794035</text:p>
          </table:table-cell>
          <table:table-cell office:value-type="float" office:value="1500794029" calcext:value-type="float">
            <text:p>1500794029</text:p>
          </table:table-cell>
          <table:table-cell table:formula="of:=[.A2158]-[.B21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074" calcext:value-type="float">
            <text:p>1500794074</text:p>
          </table:table-cell>
          <table:table-cell office:value-type="float" office:value="1500794035" calcext:value-type="float">
            <text:p>1500794035</text:p>
          </table:table-cell>
          <table:table-cell table:formula="of:=[.A2159]-[.B2159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4099" calcext:value-type="float">
            <text:p>1500794099</text:p>
          </table:table-cell>
          <table:table-cell office:value-type="float" office:value="1500794074" calcext:value-type="float">
            <text:p>1500794074</text:p>
          </table:table-cell>
          <table:table-cell table:formula="of:=[.A2160]-[.B216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4105" calcext:value-type="float">
            <text:p>1500794105</text:p>
          </table:table-cell>
          <table:table-cell office:value-type="float" office:value="1500794099" calcext:value-type="float">
            <text:p>1500794099</text:p>
          </table:table-cell>
          <table:table-cell table:formula="of:=[.A2161]-[.B216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182" calcext:value-type="float">
            <text:p>1500794182</text:p>
          </table:table-cell>
          <table:table-cell office:value-type="float" office:value="1500794105" calcext:value-type="float">
            <text:p>1500794105</text:p>
          </table:table-cell>
          <table:table-cell table:formula="of:=[.A2162]-[.B2162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94207" calcext:value-type="float">
            <text:p>1500794207</text:p>
          </table:table-cell>
          <table:table-cell office:value-type="float" office:value="1500794182" calcext:value-type="float">
            <text:p>1500794182</text:p>
          </table:table-cell>
          <table:table-cell table:formula="of:=[.A2163]-[.B216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4257" calcext:value-type="float">
            <text:p>1500794257</text:p>
          </table:table-cell>
          <table:table-cell office:value-type="float" office:value="1500794207" calcext:value-type="float">
            <text:p>1500794207</text:p>
          </table:table-cell>
          <table:table-cell table:formula="of:=[.A2164]-[.B216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4261" calcext:value-type="float">
            <text:p>1500794261</text:p>
          </table:table-cell>
          <table:table-cell office:value-type="float" office:value="1500794257" calcext:value-type="float">
            <text:p>1500794257</text:p>
          </table:table-cell>
          <table:table-cell table:formula="of:=[.A2165]-[.B21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263" calcext:value-type="float">
            <text:p>1500794263</text:p>
          </table:table-cell>
          <table:table-cell office:value-type="float" office:value="1500794261" calcext:value-type="float">
            <text:p>1500794261</text:p>
          </table:table-cell>
          <table:table-cell table:formula="of:=[.A2166]-[.B21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4272" calcext:value-type="float">
            <text:p>1500794272</text:p>
          </table:table-cell>
          <table:table-cell office:value-type="float" office:value="1500794263" calcext:value-type="float">
            <text:p>1500794263</text:p>
          </table:table-cell>
          <table:table-cell table:formula="of:=[.A2167]-[.B216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326" calcext:value-type="float">
            <text:p>1500794326</text:p>
          </table:table-cell>
          <table:table-cell office:value-type="float" office:value="1500794272" calcext:value-type="float">
            <text:p>1500794272</text:p>
          </table:table-cell>
          <table:table-cell table:formula="of:=[.A2168]-[.B216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94353" calcext:value-type="float">
            <text:p>1500794353</text:p>
          </table:table-cell>
          <table:table-cell office:value-type="float" office:value="1500794326" calcext:value-type="float">
            <text:p>1500794326</text:p>
          </table:table-cell>
          <table:table-cell table:formula="of:=[.A2169]-[.B216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4354" calcext:value-type="float">
            <text:p>1500794354</text:p>
          </table:table-cell>
          <table:table-cell office:value-type="float" office:value="1500794353" calcext:value-type="float">
            <text:p>1500794353</text:p>
          </table:table-cell>
          <table:table-cell table:formula="of:=[.A2170]-[.B21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362" calcext:value-type="float">
            <text:p>1500794362</text:p>
          </table:table-cell>
          <table:table-cell office:value-type="float" office:value="1500794354" calcext:value-type="float">
            <text:p>1500794354</text:p>
          </table:table-cell>
          <table:table-cell table:formula="of:=[.A2171]-[.B21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392" calcext:value-type="float">
            <text:p>1500794392</text:p>
          </table:table-cell>
          <table:table-cell office:value-type="float" office:value="1500794362" calcext:value-type="float">
            <text:p>1500794362</text:p>
          </table:table-cell>
          <table:table-cell table:formula="of:=[.A2172]-[.B217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4395" calcext:value-type="float">
            <text:p>1500794395</text:p>
          </table:table-cell>
          <table:table-cell office:value-type="float" office:value="1500794392" calcext:value-type="float">
            <text:p>1500794392</text:p>
          </table:table-cell>
          <table:table-cell table:formula="of:=[.A2173]-[.B217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4396" calcext:value-type="float">
            <text:p>1500794396</text:p>
          </table:table-cell>
          <table:table-cell office:value-type="float" office:value="1500794395" calcext:value-type="float">
            <text:p>1500794395</text:p>
          </table:table-cell>
          <table:table-cell table:formula="of:=[.A2174]-[.B21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410" calcext:value-type="float">
            <text:p>1500794410</text:p>
          </table:table-cell>
          <table:table-cell office:value-type="float" office:value="1500794396" calcext:value-type="float">
            <text:p>1500794396</text:p>
          </table:table-cell>
          <table:table-cell table:formula="of:=[.A2175]-[.B217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4419" calcext:value-type="float">
            <text:p>1500794419</text:p>
          </table:table-cell>
          <table:table-cell office:value-type="float" office:value="1500794410" calcext:value-type="float">
            <text:p>1500794410</text:p>
          </table:table-cell>
          <table:table-cell table:formula="of:=[.A2176]-[.B217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424" calcext:value-type="float">
            <text:p>1500794424</text:p>
          </table:table-cell>
          <table:table-cell office:value-type="float" office:value="1500794419" calcext:value-type="float">
            <text:p>1500794419</text:p>
          </table:table-cell>
          <table:table-cell table:formula="of:=[.A2177]-[.B217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4437" calcext:value-type="float">
            <text:p>1500794437</text:p>
          </table:table-cell>
          <table:table-cell office:value-type="float" office:value="1500794424" calcext:value-type="float">
            <text:p>1500794424</text:p>
          </table:table-cell>
          <table:table-cell table:formula="of:=[.A2178]-[.B217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447" calcext:value-type="float">
            <text:p>1500794447</text:p>
          </table:table-cell>
          <table:table-cell office:value-type="float" office:value="1500794437" calcext:value-type="float">
            <text:p>1500794437</text:p>
          </table:table-cell>
          <table:table-cell table:formula="of:=[.A2179]-[.B217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4467" calcext:value-type="float">
            <text:p>1500794467</text:p>
          </table:table-cell>
          <table:table-cell office:value-type="float" office:value="1500794447" calcext:value-type="float">
            <text:p>1500794447</text:p>
          </table:table-cell>
          <table:table-cell table:formula="of:=[.A2180]-[.B218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4503" calcext:value-type="float">
            <text:p>1500794503</text:p>
          </table:table-cell>
          <table:table-cell office:value-type="float" office:value="1500794467" calcext:value-type="float">
            <text:p>1500794467</text:p>
          </table:table-cell>
          <table:table-cell table:formula="of:=[.A2181]-[.B218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94516" calcext:value-type="float">
            <text:p>1500794516</text:p>
          </table:table-cell>
          <table:table-cell office:value-type="float" office:value="1500794503" calcext:value-type="float">
            <text:p>1500794503</text:p>
          </table:table-cell>
          <table:table-cell table:formula="of:=[.A2182]-[.B218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524" calcext:value-type="float">
            <text:p>1500794524</text:p>
          </table:table-cell>
          <table:table-cell office:value-type="float" office:value="1500794516" calcext:value-type="float">
            <text:p>1500794516</text:p>
          </table:table-cell>
          <table:table-cell table:formula="of:=[.A2183]-[.B218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530" calcext:value-type="float">
            <text:p>1500794530</text:p>
          </table:table-cell>
          <table:table-cell office:value-type="float" office:value="1500794524" calcext:value-type="float">
            <text:p>1500794524</text:p>
          </table:table-cell>
          <table:table-cell table:formula="of:=[.A2184]-[.B21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543" calcext:value-type="float">
            <text:p>1500794543</text:p>
          </table:table-cell>
          <table:table-cell office:value-type="float" office:value="1500794530" calcext:value-type="float">
            <text:p>1500794530</text:p>
          </table:table-cell>
          <table:table-cell table:formula="of:=[.A2185]-[.B218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564" calcext:value-type="float">
            <text:p>1500794564</text:p>
          </table:table-cell>
          <table:table-cell office:value-type="float" office:value="1500794543" calcext:value-type="float">
            <text:p>1500794543</text:p>
          </table:table-cell>
          <table:table-cell table:formula="of:=[.A2186]-[.B218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4565" calcext:value-type="float">
            <text:p>1500794565</text:p>
          </table:table-cell>
          <table:table-cell office:value-type="float" office:value="1500794564" calcext:value-type="float">
            <text:p>1500794564</text:p>
          </table:table-cell>
          <table:table-cell table:formula="of:=[.A2187]-[.B21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569" calcext:value-type="float">
            <text:p>1500794569</text:p>
          </table:table-cell>
          <table:table-cell office:value-type="float" office:value="1500794565" calcext:value-type="float">
            <text:p>1500794565</text:p>
          </table:table-cell>
          <table:table-cell table:formula="of:=[.A2188]-[.B21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573" calcext:value-type="float">
            <text:p>1500794573</text:p>
          </table:table-cell>
          <table:table-cell office:value-type="float" office:value="1500794569" calcext:value-type="float">
            <text:p>1500794569</text:p>
          </table:table-cell>
          <table:table-cell table:formula="of:=[.A2189]-[.B218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580" calcext:value-type="float">
            <text:p>1500794580</text:p>
          </table:table-cell>
          <table:table-cell office:value-type="float" office:value="1500794573" calcext:value-type="float">
            <text:p>1500794573</text:p>
          </table:table-cell>
          <table:table-cell table:formula="of:=[.A2190]-[.B219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4586" calcext:value-type="float">
            <text:p>1500794586</text:p>
          </table:table-cell>
          <table:table-cell office:value-type="float" office:value="1500794580" calcext:value-type="float">
            <text:p>1500794580</text:p>
          </table:table-cell>
          <table:table-cell table:formula="of:=[.A2191]-[.B219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597" calcext:value-type="float">
            <text:p>1500794597</text:p>
          </table:table-cell>
          <table:table-cell office:value-type="float" office:value="1500794586" calcext:value-type="float">
            <text:p>1500794586</text:p>
          </table:table-cell>
          <table:table-cell table:formula="of:=[.A2192]-[.B219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4598" calcext:value-type="float">
            <text:p>1500794598</text:p>
          </table:table-cell>
          <table:table-cell office:value-type="float" office:value="1500794597" calcext:value-type="float">
            <text:p>1500794597</text:p>
          </table:table-cell>
          <table:table-cell table:formula="of:=[.A2193]-[.B21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599" calcext:value-type="float">
            <text:p>1500794599</text:p>
          </table:table-cell>
          <table:table-cell office:value-type="float" office:value="1500794598" calcext:value-type="float">
            <text:p>1500794598</text:p>
          </table:table-cell>
          <table:table-cell table:formula="of:=[.A2194]-[.B21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618" calcext:value-type="float">
            <text:p>1500794618</text:p>
          </table:table-cell>
          <table:table-cell office:value-type="float" office:value="1500794599" calcext:value-type="float">
            <text:p>1500794599</text:p>
          </table:table-cell>
          <table:table-cell table:formula="of:=[.A2195]-[.B219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4629" calcext:value-type="float">
            <text:p>1500794629</text:p>
          </table:table-cell>
          <table:table-cell office:value-type="float" office:value="1500794618" calcext:value-type="float">
            <text:p>1500794618</text:p>
          </table:table-cell>
          <table:table-cell table:formula="of:=[.A2196]-[.B219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4642" calcext:value-type="float">
            <text:p>1500794642</text:p>
          </table:table-cell>
          <table:table-cell office:value-type="float" office:value="1500794629" calcext:value-type="float">
            <text:p>1500794629</text:p>
          </table:table-cell>
          <table:table-cell table:formula="of:=[.A2197]-[.B219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644" calcext:value-type="float">
            <text:p>1500794644</text:p>
          </table:table-cell>
          <table:table-cell office:value-type="float" office:value="1500794642" calcext:value-type="float">
            <text:p>1500794642</text:p>
          </table:table-cell>
          <table:table-cell table:formula="of:=[.A2198]-[.B219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4685" calcext:value-type="float">
            <text:p>1500794685</text:p>
          </table:table-cell>
          <table:table-cell office:value-type="float" office:value="1500794644" calcext:value-type="float">
            <text:p>1500794644</text:p>
          </table:table-cell>
          <table:table-cell table:formula="of:=[.A2199]-[.B2199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4707" calcext:value-type="float">
            <text:p>1500794707</text:p>
          </table:table-cell>
          <table:table-cell office:value-type="float" office:value="1500794685" calcext:value-type="float">
            <text:p>1500794685</text:p>
          </table:table-cell>
          <table:table-cell table:formula="of:=[.A2200]-[.B220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4718" calcext:value-type="float">
            <text:p>1500794718</text:p>
          </table:table-cell>
          <table:table-cell office:value-type="float" office:value="1500794707" calcext:value-type="float">
            <text:p>1500794707</text:p>
          </table:table-cell>
          <table:table-cell table:formula="of:=[.A2201]-[.B220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4726" calcext:value-type="float">
            <text:p>1500794726</text:p>
          </table:table-cell>
          <table:table-cell office:value-type="float" office:value="1500794718" calcext:value-type="float">
            <text:p>1500794718</text:p>
          </table:table-cell>
          <table:table-cell table:formula="of:=[.A2202]-[.B220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739" calcext:value-type="float">
            <text:p>1500794739</text:p>
          </table:table-cell>
          <table:table-cell office:value-type="float" office:value="1500794726" calcext:value-type="float">
            <text:p>1500794726</text:p>
          </table:table-cell>
          <table:table-cell table:formula="of:=[.A2203]-[.B220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740" calcext:value-type="float">
            <text:p>1500794740</text:p>
          </table:table-cell>
          <table:table-cell office:value-type="float" office:value="1500794739" calcext:value-type="float">
            <text:p>1500794739</text:p>
          </table:table-cell>
          <table:table-cell table:formula="of:=[.A2204]-[.B22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742" calcext:value-type="float">
            <text:p>1500794742</text:p>
          </table:table-cell>
          <table:table-cell office:value-type="float" office:value="1500794740" calcext:value-type="float">
            <text:p>1500794740</text:p>
          </table:table-cell>
          <table:table-cell table:formula="of:=[.A2205]-[.B220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4745" calcext:value-type="float">
            <text:p>1500794745</text:p>
          </table:table-cell>
          <table:table-cell office:value-type="float" office:value="1500794742" calcext:value-type="float">
            <text:p>1500794742</text:p>
          </table:table-cell>
          <table:table-cell table:formula="of:=[.A2206]-[.B220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4764" calcext:value-type="float">
            <text:p>1500794764</text:p>
          </table:table-cell>
          <table:table-cell office:value-type="float" office:value="1500794745" calcext:value-type="float">
            <text:p>1500794745</text:p>
          </table:table-cell>
          <table:table-cell table:formula="of:=[.A2207]-[.B220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4768" calcext:value-type="float">
            <text:p>1500794768</text:p>
          </table:table-cell>
          <table:table-cell office:value-type="float" office:value="1500794764" calcext:value-type="float">
            <text:p>1500794764</text:p>
          </table:table-cell>
          <table:table-cell table:formula="of:=[.A2208]-[.B220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829" calcext:value-type="float">
            <text:p>1500794829</text:p>
          </table:table-cell>
          <table:table-cell office:value-type="float" office:value="1500794768" calcext:value-type="float">
            <text:p>1500794768</text:p>
          </table:table-cell>
          <table:table-cell table:formula="of:=[.A2209]-[.B2209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794842" calcext:value-type="float">
            <text:p>1500794842</text:p>
          </table:table-cell>
          <table:table-cell office:value-type="float" office:value="1500794829" calcext:value-type="float">
            <text:p>1500794829</text:p>
          </table:table-cell>
          <table:table-cell table:formula="of:=[.A2210]-[.B22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891" calcext:value-type="float">
            <text:p>1500794891</text:p>
          </table:table-cell>
          <table:table-cell office:value-type="float" office:value="1500794842" calcext:value-type="float">
            <text:p>1500794842</text:p>
          </table:table-cell>
          <table:table-cell table:formula="of:=[.A2211]-[.B221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4900" calcext:value-type="float">
            <text:p>1500794900</text:p>
          </table:table-cell>
          <table:table-cell office:value-type="float" office:value="1500794891" calcext:value-type="float">
            <text:p>1500794891</text:p>
          </table:table-cell>
          <table:table-cell table:formula="of:=[.A2212]-[.B221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909" calcext:value-type="float">
            <text:p>1500794909</text:p>
          </table:table-cell>
          <table:table-cell office:value-type="float" office:value="1500794900" calcext:value-type="float">
            <text:p>1500794900</text:p>
          </table:table-cell>
          <table:table-cell table:formula="of:=[.A2213]-[.B221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955" calcext:value-type="float">
            <text:p>1500794955</text:p>
          </table:table-cell>
          <table:table-cell office:value-type="float" office:value="1500794909" calcext:value-type="float">
            <text:p>1500794909</text:p>
          </table:table-cell>
          <table:table-cell table:formula="of:=[.A2214]-[.B221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94959" calcext:value-type="float">
            <text:p>1500794959</text:p>
          </table:table-cell>
          <table:table-cell office:value-type="float" office:value="1500794955" calcext:value-type="float">
            <text:p>1500794955</text:p>
          </table:table-cell>
          <table:table-cell table:formula="of:=[.A2215]-[.B221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967" calcext:value-type="float">
            <text:p>1500794967</text:p>
          </table:table-cell>
          <table:table-cell office:value-type="float" office:value="1500794959" calcext:value-type="float">
            <text:p>1500794959</text:p>
          </table:table-cell>
          <table:table-cell table:formula="of:=[.A2216]-[.B221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973" calcext:value-type="float">
            <text:p>1500794973</text:p>
          </table:table-cell>
          <table:table-cell office:value-type="float" office:value="1500794967" calcext:value-type="float">
            <text:p>1500794967</text:p>
          </table:table-cell>
          <table:table-cell table:formula="of:=[.A2217]-[.B221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990" calcext:value-type="float">
            <text:p>1500794990</text:p>
          </table:table-cell>
          <table:table-cell office:value-type="float" office:value="1500794973" calcext:value-type="float">
            <text:p>1500794973</text:p>
          </table:table-cell>
          <table:table-cell table:formula="of:=[.A2218]-[.B221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4999" calcext:value-type="float">
            <text:p>1500794999</text:p>
          </table:table-cell>
          <table:table-cell office:value-type="float" office:value="1500794990" calcext:value-type="float">
            <text:p>1500794990</text:p>
          </table:table-cell>
          <table:table-cell table:formula="of:=[.A2219]-[.B221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010" calcext:value-type="float">
            <text:p>1500795010</text:p>
          </table:table-cell>
          <table:table-cell office:value-type="float" office:value="1500794999" calcext:value-type="float">
            <text:p>1500794999</text:p>
          </table:table-cell>
          <table:table-cell table:formula="of:=[.A2220]-[.B22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012" calcext:value-type="float">
            <text:p>1500795012</text:p>
          </table:table-cell>
          <table:table-cell office:value-type="float" office:value="1500795010" calcext:value-type="float">
            <text:p>1500795010</text:p>
          </table:table-cell>
          <table:table-cell table:formula="of:=[.A2221]-[.B22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018" calcext:value-type="float">
            <text:p>1500795018</text:p>
          </table:table-cell>
          <table:table-cell office:value-type="float" office:value="1500795012" calcext:value-type="float">
            <text:p>1500795012</text:p>
          </table:table-cell>
          <table:table-cell table:formula="of:=[.A2222]-[.B22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5036" calcext:value-type="float">
            <text:p>1500795036</text:p>
          </table:table-cell>
          <table:table-cell office:value-type="float" office:value="1500795018" calcext:value-type="float">
            <text:p>1500795018</text:p>
          </table:table-cell>
          <table:table-cell table:formula="of:=[.A2223]-[.B222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5058" calcext:value-type="float">
            <text:p>1500795058</text:p>
          </table:table-cell>
          <table:table-cell office:value-type="float" office:value="1500795036" calcext:value-type="float">
            <text:p>1500795036</text:p>
          </table:table-cell>
          <table:table-cell table:formula="of:=[.A2224]-[.B222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5060" calcext:value-type="float">
            <text:p>1500795060</text:p>
          </table:table-cell>
          <table:table-cell office:value-type="float" office:value="1500795058" calcext:value-type="float">
            <text:p>1500795058</text:p>
          </table:table-cell>
          <table:table-cell table:formula="of:=[.A2225]-[.B22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069" calcext:value-type="float">
            <text:p>1500795069</text:p>
          </table:table-cell>
          <table:table-cell office:value-type="float" office:value="1500795060" calcext:value-type="float">
            <text:p>1500795060</text:p>
          </table:table-cell>
          <table:table-cell table:formula="of:=[.A2226]-[.B222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082" calcext:value-type="float">
            <text:p>1500795082</text:p>
          </table:table-cell>
          <table:table-cell office:value-type="float" office:value="1500795069" calcext:value-type="float">
            <text:p>1500795069</text:p>
          </table:table-cell>
          <table:table-cell table:formula="of:=[.A2227]-[.B222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5136" calcext:value-type="float">
            <text:p>1500795136</text:p>
          </table:table-cell>
          <table:table-cell office:value-type="float" office:value="1500795082" calcext:value-type="float">
            <text:p>1500795082</text:p>
          </table:table-cell>
          <table:table-cell table:formula="of:=[.A2228]-[.B222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95161" calcext:value-type="float">
            <text:p>1500795161</text:p>
          </table:table-cell>
          <table:table-cell office:value-type="float" office:value="1500795136" calcext:value-type="float">
            <text:p>1500795136</text:p>
          </table:table-cell>
          <table:table-cell table:formula="of:=[.A2229]-[.B222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5163" calcext:value-type="float">
            <text:p>1500795163</text:p>
          </table:table-cell>
          <table:table-cell office:value-type="float" office:value="1500795161" calcext:value-type="float">
            <text:p>1500795161</text:p>
          </table:table-cell>
          <table:table-cell table:formula="of:=[.A2230]-[.B22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167" calcext:value-type="float">
            <text:p>1500795167</text:p>
          </table:table-cell>
          <table:table-cell office:value-type="float" office:value="1500795163" calcext:value-type="float">
            <text:p>1500795163</text:p>
          </table:table-cell>
          <table:table-cell table:formula="of:=[.A2231]-[.B22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174" calcext:value-type="float">
            <text:p>1500795174</text:p>
          </table:table-cell>
          <table:table-cell office:value-type="float" office:value="1500795167" calcext:value-type="float">
            <text:p>1500795167</text:p>
          </table:table-cell>
          <table:table-cell table:formula="of:=[.A2232]-[.B22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181" calcext:value-type="float">
            <text:p>1500795181</text:p>
          </table:table-cell>
          <table:table-cell office:value-type="float" office:value="1500795174" calcext:value-type="float">
            <text:p>1500795174</text:p>
          </table:table-cell>
          <table:table-cell table:formula="of:=[.A2233]-[.B223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214" calcext:value-type="float">
            <text:p>1500795214</text:p>
          </table:table-cell>
          <table:table-cell office:value-type="float" office:value="1500795181" calcext:value-type="float">
            <text:p>1500795181</text:p>
          </table:table-cell>
          <table:table-cell table:formula="of:=[.A2234]-[.B223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5223" calcext:value-type="float">
            <text:p>1500795223</text:p>
          </table:table-cell>
          <table:table-cell office:value-type="float" office:value="1500795214" calcext:value-type="float">
            <text:p>1500795214</text:p>
          </table:table-cell>
          <table:table-cell table:formula="of:=[.A2235]-[.B223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254" calcext:value-type="float">
            <text:p>1500795254</text:p>
          </table:table-cell>
          <table:table-cell office:value-type="float" office:value="1500795223" calcext:value-type="float">
            <text:p>1500795223</text:p>
          </table:table-cell>
          <table:table-cell table:formula="of:=[.A2236]-[.B223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5265" calcext:value-type="float">
            <text:p>1500795265</text:p>
          </table:table-cell>
          <table:table-cell office:value-type="float" office:value="1500795254" calcext:value-type="float">
            <text:p>1500795254</text:p>
          </table:table-cell>
          <table:table-cell table:formula="of:=[.A2237]-[.B223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270" calcext:value-type="float">
            <text:p>1500795270</text:p>
          </table:table-cell>
          <table:table-cell office:value-type="float" office:value="1500795265" calcext:value-type="float">
            <text:p>1500795265</text:p>
          </table:table-cell>
          <table:table-cell table:formula="of:=[.A2238]-[.B223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5279" calcext:value-type="float">
            <text:p>1500795279</text:p>
          </table:table-cell>
          <table:table-cell office:value-type="float" office:value="1500795270" calcext:value-type="float">
            <text:p>1500795270</text:p>
          </table:table-cell>
          <table:table-cell table:formula="of:=[.A2239]-[.B223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291" calcext:value-type="float">
            <text:p>1500795291</text:p>
          </table:table-cell>
          <table:table-cell office:value-type="float" office:value="1500795279" calcext:value-type="float">
            <text:p>1500795279</text:p>
          </table:table-cell>
          <table:table-cell table:formula="of:=[.A2240]-[.B224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5342" calcext:value-type="float">
            <text:p>1500795342</text:p>
          </table:table-cell>
          <table:table-cell office:value-type="float" office:value="1500795291" calcext:value-type="float">
            <text:p>1500795291</text:p>
          </table:table-cell>
          <table:table-cell table:formula="of:=[.A2241]-[.B2241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95360" calcext:value-type="float">
            <text:p>1500795360</text:p>
          </table:table-cell>
          <table:table-cell office:value-type="float" office:value="1500795342" calcext:value-type="float">
            <text:p>1500795342</text:p>
          </table:table-cell>
          <table:table-cell table:formula="of:=[.A2242]-[.B224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5367" calcext:value-type="float">
            <text:p>1500795367</text:p>
          </table:table-cell>
          <table:table-cell office:value-type="float" office:value="1500795360" calcext:value-type="float">
            <text:p>1500795360</text:p>
          </table:table-cell>
          <table:table-cell table:formula="of:=[.A2243]-[.B224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391" calcext:value-type="float">
            <text:p>1500795391</text:p>
          </table:table-cell>
          <table:table-cell office:value-type="float" office:value="1500795367" calcext:value-type="float">
            <text:p>1500795367</text:p>
          </table:table-cell>
          <table:table-cell table:formula="of:=[.A2244]-[.B224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5397" calcext:value-type="float">
            <text:p>1500795397</text:p>
          </table:table-cell>
          <table:table-cell office:value-type="float" office:value="1500795391" calcext:value-type="float">
            <text:p>1500795391</text:p>
          </table:table-cell>
          <table:table-cell table:formula="of:=[.A2245]-[.B224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5419" calcext:value-type="float">
            <text:p>1500795419</text:p>
          </table:table-cell>
          <table:table-cell office:value-type="float" office:value="1500795397" calcext:value-type="float">
            <text:p>1500795397</text:p>
          </table:table-cell>
          <table:table-cell table:formula="of:=[.A2246]-[.B224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5430" calcext:value-type="float">
            <text:p>1500795430</text:p>
          </table:table-cell>
          <table:table-cell office:value-type="float" office:value="1500795419" calcext:value-type="float">
            <text:p>1500795419</text:p>
          </table:table-cell>
          <table:table-cell table:formula="of:=[.A2247]-[.B224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441" calcext:value-type="float">
            <text:p>1500795441</text:p>
          </table:table-cell>
          <table:table-cell office:value-type="float" office:value="1500795430" calcext:value-type="float">
            <text:p>1500795430</text:p>
          </table:table-cell>
          <table:table-cell table:formula="of:=[.A2248]-[.B224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452" calcext:value-type="float">
            <text:p>1500795452</text:p>
          </table:table-cell>
          <table:table-cell office:value-type="float" office:value="1500795441" calcext:value-type="float">
            <text:p>1500795441</text:p>
          </table:table-cell>
          <table:table-cell table:formula="of:=[.A2249]-[.B224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468" calcext:value-type="float">
            <text:p>1500795468</text:p>
          </table:table-cell>
          <table:table-cell office:value-type="float" office:value="1500795452" calcext:value-type="float">
            <text:p>1500795452</text:p>
          </table:table-cell>
          <table:table-cell table:formula="of:=[.A2250]-[.B225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5476" calcext:value-type="float">
            <text:p>1500795476</text:p>
          </table:table-cell>
          <table:table-cell office:value-type="float" office:value="1500795468" calcext:value-type="float">
            <text:p>1500795468</text:p>
          </table:table-cell>
          <table:table-cell table:formula="of:=[.A2251]-[.B225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5500" calcext:value-type="float">
            <text:p>1500795500</text:p>
          </table:table-cell>
          <table:table-cell office:value-type="float" office:value="1500795476" calcext:value-type="float">
            <text:p>1500795476</text:p>
          </table:table-cell>
          <table:table-cell table:formula="of:=[.A2252]-[.B225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5501" calcext:value-type="float">
            <text:p>1500795501</text:p>
          </table:table-cell>
          <table:table-cell office:value-type="float" office:value="1500795500" calcext:value-type="float">
            <text:p>1500795500</text:p>
          </table:table-cell>
          <table:table-cell table:formula="of:=[.A2253]-[.B22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5514" calcext:value-type="float">
            <text:p>1500795514</text:p>
          </table:table-cell>
          <table:table-cell office:value-type="float" office:value="1500795501" calcext:value-type="float">
            <text:p>1500795501</text:p>
          </table:table-cell>
          <table:table-cell table:formula="of:=[.A2254]-[.B225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5525" calcext:value-type="float">
            <text:p>1500795525</text:p>
          </table:table-cell>
          <table:table-cell office:value-type="float" office:value="1500795514" calcext:value-type="float">
            <text:p>1500795514</text:p>
          </table:table-cell>
          <table:table-cell table:formula="of:=[.A2255]-[.B225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572" calcext:value-type="float">
            <text:p>1500795572</text:p>
          </table:table-cell>
          <table:table-cell office:value-type="float" office:value="1500795525" calcext:value-type="float">
            <text:p>1500795525</text:p>
          </table:table-cell>
          <table:table-cell table:formula="of:=[.A2256]-[.B225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5575" calcext:value-type="float">
            <text:p>1500795575</text:p>
          </table:table-cell>
          <table:table-cell office:value-type="float" office:value="1500795572" calcext:value-type="float">
            <text:p>1500795572</text:p>
          </table:table-cell>
          <table:table-cell table:formula="of:=[.A2257]-[.B225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5578" calcext:value-type="float">
            <text:p>1500795578</text:p>
          </table:table-cell>
          <table:table-cell office:value-type="float" office:value="1500795575" calcext:value-type="float">
            <text:p>1500795575</text:p>
          </table:table-cell>
          <table:table-cell table:formula="of:=[.A2258]-[.B225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5582" calcext:value-type="float">
            <text:p>1500795582</text:p>
          </table:table-cell>
          <table:table-cell office:value-type="float" office:value="1500795578" calcext:value-type="float">
            <text:p>1500795578</text:p>
          </table:table-cell>
          <table:table-cell table:formula="of:=[.A2259]-[.B225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647" calcext:value-type="float">
            <text:p>1500795647</text:p>
          </table:table-cell>
          <table:table-cell office:value-type="float" office:value="1500795582" calcext:value-type="float">
            <text:p>1500795582</text:p>
          </table:table-cell>
          <table:table-cell table:formula="of:=[.A2260]-[.B2260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95660" calcext:value-type="float">
            <text:p>1500795660</text:p>
          </table:table-cell>
          <table:table-cell office:value-type="float" office:value="1500795647" calcext:value-type="float">
            <text:p>1500795647</text:p>
          </table:table-cell>
          <table:table-cell table:formula="of:=[.A2261]-[.B226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5680" calcext:value-type="float">
            <text:p>1500795680</text:p>
          </table:table-cell>
          <table:table-cell office:value-type="float" office:value="1500795660" calcext:value-type="float">
            <text:p>1500795660</text:p>
          </table:table-cell>
          <table:table-cell table:formula="of:=[.A2262]-[.B226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5757" calcext:value-type="float">
            <text:p>1500795757</text:p>
          </table:table-cell>
          <table:table-cell office:value-type="float" office:value="1500795680" calcext:value-type="float">
            <text:p>1500795680</text:p>
          </table:table-cell>
          <table:table-cell table:formula="of:=[.A2263]-[.B2263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95778" calcext:value-type="float">
            <text:p>1500795778</text:p>
          </table:table-cell>
          <table:table-cell office:value-type="float" office:value="1500795757" calcext:value-type="float">
            <text:p>1500795757</text:p>
          </table:table-cell>
          <table:table-cell table:formula="of:=[.A2264]-[.B226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5805" calcext:value-type="float">
            <text:p>1500795805</text:p>
          </table:table-cell>
          <table:table-cell office:value-type="float" office:value="1500795778" calcext:value-type="float">
            <text:p>1500795778</text:p>
          </table:table-cell>
          <table:table-cell table:formula="of:=[.A2265]-[.B226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5849" calcext:value-type="float">
            <text:p>1500795849</text:p>
          </table:table-cell>
          <table:table-cell office:value-type="float" office:value="1500795805" calcext:value-type="float">
            <text:p>1500795805</text:p>
          </table:table-cell>
          <table:table-cell table:formula="of:=[.A2266]-[.B226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5856" calcext:value-type="float">
            <text:p>1500795856</text:p>
          </table:table-cell>
          <table:table-cell office:value-type="float" office:value="1500795849" calcext:value-type="float">
            <text:p>1500795849</text:p>
          </table:table-cell>
          <table:table-cell table:formula="of:=[.A2267]-[.B226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860" calcext:value-type="float">
            <text:p>1500795860</text:p>
          </table:table-cell>
          <table:table-cell office:value-type="float" office:value="1500795856" calcext:value-type="float">
            <text:p>1500795856</text:p>
          </table:table-cell>
          <table:table-cell table:formula="of:=[.A2268]-[.B22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864" calcext:value-type="float">
            <text:p>1500795864</text:p>
          </table:table-cell>
          <table:table-cell office:value-type="float" office:value="1500795860" calcext:value-type="float">
            <text:p>1500795860</text:p>
          </table:table-cell>
          <table:table-cell table:formula="of:=[.A2269]-[.B22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872" calcext:value-type="float">
            <text:p>1500795872</text:p>
          </table:table-cell>
          <table:table-cell office:value-type="float" office:value="1500795864" calcext:value-type="float">
            <text:p>1500795864</text:p>
          </table:table-cell>
          <table:table-cell table:formula="of:=[.A2270]-[.B227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5874" calcext:value-type="float">
            <text:p>1500795874</text:p>
          </table:table-cell>
          <table:table-cell office:value-type="float" office:value="1500795872" calcext:value-type="float">
            <text:p>1500795872</text:p>
          </table:table-cell>
          <table:table-cell table:formula="of:=[.A2271]-[.B22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879" calcext:value-type="float">
            <text:p>1500795879</text:p>
          </table:table-cell>
          <table:table-cell office:value-type="float" office:value="1500795874" calcext:value-type="float">
            <text:p>1500795874</text:p>
          </table:table-cell>
          <table:table-cell table:formula="of:=[.A2272]-[.B227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5890" calcext:value-type="float">
            <text:p>1500795890</text:p>
          </table:table-cell>
          <table:table-cell office:value-type="float" office:value="1500795879" calcext:value-type="float">
            <text:p>1500795879</text:p>
          </table:table-cell>
          <table:table-cell table:formula="of:=[.A2273]-[.B227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896" calcext:value-type="float">
            <text:p>1500795896</text:p>
          </table:table-cell>
          <table:table-cell office:value-type="float" office:value="1500795880" calcext:value-type="float">
            <text:p>1500795880</text:p>
          </table:table-cell>
          <table:table-cell table:formula="of:=[.A2274]-[.B227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5914" calcext:value-type="float">
            <text:p>1500795914</text:p>
          </table:table-cell>
          <table:table-cell office:value-type="float" office:value="1500795890" calcext:value-type="float">
            <text:p>1500795890</text:p>
          </table:table-cell>
          <table:table-cell table:formula="of:=[.A2275]-[.B227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5921" calcext:value-type="float">
            <text:p>1500795921</text:p>
          </table:table-cell>
          <table:table-cell office:value-type="float" office:value="1500795896" calcext:value-type="float">
            <text:p>1500795896</text:p>
          </table:table-cell>
          <table:table-cell table:formula="of:=[.A2276]-[.B227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5939" calcext:value-type="float">
            <text:p>1500795939</text:p>
          </table:table-cell>
          <table:table-cell office:value-type="float" office:value="1500795914" calcext:value-type="float">
            <text:p>1500795914</text:p>
          </table:table-cell>
          <table:table-cell table:formula="of:=[.A2277]-[.B227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5942" calcext:value-type="float">
            <text:p>1500795942</text:p>
          </table:table-cell>
          <table:table-cell office:value-type="float" office:value="1500795921" calcext:value-type="float">
            <text:p>1500795921</text:p>
          </table:table-cell>
          <table:table-cell table:formula="of:=[.A2278]-[.B227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5967" calcext:value-type="float">
            <text:p>1500795967</text:p>
          </table:table-cell>
          <table:table-cell office:value-type="float" office:value="1500795939" calcext:value-type="float">
            <text:p>1500795939</text:p>
          </table:table-cell>
          <table:table-cell table:formula="of:=[.A2279]-[.B227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5968" calcext:value-type="float">
            <text:p>1500795968</text:p>
          </table:table-cell>
          <table:table-cell office:value-type="float" office:value="1500795942" calcext:value-type="float">
            <text:p>1500795942</text:p>
          </table:table-cell>
          <table:table-cell table:formula="of:=[.A2280]-[.B228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5976" calcext:value-type="float">
            <text:p>1500795976</text:p>
          </table:table-cell>
          <table:table-cell office:value-type="float" office:value="1500795967" calcext:value-type="float">
            <text:p>1500795967</text:p>
          </table:table-cell>
          <table:table-cell table:formula="of:=[.A2281]-[.B228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988" calcext:value-type="float">
            <text:p>1500795988</text:p>
          </table:table-cell>
          <table:table-cell office:value-type="float" office:value="1500795968" calcext:value-type="float">
            <text:p>1500795968</text:p>
          </table:table-cell>
          <table:table-cell table:formula="of:=[.A2282]-[.B228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6005" calcext:value-type="float">
            <text:p>1500796005</text:p>
          </table:table-cell>
          <table:table-cell office:value-type="float" office:value="1500795976" calcext:value-type="float">
            <text:p>1500795976</text:p>
          </table:table-cell>
          <table:table-cell table:formula="of:=[.A2283]-[.B228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6043" calcext:value-type="float">
            <text:p>1500796043</text:p>
          </table:table-cell>
          <table:table-cell office:value-type="float" office:value="1500795988" calcext:value-type="float">
            <text:p>1500795988</text:p>
          </table:table-cell>
          <table:table-cell table:formula="of:=[.A2284]-[.B2284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96053" calcext:value-type="float">
            <text:p>1500796053</text:p>
          </table:table-cell>
          <table:table-cell office:value-type="float" office:value="1500796005" calcext:value-type="float">
            <text:p>1500796005</text:p>
          </table:table-cell>
          <table:table-cell table:formula="of:=[.A2285]-[.B228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6066" calcext:value-type="float">
            <text:p>1500796066</text:p>
          </table:table-cell>
          <table:table-cell office:value-type="float" office:value="1500796043" calcext:value-type="float">
            <text:p>1500796043</text:p>
          </table:table-cell>
          <table:table-cell table:formula="of:=[.A2286]-[.B228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6072" calcext:value-type="float">
            <text:p>1500796072</text:p>
          </table:table-cell>
          <table:table-cell office:value-type="float" office:value="1500796053" calcext:value-type="float">
            <text:p>1500796053</text:p>
          </table:table-cell>
          <table:table-cell table:formula="of:=[.A2287]-[.B228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6073" calcext:value-type="float">
            <text:p>1500796073</text:p>
          </table:table-cell>
          <table:table-cell office:value-type="float" office:value="1500796066" calcext:value-type="float">
            <text:p>1500796066</text:p>
          </table:table-cell>
          <table:table-cell table:formula="of:=[.A2288]-[.B228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6086" calcext:value-type="float">
            <text:p>1500796086</text:p>
          </table:table-cell>
          <table:table-cell office:value-type="float" office:value="1500796072" calcext:value-type="float">
            <text:p>1500796072</text:p>
          </table:table-cell>
          <table:table-cell table:formula="of:=[.A2289]-[.B228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6101" calcext:value-type="float">
            <text:p>1500796101</text:p>
          </table:table-cell>
          <table:table-cell office:value-type="float" office:value="1500796073" calcext:value-type="float">
            <text:p>1500796073</text:p>
          </table:table-cell>
          <table:table-cell table:formula="of:=[.A2290]-[.B229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6185" calcext:value-type="float">
            <text:p>1500796185</text:p>
          </table:table-cell>
          <table:table-cell office:value-type="float" office:value="1500796086" calcext:value-type="float">
            <text:p>1500796086</text:p>
          </table:table-cell>
          <table:table-cell table:formula="of:=[.A2291]-[.B2291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00796216" calcext:value-type="float">
            <text:p>1500796216</text:p>
          </table:table-cell>
          <table:table-cell office:value-type="float" office:value="1500796101" calcext:value-type="float">
            <text:p>1500796101</text:p>
          </table:table-cell>
          <table:table-cell table:formula="of:=[.A2292]-[.B229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00796224" calcext:value-type="float">
            <text:p>1500796224</text:p>
          </table:table-cell>
          <table:table-cell office:value-type="float" office:value="1500796185" calcext:value-type="float">
            <text:p>1500796185</text:p>
          </table:table-cell>
          <table:table-cell table:formula="of:=[.A2293]-[.B229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6248" calcext:value-type="float">
            <text:p>1500796248</text:p>
          </table:table-cell>
          <table:table-cell office:value-type="float" office:value="1500796216" calcext:value-type="float">
            <text:p>1500796216</text:p>
          </table:table-cell>
          <table:table-cell table:formula="of:=[.A2294]-[.B229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6254" calcext:value-type="float">
            <text:p>1500796254</text:p>
          </table:table-cell>
          <table:table-cell office:value-type="float" office:value="1500796224" calcext:value-type="float">
            <text:p>1500796224</text:p>
          </table:table-cell>
          <table:table-cell table:formula="of:=[.A2295]-[.B229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6285" calcext:value-type="float">
            <text:p>1500796285</text:p>
          </table:table-cell>
          <table:table-cell office:value-type="float" office:value="1500796248" calcext:value-type="float">
            <text:p>1500796248</text:p>
          </table:table-cell>
          <table:table-cell table:formula="of:=[.A2296]-[.B229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6334" calcext:value-type="float">
            <text:p>1500796334</text:p>
          </table:table-cell>
          <table:table-cell office:value-type="float" office:value="1500796254" calcext:value-type="float">
            <text:p>1500796254</text:p>
          </table:table-cell>
          <table:table-cell table:formula="of:=[.A2297]-[.B2297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0796369" calcext:value-type="float">
            <text:p>1500796369</text:p>
          </table:table-cell>
          <table:table-cell office:value-type="float" office:value="1500796285" calcext:value-type="float">
            <text:p>1500796285</text:p>
          </table:table-cell>
          <table:table-cell table:formula="of:=[.A2298]-[.B2298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00796384" calcext:value-type="float">
            <text:p>1500796384</text:p>
          </table:table-cell>
          <table:table-cell office:value-type="float" office:value="1500796334" calcext:value-type="float">
            <text:p>1500796334</text:p>
          </table:table-cell>
          <table:table-cell table:formula="of:=[.A2299]-[.B229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6413" calcext:value-type="float">
            <text:p>1500796413</text:p>
          </table:table-cell>
          <table:table-cell office:value-type="float" office:value="1500796369" calcext:value-type="float">
            <text:p>1500796369</text:p>
          </table:table-cell>
          <table:table-cell table:formula="of:=[.A2300]-[.B2300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6437" calcext:value-type="float">
            <text:p>1500796437</text:p>
          </table:table-cell>
          <table:table-cell office:value-type="float" office:value="1500796384" calcext:value-type="float">
            <text:p>1500796384</text:p>
          </table:table-cell>
          <table:table-cell table:formula="of:=[.A2301]-[.B2301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96482" calcext:value-type="float">
            <text:p>1500796482</text:p>
          </table:table-cell>
          <table:table-cell office:value-type="float" office:value="1500796413" calcext:value-type="float">
            <text:p>1500796413</text:p>
          </table:table-cell>
          <table:table-cell table:formula="of:=[.A2302]-[.B2302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96489" calcext:value-type="float">
            <text:p>1500796489</text:p>
          </table:table-cell>
          <table:table-cell office:value-type="float" office:value="1500796437" calcext:value-type="float">
            <text:p>1500796437</text:p>
          </table:table-cell>
          <table:table-cell table:formula="of:=[.A2303]-[.B2303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96490" calcext:value-type="float">
            <text:p>1500796490</text:p>
          </table:table-cell>
          <table:table-cell office:value-type="float" office:value="1500796482" calcext:value-type="float">
            <text:p>1500796482</text:p>
          </table:table-cell>
          <table:table-cell table:formula="of:=[.A2304]-[.B230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6517" calcext:value-type="float">
            <text:p>1500796517</text:p>
          </table:table-cell>
          <table:table-cell office:value-type="float" office:value="1500796489" calcext:value-type="float">
            <text:p>1500796489</text:p>
          </table:table-cell>
          <table:table-cell table:formula="of:=[.A2305]-[.B230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6581" calcext:value-type="float">
            <text:p>1500796581</text:p>
          </table:table-cell>
          <table:table-cell office:value-type="float" office:value="1500796490" calcext:value-type="float">
            <text:p>1500796490</text:p>
          </table:table-cell>
          <table:table-cell table:formula="of:=[.A2306]-[.B2306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00796594" calcext:value-type="float">
            <text:p>1500796594</text:p>
          </table:table-cell>
          <table:table-cell office:value-type="float" office:value="1500796517" calcext:value-type="float">
            <text:p>1500796517</text:p>
          </table:table-cell>
          <table:table-cell table:formula="of:=[.A2307]-[.B2307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96606" calcext:value-type="float">
            <text:p>1500796606</text:p>
          </table:table-cell>
          <table:table-cell office:value-type="float" office:value="1500796581" calcext:value-type="float">
            <text:p>1500796581</text:p>
          </table:table-cell>
          <table:table-cell table:formula="of:=[.A2308]-[.B230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6607" calcext:value-type="float">
            <text:p>1500796607</text:p>
          </table:table-cell>
          <table:table-cell office:value-type="float" office:value="1500796594" calcext:value-type="float">
            <text:p>1500796594</text:p>
          </table:table-cell>
          <table:table-cell table:formula="of:=[.A2309]-[.B230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6608" calcext:value-type="float">
            <text:p>1500796608</text:p>
          </table:table-cell>
          <table:table-cell office:value-type="float" office:value="1500796606" calcext:value-type="float">
            <text:p>1500796606</text:p>
          </table:table-cell>
          <table:table-cell table:formula="of:=[.A2310]-[.B23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6620" calcext:value-type="float">
            <text:p>1500796620</text:p>
          </table:table-cell>
          <table:table-cell office:value-type="float" office:value="1500796607" calcext:value-type="float">
            <text:p>1500796607</text:p>
          </table:table-cell>
          <table:table-cell table:formula="of:=[.A2311]-[.B231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6621" calcext:value-type="float">
            <text:p>1500796621</text:p>
          </table:table-cell>
          <table:table-cell office:value-type="float" office:value="1500796608" calcext:value-type="float">
            <text:p>1500796608</text:p>
          </table:table-cell>
          <table:table-cell table:formula="of:=[.A2312]-[.B231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6635" calcext:value-type="float">
            <text:p>1500796635</text:p>
          </table:table-cell>
          <table:table-cell office:value-type="float" office:value="1500796620" calcext:value-type="float">
            <text:p>1500796620</text:p>
          </table:table-cell>
          <table:table-cell table:formula="of:=[.A2313]-[.B231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6671" calcext:value-type="float">
            <text:p>1500796671</text:p>
          </table:table-cell>
          <table:table-cell office:value-type="float" office:value="1500796621" calcext:value-type="float">
            <text:p>1500796621</text:p>
          </table:table-cell>
          <table:table-cell table:formula="of:=[.A2314]-[.B231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6694" calcext:value-type="float">
            <text:p>1500796694</text:p>
          </table:table-cell>
          <table:table-cell office:value-type="float" office:value="1500796635" calcext:value-type="float">
            <text:p>1500796635</text:p>
          </table:table-cell>
          <table:table-cell table:formula="of:=[.A2315]-[.B2315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796695" calcext:value-type="float">
            <text:p>1500796695</text:p>
          </table:table-cell>
          <table:table-cell office:value-type="float" office:value="1500796671" calcext:value-type="float">
            <text:p>1500796671</text:p>
          </table:table-cell>
          <table:table-cell table:formula="of:=[.A2316]-[.B231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6714" calcext:value-type="float">
            <text:p>1500796714</text:p>
          </table:table-cell>
          <table:table-cell office:value-type="float" office:value="1500796694" calcext:value-type="float">
            <text:p>1500796694</text:p>
          </table:table-cell>
          <table:table-cell table:formula="of:=[.A2317]-[.B231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6720" calcext:value-type="float">
            <text:p>1500796720</text:p>
          </table:table-cell>
          <table:table-cell office:value-type="float" office:value="1500796695" calcext:value-type="float">
            <text:p>1500796695</text:p>
          </table:table-cell>
          <table:table-cell table:formula="of:=[.A2318]-[.B231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6723" calcext:value-type="float">
            <text:p>1500796723</text:p>
          </table:table-cell>
          <table:table-cell office:value-type="float" office:value="1500796714" calcext:value-type="float">
            <text:p>1500796714</text:p>
          </table:table-cell>
          <table:table-cell table:formula="of:=[.A2319]-[.B231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6726" calcext:value-type="float">
            <text:p>1500796726</text:p>
          </table:table-cell>
          <table:table-cell office:value-type="float" office:value="1500796720" calcext:value-type="float">
            <text:p>1500796720</text:p>
          </table:table-cell>
          <table:table-cell table:formula="of:=[.A2320]-[.B23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6766" calcext:value-type="float">
            <text:p>1500796766</text:p>
          </table:table-cell>
          <table:table-cell office:value-type="float" office:value="1500796723" calcext:value-type="float">
            <text:p>1500796723</text:p>
          </table:table-cell>
          <table:table-cell table:formula="of:=[.A2321]-[.B232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96768" calcext:value-type="float">
            <text:p>1500796768</text:p>
          </table:table-cell>
          <table:table-cell office:value-type="float" office:value="1500796726" calcext:value-type="float">
            <text:p>1500796726</text:p>
          </table:table-cell>
          <table:table-cell table:formula="of:=[.A2322]-[.B232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96772" calcext:value-type="float">
            <text:p>1500796772</text:p>
          </table:table-cell>
          <table:table-cell office:value-type="float" office:value="1500796766" calcext:value-type="float">
            <text:p>1500796766</text:p>
          </table:table-cell>
          <table:table-cell table:formula="of:=[.A2323]-[.B23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6775" calcext:value-type="float">
            <text:p>1500796775</text:p>
          </table:table-cell>
          <table:table-cell office:value-type="float" office:value="1500796768" calcext:value-type="float">
            <text:p>1500796768</text:p>
          </table:table-cell>
          <table:table-cell table:formula="of:=[.A2324]-[.B232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6776" calcext:value-type="float">
            <text:p>1500796776</text:p>
          </table:table-cell>
          <table:table-cell office:value-type="float" office:value="1500796772" calcext:value-type="float">
            <text:p>1500796772</text:p>
          </table:table-cell>
          <table:table-cell table:formula="of:=[.A2325]-[.B23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6779" calcext:value-type="float">
            <text:p>1500796779</text:p>
          </table:table-cell>
          <table:table-cell office:value-type="float" office:value="1500796775" calcext:value-type="float">
            <text:p>1500796775</text:p>
          </table:table-cell>
          <table:table-cell table:formula="of:=[.A2326]-[.B23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6799" calcext:value-type="float">
            <text:p>1500796799</text:p>
          </table:table-cell>
          <table:table-cell office:value-type="float" office:value="1500796776" calcext:value-type="float">
            <text:p>1500796776</text:p>
          </table:table-cell>
          <table:table-cell table:formula="of:=[.A2327]-[.B232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6805" calcext:value-type="float">
            <text:p>1500796805</text:p>
          </table:table-cell>
          <table:table-cell office:value-type="float" office:value="1500796779" calcext:value-type="float">
            <text:p>1500796779</text:p>
          </table:table-cell>
          <table:table-cell table:formula="of:=[.A2328]-[.B232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6808" calcext:value-type="float">
            <text:p>1500796808</text:p>
          </table:table-cell>
          <table:table-cell office:value-type="float" office:value="1500796799" calcext:value-type="float">
            <text:p>1500796799</text:p>
          </table:table-cell>
          <table:table-cell table:formula="of:=[.A2329]-[.B232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6824" calcext:value-type="float">
            <text:p>1500796824</text:p>
          </table:table-cell>
          <table:table-cell office:value-type="float" office:value="1500796805" calcext:value-type="float">
            <text:p>1500796805</text:p>
          </table:table-cell>
          <table:table-cell table:formula="of:=[.A2330]-[.B233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6845" calcext:value-type="float">
            <text:p>1500796845</text:p>
          </table:table-cell>
          <table:table-cell office:value-type="float" office:value="1500796808" calcext:value-type="float">
            <text:p>1500796808</text:p>
          </table:table-cell>
          <table:table-cell table:formula="of:=[.A2331]-[.B2331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6851" calcext:value-type="float">
            <text:p>1500796851</text:p>
          </table:table-cell>
          <table:table-cell office:value-type="float" office:value="1500796824" calcext:value-type="float">
            <text:p>1500796824</text:p>
          </table:table-cell>
          <table:table-cell table:formula="of:=[.A2332]-[.B233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6866" calcext:value-type="float">
            <text:p>1500796866</text:p>
          </table:table-cell>
          <table:table-cell office:value-type="float" office:value="1500796845" calcext:value-type="float">
            <text:p>1500796845</text:p>
          </table:table-cell>
          <table:table-cell table:formula="of:=[.A2333]-[.B233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6878" calcext:value-type="float">
            <text:p>1500796878</text:p>
          </table:table-cell>
          <table:table-cell office:value-type="float" office:value="1500796851" calcext:value-type="float">
            <text:p>1500796851</text:p>
          </table:table-cell>
          <table:table-cell table:formula="of:=[.A2334]-[.B233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6886" calcext:value-type="float">
            <text:p>1500796886</text:p>
          </table:table-cell>
          <table:table-cell office:value-type="float" office:value="1500796866" calcext:value-type="float">
            <text:p>1500796866</text:p>
          </table:table-cell>
          <table:table-cell table:formula="of:=[.A2335]-[.B233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6892" calcext:value-type="float">
            <text:p>1500796892</text:p>
          </table:table-cell>
          <table:table-cell office:value-type="float" office:value="1500796878" calcext:value-type="float">
            <text:p>1500796878</text:p>
          </table:table-cell>
          <table:table-cell table:formula="of:=[.A2336]-[.B233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6969" calcext:value-type="float">
            <text:p>1500796969</text:p>
          </table:table-cell>
          <table:table-cell office:value-type="float" office:value="1500796886" calcext:value-type="float">
            <text:p>1500796886</text:p>
          </table:table-cell>
          <table:table-cell table:formula="of:=[.A2337]-[.B2337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00796994" calcext:value-type="float">
            <text:p>1500796994</text:p>
          </table:table-cell>
          <table:table-cell office:value-type="float" office:value="1500796892" calcext:value-type="float">
            <text:p>1500796892</text:p>
          </table:table-cell>
          <table:table-cell table:formula="of:=[.A2338]-[.B233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00797000" calcext:value-type="float">
            <text:p>1500797000</text:p>
          </table:table-cell>
          <table:table-cell office:value-type="float" office:value="1500796969" calcext:value-type="float">
            <text:p>1500796969</text:p>
          </table:table-cell>
          <table:table-cell table:formula="of:=[.A2339]-[.B233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7030" calcext:value-type="float">
            <text:p>1500797030</text:p>
          </table:table-cell>
          <table:table-cell office:value-type="float" office:value="1500796994" calcext:value-type="float">
            <text:p>1500796994</text:p>
          </table:table-cell>
          <table:table-cell table:formula="of:=[.A2340]-[.B234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97050" calcext:value-type="float">
            <text:p>1500797050</text:p>
          </table:table-cell>
          <table:table-cell office:value-type="float" office:value="1500797000" calcext:value-type="float">
            <text:p>1500797000</text:p>
          </table:table-cell>
          <table:table-cell table:formula="of:=[.A2341]-[.B234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7065" calcext:value-type="float">
            <text:p>1500797065</text:p>
          </table:table-cell>
          <table:table-cell office:value-type="float" office:value="1500797030" calcext:value-type="float">
            <text:p>1500797030</text:p>
          </table:table-cell>
          <table:table-cell table:formula="of:=[.A2342]-[.B234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7076" calcext:value-type="float">
            <text:p>1500797076</text:p>
          </table:table-cell>
          <table:table-cell office:value-type="float" office:value="1500797050" calcext:value-type="float">
            <text:p>1500797050</text:p>
          </table:table-cell>
          <table:table-cell table:formula="of:=[.A2343]-[.B234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7097" calcext:value-type="float">
            <text:p>1500797097</text:p>
          </table:table-cell>
          <table:table-cell office:value-type="float" office:value="1500797065" calcext:value-type="float">
            <text:p>1500797065</text:p>
          </table:table-cell>
          <table:table-cell table:formula="of:=[.A2344]-[.B234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7104" calcext:value-type="float">
            <text:p>1500797104</text:p>
          </table:table-cell>
          <table:table-cell office:value-type="float" office:value="1500797076" calcext:value-type="float">
            <text:p>1500797076</text:p>
          </table:table-cell>
          <table:table-cell table:formula="of:=[.A2345]-[.B234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7121" calcext:value-type="float">
            <text:p>1500797121</text:p>
          </table:table-cell>
          <table:table-cell office:value-type="float" office:value="1500797097" calcext:value-type="float">
            <text:p>1500797097</text:p>
          </table:table-cell>
          <table:table-cell table:formula="of:=[.A2346]-[.B234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7191" calcext:value-type="float">
            <text:p>1500797191</text:p>
          </table:table-cell>
          <table:table-cell office:value-type="float" office:value="1500797104" calcext:value-type="float">
            <text:p>1500797104</text:p>
          </table:table-cell>
          <table:table-cell table:formula="of:=[.A2347]-[.B2347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00797197" calcext:value-type="float">
            <text:p>1500797197</text:p>
          </table:table-cell>
          <table:table-cell office:value-type="float" office:value="1500797121" calcext:value-type="float">
            <text:p>1500797121</text:p>
          </table:table-cell>
          <table:table-cell table:formula="of:=[.A2348]-[.B2348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0797202" calcext:value-type="float">
            <text:p>1500797202</text:p>
          </table:table-cell>
          <table:table-cell office:value-type="float" office:value="1500797191" calcext:value-type="float">
            <text:p>1500797191</text:p>
          </table:table-cell>
          <table:table-cell table:formula="of:=[.A2349]-[.B234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7210" calcext:value-type="float">
            <text:p>1500797210</text:p>
          </table:table-cell>
          <table:table-cell office:value-type="float" office:value="1500797197" calcext:value-type="float">
            <text:p>1500797197</text:p>
          </table:table-cell>
          <table:table-cell table:formula="of:=[.A2350]-[.B235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7216" calcext:value-type="float">
            <text:p>1500797216</text:p>
          </table:table-cell>
          <table:table-cell office:value-type="float" office:value="1500797202" calcext:value-type="float">
            <text:p>1500797202</text:p>
          </table:table-cell>
          <table:table-cell table:formula="of:=[.A2351]-[.B235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7220" calcext:value-type="float">
            <text:p>1500797220</text:p>
          </table:table-cell>
          <table:table-cell office:value-type="float" office:value="1500797210" calcext:value-type="float">
            <text:p>1500797210</text:p>
          </table:table-cell>
          <table:table-cell table:formula="of:=[.A2352]-[.B235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7245" calcext:value-type="float">
            <text:p>1500797245</text:p>
          </table:table-cell>
          <table:table-cell office:value-type="float" office:value="1500797216" calcext:value-type="float">
            <text:p>1500797216</text:p>
          </table:table-cell>
          <table:table-cell table:formula="of:=[.A2353]-[.B235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7248" calcext:value-type="float">
            <text:p>1500797248</text:p>
          </table:table-cell>
          <table:table-cell office:value-type="float" office:value="1500797220" calcext:value-type="float">
            <text:p>1500797220</text:p>
          </table:table-cell>
          <table:table-cell table:formula="of:=[.A2354]-[.B235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7252" calcext:value-type="float">
            <text:p>1500797252</text:p>
          </table:table-cell>
          <table:table-cell office:value-type="float" office:value="1500797245" calcext:value-type="float">
            <text:p>1500797245</text:p>
          </table:table-cell>
          <table:table-cell table:formula="of:=[.A2355]-[.B235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7270" calcext:value-type="float">
            <text:p>1500797270</text:p>
          </table:table-cell>
          <table:table-cell office:value-type="float" office:value="1500797248" calcext:value-type="float">
            <text:p>1500797248</text:p>
          </table:table-cell>
          <table:table-cell table:formula="of:=[.A2356]-[.B235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7284" calcext:value-type="float">
            <text:p>1500797284</text:p>
          </table:table-cell>
          <table:table-cell office:value-type="float" office:value="1500797252" calcext:value-type="float">
            <text:p>1500797252</text:p>
          </table:table-cell>
          <table:table-cell table:formula="of:=[.A2357]-[.B235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7299" calcext:value-type="float">
            <text:p>1500797299</text:p>
          </table:table-cell>
          <table:table-cell office:value-type="float" office:value="1500797270" calcext:value-type="float">
            <text:p>1500797270</text:p>
          </table:table-cell>
          <table:table-cell table:formula="of:=[.A2358]-[.B235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7354" calcext:value-type="float">
            <text:p>1500797354</text:p>
          </table:table-cell>
          <table:table-cell office:value-type="float" office:value="1500797284" calcext:value-type="float">
            <text:p>1500797284</text:p>
          </table:table-cell>
          <table:table-cell table:formula="of:=[.A2359]-[.B235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797361" calcext:value-type="float">
            <text:p>1500797361</text:p>
          </table:table-cell>
          <table:table-cell office:value-type="float" office:value="1500797299" calcext:value-type="float">
            <text:p>1500797299</text:p>
          </table:table-cell>
          <table:table-cell table:formula="of:=[.A2360]-[.B236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97411" calcext:value-type="float">
            <text:p>1500797411</text:p>
          </table:table-cell>
          <table:table-cell office:value-type="float" office:value="1500797354" calcext:value-type="float">
            <text:p>1500797354</text:p>
          </table:table-cell>
          <table:table-cell table:formula="of:=[.A2361]-[.B2361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797452" calcext:value-type="float">
            <text:p>1500797452</text:p>
          </table:table-cell>
          <table:table-cell office:value-type="float" office:value="1500797361" calcext:value-type="float">
            <text:p>1500797361</text:p>
          </table:table-cell>
          <table:table-cell table:formula="of:=[.A2362]-[.B236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00797459" calcext:value-type="float">
            <text:p>1500797459</text:p>
          </table:table-cell>
          <table:table-cell office:value-type="float" office:value="1500797411" calcext:value-type="float">
            <text:p>1500797411</text:p>
          </table:table-cell>
          <table:table-cell table:formula="of:=[.A2363]-[.B2363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7462" calcext:value-type="float">
            <text:p>1500797462</text:p>
          </table:table-cell>
          <table:table-cell office:value-type="float" office:value="1500797452" calcext:value-type="float">
            <text:p>1500797452</text:p>
          </table:table-cell>
          <table:table-cell table:formula="of:=[.A2364]-[.B236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7467" calcext:value-type="float">
            <text:p>1500797467</text:p>
          </table:table-cell>
          <table:table-cell office:value-type="float" office:value="1500797459" calcext:value-type="float">
            <text:p>1500797459</text:p>
          </table:table-cell>
          <table:table-cell table:formula="of:=[.A2365]-[.B236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7476" calcext:value-type="float">
            <text:p>1500797476</text:p>
          </table:table-cell>
          <table:table-cell office:value-type="float" office:value="1500797462" calcext:value-type="float">
            <text:p>1500797462</text:p>
          </table:table-cell>
          <table:table-cell table:formula="of:=[.A2366]-[.B236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7495" calcext:value-type="float">
            <text:p>1500797495</text:p>
          </table:table-cell>
          <table:table-cell office:value-type="float" office:value="1500797467" calcext:value-type="float">
            <text:p>1500797467</text:p>
          </table:table-cell>
          <table:table-cell table:formula="of:=[.A2367]-[.B236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7505" calcext:value-type="float">
            <text:p>1500797505</text:p>
          </table:table-cell>
          <table:table-cell office:value-type="float" office:value="1500797476" calcext:value-type="float">
            <text:p>1500797476</text:p>
          </table:table-cell>
          <table:table-cell table:formula="of:=[.A2368]-[.B236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7513" calcext:value-type="float">
            <text:p>1500797513</text:p>
          </table:table-cell>
          <table:table-cell office:value-type="float" office:value="1500797495" calcext:value-type="float">
            <text:p>1500797495</text:p>
          </table:table-cell>
          <table:table-cell table:formula="of:=[.A2369]-[.B236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7526" calcext:value-type="float">
            <text:p>1500797526</text:p>
          </table:table-cell>
          <table:table-cell office:value-type="float" office:value="1500797505" calcext:value-type="float">
            <text:p>1500797505</text:p>
          </table:table-cell>
          <table:table-cell table:formula="of:=[.A2370]-[.B237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7538" calcext:value-type="float">
            <text:p>1500797538</text:p>
          </table:table-cell>
          <table:table-cell office:value-type="float" office:value="1500797513" calcext:value-type="float">
            <text:p>1500797513</text:p>
          </table:table-cell>
          <table:table-cell table:formula="of:=[.A2371]-[.B237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7543" calcext:value-type="float">
            <text:p>1500797543</text:p>
          </table:table-cell>
          <table:table-cell office:value-type="float" office:value="1500797526" calcext:value-type="float">
            <text:p>1500797526</text:p>
          </table:table-cell>
          <table:table-cell table:formula="of:=[.A2372]-[.B237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7550" calcext:value-type="float">
            <text:p>1500797550</text:p>
          </table:table-cell>
          <table:table-cell office:value-type="float" office:value="1500797538" calcext:value-type="float">
            <text:p>1500797538</text:p>
          </table:table-cell>
          <table:table-cell table:formula="of:=[.A2373]-[.B237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7573" calcext:value-type="float">
            <text:p>1500797573</text:p>
          </table:table-cell>
          <table:table-cell office:value-type="float" office:value="1500797543" calcext:value-type="float">
            <text:p>1500797543</text:p>
          </table:table-cell>
          <table:table-cell table:formula="of:=[.A2374]-[.B237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7578" calcext:value-type="float">
            <text:p>1500797578</text:p>
          </table:table-cell>
          <table:table-cell office:value-type="float" office:value="1500797550" calcext:value-type="float">
            <text:p>1500797550</text:p>
          </table:table-cell>
          <table:table-cell table:formula="of:=[.A2375]-[.B237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7604" calcext:value-type="float">
            <text:p>1500797604</text:p>
          </table:table-cell>
          <table:table-cell office:value-type="float" office:value="1500797573" calcext:value-type="float">
            <text:p>1500797573</text:p>
          </table:table-cell>
          <table:table-cell table:formula="of:=[.A2376]-[.B237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7610" calcext:value-type="float">
            <text:p>1500797610</text:p>
          </table:table-cell>
          <table:table-cell office:value-type="float" office:value="1500797578" calcext:value-type="float">
            <text:p>1500797578</text:p>
          </table:table-cell>
          <table:table-cell table:formula="of:=[.A2377]-[.B237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7644" calcext:value-type="float">
            <text:p>1500797644</text:p>
          </table:table-cell>
          <table:table-cell office:value-type="float" office:value="1500797604" calcext:value-type="float">
            <text:p>1500797604</text:p>
          </table:table-cell>
          <table:table-cell table:formula="of:=[.A2378]-[.B237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7669" calcext:value-type="float">
            <text:p>1500797669</text:p>
          </table:table-cell>
          <table:table-cell office:value-type="float" office:value="1500797610" calcext:value-type="float">
            <text:p>1500797610</text:p>
          </table:table-cell>
          <table:table-cell table:formula="of:=[.A2379]-[.B2379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797683" calcext:value-type="float">
            <text:p>1500797683</text:p>
          </table:table-cell>
          <table:table-cell office:value-type="float" office:value="1500797644" calcext:value-type="float">
            <text:p>1500797644</text:p>
          </table:table-cell>
          <table:table-cell table:formula="of:=[.A2380]-[.B238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7694" calcext:value-type="float">
            <text:p>1500797694</text:p>
          </table:table-cell>
          <table:table-cell office:value-type="float" office:value="1500797669" calcext:value-type="float">
            <text:p>1500797669</text:p>
          </table:table-cell>
          <table:table-cell table:formula="of:=[.A2381]-[.B238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7695" calcext:value-type="float">
            <text:p>1500797695</text:p>
          </table:table-cell>
          <table:table-cell office:value-type="float" office:value="1500797683" calcext:value-type="float">
            <text:p>1500797683</text:p>
          </table:table-cell>
          <table:table-cell table:formula="of:=[.A2382]-[.B238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7699" calcext:value-type="float">
            <text:p>1500797699</text:p>
          </table:table-cell>
          <table:table-cell office:value-type="float" office:value="1500797694" calcext:value-type="float">
            <text:p>1500797694</text:p>
          </table:table-cell>
          <table:table-cell table:formula="of:=[.A2383]-[.B238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7704" calcext:value-type="float">
            <text:p>1500797704</text:p>
          </table:table-cell>
          <table:table-cell office:value-type="float" office:value="1500797695" calcext:value-type="float">
            <text:p>1500797695</text:p>
          </table:table-cell>
          <table:table-cell table:formula="of:=[.A2384]-[.B238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7708" calcext:value-type="float">
            <text:p>1500797708</text:p>
          </table:table-cell>
          <table:table-cell office:value-type="float" office:value="1500797699" calcext:value-type="float">
            <text:p>1500797699</text:p>
          </table:table-cell>
          <table:table-cell table:formula="of:=[.A2385]-[.B238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7713" calcext:value-type="float">
            <text:p>1500797713</text:p>
          </table:table-cell>
          <table:table-cell office:value-type="float" office:value="1500797704" calcext:value-type="float">
            <text:p>1500797704</text:p>
          </table:table-cell>
          <table:table-cell table:formula="of:=[.A2386]-[.B238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7737" calcext:value-type="float">
            <text:p>1500797737</text:p>
          </table:table-cell>
          <table:table-cell office:value-type="float" office:value="1500797708" calcext:value-type="float">
            <text:p>1500797708</text:p>
          </table:table-cell>
          <table:table-cell table:formula="of:=[.A2387]-[.B238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7740" calcext:value-type="float">
            <text:p>1500797740</text:p>
          </table:table-cell>
          <table:table-cell office:value-type="float" office:value="1500797713" calcext:value-type="float">
            <text:p>1500797713</text:p>
          </table:table-cell>
          <table:table-cell table:formula="of:=[.A2388]-[.B238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7759" calcext:value-type="float">
            <text:p>1500797759</text:p>
          </table:table-cell>
          <table:table-cell office:value-type="float" office:value="1500797737" calcext:value-type="float">
            <text:p>1500797737</text:p>
          </table:table-cell>
          <table:table-cell table:formula="of:=[.A2389]-[.B238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7771" calcext:value-type="float">
            <text:p>1500797771</text:p>
          </table:table-cell>
          <table:table-cell office:value-type="float" office:value="1500797740" calcext:value-type="float">
            <text:p>1500797740</text:p>
          </table:table-cell>
          <table:table-cell table:formula="of:=[.A2390]-[.B2390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7790" calcext:value-type="float">
            <text:p>1500797790</text:p>
          </table:table-cell>
          <table:table-cell office:value-type="float" office:value="1500797759" calcext:value-type="float">
            <text:p>1500797759</text:p>
          </table:table-cell>
          <table:table-cell table:formula="of:=[.A2391]-[.B239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7811" calcext:value-type="float">
            <text:p>1500797811</text:p>
          </table:table-cell>
          <table:table-cell office:value-type="float" office:value="1500797771" calcext:value-type="float">
            <text:p>1500797771</text:p>
          </table:table-cell>
          <table:table-cell table:formula="of:=[.A2392]-[.B239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7831" calcext:value-type="float">
            <text:p>1500797831</text:p>
          </table:table-cell>
          <table:table-cell office:value-type="float" office:value="1500797790" calcext:value-type="float">
            <text:p>1500797790</text:p>
          </table:table-cell>
          <table:table-cell table:formula="of:=[.A2393]-[.B239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7832" calcext:value-type="float">
            <text:p>1500797832</text:p>
          </table:table-cell>
          <table:table-cell office:value-type="float" office:value="1500797811" calcext:value-type="float">
            <text:p>1500797811</text:p>
          </table:table-cell>
          <table:table-cell table:formula="of:=[.A2394]-[.B239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7881" calcext:value-type="float">
            <text:p>1500797881</text:p>
          </table:table-cell>
          <table:table-cell office:value-type="float" office:value="1500797831" calcext:value-type="float">
            <text:p>1500797831</text:p>
          </table:table-cell>
          <table:table-cell table:formula="of:=[.A2395]-[.B239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7896" calcext:value-type="float">
            <text:p>1500797896</text:p>
          </table:table-cell>
          <table:table-cell office:value-type="float" office:value="1500797832" calcext:value-type="float">
            <text:p>1500797832</text:p>
          </table:table-cell>
          <table:table-cell table:formula="of:=[.A2396]-[.B239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97929" calcext:value-type="float">
            <text:p>1500797929</text:p>
          </table:table-cell>
          <table:table-cell office:value-type="float" office:value="1500797881" calcext:value-type="float">
            <text:p>1500797881</text:p>
          </table:table-cell>
          <table:table-cell table:formula="of:=[.A2397]-[.B239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7939" calcext:value-type="float">
            <text:p>1500797939</text:p>
          </table:table-cell>
          <table:table-cell office:value-type="float" office:value="1500797896" calcext:value-type="float">
            <text:p>1500797896</text:p>
          </table:table-cell>
          <table:table-cell table:formula="of:=[.A2398]-[.B239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97945" calcext:value-type="float">
            <text:p>1500797945</text:p>
          </table:table-cell>
          <table:table-cell office:value-type="float" office:value="1500797929" calcext:value-type="float">
            <text:p>1500797929</text:p>
          </table:table-cell>
          <table:table-cell table:formula="of:=[.A2399]-[.B239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7955" calcext:value-type="float">
            <text:p>1500797955</text:p>
          </table:table-cell>
          <table:table-cell office:value-type="float" office:value="1500797939" calcext:value-type="float">
            <text:p>1500797939</text:p>
          </table:table-cell>
          <table:table-cell table:formula="of:=[.A2400]-[.B240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7967" calcext:value-type="float">
            <text:p>1500797967</text:p>
          </table:table-cell>
          <table:table-cell office:value-type="float" office:value="1500797945" calcext:value-type="float">
            <text:p>1500797945</text:p>
          </table:table-cell>
          <table:table-cell table:formula="of:=[.A2401]-[.B240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7988" calcext:value-type="float">
            <text:p>1500797988</text:p>
          </table:table-cell>
          <table:table-cell office:value-type="float" office:value="1500797955" calcext:value-type="float">
            <text:p>1500797955</text:p>
          </table:table-cell>
          <table:table-cell table:formula="of:=[.A2402]-[.B240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7998" calcext:value-type="float">
            <text:p>1500797998</text:p>
          </table:table-cell>
          <table:table-cell office:value-type="float" office:value="1500797967" calcext:value-type="float">
            <text:p>1500797967</text:p>
          </table:table-cell>
          <table:table-cell table:formula="of:=[.A2403]-[.B240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8004" calcext:value-type="float">
            <text:p>1500798004</text:p>
          </table:table-cell>
          <table:table-cell office:value-type="float" office:value="1500797988" calcext:value-type="float">
            <text:p>1500797988</text:p>
          </table:table-cell>
          <table:table-cell table:formula="of:=[.A2404]-[.B240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8007" calcext:value-type="float">
            <text:p>1500798007</text:p>
          </table:table-cell>
          <table:table-cell office:value-type="float" office:value="1500797998" calcext:value-type="float">
            <text:p>1500797998</text:p>
          </table:table-cell>
          <table:table-cell table:formula="of:=[.A2405]-[.B240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8053" calcext:value-type="float">
            <text:p>1500798053</text:p>
          </table:table-cell>
          <table:table-cell office:value-type="float" office:value="1500798004" calcext:value-type="float">
            <text:p>1500798004</text:p>
          </table:table-cell>
          <table:table-cell table:formula="of:=[.A2406]-[.B240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8054" calcext:value-type="float">
            <text:p>1500798054</text:p>
          </table:table-cell>
          <table:table-cell office:value-type="float" office:value="1500798007" calcext:value-type="float">
            <text:p>1500798007</text:p>
          </table:table-cell>
          <table:table-cell table:formula="of:=[.A2407]-[.B2407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8057" calcext:value-type="float">
            <text:p>1500798057</text:p>
          </table:table-cell>
          <table:table-cell office:value-type="float" office:value="1500798053" calcext:value-type="float">
            <text:p>1500798053</text:p>
          </table:table-cell>
          <table:table-cell table:formula="of:=[.A2408]-[.B240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8068" calcext:value-type="float">
            <text:p>1500798068</text:p>
          </table:table-cell>
          <table:table-cell office:value-type="float" office:value="1500798054" calcext:value-type="float">
            <text:p>1500798054</text:p>
          </table:table-cell>
          <table:table-cell table:formula="of:=[.A2409]-[.B240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8076" calcext:value-type="float">
            <text:p>1500798076</text:p>
          </table:table-cell>
          <table:table-cell office:value-type="float" office:value="1500798057" calcext:value-type="float">
            <text:p>1500798057</text:p>
          </table:table-cell>
          <table:table-cell table:formula="of:=[.A2410]-[.B241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8107" calcext:value-type="float">
            <text:p>1500798107</text:p>
          </table:table-cell>
          <table:table-cell office:value-type="float" office:value="1500798068" calcext:value-type="float">
            <text:p>1500798068</text:p>
          </table:table-cell>
          <table:table-cell table:formula="of:=[.A2411]-[.B241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8130" calcext:value-type="float">
            <text:p>1500798130</text:p>
          </table:table-cell>
          <table:table-cell office:value-type="float" office:value="1500798076" calcext:value-type="float">
            <text:p>1500798076</text:p>
          </table:table-cell>
          <table:table-cell table:formula="of:=[.A2412]-[.B2412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98170" calcext:value-type="float">
            <text:p>1500798170</text:p>
          </table:table-cell>
          <table:table-cell office:value-type="float" office:value="1500798107" calcext:value-type="float">
            <text:p>1500798107</text:p>
          </table:table-cell>
          <table:table-cell table:formula="of:=[.A2413]-[.B241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798194" calcext:value-type="float">
            <text:p>1500798194</text:p>
          </table:table-cell>
          <table:table-cell office:value-type="float" office:value="1500798130" calcext:value-type="float">
            <text:p>1500798130</text:p>
          </table:table-cell>
          <table:table-cell table:formula="of:=[.A2414]-[.B241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98211" calcext:value-type="float">
            <text:p>1500798211</text:p>
          </table:table-cell>
          <table:table-cell office:value-type="float" office:value="1500798170" calcext:value-type="float">
            <text:p>1500798170</text:p>
          </table:table-cell>
          <table:table-cell table:formula="of:=[.A2415]-[.B241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8237" calcext:value-type="float">
            <text:p>1500798237</text:p>
          </table:table-cell>
          <table:table-cell office:value-type="float" office:value="1500798194" calcext:value-type="float">
            <text:p>1500798194</text:p>
          </table:table-cell>
          <table:table-cell table:formula="of:=[.A2416]-[.B241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98260" calcext:value-type="float">
            <text:p>1500798260</text:p>
          </table:table-cell>
          <table:table-cell office:value-type="float" office:value="1500798211" calcext:value-type="float">
            <text:p>1500798211</text:p>
          </table:table-cell>
          <table:table-cell table:formula="of:=[.A2417]-[.B241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8261" calcext:value-type="float">
            <text:p>1500798261</text:p>
          </table:table-cell>
          <table:table-cell office:value-type="float" office:value="1500798237" calcext:value-type="float">
            <text:p>1500798237</text:p>
          </table:table-cell>
          <table:table-cell table:formula="of:=[.A2418]-[.B241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8273" calcext:value-type="float">
            <text:p>1500798273</text:p>
          </table:table-cell>
          <table:table-cell office:value-type="float" office:value="1500798260" calcext:value-type="float">
            <text:p>1500798260</text:p>
          </table:table-cell>
          <table:table-cell table:formula="of:=[.A2419]-[.B24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8308" calcext:value-type="float">
            <text:p>1500798308</text:p>
          </table:table-cell>
          <table:table-cell office:value-type="float" office:value="1500798261" calcext:value-type="float">
            <text:p>1500798261</text:p>
          </table:table-cell>
          <table:table-cell table:formula="of:=[.A2420]-[.B2420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8321" calcext:value-type="float">
            <text:p>1500798321</text:p>
          </table:table-cell>
          <table:table-cell office:value-type="float" office:value="1500798273" calcext:value-type="float">
            <text:p>1500798273</text:p>
          </table:table-cell>
          <table:table-cell table:formula="of:=[.A2421]-[.B242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8322" calcext:value-type="float">
            <text:p>1500798322</text:p>
          </table:table-cell>
          <table:table-cell office:value-type="float" office:value="1500798308" calcext:value-type="float">
            <text:p>1500798308</text:p>
          </table:table-cell>
          <table:table-cell table:formula="of:=[.A2422]-[.B24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8324" calcext:value-type="float">
            <text:p>1500798324</text:p>
          </table:table-cell>
          <table:table-cell office:value-type="float" office:value="1500798321" calcext:value-type="float">
            <text:p>1500798321</text:p>
          </table:table-cell>
          <table:table-cell table:formula="of:=[.A2423]-[.B242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324" calcext:value-type="float">
            <text:p>1500798324</text:p>
          </table:table-cell>
          <table:table-cell office:value-type="float" office:value="1500798322" calcext:value-type="float">
            <text:p>1500798322</text:p>
          </table:table-cell>
          <table:table-cell table:formula="of:=[.A2424]-[.B24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8325" calcext:value-type="float">
            <text:p>1500798325</text:p>
          </table:table-cell>
          <table:table-cell office:value-type="float" office:value="1500798324" calcext:value-type="float">
            <text:p>1500798324</text:p>
          </table:table-cell>
          <table:table-cell table:formula="of:=[.A2425]-[.B24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363" calcext:value-type="float">
            <text:p>1500798363</text:p>
          </table:table-cell>
          <table:table-cell office:value-type="float" office:value="1500798325" calcext:value-type="float">
            <text:p>1500798325</text:p>
          </table:table-cell>
          <table:table-cell table:formula="of:=[.A2426]-[.B242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8380" calcext:value-type="float">
            <text:p>1500798380</text:p>
          </table:table-cell>
          <table:table-cell office:value-type="float" office:value="1500798363" calcext:value-type="float">
            <text:p>1500798363</text:p>
          </table:table-cell>
          <table:table-cell table:formula="of:=[.A2427]-[.B242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8387" calcext:value-type="float">
            <text:p>1500798387</text:p>
          </table:table-cell>
          <table:table-cell office:value-type="float" office:value="1500798380" calcext:value-type="float">
            <text:p>1500798380</text:p>
          </table:table-cell>
          <table:table-cell table:formula="of:=[.A2428]-[.B242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8426" calcext:value-type="float">
            <text:p>1500798426</text:p>
          </table:table-cell>
          <table:table-cell office:value-type="float" office:value="1500798387" calcext:value-type="float">
            <text:p>1500798387</text:p>
          </table:table-cell>
          <table:table-cell table:formula="of:=[.A2429]-[.B2429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8427" calcext:value-type="float">
            <text:p>1500798427</text:p>
          </table:table-cell>
          <table:table-cell office:value-type="float" office:value="1500798426" calcext:value-type="float">
            <text:p>1500798426</text:p>
          </table:table-cell>
          <table:table-cell table:formula="of:=[.A2430]-[.B24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441" calcext:value-type="float">
            <text:p>1500798441</text:p>
          </table:table-cell>
          <table:table-cell office:value-type="float" office:value="1500798427" calcext:value-type="float">
            <text:p>1500798427</text:p>
          </table:table-cell>
          <table:table-cell table:formula="of:=[.A2431]-[.B243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8452" calcext:value-type="float">
            <text:p>1500798452</text:p>
          </table:table-cell>
          <table:table-cell office:value-type="float" office:value="1500798441" calcext:value-type="float">
            <text:p>1500798441</text:p>
          </table:table-cell>
          <table:table-cell table:formula="of:=[.A2432]-[.B24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8458" calcext:value-type="float">
            <text:p>1500798458</text:p>
          </table:table-cell>
          <table:table-cell office:value-type="float" office:value="1500798452" calcext:value-type="float">
            <text:p>1500798452</text:p>
          </table:table-cell>
          <table:table-cell table:formula="of:=[.A2433]-[.B24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8464" calcext:value-type="float">
            <text:p>1500798464</text:p>
          </table:table-cell>
          <table:table-cell office:value-type="float" office:value="1500798458" calcext:value-type="float">
            <text:p>1500798458</text:p>
          </table:table-cell>
          <table:table-cell table:formula="of:=[.A2434]-[.B243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8473" calcext:value-type="float">
            <text:p>1500798473</text:p>
          </table:table-cell>
          <table:table-cell office:value-type="float" office:value="1500798464" calcext:value-type="float">
            <text:p>1500798464</text:p>
          </table:table-cell>
          <table:table-cell table:formula="of:=[.A2435]-[.B243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8522" calcext:value-type="float">
            <text:p>1500798522</text:p>
          </table:table-cell>
          <table:table-cell office:value-type="float" office:value="1500798473" calcext:value-type="float">
            <text:p>1500798473</text:p>
          </table:table-cell>
          <table:table-cell table:formula="of:=[.A2436]-[.B243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8528" calcext:value-type="float">
            <text:p>1500798528</text:p>
          </table:table-cell>
          <table:table-cell office:value-type="float" office:value="1500798522" calcext:value-type="float">
            <text:p>1500798522</text:p>
          </table:table-cell>
          <table:table-cell table:formula="of:=[.A2437]-[.B243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8560" calcext:value-type="float">
            <text:p>1500798560</text:p>
          </table:table-cell>
          <table:table-cell office:value-type="float" office:value="1500798528" calcext:value-type="float">
            <text:p>1500798528</text:p>
          </table:table-cell>
          <table:table-cell table:formula="of:=[.A2438]-[.B243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8568" calcext:value-type="float">
            <text:p>1500798568</text:p>
          </table:table-cell>
          <table:table-cell office:value-type="float" office:value="1500798560" calcext:value-type="float">
            <text:p>1500798560</text:p>
          </table:table-cell>
          <table:table-cell table:formula="of:=[.A2439]-[.B243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8606" calcext:value-type="float">
            <text:p>1500798606</text:p>
          </table:table-cell>
          <table:table-cell office:value-type="float" office:value="1500798568" calcext:value-type="float">
            <text:p>1500798568</text:p>
          </table:table-cell>
          <table:table-cell table:formula="of:=[.A2440]-[.B244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8633" calcext:value-type="float">
            <text:p>1500798633</text:p>
          </table:table-cell>
          <table:table-cell office:value-type="float" office:value="1500798606" calcext:value-type="float">
            <text:p>1500798606</text:p>
          </table:table-cell>
          <table:table-cell table:formula="of:=[.A2441]-[.B244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8635" calcext:value-type="float">
            <text:p>1500798635</text:p>
          </table:table-cell>
          <table:table-cell office:value-type="float" office:value="1500798633" calcext:value-type="float">
            <text:p>1500798633</text:p>
          </table:table-cell>
          <table:table-cell table:formula="of:=[.A2442]-[.B24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8681" calcext:value-type="float">
            <text:p>1500798681</text:p>
          </table:table-cell>
          <table:table-cell office:value-type="float" office:value="1500798635" calcext:value-type="float">
            <text:p>1500798635</text:p>
          </table:table-cell>
          <table:table-cell table:formula="of:=[.A2443]-[.B2443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98694" calcext:value-type="float">
            <text:p>1500798694</text:p>
          </table:table-cell>
          <table:table-cell office:value-type="float" office:value="1500798681" calcext:value-type="float">
            <text:p>1500798681</text:p>
          </table:table-cell>
          <table:table-cell table:formula="of:=[.A2444]-[.B24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8697" calcext:value-type="float">
            <text:p>1500798697</text:p>
          </table:table-cell>
          <table:table-cell office:value-type="float" office:value="1500798694" calcext:value-type="float">
            <text:p>1500798694</text:p>
          </table:table-cell>
          <table:table-cell table:formula="of:=[.A2445]-[.B24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725" calcext:value-type="float">
            <text:p>1500798725</text:p>
          </table:table-cell>
          <table:table-cell office:value-type="float" office:value="1500798697" calcext:value-type="float">
            <text:p>1500798697</text:p>
          </table:table-cell>
          <table:table-cell table:formula="of:=[.A2446]-[.B244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8726" calcext:value-type="float">
            <text:p>1500798726</text:p>
          </table:table-cell>
          <table:table-cell office:value-type="float" office:value="1500798725" calcext:value-type="float">
            <text:p>1500798725</text:p>
          </table:table-cell>
          <table:table-cell table:formula="of:=[.A2447]-[.B24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729" calcext:value-type="float">
            <text:p>1500798729</text:p>
          </table:table-cell>
          <table:table-cell office:value-type="float" office:value="1500798726" calcext:value-type="float">
            <text:p>1500798726</text:p>
          </table:table-cell>
          <table:table-cell table:formula="of:=[.A2448]-[.B24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750" calcext:value-type="float">
            <text:p>1500798750</text:p>
          </table:table-cell>
          <table:table-cell office:value-type="float" office:value="1500798729" calcext:value-type="float">
            <text:p>1500798729</text:p>
          </table:table-cell>
          <table:table-cell table:formula="of:=[.A2449]-[.B244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8801" calcext:value-type="float">
            <text:p>1500798801</text:p>
          </table:table-cell>
          <table:table-cell office:value-type="float" office:value="1500798750" calcext:value-type="float">
            <text:p>1500798750</text:p>
          </table:table-cell>
          <table:table-cell table:formula="of:=[.A2450]-[.B245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98803" calcext:value-type="float">
            <text:p>1500798803</text:p>
          </table:table-cell>
          <table:table-cell office:value-type="float" office:value="1500798801" calcext:value-type="float">
            <text:p>1500798801</text:p>
          </table:table-cell>
          <table:table-cell table:formula="of:=[.A2451]-[.B24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8812" calcext:value-type="float">
            <text:p>1500798812</text:p>
          </table:table-cell>
          <table:table-cell office:value-type="float" office:value="1500798803" calcext:value-type="float">
            <text:p>1500798803</text:p>
          </table:table-cell>
          <table:table-cell table:formula="of:=[.A2452]-[.B245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8850" calcext:value-type="float">
            <text:p>1500798850</text:p>
          </table:table-cell>
          <table:table-cell office:value-type="float" office:value="1500798812" calcext:value-type="float">
            <text:p>1500798812</text:p>
          </table:table-cell>
          <table:table-cell table:formula="of:=[.A2453]-[.B245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8883" calcext:value-type="float">
            <text:p>1500798883</text:p>
          </table:table-cell>
          <table:table-cell office:value-type="float" office:value="1500798850" calcext:value-type="float">
            <text:p>1500798850</text:p>
          </table:table-cell>
          <table:table-cell table:formula="of:=[.A2454]-[.B245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8902" calcext:value-type="float">
            <text:p>1500798902</text:p>
          </table:table-cell>
          <table:table-cell office:value-type="float" office:value="1500798883" calcext:value-type="float">
            <text:p>1500798883</text:p>
          </table:table-cell>
          <table:table-cell table:formula="of:=[.A2455]-[.B245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8905" calcext:value-type="float">
            <text:p>1500798905</text:p>
          </table:table-cell>
          <table:table-cell office:value-type="float" office:value="1500798902" calcext:value-type="float">
            <text:p>1500798902</text:p>
          </table:table-cell>
          <table:table-cell table:formula="of:=[.A2456]-[.B245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915" calcext:value-type="float">
            <text:p>1500798915</text:p>
          </table:table-cell>
          <table:table-cell office:value-type="float" office:value="1500798905" calcext:value-type="float">
            <text:p>1500798905</text:p>
          </table:table-cell>
          <table:table-cell table:formula="of:=[.A2457]-[.B245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8954" calcext:value-type="float">
            <text:p>1500798954</text:p>
          </table:table-cell>
          <table:table-cell office:value-type="float" office:value="1500798915" calcext:value-type="float">
            <text:p>1500798915</text:p>
          </table:table-cell>
          <table:table-cell table:formula="of:=[.A2458]-[.B245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8958" calcext:value-type="float">
            <text:p>1500798958</text:p>
          </table:table-cell>
          <table:table-cell office:value-type="float" office:value="1500798954" calcext:value-type="float">
            <text:p>1500798954</text:p>
          </table:table-cell>
          <table:table-cell table:formula="of:=[.A2459]-[.B245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8974" calcext:value-type="float">
            <text:p>1500798974</text:p>
          </table:table-cell>
          <table:table-cell office:value-type="float" office:value="1500798958" calcext:value-type="float">
            <text:p>1500798958</text:p>
          </table:table-cell>
          <table:table-cell table:formula="of:=[.A2460]-[.B246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8989" calcext:value-type="float">
            <text:p>1500798989</text:p>
          </table:table-cell>
          <table:table-cell office:value-type="float" office:value="1500798974" calcext:value-type="float">
            <text:p>1500798974</text:p>
          </table:table-cell>
          <table:table-cell table:formula="of:=[.A2461]-[.B246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9002" calcext:value-type="float">
            <text:p>1500799002</text:p>
          </table:table-cell>
          <table:table-cell office:value-type="float" office:value="1500798989" calcext:value-type="float">
            <text:p>1500798989</text:p>
          </table:table-cell>
          <table:table-cell table:formula="of:=[.A2462]-[.B246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9023" calcext:value-type="float">
            <text:p>1500799023</text:p>
          </table:table-cell>
          <table:table-cell office:value-type="float" office:value="1500799002" calcext:value-type="float">
            <text:p>1500799002</text:p>
          </table:table-cell>
          <table:table-cell table:formula="of:=[.A2463]-[.B246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083" calcext:value-type="float">
            <text:p>1500799083</text:p>
          </table:table-cell>
          <table:table-cell office:value-type="float" office:value="1500799023" calcext:value-type="float">
            <text:p>1500799023</text:p>
          </table:table-cell>
          <table:table-cell table:formula="of:=[.A2464]-[.B246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799118" calcext:value-type="float">
            <text:p>1500799118</text:p>
          </table:table-cell>
          <table:table-cell office:value-type="float" office:value="1500799083" calcext:value-type="float">
            <text:p>1500799083</text:p>
          </table:table-cell>
          <table:table-cell table:formula="of:=[.A2465]-[.B2465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9128" calcext:value-type="float">
            <text:p>1500799128</text:p>
          </table:table-cell>
          <table:table-cell office:value-type="float" office:value="1500799118" calcext:value-type="float">
            <text:p>1500799118</text:p>
          </table:table-cell>
          <table:table-cell table:formula="of:=[.A2466]-[.B246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153" calcext:value-type="float">
            <text:p>1500799153</text:p>
          </table:table-cell>
          <table:table-cell office:value-type="float" office:value="1500799128" calcext:value-type="float">
            <text:p>1500799128</text:p>
          </table:table-cell>
          <table:table-cell table:formula="of:=[.A2467]-[.B246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9160" calcext:value-type="float">
            <text:p>1500799160</text:p>
          </table:table-cell>
          <table:table-cell office:value-type="float" office:value="1500799153" calcext:value-type="float">
            <text:p>1500799153</text:p>
          </table:table-cell>
          <table:table-cell table:formula="of:=[.A2468]-[.B246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9170" calcext:value-type="float">
            <text:p>1500799170</text:p>
          </table:table-cell>
          <table:table-cell office:value-type="float" office:value="1500799160" calcext:value-type="float">
            <text:p>1500799160</text:p>
          </table:table-cell>
          <table:table-cell table:formula="of:=[.A2469]-[.B246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223" calcext:value-type="float">
            <text:p>1500799223</text:p>
          </table:table-cell>
          <table:table-cell office:value-type="float" office:value="1500799170" calcext:value-type="float">
            <text:p>1500799170</text:p>
          </table:table-cell>
          <table:table-cell table:formula="of:=[.A2470]-[.B2470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99236" calcext:value-type="float">
            <text:p>1500799236</text:p>
          </table:table-cell>
          <table:table-cell office:value-type="float" office:value="1500799223" calcext:value-type="float">
            <text:p>1500799223</text:p>
          </table:table-cell>
          <table:table-cell table:formula="of:=[.A2471]-[.B247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9242" calcext:value-type="float">
            <text:p>1500799242</text:p>
          </table:table-cell>
          <table:table-cell office:value-type="float" office:value="1500799236" calcext:value-type="float">
            <text:p>1500799236</text:p>
          </table:table-cell>
          <table:table-cell table:formula="of:=[.A2472]-[.B247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9250" calcext:value-type="float">
            <text:p>1500799250</text:p>
          </table:table-cell>
          <table:table-cell office:value-type="float" office:value="1500799242" calcext:value-type="float">
            <text:p>1500799242</text:p>
          </table:table-cell>
          <table:table-cell table:formula="of:=[.A2473]-[.B247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9253" calcext:value-type="float">
            <text:p>1500799253</text:p>
          </table:table-cell>
          <table:table-cell office:value-type="float" office:value="1500799250" calcext:value-type="float">
            <text:p>1500799250</text:p>
          </table:table-cell>
          <table:table-cell table:formula="of:=[.A2474]-[.B24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9263" calcext:value-type="float">
            <text:p>1500799263</text:p>
          </table:table-cell>
          <table:table-cell office:value-type="float" office:value="1500799253" calcext:value-type="float">
            <text:p>1500799253</text:p>
          </table:table-cell>
          <table:table-cell table:formula="of:=[.A2475]-[.B247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271" calcext:value-type="float">
            <text:p>1500799271</text:p>
          </table:table-cell>
          <table:table-cell office:value-type="float" office:value="1500799263" calcext:value-type="float">
            <text:p>1500799263</text:p>
          </table:table-cell>
          <table:table-cell table:formula="of:=[.A2476]-[.B247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9315" calcext:value-type="float">
            <text:p>1500799315</text:p>
          </table:table-cell>
          <table:table-cell office:value-type="float" office:value="1500799271" calcext:value-type="float">
            <text:p>1500799271</text:p>
          </table:table-cell>
          <table:table-cell table:formula="of:=[.A2477]-[.B2477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9322" calcext:value-type="float">
            <text:p>1500799322</text:p>
          </table:table-cell>
          <table:table-cell office:value-type="float" office:value="1500799315" calcext:value-type="float">
            <text:p>1500799315</text:p>
          </table:table-cell>
          <table:table-cell table:formula="of:=[.A2478]-[.B24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9328" calcext:value-type="float">
            <text:p>1500799328</text:p>
          </table:table-cell>
          <table:table-cell office:value-type="float" office:value="1500799322" calcext:value-type="float">
            <text:p>1500799322</text:p>
          </table:table-cell>
          <table:table-cell table:formula="of:=[.A2479]-[.B247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9341" calcext:value-type="float">
            <text:p>1500799341</text:p>
          </table:table-cell>
          <table:table-cell office:value-type="float" office:value="1500799328" calcext:value-type="float">
            <text:p>1500799328</text:p>
          </table:table-cell>
          <table:table-cell table:formula="of:=[.A2480]-[.B248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9350" calcext:value-type="float">
            <text:p>1500799350</text:p>
          </table:table-cell>
          <table:table-cell office:value-type="float" office:value="1500799341" calcext:value-type="float">
            <text:p>1500799341</text:p>
          </table:table-cell>
          <table:table-cell table:formula="of:=[.A2481]-[.B248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9387" calcext:value-type="float">
            <text:p>1500799387</text:p>
          </table:table-cell>
          <table:table-cell office:value-type="float" office:value="1500799350" calcext:value-type="float">
            <text:p>1500799350</text:p>
          </table:table-cell>
          <table:table-cell table:formula="of:=[.A2482]-[.B248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9389" calcext:value-type="float">
            <text:p>1500799389</text:p>
          </table:table-cell>
          <table:table-cell office:value-type="float" office:value="1500799387" calcext:value-type="float">
            <text:p>1500799387</text:p>
          </table:table-cell>
          <table:table-cell table:formula="of:=[.A2483]-[.B24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9406" calcext:value-type="float">
            <text:p>1500799406</text:p>
          </table:table-cell>
          <table:table-cell office:value-type="float" office:value="1500799389" calcext:value-type="float">
            <text:p>1500799389</text:p>
          </table:table-cell>
          <table:table-cell table:formula="of:=[.A2484]-[.B248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9434" calcext:value-type="float">
            <text:p>1500799434</text:p>
          </table:table-cell>
          <table:table-cell office:value-type="float" office:value="1500799406" calcext:value-type="float">
            <text:p>1500799406</text:p>
          </table:table-cell>
          <table:table-cell table:formula="of:=[.A2485]-[.B248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9436" calcext:value-type="float">
            <text:p>1500799436</text:p>
          </table:table-cell>
          <table:table-cell office:value-type="float" office:value="1500799434" calcext:value-type="float">
            <text:p>1500799434</text:p>
          </table:table-cell>
          <table:table-cell table:formula="of:=[.A2486]-[.B24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9446" calcext:value-type="float">
            <text:p>1500799446</text:p>
          </table:table-cell>
          <table:table-cell office:value-type="float" office:value="1500799436" calcext:value-type="float">
            <text:p>1500799436</text:p>
          </table:table-cell>
          <table:table-cell table:formula="of:=[.A2487]-[.B24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447" calcext:value-type="float">
            <text:p>1500799447</text:p>
          </table:table-cell>
          <table:table-cell office:value-type="float" office:value="1500799446" calcext:value-type="float">
            <text:p>1500799446</text:p>
          </table:table-cell>
          <table:table-cell table:formula="of:=[.A2488]-[.B24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9451" calcext:value-type="float">
            <text:p>1500799451</text:p>
          </table:table-cell>
          <table:table-cell office:value-type="float" office:value="1500799447" calcext:value-type="float">
            <text:p>1500799447</text:p>
          </table:table-cell>
          <table:table-cell table:formula="of:=[.A2489]-[.B248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9475" calcext:value-type="float">
            <text:p>1500799475</text:p>
          </table:table-cell>
          <table:table-cell office:value-type="float" office:value="1500799451" calcext:value-type="float">
            <text:p>1500799451</text:p>
          </table:table-cell>
          <table:table-cell table:formula="of:=[.A2490]-[.B249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9485" calcext:value-type="float">
            <text:p>1500799485</text:p>
          </table:table-cell>
          <table:table-cell office:value-type="float" office:value="1500799475" calcext:value-type="float">
            <text:p>1500799475</text:p>
          </table:table-cell>
          <table:table-cell table:formula="of:=[.A2491]-[.B249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490" calcext:value-type="float">
            <text:p>1500799490</text:p>
          </table:table-cell>
          <table:table-cell office:value-type="float" office:value="1500799485" calcext:value-type="float">
            <text:p>1500799485</text:p>
          </table:table-cell>
          <table:table-cell table:formula="of:=[.A2492]-[.B24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9522" calcext:value-type="float">
            <text:p>1500799522</text:p>
          </table:table-cell>
          <table:table-cell office:value-type="float" office:value="1500799490" calcext:value-type="float">
            <text:p>1500799490</text:p>
          </table:table-cell>
          <table:table-cell table:formula="of:=[.A2493]-[.B249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9527" calcext:value-type="float">
            <text:p>1500799527</text:p>
          </table:table-cell>
          <table:table-cell office:value-type="float" office:value="1500799522" calcext:value-type="float">
            <text:p>1500799522</text:p>
          </table:table-cell>
          <table:table-cell table:formula="of:=[.A2494]-[.B249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9548" calcext:value-type="float">
            <text:p>1500799548</text:p>
          </table:table-cell>
          <table:table-cell office:value-type="float" office:value="1500799527" calcext:value-type="float">
            <text:p>1500799527</text:p>
          </table:table-cell>
          <table:table-cell table:formula="of:=[.A2495]-[.B249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569" calcext:value-type="float">
            <text:p>1500799569</text:p>
          </table:table-cell>
          <table:table-cell office:value-type="float" office:value="1500799548" calcext:value-type="float">
            <text:p>1500799548</text:p>
          </table:table-cell>
          <table:table-cell table:formula="of:=[.A2496]-[.B249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590" calcext:value-type="float">
            <text:p>1500799590</text:p>
          </table:table-cell>
          <table:table-cell office:value-type="float" office:value="1500799569" calcext:value-type="float">
            <text:p>1500799569</text:p>
          </table:table-cell>
          <table:table-cell table:formula="of:=[.A2497]-[.B249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597" calcext:value-type="float">
            <text:p>1500799597</text:p>
          </table:table-cell>
          <table:table-cell office:value-type="float" office:value="1500799590" calcext:value-type="float">
            <text:p>1500799590</text:p>
          </table:table-cell>
          <table:table-cell table:formula="of:=[.A2498]-[.B249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9619" calcext:value-type="float">
            <text:p>1500799619</text:p>
          </table:table-cell>
          <table:table-cell office:value-type="float" office:value="1500799597" calcext:value-type="float">
            <text:p>1500799597</text:p>
          </table:table-cell>
          <table:table-cell table:formula="of:=[.A2499]-[.B249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9633" calcext:value-type="float">
            <text:p>1500799633</text:p>
          </table:table-cell>
          <table:table-cell office:value-type="float" office:value="1500799616" calcext:value-type="float">
            <text:p>1500799616</text:p>
          </table:table-cell>
          <table:table-cell table:formula="of:=[.A2500]-[.B250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9637" calcext:value-type="float">
            <text:p>1500799637</text:p>
          </table:table-cell>
          <table:table-cell office:value-type="float" office:value="1500799619" calcext:value-type="float">
            <text:p>1500799619</text:p>
          </table:table-cell>
          <table:table-cell table:formula="of:=[.A2501]-[.B250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9641" calcext:value-type="float">
            <text:p>1500799641</text:p>
          </table:table-cell>
          <table:table-cell office:value-type="float" office:value="1500799633" calcext:value-type="float">
            <text:p>1500799633</text:p>
          </table:table-cell>
          <table:table-cell table:formula="of:=[.A2502]-[.B250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9651" calcext:value-type="float">
            <text:p>1500799651</text:p>
          </table:table-cell>
          <table:table-cell office:value-type="float" office:value="1500799637" calcext:value-type="float">
            <text:p>1500799637</text:p>
          </table:table-cell>
          <table:table-cell table:formula="of:=[.A2503]-[.B250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9689" calcext:value-type="float">
            <text:p>1500799689</text:p>
          </table:table-cell>
          <table:table-cell office:value-type="float" office:value="1500799641" calcext:value-type="float">
            <text:p>1500799641</text:p>
          </table:table-cell>
          <table:table-cell table:formula="of:=[.A2504]-[.B250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9719" calcext:value-type="float">
            <text:p>1500799719</text:p>
          </table:table-cell>
          <table:table-cell office:value-type="float" office:value="1500799651" calcext:value-type="float">
            <text:p>1500799651</text:p>
          </table:table-cell>
          <table:table-cell table:formula="of:=[.A2505]-[.B2505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799726" calcext:value-type="float">
            <text:p>1500799726</text:p>
          </table:table-cell>
          <table:table-cell office:value-type="float" office:value="1500799689" calcext:value-type="float">
            <text:p>1500799689</text:p>
          </table:table-cell>
          <table:table-cell table:formula="of:=[.A2506]-[.B250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9752" calcext:value-type="float">
            <text:p>1500799752</text:p>
          </table:table-cell>
          <table:table-cell office:value-type="float" office:value="1500799719" calcext:value-type="float">
            <text:p>1500799719</text:p>
          </table:table-cell>
          <table:table-cell table:formula="of:=[.A2507]-[.B250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9757" calcext:value-type="float">
            <text:p>1500799757</text:p>
          </table:table-cell>
          <table:table-cell office:value-type="float" office:value="1500799726" calcext:value-type="float">
            <text:p>1500799726</text:p>
          </table:table-cell>
          <table:table-cell table:formula="of:=[.A2508]-[.B250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9771" calcext:value-type="float">
            <text:p>1500799771</text:p>
          </table:table-cell>
          <table:table-cell office:value-type="float" office:value="1500799752" calcext:value-type="float">
            <text:p>1500799752</text:p>
          </table:table-cell>
          <table:table-cell table:formula="of:=[.A2509]-[.B250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9778" calcext:value-type="float">
            <text:p>1500799778</text:p>
          </table:table-cell>
          <table:table-cell office:value-type="float" office:value="1500799757" calcext:value-type="float">
            <text:p>1500799757</text:p>
          </table:table-cell>
          <table:table-cell table:formula="of:=[.A2510]-[.B251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819" calcext:value-type="float">
            <text:p>1500799819</text:p>
          </table:table-cell>
          <table:table-cell office:value-type="float" office:value="1500799771" calcext:value-type="float">
            <text:p>1500799771</text:p>
          </table:table-cell>
          <table:table-cell table:formula="of:=[.A2511]-[.B251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9854" calcext:value-type="float">
            <text:p>1500799854</text:p>
          </table:table-cell>
          <table:table-cell office:value-type="float" office:value="1500799778" calcext:value-type="float">
            <text:p>1500799778</text:p>
          </table:table-cell>
          <table:table-cell table:formula="of:=[.A2512]-[.B251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0799855" calcext:value-type="float">
            <text:p>1500799855</text:p>
          </table:table-cell>
          <table:table-cell office:value-type="float" office:value="1500799819" calcext:value-type="float">
            <text:p>1500799819</text:p>
          </table:table-cell>
          <table:table-cell table:formula="of:=[.A2513]-[.B251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99869" calcext:value-type="float">
            <text:p>1500799869</text:p>
          </table:table-cell>
          <table:table-cell office:value-type="float" office:value="1500799854" calcext:value-type="float">
            <text:p>1500799854</text:p>
          </table:table-cell>
          <table:table-cell table:formula="of:=[.A2514]-[.B251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9907" calcext:value-type="float">
            <text:p>1500799907</text:p>
          </table:table-cell>
          <table:table-cell office:value-type="float" office:value="1500799855" calcext:value-type="float">
            <text:p>1500799855</text:p>
          </table:table-cell>
          <table:table-cell table:formula="of:=[.A2515]-[.B2515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99935" calcext:value-type="float">
            <text:p>1500799935</text:p>
          </table:table-cell>
          <table:table-cell office:value-type="float" office:value="1500799869" calcext:value-type="float">
            <text:p>1500799869</text:p>
          </table:table-cell>
          <table:table-cell table:formula="of:=[.A2516]-[.B2516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99984" calcext:value-type="float">
            <text:p>1500799984</text:p>
          </table:table-cell>
          <table:table-cell office:value-type="float" office:value="1500799907" calcext:value-type="float">
            <text:p>1500799907</text:p>
          </table:table-cell>
          <table:table-cell table:formula="of:=[.A2517]-[.B2517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99991" calcext:value-type="float">
            <text:p>1500799991</text:p>
          </table:table-cell>
          <table:table-cell office:value-type="float" office:value="1500799935" calcext:value-type="float">
            <text:p>1500799935</text:p>
          </table:table-cell>
          <table:table-cell table:formula="of:=[.A2518]-[.B251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0002" calcext:value-type="float">
            <text:p>1500800002</text:p>
          </table:table-cell>
          <table:table-cell office:value-type="float" office:value="1500799984" calcext:value-type="float">
            <text:p>1500799984</text:p>
          </table:table-cell>
          <table:table-cell table:formula="of:=[.A2519]-[.B251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0012" calcext:value-type="float">
            <text:p>1500800012</text:p>
          </table:table-cell>
          <table:table-cell office:value-type="float" office:value="1500799991" calcext:value-type="float">
            <text:p>1500799991</text:p>
          </table:table-cell>
          <table:table-cell table:formula="of:=[.A2520]-[.B252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0013" calcext:value-type="float">
            <text:p>1500800013</text:p>
          </table:table-cell>
          <table:table-cell office:value-type="float" office:value="1500800002" calcext:value-type="float">
            <text:p>1500800002</text:p>
          </table:table-cell>
          <table:table-cell table:formula="of:=[.A2521]-[.B252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0058" calcext:value-type="float">
            <text:p>1500800058</text:p>
          </table:table-cell>
          <table:table-cell office:value-type="float" office:value="1500800012" calcext:value-type="float">
            <text:p>1500800012</text:p>
          </table:table-cell>
          <table:table-cell table:formula="of:=[.A2522]-[.B252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0075" calcext:value-type="float">
            <text:p>1500800075</text:p>
          </table:table-cell>
          <table:table-cell office:value-type="float" office:value="1500800013" calcext:value-type="float">
            <text:p>1500800013</text:p>
          </table:table-cell>
          <table:table-cell table:formula="of:=[.A2523]-[.B2523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800076" calcext:value-type="float">
            <text:p>1500800076</text:p>
          </table:table-cell>
          <table:table-cell office:value-type="float" office:value="1500800058" calcext:value-type="float">
            <text:p>1500800058</text:p>
          </table:table-cell>
          <table:table-cell table:formula="of:=[.A2524]-[.B252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0079" calcext:value-type="float">
            <text:p>1500800079</text:p>
          </table:table-cell>
          <table:table-cell office:value-type="float" office:value="1500800075" calcext:value-type="float">
            <text:p>1500800075</text:p>
          </table:table-cell>
          <table:table-cell table:formula="of:=[.A2525]-[.B25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0113" calcext:value-type="float">
            <text:p>1500800113</text:p>
          </table:table-cell>
          <table:table-cell office:value-type="float" office:value="1500800076" calcext:value-type="float">
            <text:p>1500800076</text:p>
          </table:table-cell>
          <table:table-cell table:formula="of:=[.A2526]-[.B252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0114" calcext:value-type="float">
            <text:p>1500800114</text:p>
          </table:table-cell>
          <table:table-cell office:value-type="float" office:value="1500800079" calcext:value-type="float">
            <text:p>1500800079</text:p>
          </table:table-cell>
          <table:table-cell table:formula="of:=[.A2527]-[.B252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0120" calcext:value-type="float">
            <text:p>1500800120</text:p>
          </table:table-cell>
          <table:table-cell office:value-type="float" office:value="1500800113" calcext:value-type="float">
            <text:p>1500800113</text:p>
          </table:table-cell>
          <table:table-cell table:formula="of:=[.A2528]-[.B252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0130" calcext:value-type="float">
            <text:p>1500800130</text:p>
          </table:table-cell>
          <table:table-cell office:value-type="float" office:value="1500800114" calcext:value-type="float">
            <text:p>1500800114</text:p>
          </table:table-cell>
          <table:table-cell table:formula="of:=[.A2529]-[.B252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0254" calcext:value-type="float">
            <text:p>1500800254</text:p>
          </table:table-cell>
          <table:table-cell office:value-type="float" office:value="1500800120" calcext:value-type="float">
            <text:p>1500800120</text:p>
          </table:table-cell>
          <table:table-cell table:formula="of:=[.A2530]-[.B2530]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00800258" calcext:value-type="float">
            <text:p>1500800258</text:p>
          </table:table-cell>
          <table:table-cell office:value-type="float" office:value="1500800130" calcext:value-type="float">
            <text:p>1500800130</text:p>
          </table:table-cell>
          <table:table-cell table:formula="of:=[.A2531]-[.B2531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00800264" calcext:value-type="float">
            <text:p>1500800264</text:p>
          </table:table-cell>
          <table:table-cell office:value-type="float" office:value="1500800254" calcext:value-type="float">
            <text:p>1500800254</text:p>
          </table:table-cell>
          <table:table-cell table:formula="of:=[.A2532]-[.B25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0306" calcext:value-type="float">
            <text:p>1500800306</text:p>
          </table:table-cell>
          <table:table-cell office:value-type="float" office:value="1500800258" calcext:value-type="float">
            <text:p>1500800258</text:p>
          </table:table-cell>
          <table:table-cell table:formula="of:=[.A2533]-[.B2533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0307" calcext:value-type="float">
            <text:p>1500800307</text:p>
          </table:table-cell>
          <table:table-cell office:value-type="float" office:value="1500800264" calcext:value-type="float">
            <text:p>1500800264</text:p>
          </table:table-cell>
          <table:table-cell table:formula="of:=[.A2534]-[.B253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00316" calcext:value-type="float">
            <text:p>1500800316</text:p>
          </table:table-cell>
          <table:table-cell office:value-type="float" office:value="1500800306" calcext:value-type="float">
            <text:p>1500800306</text:p>
          </table:table-cell>
          <table:table-cell table:formula="of:=[.A2535]-[.B253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0351" calcext:value-type="float">
            <text:p>1500800351</text:p>
          </table:table-cell>
          <table:table-cell office:value-type="float" office:value="1500800307" calcext:value-type="float">
            <text:p>1500800307</text:p>
          </table:table-cell>
          <table:table-cell table:formula="of:=[.A2536]-[.B253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00360" calcext:value-type="float">
            <text:p>1500800360</text:p>
          </table:table-cell>
          <table:table-cell office:value-type="float" office:value="1500800316" calcext:value-type="float">
            <text:p>1500800316</text:p>
          </table:table-cell>
          <table:table-cell table:formula="of:=[.A2537]-[.B2537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00362" calcext:value-type="float">
            <text:p>1500800362</text:p>
          </table:table-cell>
          <table:table-cell office:value-type="float" office:value="1500800351" calcext:value-type="float">
            <text:p>1500800351</text:p>
          </table:table-cell>
          <table:table-cell table:formula="of:=[.A2538]-[.B253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0371" calcext:value-type="float">
            <text:p>1500800371</text:p>
          </table:table-cell>
          <table:table-cell office:value-type="float" office:value="1500800360" calcext:value-type="float">
            <text:p>1500800360</text:p>
          </table:table-cell>
          <table:table-cell table:formula="of:=[.A2539]-[.B253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0374" calcext:value-type="float">
            <text:p>1500800374</text:p>
          </table:table-cell>
          <table:table-cell office:value-type="float" office:value="1500800362" calcext:value-type="float">
            <text:p>1500800362</text:p>
          </table:table-cell>
          <table:table-cell table:formula="of:=[.A2540]-[.B254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0413" calcext:value-type="float">
            <text:p>1500800413</text:p>
          </table:table-cell>
          <table:table-cell office:value-type="float" office:value="1500800371" calcext:value-type="float">
            <text:p>1500800371</text:p>
          </table:table-cell>
          <table:table-cell table:formula="of:=[.A2541]-[.B2541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0416" calcext:value-type="float">
            <text:p>1500800416</text:p>
          </table:table-cell>
          <table:table-cell office:value-type="float" office:value="1500800374" calcext:value-type="float">
            <text:p>1500800374</text:p>
          </table:table-cell>
          <table:table-cell table:formula="of:=[.A2542]-[.B254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0419" calcext:value-type="float">
            <text:p>1500800419</text:p>
          </table:table-cell>
          <table:table-cell office:value-type="float" office:value="1500800413" calcext:value-type="float">
            <text:p>1500800413</text:p>
          </table:table-cell>
          <table:table-cell table:formula="of:=[.A2543]-[.B254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0458" calcext:value-type="float">
            <text:p>1500800458</text:p>
          </table:table-cell>
          <table:table-cell office:value-type="float" office:value="1500800416" calcext:value-type="float">
            <text:p>1500800416</text:p>
          </table:table-cell>
          <table:table-cell table:formula="of:=[.A2544]-[.B254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0474" calcext:value-type="float">
            <text:p>1500800474</text:p>
          </table:table-cell>
          <table:table-cell office:value-type="float" office:value="1500800419" calcext:value-type="float">
            <text:p>1500800419</text:p>
          </table:table-cell>
          <table:table-cell table:formula="of:=[.A2545]-[.B2545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00489" calcext:value-type="float">
            <text:p>1500800489</text:p>
          </table:table-cell>
          <table:table-cell office:value-type="float" office:value="1500800458" calcext:value-type="float">
            <text:p>1500800458</text:p>
          </table:table-cell>
          <table:table-cell table:formula="of:=[.A2546]-[.B254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0509" calcext:value-type="float">
            <text:p>1500800509</text:p>
          </table:table-cell>
          <table:table-cell office:value-type="float" office:value="1500800474" calcext:value-type="float">
            <text:p>1500800474</text:p>
          </table:table-cell>
          <table:table-cell table:formula="of:=[.A2547]-[.B254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0513" calcext:value-type="float">
            <text:p>1500800513</text:p>
          </table:table-cell>
          <table:table-cell office:value-type="float" office:value="1500800489" calcext:value-type="float">
            <text:p>1500800489</text:p>
          </table:table-cell>
          <table:table-cell table:formula="of:=[.A2548]-[.B254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0557" calcext:value-type="float">
            <text:p>1500800557</text:p>
          </table:table-cell>
          <table:table-cell office:value-type="float" office:value="1500800509" calcext:value-type="float">
            <text:p>1500800509</text:p>
          </table:table-cell>
          <table:table-cell table:formula="of:=[.A2549]-[.B254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0561" calcext:value-type="float">
            <text:p>1500800561</text:p>
          </table:table-cell>
          <table:table-cell office:value-type="float" office:value="1500800513" calcext:value-type="float">
            <text:p>1500800513</text:p>
          </table:table-cell>
          <table:table-cell table:formula="of:=[.A2550]-[.B255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0562" calcext:value-type="float">
            <text:p>1500800562</text:p>
          </table:table-cell>
          <table:table-cell office:value-type="float" office:value="1500800557" calcext:value-type="float">
            <text:p>1500800557</text:p>
          </table:table-cell>
          <table:table-cell table:formula="of:=[.A2551]-[.B255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0568" calcext:value-type="float">
            <text:p>1500800568</text:p>
          </table:table-cell>
          <table:table-cell office:value-type="float" office:value="1500800561" calcext:value-type="float">
            <text:p>1500800561</text:p>
          </table:table-cell>
          <table:table-cell table:formula="of:=[.A2552]-[.B255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0589" calcext:value-type="float">
            <text:p>1500800589</text:p>
          </table:table-cell>
          <table:table-cell office:value-type="float" office:value="1500800562" calcext:value-type="float">
            <text:p>1500800562</text:p>
          </table:table-cell>
          <table:table-cell table:formula="of:=[.A2553]-[.B255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0590" calcext:value-type="float">
            <text:p>1500800590</text:p>
          </table:table-cell>
          <table:table-cell office:value-type="float" office:value="1500800568" calcext:value-type="float">
            <text:p>1500800568</text:p>
          </table:table-cell>
          <table:table-cell table:formula="of:=[.A2554]-[.B255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0591" calcext:value-type="float">
            <text:p>1500800591</text:p>
          </table:table-cell>
          <table:table-cell office:value-type="float" office:value="1500800589" calcext:value-type="float">
            <text:p>1500800589</text:p>
          </table:table-cell>
          <table:table-cell table:formula="of:=[.A2555]-[.B25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0625" calcext:value-type="float">
            <text:p>1500800625</text:p>
          </table:table-cell>
          <table:table-cell office:value-type="float" office:value="1500800590" calcext:value-type="float">
            <text:p>1500800590</text:p>
          </table:table-cell>
          <table:table-cell table:formula="of:=[.A2556]-[.B255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0638" calcext:value-type="float">
            <text:p>1500800638</text:p>
          </table:table-cell>
          <table:table-cell office:value-type="float" office:value="1500800591" calcext:value-type="float">
            <text:p>1500800591</text:p>
          </table:table-cell>
          <table:table-cell table:formula="of:=[.A2557]-[.B2557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0646" calcext:value-type="float">
            <text:p>1500800646</text:p>
          </table:table-cell>
          <table:table-cell office:value-type="float" office:value="1500800625" calcext:value-type="float">
            <text:p>1500800625</text:p>
          </table:table-cell>
          <table:table-cell table:formula="of:=[.A2558]-[.B255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0653" calcext:value-type="float">
            <text:p>1500800653</text:p>
          </table:table-cell>
          <table:table-cell office:value-type="float" office:value="1500800638" calcext:value-type="float">
            <text:p>1500800638</text:p>
          </table:table-cell>
          <table:table-cell table:formula="of:=[.A2559]-[.B255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0677" calcext:value-type="float">
            <text:p>1500800677</text:p>
          </table:table-cell>
          <table:table-cell office:value-type="float" office:value="1500800646" calcext:value-type="float">
            <text:p>1500800646</text:p>
          </table:table-cell>
          <table:table-cell table:formula="of:=[.A2560]-[.B2560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0681" calcext:value-type="float">
            <text:p>1500800681</text:p>
          </table:table-cell>
          <table:table-cell office:value-type="float" office:value="1500800653" calcext:value-type="float">
            <text:p>1500800653</text:p>
          </table:table-cell>
          <table:table-cell table:formula="of:=[.A2561]-[.B256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0684" calcext:value-type="float">
            <text:p>1500800684</text:p>
          </table:table-cell>
          <table:table-cell office:value-type="float" office:value="1500800677" calcext:value-type="float">
            <text:p>1500800677</text:p>
          </table:table-cell>
          <table:table-cell table:formula="of:=[.A2562]-[.B256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0692" calcext:value-type="float">
            <text:p>1500800692</text:p>
          </table:table-cell>
          <table:table-cell office:value-type="float" office:value="1500800681" calcext:value-type="float">
            <text:p>1500800681</text:p>
          </table:table-cell>
          <table:table-cell table:formula="of:=[.A2563]-[.B256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0702" calcext:value-type="float">
            <text:p>1500800702</text:p>
          </table:table-cell>
          <table:table-cell office:value-type="float" office:value="1500800684" calcext:value-type="float">
            <text:p>1500800684</text:p>
          </table:table-cell>
          <table:table-cell table:formula="of:=[.A2564]-[.B256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0730" calcext:value-type="float">
            <text:p>1500800730</text:p>
          </table:table-cell>
          <table:table-cell office:value-type="float" office:value="1500800692" calcext:value-type="float">
            <text:p>1500800692</text:p>
          </table:table-cell>
          <table:table-cell table:formula="of:=[.A2565]-[.B256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0731" calcext:value-type="float">
            <text:p>1500800731</text:p>
          </table:table-cell>
          <table:table-cell office:value-type="float" office:value="1500800702" calcext:value-type="float">
            <text:p>1500800702</text:p>
          </table:table-cell>
          <table:table-cell table:formula="of:=[.A2566]-[.B256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0740" calcext:value-type="float">
            <text:p>1500800740</text:p>
          </table:table-cell>
          <table:table-cell office:value-type="float" office:value="1500800730" calcext:value-type="float">
            <text:p>1500800730</text:p>
          </table:table-cell>
          <table:table-cell table:formula="of:=[.A2567]-[.B256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0787" calcext:value-type="float">
            <text:p>1500800787</text:p>
          </table:table-cell>
          <table:table-cell office:value-type="float" office:value="1500800731" calcext:value-type="float">
            <text:p>1500800731</text:p>
          </table:table-cell>
          <table:table-cell table:formula="of:=[.A2568]-[.B256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0788" calcext:value-type="float">
            <text:p>1500800788</text:p>
          </table:table-cell>
          <table:table-cell office:value-type="float" office:value="1500800740" calcext:value-type="float">
            <text:p>1500800740</text:p>
          </table:table-cell>
          <table:table-cell table:formula="of:=[.A2569]-[.B256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0829" calcext:value-type="float">
            <text:p>1500800829</text:p>
          </table:table-cell>
          <table:table-cell office:value-type="float" office:value="1500800787" calcext:value-type="float">
            <text:p>1500800787</text:p>
          </table:table-cell>
          <table:table-cell table:formula="of:=[.A2570]-[.B2570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0873" calcext:value-type="float">
            <text:p>1500800873</text:p>
          </table:table-cell>
          <table:table-cell office:value-type="float" office:value="1500800788" calcext:value-type="float">
            <text:p>1500800788</text:p>
          </table:table-cell>
          <table:table-cell table:formula="of:=[.A2571]-[.B257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00800880" calcext:value-type="float">
            <text:p>1500800880</text:p>
          </table:table-cell>
          <table:table-cell office:value-type="float" office:value="1500800829" calcext:value-type="float">
            <text:p>1500800829</text:p>
          </table:table-cell>
          <table:table-cell table:formula="of:=[.A2572]-[.B2572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0902" calcext:value-type="float">
            <text:p>1500800902</text:p>
          </table:table-cell>
          <table:table-cell office:value-type="float" office:value="1500800873" calcext:value-type="float">
            <text:p>1500800873</text:p>
          </table:table-cell>
          <table:table-cell table:formula="of:=[.A2573]-[.B257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0903" calcext:value-type="float">
            <text:p>1500800903</text:p>
          </table:table-cell>
          <table:table-cell office:value-type="float" office:value="1500800880" calcext:value-type="float">
            <text:p>1500800880</text:p>
          </table:table-cell>
          <table:table-cell table:formula="of:=[.A2574]-[.B257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0904" calcext:value-type="float">
            <text:p>1500800904</text:p>
          </table:table-cell>
          <table:table-cell office:value-type="float" office:value="1500800902" calcext:value-type="float">
            <text:p>1500800902</text:p>
          </table:table-cell>
          <table:table-cell table:formula="of:=[.A2575]-[.B25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0905" calcext:value-type="float">
            <text:p>1500800905</text:p>
          </table:table-cell>
          <table:table-cell office:value-type="float" office:value="1500800903" calcext:value-type="float">
            <text:p>1500800903</text:p>
          </table:table-cell>
          <table:table-cell table:formula="of:=[.A2576]-[.B257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0912" calcext:value-type="float">
            <text:p>1500800912</text:p>
          </table:table-cell>
          <table:table-cell office:value-type="float" office:value="1500800904" calcext:value-type="float">
            <text:p>1500800904</text:p>
          </table:table-cell>
          <table:table-cell table:formula="of:=[.A2577]-[.B257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0941" calcext:value-type="float">
            <text:p>1500800941</text:p>
          </table:table-cell>
          <table:table-cell office:value-type="float" office:value="1500800905" calcext:value-type="float">
            <text:p>1500800905</text:p>
          </table:table-cell>
          <table:table-cell table:formula="of:=[.A2578]-[.B257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0943" calcext:value-type="float">
            <text:p>1500800943</text:p>
          </table:table-cell>
          <table:table-cell office:value-type="float" office:value="1500800912" calcext:value-type="float">
            <text:p>1500800912</text:p>
          </table:table-cell>
          <table:table-cell table:formula="of:=[.A2579]-[.B257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0975" calcext:value-type="float">
            <text:p>1500800975</text:p>
          </table:table-cell>
          <table:table-cell office:value-type="float" office:value="1500800941" calcext:value-type="float">
            <text:p>1500800941</text:p>
          </table:table-cell>
          <table:table-cell table:formula="of:=[.A2580]-[.B258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0984" calcext:value-type="float">
            <text:p>1500800984</text:p>
          </table:table-cell>
          <table:table-cell office:value-type="float" office:value="1500800943" calcext:value-type="float">
            <text:p>1500800943</text:p>
          </table:table-cell>
          <table:table-cell table:formula="of:=[.A2581]-[.B2581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0988" calcext:value-type="float">
            <text:p>1500800988</text:p>
          </table:table-cell>
          <table:table-cell office:value-type="float" office:value="1500800975" calcext:value-type="float">
            <text:p>1500800975</text:p>
          </table:table-cell>
          <table:table-cell table:formula="of:=[.A2582]-[.B258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003" calcext:value-type="float">
            <text:p>1500801003</text:p>
          </table:table-cell>
          <table:table-cell office:value-type="float" office:value="1500800984" calcext:value-type="float">
            <text:p>1500800984</text:p>
          </table:table-cell>
          <table:table-cell table:formula="of:=[.A2583]-[.B258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1020" calcext:value-type="float">
            <text:p>1500801020</text:p>
          </table:table-cell>
          <table:table-cell office:value-type="float" office:value="1500800988" calcext:value-type="float">
            <text:p>1500800988</text:p>
          </table:table-cell>
          <table:table-cell table:formula="of:=[.A2584]-[.B258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1031" calcext:value-type="float">
            <text:p>1500801031</text:p>
          </table:table-cell>
          <table:table-cell office:value-type="float" office:value="1500801003" calcext:value-type="float">
            <text:p>1500801003</text:p>
          </table:table-cell>
          <table:table-cell table:formula="of:=[.A2585]-[.B258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1033" calcext:value-type="float">
            <text:p>1500801033</text:p>
          </table:table-cell>
          <table:table-cell office:value-type="float" office:value="1500801020" calcext:value-type="float">
            <text:p>1500801020</text:p>
          </table:table-cell>
          <table:table-cell table:formula="of:=[.A2586]-[.B258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067" calcext:value-type="float">
            <text:p>1500801067</text:p>
          </table:table-cell>
          <table:table-cell office:value-type="float" office:value="1500801031" calcext:value-type="float">
            <text:p>1500801031</text:p>
          </table:table-cell>
          <table:table-cell table:formula="of:=[.A2587]-[.B258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1087" calcext:value-type="float">
            <text:p>1500801087</text:p>
          </table:table-cell>
          <table:table-cell office:value-type="float" office:value="1500801033" calcext:value-type="float">
            <text:p>1500801033</text:p>
          </table:table-cell>
          <table:table-cell table:formula="of:=[.A2588]-[.B258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801135" calcext:value-type="float">
            <text:p>1500801135</text:p>
          </table:table-cell>
          <table:table-cell office:value-type="float" office:value="1500801067" calcext:value-type="float">
            <text:p>1500801067</text:p>
          </table:table-cell>
          <table:table-cell table:formula="of:=[.A2589]-[.B2589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801140" calcext:value-type="float">
            <text:p>1500801140</text:p>
          </table:table-cell>
          <table:table-cell office:value-type="float" office:value="1500801087" calcext:value-type="float">
            <text:p>1500801087</text:p>
          </table:table-cell>
          <table:table-cell table:formula="of:=[.A2590]-[.B2590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1142" calcext:value-type="float">
            <text:p>1500801142</text:p>
          </table:table-cell>
          <table:table-cell office:value-type="float" office:value="1500801135" calcext:value-type="float">
            <text:p>1500801135</text:p>
          </table:table-cell>
          <table:table-cell table:formula="of:=[.A2591]-[.B259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1169" calcext:value-type="float">
            <text:p>1500801169</text:p>
          </table:table-cell>
          <table:table-cell office:value-type="float" office:value="1500801140" calcext:value-type="float">
            <text:p>1500801140</text:p>
          </table:table-cell>
          <table:table-cell table:formula="of:=[.A2592]-[.B259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1178" calcext:value-type="float">
            <text:p>1500801178</text:p>
          </table:table-cell>
          <table:table-cell office:value-type="float" office:value="1500801142" calcext:value-type="float">
            <text:p>1500801142</text:p>
          </table:table-cell>
          <table:table-cell table:formula="of:=[.A2593]-[.B259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1182" calcext:value-type="float">
            <text:p>1500801182</text:p>
          </table:table-cell>
          <table:table-cell office:value-type="float" office:value="1500801169" calcext:value-type="float">
            <text:p>1500801169</text:p>
          </table:table-cell>
          <table:table-cell table:formula="of:=[.A2594]-[.B259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228" calcext:value-type="float">
            <text:p>1500801228</text:p>
          </table:table-cell>
          <table:table-cell office:value-type="float" office:value="1500801178" calcext:value-type="float">
            <text:p>1500801178</text:p>
          </table:table-cell>
          <table:table-cell table:formula="of:=[.A2595]-[.B259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801248" calcext:value-type="float">
            <text:p>1500801248</text:p>
          </table:table-cell>
          <table:table-cell office:value-type="float" office:value="1500801182" calcext:value-type="float">
            <text:p>1500801182</text:p>
          </table:table-cell>
          <table:table-cell table:formula="of:=[.A2596]-[.B2596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801275" calcext:value-type="float">
            <text:p>1500801275</text:p>
          </table:table-cell>
          <table:table-cell office:value-type="float" office:value="1500801228" calcext:value-type="float">
            <text:p>1500801228</text:p>
          </table:table-cell>
          <table:table-cell table:formula="of:=[.A2597]-[.B2597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1281" calcext:value-type="float">
            <text:p>1500801281</text:p>
          </table:table-cell>
          <table:table-cell office:value-type="float" office:value="1500801248" calcext:value-type="float">
            <text:p>1500801248</text:p>
          </table:table-cell>
          <table:table-cell table:formula="of:=[.A2598]-[.B259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1328" calcext:value-type="float">
            <text:p>1500801328</text:p>
          </table:table-cell>
          <table:table-cell office:value-type="float" office:value="1500801275" calcext:value-type="float">
            <text:p>1500801275</text:p>
          </table:table-cell>
          <table:table-cell table:formula="of:=[.A2599]-[.B259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1348" calcext:value-type="float">
            <text:p>1500801348</text:p>
          </table:table-cell>
          <table:table-cell office:value-type="float" office:value="1500801281" calcext:value-type="float">
            <text:p>1500801281</text:p>
          </table:table-cell>
          <table:table-cell table:formula="of:=[.A2600]-[.B2600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0801373" calcext:value-type="float">
            <text:p>1500801373</text:p>
          </table:table-cell>
          <table:table-cell office:value-type="float" office:value="1500801328" calcext:value-type="float">
            <text:p>1500801328</text:p>
          </table:table-cell>
          <table:table-cell table:formula="of:=[.A2601]-[.B260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1384" calcext:value-type="float">
            <text:p>1500801384</text:p>
          </table:table-cell>
          <table:table-cell office:value-type="float" office:value="1500801348" calcext:value-type="float">
            <text:p>1500801348</text:p>
          </table:table-cell>
          <table:table-cell table:formula="of:=[.A2602]-[.B2602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1401" calcext:value-type="float">
            <text:p>1500801401</text:p>
          </table:table-cell>
          <table:table-cell office:value-type="float" office:value="1500801373" calcext:value-type="float">
            <text:p>1500801373</text:p>
          </table:table-cell>
          <table:table-cell table:formula="of:=[.A2603]-[.B260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1404" calcext:value-type="float">
            <text:p>1500801404</text:p>
          </table:table-cell>
          <table:table-cell office:value-type="float" office:value="1500801384" calcext:value-type="float">
            <text:p>1500801384</text:p>
          </table:table-cell>
          <table:table-cell table:formula="of:=[.A2604]-[.B260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1482" calcext:value-type="float">
            <text:p>1500801482</text:p>
          </table:table-cell>
          <table:table-cell office:value-type="float" office:value="1500801401" calcext:value-type="float">
            <text:p>1500801401</text:p>
          </table:table-cell>
          <table:table-cell table:formula="of:=[.A2605]-[.B2605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0801507" calcext:value-type="float">
            <text:p>1500801507</text:p>
          </table:table-cell>
          <table:table-cell office:value-type="float" office:value="1500801404" calcext:value-type="float">
            <text:p>1500801404</text:p>
          </table:table-cell>
          <table:table-cell table:formula="of:=[.A2606]-[.B260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00801520" calcext:value-type="float">
            <text:p>1500801520</text:p>
          </table:table-cell>
          <table:table-cell office:value-type="float" office:value="1500801482" calcext:value-type="float">
            <text:p>1500801482</text:p>
          </table:table-cell>
          <table:table-cell table:formula="of:=[.A2607]-[.B260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1539" calcext:value-type="float">
            <text:p>1500801539</text:p>
          </table:table-cell>
          <table:table-cell office:value-type="float" office:value="1500801507" calcext:value-type="float">
            <text:p>1500801507</text:p>
          </table:table-cell>
          <table:table-cell table:formula="of:=[.A2608]-[.B260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1541" calcext:value-type="float">
            <text:p>1500801541</text:p>
          </table:table-cell>
          <table:table-cell office:value-type="float" office:value="1500801520" calcext:value-type="float">
            <text:p>1500801520</text:p>
          </table:table-cell>
          <table:table-cell table:formula="of:=[.A2609]-[.B260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1577" calcext:value-type="float">
            <text:p>1500801577</text:p>
          </table:table-cell>
          <table:table-cell office:value-type="float" office:value="1500801539" calcext:value-type="float">
            <text:p>1500801539</text:p>
          </table:table-cell>
          <table:table-cell table:formula="of:=[.A2610]-[.B261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1599" calcext:value-type="float">
            <text:p>1500801599</text:p>
          </table:table-cell>
          <table:table-cell office:value-type="float" office:value="1500801541" calcext:value-type="float">
            <text:p>1500801541</text:p>
          </table:table-cell>
          <table:table-cell table:formula="of:=[.A2611]-[.B2611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01626" calcext:value-type="float">
            <text:p>1500801626</text:p>
          </table:table-cell>
          <table:table-cell office:value-type="float" office:value="1500801577" calcext:value-type="float">
            <text:p>1500801577</text:p>
          </table:table-cell>
          <table:table-cell table:formula="of:=[.A2612]-[.B261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1639" calcext:value-type="float">
            <text:p>1500801639</text:p>
          </table:table-cell>
          <table:table-cell office:value-type="float" office:value="1500801599" calcext:value-type="float">
            <text:p>1500801599</text:p>
          </table:table-cell>
          <table:table-cell table:formula="of:=[.A2613]-[.B261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1649" calcext:value-type="float">
            <text:p>1500801649</text:p>
          </table:table-cell>
          <table:table-cell office:value-type="float" office:value="1500801626" calcext:value-type="float">
            <text:p>1500801626</text:p>
          </table:table-cell>
          <table:table-cell table:formula="of:=[.A2614]-[.B261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1652" calcext:value-type="float">
            <text:p>1500801652</text:p>
          </table:table-cell>
          <table:table-cell office:value-type="float" office:value="1500801639" calcext:value-type="float">
            <text:p>1500801639</text:p>
          </table:table-cell>
          <table:table-cell table:formula="of:=[.A2615]-[.B261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663" calcext:value-type="float">
            <text:p>1500801663</text:p>
          </table:table-cell>
          <table:table-cell office:value-type="float" office:value="1500801649" calcext:value-type="float">
            <text:p>1500801649</text:p>
          </table:table-cell>
          <table:table-cell table:formula="of:=[.A2616]-[.B26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1671" calcext:value-type="float">
            <text:p>1500801671</text:p>
          </table:table-cell>
          <table:table-cell office:value-type="float" office:value="1500801652" calcext:value-type="float">
            <text:p>1500801652</text:p>
          </table:table-cell>
          <table:table-cell table:formula="of:=[.A2617]-[.B261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1672" calcext:value-type="float">
            <text:p>1500801672</text:p>
          </table:table-cell>
          <table:table-cell office:value-type="float" office:value="1500801663" calcext:value-type="float">
            <text:p>1500801663</text:p>
          </table:table-cell>
          <table:table-cell table:formula="of:=[.A2618]-[.B261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1692" calcext:value-type="float">
            <text:p>1500801692</text:p>
          </table:table-cell>
          <table:table-cell office:value-type="float" office:value="1500801671" calcext:value-type="float">
            <text:p>1500801671</text:p>
          </table:table-cell>
          <table:table-cell table:formula="of:=[.A2619]-[.B261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1699" calcext:value-type="float">
            <text:p>1500801699</text:p>
          </table:table-cell>
          <table:table-cell office:value-type="float" office:value="1500801672" calcext:value-type="float">
            <text:p>1500801672</text:p>
          </table:table-cell>
          <table:table-cell table:formula="of:=[.A2620]-[.B262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1702" calcext:value-type="float">
            <text:p>1500801702</text:p>
          </table:table-cell>
          <table:table-cell office:value-type="float" office:value="1500801692" calcext:value-type="float">
            <text:p>1500801692</text:p>
          </table:table-cell>
          <table:table-cell table:formula="of:=[.A2621]-[.B26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1722" calcext:value-type="float">
            <text:p>1500801722</text:p>
          </table:table-cell>
          <table:table-cell office:value-type="float" office:value="1500801699" calcext:value-type="float">
            <text:p>1500801699</text:p>
          </table:table-cell>
          <table:table-cell table:formula="of:=[.A2622]-[.B262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1735" calcext:value-type="float">
            <text:p>1500801735</text:p>
          </table:table-cell>
          <table:table-cell office:value-type="float" office:value="1500801702" calcext:value-type="float">
            <text:p>1500801702</text:p>
          </table:table-cell>
          <table:table-cell table:formula="of:=[.A2623]-[.B2623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1736" calcext:value-type="float">
            <text:p>1500801736</text:p>
          </table:table-cell>
          <table:table-cell office:value-type="float" office:value="1500801722" calcext:value-type="float">
            <text:p>1500801722</text:p>
          </table:table-cell>
          <table:table-cell table:formula="of:=[.A2624]-[.B26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1746" calcext:value-type="float">
            <text:p>1500801746</text:p>
          </table:table-cell>
          <table:table-cell office:value-type="float" office:value="1500801735" calcext:value-type="float">
            <text:p>1500801735</text:p>
          </table:table-cell>
          <table:table-cell table:formula="of:=[.A2625]-[.B262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1769" calcext:value-type="float">
            <text:p>1500801769</text:p>
          </table:table-cell>
          <table:table-cell office:value-type="float" office:value="1500801736" calcext:value-type="float">
            <text:p>1500801736</text:p>
          </table:table-cell>
          <table:table-cell table:formula="of:=[.A2626]-[.B262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1782" calcext:value-type="float">
            <text:p>1500801782</text:p>
          </table:table-cell>
          <table:table-cell office:value-type="float" office:value="1500801746" calcext:value-type="float">
            <text:p>1500801746</text:p>
          </table:table-cell>
          <table:table-cell table:formula="of:=[.A2627]-[.B262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1791" calcext:value-type="float">
            <text:p>1500801791</text:p>
          </table:table-cell>
          <table:table-cell office:value-type="float" office:value="1500801769" calcext:value-type="float">
            <text:p>1500801769</text:p>
          </table:table-cell>
          <table:table-cell table:formula="of:=[.A2628]-[.B262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1815" calcext:value-type="float">
            <text:p>1500801815</text:p>
          </table:table-cell>
          <table:table-cell office:value-type="float" office:value="1500801782" calcext:value-type="float">
            <text:p>1500801782</text:p>
          </table:table-cell>
          <table:table-cell table:formula="of:=[.A2629]-[.B262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1823" calcext:value-type="float">
            <text:p>1500801823</text:p>
          </table:table-cell>
          <table:table-cell office:value-type="float" office:value="1500801791" calcext:value-type="float">
            <text:p>1500801791</text:p>
          </table:table-cell>
          <table:table-cell table:formula="of:=[.A2630]-[.B263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1871" calcext:value-type="float">
            <text:p>1500801871</text:p>
          </table:table-cell>
          <table:table-cell office:value-type="float" office:value="1500801815" calcext:value-type="float">
            <text:p>1500801815</text:p>
          </table:table-cell>
          <table:table-cell table:formula="of:=[.A2631]-[.B263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1872" calcext:value-type="float">
            <text:p>1500801872</text:p>
          </table:table-cell>
          <table:table-cell office:value-type="float" office:value="1500801823" calcext:value-type="float">
            <text:p>1500801823</text:p>
          </table:table-cell>
          <table:table-cell table:formula="of:=[.A2632]-[.B263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1910" calcext:value-type="float">
            <text:p>1500801910</text:p>
          </table:table-cell>
          <table:table-cell office:value-type="float" office:value="1500801871" calcext:value-type="float">
            <text:p>1500801871</text:p>
          </table:table-cell>
          <table:table-cell table:formula="of:=[.A2633]-[.B263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1918" calcext:value-type="float">
            <text:p>1500801918</text:p>
          </table:table-cell>
          <table:table-cell office:value-type="float" office:value="1500801872" calcext:value-type="float">
            <text:p>1500801872</text:p>
          </table:table-cell>
          <table:table-cell table:formula="of:=[.A2634]-[.B263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1955" calcext:value-type="float">
            <text:p>1500801955</text:p>
          </table:table-cell>
          <table:table-cell office:value-type="float" office:value="1500801910" calcext:value-type="float">
            <text:p>1500801910</text:p>
          </table:table-cell>
          <table:table-cell table:formula="of:=[.A2635]-[.B2635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1957" calcext:value-type="float">
            <text:p>1500801957</text:p>
          </table:table-cell>
          <table:table-cell office:value-type="float" office:value="1500801918" calcext:value-type="float">
            <text:p>1500801918</text:p>
          </table:table-cell>
          <table:table-cell table:formula="of:=[.A2636]-[.B263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1957" calcext:value-type="float">
            <text:p>1500801957</text:p>
          </table:table-cell>
          <table:table-cell office:value-type="float" office:value="1500801955" calcext:value-type="float">
            <text:p>1500801955</text:p>
          </table:table-cell>
          <table:table-cell table:formula="of:=[.A2637]-[.B26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1964" calcext:value-type="float">
            <text:p>1500801964</text:p>
          </table:table-cell>
          <table:table-cell office:value-type="float" office:value="1500801957" calcext:value-type="float">
            <text:p>1500801957</text:p>
          </table:table-cell>
          <table:table-cell table:formula="of:=[.A2638]-[.B263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1970" calcext:value-type="float">
            <text:p>1500801970</text:p>
          </table:table-cell>
          <table:table-cell office:value-type="float" office:value="1500801964" calcext:value-type="float">
            <text:p>1500801964</text:p>
          </table:table-cell>
          <table:table-cell table:formula="of:=[.A2639]-[.B263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1991" calcext:value-type="float">
            <text:p>1500801991</text:p>
          </table:table-cell>
          <table:table-cell office:value-type="float" office:value="1500801970" calcext:value-type="float">
            <text:p>1500801970</text:p>
          </table:table-cell>
          <table:table-cell table:formula="of:=[.A2640]-[.B264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1992" calcext:value-type="float">
            <text:p>1500801992</text:p>
          </table:table-cell>
          <table:table-cell office:value-type="float" office:value="1500801991" calcext:value-type="float">
            <text:p>1500801991</text:p>
          </table:table-cell>
          <table:table-cell table:formula="of:=[.A2641]-[.B26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026" calcext:value-type="float">
            <text:p>1500802026</text:p>
          </table:table-cell>
          <table:table-cell office:value-type="float" office:value="1500801992" calcext:value-type="float">
            <text:p>1500801992</text:p>
          </table:table-cell>
          <table:table-cell table:formula="of:=[.A2642]-[.B264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2043" calcext:value-type="float">
            <text:p>1500802043</text:p>
          </table:table-cell>
          <table:table-cell office:value-type="float" office:value="1500802026" calcext:value-type="float">
            <text:p>1500802026</text:p>
          </table:table-cell>
          <table:table-cell table:formula="of:=[.A2643]-[.B264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2070" calcext:value-type="float">
            <text:p>1500802070</text:p>
          </table:table-cell>
          <table:table-cell office:value-type="float" office:value="1500802043" calcext:value-type="float">
            <text:p>1500802043</text:p>
          </table:table-cell>
          <table:table-cell table:formula="of:=[.A2644]-[.B264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2073" calcext:value-type="float">
            <text:p>1500802073</text:p>
          </table:table-cell>
          <table:table-cell office:value-type="float" office:value="1500802070" calcext:value-type="float">
            <text:p>1500802070</text:p>
          </table:table-cell>
          <table:table-cell table:formula="of:=[.A2645]-[.B26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086" calcext:value-type="float">
            <text:p>1500802086</text:p>
          </table:table-cell>
          <table:table-cell office:value-type="float" office:value="1500802073" calcext:value-type="float">
            <text:p>1500802073</text:p>
          </table:table-cell>
          <table:table-cell table:formula="of:=[.A2646]-[.B264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2087" calcext:value-type="float">
            <text:p>1500802087</text:p>
          </table:table-cell>
          <table:table-cell office:value-type="float" office:value="1500802086" calcext:value-type="float">
            <text:p>1500802086</text:p>
          </table:table-cell>
          <table:table-cell table:formula="of:=[.A2647]-[.B26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111" calcext:value-type="float">
            <text:p>1500802111</text:p>
          </table:table-cell>
          <table:table-cell office:value-type="float" office:value="1500802087" calcext:value-type="float">
            <text:p>1500802087</text:p>
          </table:table-cell>
          <table:table-cell table:formula="of:=[.A2648]-[.B264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2129" calcext:value-type="float">
            <text:p>1500802129</text:p>
          </table:table-cell>
          <table:table-cell office:value-type="float" office:value="1500802111" calcext:value-type="float">
            <text:p>1500802111</text:p>
          </table:table-cell>
          <table:table-cell table:formula="of:=[.A2649]-[.B264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2194" calcext:value-type="float">
            <text:p>1500802194</text:p>
          </table:table-cell>
          <table:table-cell office:value-type="float" office:value="1500802129" calcext:value-type="float">
            <text:p>1500802129</text:p>
          </table:table-cell>
          <table:table-cell table:formula="of:=[.A2650]-[.B2650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802245" calcext:value-type="float">
            <text:p>1500802245</text:p>
          </table:table-cell>
          <table:table-cell office:value-type="float" office:value="1500802194" calcext:value-type="float">
            <text:p>1500802194</text:p>
          </table:table-cell>
          <table:table-cell table:formula="of:=[.A2651]-[.B2651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2255" calcext:value-type="float">
            <text:p>1500802255</text:p>
          </table:table-cell>
          <table:table-cell office:value-type="float" office:value="1500802245" calcext:value-type="float">
            <text:p>1500802245</text:p>
          </table:table-cell>
          <table:table-cell table:formula="of:=[.A2652]-[.B265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2272" calcext:value-type="float">
            <text:p>1500802272</text:p>
          </table:table-cell>
          <table:table-cell office:value-type="float" office:value="1500802255" calcext:value-type="float">
            <text:p>1500802255</text:p>
          </table:table-cell>
          <table:table-cell table:formula="of:=[.A2653]-[.B265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2289" calcext:value-type="float">
            <text:p>1500802289</text:p>
          </table:table-cell>
          <table:table-cell office:value-type="float" office:value="1500802272" calcext:value-type="float">
            <text:p>1500802272</text:p>
          </table:table-cell>
          <table:table-cell table:formula="of:=[.A2654]-[.B265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2310" calcext:value-type="float">
            <text:p>1500802310</text:p>
          </table:table-cell>
          <table:table-cell office:value-type="float" office:value="1500802289" calcext:value-type="float">
            <text:p>1500802289</text:p>
          </table:table-cell>
          <table:table-cell table:formula="of:=[.A2655]-[.B265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2320" calcext:value-type="float">
            <text:p>1500802320</text:p>
          </table:table-cell>
          <table:table-cell office:value-type="float" office:value="1500802310" calcext:value-type="float">
            <text:p>1500802310</text:p>
          </table:table-cell>
          <table:table-cell table:formula="of:=[.A2656]-[.B26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2331" calcext:value-type="float">
            <text:p>1500802331</text:p>
          </table:table-cell>
          <table:table-cell office:value-type="float" office:value="1500802320" calcext:value-type="float">
            <text:p>1500802320</text:p>
          </table:table-cell>
          <table:table-cell table:formula="of:=[.A2657]-[.B265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2363" calcext:value-type="float">
            <text:p>1500802363</text:p>
          </table:table-cell>
          <table:table-cell office:value-type="float" office:value="1500802331" calcext:value-type="float">
            <text:p>1500802331</text:p>
          </table:table-cell>
          <table:table-cell table:formula="of:=[.A2658]-[.B265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2364" calcext:value-type="float">
            <text:p>1500802364</text:p>
          </table:table-cell>
          <table:table-cell office:value-type="float" office:value="1500802363" calcext:value-type="float">
            <text:p>1500802363</text:p>
          </table:table-cell>
          <table:table-cell table:formula="of:=[.A2659]-[.B26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377" calcext:value-type="float">
            <text:p>1500802377</text:p>
          </table:table-cell>
          <table:table-cell office:value-type="float" office:value="1500802364" calcext:value-type="float">
            <text:p>1500802364</text:p>
          </table:table-cell>
          <table:table-cell table:formula="of:=[.A2660]-[.B26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2382" calcext:value-type="float">
            <text:p>1500802382</text:p>
          </table:table-cell>
          <table:table-cell office:value-type="float" office:value="1500802377" calcext:value-type="float">
            <text:p>1500802377</text:p>
          </table:table-cell>
          <table:table-cell table:formula="of:=[.A2661]-[.B266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2430" calcext:value-type="float">
            <text:p>1500802430</text:p>
          </table:table-cell>
          <table:table-cell office:value-type="float" office:value="1500802382" calcext:value-type="float">
            <text:p>1500802382</text:p>
          </table:table-cell>
          <table:table-cell table:formula="of:=[.A2662]-[.B2662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2431" calcext:value-type="float">
            <text:p>1500802431</text:p>
          </table:table-cell>
          <table:table-cell office:value-type="float" office:value="1500802430" calcext:value-type="float">
            <text:p>1500802430</text:p>
          </table:table-cell>
          <table:table-cell table:formula="of:=[.A2663]-[.B26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440" calcext:value-type="float">
            <text:p>1500802440</text:p>
          </table:table-cell>
          <table:table-cell office:value-type="float" office:value="1500802431" calcext:value-type="float">
            <text:p>1500802431</text:p>
          </table:table-cell>
          <table:table-cell table:formula="of:=[.A2664]-[.B266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449" calcext:value-type="float">
            <text:p>1500802449</text:p>
          </table:table-cell>
          <table:table-cell office:value-type="float" office:value="1500802440" calcext:value-type="float">
            <text:p>1500802440</text:p>
          </table:table-cell>
          <table:table-cell table:formula="of:=[.A2665]-[.B266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453" calcext:value-type="float">
            <text:p>1500802453</text:p>
          </table:table-cell>
          <table:table-cell office:value-type="float" office:value="1500802449" calcext:value-type="float">
            <text:p>1500802449</text:p>
          </table:table-cell>
          <table:table-cell table:formula="of:=[.A2666]-[.B26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456" calcext:value-type="float">
            <text:p>1500802456</text:p>
          </table:table-cell>
          <table:table-cell office:value-type="float" office:value="1500802453" calcext:value-type="float">
            <text:p>1500802453</text:p>
          </table:table-cell>
          <table:table-cell table:formula="of:=[.A2667]-[.B266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459" calcext:value-type="float">
            <text:p>1500802459</text:p>
          </table:table-cell>
          <table:table-cell office:value-type="float" office:value="1500802456" calcext:value-type="float">
            <text:p>1500802456</text:p>
          </table:table-cell>
          <table:table-cell table:formula="of:=[.A2668]-[.B26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476" calcext:value-type="float">
            <text:p>1500802476</text:p>
          </table:table-cell>
          <table:table-cell office:value-type="float" office:value="1500802459" calcext:value-type="float">
            <text:p>1500802459</text:p>
          </table:table-cell>
          <table:table-cell table:formula="of:=[.A2669]-[.B266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2477" calcext:value-type="float">
            <text:p>1500802477</text:p>
          </table:table-cell>
          <table:table-cell office:value-type="float" office:value="1500802476" calcext:value-type="float">
            <text:p>1500802476</text:p>
          </table:table-cell>
          <table:table-cell table:formula="of:=[.A2670]-[.B26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479" calcext:value-type="float">
            <text:p>1500802479</text:p>
          </table:table-cell>
          <table:table-cell office:value-type="float" office:value="1500802477" calcext:value-type="float">
            <text:p>1500802477</text:p>
          </table:table-cell>
          <table:table-cell table:formula="of:=[.A2671]-[.B26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502" calcext:value-type="float">
            <text:p>1500802502</text:p>
          </table:table-cell>
          <table:table-cell office:value-type="float" office:value="1500802479" calcext:value-type="float">
            <text:p>1500802479</text:p>
          </table:table-cell>
          <table:table-cell table:formula="of:=[.A2672]-[.B267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2503" calcext:value-type="float">
            <text:p>1500802503</text:p>
          </table:table-cell>
          <table:table-cell office:value-type="float" office:value="1500802502" calcext:value-type="float">
            <text:p>1500802502</text:p>
          </table:table-cell>
          <table:table-cell table:formula="of:=[.A2673]-[.B26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522" calcext:value-type="float">
            <text:p>1500802522</text:p>
          </table:table-cell>
          <table:table-cell office:value-type="float" office:value="1500802503" calcext:value-type="float">
            <text:p>1500802503</text:p>
          </table:table-cell>
          <table:table-cell table:formula="of:=[.A2674]-[.B267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2526" calcext:value-type="float">
            <text:p>1500802526</text:p>
          </table:table-cell>
          <table:table-cell office:value-type="float" office:value="1500802522" calcext:value-type="float">
            <text:p>1500802522</text:p>
          </table:table-cell>
          <table:table-cell table:formula="of:=[.A2675]-[.B267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527" calcext:value-type="float">
            <text:p>1500802527</text:p>
          </table:table-cell>
          <table:table-cell office:value-type="float" office:value="1500802526" calcext:value-type="float">
            <text:p>1500802526</text:p>
          </table:table-cell>
          <table:table-cell table:formula="of:=[.A2676]-[.B26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552" calcext:value-type="float">
            <text:p>1500802552</text:p>
          </table:table-cell>
          <table:table-cell office:value-type="float" office:value="1500802527" calcext:value-type="float">
            <text:p>1500802527</text:p>
          </table:table-cell>
          <table:table-cell table:formula="of:=[.A2677]-[.B267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2563" calcext:value-type="float">
            <text:p>1500802563</text:p>
          </table:table-cell>
          <table:table-cell office:value-type="float" office:value="1500802552" calcext:value-type="float">
            <text:p>1500802552</text:p>
          </table:table-cell>
          <table:table-cell table:formula="of:=[.A2678]-[.B267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2572" calcext:value-type="float">
            <text:p>1500802572</text:p>
          </table:table-cell>
          <table:table-cell office:value-type="float" office:value="1500802563" calcext:value-type="float">
            <text:p>1500802563</text:p>
          </table:table-cell>
          <table:table-cell table:formula="of:=[.A2679]-[.B267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595" calcext:value-type="float">
            <text:p>1500802595</text:p>
          </table:table-cell>
          <table:table-cell office:value-type="float" office:value="1500802572" calcext:value-type="float">
            <text:p>1500802572</text:p>
          </table:table-cell>
          <table:table-cell table:formula="of:=[.A2680]-[.B268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2602" calcext:value-type="float">
            <text:p>1500802602</text:p>
          </table:table-cell>
          <table:table-cell office:value-type="float" office:value="1500802595" calcext:value-type="float">
            <text:p>1500802595</text:p>
          </table:table-cell>
          <table:table-cell table:formula="of:=[.A2681]-[.B268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2605" calcext:value-type="float">
            <text:p>1500802605</text:p>
          </table:table-cell>
          <table:table-cell office:value-type="float" office:value="1500802602" calcext:value-type="float">
            <text:p>1500802602</text:p>
          </table:table-cell>
          <table:table-cell table:formula="of:=[.A2682]-[.B26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607" calcext:value-type="float">
            <text:p>1500802607</text:p>
          </table:table-cell>
          <table:table-cell office:value-type="float" office:value="1500802605" calcext:value-type="float">
            <text:p>1500802605</text:p>
          </table:table-cell>
          <table:table-cell table:formula="of:=[.A2683]-[.B26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666" calcext:value-type="float">
            <text:p>1500802666</text:p>
          </table:table-cell>
          <table:table-cell office:value-type="float" office:value="1500802607" calcext:value-type="float">
            <text:p>1500802607</text:p>
          </table:table-cell>
          <table:table-cell table:formula="of:=[.A2684]-[.B268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802670" calcext:value-type="float">
            <text:p>1500802670</text:p>
          </table:table-cell>
          <table:table-cell office:value-type="float" office:value="1500802666" calcext:value-type="float">
            <text:p>1500802666</text:p>
          </table:table-cell>
          <table:table-cell table:formula="of:=[.A2685]-[.B26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690" calcext:value-type="float">
            <text:p>1500802690</text:p>
          </table:table-cell>
          <table:table-cell office:value-type="float" office:value="1500802670" calcext:value-type="float">
            <text:p>1500802670</text:p>
          </table:table-cell>
          <table:table-cell table:formula="of:=[.A2686]-[.B268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2696" calcext:value-type="float">
            <text:p>1500802696</text:p>
          </table:table-cell>
          <table:table-cell office:value-type="float" office:value="1500802690" calcext:value-type="float">
            <text:p>1500802690</text:p>
          </table:table-cell>
          <table:table-cell table:formula="of:=[.A2687]-[.B268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2707" calcext:value-type="float">
            <text:p>1500802707</text:p>
          </table:table-cell>
          <table:table-cell office:value-type="float" office:value="1500802696" calcext:value-type="float">
            <text:p>1500802696</text:p>
          </table:table-cell>
          <table:table-cell table:formula="of:=[.A2688]-[.B26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2716" calcext:value-type="float">
            <text:p>1500802716</text:p>
          </table:table-cell>
          <table:table-cell office:value-type="float" office:value="1500802707" calcext:value-type="float">
            <text:p>1500802707</text:p>
          </table:table-cell>
          <table:table-cell table:formula="of:=[.A2689]-[.B268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748" calcext:value-type="float">
            <text:p>1500802748</text:p>
          </table:table-cell>
          <table:table-cell office:value-type="float" office:value="1500802716" calcext:value-type="float">
            <text:p>1500802716</text:p>
          </table:table-cell>
          <table:table-cell table:formula="of:=[.A2690]-[.B269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2751" calcext:value-type="float">
            <text:p>1500802751</text:p>
          </table:table-cell>
          <table:table-cell office:value-type="float" office:value="1500802748" calcext:value-type="float">
            <text:p>1500802748</text:p>
          </table:table-cell>
          <table:table-cell table:formula="of:=[.A2691]-[.B26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753" calcext:value-type="float">
            <text:p>1500802753</text:p>
          </table:table-cell>
          <table:table-cell office:value-type="float" office:value="1500802751" calcext:value-type="float">
            <text:p>1500802751</text:p>
          </table:table-cell>
          <table:table-cell table:formula="of:=[.A2692]-[.B26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762" calcext:value-type="float">
            <text:p>1500802762</text:p>
          </table:table-cell>
          <table:table-cell office:value-type="float" office:value="1500802753" calcext:value-type="float">
            <text:p>1500802753</text:p>
          </table:table-cell>
          <table:table-cell table:formula="of:=[.A2693]-[.B269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768" calcext:value-type="float">
            <text:p>1500802768</text:p>
          </table:table-cell>
          <table:table-cell office:value-type="float" office:value="1500802762" calcext:value-type="float">
            <text:p>1500802762</text:p>
          </table:table-cell>
          <table:table-cell table:formula="of:=[.A2694]-[.B269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2773" calcext:value-type="float">
            <text:p>1500802773</text:p>
          </table:table-cell>
          <table:table-cell office:value-type="float" office:value="1500802768" calcext:value-type="float">
            <text:p>1500802768</text:p>
          </table:table-cell>
          <table:table-cell table:formula="of:=[.A2695]-[.B269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2787" calcext:value-type="float">
            <text:p>1500802787</text:p>
          </table:table-cell>
          <table:table-cell office:value-type="float" office:value="1500802773" calcext:value-type="float">
            <text:p>1500802773</text:p>
          </table:table-cell>
          <table:table-cell table:formula="of:=[.A2696]-[.B269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2808" calcext:value-type="float">
            <text:p>1500802808</text:p>
          </table:table-cell>
          <table:table-cell office:value-type="float" office:value="1500802787" calcext:value-type="float">
            <text:p>1500802787</text:p>
          </table:table-cell>
          <table:table-cell table:formula="of:=[.A2697]-[.B269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2811" calcext:value-type="float">
            <text:p>1500802811</text:p>
          </table:table-cell>
          <table:table-cell office:value-type="float" office:value="1500802808" calcext:value-type="float">
            <text:p>1500802808</text:p>
          </table:table-cell>
          <table:table-cell table:formula="of:=[.A2698]-[.B26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860" calcext:value-type="float">
            <text:p>1500802860</text:p>
          </table:table-cell>
          <table:table-cell office:value-type="float" office:value="1500802811" calcext:value-type="float">
            <text:p>1500802811</text:p>
          </table:table-cell>
          <table:table-cell table:formula="of:=[.A2699]-[.B269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2872" calcext:value-type="float">
            <text:p>1500802872</text:p>
          </table:table-cell>
          <table:table-cell office:value-type="float" office:value="1500802860" calcext:value-type="float">
            <text:p>1500802860</text:p>
          </table:table-cell>
          <table:table-cell table:formula="of:=[.A2700]-[.B270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2888" calcext:value-type="float">
            <text:p>1500802888</text:p>
          </table:table-cell>
          <table:table-cell office:value-type="float" office:value="1500802872" calcext:value-type="float">
            <text:p>1500802872</text:p>
          </table:table-cell>
          <table:table-cell table:formula="of:=[.A2701]-[.B270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2916" calcext:value-type="float">
            <text:p>1500802916</text:p>
          </table:table-cell>
          <table:table-cell office:value-type="float" office:value="1500802888" calcext:value-type="float">
            <text:p>1500802888</text:p>
          </table:table-cell>
          <table:table-cell table:formula="of:=[.A2702]-[.B270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2920" calcext:value-type="float">
            <text:p>1500802920</text:p>
          </table:table-cell>
          <table:table-cell office:value-type="float" office:value="1500802916" calcext:value-type="float">
            <text:p>1500802916</text:p>
          </table:table-cell>
          <table:table-cell table:formula="of:=[.A2703]-[.B270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922" calcext:value-type="float">
            <text:p>1500802922</text:p>
          </table:table-cell>
          <table:table-cell office:value-type="float" office:value="1500802920" calcext:value-type="float">
            <text:p>1500802920</text:p>
          </table:table-cell>
          <table:table-cell table:formula="of:=[.A2704]-[.B27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944" calcext:value-type="float">
            <text:p>1500802944</text:p>
          </table:table-cell>
          <table:table-cell office:value-type="float" office:value="1500802922" calcext:value-type="float">
            <text:p>1500802922</text:p>
          </table:table-cell>
          <table:table-cell table:formula="of:=[.A2705]-[.B270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2946" calcext:value-type="float">
            <text:p>1500802946</text:p>
          </table:table-cell>
          <table:table-cell office:value-type="float" office:value="1500802944" calcext:value-type="float">
            <text:p>1500802944</text:p>
          </table:table-cell>
          <table:table-cell table:formula="of:=[.A2706]-[.B27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978" calcext:value-type="float">
            <text:p>1500802978</text:p>
          </table:table-cell>
          <table:table-cell office:value-type="float" office:value="1500802946" calcext:value-type="float">
            <text:p>1500802946</text:p>
          </table:table-cell>
          <table:table-cell table:formula="of:=[.A2707]-[.B270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2984" calcext:value-type="float">
            <text:p>1500802984</text:p>
          </table:table-cell>
          <table:table-cell office:value-type="float" office:value="1500802978" calcext:value-type="float">
            <text:p>1500802978</text:p>
          </table:table-cell>
          <table:table-cell table:formula="of:=[.A2708]-[.B27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2986" calcext:value-type="float">
            <text:p>1500802986</text:p>
          </table:table-cell>
          <table:table-cell office:value-type="float" office:value="1500802984" calcext:value-type="float">
            <text:p>1500802984</text:p>
          </table:table-cell>
          <table:table-cell table:formula="of:=[.A2709]-[.B270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3003" calcext:value-type="float">
            <text:p>1500803003</text:p>
          </table:table-cell>
          <table:table-cell office:value-type="float" office:value="1500802986" calcext:value-type="float">
            <text:p>1500802986</text:p>
          </table:table-cell>
          <table:table-cell table:formula="of:=[.A2710]-[.B27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3029" calcext:value-type="float">
            <text:p>1500803029</text:p>
          </table:table-cell>
          <table:table-cell office:value-type="float" office:value="1500803003" calcext:value-type="float">
            <text:p>1500803003</text:p>
          </table:table-cell>
          <table:table-cell table:formula="of:=[.A2711]-[.B271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3067" calcext:value-type="float">
            <text:p>1500803067</text:p>
          </table:table-cell>
          <table:table-cell office:value-type="float" office:value="1500803029" calcext:value-type="float">
            <text:p>1500803029</text:p>
          </table:table-cell>
          <table:table-cell table:formula="of:=[.A2712]-[.B271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3093" calcext:value-type="float">
            <text:p>1500803093</text:p>
          </table:table-cell>
          <table:table-cell office:value-type="float" office:value="1500803067" calcext:value-type="float">
            <text:p>1500803067</text:p>
          </table:table-cell>
          <table:table-cell table:formula="of:=[.A2713]-[.B271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3099" calcext:value-type="float">
            <text:p>1500803099</text:p>
          </table:table-cell>
          <table:table-cell office:value-type="float" office:value="1500803093" calcext:value-type="float">
            <text:p>1500803093</text:p>
          </table:table-cell>
          <table:table-cell table:formula="of:=[.A2714]-[.B27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3100" calcext:value-type="float">
            <text:p>1500803100</text:p>
          </table:table-cell>
          <table:table-cell office:value-type="float" office:value="1500803099" calcext:value-type="float">
            <text:p>1500803099</text:p>
          </table:table-cell>
          <table:table-cell table:formula="of:=[.A2715]-[.B27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3164" calcext:value-type="float">
            <text:p>1500803164</text:p>
          </table:table-cell>
          <table:table-cell office:value-type="float" office:value="1500803100" calcext:value-type="float">
            <text:p>1500803100</text:p>
          </table:table-cell>
          <table:table-cell table:formula="of:=[.A2716]-[.B271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3171" calcext:value-type="float">
            <text:p>1500803171</text:p>
          </table:table-cell>
          <table:table-cell office:value-type="float" office:value="1500803164" calcext:value-type="float">
            <text:p>1500803164</text:p>
          </table:table-cell>
          <table:table-cell table:formula="of:=[.A2717]-[.B271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3183" calcext:value-type="float">
            <text:p>1500803183</text:p>
          </table:table-cell>
          <table:table-cell office:value-type="float" office:value="1500803171" calcext:value-type="float">
            <text:p>1500803171</text:p>
          </table:table-cell>
          <table:table-cell table:formula="of:=[.A2718]-[.B271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3204" calcext:value-type="float">
            <text:p>1500803204</text:p>
          </table:table-cell>
          <table:table-cell office:value-type="float" office:value="1500803183" calcext:value-type="float">
            <text:p>1500803183</text:p>
          </table:table-cell>
          <table:table-cell table:formula="of:=[.A2719]-[.B271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3253" calcext:value-type="float">
            <text:p>1500803253</text:p>
          </table:table-cell>
          <table:table-cell office:value-type="float" office:value="1500803204" calcext:value-type="float">
            <text:p>1500803204</text:p>
          </table:table-cell>
          <table:table-cell table:formula="of:=[.A2720]-[.B272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3259" calcext:value-type="float">
            <text:p>1500803259</text:p>
          </table:table-cell>
          <table:table-cell office:value-type="float" office:value="1500803253" calcext:value-type="float">
            <text:p>1500803253</text:p>
          </table:table-cell>
          <table:table-cell table:formula="of:=[.A2721]-[.B272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3278" calcext:value-type="float">
            <text:p>1500803278</text:p>
          </table:table-cell>
          <table:table-cell office:value-type="float" office:value="1500803259" calcext:value-type="float">
            <text:p>1500803259</text:p>
          </table:table-cell>
          <table:table-cell table:formula="of:=[.A2722]-[.B272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3286" calcext:value-type="float">
            <text:p>1500803286</text:p>
          </table:table-cell>
          <table:table-cell office:value-type="float" office:value="1500803278" calcext:value-type="float">
            <text:p>1500803278</text:p>
          </table:table-cell>
          <table:table-cell table:formula="of:=[.A2723]-[.B272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3299" calcext:value-type="float">
            <text:p>1500803299</text:p>
          </table:table-cell>
          <table:table-cell office:value-type="float" office:value="1500803286" calcext:value-type="float">
            <text:p>1500803286</text:p>
          </table:table-cell>
          <table:table-cell table:formula="of:=[.A2724]-[.B27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3322" calcext:value-type="float">
            <text:p>1500803322</text:p>
          </table:table-cell>
          <table:table-cell office:value-type="float" office:value="1500803299" calcext:value-type="float">
            <text:p>1500803299</text:p>
          </table:table-cell>
          <table:table-cell table:formula="of:=[.A2725]-[.B272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3332" calcext:value-type="float">
            <text:p>1500803332</text:p>
          </table:table-cell>
          <table:table-cell office:value-type="float" office:value="1500803322" calcext:value-type="float">
            <text:p>1500803322</text:p>
          </table:table-cell>
          <table:table-cell table:formula="of:=[.A2726]-[.B272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3347" calcext:value-type="float">
            <text:p>1500803347</text:p>
          </table:table-cell>
          <table:table-cell office:value-type="float" office:value="1500803332" calcext:value-type="float">
            <text:p>1500803332</text:p>
          </table:table-cell>
          <table:table-cell table:formula="of:=[.A2727]-[.B272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3382" calcext:value-type="float">
            <text:p>1500803382</text:p>
          </table:table-cell>
          <table:table-cell office:value-type="float" office:value="1500803347" calcext:value-type="float">
            <text:p>1500803347</text:p>
          </table:table-cell>
          <table:table-cell table:formula="of:=[.A2728]-[.B272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3404" calcext:value-type="float">
            <text:p>1500803404</text:p>
          </table:table-cell>
          <table:table-cell office:value-type="float" office:value="1500803382" calcext:value-type="float">
            <text:p>1500803382</text:p>
          </table:table-cell>
          <table:table-cell table:formula="of:=[.A2729]-[.B272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3434" calcext:value-type="float">
            <text:p>1500803434</text:p>
          </table:table-cell>
          <table:table-cell office:value-type="float" office:value="1500803404" calcext:value-type="float">
            <text:p>1500803404</text:p>
          </table:table-cell>
          <table:table-cell table:formula="of:=[.A2730]-[.B273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3448" calcext:value-type="float">
            <text:p>1500803448</text:p>
          </table:table-cell>
          <table:table-cell office:value-type="float" office:value="1500803434" calcext:value-type="float">
            <text:p>1500803434</text:p>
          </table:table-cell>
          <table:table-cell table:formula="of:=[.A2731]-[.B273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3453" calcext:value-type="float">
            <text:p>1500803453</text:p>
          </table:table-cell>
          <table:table-cell office:value-type="float" office:value="1500803448" calcext:value-type="float">
            <text:p>1500803448</text:p>
          </table:table-cell>
          <table:table-cell table:formula="of:=[.A2732]-[.B273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3536" calcext:value-type="float">
            <text:p>1500803536</text:p>
          </table:table-cell>
          <table:table-cell office:value-type="float" office:value="1500803453" calcext:value-type="float">
            <text:p>1500803453</text:p>
          </table:table-cell>
          <table:table-cell table:formula="of:=[.A2733]-[.B2733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00803576" calcext:value-type="float">
            <text:p>1500803576</text:p>
          </table:table-cell>
          <table:table-cell office:value-type="float" office:value="1500803536" calcext:value-type="float">
            <text:p>1500803536</text:p>
          </table:table-cell>
          <table:table-cell table:formula="of:=[.A2734]-[.B273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3579" calcext:value-type="float">
            <text:p>1500803579</text:p>
          </table:table-cell>
          <table:table-cell office:value-type="float" office:value="1500803576" calcext:value-type="float">
            <text:p>1500803576</text:p>
          </table:table-cell>
          <table:table-cell table:formula="of:=[.A2735]-[.B273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597" calcext:value-type="float">
            <text:p>1500803597</text:p>
          </table:table-cell>
          <table:table-cell office:value-type="float" office:value="1500803579" calcext:value-type="float">
            <text:p>1500803579</text:p>
          </table:table-cell>
          <table:table-cell table:formula="of:=[.A2736]-[.B273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3600" calcext:value-type="float">
            <text:p>1500803600</text:p>
          </table:table-cell>
          <table:table-cell office:value-type="float" office:value="1500803597" calcext:value-type="float">
            <text:p>1500803597</text:p>
          </table:table-cell>
          <table:table-cell table:formula="of:=[.A2737]-[.B27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617" calcext:value-type="float">
            <text:p>1500803617</text:p>
          </table:table-cell>
          <table:table-cell office:value-type="float" office:value="1500803600" calcext:value-type="float">
            <text:p>1500803600</text:p>
          </table:table-cell>
          <table:table-cell table:formula="of:=[.A2738]-[.B273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3621" calcext:value-type="float">
            <text:p>1500803621</text:p>
          </table:table-cell>
          <table:table-cell office:value-type="float" office:value="1500803617" calcext:value-type="float">
            <text:p>1500803617</text:p>
          </table:table-cell>
          <table:table-cell table:formula="of:=[.A2739]-[.B273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3632" calcext:value-type="float">
            <text:p>1500803632</text:p>
          </table:table-cell>
          <table:table-cell office:value-type="float" office:value="1500803621" calcext:value-type="float">
            <text:p>1500803621</text:p>
          </table:table-cell>
          <table:table-cell table:formula="of:=[.A2740]-[.B274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3642" calcext:value-type="float">
            <text:p>1500803642</text:p>
          </table:table-cell>
          <table:table-cell office:value-type="float" office:value="1500803632" calcext:value-type="float">
            <text:p>1500803632</text:p>
          </table:table-cell>
          <table:table-cell table:formula="of:=[.A2741]-[.B274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3656" calcext:value-type="float">
            <text:p>1500803656</text:p>
          </table:table-cell>
          <table:table-cell office:value-type="float" office:value="1500803642" calcext:value-type="float">
            <text:p>1500803642</text:p>
          </table:table-cell>
          <table:table-cell table:formula="of:=[.A2742]-[.B274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3665" calcext:value-type="float">
            <text:p>1500803665</text:p>
          </table:table-cell>
          <table:table-cell office:value-type="float" office:value="1500803656" calcext:value-type="float">
            <text:p>1500803656</text:p>
          </table:table-cell>
          <table:table-cell table:formula="of:=[.A2743]-[.B274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3667" calcext:value-type="float">
            <text:p>1500803667</text:p>
          </table:table-cell>
          <table:table-cell office:value-type="float" office:value="1500803665" calcext:value-type="float">
            <text:p>1500803665</text:p>
          </table:table-cell>
          <table:table-cell table:formula="of:=[.A2744]-[.B27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3668" calcext:value-type="float">
            <text:p>1500803668</text:p>
          </table:table-cell>
          <table:table-cell office:value-type="float" office:value="1500803667" calcext:value-type="float">
            <text:p>1500803667</text:p>
          </table:table-cell>
          <table:table-cell table:formula="of:=[.A2745]-[.B27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3689" calcext:value-type="float">
            <text:p>1500803689</text:p>
          </table:table-cell>
          <table:table-cell office:value-type="float" office:value="1500803668" calcext:value-type="float">
            <text:p>1500803668</text:p>
          </table:table-cell>
          <table:table-cell table:formula="of:=[.A2746]-[.B274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3692" calcext:value-type="float">
            <text:p>1500803692</text:p>
          </table:table-cell>
          <table:table-cell office:value-type="float" office:value="1500803689" calcext:value-type="float">
            <text:p>1500803689</text:p>
          </table:table-cell>
          <table:table-cell table:formula="of:=[.A2747]-[.B274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699" calcext:value-type="float">
            <text:p>1500803699</text:p>
          </table:table-cell>
          <table:table-cell office:value-type="float" office:value="1500803692" calcext:value-type="float">
            <text:p>1500803692</text:p>
          </table:table-cell>
          <table:table-cell table:formula="of:=[.A2748]-[.B274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3710" calcext:value-type="float">
            <text:p>1500803710</text:p>
          </table:table-cell>
          <table:table-cell office:value-type="float" office:value="1500803699" calcext:value-type="float">
            <text:p>1500803699</text:p>
          </table:table-cell>
          <table:table-cell table:formula="of:=[.A2749]-[.B274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3737" calcext:value-type="float">
            <text:p>1500803737</text:p>
          </table:table-cell>
          <table:table-cell office:value-type="float" office:value="1500803710" calcext:value-type="float">
            <text:p>1500803710</text:p>
          </table:table-cell>
          <table:table-cell table:formula="of:=[.A2750]-[.B275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3743" calcext:value-type="float">
            <text:p>1500803743</text:p>
          </table:table-cell>
          <table:table-cell office:value-type="float" office:value="1500803737" calcext:value-type="float">
            <text:p>1500803737</text:p>
          </table:table-cell>
          <table:table-cell table:formula="of:=[.A2751]-[.B27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3748" calcext:value-type="float">
            <text:p>1500803748</text:p>
          </table:table-cell>
          <table:table-cell office:value-type="float" office:value="1500803743" calcext:value-type="float">
            <text:p>1500803743</text:p>
          </table:table-cell>
          <table:table-cell table:formula="of:=[.A2752]-[.B27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3760" calcext:value-type="float">
            <text:p>1500803760</text:p>
          </table:table-cell>
          <table:table-cell office:value-type="float" office:value="1500803748" calcext:value-type="float">
            <text:p>1500803748</text:p>
          </table:table-cell>
          <table:table-cell table:formula="of:=[.A2753]-[.B275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3781" calcext:value-type="float">
            <text:p>1500803781</text:p>
          </table:table-cell>
          <table:table-cell office:value-type="float" office:value="1500803760" calcext:value-type="float">
            <text:p>1500803760</text:p>
          </table:table-cell>
          <table:table-cell table:formula="of:=[.A2754]-[.B275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3783" calcext:value-type="float">
            <text:p>1500803783</text:p>
          </table:table-cell>
          <table:table-cell office:value-type="float" office:value="1500803781" calcext:value-type="float">
            <text:p>1500803781</text:p>
          </table:table-cell>
          <table:table-cell table:formula="of:=[.A2755]-[.B27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3813" calcext:value-type="float">
            <text:p>1500803813</text:p>
          </table:table-cell>
          <table:table-cell office:value-type="float" office:value="1500803783" calcext:value-type="float">
            <text:p>1500803783</text:p>
          </table:table-cell>
          <table:table-cell table:formula="of:=[.A2756]-[.B275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3827" calcext:value-type="float">
            <text:p>1500803827</text:p>
          </table:table-cell>
          <table:table-cell office:value-type="float" office:value="1500803813" calcext:value-type="float">
            <text:p>1500803813</text:p>
          </table:table-cell>
          <table:table-cell table:formula="of:=[.A2757]-[.B275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3831" calcext:value-type="float">
            <text:p>1500803831</text:p>
          </table:table-cell>
          <table:table-cell office:value-type="float" office:value="1500803827" calcext:value-type="float">
            <text:p>1500803827</text:p>
          </table:table-cell>
          <table:table-cell table:formula="of:=[.A2758]-[.B27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3848" calcext:value-type="float">
            <text:p>1500803848</text:p>
          </table:table-cell>
          <table:table-cell office:value-type="float" office:value="1500803831" calcext:value-type="float">
            <text:p>1500803831</text:p>
          </table:table-cell>
          <table:table-cell table:formula="of:=[.A2759]-[.B275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3859" calcext:value-type="float">
            <text:p>1500803859</text:p>
          </table:table-cell>
          <table:table-cell office:value-type="float" office:value="1500803848" calcext:value-type="float">
            <text:p>1500803848</text:p>
          </table:table-cell>
          <table:table-cell table:formula="of:=[.A2760]-[.B276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3862" calcext:value-type="float">
            <text:p>1500803862</text:p>
          </table:table-cell>
          <table:table-cell office:value-type="float" office:value="1500803859" calcext:value-type="float">
            <text:p>1500803859</text:p>
          </table:table-cell>
          <table:table-cell table:formula="of:=[.A2761]-[.B276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892" calcext:value-type="float">
            <text:p>1500803892</text:p>
          </table:table-cell>
          <table:table-cell office:value-type="float" office:value="1500803862" calcext:value-type="float">
            <text:p>1500803862</text:p>
          </table:table-cell>
          <table:table-cell table:formula="of:=[.A2762]-[.B276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3910" calcext:value-type="float">
            <text:p>1500803910</text:p>
          </table:table-cell>
          <table:table-cell office:value-type="float" office:value="1500803892" calcext:value-type="float">
            <text:p>1500803892</text:p>
          </table:table-cell>
          <table:table-cell table:formula="of:=[.A2763]-[.B276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4032" calcext:value-type="float">
            <text:p>1500804032</text:p>
          </table:table-cell>
          <table:table-cell office:value-type="float" office:value="1500803910" calcext:value-type="float">
            <text:p>1500803910</text:p>
          </table:table-cell>
          <table:table-cell table:formula="of:=[.A2764]-[.B2764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00804034" calcext:value-type="float">
            <text:p>1500804034</text:p>
          </table:table-cell>
          <table:table-cell office:value-type="float" office:value="1500804032" calcext:value-type="float">
            <text:p>1500804032</text:p>
          </table:table-cell>
          <table:table-cell table:formula="of:=[.A2765]-[.B27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4037" calcext:value-type="float">
            <text:p>1500804037</text:p>
          </table:table-cell>
          <table:table-cell office:value-type="float" office:value="1500804034" calcext:value-type="float">
            <text:p>1500804034</text:p>
          </table:table-cell>
          <table:table-cell table:formula="of:=[.A2766]-[.B27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4054" calcext:value-type="float">
            <text:p>1500804054</text:p>
          </table:table-cell>
          <table:table-cell office:value-type="float" office:value="1500804037" calcext:value-type="float">
            <text:p>1500804037</text:p>
          </table:table-cell>
          <table:table-cell table:formula="of:=[.A2767]-[.B276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4109" calcext:value-type="float">
            <text:p>1500804109</text:p>
          </table:table-cell>
          <table:table-cell office:value-type="float" office:value="1500804052" calcext:value-type="float">
            <text:p>1500804052</text:p>
          </table:table-cell>
          <table:table-cell table:formula="of:=[.A2768]-[.B2768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04127" calcext:value-type="float">
            <text:p>1500804127</text:p>
          </table:table-cell>
          <table:table-cell office:value-type="float" office:value="1500804054" calcext:value-type="float">
            <text:p>1500804054</text:p>
          </table:table-cell>
          <table:table-cell table:formula="of:=[.A2769]-[.B2769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0804141" calcext:value-type="float">
            <text:p>1500804141</text:p>
          </table:table-cell>
          <table:table-cell office:value-type="float" office:value="1500804109" calcext:value-type="float">
            <text:p>1500804109</text:p>
          </table:table-cell>
          <table:table-cell table:formula="of:=[.A2770]-[.B277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4167" calcext:value-type="float">
            <text:p>1500804167</text:p>
          </table:table-cell>
          <table:table-cell office:value-type="float" office:value="1500804127" calcext:value-type="float">
            <text:p>1500804127</text:p>
          </table:table-cell>
          <table:table-cell table:formula="of:=[.A2771]-[.B277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4182" calcext:value-type="float">
            <text:p>1500804182</text:p>
          </table:table-cell>
          <table:table-cell office:value-type="float" office:value="1500804141" calcext:value-type="float">
            <text:p>1500804141</text:p>
          </table:table-cell>
          <table:table-cell table:formula="of:=[.A2772]-[.B277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4197" calcext:value-type="float">
            <text:p>1500804197</text:p>
          </table:table-cell>
          <table:table-cell office:value-type="float" office:value="1500804167" calcext:value-type="float">
            <text:p>1500804167</text:p>
          </table:table-cell>
          <table:table-cell table:formula="of:=[.A2773]-[.B277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4212" calcext:value-type="float">
            <text:p>1500804212</text:p>
          </table:table-cell>
          <table:table-cell office:value-type="float" office:value="1500804182" calcext:value-type="float">
            <text:p>1500804182</text:p>
          </table:table-cell>
          <table:table-cell table:formula="of:=[.A2774]-[.B277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4230" calcext:value-type="float">
            <text:p>1500804230</text:p>
          </table:table-cell>
          <table:table-cell office:value-type="float" office:value="1500804197" calcext:value-type="float">
            <text:p>1500804197</text:p>
          </table:table-cell>
          <table:table-cell table:formula="of:=[.A2775]-[.B277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4236" calcext:value-type="float">
            <text:p>1500804236</text:p>
          </table:table-cell>
          <table:table-cell office:value-type="float" office:value="1500804212" calcext:value-type="float">
            <text:p>1500804212</text:p>
          </table:table-cell>
          <table:table-cell table:formula="of:=[.A2776]-[.B277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4256" calcext:value-type="float">
            <text:p>1500804256</text:p>
          </table:table-cell>
          <table:table-cell office:value-type="float" office:value="1500804230" calcext:value-type="float">
            <text:p>1500804230</text:p>
          </table:table-cell>
          <table:table-cell table:formula="of:=[.A2777]-[.B277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4259" calcext:value-type="float">
            <text:p>1500804259</text:p>
          </table:table-cell>
          <table:table-cell office:value-type="float" office:value="1500804236" calcext:value-type="float">
            <text:p>1500804236</text:p>
          </table:table-cell>
          <table:table-cell table:formula="of:=[.A2778]-[.B277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4262" calcext:value-type="float">
            <text:p>1500804262</text:p>
          </table:table-cell>
          <table:table-cell office:value-type="float" office:value="1500804256" calcext:value-type="float">
            <text:p>1500804256</text:p>
          </table:table-cell>
          <table:table-cell table:formula="of:=[.A2779]-[.B277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4294" calcext:value-type="float">
            <text:p>1500804294</text:p>
          </table:table-cell>
          <table:table-cell office:value-type="float" office:value="1500804259" calcext:value-type="float">
            <text:p>1500804259</text:p>
          </table:table-cell>
          <table:table-cell table:formula="of:=[.A2780]-[.B278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4296" calcext:value-type="float">
            <text:p>1500804296</text:p>
          </table:table-cell>
          <table:table-cell office:value-type="float" office:value="1500804262" calcext:value-type="float">
            <text:p>1500804262</text:p>
          </table:table-cell>
          <table:table-cell table:formula="of:=[.A2781]-[.B278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4300" calcext:value-type="float">
            <text:p>1500804300</text:p>
          </table:table-cell>
          <table:table-cell office:value-type="float" office:value="1500804294" calcext:value-type="float">
            <text:p>1500804294</text:p>
          </table:table-cell>
          <table:table-cell table:formula="of:=[.A2782]-[.B278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4320" calcext:value-type="float">
            <text:p>1500804320</text:p>
          </table:table-cell>
          <table:table-cell office:value-type="float" office:value="1500804296" calcext:value-type="float">
            <text:p>1500804296</text:p>
          </table:table-cell>
          <table:table-cell table:formula="of:=[.A2783]-[.B278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4331" calcext:value-type="float">
            <text:p>1500804331</text:p>
          </table:table-cell>
          <table:table-cell office:value-type="float" office:value="1500804300" calcext:value-type="float">
            <text:p>1500804300</text:p>
          </table:table-cell>
          <table:table-cell table:formula="of:=[.A2784]-[.B2784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4382" calcext:value-type="float">
            <text:p>1500804382</text:p>
          </table:table-cell>
          <table:table-cell office:value-type="float" office:value="1500804320" calcext:value-type="float">
            <text:p>1500804320</text:p>
          </table:table-cell>
          <table:table-cell table:formula="of:=[.A2785]-[.B2785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804392" calcext:value-type="float">
            <text:p>1500804392</text:p>
          </table:table-cell>
          <table:table-cell office:value-type="float" office:value="1500804331" calcext:value-type="float">
            <text:p>1500804331</text:p>
          </table:table-cell>
          <table:table-cell table:formula="of:=[.A2786]-[.B2786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804395" calcext:value-type="float">
            <text:p>1500804395</text:p>
          </table:table-cell>
          <table:table-cell office:value-type="float" office:value="1500804382" calcext:value-type="float">
            <text:p>1500804382</text:p>
          </table:table-cell>
          <table:table-cell table:formula="of:=[.A2787]-[.B278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4413" calcext:value-type="float">
            <text:p>1500804413</text:p>
          </table:table-cell>
          <table:table-cell office:value-type="float" office:value="1500804392" calcext:value-type="float">
            <text:p>1500804392</text:p>
          </table:table-cell>
          <table:table-cell table:formula="of:=[.A2788]-[.B278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4443" calcext:value-type="float">
            <text:p>1500804443</text:p>
          </table:table-cell>
          <table:table-cell office:value-type="float" office:value="1500804395" calcext:value-type="float">
            <text:p>1500804395</text:p>
          </table:table-cell>
          <table:table-cell table:formula="of:=[.A2789]-[.B278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4497" calcext:value-type="float">
            <text:p>1500804497</text:p>
          </table:table-cell>
          <table:table-cell office:value-type="float" office:value="1500804413" calcext:value-type="float">
            <text:p>1500804413</text:p>
          </table:table-cell>
          <table:table-cell table:formula="of:=[.A2790]-[.B2790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00804528" calcext:value-type="float">
            <text:p>1500804528</text:p>
          </table:table-cell>
          <table:table-cell office:value-type="float" office:value="1500804443" calcext:value-type="float">
            <text:p>1500804443</text:p>
          </table:table-cell>
          <table:table-cell table:formula="of:=[.A2791]-[.B279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00804555" calcext:value-type="float">
            <text:p>1500804555</text:p>
          </table:table-cell>
          <table:table-cell office:value-type="float" office:value="1500804497" calcext:value-type="float">
            <text:p>1500804497</text:p>
          </table:table-cell>
          <table:table-cell table:formula="of:=[.A2792]-[.B279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04556" calcext:value-type="float">
            <text:p>1500804556</text:p>
          </table:table-cell>
          <table:table-cell office:value-type="float" office:value="1500804528" calcext:value-type="float">
            <text:p>1500804528</text:p>
          </table:table-cell>
          <table:table-cell table:formula="of:=[.A2793]-[.B279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4580" calcext:value-type="float">
            <text:p>1500804580</text:p>
          </table:table-cell>
          <table:table-cell office:value-type="float" office:value="1500804555" calcext:value-type="float">
            <text:p>1500804555</text:p>
          </table:table-cell>
          <table:table-cell table:formula="of:=[.A2794]-[.B279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4605" calcext:value-type="float">
            <text:p>1500804605</text:p>
          </table:table-cell>
          <table:table-cell office:value-type="float" office:value="1500804556" calcext:value-type="float">
            <text:p>1500804556</text:p>
          </table:table-cell>
          <table:table-cell table:formula="of:=[.A2795]-[.B2795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4632" calcext:value-type="float">
            <text:p>1500804632</text:p>
          </table:table-cell>
          <table:table-cell office:value-type="float" office:value="1500804580" calcext:value-type="float">
            <text:p>1500804580</text:p>
          </table:table-cell>
          <table:table-cell table:formula="of:=[.A2796]-[.B2796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04698" calcext:value-type="float">
            <text:p>1500804698</text:p>
          </table:table-cell>
          <table:table-cell office:value-type="float" office:value="1500804605" calcext:value-type="float">
            <text:p>1500804605</text:p>
          </table:table-cell>
          <table:table-cell table:formula="of:=[.A2797]-[.B279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00804724" calcext:value-type="float">
            <text:p>1500804724</text:p>
          </table:table-cell>
          <table:table-cell office:value-type="float" office:value="1500804632" calcext:value-type="float">
            <text:p>1500804632</text:p>
          </table:table-cell>
          <table:table-cell table:formula="of:=[.A2798]-[.B2798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00804739" calcext:value-type="float">
            <text:p>1500804739</text:p>
          </table:table-cell>
          <table:table-cell office:value-type="float" office:value="1500804698" calcext:value-type="float">
            <text:p>1500804698</text:p>
          </table:table-cell>
          <table:table-cell table:formula="of:=[.A2799]-[.B2799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4756" calcext:value-type="float">
            <text:p>1500804756</text:p>
          </table:table-cell>
          <table:table-cell office:value-type="float" office:value="1500804724" calcext:value-type="float">
            <text:p>1500804724</text:p>
          </table:table-cell>
          <table:table-cell table:formula="of:=[.A2800]-[.B280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4758" calcext:value-type="float">
            <text:p>1500804758</text:p>
          </table:table-cell>
          <table:table-cell office:value-type="float" office:value="1500804739" calcext:value-type="float">
            <text:p>1500804739</text:p>
          </table:table-cell>
          <table:table-cell table:formula="of:=[.A2801]-[.B280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4809" calcext:value-type="float">
            <text:p>1500804809</text:p>
          </table:table-cell>
          <table:table-cell office:value-type="float" office:value="1500804756" calcext:value-type="float">
            <text:p>1500804756</text:p>
          </table:table-cell>
          <table:table-cell table:formula="of:=[.A2802]-[.B2802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4811" calcext:value-type="float">
            <text:p>1500804811</text:p>
          </table:table-cell>
          <table:table-cell office:value-type="float" office:value="1500804758" calcext:value-type="float">
            <text:p>1500804758</text:p>
          </table:table-cell>
          <table:table-cell table:formula="of:=[.A2803]-[.B280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4818" calcext:value-type="float">
            <text:p>1500804818</text:p>
          </table:table-cell>
          <table:table-cell office:value-type="float" office:value="1500804809" calcext:value-type="float">
            <text:p>1500804809</text:p>
          </table:table-cell>
          <table:table-cell table:formula="of:=[.A2804]-[.B280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4825" calcext:value-type="float">
            <text:p>1500804825</text:p>
          </table:table-cell>
          <table:table-cell office:value-type="float" office:value="1500804811" calcext:value-type="float">
            <text:p>1500804811</text:p>
          </table:table-cell>
          <table:table-cell table:formula="of:=[.A2805]-[.B280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4854" calcext:value-type="float">
            <text:p>1500804854</text:p>
          </table:table-cell>
          <table:table-cell office:value-type="float" office:value="1500804818" calcext:value-type="float">
            <text:p>1500804818</text:p>
          </table:table-cell>
          <table:table-cell table:formula="of:=[.A2806]-[.B280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4863" calcext:value-type="float">
            <text:p>1500804863</text:p>
          </table:table-cell>
          <table:table-cell office:value-type="float" office:value="1500804825" calcext:value-type="float">
            <text:p>1500804825</text:p>
          </table:table-cell>
          <table:table-cell table:formula="of:=[.A2807]-[.B280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4865" calcext:value-type="float">
            <text:p>1500804865</text:p>
          </table:table-cell>
          <table:table-cell office:value-type="float" office:value="1500804854" calcext:value-type="float">
            <text:p>1500804854</text:p>
          </table:table-cell>
          <table:table-cell table:formula="of:=[.A2808]-[.B280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4868" calcext:value-type="float">
            <text:p>1500804868</text:p>
          </table:table-cell>
          <table:table-cell office:value-type="float" office:value="1500804863" calcext:value-type="float">
            <text:p>1500804863</text:p>
          </table:table-cell>
          <table:table-cell table:formula="of:=[.A2809]-[.B28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4875" calcext:value-type="float">
            <text:p>1500804875</text:p>
          </table:table-cell>
          <table:table-cell office:value-type="float" office:value="1500804865" calcext:value-type="float">
            <text:p>1500804865</text:p>
          </table:table-cell>
          <table:table-cell table:formula="of:=[.A2810]-[.B28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4888" calcext:value-type="float">
            <text:p>1500804888</text:p>
          </table:table-cell>
          <table:table-cell office:value-type="float" office:value="1500804868" calcext:value-type="float">
            <text:p>1500804868</text:p>
          </table:table-cell>
          <table:table-cell table:formula="of:=[.A2811]-[.B281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4926" calcext:value-type="float">
            <text:p>1500804926</text:p>
          </table:table-cell>
          <table:table-cell office:value-type="float" office:value="1500804875" calcext:value-type="float">
            <text:p>1500804875</text:p>
          </table:table-cell>
          <table:table-cell table:formula="of:=[.A2812]-[.B2812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4927" calcext:value-type="float">
            <text:p>1500804927</text:p>
          </table:table-cell>
          <table:table-cell office:value-type="float" office:value="1500804888" calcext:value-type="float">
            <text:p>1500804888</text:p>
          </table:table-cell>
          <table:table-cell table:formula="of:=[.A2813]-[.B281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4940" calcext:value-type="float">
            <text:p>1500804940</text:p>
          </table:table-cell>
          <table:table-cell office:value-type="float" office:value="1500804926" calcext:value-type="float">
            <text:p>1500804926</text:p>
          </table:table-cell>
          <table:table-cell table:formula="of:=[.A2814]-[.B28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4942" calcext:value-type="float">
            <text:p>1500804942</text:p>
          </table:table-cell>
          <table:table-cell office:value-type="float" office:value="1500804927" calcext:value-type="float">
            <text:p>1500804927</text:p>
          </table:table-cell>
          <table:table-cell table:formula="of:=[.A2815]-[.B281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4952" calcext:value-type="float">
            <text:p>1500804952</text:p>
          </table:table-cell>
          <table:table-cell office:value-type="float" office:value="1500804940" calcext:value-type="float">
            <text:p>1500804940</text:p>
          </table:table-cell>
          <table:table-cell table:formula="of:=[.A2816]-[.B281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4977" calcext:value-type="float">
            <text:p>1500804977</text:p>
          </table:table-cell>
          <table:table-cell office:value-type="float" office:value="1500804942" calcext:value-type="float">
            <text:p>1500804942</text:p>
          </table:table-cell>
          <table:table-cell table:formula="of:=[.A2817]-[.B281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4981" calcext:value-type="float">
            <text:p>1500804981</text:p>
          </table:table-cell>
          <table:table-cell office:value-type="float" office:value="1500804952" calcext:value-type="float">
            <text:p>1500804952</text:p>
          </table:table-cell>
          <table:table-cell table:formula="of:=[.A2818]-[.B281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4987" calcext:value-type="float">
            <text:p>1500804987</text:p>
          </table:table-cell>
          <table:table-cell office:value-type="float" office:value="1500804977" calcext:value-type="float">
            <text:p>1500804977</text:p>
          </table:table-cell>
          <table:table-cell table:formula="of:=[.A2819]-[.B281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4989" calcext:value-type="float">
            <text:p>1500804989</text:p>
          </table:table-cell>
          <table:table-cell office:value-type="float" office:value="1500804981" calcext:value-type="float">
            <text:p>1500804981</text:p>
          </table:table-cell>
          <table:table-cell table:formula="of:=[.A2820]-[.B282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4996" calcext:value-type="float">
            <text:p>1500804996</text:p>
          </table:table-cell>
          <table:table-cell office:value-type="float" office:value="1500804987" calcext:value-type="float">
            <text:p>1500804987</text:p>
          </table:table-cell>
          <table:table-cell table:formula="of:=[.A2821]-[.B282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5005" calcext:value-type="float">
            <text:p>1500805005</text:p>
          </table:table-cell>
          <table:table-cell office:value-type="float" office:value="1500804989" calcext:value-type="float">
            <text:p>1500804989</text:p>
          </table:table-cell>
          <table:table-cell table:formula="of:=[.A2822]-[.B282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5006" calcext:value-type="float">
            <text:p>1500805006</text:p>
          </table:table-cell>
          <table:table-cell office:value-type="float" office:value="1500804996" calcext:value-type="float">
            <text:p>1500804996</text:p>
          </table:table-cell>
          <table:table-cell table:formula="of:=[.A2823]-[.B282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5014" calcext:value-type="float">
            <text:p>1500805014</text:p>
          </table:table-cell>
          <table:table-cell office:value-type="float" office:value="1500805005" calcext:value-type="float">
            <text:p>1500805005</text:p>
          </table:table-cell>
          <table:table-cell table:formula="of:=[.A2824]-[.B28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5044" calcext:value-type="float">
            <text:p>1500805044</text:p>
          </table:table-cell>
          <table:table-cell office:value-type="float" office:value="1500805006" calcext:value-type="float">
            <text:p>1500805006</text:p>
          </table:table-cell>
          <table:table-cell table:formula="of:=[.A2825]-[.B282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5070" calcext:value-type="float">
            <text:p>1500805070</text:p>
          </table:table-cell>
          <table:table-cell office:value-type="float" office:value="1500805014" calcext:value-type="float">
            <text:p>1500805014</text:p>
          </table:table-cell>
          <table:table-cell table:formula="of:=[.A2826]-[.B2826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5096" calcext:value-type="float">
            <text:p>1500805096</text:p>
          </table:table-cell>
          <table:table-cell office:value-type="float" office:value="1500805044" calcext:value-type="float">
            <text:p>1500805044</text:p>
          </table:table-cell>
          <table:table-cell table:formula="of:=[.A2827]-[.B2827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05100" calcext:value-type="float">
            <text:p>1500805100</text:p>
          </table:table-cell>
          <table:table-cell office:value-type="float" office:value="1500805070" calcext:value-type="float">
            <text:p>1500805070</text:p>
          </table:table-cell>
          <table:table-cell table:formula="of:=[.A2828]-[.B282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5139" calcext:value-type="float">
            <text:p>1500805139</text:p>
          </table:table-cell>
          <table:table-cell office:value-type="float" office:value="1500805096" calcext:value-type="float">
            <text:p>1500805096</text:p>
          </table:table-cell>
          <table:table-cell table:formula="of:=[.A2829]-[.B282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05161" calcext:value-type="float">
            <text:p>1500805161</text:p>
          </table:table-cell>
          <table:table-cell office:value-type="float" office:value="1500805100" calcext:value-type="float">
            <text:p>1500805100</text:p>
          </table:table-cell>
          <table:table-cell table:formula="of:=[.A2830]-[.B2830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805172" calcext:value-type="float">
            <text:p>1500805172</text:p>
          </table:table-cell>
          <table:table-cell office:value-type="float" office:value="1500805139" calcext:value-type="float">
            <text:p>1500805139</text:p>
          </table:table-cell>
          <table:table-cell table:formula="of:=[.A2831]-[.B2831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5206" calcext:value-type="float">
            <text:p>1500805206</text:p>
          </table:table-cell>
          <table:table-cell office:value-type="float" office:value="1500805161" calcext:value-type="float">
            <text:p>1500805161</text:p>
          </table:table-cell>
          <table:table-cell table:formula="of:=[.A2832]-[.B2832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5235" calcext:value-type="float">
            <text:p>1500805235</text:p>
          </table:table-cell>
          <table:table-cell office:value-type="float" office:value="1500805172" calcext:value-type="float">
            <text:p>1500805172</text:p>
          </table:table-cell>
          <table:table-cell table:formula="of:=[.A2833]-[.B283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05253" calcext:value-type="float">
            <text:p>1500805253</text:p>
          </table:table-cell>
          <table:table-cell office:value-type="float" office:value="1500805206" calcext:value-type="float">
            <text:p>1500805206</text:p>
          </table:table-cell>
          <table:table-cell table:formula="of:=[.A2834]-[.B283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5261" calcext:value-type="float">
            <text:p>1500805261</text:p>
          </table:table-cell>
          <table:table-cell office:value-type="float" office:value="1500805235" calcext:value-type="float">
            <text:p>1500805235</text:p>
          </table:table-cell>
          <table:table-cell table:formula="of:=[.A2835]-[.B283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5276" calcext:value-type="float">
            <text:p>1500805276</text:p>
          </table:table-cell>
          <table:table-cell office:value-type="float" office:value="1500805253" calcext:value-type="float">
            <text:p>1500805253</text:p>
          </table:table-cell>
          <table:table-cell table:formula="of:=[.A2836]-[.B283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5278" calcext:value-type="float">
            <text:p>1500805278</text:p>
          </table:table-cell>
          <table:table-cell office:value-type="float" office:value="1500805261" calcext:value-type="float">
            <text:p>1500805261</text:p>
          </table:table-cell>
          <table:table-cell table:formula="of:=[.A2837]-[.B283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5287" calcext:value-type="float">
            <text:p>1500805287</text:p>
          </table:table-cell>
          <table:table-cell office:value-type="float" office:value="1500805276" calcext:value-type="float">
            <text:p>1500805276</text:p>
          </table:table-cell>
          <table:table-cell table:formula="of:=[.A2838]-[.B283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5304" calcext:value-type="float">
            <text:p>1500805304</text:p>
          </table:table-cell>
          <table:table-cell office:value-type="float" office:value="1500805278" calcext:value-type="float">
            <text:p>1500805278</text:p>
          </table:table-cell>
          <table:table-cell table:formula="of:=[.A2839]-[.B283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5327" calcext:value-type="float">
            <text:p>1500805327</text:p>
          </table:table-cell>
          <table:table-cell office:value-type="float" office:value="1500805287" calcext:value-type="float">
            <text:p>1500805287</text:p>
          </table:table-cell>
          <table:table-cell table:formula="of:=[.A2840]-[.B284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5342" calcext:value-type="float">
            <text:p>1500805342</text:p>
          </table:table-cell>
          <table:table-cell office:value-type="float" office:value="1500805304" calcext:value-type="float">
            <text:p>1500805304</text:p>
          </table:table-cell>
          <table:table-cell table:formula="of:=[.A2841]-[.B284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5366" calcext:value-type="float">
            <text:p>1500805366</text:p>
          </table:table-cell>
          <table:table-cell office:value-type="float" office:value="1500805327" calcext:value-type="float">
            <text:p>1500805327</text:p>
          </table:table-cell>
          <table:table-cell table:formula="of:=[.A2842]-[.B2842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5395" calcext:value-type="float">
            <text:p>1500805395</text:p>
          </table:table-cell>
          <table:table-cell office:value-type="float" office:value="1500805342" calcext:value-type="float">
            <text:p>1500805342</text:p>
          </table:table-cell>
          <table:table-cell table:formula="of:=[.A2843]-[.B284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5441" calcext:value-type="float">
            <text:p>1500805441</text:p>
          </table:table-cell>
          <table:table-cell office:value-type="float" office:value="1500805366" calcext:value-type="float">
            <text:p>1500805366</text:p>
          </table:table-cell>
          <table:table-cell table:formula="of:=[.A2844]-[.B284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00805459" calcext:value-type="float">
            <text:p>1500805459</text:p>
          </table:table-cell>
          <table:table-cell office:value-type="float" office:value="1500805395" calcext:value-type="float">
            <text:p>1500805395</text:p>
          </table:table-cell>
          <table:table-cell table:formula="of:=[.A2845]-[.B2845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5465" calcext:value-type="float">
            <text:p>1500805465</text:p>
          </table:table-cell>
          <table:table-cell office:value-type="float" office:value="1500805441" calcext:value-type="float">
            <text:p>1500805441</text:p>
          </table:table-cell>
          <table:table-cell table:formula="of:=[.A2846]-[.B284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5491" calcext:value-type="float">
            <text:p>1500805491</text:p>
          </table:table-cell>
          <table:table-cell office:value-type="float" office:value="1500805459" calcext:value-type="float">
            <text:p>1500805459</text:p>
          </table:table-cell>
          <table:table-cell table:formula="of:=[.A2847]-[.B284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5496" calcext:value-type="float">
            <text:p>1500805496</text:p>
          </table:table-cell>
          <table:table-cell office:value-type="float" office:value="1500805465" calcext:value-type="float">
            <text:p>1500805465</text:p>
          </table:table-cell>
          <table:table-cell table:formula="of:=[.A2848]-[.B284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5502" calcext:value-type="float">
            <text:p>1500805502</text:p>
          </table:table-cell>
          <table:table-cell office:value-type="float" office:value="1500805491" calcext:value-type="float">
            <text:p>1500805491</text:p>
          </table:table-cell>
          <table:table-cell table:formula="of:=[.A2849]-[.B284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5510" calcext:value-type="float">
            <text:p>1500805510</text:p>
          </table:table-cell>
          <table:table-cell office:value-type="float" office:value="1500805496" calcext:value-type="float">
            <text:p>1500805496</text:p>
          </table:table-cell>
          <table:table-cell table:formula="of:=[.A2850]-[.B28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5532" calcext:value-type="float">
            <text:p>1500805532</text:p>
          </table:table-cell>
          <table:table-cell office:value-type="float" office:value="1500805502" calcext:value-type="float">
            <text:p>1500805502</text:p>
          </table:table-cell>
          <table:table-cell table:formula="of:=[.A2851]-[.B285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5541" calcext:value-type="float">
            <text:p>1500805541</text:p>
          </table:table-cell>
          <table:table-cell office:value-type="float" office:value="1500805510" calcext:value-type="float">
            <text:p>1500805510</text:p>
          </table:table-cell>
          <table:table-cell table:formula="of:=[.A2852]-[.B285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5561" calcext:value-type="float">
            <text:p>1500805561</text:p>
          </table:table-cell>
          <table:table-cell office:value-type="float" office:value="1500805532" calcext:value-type="float">
            <text:p>1500805532</text:p>
          </table:table-cell>
          <table:table-cell table:formula="of:=[.A2853]-[.B285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5580" calcext:value-type="float">
            <text:p>1500805580</text:p>
          </table:table-cell>
          <table:table-cell office:value-type="float" office:value="1500805541" calcext:value-type="float">
            <text:p>1500805541</text:p>
          </table:table-cell>
          <table:table-cell table:formula="of:=[.A2854]-[.B285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5608" calcext:value-type="float">
            <text:p>1500805608</text:p>
          </table:table-cell>
          <table:table-cell office:value-type="float" office:value="1500805561" calcext:value-type="float">
            <text:p>1500805561</text:p>
          </table:table-cell>
          <table:table-cell table:formula="of:=[.A2855]-[.B2855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5621" calcext:value-type="float">
            <text:p>1500805621</text:p>
          </table:table-cell>
          <table:table-cell office:value-type="float" office:value="1500805580" calcext:value-type="float">
            <text:p>1500805580</text:p>
          </table:table-cell>
          <table:table-cell table:formula="of:=[.A2856]-[.B285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5678" calcext:value-type="float">
            <text:p>1500805678</text:p>
          </table:table-cell>
          <table:table-cell office:value-type="float" office:value="1500805608" calcext:value-type="float">
            <text:p>1500805608</text:p>
          </table:table-cell>
          <table:table-cell table:formula="of:=[.A2857]-[.B2857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805694" calcext:value-type="float">
            <text:p>1500805694</text:p>
          </table:table-cell>
          <table:table-cell office:value-type="float" office:value="1500805621" calcext:value-type="float">
            <text:p>1500805621</text:p>
          </table:table-cell>
          <table:table-cell table:formula="of:=[.A2858]-[.B2858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0805698" calcext:value-type="float">
            <text:p>1500805698</text:p>
          </table:table-cell>
          <table:table-cell office:value-type="float" office:value="1500805678" calcext:value-type="float">
            <text:p>1500805678</text:p>
          </table:table-cell>
          <table:table-cell table:formula="of:=[.A2859]-[.B285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5705" calcext:value-type="float">
            <text:p>1500805705</text:p>
          </table:table-cell>
          <table:table-cell office:value-type="float" office:value="1500805694" calcext:value-type="float">
            <text:p>1500805694</text:p>
          </table:table-cell>
          <table:table-cell table:formula="of:=[.A2860]-[.B286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5708" calcext:value-type="float">
            <text:p>1500805708</text:p>
          </table:table-cell>
          <table:table-cell office:value-type="float" office:value="1500805698" calcext:value-type="float">
            <text:p>1500805698</text:p>
          </table:table-cell>
          <table:table-cell table:formula="of:=[.A2861]-[.B286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5713" calcext:value-type="float">
            <text:p>1500805713</text:p>
          </table:table-cell>
          <table:table-cell office:value-type="float" office:value="1500805705" calcext:value-type="float">
            <text:p>1500805705</text:p>
          </table:table-cell>
          <table:table-cell table:formula="of:=[.A2862]-[.B286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5753" calcext:value-type="float">
            <text:p>1500805753</text:p>
          </table:table-cell>
          <table:table-cell office:value-type="float" office:value="1500805708" calcext:value-type="float">
            <text:p>1500805708</text:p>
          </table:table-cell>
          <table:table-cell table:formula="of:=[.A2863]-[.B286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5784" calcext:value-type="float">
            <text:p>1500805784</text:p>
          </table:table-cell>
          <table:table-cell office:value-type="float" office:value="1500805713" calcext:value-type="float">
            <text:p>1500805713</text:p>
          </table:table-cell>
          <table:table-cell table:formula="of:=[.A2864]-[.B2864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805790" calcext:value-type="float">
            <text:p>1500805790</text:p>
          </table:table-cell>
          <table:table-cell office:value-type="float" office:value="1500805753" calcext:value-type="float">
            <text:p>1500805753</text:p>
          </table:table-cell>
          <table:table-cell table:formula="of:=[.A2865]-[.B286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5835" calcext:value-type="float">
            <text:p>1500805835</text:p>
          </table:table-cell>
          <table:table-cell office:value-type="float" office:value="1500805784" calcext:value-type="float">
            <text:p>1500805784</text:p>
          </table:table-cell>
          <table:table-cell table:formula="of:=[.A2866]-[.B2866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5872" calcext:value-type="float">
            <text:p>1500805872</text:p>
          </table:table-cell>
          <table:table-cell office:value-type="float" office:value="1500805790" calcext:value-type="float">
            <text:p>1500805790</text:p>
          </table:table-cell>
          <table:table-cell table:formula="of:=[.A2867]-[.B2867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0805884" calcext:value-type="float">
            <text:p>1500805884</text:p>
          </table:table-cell>
          <table:table-cell office:value-type="float" office:value="1500805835" calcext:value-type="float">
            <text:p>1500805835</text:p>
          </table:table-cell>
          <table:table-cell table:formula="of:=[.A2868]-[.B286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5910" calcext:value-type="float">
            <text:p>1500805910</text:p>
          </table:table-cell>
          <table:table-cell office:value-type="float" office:value="1500805872" calcext:value-type="float">
            <text:p>1500805872</text:p>
          </table:table-cell>
          <table:table-cell table:formula="of:=[.A2869]-[.B286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5913" calcext:value-type="float">
            <text:p>1500805913</text:p>
          </table:table-cell>
          <table:table-cell office:value-type="float" office:value="1500805884" calcext:value-type="float">
            <text:p>1500805884</text:p>
          </table:table-cell>
          <table:table-cell table:formula="of:=[.A2870]-[.B287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5921" calcext:value-type="float">
            <text:p>1500805921</text:p>
          </table:table-cell>
          <table:table-cell office:value-type="float" office:value="1500805910" calcext:value-type="float">
            <text:p>1500805910</text:p>
          </table:table-cell>
          <table:table-cell table:formula="of:=[.A2871]-[.B287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5977" calcext:value-type="float">
            <text:p>1500805977</text:p>
          </table:table-cell>
          <table:table-cell office:value-type="float" office:value="1500805913" calcext:value-type="float">
            <text:p>1500805913</text:p>
          </table:table-cell>
          <table:table-cell table:formula="of:=[.A2872]-[.B287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5979" calcext:value-type="float">
            <text:p>1500805979</text:p>
          </table:table-cell>
          <table:table-cell office:value-type="float" office:value="1500805921" calcext:value-type="float">
            <text:p>1500805921</text:p>
          </table:table-cell>
          <table:table-cell table:formula="of:=[.A2873]-[.B2873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06019" calcext:value-type="float">
            <text:p>1500806019</text:p>
          </table:table-cell>
          <table:table-cell office:value-type="float" office:value="1500805977" calcext:value-type="float">
            <text:p>1500805977</text:p>
          </table:table-cell>
          <table:table-cell table:formula="of:=[.A2874]-[.B287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6020" calcext:value-type="float">
            <text:p>1500806020</text:p>
          </table:table-cell>
          <table:table-cell office:value-type="float" office:value="1500805979" calcext:value-type="float">
            <text:p>1500805979</text:p>
          </table:table-cell>
          <table:table-cell table:formula="of:=[.A2875]-[.B287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6037" calcext:value-type="float">
            <text:p>1500806037</text:p>
          </table:table-cell>
          <table:table-cell office:value-type="float" office:value="1500806019" calcext:value-type="float">
            <text:p>1500806019</text:p>
          </table:table-cell>
          <table:table-cell table:formula="of:=[.A2876]-[.B287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6043" calcext:value-type="float">
            <text:p>1500806043</text:p>
          </table:table-cell>
          <table:table-cell office:value-type="float" office:value="1500806020" calcext:value-type="float">
            <text:p>1500806020</text:p>
          </table:table-cell>
          <table:table-cell table:formula="of:=[.A2877]-[.B287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6046" calcext:value-type="float">
            <text:p>1500806046</text:p>
          </table:table-cell>
          <table:table-cell office:value-type="float" office:value="1500806037" calcext:value-type="float">
            <text:p>1500806037</text:p>
          </table:table-cell>
          <table:table-cell table:formula="of:=[.A2878]-[.B287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6058" calcext:value-type="float">
            <text:p>1500806058</text:p>
          </table:table-cell>
          <table:table-cell office:value-type="float" office:value="1500806043" calcext:value-type="float">
            <text:p>1500806043</text:p>
          </table:table-cell>
          <table:table-cell table:formula="of:=[.A2879]-[.B287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6085" calcext:value-type="float">
            <text:p>1500806085</text:p>
          </table:table-cell>
          <table:table-cell office:value-type="float" office:value="1500806046" calcext:value-type="float">
            <text:p>1500806046</text:p>
          </table:table-cell>
          <table:table-cell table:formula="of:=[.A2880]-[.B288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6114" calcext:value-type="float">
            <text:p>1500806114</text:p>
          </table:table-cell>
          <table:table-cell office:value-type="float" office:value="1500806058" calcext:value-type="float">
            <text:p>1500806058</text:p>
          </table:table-cell>
          <table:table-cell table:formula="of:=[.A2881]-[.B288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6129" calcext:value-type="float">
            <text:p>1500806129</text:p>
          </table:table-cell>
          <table:table-cell office:value-type="float" office:value="1500806085" calcext:value-type="float">
            <text:p>1500806085</text:p>
          </table:table-cell>
          <table:table-cell table:formula="of:=[.A2882]-[.B288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06138" calcext:value-type="float">
            <text:p>1500806138</text:p>
          </table:table-cell>
          <table:table-cell office:value-type="float" office:value="1500806114" calcext:value-type="float">
            <text:p>1500806114</text:p>
          </table:table-cell>
          <table:table-cell table:formula="of:=[.A2883]-[.B288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6150" calcext:value-type="float">
            <text:p>1500806150</text:p>
          </table:table-cell>
          <table:table-cell office:value-type="float" office:value="1500806129" calcext:value-type="float">
            <text:p>1500806129</text:p>
          </table:table-cell>
          <table:table-cell table:formula="of:=[.A2884]-[.B288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6157" calcext:value-type="float">
            <text:p>1500806157</text:p>
          </table:table-cell>
          <table:table-cell office:value-type="float" office:value="1500806138" calcext:value-type="float">
            <text:p>1500806138</text:p>
          </table:table-cell>
          <table:table-cell table:formula="of:=[.A2885]-[.B288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6159" calcext:value-type="float">
            <text:p>1500806159</text:p>
          </table:table-cell>
          <table:table-cell office:value-type="float" office:value="1500806150" calcext:value-type="float">
            <text:p>1500806150</text:p>
          </table:table-cell>
          <table:table-cell table:formula="of:=[.A2886]-[.B288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6169" calcext:value-type="float">
            <text:p>1500806169</text:p>
          </table:table-cell>
          <table:table-cell office:value-type="float" office:value="1500806157" calcext:value-type="float">
            <text:p>1500806157</text:p>
          </table:table-cell>
          <table:table-cell table:formula="of:=[.A2887]-[.B288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6197" calcext:value-type="float">
            <text:p>1500806197</text:p>
          </table:table-cell>
          <table:table-cell office:value-type="float" office:value="1500806159" calcext:value-type="float">
            <text:p>1500806159</text:p>
          </table:table-cell>
          <table:table-cell table:formula="of:=[.A2888]-[.B2888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6202" calcext:value-type="float">
            <text:p>1500806202</text:p>
          </table:table-cell>
          <table:table-cell office:value-type="float" office:value="1500806169" calcext:value-type="float">
            <text:p>1500806169</text:p>
          </table:table-cell>
          <table:table-cell table:formula="of:=[.A2889]-[.B288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6242" calcext:value-type="float">
            <text:p>1500806242</text:p>
          </table:table-cell>
          <table:table-cell office:value-type="float" office:value="1500806197" calcext:value-type="float">
            <text:p>1500806197</text:p>
          </table:table-cell>
          <table:table-cell table:formula="of:=[.A2890]-[.B2890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6272" calcext:value-type="float">
            <text:p>1500806272</text:p>
          </table:table-cell>
          <table:table-cell office:value-type="float" office:value="1500806202" calcext:value-type="float">
            <text:p>1500806202</text:p>
          </table:table-cell>
          <table:table-cell table:formula="of:=[.A2891]-[.B289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806275" calcext:value-type="float">
            <text:p>1500806275</text:p>
          </table:table-cell>
          <table:table-cell office:value-type="float" office:value="1500806242" calcext:value-type="float">
            <text:p>1500806242</text:p>
          </table:table-cell>
          <table:table-cell table:formula="of:=[.A2892]-[.B289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6283" calcext:value-type="float">
            <text:p>1500806283</text:p>
          </table:table-cell>
          <table:table-cell office:value-type="float" office:value="1500806272" calcext:value-type="float">
            <text:p>1500806272</text:p>
          </table:table-cell>
          <table:table-cell table:formula="of:=[.A2893]-[.B289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6286" calcext:value-type="float">
            <text:p>1500806286</text:p>
          </table:table-cell>
          <table:table-cell office:value-type="float" office:value="1500806275" calcext:value-type="float">
            <text:p>1500806275</text:p>
          </table:table-cell>
          <table:table-cell table:formula="of:=[.A2894]-[.B289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6301" calcext:value-type="float">
            <text:p>1500806301</text:p>
          </table:table-cell>
          <table:table-cell office:value-type="float" office:value="1500806283" calcext:value-type="float">
            <text:p>1500806283</text:p>
          </table:table-cell>
          <table:table-cell table:formula="of:=[.A2895]-[.B289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6315" calcext:value-type="float">
            <text:p>1500806315</text:p>
          </table:table-cell>
          <table:table-cell office:value-type="float" office:value="1500806286" calcext:value-type="float">
            <text:p>1500806286</text:p>
          </table:table-cell>
          <table:table-cell table:formula="of:=[.A2896]-[.B289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6364" calcext:value-type="float">
            <text:p>1500806364</text:p>
          </table:table-cell>
          <table:table-cell office:value-type="float" office:value="1500806301" calcext:value-type="float">
            <text:p>1500806301</text:p>
          </table:table-cell>
          <table:table-cell table:formula="of:=[.A2897]-[.B2897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06414" calcext:value-type="float">
            <text:p>1500806414</text:p>
          </table:table-cell>
          <table:table-cell office:value-type="float" office:value="1500806315" calcext:value-type="float">
            <text:p>1500806315</text:p>
          </table:table-cell>
          <table:table-cell table:formula="of:=[.A2898]-[.B289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00806434" calcext:value-type="float">
            <text:p>1500806434</text:p>
          </table:table-cell>
          <table:table-cell office:value-type="float" office:value="1500806364" calcext:value-type="float">
            <text:p>1500806364</text:p>
          </table:table-cell>
          <table:table-cell table:formula="of:=[.A2899]-[.B289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806452" calcext:value-type="float">
            <text:p>1500806452</text:p>
          </table:table-cell>
          <table:table-cell office:value-type="float" office:value="1500806414" calcext:value-type="float">
            <text:p>1500806414</text:p>
          </table:table-cell>
          <table:table-cell table:formula="of:=[.A2900]-[.B290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6459" calcext:value-type="float">
            <text:p>1500806459</text:p>
          </table:table-cell>
          <table:table-cell office:value-type="float" office:value="1500806434" calcext:value-type="float">
            <text:p>1500806434</text:p>
          </table:table-cell>
          <table:table-cell table:formula="of:=[.A2901]-[.B290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6466" calcext:value-type="float">
            <text:p>1500806466</text:p>
          </table:table-cell>
          <table:table-cell office:value-type="float" office:value="1500806452" calcext:value-type="float">
            <text:p>1500806452</text:p>
          </table:table-cell>
          <table:table-cell table:formula="of:=[.A2902]-[.B290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6505" calcext:value-type="float">
            <text:p>1500806505</text:p>
          </table:table-cell>
          <table:table-cell office:value-type="float" office:value="1500806459" calcext:value-type="float">
            <text:p>1500806459</text:p>
          </table:table-cell>
          <table:table-cell table:formula="of:=[.A2903]-[.B2903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6507" calcext:value-type="float">
            <text:p>1500806507</text:p>
          </table:table-cell>
          <table:table-cell office:value-type="float" office:value="1500806466" calcext:value-type="float">
            <text:p>1500806466</text:p>
          </table:table-cell>
          <table:table-cell table:formula="of:=[.A2904]-[.B290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6537" calcext:value-type="float">
            <text:p>1500806537</text:p>
          </table:table-cell>
          <table:table-cell office:value-type="float" office:value="1500806505" calcext:value-type="float">
            <text:p>1500806505</text:p>
          </table:table-cell>
          <table:table-cell table:formula="of:=[.A2905]-[.B290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6546" calcext:value-type="float">
            <text:p>1500806546</text:p>
          </table:table-cell>
          <table:table-cell office:value-type="float" office:value="1500806507" calcext:value-type="float">
            <text:p>1500806507</text:p>
          </table:table-cell>
          <table:table-cell table:formula="of:=[.A2906]-[.B290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6575" calcext:value-type="float">
            <text:p>1500806575</text:p>
          </table:table-cell>
          <table:table-cell office:value-type="float" office:value="1500806537" calcext:value-type="float">
            <text:p>1500806537</text:p>
          </table:table-cell>
          <table:table-cell table:formula="of:=[.A2907]-[.B290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6592" calcext:value-type="float">
            <text:p>1500806592</text:p>
          </table:table-cell>
          <table:table-cell office:value-type="float" office:value="1500806546" calcext:value-type="float">
            <text:p>1500806546</text:p>
          </table:table-cell>
          <table:table-cell table:formula="of:=[.A2908]-[.B290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6597" calcext:value-type="float">
            <text:p>1500806597</text:p>
          </table:table-cell>
          <table:table-cell office:value-type="float" office:value="1500806575" calcext:value-type="float">
            <text:p>1500806575</text:p>
          </table:table-cell>
          <table:table-cell table:formula="of:=[.A2909]-[.B290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6660" calcext:value-type="float">
            <text:p>1500806660</text:p>
          </table:table-cell>
          <table:table-cell office:value-type="float" office:value="1500806592" calcext:value-type="float">
            <text:p>1500806592</text:p>
          </table:table-cell>
          <table:table-cell table:formula="of:=[.A2910]-[.B2910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806661" calcext:value-type="float">
            <text:p>1500806661</text:p>
          </table:table-cell>
          <table:table-cell office:value-type="float" office:value="1500806597" calcext:value-type="float">
            <text:p>1500806597</text:p>
          </table:table-cell>
          <table:table-cell table:formula="of:=[.A2911]-[.B2911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6662" calcext:value-type="float">
            <text:p>1500806662</text:p>
          </table:table-cell>
          <table:table-cell office:value-type="float" office:value="1500806660" calcext:value-type="float">
            <text:p>1500806660</text:p>
          </table:table-cell>
          <table:table-cell table:formula="of:=[.A2912]-[.B29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6681" calcext:value-type="float">
            <text:p>1500806681</text:p>
          </table:table-cell>
          <table:table-cell office:value-type="float" office:value="1500806661" calcext:value-type="float">
            <text:p>1500806661</text:p>
          </table:table-cell>
          <table:table-cell table:formula="of:=[.A2913]-[.B29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6701" calcext:value-type="float">
            <text:p>1500806701</text:p>
          </table:table-cell>
          <table:table-cell office:value-type="float" office:value="1500806662" calcext:value-type="float">
            <text:p>1500806662</text:p>
          </table:table-cell>
          <table:table-cell table:formula="of:=[.A2914]-[.B291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6710" calcext:value-type="float">
            <text:p>1500806710</text:p>
          </table:table-cell>
          <table:table-cell office:value-type="float" office:value="1500806681" calcext:value-type="float">
            <text:p>1500806681</text:p>
          </table:table-cell>
          <table:table-cell table:formula="of:=[.A2915]-[.B291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6720" calcext:value-type="float">
            <text:p>1500806720</text:p>
          </table:table-cell>
          <table:table-cell office:value-type="float" office:value="1500806701" calcext:value-type="float">
            <text:p>1500806701</text:p>
          </table:table-cell>
          <table:table-cell table:formula="of:=[.A2916]-[.B291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6721" calcext:value-type="float">
            <text:p>1500806721</text:p>
          </table:table-cell>
          <table:table-cell office:value-type="float" office:value="1500806710" calcext:value-type="float">
            <text:p>1500806710</text:p>
          </table:table-cell>
          <table:table-cell table:formula="of:=[.A2917]-[.B291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6748" calcext:value-type="float">
            <text:p>1500806748</text:p>
          </table:table-cell>
          <table:table-cell office:value-type="float" office:value="1500806720" calcext:value-type="float">
            <text:p>1500806720</text:p>
          </table:table-cell>
          <table:table-cell table:formula="of:=[.A2918]-[.B291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6752" calcext:value-type="float">
            <text:p>1500806752</text:p>
          </table:table-cell>
          <table:table-cell office:value-type="float" office:value="1500806721" calcext:value-type="float">
            <text:p>1500806721</text:p>
          </table:table-cell>
          <table:table-cell table:formula="of:=[.A2919]-[.B291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6763" calcext:value-type="float">
            <text:p>1500806763</text:p>
          </table:table-cell>
          <table:table-cell office:value-type="float" office:value="1500806748" calcext:value-type="float">
            <text:p>1500806748</text:p>
          </table:table-cell>
          <table:table-cell table:formula="of:=[.A2920]-[.B292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6783" calcext:value-type="float">
            <text:p>1500806783</text:p>
          </table:table-cell>
          <table:table-cell office:value-type="float" office:value="1500806752" calcext:value-type="float">
            <text:p>1500806752</text:p>
          </table:table-cell>
          <table:table-cell table:formula="of:=[.A2921]-[.B292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6785" calcext:value-type="float">
            <text:p>1500806785</text:p>
          </table:table-cell>
          <table:table-cell office:value-type="float" office:value="1500806763" calcext:value-type="float">
            <text:p>1500806763</text:p>
          </table:table-cell>
          <table:table-cell table:formula="of:=[.A2922]-[.B292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6790" calcext:value-type="float">
            <text:p>1500806790</text:p>
          </table:table-cell>
          <table:table-cell office:value-type="float" office:value="1500806783" calcext:value-type="float">
            <text:p>1500806783</text:p>
          </table:table-cell>
          <table:table-cell table:formula="of:=[.A2923]-[.B292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6806" calcext:value-type="float">
            <text:p>1500806806</text:p>
          </table:table-cell>
          <table:table-cell office:value-type="float" office:value="1500806785" calcext:value-type="float">
            <text:p>1500806785</text:p>
          </table:table-cell>
          <table:table-cell table:formula="of:=[.A2924]-[.B292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6816" calcext:value-type="float">
            <text:p>1500806816</text:p>
          </table:table-cell>
          <table:table-cell office:value-type="float" office:value="1500806790" calcext:value-type="float">
            <text:p>1500806790</text:p>
          </table:table-cell>
          <table:table-cell table:formula="of:=[.A2925]-[.B292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6903" calcext:value-type="float">
            <text:p>1500806903</text:p>
          </table:table-cell>
          <table:table-cell office:value-type="float" office:value="1500806806" calcext:value-type="float">
            <text:p>1500806806</text:p>
          </table:table-cell>
          <table:table-cell table:formula="of:=[.A2926]-[.B2926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00806918" calcext:value-type="float">
            <text:p>1500806918</text:p>
          </table:table-cell>
          <table:table-cell office:value-type="float" office:value="1500806816" calcext:value-type="float">
            <text:p>1500806816</text:p>
          </table:table-cell>
          <table:table-cell table:formula="of:=[.A2927]-[.B292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00806926" calcext:value-type="float">
            <text:p>1500806926</text:p>
          </table:table-cell>
          <table:table-cell office:value-type="float" office:value="1500806903" calcext:value-type="float">
            <text:p>1500806903</text:p>
          </table:table-cell>
          <table:table-cell table:formula="of:=[.A2928]-[.B292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6929" calcext:value-type="float">
            <text:p>1500806929</text:p>
          </table:table-cell>
          <table:table-cell office:value-type="float" office:value="1500806918" calcext:value-type="float">
            <text:p>1500806918</text:p>
          </table:table-cell>
          <table:table-cell table:formula="of:=[.A2929]-[.B292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6938" calcext:value-type="float">
            <text:p>1500806938</text:p>
          </table:table-cell>
          <table:table-cell office:value-type="float" office:value="1500806926" calcext:value-type="float">
            <text:p>1500806926</text:p>
          </table:table-cell>
          <table:table-cell table:formula="of:=[.A2930]-[.B293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6947" calcext:value-type="float">
            <text:p>1500806947</text:p>
          </table:table-cell>
          <table:table-cell office:value-type="float" office:value="1500806929" calcext:value-type="float">
            <text:p>1500806929</text:p>
          </table:table-cell>
          <table:table-cell table:formula="of:=[.A2931]-[.B293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6971" calcext:value-type="float">
            <text:p>1500806971</text:p>
          </table:table-cell>
          <table:table-cell office:value-type="float" office:value="1500806938" calcext:value-type="float">
            <text:p>1500806938</text:p>
          </table:table-cell>
          <table:table-cell table:formula="of:=[.A2932]-[.B293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6986" calcext:value-type="float">
            <text:p>1500806986</text:p>
          </table:table-cell>
          <table:table-cell office:value-type="float" office:value="1500806947" calcext:value-type="float">
            <text:p>1500806947</text:p>
          </table:table-cell>
          <table:table-cell table:formula="of:=[.A2933]-[.B293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6988" calcext:value-type="float">
            <text:p>1500806988</text:p>
          </table:table-cell>
          <table:table-cell office:value-type="float" office:value="1500806971" calcext:value-type="float">
            <text:p>1500806971</text:p>
          </table:table-cell>
          <table:table-cell table:formula="of:=[.A2934]-[.B293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6991" calcext:value-type="float">
            <text:p>1500806991</text:p>
          </table:table-cell>
          <table:table-cell office:value-type="float" office:value="1500806986" calcext:value-type="float">
            <text:p>1500806986</text:p>
          </table:table-cell>
          <table:table-cell table:formula="of:=[.A2935]-[.B293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7007" calcext:value-type="float">
            <text:p>1500807007</text:p>
          </table:table-cell>
          <table:table-cell office:value-type="float" office:value="1500806988" calcext:value-type="float">
            <text:p>1500806988</text:p>
          </table:table-cell>
          <table:table-cell table:formula="of:=[.A2936]-[.B293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009" calcext:value-type="float">
            <text:p>1500807009</text:p>
          </table:table-cell>
          <table:table-cell office:value-type="float" office:value="1500806991" calcext:value-type="float">
            <text:p>1500806991</text:p>
          </table:table-cell>
          <table:table-cell table:formula="of:=[.A2937]-[.B293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7044" calcext:value-type="float">
            <text:p>1500807044</text:p>
          </table:table-cell>
          <table:table-cell office:value-type="float" office:value="1500807007" calcext:value-type="float">
            <text:p>1500807007</text:p>
          </table:table-cell>
          <table:table-cell table:formula="of:=[.A2938]-[.B293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7056" calcext:value-type="float">
            <text:p>1500807056</text:p>
          </table:table-cell>
          <table:table-cell office:value-type="float" office:value="1500807009" calcext:value-type="float">
            <text:p>1500807009</text:p>
          </table:table-cell>
          <table:table-cell table:formula="of:=[.A2939]-[.B293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7090" calcext:value-type="float">
            <text:p>1500807090</text:p>
          </table:table-cell>
          <table:table-cell office:value-type="float" office:value="1500807044" calcext:value-type="float">
            <text:p>1500807044</text:p>
          </table:table-cell>
          <table:table-cell table:formula="of:=[.A2940]-[.B294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7111" calcext:value-type="float">
            <text:p>1500807111</text:p>
          </table:table-cell>
          <table:table-cell office:value-type="float" office:value="1500807056" calcext:value-type="float">
            <text:p>1500807056</text:p>
          </table:table-cell>
          <table:table-cell table:formula="of:=[.A2941]-[.B294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07121" calcext:value-type="float">
            <text:p>1500807121</text:p>
          </table:table-cell>
          <table:table-cell office:value-type="float" office:value="1500807090" calcext:value-type="float">
            <text:p>1500807090</text:p>
          </table:table-cell>
          <table:table-cell table:formula="of:=[.A2942]-[.B294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7125" calcext:value-type="float">
            <text:p>1500807125</text:p>
          </table:table-cell>
          <table:table-cell office:value-type="float" office:value="1500807111" calcext:value-type="float">
            <text:p>1500807111</text:p>
          </table:table-cell>
          <table:table-cell table:formula="of:=[.A2943]-[.B294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7129" calcext:value-type="float">
            <text:p>1500807129</text:p>
          </table:table-cell>
          <table:table-cell office:value-type="float" office:value="1500807121" calcext:value-type="float">
            <text:p>1500807121</text:p>
          </table:table-cell>
          <table:table-cell table:formula="of:=[.A2944]-[.B294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7160" calcext:value-type="float">
            <text:p>1500807160</text:p>
          </table:table-cell>
          <table:table-cell office:value-type="float" office:value="1500807125" calcext:value-type="float">
            <text:p>1500807125</text:p>
          </table:table-cell>
          <table:table-cell table:formula="of:=[.A2945]-[.B2945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7176" calcext:value-type="float">
            <text:p>1500807176</text:p>
          </table:table-cell>
          <table:table-cell office:value-type="float" office:value="1500807129" calcext:value-type="float">
            <text:p>1500807129</text:p>
          </table:table-cell>
          <table:table-cell table:formula="of:=[.A2946]-[.B294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7196" calcext:value-type="float">
            <text:p>1500807196</text:p>
          </table:table-cell>
          <table:table-cell office:value-type="float" office:value="1500807160" calcext:value-type="float">
            <text:p>1500807160</text:p>
          </table:table-cell>
          <table:table-cell table:formula="of:=[.A2947]-[.B294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7203" calcext:value-type="float">
            <text:p>1500807203</text:p>
          </table:table-cell>
          <table:table-cell office:value-type="float" office:value="1500807176" calcext:value-type="float">
            <text:p>1500807176</text:p>
          </table:table-cell>
          <table:table-cell table:formula="of:=[.A2948]-[.B294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7204" calcext:value-type="float">
            <text:p>1500807204</text:p>
          </table:table-cell>
          <table:table-cell office:value-type="float" office:value="1500807196" calcext:value-type="float">
            <text:p>1500807196</text:p>
          </table:table-cell>
          <table:table-cell table:formula="of:=[.A2949]-[.B294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7209" calcext:value-type="float">
            <text:p>1500807209</text:p>
          </table:table-cell>
          <table:table-cell office:value-type="float" office:value="1500807203" calcext:value-type="float">
            <text:p>1500807203</text:p>
          </table:table-cell>
          <table:table-cell table:formula="of:=[.A2950]-[.B29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7229" calcext:value-type="float">
            <text:p>1500807229</text:p>
          </table:table-cell>
          <table:table-cell office:value-type="float" office:value="1500807204" calcext:value-type="float">
            <text:p>1500807204</text:p>
          </table:table-cell>
          <table:table-cell table:formula="of:=[.A2951]-[.B295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7230" calcext:value-type="float">
            <text:p>1500807230</text:p>
          </table:table-cell>
          <table:table-cell office:value-type="float" office:value="1500807209" calcext:value-type="float">
            <text:p>1500807209</text:p>
          </table:table-cell>
          <table:table-cell table:formula="of:=[.A2952]-[.B295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7248" calcext:value-type="float">
            <text:p>1500807248</text:p>
          </table:table-cell>
          <table:table-cell office:value-type="float" office:value="1500807229" calcext:value-type="float">
            <text:p>1500807229</text:p>
          </table:table-cell>
          <table:table-cell table:formula="of:=[.A2953]-[.B295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251" calcext:value-type="float">
            <text:p>1500807251</text:p>
          </table:table-cell>
          <table:table-cell office:value-type="float" office:value="1500807230" calcext:value-type="float">
            <text:p>1500807230</text:p>
          </table:table-cell>
          <table:table-cell table:formula="of:=[.A2954]-[.B295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7276" calcext:value-type="float">
            <text:p>1500807276</text:p>
          </table:table-cell>
          <table:table-cell office:value-type="float" office:value="1500807248" calcext:value-type="float">
            <text:p>1500807248</text:p>
          </table:table-cell>
          <table:table-cell table:formula="of:=[.A2955]-[.B295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7285" calcext:value-type="float">
            <text:p>1500807285</text:p>
          </table:table-cell>
          <table:table-cell office:value-type="float" office:value="1500807251" calcext:value-type="float">
            <text:p>1500807251</text:p>
          </table:table-cell>
          <table:table-cell table:formula="of:=[.A2956]-[.B2956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7324" calcext:value-type="float">
            <text:p>1500807324</text:p>
          </table:table-cell>
          <table:table-cell office:value-type="float" office:value="1500807276" calcext:value-type="float">
            <text:p>1500807276</text:p>
          </table:table-cell>
          <table:table-cell table:formula="of:=[.A2957]-[.B295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7325" calcext:value-type="float">
            <text:p>1500807325</text:p>
          </table:table-cell>
          <table:table-cell office:value-type="float" office:value="1500807285" calcext:value-type="float">
            <text:p>1500807285</text:p>
          </table:table-cell>
          <table:table-cell table:formula="of:=[.A2958]-[.B295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7342" calcext:value-type="float">
            <text:p>1500807342</text:p>
          </table:table-cell>
          <table:table-cell office:value-type="float" office:value="1500807324" calcext:value-type="float">
            <text:p>1500807324</text:p>
          </table:table-cell>
          <table:table-cell table:formula="of:=[.A2959]-[.B295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7344" calcext:value-type="float">
            <text:p>1500807344</text:p>
          </table:table-cell>
          <table:table-cell office:value-type="float" office:value="1500807325" calcext:value-type="float">
            <text:p>1500807325</text:p>
          </table:table-cell>
          <table:table-cell table:formula="of:=[.A2960]-[.B296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345" calcext:value-type="float">
            <text:p>1500807345</text:p>
          </table:table-cell>
          <table:table-cell office:value-type="float" office:value="1500807342" calcext:value-type="float">
            <text:p>1500807342</text:p>
          </table:table-cell>
          <table:table-cell table:formula="of:=[.A2961]-[.B296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7350" calcext:value-type="float">
            <text:p>1500807350</text:p>
          </table:table-cell>
          <table:table-cell office:value-type="float" office:value="1500807344" calcext:value-type="float">
            <text:p>1500807344</text:p>
          </table:table-cell>
          <table:table-cell table:formula="of:=[.A2962]-[.B29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7383" calcext:value-type="float">
            <text:p>1500807383</text:p>
          </table:table-cell>
          <table:table-cell office:value-type="float" office:value="1500807345" calcext:value-type="float">
            <text:p>1500807345</text:p>
          </table:table-cell>
          <table:table-cell table:formula="of:=[.A2963]-[.B296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7413" calcext:value-type="float">
            <text:p>1500807413</text:p>
          </table:table-cell>
          <table:table-cell office:value-type="float" office:value="1500807350" calcext:value-type="float">
            <text:p>1500807350</text:p>
          </table:table-cell>
          <table:table-cell table:formula="of:=[.A2964]-[.B2964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07414" calcext:value-type="float">
            <text:p>1500807414</text:p>
          </table:table-cell>
          <table:table-cell office:value-type="float" office:value="1500807383" calcext:value-type="float">
            <text:p>1500807383</text:p>
          </table:table-cell>
          <table:table-cell table:formula="of:=[.A2965]-[.B2965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7423" calcext:value-type="float">
            <text:p>1500807423</text:p>
          </table:table-cell>
          <table:table-cell office:value-type="float" office:value="1500807413" calcext:value-type="float">
            <text:p>1500807413</text:p>
          </table:table-cell>
          <table:table-cell table:formula="of:=[.A2966]-[.B296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7447" calcext:value-type="float">
            <text:p>1500807447</text:p>
          </table:table-cell>
          <table:table-cell office:value-type="float" office:value="1500807414" calcext:value-type="float">
            <text:p>1500807414</text:p>
          </table:table-cell>
          <table:table-cell table:formula="of:=[.A2967]-[.B296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7464" calcext:value-type="float">
            <text:p>1500807464</text:p>
          </table:table-cell>
          <table:table-cell office:value-type="float" office:value="1500807423" calcext:value-type="float">
            <text:p>1500807423</text:p>
          </table:table-cell>
          <table:table-cell table:formula="of:=[.A2968]-[.B2968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7481" calcext:value-type="float">
            <text:p>1500807481</text:p>
          </table:table-cell>
          <table:table-cell office:value-type="float" office:value="1500807447" calcext:value-type="float">
            <text:p>1500807447</text:p>
          </table:table-cell>
          <table:table-cell table:formula="of:=[.A2969]-[.B2969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7499" calcext:value-type="float">
            <text:p>1500807499</text:p>
          </table:table-cell>
          <table:table-cell office:value-type="float" office:value="1500807464" calcext:value-type="float">
            <text:p>1500807464</text:p>
          </table:table-cell>
          <table:table-cell table:formula="of:=[.A2970]-[.B297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7512" calcext:value-type="float">
            <text:p>1500807512</text:p>
          </table:table-cell>
          <table:table-cell office:value-type="float" office:value="1500807481" calcext:value-type="float">
            <text:p>1500807481</text:p>
          </table:table-cell>
          <table:table-cell table:formula="of:=[.A2971]-[.B297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7540" calcext:value-type="float">
            <text:p>1500807540</text:p>
          </table:table-cell>
          <table:table-cell office:value-type="float" office:value="1500807499" calcext:value-type="float">
            <text:p>1500807499</text:p>
          </table:table-cell>
          <table:table-cell table:formula="of:=[.A2972]-[.B297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7548" calcext:value-type="float">
            <text:p>1500807548</text:p>
          </table:table-cell>
          <table:table-cell office:value-type="float" office:value="1500807512" calcext:value-type="float">
            <text:p>1500807512</text:p>
          </table:table-cell>
          <table:table-cell table:formula="of:=[.A2973]-[.B297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7555" calcext:value-type="float">
            <text:p>1500807555</text:p>
          </table:table-cell>
          <table:table-cell office:value-type="float" office:value="1500807540" calcext:value-type="float">
            <text:p>1500807540</text:p>
          </table:table-cell>
          <table:table-cell table:formula="of:=[.A2974]-[.B297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7557" calcext:value-type="float">
            <text:p>1500807557</text:p>
          </table:table-cell>
          <table:table-cell office:value-type="float" office:value="1500807548" calcext:value-type="float">
            <text:p>1500807548</text:p>
          </table:table-cell>
          <table:table-cell table:formula="of:=[.A2975]-[.B297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7595" calcext:value-type="float">
            <text:p>1500807595</text:p>
          </table:table-cell>
          <table:table-cell office:value-type="float" office:value="1500807555" calcext:value-type="float">
            <text:p>1500807555</text:p>
          </table:table-cell>
          <table:table-cell table:formula="of:=[.A2976]-[.B297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7600" calcext:value-type="float">
            <text:p>1500807600</text:p>
          </table:table-cell>
          <table:table-cell office:value-type="float" office:value="1500807557" calcext:value-type="float">
            <text:p>1500807557</text:p>
          </table:table-cell>
          <table:table-cell table:formula="of:=[.A2977]-[.B2977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07611" calcext:value-type="float">
            <text:p>1500807611</text:p>
          </table:table-cell>
          <table:table-cell office:value-type="float" office:value="1500807595" calcext:value-type="float">
            <text:p>1500807595</text:p>
          </table:table-cell>
          <table:table-cell table:formula="of:=[.A2978]-[.B297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7636" calcext:value-type="float">
            <text:p>1500807636</text:p>
          </table:table-cell>
          <table:table-cell office:value-type="float" office:value="1500807600" calcext:value-type="float">
            <text:p>1500807600</text:p>
          </table:table-cell>
          <table:table-cell table:formula="of:=[.A2979]-[.B297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7637" calcext:value-type="float">
            <text:p>1500807637</text:p>
          </table:table-cell>
          <table:table-cell office:value-type="float" office:value="1500807611" calcext:value-type="float">
            <text:p>1500807611</text:p>
          </table:table-cell>
          <table:table-cell table:formula="of:=[.A2980]-[.B298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7651" calcext:value-type="float">
            <text:p>1500807651</text:p>
          </table:table-cell>
          <table:table-cell office:value-type="float" office:value="1500807636" calcext:value-type="float">
            <text:p>1500807636</text:p>
          </table:table-cell>
          <table:table-cell table:formula="of:=[.A2981]-[.B298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7689" calcext:value-type="float">
            <text:p>1500807689</text:p>
          </table:table-cell>
          <table:table-cell office:value-type="float" office:value="1500807637" calcext:value-type="float">
            <text:p>1500807637</text:p>
          </table:table-cell>
          <table:table-cell table:formula="of:=[.A2982]-[.B298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07724" calcext:value-type="float">
            <text:p>1500807724</text:p>
          </table:table-cell>
          <table:table-cell office:value-type="float" office:value="1500807651" calcext:value-type="float">
            <text:p>1500807651</text:p>
          </table:table-cell>
          <table:table-cell table:formula="of:=[.A2983]-[.B2983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0807742" calcext:value-type="float">
            <text:p>1500807742</text:p>
          </table:table-cell>
          <table:table-cell office:value-type="float" office:value="1500807689" calcext:value-type="float">
            <text:p>1500807689</text:p>
          </table:table-cell>
          <table:table-cell table:formula="of:=[.A2984]-[.B2984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7743" calcext:value-type="float">
            <text:p>1500807743</text:p>
          </table:table-cell>
          <table:table-cell office:value-type="float" office:value="1500807724" calcext:value-type="float">
            <text:p>1500807724</text:p>
          </table:table-cell>
          <table:table-cell table:formula="of:=[.A2985]-[.B298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745" calcext:value-type="float">
            <text:p>1500807745</text:p>
          </table:table-cell>
          <table:table-cell office:value-type="float" office:value="1500807742" calcext:value-type="float">
            <text:p>1500807742</text:p>
          </table:table-cell>
          <table:table-cell table:formula="of:=[.A2986]-[.B29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7749" calcext:value-type="float">
            <text:p>1500807749</text:p>
          </table:table-cell>
          <table:table-cell office:value-type="float" office:value="1500807743" calcext:value-type="float">
            <text:p>1500807743</text:p>
          </table:table-cell>
          <table:table-cell table:formula="of:=[.A2987]-[.B298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7775" calcext:value-type="float">
            <text:p>1500807775</text:p>
          </table:table-cell>
          <table:table-cell office:value-type="float" office:value="1500807745" calcext:value-type="float">
            <text:p>1500807745</text:p>
          </table:table-cell>
          <table:table-cell table:formula="of:=[.A2988]-[.B298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7784" calcext:value-type="float">
            <text:p>1500807784</text:p>
          </table:table-cell>
          <table:table-cell office:value-type="float" office:value="1500807749" calcext:value-type="float">
            <text:p>1500807749</text:p>
          </table:table-cell>
          <table:table-cell table:formula="of:=[.A2989]-[.B298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7794" calcext:value-type="float">
            <text:p>1500807794</text:p>
          </table:table-cell>
          <table:table-cell office:value-type="float" office:value="1500807775" calcext:value-type="float">
            <text:p>1500807775</text:p>
          </table:table-cell>
          <table:table-cell table:formula="of:=[.A2990]-[.B299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814" calcext:value-type="float">
            <text:p>1500807814</text:p>
          </table:table-cell>
          <table:table-cell office:value-type="float" office:value="1500807784" calcext:value-type="float">
            <text:p>1500807784</text:p>
          </table:table-cell>
          <table:table-cell table:formula="of:=[.A2991]-[.B299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7824" calcext:value-type="float">
            <text:p>1500807824</text:p>
          </table:table-cell>
          <table:table-cell office:value-type="float" office:value="1500807794" calcext:value-type="float">
            <text:p>1500807794</text:p>
          </table:table-cell>
          <table:table-cell table:formula="of:=[.A2992]-[.B299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7833" calcext:value-type="float">
            <text:p>1500807833</text:p>
          </table:table-cell>
          <table:table-cell office:value-type="float" office:value="1500807814" calcext:value-type="float">
            <text:p>1500807814</text:p>
          </table:table-cell>
          <table:table-cell table:formula="of:=[.A2993]-[.B299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843" calcext:value-type="float">
            <text:p>1500807843</text:p>
          </table:table-cell>
          <table:table-cell office:value-type="float" office:value="1500807824" calcext:value-type="float">
            <text:p>1500807824</text:p>
          </table:table-cell>
          <table:table-cell table:formula="of:=[.A2994]-[.B299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844" calcext:value-type="float">
            <text:p>1500807844</text:p>
          </table:table-cell>
          <table:table-cell office:value-type="float" office:value="1500807833" calcext:value-type="float">
            <text:p>1500807833</text:p>
          </table:table-cell>
          <table:table-cell table:formula="of:=[.A2995]-[.B299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7852" calcext:value-type="float">
            <text:p>1500807852</text:p>
          </table:table-cell>
          <table:table-cell office:value-type="float" office:value="1500807843" calcext:value-type="float">
            <text:p>1500807843</text:p>
          </table:table-cell>
          <table:table-cell table:formula="of:=[.A2996]-[.B29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7861" calcext:value-type="float">
            <text:p>1500807861</text:p>
          </table:table-cell>
          <table:table-cell office:value-type="float" office:value="1500807844" calcext:value-type="float">
            <text:p>1500807844</text:p>
          </table:table-cell>
          <table:table-cell table:formula="of:=[.A2997]-[.B299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7876" calcext:value-type="float">
            <text:p>1500807876</text:p>
          </table:table-cell>
          <table:table-cell office:value-type="float" office:value="1500807852" calcext:value-type="float">
            <text:p>1500807852</text:p>
          </table:table-cell>
          <table:table-cell table:formula="of:=[.A2998]-[.B299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7894" calcext:value-type="float">
            <text:p>1500807894</text:p>
          </table:table-cell>
          <table:table-cell office:value-type="float" office:value="1500807861" calcext:value-type="float">
            <text:p>1500807861</text:p>
          </table:table-cell>
          <table:table-cell table:formula="of:=[.A2999]-[.B299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7911" calcext:value-type="float">
            <text:p>1500807911</text:p>
          </table:table-cell>
          <table:table-cell office:value-type="float" office:value="1500807876" calcext:value-type="float">
            <text:p>1500807876</text:p>
          </table:table-cell>
          <table:table-cell table:formula="of:=[.A3000]-[.B300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7951" calcext:value-type="float">
            <text:p>1500807951</text:p>
          </table:table-cell>
          <table:table-cell office:value-type="float" office:value="1500807894" calcext:value-type="float">
            <text:p>1500807894</text:p>
          </table:table-cell>
          <table:table-cell table:formula="of:=[.A3001]-[.B3001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07986" calcext:value-type="float">
            <text:p>1500807986</text:p>
          </table:table-cell>
          <table:table-cell office:value-type="float" office:value="1500807911" calcext:value-type="float">
            <text:p>1500807911</text:p>
          </table:table-cell>
          <table:table-cell table:formula="of:=[.A3002]-[.B3002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00808003" calcext:value-type="float">
            <text:p>1500808003</text:p>
          </table:table-cell>
          <table:table-cell office:value-type="float" office:value="1500807951" calcext:value-type="float">
            <text:p>1500807951</text:p>
          </table:table-cell>
          <table:table-cell table:formula="of:=[.A3003]-[.B3003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08004" calcext:value-type="float">
            <text:p>1500808004</text:p>
          </table:table-cell>
          <table:table-cell office:value-type="float" office:value="1500807986" calcext:value-type="float">
            <text:p>1500807986</text:p>
          </table:table-cell>
          <table:table-cell table:formula="of:=[.A3004]-[.B300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8023" calcext:value-type="float">
            <text:p>1500808023</text:p>
          </table:table-cell>
          <table:table-cell office:value-type="float" office:value="1500808003" calcext:value-type="float">
            <text:p>1500808003</text:p>
          </table:table-cell>
          <table:table-cell table:formula="of:=[.A3005]-[.B300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8029" calcext:value-type="float">
            <text:p>1500808029</text:p>
          </table:table-cell>
          <table:table-cell office:value-type="float" office:value="1500808004" calcext:value-type="float">
            <text:p>1500808004</text:p>
          </table:table-cell>
          <table:table-cell table:formula="of:=[.A3006]-[.B300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8037" calcext:value-type="float">
            <text:p>1500808037</text:p>
          </table:table-cell>
          <table:table-cell office:value-type="float" office:value="1500808023" calcext:value-type="float">
            <text:p>1500808023</text:p>
          </table:table-cell>
          <table:table-cell table:formula="of:=[.A3007]-[.B300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8039" calcext:value-type="float">
            <text:p>1500808039</text:p>
          </table:table-cell>
          <table:table-cell office:value-type="float" office:value="1500808029" calcext:value-type="float">
            <text:p>1500808029</text:p>
          </table:table-cell>
          <table:table-cell table:formula="of:=[.A3008]-[.B300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8041" calcext:value-type="float">
            <text:p>1500808041</text:p>
          </table:table-cell>
          <table:table-cell office:value-type="float" office:value="1500808037" calcext:value-type="float">
            <text:p>1500808037</text:p>
          </table:table-cell>
          <table:table-cell table:formula="of:=[.A3009]-[.B300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8043" calcext:value-type="float">
            <text:p>1500808043</text:p>
          </table:table-cell>
          <table:table-cell office:value-type="float" office:value="1500808039" calcext:value-type="float">
            <text:p>1500808039</text:p>
          </table:table-cell>
          <table:table-cell table:formula="of:=[.A3010]-[.B30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8052" calcext:value-type="float">
            <text:p>1500808052</text:p>
          </table:table-cell>
          <table:table-cell office:value-type="float" office:value="1500808041" calcext:value-type="float">
            <text:p>1500808041</text:p>
          </table:table-cell>
          <table:table-cell table:formula="of:=[.A3011]-[.B301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8057" calcext:value-type="float">
            <text:p>1500808057</text:p>
          </table:table-cell>
          <table:table-cell office:value-type="float" office:value="1500808043" calcext:value-type="float">
            <text:p>1500808043</text:p>
          </table:table-cell>
          <table:table-cell table:formula="of:=[.A3012]-[.B301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8067" calcext:value-type="float">
            <text:p>1500808067</text:p>
          </table:table-cell>
          <table:table-cell office:value-type="float" office:value="1500808052" calcext:value-type="float">
            <text:p>1500808052</text:p>
          </table:table-cell>
          <table:table-cell table:formula="of:=[.A3013]-[.B301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8123" calcext:value-type="float">
            <text:p>1500808123</text:p>
          </table:table-cell>
          <table:table-cell office:value-type="float" office:value="1500808057" calcext:value-type="float">
            <text:p>1500808057</text:p>
          </table:table-cell>
          <table:table-cell table:formula="of:=[.A3014]-[.B301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808132" calcext:value-type="float">
            <text:p>1500808132</text:p>
          </table:table-cell>
          <table:table-cell office:value-type="float" office:value="1500808067" calcext:value-type="float">
            <text:p>1500808067</text:p>
          </table:table-cell>
          <table:table-cell table:formula="of:=[.A3015]-[.B3015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808141" calcext:value-type="float">
            <text:p>1500808141</text:p>
          </table:table-cell>
          <table:table-cell office:value-type="float" office:value="1500808123" calcext:value-type="float">
            <text:p>1500808123</text:p>
          </table:table-cell>
          <table:table-cell table:formula="of:=[.A3016]-[.B301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8169" calcext:value-type="float">
            <text:p>1500808169</text:p>
          </table:table-cell>
          <table:table-cell office:value-type="float" office:value="1500808132" calcext:value-type="float">
            <text:p>1500808132</text:p>
          </table:table-cell>
          <table:table-cell table:formula="of:=[.A3017]-[.B301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8185" calcext:value-type="float">
            <text:p>1500808185</text:p>
          </table:table-cell>
          <table:table-cell office:value-type="float" office:value="1500808141" calcext:value-type="float">
            <text:p>1500808141</text:p>
          </table:table-cell>
          <table:table-cell table:formula="of:=[.A3018]-[.B3018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08206" calcext:value-type="float">
            <text:p>1500808206</text:p>
          </table:table-cell>
          <table:table-cell office:value-type="float" office:value="1500808169" calcext:value-type="float">
            <text:p>1500808169</text:p>
          </table:table-cell>
          <table:table-cell table:formula="of:=[.A3019]-[.B301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8226" calcext:value-type="float">
            <text:p>1500808226</text:p>
          </table:table-cell>
          <table:table-cell office:value-type="float" office:value="1500808185" calcext:value-type="float">
            <text:p>1500808185</text:p>
          </table:table-cell>
          <table:table-cell table:formula="of:=[.A3020]-[.B3020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8241" calcext:value-type="float">
            <text:p>1500808241</text:p>
          </table:table-cell>
          <table:table-cell office:value-type="float" office:value="1500808206" calcext:value-type="float">
            <text:p>1500808206</text:p>
          </table:table-cell>
          <table:table-cell table:formula="of:=[.A3021]-[.B302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8272" calcext:value-type="float">
            <text:p>1500808272</text:p>
          </table:table-cell>
          <table:table-cell office:value-type="float" office:value="1500808226" calcext:value-type="float">
            <text:p>1500808226</text:p>
          </table:table-cell>
          <table:table-cell table:formula="of:=[.A3022]-[.B302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8296" calcext:value-type="float">
            <text:p>1500808296</text:p>
          </table:table-cell>
          <table:table-cell office:value-type="float" office:value="1500808241" calcext:value-type="float">
            <text:p>1500808241</text:p>
          </table:table-cell>
          <table:table-cell table:formula="of:=[.A3023]-[.B302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08301" calcext:value-type="float">
            <text:p>1500808301</text:p>
          </table:table-cell>
          <table:table-cell office:value-type="float" office:value="1500808272" calcext:value-type="float">
            <text:p>1500808272</text:p>
          </table:table-cell>
          <table:table-cell table:formula="of:=[.A3024]-[.B302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8318" calcext:value-type="float">
            <text:p>1500808318</text:p>
          </table:table-cell>
          <table:table-cell office:value-type="float" office:value="1500808296" calcext:value-type="float">
            <text:p>1500808296</text:p>
          </table:table-cell>
          <table:table-cell table:formula="of:=[.A3025]-[.B302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8329" calcext:value-type="float">
            <text:p>1500808329</text:p>
          </table:table-cell>
          <table:table-cell office:value-type="float" office:value="1500808301" calcext:value-type="float">
            <text:p>1500808301</text:p>
          </table:table-cell>
          <table:table-cell table:formula="of:=[.A3026]-[.B302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8346" calcext:value-type="float">
            <text:p>1500808346</text:p>
          </table:table-cell>
          <table:table-cell office:value-type="float" office:value="1500808318" calcext:value-type="float">
            <text:p>1500808318</text:p>
          </table:table-cell>
          <table:table-cell table:formula="of:=[.A3027]-[.B302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8349" calcext:value-type="float">
            <text:p>1500808349</text:p>
          </table:table-cell>
          <table:table-cell office:value-type="float" office:value="1500808329" calcext:value-type="float">
            <text:p>1500808329</text:p>
          </table:table-cell>
          <table:table-cell table:formula="of:=[.A3028]-[.B302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8359" calcext:value-type="float">
            <text:p>1500808359</text:p>
          </table:table-cell>
          <table:table-cell office:value-type="float" office:value="1500808346" calcext:value-type="float">
            <text:p>1500808346</text:p>
          </table:table-cell>
          <table:table-cell table:formula="of:=[.A3029]-[.B302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8372" calcext:value-type="float">
            <text:p>1500808372</text:p>
          </table:table-cell>
          <table:table-cell office:value-type="float" office:value="1500808349" calcext:value-type="float">
            <text:p>1500808349</text:p>
          </table:table-cell>
          <table:table-cell table:formula="of:=[.A3030]-[.B303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8413" calcext:value-type="float">
            <text:p>1500808413</text:p>
          </table:table-cell>
          <table:table-cell office:value-type="float" office:value="1500808359" calcext:value-type="float">
            <text:p>1500808359</text:p>
          </table:table-cell>
          <table:table-cell table:formula="of:=[.A3031]-[.B3031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808429" calcext:value-type="float">
            <text:p>1500808429</text:p>
          </table:table-cell>
          <table:table-cell office:value-type="float" office:value="1500808372" calcext:value-type="float">
            <text:p>1500808372</text:p>
          </table:table-cell>
          <table:table-cell table:formula="of:=[.A3032]-[.B3032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08463" calcext:value-type="float">
            <text:p>1500808463</text:p>
          </table:table-cell>
          <table:table-cell office:value-type="float" office:value="1500808413" calcext:value-type="float">
            <text:p>1500808413</text:p>
          </table:table-cell>
          <table:table-cell table:formula="of:=[.A3033]-[.B303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808464" calcext:value-type="float">
            <text:p>1500808464</text:p>
          </table:table-cell>
          <table:table-cell office:value-type="float" office:value="1500808429" calcext:value-type="float">
            <text:p>1500808429</text:p>
          </table:table-cell>
          <table:table-cell table:formula="of:=[.A3034]-[.B303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8525" calcext:value-type="float">
            <text:p>1500808525</text:p>
          </table:table-cell>
          <table:table-cell office:value-type="float" office:value="1500808463" calcext:value-type="float">
            <text:p>1500808463</text:p>
          </table:table-cell>
          <table:table-cell table:formula="of:=[.A3035]-[.B3035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808528" calcext:value-type="float">
            <text:p>1500808528</text:p>
          </table:table-cell>
          <table:table-cell office:value-type="float" office:value="1500808464" calcext:value-type="float">
            <text:p>1500808464</text:p>
          </table:table-cell>
          <table:table-cell table:formula="of:=[.A3036]-[.B303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8530" calcext:value-type="float">
            <text:p>1500808530</text:p>
          </table:table-cell>
          <table:table-cell office:value-type="float" office:value="1500808525" calcext:value-type="float">
            <text:p>1500808525</text:p>
          </table:table-cell>
          <table:table-cell table:formula="of:=[.A3037]-[.B303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8533" calcext:value-type="float">
            <text:p>1500808533</text:p>
          </table:table-cell>
          <table:table-cell office:value-type="float" office:value="1500808528" calcext:value-type="float">
            <text:p>1500808528</text:p>
          </table:table-cell>
          <table:table-cell table:formula="of:=[.A3038]-[.B303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8536" calcext:value-type="float">
            <text:p>1500808536</text:p>
          </table:table-cell>
          <table:table-cell office:value-type="float" office:value="1500808530" calcext:value-type="float">
            <text:p>1500808530</text:p>
          </table:table-cell>
          <table:table-cell table:formula="of:=[.A3039]-[.B303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8550" calcext:value-type="float">
            <text:p>1500808550</text:p>
          </table:table-cell>
          <table:table-cell office:value-type="float" office:value="1500808533" calcext:value-type="float">
            <text:p>1500808533</text:p>
          </table:table-cell>
          <table:table-cell table:formula="of:=[.A3040]-[.B304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8574" calcext:value-type="float">
            <text:p>1500808574</text:p>
          </table:table-cell>
          <table:table-cell office:value-type="float" office:value="1500808536" calcext:value-type="float">
            <text:p>1500808536</text:p>
          </table:table-cell>
          <table:table-cell table:formula="of:=[.A3041]-[.B304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8585" calcext:value-type="float">
            <text:p>1500808585</text:p>
          </table:table-cell>
          <table:table-cell office:value-type="float" office:value="1500808550" calcext:value-type="float">
            <text:p>1500808550</text:p>
          </table:table-cell>
          <table:table-cell table:formula="of:=[.A3042]-[.B304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8606" calcext:value-type="float">
            <text:p>1500808606</text:p>
          </table:table-cell>
          <table:table-cell office:value-type="float" office:value="1500808574" calcext:value-type="float">
            <text:p>1500808574</text:p>
          </table:table-cell>
          <table:table-cell table:formula="of:=[.A3043]-[.B304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8612" calcext:value-type="float">
            <text:p>1500808612</text:p>
          </table:table-cell>
          <table:table-cell office:value-type="float" office:value="1500808585" calcext:value-type="float">
            <text:p>1500808585</text:p>
          </table:table-cell>
          <table:table-cell table:formula="of:=[.A3044]-[.B304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8651" calcext:value-type="float">
            <text:p>1500808651</text:p>
          </table:table-cell>
          <table:table-cell office:value-type="float" office:value="1500808606" calcext:value-type="float">
            <text:p>1500808606</text:p>
          </table:table-cell>
          <table:table-cell table:formula="of:=[.A3045]-[.B3045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8697" calcext:value-type="float">
            <text:p>1500808697</text:p>
          </table:table-cell>
          <table:table-cell office:value-type="float" office:value="1500808612" calcext:value-type="float">
            <text:p>1500808612</text:p>
          </table:table-cell>
          <table:table-cell table:formula="of:=[.A3046]-[.B3046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00808706" calcext:value-type="float">
            <text:p>1500808706</text:p>
          </table:table-cell>
          <table:table-cell office:value-type="float" office:value="1500808651" calcext:value-type="float">
            <text:p>1500808651</text:p>
          </table:table-cell>
          <table:table-cell table:formula="of:=[.A3047]-[.B304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08731" calcext:value-type="float">
            <text:p>1500808731</text:p>
          </table:table-cell>
          <table:table-cell office:value-type="float" office:value="1500808697" calcext:value-type="float">
            <text:p>1500808697</text:p>
          </table:table-cell>
          <table:table-cell table:formula="of:=[.A3048]-[.B304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8742" calcext:value-type="float">
            <text:p>1500808742</text:p>
          </table:table-cell>
          <table:table-cell office:value-type="float" office:value="1500808706" calcext:value-type="float">
            <text:p>1500808706</text:p>
          </table:table-cell>
          <table:table-cell table:formula="of:=[.A3049]-[.B304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8750" calcext:value-type="float">
            <text:p>1500808750</text:p>
          </table:table-cell>
          <table:table-cell office:value-type="float" office:value="1500808731" calcext:value-type="float">
            <text:p>1500808731</text:p>
          </table:table-cell>
          <table:table-cell table:formula="of:=[.A3050]-[.B305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8751" calcext:value-type="float">
            <text:p>1500808751</text:p>
          </table:table-cell>
          <table:table-cell office:value-type="float" office:value="1500808742" calcext:value-type="float">
            <text:p>1500808742</text:p>
          </table:table-cell>
          <table:table-cell table:formula="of:=[.A3051]-[.B305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8782" calcext:value-type="float">
            <text:p>1500808782</text:p>
          </table:table-cell>
          <table:table-cell office:value-type="float" office:value="1500808750" calcext:value-type="float">
            <text:p>1500808750</text:p>
          </table:table-cell>
          <table:table-cell table:formula="of:=[.A3052]-[.B305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8785" calcext:value-type="float">
            <text:p>1500808785</text:p>
          </table:table-cell>
          <table:table-cell office:value-type="float" office:value="1500808751" calcext:value-type="float">
            <text:p>1500808751</text:p>
          </table:table-cell>
          <table:table-cell table:formula="of:=[.A3053]-[.B3053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8787" calcext:value-type="float">
            <text:p>1500808787</text:p>
          </table:table-cell>
          <table:table-cell office:value-type="float" office:value="1500808782" calcext:value-type="float">
            <text:p>1500808782</text:p>
          </table:table-cell>
          <table:table-cell table:formula="of:=[.A3054]-[.B305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8789" calcext:value-type="float">
            <text:p>1500808789</text:p>
          </table:table-cell>
          <table:table-cell office:value-type="float" office:value="1500808785" calcext:value-type="float">
            <text:p>1500808785</text:p>
          </table:table-cell>
          <table:table-cell table:formula="of:=[.A3055]-[.B305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8806" calcext:value-type="float">
            <text:p>1500808806</text:p>
          </table:table-cell>
          <table:table-cell office:value-type="float" office:value="1500808787" calcext:value-type="float">
            <text:p>1500808787</text:p>
          </table:table-cell>
          <table:table-cell table:formula="of:=[.A3056]-[.B305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8811" calcext:value-type="float">
            <text:p>1500808811</text:p>
          </table:table-cell>
          <table:table-cell office:value-type="float" office:value="1500808789" calcext:value-type="float">
            <text:p>1500808789</text:p>
          </table:table-cell>
          <table:table-cell table:formula="of:=[.A3057]-[.B305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8813" calcext:value-type="float">
            <text:p>1500808813</text:p>
          </table:table-cell>
          <table:table-cell office:value-type="float" office:value="1500808806" calcext:value-type="float">
            <text:p>1500808806</text:p>
          </table:table-cell>
          <table:table-cell table:formula="of:=[.A3058]-[.B305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8838" calcext:value-type="float">
            <text:p>1500808838</text:p>
          </table:table-cell>
          <table:table-cell office:value-type="float" office:value="1500808811" calcext:value-type="float">
            <text:p>1500808811</text:p>
          </table:table-cell>
          <table:table-cell table:formula="of:=[.A3059]-[.B305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8844" calcext:value-type="float">
            <text:p>1500808844</text:p>
          </table:table-cell>
          <table:table-cell office:value-type="float" office:value="1500808813" calcext:value-type="float">
            <text:p>1500808813</text:p>
          </table:table-cell>
          <table:table-cell table:formula="of:=[.A3060]-[.B3060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8871" calcext:value-type="float">
            <text:p>1500808871</text:p>
          </table:table-cell>
          <table:table-cell office:value-type="float" office:value="1500808838" calcext:value-type="float">
            <text:p>1500808838</text:p>
          </table:table-cell>
          <table:table-cell table:formula="of:=[.A3061]-[.B3061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8885" calcext:value-type="float">
            <text:p>1500808885</text:p>
          </table:table-cell>
          <table:table-cell office:value-type="float" office:value="1500808844" calcext:value-type="float">
            <text:p>1500808844</text:p>
          </table:table-cell>
          <table:table-cell table:formula="of:=[.A3062]-[.B306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8903" calcext:value-type="float">
            <text:p>1500808903</text:p>
          </table:table-cell>
          <table:table-cell office:value-type="float" office:value="1500808871" calcext:value-type="float">
            <text:p>1500808871</text:p>
          </table:table-cell>
          <table:table-cell table:formula="of:=[.A3063]-[.B306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8905" calcext:value-type="float">
            <text:p>1500808905</text:p>
          </table:table-cell>
          <table:table-cell office:value-type="float" office:value="1500808885" calcext:value-type="float">
            <text:p>1500808885</text:p>
          </table:table-cell>
          <table:table-cell table:formula="of:=[.A3064]-[.B306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8917" calcext:value-type="float">
            <text:p>1500808917</text:p>
          </table:table-cell>
          <table:table-cell office:value-type="float" office:value="1500808903" calcext:value-type="float">
            <text:p>1500808903</text:p>
          </table:table-cell>
          <table:table-cell table:formula="of:=[.A3065]-[.B306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8921" calcext:value-type="float">
            <text:p>1500808921</text:p>
          </table:table-cell>
          <table:table-cell office:value-type="float" office:value="1500808905" calcext:value-type="float">
            <text:p>1500808905</text:p>
          </table:table-cell>
          <table:table-cell table:formula="of:=[.A3066]-[.B306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8938" calcext:value-type="float">
            <text:p>1500808938</text:p>
          </table:table-cell>
          <table:table-cell office:value-type="float" office:value="1500808917" calcext:value-type="float">
            <text:p>1500808917</text:p>
          </table:table-cell>
          <table:table-cell table:formula="of:=[.A3067]-[.B306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8939" calcext:value-type="float">
            <text:p>1500808939</text:p>
          </table:table-cell>
          <table:table-cell office:value-type="float" office:value="1500808921" calcext:value-type="float">
            <text:p>1500808921</text:p>
          </table:table-cell>
          <table:table-cell table:formula="of:=[.A3068]-[.B306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8947" calcext:value-type="float">
            <text:p>1500808947</text:p>
          </table:table-cell>
          <table:table-cell office:value-type="float" office:value="1500808938" calcext:value-type="float">
            <text:p>1500808938</text:p>
          </table:table-cell>
          <table:table-cell table:formula="of:=[.A3069]-[.B306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8961" calcext:value-type="float">
            <text:p>1500808961</text:p>
          </table:table-cell>
          <table:table-cell office:value-type="float" office:value="1500808939" calcext:value-type="float">
            <text:p>1500808939</text:p>
          </table:table-cell>
          <table:table-cell table:formula="of:=[.A3070]-[.B307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8965" calcext:value-type="float">
            <text:p>1500808965</text:p>
          </table:table-cell>
          <table:table-cell office:value-type="float" office:value="1500808947" calcext:value-type="float">
            <text:p>1500808947</text:p>
          </table:table-cell>
          <table:table-cell table:formula="of:=[.A3071]-[.B307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8969" calcext:value-type="float">
            <text:p>1500808969</text:p>
          </table:table-cell>
          <table:table-cell office:value-type="float" office:value="1500808961" calcext:value-type="float">
            <text:p>1500808961</text:p>
          </table:table-cell>
          <table:table-cell table:formula="of:=[.A3072]-[.B307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8996" calcext:value-type="float">
            <text:p>1500808996</text:p>
          </table:table-cell>
          <table:table-cell office:value-type="float" office:value="1500808965" calcext:value-type="float">
            <text:p>1500808965</text:p>
          </table:table-cell>
          <table:table-cell table:formula="of:=[.A3073]-[.B307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9015" calcext:value-type="float">
            <text:p>1500809015</text:p>
          </table:table-cell>
          <table:table-cell office:value-type="float" office:value="1500808969" calcext:value-type="float">
            <text:p>1500808969</text:p>
          </table:table-cell>
          <table:table-cell table:formula="of:=[.A3074]-[.B307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9047" calcext:value-type="float">
            <text:p>1500809047</text:p>
          </table:table-cell>
          <table:table-cell office:value-type="float" office:value="1500808996" calcext:value-type="float">
            <text:p>1500808996</text:p>
          </table:table-cell>
          <table:table-cell table:formula="of:=[.A3075]-[.B3075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9052" calcext:value-type="float">
            <text:p>1500809052</text:p>
          </table:table-cell>
          <table:table-cell office:value-type="float" office:value="1500809015" calcext:value-type="float">
            <text:p>1500809015</text:p>
          </table:table-cell>
          <table:table-cell table:formula="of:=[.A3076]-[.B307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9053" calcext:value-type="float">
            <text:p>1500809053</text:p>
          </table:table-cell>
          <table:table-cell office:value-type="float" office:value="1500809047" calcext:value-type="float">
            <text:p>1500809047</text:p>
          </table:table-cell>
          <table:table-cell table:formula="of:=[.A3077]-[.B307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9058" calcext:value-type="float">
            <text:p>1500809058</text:p>
          </table:table-cell>
          <table:table-cell office:value-type="float" office:value="1500809052" calcext:value-type="float">
            <text:p>1500809052</text:p>
          </table:table-cell>
          <table:table-cell table:formula="of:=[.A3078]-[.B307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9066" calcext:value-type="float">
            <text:p>1500809066</text:p>
          </table:table-cell>
          <table:table-cell office:value-type="float" office:value="1500809053" calcext:value-type="float">
            <text:p>1500809053</text:p>
          </table:table-cell>
          <table:table-cell table:formula="of:=[.A3079]-[.B307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9079" calcext:value-type="float">
            <text:p>1500809079</text:p>
          </table:table-cell>
          <table:table-cell office:value-type="float" office:value="1500809058" calcext:value-type="float">
            <text:p>1500809058</text:p>
          </table:table-cell>
          <table:table-cell table:formula="of:=[.A3080]-[.B308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9081" calcext:value-type="float">
            <text:p>1500809081</text:p>
          </table:table-cell>
          <table:table-cell office:value-type="float" office:value="1500809066" calcext:value-type="float">
            <text:p>1500809066</text:p>
          </table:table-cell>
          <table:table-cell table:formula="of:=[.A3081]-[.B308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9090" calcext:value-type="float">
            <text:p>1500809090</text:p>
          </table:table-cell>
          <table:table-cell office:value-type="float" office:value="1500809079" calcext:value-type="float">
            <text:p>1500809079</text:p>
          </table:table-cell>
          <table:table-cell table:formula="of:=[.A3082]-[.B308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9091" calcext:value-type="float">
            <text:p>1500809091</text:p>
          </table:table-cell>
          <table:table-cell office:value-type="float" office:value="1500809081" calcext:value-type="float">
            <text:p>1500809081</text:p>
          </table:table-cell>
          <table:table-cell table:formula="of:=[.A3083]-[.B308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9098" calcext:value-type="float">
            <text:p>1500809098</text:p>
          </table:table-cell>
          <table:table-cell office:value-type="float" office:value="1500809090" calcext:value-type="float">
            <text:p>1500809090</text:p>
          </table:table-cell>
          <table:table-cell table:formula="of:=[.A3084]-[.B308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9103" calcext:value-type="float">
            <text:p>1500809103</text:p>
          </table:table-cell>
          <table:table-cell office:value-type="float" office:value="1500809091" calcext:value-type="float">
            <text:p>1500809091</text:p>
          </table:table-cell>
          <table:table-cell table:formula="of:=[.A3085]-[.B308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9122" calcext:value-type="float">
            <text:p>1500809122</text:p>
          </table:table-cell>
          <table:table-cell office:value-type="float" office:value="1500809098" calcext:value-type="float">
            <text:p>1500809098</text:p>
          </table:table-cell>
          <table:table-cell table:formula="of:=[.A3086]-[.B308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9125" calcext:value-type="float">
            <text:p>1500809125</text:p>
          </table:table-cell>
          <table:table-cell office:value-type="float" office:value="1500809103" calcext:value-type="float">
            <text:p>1500809103</text:p>
          </table:table-cell>
          <table:table-cell table:formula="of:=[.A3087]-[.B308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9138" calcext:value-type="float">
            <text:p>1500809138</text:p>
          </table:table-cell>
          <table:table-cell office:value-type="float" office:value="1500809122" calcext:value-type="float">
            <text:p>1500809122</text:p>
          </table:table-cell>
          <table:table-cell table:formula="of:=[.A3088]-[.B308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173" calcext:value-type="float">
            <text:p>1500809173</text:p>
          </table:table-cell>
          <table:table-cell office:value-type="float" office:value="1500809125" calcext:value-type="float">
            <text:p>1500809125</text:p>
          </table:table-cell>
          <table:table-cell table:formula="of:=[.A3089]-[.B308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9181" calcext:value-type="float">
            <text:p>1500809181</text:p>
          </table:table-cell>
          <table:table-cell office:value-type="float" office:value="1500809138" calcext:value-type="float">
            <text:p>1500809138</text:p>
          </table:table-cell>
          <table:table-cell table:formula="of:=[.A3090]-[.B309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09183" calcext:value-type="float">
            <text:p>1500809183</text:p>
          </table:table-cell>
          <table:table-cell office:value-type="float" office:value="1500809173" calcext:value-type="float">
            <text:p>1500809173</text:p>
          </table:table-cell>
          <table:table-cell table:formula="of:=[.A3091]-[.B309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9198" calcext:value-type="float">
            <text:p>1500809198</text:p>
          </table:table-cell>
          <table:table-cell office:value-type="float" office:value="1500809181" calcext:value-type="float">
            <text:p>1500809181</text:p>
          </table:table-cell>
          <table:table-cell table:formula="of:=[.A3092]-[.B309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9199" calcext:value-type="float">
            <text:p>1500809199</text:p>
          </table:table-cell>
          <table:table-cell office:value-type="float" office:value="1500809183" calcext:value-type="float">
            <text:p>1500809183</text:p>
          </table:table-cell>
          <table:table-cell table:formula="of:=[.A3093]-[.B309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201" calcext:value-type="float">
            <text:p>1500809201</text:p>
          </table:table-cell>
          <table:table-cell office:value-type="float" office:value="1500809198" calcext:value-type="float">
            <text:p>1500809198</text:p>
          </table:table-cell>
          <table:table-cell table:formula="of:=[.A3094]-[.B30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9224" calcext:value-type="float">
            <text:p>1500809224</text:p>
          </table:table-cell>
          <table:table-cell office:value-type="float" office:value="1500809199" calcext:value-type="float">
            <text:p>1500809199</text:p>
          </table:table-cell>
          <table:table-cell table:formula="of:=[.A3095]-[.B309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9238" calcext:value-type="float">
            <text:p>1500809238</text:p>
          </table:table-cell>
          <table:table-cell office:value-type="float" office:value="1500809201" calcext:value-type="float">
            <text:p>1500809201</text:p>
          </table:table-cell>
          <table:table-cell table:formula="of:=[.A3096]-[.B309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9245" calcext:value-type="float">
            <text:p>1500809245</text:p>
          </table:table-cell>
          <table:table-cell office:value-type="float" office:value="1500809224" calcext:value-type="float">
            <text:p>1500809224</text:p>
          </table:table-cell>
          <table:table-cell table:formula="of:=[.A3097]-[.B309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9270" calcext:value-type="float">
            <text:p>1500809270</text:p>
          </table:table-cell>
          <table:table-cell office:value-type="float" office:value="1500809238" calcext:value-type="float">
            <text:p>1500809238</text:p>
          </table:table-cell>
          <table:table-cell table:formula="of:=[.A3098]-[.B309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9276" calcext:value-type="float">
            <text:p>1500809276</text:p>
          </table:table-cell>
          <table:table-cell office:value-type="float" office:value="1500809245" calcext:value-type="float">
            <text:p>1500809245</text:p>
          </table:table-cell>
          <table:table-cell table:formula="of:=[.A3099]-[.B309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9277" calcext:value-type="float">
            <text:p>1500809277</text:p>
          </table:table-cell>
          <table:table-cell office:value-type="float" office:value="1500809270" calcext:value-type="float">
            <text:p>1500809270</text:p>
          </table:table-cell>
          <table:table-cell table:formula="of:=[.A3100]-[.B310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9292" calcext:value-type="float">
            <text:p>1500809292</text:p>
          </table:table-cell>
          <table:table-cell office:value-type="float" office:value="1500809276" calcext:value-type="float">
            <text:p>1500809276</text:p>
          </table:table-cell>
          <table:table-cell table:formula="of:=[.A3101]-[.B310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311" calcext:value-type="float">
            <text:p>1500809311</text:p>
          </table:table-cell>
          <table:table-cell office:value-type="float" office:value="1500809277" calcext:value-type="float">
            <text:p>1500809277</text:p>
          </table:table-cell>
          <table:table-cell table:formula="of:=[.A3102]-[.B310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9334" calcext:value-type="float">
            <text:p>1500809334</text:p>
          </table:table-cell>
          <table:table-cell office:value-type="float" office:value="1500809292" calcext:value-type="float">
            <text:p>1500809292</text:p>
          </table:table-cell>
          <table:table-cell table:formula="of:=[.A3103]-[.B3103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9337" calcext:value-type="float">
            <text:p>1500809337</text:p>
          </table:table-cell>
          <table:table-cell office:value-type="float" office:value="1500809311" calcext:value-type="float">
            <text:p>1500809311</text:p>
          </table:table-cell>
          <table:table-cell table:formula="of:=[.A3104]-[.B310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9353" calcext:value-type="float">
            <text:p>1500809353</text:p>
          </table:table-cell>
          <table:table-cell office:value-type="float" office:value="1500809334" calcext:value-type="float">
            <text:p>1500809334</text:p>
          </table:table-cell>
          <table:table-cell table:formula="of:=[.A3105]-[.B310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9360" calcext:value-type="float">
            <text:p>1500809360</text:p>
          </table:table-cell>
          <table:table-cell office:value-type="float" office:value="1500809337" calcext:value-type="float">
            <text:p>1500809337</text:p>
          </table:table-cell>
          <table:table-cell table:formula="of:=[.A3106]-[.B310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9373" calcext:value-type="float">
            <text:p>1500809373</text:p>
          </table:table-cell>
          <table:table-cell office:value-type="float" office:value="1500809353" calcext:value-type="float">
            <text:p>1500809353</text:p>
          </table:table-cell>
          <table:table-cell table:formula="of:=[.A3107]-[.B310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9376" calcext:value-type="float">
            <text:p>1500809376</text:p>
          </table:table-cell>
          <table:table-cell office:value-type="float" office:value="1500809360" calcext:value-type="float">
            <text:p>1500809360</text:p>
          </table:table-cell>
          <table:table-cell table:formula="of:=[.A3108]-[.B310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389" calcext:value-type="float">
            <text:p>1500809389</text:p>
          </table:table-cell>
          <table:table-cell office:value-type="float" office:value="1500809373" calcext:value-type="float">
            <text:p>1500809373</text:p>
          </table:table-cell>
          <table:table-cell table:formula="of:=[.A3109]-[.B310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414" calcext:value-type="float">
            <text:p>1500809414</text:p>
          </table:table-cell>
          <table:table-cell office:value-type="float" office:value="1500809376" calcext:value-type="float">
            <text:p>1500809376</text:p>
          </table:table-cell>
          <table:table-cell table:formula="of:=[.A3110]-[.B311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9447" calcext:value-type="float">
            <text:p>1500809447</text:p>
          </table:table-cell>
          <table:table-cell office:value-type="float" office:value="1500809389" calcext:value-type="float">
            <text:p>1500809389</text:p>
          </table:table-cell>
          <table:table-cell table:formula="of:=[.A3111]-[.B3111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09449" calcext:value-type="float">
            <text:p>1500809449</text:p>
          </table:table-cell>
          <table:table-cell office:value-type="float" office:value="1500809414" calcext:value-type="float">
            <text:p>1500809414</text:p>
          </table:table-cell>
          <table:table-cell table:formula="of:=[.A3112]-[.B311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9456" calcext:value-type="float">
            <text:p>1500809456</text:p>
          </table:table-cell>
          <table:table-cell office:value-type="float" office:value="1500809447" calcext:value-type="float">
            <text:p>1500809447</text:p>
          </table:table-cell>
          <table:table-cell table:formula="of:=[.A3113]-[.B311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9470" calcext:value-type="float">
            <text:p>1500809470</text:p>
          </table:table-cell>
          <table:table-cell office:value-type="float" office:value="1500809449" calcext:value-type="float">
            <text:p>1500809449</text:p>
          </table:table-cell>
          <table:table-cell table:formula="of:=[.A3114]-[.B311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9489" calcext:value-type="float">
            <text:p>1500809489</text:p>
          </table:table-cell>
          <table:table-cell office:value-type="float" office:value="1500809456" calcext:value-type="float">
            <text:p>1500809456</text:p>
          </table:table-cell>
          <table:table-cell table:formula="of:=[.A3115]-[.B311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9496" calcext:value-type="float">
            <text:p>1500809496</text:p>
          </table:table-cell>
          <table:table-cell office:value-type="float" office:value="1500809470" calcext:value-type="float">
            <text:p>1500809470</text:p>
          </table:table-cell>
          <table:table-cell table:formula="of:=[.A3116]-[.B311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9539" calcext:value-type="float">
            <text:p>1500809539</text:p>
          </table:table-cell>
          <table:table-cell office:value-type="float" office:value="1500809489" calcext:value-type="float">
            <text:p>1500809489</text:p>
          </table:table-cell>
          <table:table-cell table:formula="of:=[.A3117]-[.B311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809570" calcext:value-type="float">
            <text:p>1500809570</text:p>
          </table:table-cell>
          <table:table-cell office:value-type="float" office:value="1500809496" calcext:value-type="float">
            <text:p>1500809496</text:p>
          </table:table-cell>
          <table:table-cell table:formula="of:=[.A3118]-[.B3118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0809571" calcext:value-type="float">
            <text:p>1500809571</text:p>
          </table:table-cell>
          <table:table-cell office:value-type="float" office:value="1500809539" calcext:value-type="float">
            <text:p>1500809539</text:p>
          </table:table-cell>
          <table:table-cell table:formula="of:=[.A3119]-[.B311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9626" calcext:value-type="float">
            <text:p>1500809626</text:p>
          </table:table-cell>
          <table:table-cell office:value-type="float" office:value="1500809570" calcext:value-type="float">
            <text:p>1500809570</text:p>
          </table:table-cell>
          <table:table-cell table:formula="of:=[.A3120]-[.B3120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9645" calcext:value-type="float">
            <text:p>1500809645</text:p>
          </table:table-cell>
          <table:table-cell office:value-type="float" office:value="1500809571" calcext:value-type="float">
            <text:p>1500809571</text:p>
          </table:table-cell>
          <table:table-cell table:formula="of:=[.A3121]-[.B3121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0809652" calcext:value-type="float">
            <text:p>1500809652</text:p>
          </table:table-cell>
          <table:table-cell office:value-type="float" office:value="1500809626" calcext:value-type="float">
            <text:p>1500809626</text:p>
          </table:table-cell>
          <table:table-cell table:formula="of:=[.A3122]-[.B312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9698" calcext:value-type="float">
            <text:p>1500809698</text:p>
          </table:table-cell>
          <table:table-cell office:value-type="float" office:value="1500809645" calcext:value-type="float">
            <text:p>1500809645</text:p>
          </table:table-cell>
          <table:table-cell table:formula="of:=[.A3123]-[.B312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9716" calcext:value-type="float">
            <text:p>1500809716</text:p>
          </table:table-cell>
          <table:table-cell office:value-type="float" office:value="1500809652" calcext:value-type="float">
            <text:p>1500809652</text:p>
          </table:table-cell>
          <table:table-cell table:formula="of:=[.A3124]-[.B312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9751" calcext:value-type="float">
            <text:p>1500809751</text:p>
          </table:table-cell>
          <table:table-cell office:value-type="float" office:value="1500809698" calcext:value-type="float">
            <text:p>1500809698</text:p>
          </table:table-cell>
          <table:table-cell table:formula="of:=[.A3125]-[.B3125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9779" calcext:value-type="float">
            <text:p>1500809779</text:p>
          </table:table-cell>
          <table:table-cell office:value-type="float" office:value="1500809716" calcext:value-type="float">
            <text:p>1500809716</text:p>
          </table:table-cell>
          <table:table-cell table:formula="of:=[.A3126]-[.B3126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09792" calcext:value-type="float">
            <text:p>1500809792</text:p>
          </table:table-cell>
          <table:table-cell office:value-type="float" office:value="1500809751" calcext:value-type="float">
            <text:p>1500809751</text:p>
          </table:table-cell>
          <table:table-cell table:formula="of:=[.A3127]-[.B312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9807" calcext:value-type="float">
            <text:p>1500809807</text:p>
          </table:table-cell>
          <table:table-cell office:value-type="float" office:value="1500809779" calcext:value-type="float">
            <text:p>1500809779</text:p>
          </table:table-cell>
          <table:table-cell table:formula="of:=[.A3128]-[.B312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9830" calcext:value-type="float">
            <text:p>1500809830</text:p>
          </table:table-cell>
          <table:table-cell office:value-type="float" office:value="1500809792" calcext:value-type="float">
            <text:p>1500809792</text:p>
          </table:table-cell>
          <table:table-cell table:formula="of:=[.A3129]-[.B312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9844" calcext:value-type="float">
            <text:p>1500809844</text:p>
          </table:table-cell>
          <table:table-cell office:value-type="float" office:value="1500809807" calcext:value-type="float">
            <text:p>1500809807</text:p>
          </table:table-cell>
          <table:table-cell table:formula="of:=[.A3130]-[.B313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9849" calcext:value-type="float">
            <text:p>1500809849</text:p>
          </table:table-cell>
          <table:table-cell office:value-type="float" office:value="1500809830" calcext:value-type="float">
            <text:p>1500809830</text:p>
          </table:table-cell>
          <table:table-cell table:formula="of:=[.A3131]-[.B313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9867" calcext:value-type="float">
            <text:p>1500809867</text:p>
          </table:table-cell>
          <table:table-cell office:value-type="float" office:value="1500809844" calcext:value-type="float">
            <text:p>1500809844</text:p>
          </table:table-cell>
          <table:table-cell table:formula="of:=[.A3132]-[.B313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9871" calcext:value-type="float">
            <text:p>1500809871</text:p>
          </table:table-cell>
          <table:table-cell office:value-type="float" office:value="1500809849" calcext:value-type="float">
            <text:p>1500809849</text:p>
          </table:table-cell>
          <table:table-cell table:formula="of:=[.A3133]-[.B313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9884" calcext:value-type="float">
            <text:p>1500809884</text:p>
          </table:table-cell>
          <table:table-cell office:value-type="float" office:value="1500809867" calcext:value-type="float">
            <text:p>1500809867</text:p>
          </table:table-cell>
          <table:table-cell table:formula="of:=[.A3134]-[.B313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9908" calcext:value-type="float">
            <text:p>1500809908</text:p>
          </table:table-cell>
          <table:table-cell office:value-type="float" office:value="1500809871" calcext:value-type="float">
            <text:p>1500809871</text:p>
          </table:table-cell>
          <table:table-cell table:formula="of:=[.A3135]-[.B313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9909" calcext:value-type="float">
            <text:p>1500809909</text:p>
          </table:table-cell>
          <table:table-cell office:value-type="float" office:value="1500809884" calcext:value-type="float">
            <text:p>1500809884</text:p>
          </table:table-cell>
          <table:table-cell table:formula="of:=[.A3136]-[.B313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9913" calcext:value-type="float">
            <text:p>1500809913</text:p>
          </table:table-cell>
          <table:table-cell office:value-type="float" office:value="1500809908" calcext:value-type="float">
            <text:p>1500809908</text:p>
          </table:table-cell>
          <table:table-cell table:formula="of:=[.A3137]-[.B313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9937" calcext:value-type="float">
            <text:p>1500809937</text:p>
          </table:table-cell>
          <table:table-cell office:value-type="float" office:value="1500809909" calcext:value-type="float">
            <text:p>1500809909</text:p>
          </table:table-cell>
          <table:table-cell table:formula="of:=[.A3138]-[.B313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9953" calcext:value-type="float">
            <text:p>1500809953</text:p>
          </table:table-cell>
          <table:table-cell office:value-type="float" office:value="1500809913" calcext:value-type="float">
            <text:p>1500809913</text:p>
          </table:table-cell>
          <table:table-cell table:formula="of:=[.A3139]-[.B313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9963" calcext:value-type="float">
            <text:p>1500809963</text:p>
          </table:table-cell>
          <table:table-cell office:value-type="float" office:value="1500809937" calcext:value-type="float">
            <text:p>1500809937</text:p>
          </table:table-cell>
          <table:table-cell table:formula="of:=[.A3140]-[.B314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9964" calcext:value-type="float">
            <text:p>1500809964</text:p>
          </table:table-cell>
          <table:table-cell office:value-type="float" office:value="1500809953" calcext:value-type="float">
            <text:p>1500809953</text:p>
          </table:table-cell>
          <table:table-cell table:formula="of:=[.A3141]-[.B314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9991" calcext:value-type="float">
            <text:p>1500809991</text:p>
          </table:table-cell>
          <table:table-cell office:value-type="float" office:value="1500809963" calcext:value-type="float">
            <text:p>1500809963</text:p>
          </table:table-cell>
          <table:table-cell table:formula="of:=[.A3142]-[.B314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9993" calcext:value-type="float">
            <text:p>1500809993</text:p>
          </table:table-cell>
          <table:table-cell office:value-type="float" office:value="1500809964" calcext:value-type="float">
            <text:p>1500809964</text:p>
          </table:table-cell>
          <table:table-cell table:formula="of:=[.A3143]-[.B314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10002" calcext:value-type="float">
            <text:p>1500810002</text:p>
          </table:table-cell>
          <table:table-cell office:value-type="float" office:value="1500809991" calcext:value-type="float">
            <text:p>1500809991</text:p>
          </table:table-cell>
          <table:table-cell table:formula="of:=[.A3144]-[.B314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0041" calcext:value-type="float">
            <text:p>1500810041</text:p>
          </table:table-cell>
          <table:table-cell office:value-type="float" office:value="1500809993" calcext:value-type="float">
            <text:p>1500809993</text:p>
          </table:table-cell>
          <table:table-cell table:formula="of:=[.A3145]-[.B314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0053" calcext:value-type="float">
            <text:p>1500810053</text:p>
          </table:table-cell>
          <table:table-cell office:value-type="float" office:value="1500810002" calcext:value-type="float">
            <text:p>1500810002</text:p>
          </table:table-cell>
          <table:table-cell table:formula="of:=[.A3146]-[.B3146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10076" calcext:value-type="float">
            <text:p>1500810076</text:p>
          </table:table-cell>
          <table:table-cell office:value-type="float" office:value="1500810041" calcext:value-type="float">
            <text:p>1500810041</text:p>
          </table:table-cell>
          <table:table-cell table:formula="of:=[.A3147]-[.B314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0079" calcext:value-type="float">
            <text:p>1500810079</text:p>
          </table:table-cell>
          <table:table-cell office:value-type="float" office:value="1500810053" calcext:value-type="float">
            <text:p>1500810053</text:p>
          </table:table-cell>
          <table:table-cell table:formula="of:=[.A3148]-[.B314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10085" calcext:value-type="float">
            <text:p>1500810085</text:p>
          </table:table-cell>
          <table:table-cell office:value-type="float" office:value="1500810076" calcext:value-type="float">
            <text:p>1500810076</text:p>
          </table:table-cell>
          <table:table-cell table:formula="of:=[.A3149]-[.B314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0086" calcext:value-type="float">
            <text:p>1500810086</text:p>
          </table:table-cell>
          <table:table-cell office:value-type="float" office:value="1500810079" calcext:value-type="float">
            <text:p>1500810079</text:p>
          </table:table-cell>
          <table:table-cell table:formula="of:=[.A3150]-[.B315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0111" calcext:value-type="float">
            <text:p>1500810111</text:p>
          </table:table-cell>
          <table:table-cell office:value-type="float" office:value="1500810085" calcext:value-type="float">
            <text:p>1500810085</text:p>
          </table:table-cell>
          <table:table-cell table:formula="of:=[.A3151]-[.B315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10135" calcext:value-type="float">
            <text:p>1500810135</text:p>
          </table:table-cell>
          <table:table-cell office:value-type="float" office:value="1500810086" calcext:value-type="float">
            <text:p>1500810086</text:p>
          </table:table-cell>
          <table:table-cell table:formula="of:=[.A3152]-[.B315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10145" calcext:value-type="float">
            <text:p>1500810145</text:p>
          </table:table-cell>
          <table:table-cell office:value-type="float" office:value="1500810111" calcext:value-type="float">
            <text:p>1500810111</text:p>
          </table:table-cell>
          <table:table-cell table:formula="of:=[.A3153]-[.B3153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10155" calcext:value-type="float">
            <text:p>1500810155</text:p>
          </table:table-cell>
          <table:table-cell office:value-type="float" office:value="1500810135" calcext:value-type="float">
            <text:p>1500810135</text:p>
          </table:table-cell>
          <table:table-cell table:formula="of:=[.A3154]-[.B315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0166" calcext:value-type="float">
            <text:p>1500810166</text:p>
          </table:table-cell>
          <table:table-cell office:value-type="float" office:value="1500810145" calcext:value-type="float">
            <text:p>1500810145</text:p>
          </table:table-cell>
          <table:table-cell table:formula="of:=[.A3155]-[.B315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0168" calcext:value-type="float">
            <text:p>1500810168</text:p>
          </table:table-cell>
          <table:table-cell office:value-type="float" office:value="1500810155" calcext:value-type="float">
            <text:p>1500810155</text:p>
          </table:table-cell>
          <table:table-cell table:formula="of:=[.A3156]-[.B315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0169" calcext:value-type="float">
            <text:p>1500810169</text:p>
          </table:table-cell>
          <table:table-cell office:value-type="float" office:value="1500810166" calcext:value-type="float">
            <text:p>1500810166</text:p>
          </table:table-cell>
          <table:table-cell table:formula="of:=[.A3157]-[.B315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0172" calcext:value-type="float">
            <text:p>1500810172</text:p>
          </table:table-cell>
          <table:table-cell office:value-type="float" office:value="1500810168" calcext:value-type="float">
            <text:p>1500810168</text:p>
          </table:table-cell>
          <table:table-cell table:formula="of:=[.A3158]-[.B31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0174" calcext:value-type="float">
            <text:p>1500810174</text:p>
          </table:table-cell>
          <table:table-cell office:value-type="float" office:value="1500810169" calcext:value-type="float">
            <text:p>1500810169</text:p>
          </table:table-cell>
          <table:table-cell table:formula="of:=[.A3159]-[.B315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0182" calcext:value-type="float">
            <text:p>1500810182</text:p>
          </table:table-cell>
          <table:table-cell office:value-type="float" office:value="1500810172" calcext:value-type="float">
            <text:p>1500810172</text:p>
          </table:table-cell>
          <table:table-cell table:formula="of:=[.A3160]-[.B31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10226" calcext:value-type="float">
            <text:p>1500810226</text:p>
          </table:table-cell>
          <table:table-cell office:value-type="float" office:value="1500810174" calcext:value-type="float">
            <text:p>1500810174</text:p>
          </table:table-cell>
          <table:table-cell table:formula="of:=[.A3161]-[.B3161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10264" calcext:value-type="float">
            <text:p>1500810264</text:p>
          </table:table-cell>
          <table:table-cell office:value-type="float" office:value="1500810182" calcext:value-type="float">
            <text:p>1500810182</text:p>
          </table:table-cell>
          <table:table-cell table:formula="of:=[.A3162]-[.B316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0810281" calcext:value-type="float">
            <text:p>1500810281</text:p>
          </table:table-cell>
          <table:table-cell office:value-type="float" office:value="1500810226" calcext:value-type="float">
            <text:p>1500810226</text:p>
          </table:table-cell>
          <table:table-cell table:formula="of:=[.A3163]-[.B316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10297" calcext:value-type="float">
            <text:p>1500810297</text:p>
          </table:table-cell>
          <table:table-cell office:value-type="float" office:value="1500810264" calcext:value-type="float">
            <text:p>1500810264</text:p>
          </table:table-cell>
          <table:table-cell table:formula="of:=[.A3164]-[.B316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0329" calcext:value-type="float">
            <text:p>1500810329</text:p>
          </table:table-cell>
          <table:table-cell office:value-type="float" office:value="1500810281" calcext:value-type="float">
            <text:p>1500810281</text:p>
          </table:table-cell>
          <table:table-cell table:formula="of:=[.A3165]-[.B316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0330" calcext:value-type="float">
            <text:p>1500810330</text:p>
          </table:table-cell>
          <table:table-cell office:value-type="float" office:value="1500810297" calcext:value-type="float">
            <text:p>1500810297</text:p>
          </table:table-cell>
          <table:table-cell table:formula="of:=[.A3166]-[.B316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0376" calcext:value-type="float">
            <text:p>1500810376</text:p>
          </table:table-cell>
          <table:table-cell office:value-type="float" office:value="1500810329" calcext:value-type="float">
            <text:p>1500810329</text:p>
          </table:table-cell>
          <table:table-cell table:formula="of:=[.A3167]-[.B3167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10384" calcext:value-type="float">
            <text:p>1500810384</text:p>
          </table:table-cell>
          <table:table-cell office:value-type="float" office:value="1500810330" calcext:value-type="float">
            <text:p>1500810330</text:p>
          </table:table-cell>
          <table:table-cell table:formula="of:=[.A3168]-[.B316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810412" calcext:value-type="float">
            <text:p>1500810412</text:p>
          </table:table-cell>
          <table:table-cell office:value-type="float" office:value="1500810376" calcext:value-type="float">
            <text:p>1500810376</text:p>
          </table:table-cell>
          <table:table-cell table:formula="of:=[.A3169]-[.B316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10430" calcext:value-type="float">
            <text:p>1500810430</text:p>
          </table:table-cell>
          <table:table-cell office:value-type="float" office:value="1500810384" calcext:value-type="float">
            <text:p>1500810384</text:p>
          </table:table-cell>
          <table:table-cell table:formula="of:=[.A3170]-[.B317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10471" calcext:value-type="float">
            <text:p>1500810471</text:p>
          </table:table-cell>
          <table:table-cell office:value-type="float" office:value="1500810412" calcext:value-type="float">
            <text:p>1500810412</text:p>
          </table:table-cell>
          <table:table-cell table:formula="of:=[.A3171]-[.B3171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810473" calcext:value-type="float">
            <text:p>1500810473</text:p>
          </table:table-cell>
          <table:table-cell office:value-type="float" office:value="1500810430" calcext:value-type="float">
            <text:p>1500810430</text:p>
          </table:table-cell>
          <table:table-cell table:formula="of:=[.A3172]-[.B317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10475" calcext:value-type="float">
            <text:p>1500810475</text:p>
          </table:table-cell>
          <table:table-cell office:value-type="float" office:value="1500810471" calcext:value-type="float">
            <text:p>1500810471</text:p>
          </table:table-cell>
          <table:table-cell table:formula="of:=[.A3173]-[.B31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0493" calcext:value-type="float">
            <text:p>1500810493</text:p>
          </table:table-cell>
          <table:table-cell office:value-type="float" office:value="1500810473" calcext:value-type="float">
            <text:p>1500810473</text:p>
          </table:table-cell>
          <table:table-cell table:formula="of:=[.A3174]-[.B317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0496" calcext:value-type="float">
            <text:p>1500810496</text:p>
          </table:table-cell>
          <table:table-cell office:value-type="float" office:value="1500810475" calcext:value-type="float">
            <text:p>1500810475</text:p>
          </table:table-cell>
          <table:table-cell table:formula="of:=[.A3175]-[.B317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0530" calcext:value-type="float">
            <text:p>1500810530</text:p>
          </table:table-cell>
          <table:table-cell office:value-type="float" office:value="1500810493" calcext:value-type="float">
            <text:p>1500810493</text:p>
          </table:table-cell>
          <table:table-cell table:formula="of:=[.A3176]-[.B317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10549" calcext:value-type="float">
            <text:p>1500810549</text:p>
          </table:table-cell>
          <table:table-cell office:value-type="float" office:value="1500810496" calcext:value-type="float">
            <text:p>1500810496</text:p>
          </table:table-cell>
          <table:table-cell table:formula="of:=[.A3177]-[.B3177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10550" calcext:value-type="float">
            <text:p>1500810550</text:p>
          </table:table-cell>
          <table:table-cell office:value-type="float" office:value="1500810530" calcext:value-type="float">
            <text:p>1500810530</text:p>
          </table:table-cell>
          <table:table-cell table:formula="of:=[.A3178]-[.B317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0571" calcext:value-type="float">
            <text:p>1500810571</text:p>
          </table:table-cell>
          <table:table-cell office:value-type="float" office:value="1500810549" calcext:value-type="float">
            <text:p>1500810549</text:p>
          </table:table-cell>
          <table:table-cell table:formula="of:=[.A3179]-[.B317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10608" calcext:value-type="float">
            <text:p>1500810608</text:p>
          </table:table-cell>
          <table:table-cell office:value-type="float" office:value="1500810550" calcext:value-type="float">
            <text:p>1500810550</text:p>
          </table:table-cell>
          <table:table-cell table:formula="of:=[.A3180]-[.B3180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10609" calcext:value-type="float">
            <text:p>1500810609</text:p>
          </table:table-cell>
          <table:table-cell office:value-type="float" office:value="1500810571" calcext:value-type="float">
            <text:p>1500810571</text:p>
          </table:table-cell>
          <table:table-cell table:formula="of:=[.A3181]-[.B318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10613" calcext:value-type="float">
            <text:p>1500810613</text:p>
          </table:table-cell>
          <table:table-cell office:value-type="float" office:value="1500810608" calcext:value-type="float">
            <text:p>1500810608</text:p>
          </table:table-cell>
          <table:table-cell table:formula="of:=[.A3182]-[.B318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0626" calcext:value-type="float">
            <text:p>1500810626</text:p>
          </table:table-cell>
          <table:table-cell office:value-type="float" office:value="1500810609" calcext:value-type="float">
            <text:p>1500810609</text:p>
          </table:table-cell>
          <table:table-cell table:formula="of:=[.A3183]-[.B318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0633" calcext:value-type="float">
            <text:p>1500810633</text:p>
          </table:table-cell>
          <table:table-cell office:value-type="float" office:value="1500810613" calcext:value-type="float">
            <text:p>1500810613</text:p>
          </table:table-cell>
          <table:table-cell table:formula="of:=[.A3184]-[.B318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0634" calcext:value-type="float">
            <text:p>1500810634</text:p>
          </table:table-cell>
          <table:table-cell office:value-type="float" office:value="1500810626" calcext:value-type="float">
            <text:p>1500810626</text:p>
          </table:table-cell>
          <table:table-cell table:formula="of:=[.A3185]-[.B318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0638" calcext:value-type="float">
            <text:p>1500810638</text:p>
          </table:table-cell>
          <table:table-cell office:value-type="float" office:value="1500810633" calcext:value-type="float">
            <text:p>1500810633</text:p>
          </table:table-cell>
          <table:table-cell table:formula="of:=[.A3186]-[.B318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0657" calcext:value-type="float">
            <text:p>1500810657</text:p>
          </table:table-cell>
          <table:table-cell office:value-type="float" office:value="1500810634" calcext:value-type="float">
            <text:p>1500810634</text:p>
          </table:table-cell>
          <table:table-cell table:formula="of:=[.A3187]-[.B318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0660" calcext:value-type="float">
            <text:p>1500810660</text:p>
          </table:table-cell>
          <table:table-cell office:value-type="float" office:value="1500810638" calcext:value-type="float">
            <text:p>1500810638</text:p>
          </table:table-cell>
          <table:table-cell table:formula="of:=[.A3188]-[.B318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10675" calcext:value-type="float">
            <text:p>1500810675</text:p>
          </table:table-cell>
          <table:table-cell office:value-type="float" office:value="1500810657" calcext:value-type="float">
            <text:p>1500810657</text:p>
          </table:table-cell>
          <table:table-cell table:formula="of:=[.A3189]-[.B318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10694" calcext:value-type="float">
            <text:p>1500810694</text:p>
          </table:table-cell>
          <table:table-cell office:value-type="float" office:value="1500810660" calcext:value-type="float">
            <text:p>1500810660</text:p>
          </table:table-cell>
          <table:table-cell table:formula="of:=[.A3190]-[.B319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10695" calcext:value-type="float">
            <text:p>1500810695</text:p>
          </table:table-cell>
          <table:table-cell office:value-type="float" office:value="1500810675" calcext:value-type="float">
            <text:p>1500810675</text:p>
          </table:table-cell>
          <table:table-cell table:formula="of:=[.A3191]-[.B319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0713" calcext:value-type="float">
            <text:p>1500810713</text:p>
          </table:table-cell>
          <table:table-cell office:value-type="float" office:value="1500810694" calcext:value-type="float">
            <text:p>1500810694</text:p>
          </table:table-cell>
          <table:table-cell table:formula="of:=[.A3192]-[.B319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0751" calcext:value-type="float">
            <text:p>1500810751</text:p>
          </table:table-cell>
          <table:table-cell office:value-type="float" office:value="1500810695" calcext:value-type="float">
            <text:p>1500810695</text:p>
          </table:table-cell>
          <table:table-cell table:formula="of:=[.A3193]-[.B3193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10774" calcext:value-type="float">
            <text:p>1500810774</text:p>
          </table:table-cell>
          <table:table-cell office:value-type="float" office:value="1500810713" calcext:value-type="float">
            <text:p>1500810713</text:p>
          </table:table-cell>
          <table:table-cell table:formula="of:=[.A3194]-[.B3194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810794" calcext:value-type="float">
            <text:p>1500810794</text:p>
          </table:table-cell>
          <table:table-cell office:value-type="float" office:value="1500810751" calcext:value-type="float">
            <text:p>1500810751</text:p>
          </table:table-cell>
          <table:table-cell table:formula="of:=[.A3195]-[.B319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10824" calcext:value-type="float">
            <text:p>1500810824</text:p>
          </table:table-cell>
          <table:table-cell office:value-type="float" office:value="1500810774" calcext:value-type="float">
            <text:p>1500810774</text:p>
          </table:table-cell>
          <table:table-cell table:formula="of:=[.A3196]-[.B319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810825" calcext:value-type="float">
            <text:p>1500810825</text:p>
          </table:table-cell>
          <table:table-cell office:value-type="float" office:value="1500810794" calcext:value-type="float">
            <text:p>1500810794</text:p>
          </table:table-cell>
          <table:table-cell table:formula="of:=[.A3197]-[.B3197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0827" calcext:value-type="float">
            <text:p>1500810827</text:p>
          </table:table-cell>
          <table:table-cell office:value-type="float" office:value="1500810824" calcext:value-type="float">
            <text:p>1500810824</text:p>
          </table:table-cell>
          <table:table-cell table:formula="of:=[.A3198]-[.B31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0857" calcext:value-type="float">
            <text:p>1500810857</text:p>
          </table:table-cell>
          <table:table-cell office:value-type="float" office:value="1500810825" calcext:value-type="float">
            <text:p>1500810825</text:p>
          </table:table-cell>
          <table:table-cell table:formula="of:=[.A3199]-[.B319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0859" calcext:value-type="float">
            <text:p>1500810859</text:p>
          </table:table-cell>
          <table:table-cell office:value-type="float" office:value="1500810827" calcext:value-type="float">
            <text:p>1500810827</text:p>
          </table:table-cell>
          <table:table-cell table:formula="of:=[.A3200]-[.B320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0861" calcext:value-type="float">
            <text:p>1500810861</text:p>
          </table:table-cell>
          <table:table-cell office:value-type="float" office:value="1500810857" calcext:value-type="float">
            <text:p>1500810857</text:p>
          </table:table-cell>
          <table:table-cell table:formula="of:=[.A3201]-[.B320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0873" calcext:value-type="float">
            <text:p>1500810873</text:p>
          </table:table-cell>
          <table:table-cell office:value-type="float" office:value="1500810859" calcext:value-type="float">
            <text:p>1500810859</text:p>
          </table:table-cell>
          <table:table-cell table:formula="of:=[.A3202]-[.B320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0894" calcext:value-type="float">
            <text:p>1500810894</text:p>
          </table:table-cell>
          <table:table-cell office:value-type="float" office:value="1500810861" calcext:value-type="float">
            <text:p>1500810861</text:p>
          </table:table-cell>
          <table:table-cell table:formula="of:=[.A3203]-[.B3203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0899" calcext:value-type="float">
            <text:p>1500810899</text:p>
          </table:table-cell>
          <table:table-cell office:value-type="float" office:value="1500810873" calcext:value-type="float">
            <text:p>1500810873</text:p>
          </table:table-cell>
          <table:table-cell table:formula="of:=[.A3204]-[.B320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10909" calcext:value-type="float">
            <text:p>1500810909</text:p>
          </table:table-cell>
          <table:table-cell office:value-type="float" office:value="1500810894" calcext:value-type="float">
            <text:p>1500810894</text:p>
          </table:table-cell>
          <table:table-cell table:formula="of:=[.A3205]-[.B320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10917" calcext:value-type="float">
            <text:p>1500810917</text:p>
          </table:table-cell>
          <table:table-cell office:value-type="float" office:value="1500810899" calcext:value-type="float">
            <text:p>1500810899</text:p>
          </table:table-cell>
          <table:table-cell table:formula="of:=[.A3206]-[.B320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10934" calcext:value-type="float">
            <text:p>1500810934</text:p>
          </table:table-cell>
          <table:table-cell office:value-type="float" office:value="1500810909" calcext:value-type="float">
            <text:p>1500810909</text:p>
          </table:table-cell>
          <table:table-cell table:formula="of:=[.A3207]-[.B320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0953" calcext:value-type="float">
            <text:p>1500810953</text:p>
          </table:table-cell>
          <table:table-cell office:value-type="float" office:value="1500810917" calcext:value-type="float">
            <text:p>1500810917</text:p>
          </table:table-cell>
          <table:table-cell table:formula="of:=[.A3208]-[.B320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10962" calcext:value-type="float">
            <text:p>1500810962</text:p>
          </table:table-cell>
          <table:table-cell office:value-type="float" office:value="1500810934" calcext:value-type="float">
            <text:p>1500810934</text:p>
          </table:table-cell>
          <table:table-cell table:formula="of:=[.A3209]-[.B320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0976" calcext:value-type="float">
            <text:p>1500810976</text:p>
          </table:table-cell>
          <table:table-cell office:value-type="float" office:value="1500810953" calcext:value-type="float">
            <text:p>1500810953</text:p>
          </table:table-cell>
          <table:table-cell table:formula="of:=[.A3210]-[.B321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0994" calcext:value-type="float">
            <text:p>1500810994</text:p>
          </table:table-cell>
          <table:table-cell office:value-type="float" office:value="1500810962" calcext:value-type="float">
            <text:p>1500810962</text:p>
          </table:table-cell>
          <table:table-cell table:formula="of:=[.A3211]-[.B321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1001" calcext:value-type="float">
            <text:p>1500811001</text:p>
          </table:table-cell>
          <table:table-cell office:value-type="float" office:value="1500810976" calcext:value-type="float">
            <text:p>1500810976</text:p>
          </table:table-cell>
          <table:table-cell table:formula="of:=[.A3212]-[.B321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1008" calcext:value-type="float">
            <text:p>1500811008</text:p>
          </table:table-cell>
          <table:table-cell office:value-type="float" office:value="1500810994" calcext:value-type="float">
            <text:p>1500810994</text:p>
          </table:table-cell>
          <table:table-cell table:formula="of:=[.A3213]-[.B321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1031" calcext:value-type="float">
            <text:p>1500811031</text:p>
          </table:table-cell>
          <table:table-cell office:value-type="float" office:value="1500811001" calcext:value-type="float">
            <text:p>1500811001</text:p>
          </table:table-cell>
          <table:table-cell table:formula="of:=[.A3214]-[.B321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1062" calcext:value-type="float">
            <text:p>1500811062</text:p>
          </table:table-cell>
          <table:table-cell office:value-type="float" office:value="1500811008" calcext:value-type="float">
            <text:p>1500811008</text:p>
          </table:table-cell>
          <table:table-cell table:formula="of:=[.A3215]-[.B321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811098" calcext:value-type="float">
            <text:p>1500811098</text:p>
          </table:table-cell>
          <table:table-cell office:value-type="float" office:value="1500811031" calcext:value-type="float">
            <text:p>1500811031</text:p>
          </table:table-cell>
          <table:table-cell table:formula="of:=[.A3216]-[.B3216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0811131" calcext:value-type="float">
            <text:p>1500811131</text:p>
          </table:table-cell>
          <table:table-cell office:value-type="float" office:value="1500811062" calcext:value-type="float">
            <text:p>1500811062</text:p>
          </table:table-cell>
          <table:table-cell table:formula="of:=[.A3217]-[.B3217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811140" calcext:value-type="float">
            <text:p>1500811140</text:p>
          </table:table-cell>
          <table:table-cell office:value-type="float" office:value="1500811098" calcext:value-type="float">
            <text:p>1500811098</text:p>
          </table:table-cell>
          <table:table-cell table:formula="of:=[.A3218]-[.B321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11144" calcext:value-type="float">
            <text:p>1500811144</text:p>
          </table:table-cell>
          <table:table-cell office:value-type="float" office:value="1500811131" calcext:value-type="float">
            <text:p>1500811131</text:p>
          </table:table-cell>
          <table:table-cell table:formula="of:=[.A3219]-[.B32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1154" calcext:value-type="float">
            <text:p>1500811154</text:p>
          </table:table-cell>
          <table:table-cell office:value-type="float" office:value="1500811140" calcext:value-type="float">
            <text:p>1500811140</text:p>
          </table:table-cell>
          <table:table-cell table:formula="of:=[.A3220]-[.B32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1161" calcext:value-type="float">
            <text:p>1500811161</text:p>
          </table:table-cell>
          <table:table-cell office:value-type="float" office:value="1500811144" calcext:value-type="float">
            <text:p>1500811144</text:p>
          </table:table-cell>
          <table:table-cell table:formula="of:=[.A3221]-[.B322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1163" calcext:value-type="float">
            <text:p>1500811163</text:p>
          </table:table-cell>
          <table:table-cell office:value-type="float" office:value="1500811154" calcext:value-type="float">
            <text:p>1500811154</text:p>
          </table:table-cell>
          <table:table-cell table:formula="of:=[.A3222]-[.B322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1200" calcext:value-type="float">
            <text:p>1500811200</text:p>
          </table:table-cell>
          <table:table-cell office:value-type="float" office:value="1500811161" calcext:value-type="float">
            <text:p>1500811161</text:p>
          </table:table-cell>
          <table:table-cell table:formula="of:=[.A3223]-[.B322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11201" calcext:value-type="float">
            <text:p>1500811201</text:p>
          </table:table-cell>
          <table:table-cell office:value-type="float" office:value="1500811163" calcext:value-type="float">
            <text:p>1500811163</text:p>
          </table:table-cell>
          <table:table-cell table:formula="of:=[.A3224]-[.B322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11202" calcext:value-type="float">
            <text:p>1500811202</text:p>
          </table:table-cell>
          <table:table-cell office:value-type="float" office:value="1500811200" calcext:value-type="float">
            <text:p>1500811200</text:p>
          </table:table-cell>
          <table:table-cell table:formula="of:=[.A3225]-[.B32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1217" calcext:value-type="float">
            <text:p>1500811217</text:p>
          </table:table-cell>
          <table:table-cell office:value-type="float" office:value="1500811201" calcext:value-type="float">
            <text:p>1500811201</text:p>
          </table:table-cell>
          <table:table-cell table:formula="of:=[.A3226]-[.B32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1265" calcext:value-type="float">
            <text:p>1500811265</text:p>
          </table:table-cell>
          <table:table-cell office:value-type="float" office:value="1500811202" calcext:value-type="float">
            <text:p>1500811202</text:p>
          </table:table-cell>
          <table:table-cell table:formula="of:=[.A3227]-[.B3227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11273" calcext:value-type="float">
            <text:p>1500811273</text:p>
          </table:table-cell>
          <table:table-cell office:value-type="float" office:value="1500811217" calcext:value-type="float">
            <text:p>1500811217</text:p>
          </table:table-cell>
          <table:table-cell table:formula="of:=[.A3228]-[.B322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11301" calcext:value-type="float">
            <text:p>1500811301</text:p>
          </table:table-cell>
          <table:table-cell office:value-type="float" office:value="1500811265" calcext:value-type="float">
            <text:p>1500811265</text:p>
          </table:table-cell>
          <table:table-cell table:formula="of:=[.A3229]-[.B322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11305" calcext:value-type="float">
            <text:p>1500811305</text:p>
          </table:table-cell>
          <table:table-cell office:value-type="float" office:value="1500811273" calcext:value-type="float">
            <text:p>1500811273</text:p>
          </table:table-cell>
          <table:table-cell table:formula="of:=[.A3230]-[.B323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1331" calcext:value-type="float">
            <text:p>1500811331</text:p>
          </table:table-cell>
          <table:table-cell office:value-type="float" office:value="1500811301" calcext:value-type="float">
            <text:p>1500811301</text:p>
          </table:table-cell>
          <table:table-cell table:formula="of:=[.A3231]-[.B323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1343" calcext:value-type="float">
            <text:p>1500811343</text:p>
          </table:table-cell>
          <table:table-cell office:value-type="float" office:value="1500811305" calcext:value-type="float">
            <text:p>1500811305</text:p>
          </table:table-cell>
          <table:table-cell table:formula="of:=[.A3232]-[.B323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11368" calcext:value-type="float">
            <text:p>1500811368</text:p>
          </table:table-cell>
          <table:table-cell office:value-type="float" office:value="1500811331" calcext:value-type="float">
            <text:p>1500811331</text:p>
          </table:table-cell>
          <table:table-cell table:formula="of:=[.A3233]-[.B323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11376" calcext:value-type="float">
            <text:p>1500811376</text:p>
          </table:table-cell>
          <table:table-cell office:value-type="float" office:value="1500811343" calcext:value-type="float">
            <text:p>1500811343</text:p>
          </table:table-cell>
          <table:table-cell table:formula="of:=[.A3234]-[.B323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1379" calcext:value-type="float">
            <text:p>1500811379</text:p>
          </table:table-cell>
          <table:table-cell office:value-type="float" office:value="1500811368" calcext:value-type="float">
            <text:p>1500811368</text:p>
          </table:table-cell>
          <table:table-cell table:formula="of:=[.A3235]-[.B323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1415" calcext:value-type="float">
            <text:p>1500811415</text:p>
          </table:table-cell>
          <table:table-cell office:value-type="float" office:value="1500811376" calcext:value-type="float">
            <text:p>1500811376</text:p>
          </table:table-cell>
          <table:table-cell table:formula="of:=[.A3236]-[.B323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11427" calcext:value-type="float">
            <text:p>1500811427</text:p>
          </table:table-cell>
          <table:table-cell office:value-type="float" office:value="1500811379" calcext:value-type="float">
            <text:p>1500811379</text:p>
          </table:table-cell>
          <table:table-cell table:formula="of:=[.A3237]-[.B323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1460" calcext:value-type="float">
            <text:p>1500811460</text:p>
          </table:table-cell>
          <table:table-cell office:value-type="float" office:value="1500811415" calcext:value-type="float">
            <text:p>1500811415</text:p>
          </table:table-cell>
          <table:table-cell table:formula="of:=[.A3238]-[.B3238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11462" calcext:value-type="float">
            <text:p>1500811462</text:p>
          </table:table-cell>
          <table:table-cell office:value-type="float" office:value="1500811427" calcext:value-type="float">
            <text:p>1500811427</text:p>
          </table:table-cell>
          <table:table-cell table:formula="of:=[.A3239]-[.B323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1463" calcext:value-type="float">
            <text:p>1500811463</text:p>
          </table:table-cell>
          <table:table-cell office:value-type="float" office:value="1500811460" calcext:value-type="float">
            <text:p>1500811460</text:p>
          </table:table-cell>
          <table:table-cell table:formula="of:=[.A3240]-[.B32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1466" calcext:value-type="float">
            <text:p>1500811466</text:p>
          </table:table-cell>
          <table:table-cell office:value-type="float" office:value="1500811462" calcext:value-type="float">
            <text:p>1500811462</text:p>
          </table:table-cell>
          <table:table-cell table:formula="of:=[.A3241]-[.B324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1482" calcext:value-type="float">
            <text:p>1500811482</text:p>
          </table:table-cell>
          <table:table-cell office:value-type="float" office:value="1500811463" calcext:value-type="float">
            <text:p>1500811463</text:p>
          </table:table-cell>
          <table:table-cell table:formula="of:=[.A3242]-[.B324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1485" calcext:value-type="float">
            <text:p>1500811485</text:p>
          </table:table-cell>
          <table:table-cell office:value-type="float" office:value="1500811466" calcext:value-type="float">
            <text:p>1500811466</text:p>
          </table:table-cell>
          <table:table-cell table:formula="of:=[.A3243]-[.B324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1494" calcext:value-type="float">
            <text:p>1500811494</text:p>
          </table:table-cell>
          <table:table-cell office:value-type="float" office:value="1500811482" calcext:value-type="float">
            <text:p>1500811482</text:p>
          </table:table-cell>
          <table:table-cell table:formula="of:=[.A3244]-[.B324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1520" calcext:value-type="float">
            <text:p>1500811520</text:p>
          </table:table-cell>
          <table:table-cell office:value-type="float" office:value="1500811485" calcext:value-type="float">
            <text:p>1500811485</text:p>
          </table:table-cell>
          <table:table-cell table:formula="of:=[.A3245]-[.B3245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1529" calcext:value-type="float">
            <text:p>1500811529</text:p>
          </table:table-cell>
          <table:table-cell office:value-type="float" office:value="1500811494" calcext:value-type="float">
            <text:p>1500811494</text:p>
          </table:table-cell>
          <table:table-cell table:formula="of:=[.A3246]-[.B324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1537" calcext:value-type="float">
            <text:p>1500811537</text:p>
          </table:table-cell>
          <table:table-cell office:value-type="float" office:value="1500811520" calcext:value-type="float">
            <text:p>1500811520</text:p>
          </table:table-cell>
          <table:table-cell table:formula="of:=[.A3247]-[.B324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1562" calcext:value-type="float">
            <text:p>1500811562</text:p>
          </table:table-cell>
          <table:table-cell office:value-type="float" office:value="1500811529" calcext:value-type="float">
            <text:p>1500811529</text:p>
          </table:table-cell>
          <table:table-cell table:formula="of:=[.A3248]-[.B324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1568" calcext:value-type="float">
            <text:p>1500811568</text:p>
          </table:table-cell>
          <table:table-cell office:value-type="float" office:value="1500811537" calcext:value-type="float">
            <text:p>1500811537</text:p>
          </table:table-cell>
          <table:table-cell table:formula="of:=[.A3249]-[.B324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1576" calcext:value-type="float">
            <text:p>1500811576</text:p>
          </table:table-cell>
          <table:table-cell office:value-type="float" office:value="1500811562" calcext:value-type="float">
            <text:p>1500811562</text:p>
          </table:table-cell>
          <table:table-cell table:formula="of:=[.A3250]-[.B32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1582" calcext:value-type="float">
            <text:p>1500811582</text:p>
          </table:table-cell>
          <table:table-cell office:value-type="float" office:value="1500811568" calcext:value-type="float">
            <text:p>1500811568</text:p>
          </table:table-cell>
          <table:table-cell table:formula="of:=[.A3251]-[.B325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1589" calcext:value-type="float">
            <text:p>1500811589</text:p>
          </table:table-cell>
          <table:table-cell office:value-type="float" office:value="1500811576" calcext:value-type="float">
            <text:p>1500811576</text:p>
          </table:table-cell>
          <table:table-cell table:formula="of:=[.A3252]-[.B325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1622" calcext:value-type="float">
            <text:p>1500811622</text:p>
          </table:table-cell>
          <table:table-cell office:value-type="float" office:value="1500811582" calcext:value-type="float">
            <text:p>1500811582</text:p>
          </table:table-cell>
          <table:table-cell table:formula="of:=[.A3253]-[.B325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11731" calcext:value-type="float">
            <text:p>1500811731</text:p>
          </table:table-cell>
          <table:table-cell office:value-type="float" office:value="1500811589" calcext:value-type="float">
            <text:p>1500811589</text:p>
          </table:table-cell>
          <table:table-cell table:formula="of:=[.A3254]-[.B3254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00811736" calcext:value-type="float">
            <text:p>1500811736</text:p>
          </table:table-cell>
          <table:table-cell office:value-type="float" office:value="1500811622" calcext:value-type="float">
            <text:p>1500811622</text:p>
          </table:table-cell>
          <table:table-cell table:formula="of:=[.A3255]-[.B3255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00811738" calcext:value-type="float">
            <text:p>1500811738</text:p>
          </table:table-cell>
          <table:table-cell office:value-type="float" office:value="1500811731" calcext:value-type="float">
            <text:p>1500811731</text:p>
          </table:table-cell>
          <table:table-cell table:formula="of:=[.A3256]-[.B325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1760" calcext:value-type="float">
            <text:p>1500811760</text:p>
          </table:table-cell>
          <table:table-cell office:value-type="float" office:value="1500811736" calcext:value-type="float">
            <text:p>1500811736</text:p>
          </table:table-cell>
          <table:table-cell table:formula="of:=[.A3257]-[.B325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11761" calcext:value-type="float">
            <text:p>1500811761</text:p>
          </table:table-cell>
          <table:table-cell office:value-type="float" office:value="1500811738" calcext:value-type="float">
            <text:p>1500811738</text:p>
          </table:table-cell>
          <table:table-cell table:formula="of:=[.A3258]-[.B325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1768" calcext:value-type="float">
            <text:p>1500811768</text:p>
          </table:table-cell>
          <table:table-cell office:value-type="float" office:value="1500811760" calcext:value-type="float">
            <text:p>1500811760</text:p>
          </table:table-cell>
          <table:table-cell table:formula="of:=[.A3259]-[.B325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1769" calcext:value-type="float">
            <text:p>1500811769</text:p>
          </table:table-cell>
          <table:table-cell office:value-type="float" office:value="1500811761" calcext:value-type="float">
            <text:p>1500811761</text:p>
          </table:table-cell>
          <table:table-cell table:formula="of:=[.A3260]-[.B326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1774" calcext:value-type="float">
            <text:p>1500811774</text:p>
          </table:table-cell>
          <table:table-cell office:value-type="float" office:value="1500811768" calcext:value-type="float">
            <text:p>1500811768</text:p>
          </table:table-cell>
          <table:table-cell table:formula="of:=[.A3261]-[.B326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1775" calcext:value-type="float">
            <text:p>1500811775</text:p>
          </table:table-cell>
          <table:table-cell office:value-type="float" office:value="1500811769" calcext:value-type="float">
            <text:p>1500811769</text:p>
          </table:table-cell>
          <table:table-cell table:formula="of:=[.A3262]-[.B32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1797" calcext:value-type="float">
            <text:p>1500811797</text:p>
          </table:table-cell>
          <table:table-cell office:value-type="float" office:value="1500811774" calcext:value-type="float">
            <text:p>1500811774</text:p>
          </table:table-cell>
          <table:table-cell table:formula="of:=[.A3263]-[.B326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1808" calcext:value-type="float">
            <text:p>1500811808</text:p>
          </table:table-cell>
          <table:table-cell office:value-type="float" office:value="1500811775" calcext:value-type="float">
            <text:p>1500811775</text:p>
          </table:table-cell>
          <table:table-cell table:formula="of:=[.A3264]-[.B326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1809" calcext:value-type="float">
            <text:p>1500811809</text:p>
          </table:table-cell>
          <table:table-cell office:value-type="float" office:value="1500811797" calcext:value-type="float">
            <text:p>1500811797</text:p>
          </table:table-cell>
          <table:table-cell table:formula="of:=[.A3265]-[.B326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1810" calcext:value-type="float">
            <text:p>1500811810</text:p>
          </table:table-cell>
          <table:table-cell office:value-type="float" office:value="1500811808" calcext:value-type="float">
            <text:p>1500811808</text:p>
          </table:table-cell>
          <table:table-cell table:formula="of:=[.A3266]-[.B32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1830" calcext:value-type="float">
            <text:p>1500811830</text:p>
          </table:table-cell>
          <table:table-cell office:value-type="float" office:value="1500811809" calcext:value-type="float">
            <text:p>1500811809</text:p>
          </table:table-cell>
          <table:table-cell table:formula="of:=[.A3267]-[.B326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1841" calcext:value-type="float">
            <text:p>1500811841</text:p>
          </table:table-cell>
          <table:table-cell office:value-type="float" office:value="1500811810" calcext:value-type="float">
            <text:p>1500811810</text:p>
          </table:table-cell>
          <table:table-cell table:formula="of:=[.A3268]-[.B326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1845" calcext:value-type="float">
            <text:p>1500811845</text:p>
          </table:table-cell>
          <table:table-cell office:value-type="float" office:value="1500811830" calcext:value-type="float">
            <text:p>1500811830</text:p>
          </table:table-cell>
          <table:table-cell table:formula="of:=[.A3269]-[.B326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11853" calcext:value-type="float">
            <text:p>1500811853</text:p>
          </table:table-cell>
          <table:table-cell office:value-type="float" office:value="1500811841" calcext:value-type="float">
            <text:p>1500811841</text:p>
          </table:table-cell>
          <table:table-cell table:formula="of:=[.A3270]-[.B327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1872" calcext:value-type="float">
            <text:p>1500811872</text:p>
          </table:table-cell>
          <table:table-cell office:value-type="float" office:value="1500811845" calcext:value-type="float">
            <text:p>1500811845</text:p>
          </table:table-cell>
          <table:table-cell table:formula="of:=[.A3271]-[.B327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11923" calcext:value-type="float">
            <text:p>1500811923</text:p>
          </table:table-cell>
          <table:table-cell office:value-type="float" office:value="1500811853" calcext:value-type="float">
            <text:p>1500811853</text:p>
          </table:table-cell>
          <table:table-cell table:formula="of:=[.A3272]-[.B327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811971" calcext:value-type="float">
            <text:p>1500811971</text:p>
          </table:table-cell>
          <table:table-cell office:value-type="float" office:value="1500811872" calcext:value-type="float">
            <text:p>1500811872</text:p>
          </table:table-cell>
          <table:table-cell table:formula="of:=[.A3273]-[.B327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00811979" calcext:value-type="float">
            <text:p>1500811979</text:p>
          </table:table-cell>
          <table:table-cell office:value-type="float" office:value="1500811923" calcext:value-type="float">
            <text:p>1500811923</text:p>
          </table:table-cell>
          <table:table-cell table:formula="of:=[.A3274]-[.B3274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11987" calcext:value-type="float">
            <text:p>1500811987</text:p>
          </table:table-cell>
          <table:table-cell office:value-type="float" office:value="1500811971" calcext:value-type="float">
            <text:p>1500811971</text:p>
          </table:table-cell>
          <table:table-cell table:formula="of:=[.A3275]-[.B327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2010" calcext:value-type="float">
            <text:p>1500812010</text:p>
          </table:table-cell>
          <table:table-cell office:value-type="float" office:value="1500811979" calcext:value-type="float">
            <text:p>1500811979</text:p>
          </table:table-cell>
          <table:table-cell table:formula="of:=[.A3276]-[.B327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2047" calcext:value-type="float">
            <text:p>1500812047</text:p>
          </table:table-cell>
          <table:table-cell office:value-type="float" office:value="1500811987" calcext:value-type="float">
            <text:p>1500811987</text:p>
          </table:table-cell>
          <table:table-cell table:formula="of:=[.A3277]-[.B327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812104" calcext:value-type="float">
            <text:p>1500812104</text:p>
          </table:table-cell>
          <table:table-cell office:value-type="float" office:value="1500812010" calcext:value-type="float">
            <text:p>1500812010</text:p>
          </table:table-cell>
          <table:table-cell table:formula="of:=[.A3278]-[.B3278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00812120" calcext:value-type="float">
            <text:p>1500812120</text:p>
          </table:table-cell>
          <table:table-cell office:value-type="float" office:value="1500812047" calcext:value-type="float">
            <text:p>1500812047</text:p>
          </table:table-cell>
          <table:table-cell table:formula="of:=[.A3279]-[.B3279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0812123" calcext:value-type="float">
            <text:p>1500812123</text:p>
          </table:table-cell>
          <table:table-cell office:value-type="float" office:value="1500812104" calcext:value-type="float">
            <text:p>1500812104</text:p>
          </table:table-cell>
          <table:table-cell table:formula="of:=[.A3280]-[.B328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2125" calcext:value-type="float">
            <text:p>1500812125</text:p>
          </table:table-cell>
          <table:table-cell office:value-type="float" office:value="1500812120" calcext:value-type="float">
            <text:p>1500812120</text:p>
          </table:table-cell>
          <table:table-cell table:formula="of:=[.A3281]-[.B328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2136" calcext:value-type="float">
            <text:p>1500812136</text:p>
          </table:table-cell>
          <table:table-cell office:value-type="float" office:value="1500812123" calcext:value-type="float">
            <text:p>1500812123</text:p>
          </table:table-cell>
          <table:table-cell table:formula="of:=[.A3282]-[.B328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2166" calcext:value-type="float">
            <text:p>1500812166</text:p>
          </table:table-cell>
          <table:table-cell office:value-type="float" office:value="1500812125" calcext:value-type="float">
            <text:p>1500812125</text:p>
          </table:table-cell>
          <table:table-cell table:formula="of:=[.A3283]-[.B328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12224" calcext:value-type="float">
            <text:p>1500812224</text:p>
          </table:table-cell>
          <table:table-cell office:value-type="float" office:value="1500812136" calcext:value-type="float">
            <text:p>1500812136</text:p>
          </table:table-cell>
          <table:table-cell table:formula="of:=[.A3284]-[.B328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00812253" calcext:value-type="float">
            <text:p>1500812253</text:p>
          </table:table-cell>
          <table:table-cell office:value-type="float" office:value="1500812166" calcext:value-type="float">
            <text:p>1500812166</text:p>
          </table:table-cell>
          <table:table-cell table:formula="of:=[.A3285]-[.B3285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00812255" calcext:value-type="float">
            <text:p>1500812255</text:p>
          </table:table-cell>
          <table:table-cell office:value-type="float" office:value="1500812224" calcext:value-type="float">
            <text:p>1500812224</text:p>
          </table:table-cell>
          <table:table-cell table:formula="of:=[.A3286]-[.B328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2256" calcext:value-type="float">
            <text:p>1500812256</text:p>
          </table:table-cell>
          <table:table-cell office:value-type="float" office:value="1500812253" calcext:value-type="float">
            <text:p>1500812253</text:p>
          </table:table-cell>
          <table:table-cell table:formula="of:=[.A3287]-[.B328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2280" calcext:value-type="float">
            <text:p>1500812280</text:p>
          </table:table-cell>
          <table:table-cell office:value-type="float" office:value="1500812255" calcext:value-type="float">
            <text:p>1500812255</text:p>
          </table:table-cell>
          <table:table-cell table:formula="of:=[.A3288]-[.B328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2301" calcext:value-type="float">
            <text:p>1500812301</text:p>
          </table:table-cell>
          <table:table-cell office:value-type="float" office:value="1500812256" calcext:value-type="float">
            <text:p>1500812256</text:p>
          </table:table-cell>
          <table:table-cell table:formula="of:=[.A3289]-[.B328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12332" calcext:value-type="float">
            <text:p>1500812332</text:p>
          </table:table-cell>
          <table:table-cell office:value-type="float" office:value="1500812280" calcext:value-type="float">
            <text:p>1500812280</text:p>
          </table:table-cell>
          <table:table-cell table:formula="of:=[.A3290]-[.B329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12364" calcext:value-type="float">
            <text:p>1500812364</text:p>
          </table:table-cell>
          <table:table-cell office:value-type="float" office:value="1500812301" calcext:value-type="float">
            <text:p>1500812301</text:p>
          </table:table-cell>
          <table:table-cell table:formula="of:=[.A3291]-[.B329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12365" calcext:value-type="float">
            <text:p>1500812365</text:p>
          </table:table-cell>
          <table:table-cell office:value-type="float" office:value="1500812332" calcext:value-type="float">
            <text:p>1500812332</text:p>
          </table:table-cell>
          <table:table-cell table:formula="of:=[.A3292]-[.B329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2374" calcext:value-type="float">
            <text:p>1500812374</text:p>
          </table:table-cell>
          <table:table-cell office:value-type="float" office:value="1500812364" calcext:value-type="float">
            <text:p>1500812364</text:p>
          </table:table-cell>
          <table:table-cell table:formula="of:=[.A3293]-[.B329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12415" calcext:value-type="float">
            <text:p>1500812415</text:p>
          </table:table-cell>
          <table:table-cell office:value-type="float" office:value="1500812365" calcext:value-type="float">
            <text:p>1500812365</text:p>
          </table:table-cell>
          <table:table-cell table:formula="of:=[.A3294]-[.B329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812419" calcext:value-type="float">
            <text:p>1500812419</text:p>
          </table:table-cell>
          <table:table-cell office:value-type="float" office:value="1500812374" calcext:value-type="float">
            <text:p>1500812374</text:p>
          </table:table-cell>
          <table:table-cell table:formula="of:=[.A3295]-[.B3295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12420" calcext:value-type="float">
            <text:p>1500812420</text:p>
          </table:table-cell>
          <table:table-cell office:value-type="float" office:value="1500812415" calcext:value-type="float">
            <text:p>1500812415</text:p>
          </table:table-cell>
          <table:table-cell table:formula="of:=[.A3296]-[.B329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2460" calcext:value-type="float">
            <text:p>1500812460</text:p>
          </table:table-cell>
          <table:table-cell office:value-type="float" office:value="1500812419" calcext:value-type="float">
            <text:p>1500812419</text:p>
          </table:table-cell>
          <table:table-cell table:formula="of:=[.A3297]-[.B329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12466" calcext:value-type="float">
            <text:p>1500812466</text:p>
          </table:table-cell>
          <table:table-cell office:value-type="float" office:value="1500812420" calcext:value-type="float">
            <text:p>1500812420</text:p>
          </table:table-cell>
          <table:table-cell table:formula="of:=[.A3298]-[.B329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12477" calcext:value-type="float">
            <text:p>1500812477</text:p>
          </table:table-cell>
          <table:table-cell office:value-type="float" office:value="1500812460" calcext:value-type="float">
            <text:p>1500812460</text:p>
          </table:table-cell>
          <table:table-cell table:formula="of:=[.A3299]-[.B329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2496" calcext:value-type="float">
            <text:p>1500812496</text:p>
          </table:table-cell>
          <table:table-cell office:value-type="float" office:value="1500812466" calcext:value-type="float">
            <text:p>1500812466</text:p>
          </table:table-cell>
          <table:table-cell table:formula="of:=[.A3300]-[.B330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2534" calcext:value-type="float">
            <text:p>1500812534</text:p>
          </table:table-cell>
          <table:table-cell office:value-type="float" office:value="1500812477" calcext:value-type="float">
            <text:p>1500812477</text:p>
          </table:table-cell>
          <table:table-cell table:formula="of:=[.A3301]-[.B3301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12537" calcext:value-type="float">
            <text:p>1500812537</text:p>
          </table:table-cell>
          <table:table-cell office:value-type="float" office:value="1500812496" calcext:value-type="float">
            <text:p>1500812496</text:p>
          </table:table-cell>
          <table:table-cell table:formula="of:=[.A3302]-[.B330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12553" calcext:value-type="float">
            <text:p>1500812553</text:p>
          </table:table-cell>
          <table:table-cell office:value-type="float" office:value="1500812534" calcext:value-type="float">
            <text:p>1500812534</text:p>
          </table:table-cell>
          <table:table-cell table:formula="of:=[.A3303]-[.B330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2580" calcext:value-type="float">
            <text:p>1500812580</text:p>
          </table:table-cell>
          <table:table-cell office:value-type="float" office:value="1500812537" calcext:value-type="float">
            <text:p>1500812537</text:p>
          </table:table-cell>
          <table:table-cell table:formula="of:=[.A3304]-[.B330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12601" calcext:value-type="float">
            <text:p>1500812601</text:p>
          </table:table-cell>
          <table:table-cell office:value-type="float" office:value="1500812553" calcext:value-type="float">
            <text:p>1500812553</text:p>
          </table:table-cell>
          <table:table-cell table:formula="of:=[.A3305]-[.B330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2613" calcext:value-type="float">
            <text:p>1500812613</text:p>
          </table:table-cell>
          <table:table-cell office:value-type="float" office:value="1500812580" calcext:value-type="float">
            <text:p>1500812580</text:p>
          </table:table-cell>
          <table:table-cell table:formula="of:=[.A3306]-[.B330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2614" calcext:value-type="float">
            <text:p>1500812614</text:p>
          </table:table-cell>
          <table:table-cell office:value-type="float" office:value="1500812601" calcext:value-type="float">
            <text:p>1500812601</text:p>
          </table:table-cell>
          <table:table-cell table:formula="of:=[.A3307]-[.B330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2635" calcext:value-type="float">
            <text:p>1500812635</text:p>
          </table:table-cell>
          <table:table-cell office:value-type="float" office:value="1500812613" calcext:value-type="float">
            <text:p>1500812613</text:p>
          </table:table-cell>
          <table:table-cell table:formula="of:=[.A3308]-[.B330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12642" calcext:value-type="float">
            <text:p>1500812642</text:p>
          </table:table-cell>
          <table:table-cell office:value-type="float" office:value="1500812614" calcext:value-type="float">
            <text:p>1500812614</text:p>
          </table:table-cell>
          <table:table-cell table:formula="of:=[.A3309]-[.B330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2697" calcext:value-type="float">
            <text:p>1500812697</text:p>
          </table:table-cell>
          <table:table-cell office:value-type="float" office:value="1500812635" calcext:value-type="float">
            <text:p>1500812635</text:p>
          </table:table-cell>
          <table:table-cell table:formula="of:=[.A3310]-[.B331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812708" calcext:value-type="float">
            <text:p>1500812708</text:p>
          </table:table-cell>
          <table:table-cell office:value-type="float" office:value="1500812642" calcext:value-type="float">
            <text:p>1500812642</text:p>
          </table:table-cell>
          <table:table-cell table:formula="of:=[.A3311]-[.B3311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812709" calcext:value-type="float">
            <text:p>1500812709</text:p>
          </table:table-cell>
          <table:table-cell office:value-type="float" office:value="1500812697" calcext:value-type="float">
            <text:p>1500812697</text:p>
          </table:table-cell>
          <table:table-cell table:formula="of:=[.A3312]-[.B331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2715" calcext:value-type="float">
            <text:p>1500812715</text:p>
          </table:table-cell>
          <table:table-cell office:value-type="float" office:value="1500812708" calcext:value-type="float">
            <text:p>1500812708</text:p>
          </table:table-cell>
          <table:table-cell table:formula="of:=[.A3313]-[.B331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2721" calcext:value-type="float">
            <text:p>1500812721</text:p>
          </table:table-cell>
          <table:table-cell office:value-type="float" office:value="1500812709" calcext:value-type="float">
            <text:p>1500812709</text:p>
          </table:table-cell>
          <table:table-cell table:formula="of:=[.A3314]-[.B331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2727" calcext:value-type="float">
            <text:p>1500812727</text:p>
          </table:table-cell>
          <table:table-cell office:value-type="float" office:value="1500812715" calcext:value-type="float">
            <text:p>1500812715</text:p>
          </table:table-cell>
          <table:table-cell table:formula="of:=[.A3315]-[.B331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2730" calcext:value-type="float">
            <text:p>1500812730</text:p>
          </table:table-cell>
          <table:table-cell office:value-type="float" office:value="1500812721" calcext:value-type="float">
            <text:p>1500812721</text:p>
          </table:table-cell>
          <table:table-cell table:formula="of:=[.A3316]-[.B33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2734" calcext:value-type="float">
            <text:p>1500812734</text:p>
          </table:table-cell>
          <table:table-cell office:value-type="float" office:value="1500812727" calcext:value-type="float">
            <text:p>1500812727</text:p>
          </table:table-cell>
          <table:table-cell table:formula="of:=[.A3317]-[.B331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2736" calcext:value-type="float">
            <text:p>1500812736</text:p>
          </table:table-cell>
          <table:table-cell office:value-type="float" office:value="1500812730" calcext:value-type="float">
            <text:p>1500812730</text:p>
          </table:table-cell>
          <table:table-cell table:formula="of:=[.A3318]-[.B331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2762" calcext:value-type="float">
            <text:p>1500812762</text:p>
          </table:table-cell>
          <table:table-cell office:value-type="float" office:value="1500812734" calcext:value-type="float">
            <text:p>1500812734</text:p>
          </table:table-cell>
          <table:table-cell table:formula="of:=[.A3319]-[.B331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2764" calcext:value-type="float">
            <text:p>1500812764</text:p>
          </table:table-cell>
          <table:table-cell office:value-type="float" office:value="1500812736" calcext:value-type="float">
            <text:p>1500812736</text:p>
          </table:table-cell>
          <table:table-cell table:formula="of:=[.A3320]-[.B332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2831" calcext:value-type="float">
            <text:p>1500812831</text:p>
          </table:table-cell>
          <table:table-cell office:value-type="float" office:value="1500812762" calcext:value-type="float">
            <text:p>1500812762</text:p>
          </table:table-cell>
          <table:table-cell table:formula="of:=[.A3321]-[.B3321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812847" calcext:value-type="float">
            <text:p>1500812847</text:p>
          </table:table-cell>
          <table:table-cell office:value-type="float" office:value="1500812764" calcext:value-type="float">
            <text:p>1500812764</text:p>
          </table:table-cell>
          <table:table-cell table:formula="of:=[.A3322]-[.B3322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00812864" calcext:value-type="float">
            <text:p>1500812864</text:p>
          </table:table-cell>
          <table:table-cell office:value-type="float" office:value="1500812831" calcext:value-type="float">
            <text:p>1500812831</text:p>
          </table:table-cell>
          <table:table-cell table:formula="of:=[.A3323]-[.B3323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2869" calcext:value-type="float">
            <text:p>1500812869</text:p>
          </table:table-cell>
          <table:table-cell office:value-type="float" office:value="1500812847" calcext:value-type="float">
            <text:p>1500812847</text:p>
          </table:table-cell>
          <table:table-cell table:formula="of:=[.A3324]-[.B332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12878" calcext:value-type="float">
            <text:p>1500812878</text:p>
          </table:table-cell>
          <table:table-cell office:value-type="float" office:value="1500812864" calcext:value-type="float">
            <text:p>1500812864</text:p>
          </table:table-cell>
          <table:table-cell table:formula="of:=[.A3325]-[.B33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2908" calcext:value-type="float">
            <text:p>1500812908</text:p>
          </table:table-cell>
          <table:table-cell office:value-type="float" office:value="1500812869" calcext:value-type="float">
            <text:p>1500812869</text:p>
          </table:table-cell>
          <table:table-cell table:formula="of:=[.A3326]-[.B332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12923" calcext:value-type="float">
            <text:p>1500812923</text:p>
          </table:table-cell>
          <table:table-cell office:value-type="float" office:value="1500812878" calcext:value-type="float">
            <text:p>1500812878</text:p>
          </table:table-cell>
          <table:table-cell table:formula="of:=[.A3327]-[.B332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12925" calcext:value-type="float">
            <text:p>1500812925</text:p>
          </table:table-cell>
          <table:table-cell office:value-type="float" office:value="1500812908" calcext:value-type="float">
            <text:p>1500812908</text:p>
          </table:table-cell>
          <table:table-cell table:formula="of:=[.A3328]-[.B332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2931" calcext:value-type="float">
            <text:p>1500812931</text:p>
          </table:table-cell>
          <table:table-cell office:value-type="float" office:value="1500812923" calcext:value-type="float">
            <text:p>1500812923</text:p>
          </table:table-cell>
          <table:table-cell table:formula="of:=[.A3329]-[.B332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2956" calcext:value-type="float">
            <text:p>1500812956</text:p>
          </table:table-cell>
          <table:table-cell office:value-type="float" office:value="1500812925" calcext:value-type="float">
            <text:p>1500812925</text:p>
          </table:table-cell>
          <table:table-cell table:formula="of:=[.A3330]-[.B3330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2974" calcext:value-type="float">
            <text:p>1500812974</text:p>
          </table:table-cell>
          <table:table-cell office:value-type="float" office:value="1500812931" calcext:value-type="float">
            <text:p>1500812931</text:p>
          </table:table-cell>
          <table:table-cell table:formula="of:=[.A3331]-[.B333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13013" calcext:value-type="float">
            <text:p>1500813013</text:p>
          </table:table-cell>
          <table:table-cell office:value-type="float" office:value="1500812956" calcext:value-type="float">
            <text:p>1500812956</text:p>
          </table:table-cell>
          <table:table-cell table:formula="of:=[.A3332]-[.B3332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13016" calcext:value-type="float">
            <text:p>1500813016</text:p>
          </table:table-cell>
          <table:table-cell office:value-type="float" office:value="1500812974" calcext:value-type="float">
            <text:p>1500812974</text:p>
          </table:table-cell>
          <table:table-cell table:formula="of:=[.A3333]-[.B3333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13017" calcext:value-type="float">
            <text:p>1500813017</text:p>
          </table:table-cell>
          <table:table-cell office:value-type="float" office:value="1500813013" calcext:value-type="float">
            <text:p>1500813013</text:p>
          </table:table-cell>
          <table:table-cell table:formula="of:=[.A3334]-[.B33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3023" calcext:value-type="float">
            <text:p>1500813023</text:p>
          </table:table-cell>
          <table:table-cell office:value-type="float" office:value="1500813016" calcext:value-type="float">
            <text:p>1500813016</text:p>
          </table:table-cell>
          <table:table-cell table:formula="of:=[.A3335]-[.B333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3024" calcext:value-type="float">
            <text:p>1500813024</text:p>
          </table:table-cell>
          <table:table-cell office:value-type="float" office:value="1500813017" calcext:value-type="float">
            <text:p>1500813017</text:p>
          </table:table-cell>
          <table:table-cell table:formula="of:=[.A3336]-[.B333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3037" calcext:value-type="float">
            <text:p>1500813037</text:p>
          </table:table-cell>
          <table:table-cell office:value-type="float" office:value="1500813023" calcext:value-type="float">
            <text:p>1500813023</text:p>
          </table:table-cell>
          <table:table-cell table:formula="of:=[.A3337]-[.B333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3052" calcext:value-type="float">
            <text:p>1500813052</text:p>
          </table:table-cell>
          <table:table-cell office:value-type="float" office:value="1500813024" calcext:value-type="float">
            <text:p>1500813024</text:p>
          </table:table-cell>
          <table:table-cell table:formula="of:=[.A3338]-[.B333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3053" calcext:value-type="float">
            <text:p>1500813053</text:p>
          </table:table-cell>
          <table:table-cell office:value-type="float" office:value="1500813037" calcext:value-type="float">
            <text:p>1500813037</text:p>
          </table:table-cell>
          <table:table-cell table:formula="of:=[.A3339]-[.B333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3066" calcext:value-type="float">
            <text:p>1500813066</text:p>
          </table:table-cell>
          <table:table-cell office:value-type="float" office:value="1500813052" calcext:value-type="float">
            <text:p>1500813052</text:p>
          </table:table-cell>
          <table:table-cell table:formula="of:=[.A3340]-[.B334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3067" calcext:value-type="float">
            <text:p>1500813067</text:p>
          </table:table-cell>
          <table:table-cell office:value-type="float" office:value="1500813053" calcext:value-type="float">
            <text:p>1500813053</text:p>
          </table:table-cell>
          <table:table-cell table:formula="of:=[.A3341]-[.B334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3084" calcext:value-type="float">
            <text:p>1500813084</text:p>
          </table:table-cell>
          <table:table-cell office:value-type="float" office:value="1500813066" calcext:value-type="float">
            <text:p>1500813066</text:p>
          </table:table-cell>
          <table:table-cell table:formula="of:=[.A3342]-[.B334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13115" calcext:value-type="float">
            <text:p>1500813115</text:p>
          </table:table-cell>
          <table:table-cell office:value-type="float" office:value="1500813067" calcext:value-type="float">
            <text:p>1500813067</text:p>
          </table:table-cell>
          <table:table-cell table:formula="of:=[.A3343]-[.B3343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3150" calcext:value-type="float">
            <text:p>1500813150</text:p>
          </table:table-cell>
          <table:table-cell office:value-type="float" office:value="1500813084" calcext:value-type="float">
            <text:p>1500813084</text:p>
          </table:table-cell>
          <table:table-cell table:formula="of:=[.A3344]-[.B334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813163" calcext:value-type="float">
            <text:p>1500813163</text:p>
          </table:table-cell>
          <table:table-cell office:value-type="float" office:value="1500813115" calcext:value-type="float">
            <text:p>1500813115</text:p>
          </table:table-cell>
          <table:table-cell table:formula="of:=[.A3345]-[.B334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3185" calcext:value-type="float">
            <text:p>1500813185</text:p>
          </table:table-cell>
          <table:table-cell office:value-type="float" office:value="1500813150" calcext:value-type="float">
            <text:p>1500813150</text:p>
          </table:table-cell>
          <table:table-cell table:formula="of:=[.A3346]-[.B334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3191" calcext:value-type="float">
            <text:p>1500813191</text:p>
          </table:table-cell>
          <table:table-cell office:value-type="float" office:value="1500813163" calcext:value-type="float">
            <text:p>1500813163</text:p>
          </table:table-cell>
          <table:table-cell table:formula="of:=[.A3347]-[.B334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3204" calcext:value-type="float">
            <text:p>1500813204</text:p>
          </table:table-cell>
          <table:table-cell office:value-type="float" office:value="1500813185" calcext:value-type="float">
            <text:p>1500813185</text:p>
          </table:table-cell>
          <table:table-cell table:formula="of:=[.A3348]-[.B33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3228" calcext:value-type="float">
            <text:p>1500813228</text:p>
          </table:table-cell>
          <table:table-cell office:value-type="float" office:value="1500813191" calcext:value-type="float">
            <text:p>1500813191</text:p>
          </table:table-cell>
          <table:table-cell table:formula="of:=[.A3349]-[.B334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13253" calcext:value-type="float">
            <text:p>1500813253</text:p>
          </table:table-cell>
          <table:table-cell office:value-type="float" office:value="1500813204" calcext:value-type="float">
            <text:p>1500813204</text:p>
          </table:table-cell>
          <table:table-cell table:formula="of:=[.A3350]-[.B335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13259" calcext:value-type="float">
            <text:p>1500813259</text:p>
          </table:table-cell>
          <table:table-cell office:value-type="float" office:value="1500813228" calcext:value-type="float">
            <text:p>1500813228</text:p>
          </table:table-cell>
          <table:table-cell table:formula="of:=[.A3351]-[.B335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3264" calcext:value-type="float">
            <text:p>1500813264</text:p>
          </table:table-cell>
          <table:table-cell office:value-type="float" office:value="1500813253" calcext:value-type="float">
            <text:p>1500813253</text:p>
          </table:table-cell>
          <table:table-cell table:formula="of:=[.A3352]-[.B335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3362" calcext:value-type="float">
            <text:p>1500813362</text:p>
          </table:table-cell>
          <table:table-cell office:value-type="float" office:value="1500813259" calcext:value-type="float">
            <text:p>1500813259</text:p>
          </table:table-cell>
          <table:table-cell table:formula="of:=[.A3353]-[.B335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00813405" calcext:value-type="float">
            <text:p>1500813405</text:p>
          </table:table-cell>
          <table:table-cell office:value-type="float" office:value="1500813264" calcext:value-type="float">
            <text:p>1500813264</text:p>
          </table:table-cell>
          <table:table-cell table:formula="of:=[.A3354]-[.B3354]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00815818" calcext:value-type="float">
            <text:p>1500815818</text:p>
          </table:table-cell>
          <table:table-cell office:value-type="float" office:value="1500813362" calcext:value-type="float">
            <text:p>1500813362</text:p>
          </table:table-cell>
          <table:table-cell table:formula="of:=[.A3355]-[.B3355]"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1500816383" calcext:value-type="float">
            <text:p>1500816383</text:p>
          </table:table-cell>
          <table:table-cell office:value-type="float" office:value="1500813405" calcext:value-type="float">
            <text:p>1500813405</text:p>
          </table:table-cell>
          <table:table-cell table:formula="of:=[.A3356]-[.B3356]"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1500816388" calcext:value-type="float">
            <text:p>1500816388</text:p>
          </table:table-cell>
          <table:table-cell office:value-type="float" office:value="1500815818" calcext:value-type="float">
            <text:p>1500815818</text:p>
          </table:table-cell>
          <table:table-cell table:formula="of:=[.A3357]-[.B3357]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500816390" calcext:value-type="float">
            <text:p>1500816390</text:p>
          </table:table-cell>
          <table:table-cell office:value-type="float" office:value="1500816383" calcext:value-type="float">
            <text:p>1500816383</text:p>
          </table:table-cell>
          <table:table-cell table:formula="of:=[.A3358]-[.B335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6426" calcext:value-type="float">
            <text:p>1500816426</text:p>
          </table:table-cell>
          <table:table-cell office:value-type="float" office:value="1500816388" calcext:value-type="float">
            <text:p>1500816388</text:p>
          </table:table-cell>
          <table:table-cell table:formula="of:=[.A3359]-[.B335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16515" calcext:value-type="float">
            <text:p>1500816515</text:p>
          </table:table-cell>
          <table:table-cell office:value-type="float" office:value="1500816390" calcext:value-type="float">
            <text:p>1500816390</text:p>
          </table:table-cell>
          <table:table-cell table:formula="of:=[.A3360]-[.B3360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00816547" calcext:value-type="float">
            <text:p>1500816547</text:p>
          </table:table-cell>
          <table:table-cell office:value-type="float" office:value="1500816426" calcext:value-type="float">
            <text:p>1500816426</text:p>
          </table:table-cell>
          <table:table-cell table:formula="of:=[.A3361]-[.B3361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00816591" calcext:value-type="float">
            <text:p>1500816591</text:p>
          </table:table-cell>
          <table:table-cell office:value-type="float" office:value="1500816515" calcext:value-type="float">
            <text:p>1500816515</text:p>
          </table:table-cell>
          <table:table-cell table:formula="of:=[.A3362]-[.B336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0816599" calcext:value-type="float">
            <text:p>1500816599</text:p>
          </table:table-cell>
          <table:table-cell office:value-type="float" office:value="1500816547" calcext:value-type="float">
            <text:p>1500816547</text:p>
          </table:table-cell>
          <table:table-cell table:formula="of:=[.A3363]-[.B3363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16610" calcext:value-type="float">
            <text:p>1500816610</text:p>
          </table:table-cell>
          <table:table-cell office:value-type="float" office:value="1500816591" calcext:value-type="float">
            <text:p>1500816591</text:p>
          </table:table-cell>
          <table:table-cell table:formula="of:=[.A3364]-[.B336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6694" calcext:value-type="float">
            <text:p>1500816694</text:p>
          </table:table-cell>
          <table:table-cell office:value-type="float" office:value="1500816599" calcext:value-type="float">
            <text:p>1500816599</text:p>
          </table:table-cell>
          <table:table-cell table:formula="of:=[.A3365]-[.B336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0816715" calcext:value-type="float">
            <text:p>1500816715</text:p>
          </table:table-cell>
          <table:table-cell office:value-type="float" office:value="1500816610" calcext:value-type="float">
            <text:p>1500816610</text:p>
          </table:table-cell>
          <table:table-cell table:formula="of:=[.A3366]-[.B3366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00816717" calcext:value-type="float">
            <text:p>1500816717</text:p>
          </table:table-cell>
          <table:table-cell office:value-type="float" office:value="1500816694" calcext:value-type="float">
            <text:p>1500816694</text:p>
          </table:table-cell>
          <table:table-cell table:formula="of:=[.A3367]-[.B336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6723" calcext:value-type="float">
            <text:p>1500816723</text:p>
          </table:table-cell>
          <table:table-cell office:value-type="float" office:value="1500816715" calcext:value-type="float">
            <text:p>1500816715</text:p>
          </table:table-cell>
          <table:table-cell table:formula="of:=[.A3368]-[.B336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6733" calcext:value-type="float">
            <text:p>1500816733</text:p>
          </table:table-cell>
          <table:table-cell office:value-type="float" office:value="1500816717" calcext:value-type="float">
            <text:p>1500816717</text:p>
          </table:table-cell>
          <table:table-cell table:formula="of:=[.A3369]-[.B336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6742" calcext:value-type="float">
            <text:p>1500816742</text:p>
          </table:table-cell>
          <table:table-cell office:value-type="float" office:value="1500816723" calcext:value-type="float">
            <text:p>1500816723</text:p>
          </table:table-cell>
          <table:table-cell table:formula="of:=[.A3370]-[.B337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6754" calcext:value-type="float">
            <text:p>1500816754</text:p>
          </table:table-cell>
          <table:table-cell office:value-type="float" office:value="1500816733" calcext:value-type="float">
            <text:p>1500816733</text:p>
          </table:table-cell>
          <table:table-cell table:formula="of:=[.A3371]-[.B337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6755" calcext:value-type="float">
            <text:p>1500816755</text:p>
          </table:table-cell>
          <table:table-cell office:value-type="float" office:value="1500816742" calcext:value-type="float">
            <text:p>1500816742</text:p>
          </table:table-cell>
          <table:table-cell table:formula="of:=[.A3372]-[.B337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6759" calcext:value-type="float">
            <text:p>1500816759</text:p>
          </table:table-cell>
          <table:table-cell office:value-type="float" office:value="1500816754" calcext:value-type="float">
            <text:p>1500816754</text:p>
          </table:table-cell>
          <table:table-cell table:formula="of:=[.A3373]-[.B337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6790" calcext:value-type="float">
            <text:p>1500816790</text:p>
          </table:table-cell>
          <table:table-cell office:value-type="float" office:value="1500816755" calcext:value-type="float">
            <text:p>1500816755</text:p>
          </table:table-cell>
          <table:table-cell table:formula="of:=[.A3374]-[.B337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6791" calcext:value-type="float">
            <text:p>1500816791</text:p>
          </table:table-cell>
          <table:table-cell office:value-type="float" office:value="1500816759" calcext:value-type="float">
            <text:p>1500816759</text:p>
          </table:table-cell>
          <table:table-cell table:formula="of:=[.A3375]-[.B337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6834" calcext:value-type="float">
            <text:p>1500816834</text:p>
          </table:table-cell>
          <table:table-cell office:value-type="float" office:value="1500816790" calcext:value-type="float">
            <text:p>1500816790</text:p>
          </table:table-cell>
          <table:table-cell table:formula="of:=[.A3376]-[.B337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16843" calcext:value-type="float">
            <text:p>1500816843</text:p>
          </table:table-cell>
          <table:table-cell office:value-type="float" office:value="1500816791" calcext:value-type="float">
            <text:p>1500816791</text:p>
          </table:table-cell>
          <table:table-cell table:formula="of:=[.A3377]-[.B3377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16859" calcext:value-type="float">
            <text:p>1500816859</text:p>
          </table:table-cell>
          <table:table-cell office:value-type="float" office:value="1500816834" calcext:value-type="float">
            <text:p>1500816834</text:p>
          </table:table-cell>
          <table:table-cell table:formula="of:=[.A3378]-[.B337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6886" calcext:value-type="float">
            <text:p>1500816886</text:p>
          </table:table-cell>
          <table:table-cell office:value-type="float" office:value="1500816843" calcext:value-type="float">
            <text:p>1500816843</text:p>
          </table:table-cell>
          <table:table-cell table:formula="of:=[.A3379]-[.B337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16916" calcext:value-type="float">
            <text:p>1500816916</text:p>
          </table:table-cell>
          <table:table-cell office:value-type="float" office:value="1500816859" calcext:value-type="float">
            <text:p>1500816859</text:p>
          </table:table-cell>
          <table:table-cell table:formula="of:=[.A3380]-[.B3380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16963" calcext:value-type="float">
            <text:p>1500816963</text:p>
          </table:table-cell>
          <table:table-cell office:value-type="float" office:value="1500816886" calcext:value-type="float">
            <text:p>1500816886</text:p>
          </table:table-cell>
          <table:table-cell table:formula="of:=[.A3381]-[.B3381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816967" calcext:value-type="float">
            <text:p>1500816967</text:p>
          </table:table-cell>
          <table:table-cell office:value-type="float" office:value="1500816916" calcext:value-type="float">
            <text:p>1500816916</text:p>
          </table:table-cell>
          <table:table-cell table:formula="of:=[.A3382]-[.B3382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16972" calcext:value-type="float">
            <text:p>1500816972</text:p>
          </table:table-cell>
          <table:table-cell office:value-type="float" office:value="1500816963" calcext:value-type="float">
            <text:p>1500816963</text:p>
          </table:table-cell>
          <table:table-cell table:formula="of:=[.A3383]-[.B338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6997" calcext:value-type="float">
            <text:p>1500816997</text:p>
          </table:table-cell>
          <table:table-cell office:value-type="float" office:value="1500816967" calcext:value-type="float">
            <text:p>1500816967</text:p>
          </table:table-cell>
          <table:table-cell table:formula="of:=[.A3384]-[.B338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7030" calcext:value-type="float">
            <text:p>1500817030</text:p>
          </table:table-cell>
          <table:table-cell office:value-type="float" office:value="1500816972" calcext:value-type="float">
            <text:p>1500816972</text:p>
          </table:table-cell>
          <table:table-cell table:formula="of:=[.A3385]-[.B3385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17039" calcext:value-type="float">
            <text:p>1500817039</text:p>
          </table:table-cell>
          <table:table-cell office:value-type="float" office:value="1500816997" calcext:value-type="float">
            <text:p>1500816997</text:p>
          </table:table-cell>
          <table:table-cell table:formula="of:=[.A3386]-[.B338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17054" calcext:value-type="float">
            <text:p>1500817054</text:p>
          </table:table-cell>
          <table:table-cell office:value-type="float" office:value="1500817030" calcext:value-type="float">
            <text:p>1500817030</text:p>
          </table:table-cell>
          <table:table-cell table:formula="of:=[.A3387]-[.B338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17079" calcext:value-type="float">
            <text:p>1500817079</text:p>
          </table:table-cell>
          <table:table-cell office:value-type="float" office:value="1500817039" calcext:value-type="float">
            <text:p>1500817039</text:p>
          </table:table-cell>
          <table:table-cell table:formula="of:=[.A3388]-[.B338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17122" calcext:value-type="float">
            <text:p>1500817122</text:p>
          </table:table-cell>
          <table:table-cell office:value-type="float" office:value="1500817054" calcext:value-type="float">
            <text:p>1500817054</text:p>
          </table:table-cell>
          <table:table-cell table:formula="of:=[.A3389]-[.B3389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817128" calcext:value-type="float">
            <text:p>1500817128</text:p>
          </table:table-cell>
          <table:table-cell office:value-type="float" office:value="1500817079" calcext:value-type="float">
            <text:p>1500817079</text:p>
          </table:table-cell>
          <table:table-cell table:formula="of:=[.A3390]-[.B339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17132" calcext:value-type="float">
            <text:p>1500817132</text:p>
          </table:table-cell>
          <table:table-cell office:value-type="float" office:value="1500817122" calcext:value-type="float">
            <text:p>1500817122</text:p>
          </table:table-cell>
          <table:table-cell table:formula="of:=[.A3391]-[.B339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17142" calcext:value-type="float">
            <text:p>1500817142</text:p>
          </table:table-cell>
          <table:table-cell office:value-type="float" office:value="1500817128" calcext:value-type="float">
            <text:p>1500817128</text:p>
          </table:table-cell>
          <table:table-cell table:formula="of:=[.A3392]-[.B339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7178" calcext:value-type="float">
            <text:p>1500817178</text:p>
          </table:table-cell>
          <table:table-cell office:value-type="float" office:value="1500817132" calcext:value-type="float">
            <text:p>1500817132</text:p>
          </table:table-cell>
          <table:table-cell table:formula="of:=[.A3393]-[.B3393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17184" calcext:value-type="float">
            <text:p>1500817184</text:p>
          </table:table-cell>
          <table:table-cell office:value-type="float" office:value="1500817142" calcext:value-type="float">
            <text:p>1500817142</text:p>
          </table:table-cell>
          <table:table-cell table:formula="of:=[.A3394]-[.B339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17203" calcext:value-type="float">
            <text:p>1500817203</text:p>
          </table:table-cell>
          <table:table-cell office:value-type="float" office:value="1500817178" calcext:value-type="float">
            <text:p>1500817178</text:p>
          </table:table-cell>
          <table:table-cell table:formula="of:=[.A3395]-[.B339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7214" calcext:value-type="float">
            <text:p>1500817214</text:p>
          </table:table-cell>
          <table:table-cell office:value-type="float" office:value="1500817184" calcext:value-type="float">
            <text:p>1500817184</text:p>
          </table:table-cell>
          <table:table-cell table:formula="of:=[.A3396]-[.B339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7237" calcext:value-type="float">
            <text:p>1500817237</text:p>
          </table:table-cell>
          <table:table-cell office:value-type="float" office:value="1500817203" calcext:value-type="float">
            <text:p>1500817203</text:p>
          </table:table-cell>
          <table:table-cell table:formula="of:=[.A3397]-[.B3397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17268" calcext:value-type="float">
            <text:p>1500817268</text:p>
          </table:table-cell>
          <table:table-cell office:value-type="float" office:value="1500817214" calcext:value-type="float">
            <text:p>1500817214</text:p>
          </table:table-cell>
          <table:table-cell table:formula="of:=[.A3398]-[.B339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817281" calcext:value-type="float">
            <text:p>1500817281</text:p>
          </table:table-cell>
          <table:table-cell office:value-type="float" office:value="1500817237" calcext:value-type="float">
            <text:p>1500817237</text:p>
          </table:table-cell>
          <table:table-cell table:formula="of:=[.A3399]-[.B3399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17305" calcext:value-type="float">
            <text:p>1500817305</text:p>
          </table:table-cell>
          <table:table-cell office:value-type="float" office:value="1500817268" calcext:value-type="float">
            <text:p>1500817268</text:p>
          </table:table-cell>
          <table:table-cell table:formula="of:=[.A3400]-[.B340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17313" calcext:value-type="float">
            <text:p>1500817313</text:p>
          </table:table-cell>
          <table:table-cell office:value-type="float" office:value="1500817281" calcext:value-type="float">
            <text:p>1500817281</text:p>
          </table:table-cell>
          <table:table-cell table:formula="of:=[.A3401]-[.B340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7318" calcext:value-type="float">
            <text:p>1500817318</text:p>
          </table:table-cell>
          <table:table-cell office:value-type="float" office:value="1500817305" calcext:value-type="float">
            <text:p>1500817305</text:p>
          </table:table-cell>
          <table:table-cell table:formula="of:=[.A3402]-[.B340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7329" calcext:value-type="float">
            <text:p>1500817329</text:p>
          </table:table-cell>
          <table:table-cell office:value-type="float" office:value="1500817313" calcext:value-type="float">
            <text:p>1500817313</text:p>
          </table:table-cell>
          <table:table-cell table:formula="of:=[.A3403]-[.B340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7333" calcext:value-type="float">
            <text:p>1500817333</text:p>
          </table:table-cell>
          <table:table-cell office:value-type="float" office:value="1500817318" calcext:value-type="float">
            <text:p>1500817318</text:p>
          </table:table-cell>
          <table:table-cell table:formula="of:=[.A3404]-[.B340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17342" calcext:value-type="float">
            <text:p>1500817342</text:p>
          </table:table-cell>
          <table:table-cell office:value-type="float" office:value="1500817329" calcext:value-type="float">
            <text:p>1500817329</text:p>
          </table:table-cell>
          <table:table-cell table:formula="of:=[.A3405]-[.B340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7352" calcext:value-type="float">
            <text:p>1500817352</text:p>
          </table:table-cell>
          <table:table-cell office:value-type="float" office:value="1500817333" calcext:value-type="float">
            <text:p>1500817333</text:p>
          </table:table-cell>
          <table:table-cell table:formula="of:=[.A3406]-[.B340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7366" calcext:value-type="float">
            <text:p>1500817366</text:p>
          </table:table-cell>
          <table:table-cell office:value-type="float" office:value="1500817342" calcext:value-type="float">
            <text:p>1500817342</text:p>
          </table:table-cell>
          <table:table-cell table:formula="of:=[.A3407]-[.B340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17369" calcext:value-type="float">
            <text:p>1500817369</text:p>
          </table:table-cell>
          <table:table-cell office:value-type="float" office:value="1500817352" calcext:value-type="float">
            <text:p>1500817352</text:p>
          </table:table-cell>
          <table:table-cell table:formula="of:=[.A3408]-[.B3408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500817366" calcext:value-type="float">
            <text:p>1500817366</text:p>
          </table:table-cell>
          <table:table-cell table:formula="of:=[.A3409]-[.B3409]" office:value-type="float" office:value="-1500817366" calcext:value-type="float">
            <text:p>-1500817366</text:p>
          </table:table-cell>
        </table:table-row>
        <table:table-row table:style-name="ro1">
          <table:table-cell/>
          <table:table-cell office:value-type="float" office:value="1500817369" calcext:value-type="float">
            <text:p>1500817369</text:p>
          </table:table-cell>
          <table:table-cell table:formula="of:=[.A3410]-[.B3410]" office:value-type="float" office:value="-1500817369" calcext:value-type="float">
            <text:p>-1500817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0:48:57.833285932</meta:creation-date>
    <dc:date>2017-07-23T20:49:43.476665153</dc:date>
    <meta:editing-duration>PT45S</meta:editing-duration>
    <meta:editing-cycles>1</meta:editing-cycles>
    <meta:document-statistic meta:table-count="1" meta:cell-count="10228" meta:object-count="0"/>
    <meta:generator>LibreOffice/5.1.6.2$Linux_X86_64 LibreOffice_project/10m0$Build-2</meta:generator>
  </office:meta>
</office:document-meta>
</file>